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18cm" svg:height="15.353cm" svg:x="12.923cm" svg:y="0.425cm">
            <draw:object draw:notify-on-update-of-ranges="LOGGER01.B2:LOGGER01.B2175 LOGGER01.C1:LOGGER01.C1 LOGGER01.C2:LOGGER01.C21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264.2" calcext:value-type="float">
            <text:p>264.2</text:p>
          </table:table-cell>
          <table:table-cell office:value-type="float" office:value="353.61" calcext:value-type="float">
            <text:p>353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2" calcext:value-type="float">
            <text:p>15892</text:p>
          </table:table-cell>
          <table:table-cell table:formula="of:=[.A3]/1000/(60*60*24)" office:value-type="time" office:time-value="PT00H00M15.892S" calcext:value-type="time">
            <text:p>00:00:16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1892" calcext:value-type="float">
            <text:p>31892</text:p>
          </table:table-cell>
          <table:table-cell table:formula="of:=[.A4]/1000/(60*60*24)" office:value-type="time" office:time-value="PT00H00M31.892S" calcext:value-type="time">
            <text:p>00:00:32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2.33" calcext:value-type="float">
            <text:p>2.33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7892" calcext:value-type="float">
            <text:p>47892</text:p>
          </table:table-cell>
          <table:table-cell table:formula="of:=[.A5]/1000/(60*60*24)" office:value-type="time" office:time-value="PT00H00M47.892S" calcext:value-type="time">
            <text:p>00:00:48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9.46" calcext:value-type="float">
            <text:p>349.46</text:p>
          </table:table-cell>
          <table:table-cell office:value-type="float" office:value="3.5" calcext:value-type="float">
            <text:p>3.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63891" calcext:value-type="float">
            <text:p>63891</text:p>
          </table:table-cell>
          <table:table-cell table:formula="of:=[.A6]/1000/(60*60*24)" office:value-type="time" office:time-value="PT00H01M03.891S" calcext:value-type="time">
            <text:p>00:01:04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4.67" calcext:value-type="float">
            <text:p>4.67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79892" calcext:value-type="float">
            <text:p>79892</text:p>
          </table:table-cell>
          <table:table-cell table:formula="of:=[.A7]/1000/(60*60*24)" office:value-type="time" office:time-value="PT00H01M19.892S" calcext:value-type="time">
            <text:p>00:01:20</text:p>
          </table:table-cell>
          <table:table-cell office:value-type="float" office:value="1.32" calcext:value-type="float">
            <text:p>1.32</text:p>
          </table:table-cell>
          <table:table-cell office:value-type="float" office:value="262" calcext:value-type="float">
            <text:p>262</text:p>
          </table:table-cell>
          <table:table-cell office:value-type="float" office:value="346.42" calcext:value-type="float">
            <text:p>346.42</text:p>
          </table:table-cell>
          <table:table-cell office:value-type="float" office:value="5.83" calcext:value-type="float">
            <text:p>5.83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95892" calcext:value-type="float">
            <text:p>95892</text:p>
          </table:table-cell>
          <table:table-cell table:formula="of:=[.A8]/1000/(60*60*24)" office:value-type="time" office:time-value="PT00H01M35.892S" calcext:value-type="time">
            <text:p>00:01:36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11892" calcext:value-type="float">
            <text:p>111892</text:p>
          </table:table-cell>
          <table:table-cell table:formula="of:=[.A9]/1000/(60*60*24)" office:value-type="time" office:time-value="PT00H01M51.892S" calcext:value-type="time">
            <text:p>00:01:52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7" calcext:value-type="float">
            <text:p>345.87</text:p>
          </table:table-cell>
          <table:table-cell office:value-type="float" office:value="8.16" calcext:value-type="float">
            <text:p>8.16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127892" calcext:value-type="float">
            <text:p>127892</text:p>
          </table:table-cell>
          <table:table-cell table:formula="of:=[.A10]/1000/(60*60*24)" office:value-type="time" office:time-value="PT00H02M07.892S" calcext:value-type="time">
            <text:p>00:02:08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5.47" calcext:value-type="float">
            <text:p>345.47</text:p>
          </table:table-cell>
          <table:table-cell office:value-type="float" office:value="9.32" calcext:value-type="float">
            <text:p>9.32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143892" calcext:value-type="float">
            <text:p>143892</text:p>
          </table:table-cell>
          <table:table-cell table:formula="of:=[.A11]/1000/(60*60*24)" office:value-type="time" office:time-value="PT00H02M23.892S" calcext:value-type="time">
            <text:p>00:02:24</text:p>
          </table:table-cell>
          <table:table-cell office:value-type="float" office:value="1.32" calcext:value-type="float">
            <text:p>1.32</text:p>
          </table:table-cell>
          <table:table-cell office:value-type="float" office:value="261.1" calcext:value-type="float">
            <text:p>261.1</text:p>
          </table:table-cell>
          <table:table-cell office:value-type="float" office:value="345.2" calcext:value-type="float">
            <text:p>345.2</text:p>
          </table:table-cell>
          <table:table-cell office:value-type="float" office:value="10.48" calcext:value-type="float">
            <text:p>10.48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159892" calcext:value-type="float">
            <text:p>159892</text:p>
          </table:table-cell>
          <table:table-cell table:formula="of:=[.A12]/1000/(60*60*24)" office:value-type="time" office:time-value="PT00H02M39.892S" calcext:value-type="time">
            <text:p>00:02:40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11.64" calcext:value-type="float">
            <text:p>11.64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175892" calcext:value-type="float">
            <text:p>175892</text:p>
          </table:table-cell>
          <table:table-cell table:formula="of:=[.A13]/1000/(60*60*24)" office:value-type="time" office:time-value="PT00H02M55.892S" calcext:value-type="time">
            <text:p>00:02:56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12.8" calcext:value-type="float">
            <text:p>12.8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191892" calcext:value-type="float">
            <text:p>191892</text:p>
          </table:table-cell>
          <table:table-cell table:formula="of:=[.A14]/1000/(60*60*24)" office:value-type="time" office:time-value="PT00H03M11.892S" calcext:value-type="time">
            <text:p>00:03:12</text:p>
          </table:table-cell>
          <table:table-cell office:value-type="float" office:value="1.32" calcext:value-type="float">
            <text:p>1.32</text:p>
          </table:table-cell>
          <table:table-cell office:value-type="float" office:value="260.6" calcext:value-type="float">
            <text:p>260.6</text:p>
          </table:table-cell>
          <table:table-cell office:value-type="float" office:value="343.49" calcext:value-type="float">
            <text:p>343.49</text:p>
          </table:table-cell>
          <table:table-cell office:value-type="float" office:value="13.96" calcext:value-type="float">
            <text:p>13.96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float" office:value="207892" calcext:value-type="float">
            <text:p>207892</text:p>
          </table:table-cell>
          <table:table-cell table:formula="of:=[.A15]/1000/(60*60*24)" office:value-type="time" office:time-value="PT00H03M27.892S" calcext:value-type="time">
            <text:p>00:03:28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office:value-type="float" office:value="15.12" calcext:value-type="float">
            <text:p>15.12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223892" calcext:value-type="float">
            <text:p>223892</text:p>
          </table:table-cell>
          <table:table-cell table:formula="of:=[.A16]/1000/(60*60*24)" office:value-type="time" office:time-value="PT00H03M43.892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16.28" calcext:value-type="float">
            <text:p>16.28</text:p>
          </table:table-cell>
          <table:table-cell office:value-type="float" office:value="21.54" calcext:value-type="float">
            <text:p>21.54</text:p>
          </table:table-cell>
        </table:table-row>
        <table:table-row table:style-name="ro1">
          <table:table-cell office:value-type="float" office:value="239892" calcext:value-type="float">
            <text:p>239892</text:p>
          </table:table-cell>
          <table:table-cell table:formula="of:=[.A17]/1000/(60*60*24)" office:value-type="time" office:time-value="PT00H03M59.892S" calcext:value-type="time">
            <text:p>00:04:00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17.43" calcext:value-type="float">
            <text:p>17.43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255892" calcext:value-type="float">
            <text:p>255892</text:p>
          </table:table-cell>
          <table:table-cell table:formula="of:=[.A18]/1000/(60*60*24)" office:value-type="time" office:time-value="PT00H04M15.892S" calcext:value-type="time">
            <text:p>00:04:16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18.59" calcext:value-type="float">
            <text:p>18.59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float" office:value="271892" calcext:value-type="float">
            <text:p>271892</text:p>
          </table:table-cell>
          <table:table-cell table:formula="of:=[.A19]/1000/(60*60*24)" office:value-type="time" office:time-value="PT00H04M31.892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9.74" calcext:value-type="float">
            <text:p>19.7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87891" calcext:value-type="float">
            <text:p>287891</text:p>
          </table:table-cell>
          <table:table-cell table:formula="of:=[.A20]/1000/(60*60*24)" office:value-type="time" office:time-value="PT00H04M47.891S" calcext:value-type="time">
            <text:p>00:04:48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20.9" calcext:value-type="float">
            <text:p>20.9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office:value-type="float" office:value="303892" calcext:value-type="float">
            <text:p>303892</text:p>
          </table:table-cell>
          <table:table-cell table:formula="of:=[.A21]/1000/(60*60*24)" office:value-type="time" office:time-value="PT00H05M03.892S" calcext:value-type="time">
            <text:p>00:05:04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22.05" calcext:value-type="float">
            <text:p>22.05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float" office:value="319892" calcext:value-type="float">
            <text:p>319892</text:p>
          </table:table-cell>
          <table:table-cell table:formula="of:=[.A22]/1000/(60*60*24)" office:value-type="time" office:time-value="PT00H05M19.892S" calcext:value-type="time">
            <text:p>00:05:20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23.2" calcext:value-type="float">
            <text:p>23.2</text:p>
          </table:table-cell>
          <table:table-cell office:value-type="float" office:value="30.64" calcext:value-type="float">
            <text:p>30.64</text:p>
          </table:table-cell>
        </table:table-row>
        <table:table-row table:style-name="ro1">
          <table:table-cell office:value-type="float" office:value="335892" calcext:value-type="float">
            <text:p>335892</text:p>
          </table:table-cell>
          <table:table-cell table:formula="of:=[.A23]/1000/(60*60*24)" office:value-type="time" office:time-value="PT00H05M35.892S" calcext:value-type="time">
            <text:p>00:05:36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24.36" calcext:value-type="float">
            <text:p>24.36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351892" calcext:value-type="float">
            <text:p>351892</text:p>
          </table:table-cell>
          <table:table-cell table:formula="of:=[.A24]/1000/(60*60*24)" office:value-type="time" office:time-value="PT00H05M51.892S" calcext:value-type="time">
            <text:p>00:05:52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25.51" calcext:value-type="float">
            <text:p>25.51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1">
          <table:table-cell office:value-type="float" office:value="367892" calcext:value-type="float">
            <text:p>367892</text:p>
          </table:table-cell>
          <table:table-cell table:formula="of:=[.A25]/1000/(60*60*24)" office:value-type="time" office:time-value="PT00H06M07.892S" calcext:value-type="time">
            <text:p>00:06:08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9.26" calcext:value-type="float">
            <text:p>339.26</text:p>
          </table:table-cell>
          <table:table-cell office:value-type="float" office:value="26.66" calcext:value-type="float">
            <text:p>26.66</text:p>
          </table:table-cell>
          <table:table-cell office:value-type="float" office:value="35.16" calcext:value-type="float">
            <text:p>35.16</text:p>
          </table:table-cell>
        </table:table-row>
        <table:table-row table:style-name="ro1">
          <table:table-cell office:value-type="float" office:value="383892" calcext:value-type="float">
            <text:p>383892</text:p>
          </table:table-cell>
          <table:table-cell table:formula="of:=[.A26]/1000/(60*60*24)" office:value-type="time" office:time-value="PT00H06M23.892S" calcext:value-type="time">
            <text:p>00:06:24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27.81" calcext:value-type="float">
            <text:p>27.81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float" office:value="399892" calcext:value-type="float">
            <text:p>399892</text:p>
          </table:table-cell>
          <table:table-cell table:formula="of:=[.A27]/1000/(60*60*24)" office:value-type="time" office:time-value="PT00H06M39.892S" calcext:value-type="time">
            <text:p>00:06:40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28.96" calcext:value-type="float">
            <text:p>28.96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415892" calcext:value-type="float">
            <text:p>415892</text:p>
          </table:table-cell>
          <table:table-cell table:formula="of:=[.A28]/1000/(60*60*24)" office:value-type="time" office:time-value="PT00H06M55.892S" calcext:value-type="time">
            <text:p>00:06:56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30.11" calcext:value-type="float">
            <text:p>30.11</text:p>
          </table:table-cell>
          <table:table-cell office:value-type="float" office:value="39.68" calcext:value-type="float">
            <text:p>39.68</text:p>
          </table:table-cell>
        </table:table-row>
        <table:table-row table:style-name="ro1">
          <table:table-cell office:value-type="float" office:value="431892" calcext:value-type="float">
            <text:p>431892</text:p>
          </table:table-cell>
          <table:table-cell table:formula="of:=[.A29]/1000/(60*60*24)" office:value-type="time" office:time-value="PT00H07M11.892S" calcext:value-type="time">
            <text:p>00:07:12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8.6" calcext:value-type="float">
            <text:p>338.6</text:p>
          </table:table-cell>
          <table:table-cell office:value-type="float" office:value="31.26" calcext:value-type="float">
            <text:p>31.26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float" office:value="447892" calcext:value-type="float">
            <text:p>447892</text:p>
          </table:table-cell>
          <table:table-cell table:formula="of:=[.A30]/1000/(60*60*24)" office:value-type="time" office:time-value="PT00H07M27.892S" calcext:value-type="time">
            <text:p>00:07:28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.41" calcext:value-type="float">
            <text:p>32.41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float" office:value="463892" calcext:value-type="float">
            <text:p>463892</text:p>
          </table:table-cell>
          <table:table-cell table:formula="of:=[.A31]/1000/(60*60*24)" office:value-type="time" office:time-value="PT00H07M43.892S" calcext:value-type="time">
            <text:p>00:07:44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33.56" calcext:value-type="float">
            <text:p>33.56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1">
          <table:table-cell office:value-type="float" office:value="479892" calcext:value-type="float">
            <text:p>479892</text:p>
          </table:table-cell>
          <table:table-cell table:formula="of:=[.A32]/1000/(60*60*24)" office:value-type="time" office:time-value="PT00H07M59.892S" calcext:value-type="time">
            <text:p>00:08:00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6" calcext:value-type="float">
            <text:p>337.16</text:p>
          </table:table-cell>
          <table:table-cell office:value-type="float" office:value="34.7" calcext:value-type="float">
            <text:p>34.7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float" office:value="495892" calcext:value-type="float">
            <text:p>495892</text:p>
          </table:table-cell>
          <table:table-cell table:formula="of:=[.A33]/1000/(60*60*24)" office:value-type="time" office:time-value="PT00H08M15.892S" calcext:value-type="time">
            <text:p>00:08:16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7" calcext:value-type="float">
            <text:p>335.87</text:p>
          </table:table-cell>
          <table:table-cell office:value-type="float" office:value="35.85" calcext:value-type="float">
            <text:p>35.85</text:p>
          </table:table-cell>
          <table:table-cell office:value-type="float" office:value="47.17" calcext:value-type="float">
            <text:p>47.17</text:p>
          </table:table-cell>
        </table:table-row>
        <table:table-row table:style-name="ro1">
          <table:table-cell office:value-type="float" office:value="511892" calcext:value-type="float">
            <text:p>511892</text:p>
          </table:table-cell>
          <table:table-cell table:formula="of:=[.A34]/1000/(60*60*24)" office:value-type="time" office:time-value="PT00H08M31.892S" calcext:value-type="time">
            <text:p>00:08:32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6" calcext:value-type="float">
            <text:p>335.86</text:p>
          </table:table-cell>
          <table:table-cell office:value-type="float" office:value="37" calcext:value-type="float">
            <text:p>37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527892" calcext:value-type="float">
            <text:p>527892</text:p>
          </table:table-cell>
          <table:table-cell table:formula="of:=[.A35]/1000/(60*60*24)" office:value-type="time" office:time-value="PT00H08M47.892S" calcext:value-type="time">
            <text:p>00:08:48</text:p>
          </table:table-cell>
          <table:table-cell office:value-type="float" office:value="1.31" calcext:value-type="float">
            <text:p>1.31</text:p>
          </table:table-cell>
          <table:table-cell office:value-type="float" office:value="257.8" calcext:value-type="float">
            <text:p>257.8</text:p>
          </table:table-cell>
          <table:table-cell office:value-type="float" office:value="336.63" calcext:value-type="float">
            <text:p>336.63</text:p>
          </table:table-cell>
          <table:table-cell office:value-type="float" office:value="38.14" calcext:value-type="float">
            <text:p>38.14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543892" calcext:value-type="float">
            <text:p>543892</text:p>
          </table:table-cell>
          <table:table-cell table:formula="of:=[.A36]/1000/(60*60*24)" office:value-type="time" office:time-value="PT00H09M03.892S" calcext:value-type="time">
            <text:p>00:09:04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39.29" calcext:value-type="float">
            <text:p>39.29</text:p>
          </table:table-cell>
          <table:table-cell office:value-type="float" office:value="51.65" calcext:value-type="float">
            <text:p>51.65</text:p>
          </table:table-cell>
        </table:table-row>
        <table:table-row table:style-name="ro1">
          <table:table-cell office:value-type="float" office:value="559892" calcext:value-type="float">
            <text:p>559892</text:p>
          </table:table-cell>
          <table:table-cell table:formula="of:=[.A37]/1000/(60*60*24)" office:value-type="time" office:time-value="PT00H09M19.892S" calcext:value-type="time">
            <text:p>00:09:20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40.44" calcext:value-type="float">
            <text:p>40.44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575892" calcext:value-type="float">
            <text:p>575892</text:p>
          </table:table-cell>
          <table:table-cell table:formula="of:=[.A38]/1000/(60*60*24)" office:value-type="time" office:time-value="PT00H09M35.892S" calcext:value-type="time">
            <text:p>00:09:36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6" calcext:value-type="float">
            <text:p>335.46</text:p>
          </table:table-cell>
          <table:table-cell office:value-type="float" office:value="41.58" calcext:value-type="float">
            <text:p>41.58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591892" calcext:value-type="float">
            <text:p>591892</text:p>
          </table:table-cell>
          <table:table-cell table:formula="of:=[.A39]/1000/(60*60*24)" office:value-type="time" office:time-value="PT00H09M51.892S" calcext:value-type="time">
            <text:p>00:09:52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42.72" calcext:value-type="float">
            <text:p>42.72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 office:value-type="float" office:value="607892" calcext:value-type="float">
            <text:p>607892</text:p>
          </table:table-cell>
          <table:table-cell table:formula="of:=[.A40]/1000/(60*60*24)" office:value-type="time" office:time-value="PT00H10M07.892S" calcext:value-type="time">
            <text:p>00:10:08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43.87" calcext:value-type="float">
            <text:p>43.87</text:p>
          </table:table-cell>
          <table:table-cell office:value-type="float" office:value="57.61" calcext:value-type="float">
            <text:p>57.61</text:p>
          </table:table-cell>
        </table:table-row>
        <table:table-row table:style-name="ro1">
          <table:table-cell office:value-type="float" office:value="623892" calcext:value-type="float">
            <text:p>623892</text:p>
          </table:table-cell>
          <table:table-cell table:formula="of:=[.A41]/1000/(60*60*24)" office:value-type="time" office:time-value="PT00H10M23.892S" calcext:value-type="time">
            <text:p>00:10:24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4.94" calcext:value-type="float">
            <text:p>334.94</text:p>
          </table:table-cell>
          <table:table-cell office:value-type="float" office:value="45.01" calcext:value-type="float">
            <text:p>45.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639892" calcext:value-type="float">
            <text:p>639892</text:p>
          </table:table-cell>
          <table:table-cell table:formula="of:=[.A42]/1000/(60*60*24)" office:value-type="time" office:time-value="PT00H10M39.892S" calcext:value-type="time">
            <text:p>00:10:40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46.16" calcext:value-type="float">
            <text:p>46.16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float" office:value="655892" calcext:value-type="float">
            <text:p>655892</text:p>
          </table:table-cell>
          <table:table-cell table:formula="of:=[.A43]/1000/(60*60*24)" office:value-type="time" office:time-value="PT00H10M55.892S" calcext:value-type="time">
            <text:p>00:10:56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4.67" calcext:value-type="float">
            <text:p>334.67</text:p>
          </table:table-cell>
          <table:table-cell office:value-type="float" office:value="47.3" calcext:value-type="float">
            <text:p>47.3</text:p>
          </table:table-cell>
          <table:table-cell office:value-type="float" office:value="62.07" calcext:value-type="float">
            <text:p>62.07</text:p>
          </table:table-cell>
        </table:table-row>
        <table:table-row table:style-name="ro1">
          <table:table-cell office:value-type="float" office:value="671892" calcext:value-type="float">
            <text:p>671892</text:p>
          </table:table-cell>
          <table:table-cell table:formula="of:=[.A44]/1000/(60*60*24)" office:value-type="time" office:time-value="PT00H11M11.892S" calcext:value-type="time">
            <text:p>00:11:12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4.67" calcext:value-type="float">
            <text:p>334.67</text:p>
          </table:table-cell>
          <table:table-cell office:value-type="float" office:value="48.44" calcext:value-type="float">
            <text:p>48.44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687892" calcext:value-type="float">
            <text:p>687892</text:p>
          </table:table-cell>
          <table:table-cell table:formula="of:=[.A45]/1000/(60*60*24)" office:value-type="time" office:time-value="PT00H11M27.892S" calcext:value-type="time">
            <text:p>00:11:28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49.58" calcext:value-type="float">
            <text:p>49.58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703892" calcext:value-type="float">
            <text:p>703892</text:p>
          </table:table-cell>
          <table:table-cell table:formula="of:=[.A46]/1000/(60*60*24)" office:value-type="time" office:time-value="PT00H11M43.892S" calcext:value-type="time">
            <text:p>00:11:44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5" calcext:value-type="float">
            <text:p>333.25</text:p>
          </table:table-cell>
          <table:table-cell office:value-type="float" office:value="50.73" calcext:value-type="float">
            <text:p>50.73</text:p>
          </table:table-cell>
          <table:table-cell office:value-type="float" office:value="66.52" calcext:value-type="float">
            <text:p>66.52</text:p>
          </table:table-cell>
        </table:table-row>
        <table:table-row table:style-name="ro1">
          <table:table-cell office:value-type="float" office:value="719892" calcext:value-type="float">
            <text:p>719892</text:p>
          </table:table-cell>
          <table:table-cell table:formula="of:=[.A47]/1000/(60*60*24)" office:value-type="time" office:time-value="PT00H11M59.892S" calcext:value-type="time">
            <text:p>00:12:00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5" calcext:value-type="float">
            <text:p>333.25</text:p>
          </table:table-cell>
          <table:table-cell office:value-type="float" office:value="51.87" calcext:value-type="float">
            <text:p>51.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5892" calcext:value-type="float">
            <text:p>735892</text:p>
          </table:table-cell>
          <table:table-cell table:formula="of:=[.A48]/1000/(60*60*24)" office:value-type="time" office:time-value="PT00H12M15.892S" calcext:value-type="time">
            <text:p>00:12:16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53.01" calcext:value-type="float">
            <text:p>53.01</text:p>
          </table:table-cell>
          <table:table-cell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751892" calcext:value-type="float">
            <text:p>751892</text:p>
          </table:table-cell>
          <table:table-cell table:formula="of:=[.A49]/1000/(60*60*24)" office:value-type="time" office:time-value="PT00H12M31.892S" calcext:value-type="time">
            <text:p>00:12:32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8" calcext:value-type="float">
            <text:p>332.08</text:p>
          </table:table-cell>
          <table:table-cell office:value-type="float" office:value="54.15" calcext:value-type="float">
            <text:p>54.15</text:p>
          </table:table-cell>
          <table:table-cell office:value-type="float" office:value="70.96" calcext:value-type="float">
            <text:p>70.96</text:p>
          </table:table-cell>
        </table:table-row>
        <table:table-row table:style-name="ro1">
          <table:table-cell office:value-type="float" office:value="767892" calcext:value-type="float">
            <text:p>767892</text:p>
          </table:table-cell>
          <table:table-cell table:formula="of:=[.A50]/1000/(60*60*24)" office:value-type="time" office:time-value="PT00H12M47.892S" calcext:value-type="time">
            <text:p>00:12:48</text:p>
          </table:table-cell>
          <table:table-cell office:value-type="float" office:value="1.29" calcext:value-type="float">
            <text:p>1.29</text:p>
          </table:table-cell>
          <table:table-cell office:value-type="float" office:value="256.6" calcext:value-type="float">
            <text:p>256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55.29" calcext:value-type="float">
            <text:p>55.29</text:p>
          </table:table-cell>
          <table:table-cell office:value-type="float" office:value="72.44" calcext:value-type="float">
            <text:p>72.44</text:p>
          </table:table-cell>
        </table:table-row>
        <table:table-row table:style-name="ro1">
          <table:table-cell office:value-type="float" office:value="783892" calcext:value-type="float">
            <text:p>783892</text:p>
          </table:table-cell>
          <table:table-cell table:formula="of:=[.A51]/1000/(60*60*24)" office:value-type="time" office:time-value="PT00H13M03.892S" calcext:value-type="time">
            <text:p>00:13:04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56.43" calcext:value-type="float">
            <text:p>56.43</text:p>
          </table:table-cell>
          <table:table-cell office:value-type="float" office:value="73.92" calcext:value-type="float">
            <text:p>73.92</text:p>
          </table:table-cell>
        </table:table-row>
        <table:table-row table:style-name="ro1">
          <table:table-cell office:value-type="float" office:value="799892" calcext:value-type="float">
            <text:p>799892</text:p>
          </table:table-cell>
          <table:table-cell table:formula="of:=[.A52]/1000/(60*60*24)" office:value-type="time" office:time-value="PT00H13M19.892S" calcext:value-type="time">
            <text:p>00:13:20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57.57" calcext:value-type="float">
            <text:p>57.57</text:p>
          </table:table-cell>
          <table:table-cell office:value-type="float" office:value="75.39" calcext:value-type="float">
            <text:p>75.39</text:p>
          </table:table-cell>
        </table:table-row>
        <table:table-row table:style-name="ro1">
          <table:table-cell office:value-type="float" office:value="815892" calcext:value-type="float">
            <text:p>815892</text:p>
          </table:table-cell>
          <table:table-cell table:formula="of:=[.A53]/1000/(60*60*24)" office:value-type="time" office:time-value="PT00H13M35.892S" calcext:value-type="time">
            <text:p>00:13:36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58.71" calcext:value-type="float">
            <text:p>58.71</text:p>
          </table:table-cell>
          <table:table-cell office:value-type="float" office:value="76.87" calcext:value-type="float">
            <text:p>76.87</text:p>
          </table:table-cell>
        </table:table-row>
        <table:table-row table:style-name="ro1">
          <table:table-cell office:value-type="float" office:value="831892" calcext:value-type="float">
            <text:p>831892</text:p>
          </table:table-cell>
          <table:table-cell table:formula="of:=[.A54]/1000/(60*60*24)" office:value-type="time" office:time-value="PT00H13M51.892S" calcext:value-type="time">
            <text:p>00:13:52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5" calcext:value-type="float">
            <text:p>331.55</text:p>
          </table:table-cell>
          <table:table-cell office:value-type="float" office:value="59.85" calcext:value-type="float">
            <text:p>59.85</text:p>
          </table:table-cell>
          <table:table-cell office:value-type="float" office:value="78.34" calcext:value-type="float">
            <text:p>78.34</text:p>
          </table:table-cell>
        </table:table-row>
        <table:table-row table:style-name="ro1">
          <table:table-cell office:value-type="float" office:value="847892" calcext:value-type="float">
            <text:p>847892</text:p>
          </table:table-cell>
          <table:table-cell table:formula="of:=[.A55]/1000/(60*60*24)" office:value-type="time" office:time-value="PT00H14M07.892S" calcext:value-type="time">
            <text:p>00:14:08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60.99" calcext:value-type="float">
            <text:p>60.99</text:p>
          </table:table-cell>
          <table:table-cell office:value-type="float" office:value="79.82" calcext:value-type="float">
            <text:p>79.82</text:p>
          </table:table-cell>
        </table:table-row>
        <table:table-row table:style-name="ro1">
          <table:table-cell office:value-type="float" office:value="863892" calcext:value-type="float">
            <text:p>863892</text:p>
          </table:table-cell>
          <table:table-cell table:formula="of:=[.A56]/1000/(60*60*24)" office:value-type="time" office:time-value="PT00H14M23.892S" calcext:value-type="time">
            <text:p>00:14:24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62.12" calcext:value-type="float">
            <text:p>62.12</text:p>
          </table:table-cell>
          <table:table-cell office:value-type="float" office:value="81.29" calcext:value-type="float">
            <text:p>81.29</text:p>
          </table:table-cell>
        </table:table-row>
        <table:table-row table:style-name="ro1">
          <table:table-cell office:value-type="float" office:value="879892" calcext:value-type="float">
            <text:p>879892</text:p>
          </table:table-cell>
          <table:table-cell table:formula="of:=[.A57]/1000/(60*60*24)" office:value-type="time" office:time-value="PT00H14M39.892S" calcext:value-type="time">
            <text:p>00:14:40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63.26" calcext:value-type="float">
            <text:p>63.26</text:p>
          </table:table-cell>
          <table:table-cell office:value-type="float" office:value="82.76" calcext:value-type="float">
            <text:p>82.76</text:p>
          </table:table-cell>
        </table:table-row>
        <table:table-row table:style-name="ro1">
          <table:table-cell office:value-type="float" office:value="895892" calcext:value-type="float">
            <text:p>895892</text:p>
          </table:table-cell>
          <table:table-cell table:formula="of:=[.A58]/1000/(60*60*24)" office:value-type="time" office:time-value="PT00H14M55.892S" calcext:value-type="time">
            <text:p>00:14:56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64.4" calcext:value-type="float">
            <text:p>64.4</text:p>
          </table:table-cell>
          <table:table-cell office:value-type="float" office:value="84.23" calcext:value-type="float">
            <text:p>84.23</text:p>
          </table:table-cell>
        </table:table-row>
        <table:table-row table:style-name="ro1">
          <table:table-cell office:value-type="float" office:value="911892" calcext:value-type="float">
            <text:p>911892</text:p>
          </table:table-cell>
          <table:table-cell table:formula="of:=[.A59]/1000/(60*60*24)" office:value-type="time" office:time-value="PT00H15M11.892S" calcext:value-type="time">
            <text:p>00:15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65.54" calcext:value-type="float">
            <text:p>65.54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float" office:value="927892" calcext:value-type="float">
            <text:p>927892</text:p>
          </table:table-cell>
          <table:table-cell table:formula="of:=[.A60]/1000/(60*60*24)" office:value-type="time" office:time-value="PT00H15M27.892S" calcext:value-type="time">
            <text:p>00:15:28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66.67" calcext:value-type="float">
            <text:p>66.67</text:p>
          </table:table-cell>
          <table:table-cell office:value-type="float" office:value="87.18" calcext:value-type="float">
            <text:p>87.18</text:p>
          </table:table-cell>
        </table:table-row>
        <table:table-row table:style-name="ro1">
          <table:table-cell office:value-type="float" office:value="943892" calcext:value-type="float">
            <text:p>943892</text:p>
          </table:table-cell>
          <table:table-cell table:formula="of:=[.A61]/1000/(60*60*24)" office:value-type="time" office:time-value="PT00H15M43.892S" calcext:value-type="time">
            <text:p>00:15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67.81" calcext:value-type="float">
            <text:p>67.81</text:p>
          </table:table-cell>
          <table:table-cell office:value-type="float" office:value="88.64" calcext:value-type="float">
            <text:p>88.64</text:p>
          </table:table-cell>
        </table:table-row>
        <table:table-row table:style-name="ro1">
          <table:table-cell office:value-type="float" office:value="959892" calcext:value-type="float">
            <text:p>959892</text:p>
          </table:table-cell>
          <table:table-cell table:formula="of:=[.A62]/1000/(60*60*24)" office:value-type="time" office:time-value="PT00H15M59.892S" calcext:value-type="time">
            <text:p>00:16:00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68.95" calcext:value-type="float">
            <text:p>68.95</text:p>
          </table:table-cell>
          <table:table-cell office:value-type="float" office:value="90.11" calcext:value-type="float">
            <text:p>90.11</text:p>
          </table:table-cell>
        </table:table-row>
        <table:table-row table:style-name="ro1">
          <table:table-cell office:value-type="float" office:value="975892" calcext:value-type="float">
            <text:p>975892</text:p>
          </table:table-cell>
          <table:table-cell table:formula="of:=[.A63]/1000/(60*60*24)" office:value-type="time" office:time-value="PT00H16M15.892S" calcext:value-type="time">
            <text:p>00:16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70.08" calcext:value-type="float">
            <text:p>70.08</text:p>
          </table:table-cell>
          <table:table-cell office:value-type="float" office:value="91.58" calcext:value-type="float">
            <text:p>91.58</text:p>
          </table:table-cell>
        </table:table-row>
        <table:table-row table:style-name="ro1">
          <table:table-cell office:value-type="float" office:value="991892" calcext:value-type="float">
            <text:p>991892</text:p>
          </table:table-cell>
          <table:table-cell table:formula="of:=[.A64]/1000/(60*60*24)" office:value-type="time" office:time-value="PT00H16M31.892S" calcext:value-type="time">
            <text:p>00:16:32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30.5" calcext:value-type="float">
            <text:p>330.5</text:p>
          </table:table-cell>
          <table:table-cell office:value-type="float" office:value="71.22" calcext:value-type="float">
            <text:p>71.22</text:p>
          </table:table-cell>
          <table:table-cell office:value-type="float" office:value="93.05" calcext:value-type="float">
            <text:p>93.05</text:p>
          </table:table-cell>
        </table:table-row>
        <table:table-row table:style-name="ro1">
          <table:table-cell office:value-type="float" office:value="1007892" calcext:value-type="float">
            <text:p>1007892</text:p>
          </table:table-cell>
          <table:table-cell table:formula="of:=[.A65]/1000/(60*60*24)" office:value-type="time" office:time-value="PT00H16M47.892S" calcext:value-type="time">
            <text:p>00:16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72.35" calcext:value-type="float">
            <text:p>72.35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1023892" calcext:value-type="float">
            <text:p>1023892</text:p>
          </table:table-cell>
          <table:table-cell table:formula="of:=[.A66]/1000/(60*60*24)" office:value-type="time" office:time-value="PT00H17M03.892S" calcext:value-type="time">
            <text:p>00:17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73.49" calcext:value-type="float">
            <text:p>73.49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1039892" calcext:value-type="float">
            <text:p>1039892</text:p>
          </table:table-cell>
          <table:table-cell table:formula="of:=[.A67]/1000/(60*60*24)" office:value-type="time" office:time-value="PT00H17M19.892S" calcext:value-type="time">
            <text:p>00:17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74.62" calcext:value-type="float">
            <text:p>74.62</text:p>
          </table:table-cell>
          <table:table-cell office:value-type="float" office:value="97.44" calcext:value-type="float">
            <text:p>97.44</text:p>
          </table:table-cell>
        </table:table-row>
        <table:table-row table:style-name="ro1">
          <table:table-cell office:value-type="float" office:value="1055892" calcext:value-type="float">
            <text:p>1055892</text:p>
          </table:table-cell>
          <table:table-cell table:formula="of:=[.A68]/1000/(60*60*24)" office:value-type="time" office:time-value="PT00H17M35.892S" calcext:value-type="time">
            <text:p>00:17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75.76" calcext:value-type="float">
            <text:p>75.7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1071892" calcext:value-type="float">
            <text:p>1071892</text:p>
          </table:table-cell>
          <table:table-cell table:formula="of:=[.A69]/1000/(60*60*24)" office:value-type="time" office:time-value="PT00H17M51.892S" calcext:value-type="time">
            <text:p>00:17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6" calcext:value-type="float">
            <text:p>328.96</text:p>
          </table:table-cell>
          <table:table-cell office:value-type="float" office:value="76.89" calcext:value-type="float">
            <text:p>76.89</text:p>
          </table:table-cell>
          <table:table-cell office:value-type="float" office:value="100.36" calcext:value-type="float">
            <text:p>100.36</text:p>
          </table:table-cell>
        </table:table-row>
        <table:table-row table:style-name="ro1">
          <table:table-cell office:value-type="float" office:value="1087892" calcext:value-type="float">
            <text:p>1087892</text:p>
          </table:table-cell>
          <table:table-cell table:formula="of:=[.A70]/1000/(60*60*24)" office:value-type="time" office:time-value="PT00H18M07.892S" calcext:value-type="time">
            <text:p>00:18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78.03" calcext:value-type="float">
            <text:p>78.03</text:p>
          </table:table-cell>
          <table:table-cell office:value-type="float" office:value="101.83" calcext:value-type="float">
            <text:p>101.83</text:p>
          </table:table-cell>
        </table:table-row>
        <table:table-row table:style-name="ro1">
          <table:table-cell office:value-type="float" office:value="1103892" calcext:value-type="float">
            <text:p>1103892</text:p>
          </table:table-cell>
          <table:table-cell table:formula="of:=[.A71]/1000/(60*60*24)" office:value-type="time" office:time-value="PT00H18M23.892S" calcext:value-type="time">
            <text:p>00:18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79.16" calcext:value-type="float">
            <text:p>79.16</text:p>
          </table:table-cell>
          <table:table-cell office:value-type="float" office:value="103.29" calcext:value-type="float">
            <text:p>103.29</text:p>
          </table:table-cell>
        </table:table-row>
        <table:table-row table:style-name="ro1">
          <table:table-cell office:value-type="float" office:value="1119892" calcext:value-type="float">
            <text:p>1119892</text:p>
          </table:table-cell>
          <table:table-cell table:formula="of:=[.A72]/1000/(60*60*24)" office:value-type="time" office:time-value="PT00H18M39.892S" calcext:value-type="time">
            <text:p>00:18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80.29" calcext:value-type="float">
            <text:p>80.29</text:p>
          </table:table-cell>
          <table:table-cell office:value-type="float" office:value="104.75" calcext:value-type="float">
            <text:p>104.75</text:p>
          </table:table-cell>
        </table:table-row>
        <table:table-row table:style-name="ro1">
          <table:table-cell office:value-type="float" office:value="1135892" calcext:value-type="float">
            <text:p>1135892</text:p>
          </table:table-cell>
          <table:table-cell table:formula="of:=[.A73]/1000/(60*60*24)" office:value-type="time" office:time-value="PT00H18M55.892S" calcext:value-type="time">
            <text:p>00:18:56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81.43" calcext:value-type="float">
            <text:p>81.43</text:p>
          </table:table-cell>
          <table:table-cell office:value-type="float" office:value="106.21" calcext:value-type="float">
            <text:p>106.21</text:p>
          </table:table-cell>
        </table:table-row>
        <table:table-row table:style-name="ro1">
          <table:table-cell office:value-type="float" office:value="1151892" calcext:value-type="float">
            <text:p>1151892</text:p>
          </table:table-cell>
          <table:table-cell table:formula="of:=[.A74]/1000/(60*60*24)" office:value-type="time" office:time-value="PT00H19M11.892S" calcext:value-type="time">
            <text:p>00:19:12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82.56" calcext:value-type="float">
            <text:p>82.56</text:p>
          </table:table-cell>
          <table:table-cell office:value-type="float" office:value="107.66" calcext:value-type="float">
            <text:p>107.66</text:p>
          </table:table-cell>
        </table:table-row>
        <table:table-row table:style-name="ro1">
          <table:table-cell office:value-type="float" office:value="1167892" calcext:value-type="float">
            <text:p>1167892</text:p>
          </table:table-cell>
          <table:table-cell table:formula="of:=[.A75]/1000/(60*60*24)" office:value-type="time" office:time-value="PT00H19M27.892S" calcext:value-type="time">
            <text:p>00:19:28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83.69" calcext:value-type="float">
            <text:p>83.69</text:p>
          </table:table-cell>
          <table:table-cell office:value-type="float" office:value="109.12" calcext:value-type="float">
            <text:p>109.12</text:p>
          </table:table-cell>
        </table:table-row>
        <table:table-row table:style-name="ro1">
          <table:table-cell office:value-type="float" office:value="1183892" calcext:value-type="float">
            <text:p>1183892</text:p>
          </table:table-cell>
          <table:table-cell table:formula="of:=[.A76]/1000/(60*60*24)" office:value-type="time" office:time-value="PT00H19M43.892S" calcext:value-type="time">
            <text:p>00:19:44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84.83" calcext:value-type="float">
            <text:p>84.83</text:p>
          </table:table-cell>
          <table:table-cell office:value-type="float" office:value="110.58" calcext:value-type="float">
            <text:p>110.58</text:p>
          </table:table-cell>
        </table:table-row>
        <table:table-row table:style-name="ro1">
          <table:table-cell office:value-type="float" office:value="1199892" calcext:value-type="float">
            <text:p>1199892</text:p>
          </table:table-cell>
          <table:table-cell table:formula="of:=[.A77]/1000/(60*60*24)" office:value-type="time" office:time-value="PT00H19M59.892S" calcext:value-type="time">
            <text:p>00:20:00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85.96" calcext:value-type="float">
            <text:p>85.96</text:p>
          </table:table-cell>
          <table:table-cell office:value-type="float" office:value="112.03" calcext:value-type="float">
            <text:p>112.03</text:p>
          </table:table-cell>
        </table:table-row>
        <table:table-row table:style-name="ro1">
          <table:table-cell office:value-type="float" office:value="1215892" calcext:value-type="float">
            <text:p>1215892</text:p>
          </table:table-cell>
          <table:table-cell table:formula="of:=[.A78]/1000/(60*60*24)" office:value-type="time" office:time-value="PT00H20M15.892S" calcext:value-type="time">
            <text:p>00:20:16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87.09" calcext:value-type="float">
            <text:p>87.09</text:p>
          </table:table-cell>
          <table:table-cell office:value-type="float" office:value="113.49" calcext:value-type="float">
            <text:p>113.49</text:p>
          </table:table-cell>
        </table:table-row>
        <table:table-row table:style-name="ro1">
          <table:table-cell office:value-type="float" office:value="1231892" calcext:value-type="float">
            <text:p>1231892</text:p>
          </table:table-cell>
          <table:table-cell table:formula="of:=[.A79]/1000/(60*60*24)" office:value-type="time" office:time-value="PT00H20M31.892S" calcext:value-type="time">
            <text:p>00:20:32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88.22" calcext:value-type="float">
            <text:p>88.22</text:p>
          </table:table-cell>
          <table:table-cell office:value-type="float" office:value="114.94" calcext:value-type="float">
            <text:p>114.94</text:p>
          </table:table-cell>
        </table:table-row>
        <table:table-row table:style-name="ro1">
          <table:table-cell office:value-type="float" office:value="1247892" calcext:value-type="float">
            <text:p>1247892</text:p>
          </table:table-cell>
          <table:table-cell table:formula="of:=[.A80]/1000/(60*60*24)" office:value-type="time" office:time-value="PT00H20M47.892S" calcext:value-type="time">
            <text:p>00:20:48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89.35" calcext:value-type="float">
            <text:p>89.35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1263892" calcext:value-type="float">
            <text:p>1263892</text:p>
          </table:table-cell>
          <table:table-cell table:formula="of:=[.A81]/1000/(60*60*24)" office:value-type="time" office:time-value="PT00H21M03.892S" calcext:value-type="time">
            <text:p>00:21:04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90.48" calcext:value-type="float">
            <text:p>90.48</text:p>
          </table:table-cell>
          <table:table-cell office:value-type="float" office:value="117.85" calcext:value-type="float">
            <text:p>117.85</text:p>
          </table:table-cell>
        </table:table-row>
        <table:table-row table:style-name="ro1">
          <table:table-cell office:value-type="float" office:value="1279892" calcext:value-type="float">
            <text:p>1279892</text:p>
          </table:table-cell>
          <table:table-cell table:formula="of:=[.A82]/1000/(60*60*24)" office:value-type="time" office:time-value="PT00H21M19.892S" calcext:value-type="time">
            <text:p>00:21:20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91.61" calcext:value-type="float">
            <text:p>91.61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float" office:value="1295892" calcext:value-type="float">
            <text:p>1295892</text:p>
          </table:table-cell>
          <table:table-cell table:formula="of:=[.A83]/1000/(60*60*24)" office:value-type="time" office:time-value="PT00H21M35.892S" calcext:value-type="time">
            <text:p>00:21:36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1" calcext:value-type="float">
            <text:p>327.01</text:p>
          </table:table-cell>
          <table:table-cell office:value-type="float" office:value="92.74" calcext:value-type="float">
            <text:p>92.74</text:p>
          </table:table-cell>
          <table:table-cell office:value-type="float" office:value="120.76" calcext:value-type="float">
            <text:p>120.76</text:p>
          </table:table-cell>
        </table:table-row>
        <table:table-row table:style-name="ro1">
          <table:table-cell office:value-type="float" office:value="1311892" calcext:value-type="float">
            <text:p>1311892</text:p>
          </table:table-cell>
          <table:table-cell table:formula="of:=[.A84]/1000/(60*60*24)" office:value-type="time" office:time-value="PT00H21M51.892S" calcext:value-type="time">
            <text:p>00:21:52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93.87" calcext:value-type="float">
            <text:p>93.87</text:p>
          </table:table-cell>
          <table:table-cell office:value-type="float" office:value="122.21" calcext:value-type="float">
            <text:p>122.21</text:p>
          </table:table-cell>
        </table:table-row>
        <table:table-row table:style-name="ro1">
          <table:table-cell office:value-type="float" office:value="1327892" calcext:value-type="float">
            <text:p>1327892</text:p>
          </table:table-cell>
          <table:table-cell table:formula="of:=[.A85]/1000/(60*60*24)" office:value-type="time" office:time-value="PT00H22M07.892S" calcext:value-type="time">
            <text:p>00:2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95" calcext:value-type="float">
            <text:p>95</text:p>
          </table:table-cell>
          <table:table-cell office:value-type="float" office:value="123.66" calcext:value-type="float">
            <text:p>123.66</text:p>
          </table:table-cell>
        </table:table-row>
        <table:table-row table:style-name="ro1">
          <table:table-cell office:value-type="float" office:value="1343892" calcext:value-type="float">
            <text:p>1343892</text:p>
          </table:table-cell>
          <table:table-cell table:formula="of:=[.A86]/1000/(60*60*24)" office:value-type="time" office:time-value="PT00H22M23.892S" calcext:value-type="time">
            <text:p>00:2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3" calcext:value-type="float">
            <text:p>326.63</text:p>
          </table:table-cell>
          <table:table-cell office:value-type="float" office:value="96.13" calcext:value-type="float">
            <text:p>96.13</text:p>
          </table:table-cell>
          <table:table-cell office:value-type="float" office:value="125.11" calcext:value-type="float">
            <text:p>125.11</text:p>
          </table:table-cell>
        </table:table-row>
        <table:table-row table:style-name="ro1">
          <table:table-cell office:value-type="float" office:value="1359892" calcext:value-type="float">
            <text:p>1359892</text:p>
          </table:table-cell>
          <table:table-cell table:formula="of:=[.A87]/1000/(60*60*24)" office:value-type="time" office:time-value="PT00H22M39.892S" calcext:value-type="time">
            <text:p>00:22:40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97.26" calcext:value-type="float">
            <text:p>97.26</text:p>
          </table:table-cell>
          <table:table-cell office:value-type="float" office:value="126.56" calcext:value-type="float">
            <text:p>126.56</text:p>
          </table:table-cell>
        </table:table-row>
        <table:table-row table:style-name="ro1">
          <table:table-cell office:value-type="float" office:value="1375892" calcext:value-type="float">
            <text:p>1375892</text:p>
          </table:table-cell>
          <table:table-cell table:formula="of:=[.A88]/1000/(60*60*24)" office:value-type="time" office:time-value="PT00H22M55.892S" calcext:value-type="time">
            <text:p>00:2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98.39" calcext:value-type="float">
            <text:p>98.39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391892" calcext:value-type="float">
            <text:p>1391892</text:p>
          </table:table-cell>
          <table:table-cell table:formula="of:=[.A89]/1000/(60*60*24)" office:value-type="time" office:time-value="PT00H23M11.892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4" calcext:value-type="float">
            <text:p>254</text:p>
          </table:table-cell>
          <table:table-cell office:value-type="float" office:value="326.49" calcext:value-type="float">
            <text:p>326.49</text:p>
          </table:table-cell>
          <table:table-cell office:value-type="float" office:value="99.52" calcext:value-type="float">
            <text:p>99.52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float" office:value="1407892" calcext:value-type="float">
            <text:p>1407892</text:p>
          </table:table-cell>
          <table:table-cell table:formula="of:=[.A90]/1000/(60*60*24)" office:value-type="time" office:time-value="PT00H23M27.892S" calcext:value-type="time">
            <text:p>00:2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3.9" calcext:value-type="float">
            <text:p>253.9</text:p>
          </table:table-cell>
          <table:table-cell office:value-type="float" office:value="326.36" calcext:value-type="float">
            <text:p>326.36</text:p>
          </table:table-cell>
          <table:table-cell office:value-type="float" office:value="100.65" calcext:value-type="float">
            <text:p>100.65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1423892" calcext:value-type="float">
            <text:p>1423892</text:p>
          </table:table-cell>
          <table:table-cell table:formula="of:=[.A91]/1000/(60*60*24)" office:value-type="time" office:time-value="PT00H23M43.892S" calcext:value-type="time">
            <text:p>00:23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01.78" calcext:value-type="float">
            <text:p>101.78</text:p>
          </table:table-cell>
          <table:table-cell office:value-type="float" office:value="132.35" calcext:value-type="float">
            <text:p>132.35</text:p>
          </table:table-cell>
        </table:table-row>
        <table:table-row table:style-name="ro1">
          <table:table-cell office:value-type="float" office:value="1439892" calcext:value-type="float">
            <text:p>1439892</text:p>
          </table:table-cell>
          <table:table-cell table:formula="of:=[.A92]/1000/(60*60*24)" office:value-type="time" office:time-value="PT00H23M59.892S" calcext:value-type="time">
            <text:p>00:24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02.91" calcext:value-type="float">
            <text:p>102.91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1">
          <table:table-cell office:value-type="float" office:value="1455892" calcext:value-type="float">
            <text:p>1455892</text:p>
          </table:table-cell>
          <table:table-cell table:formula="of:=[.A93]/1000/(60*60*24)" office:value-type="time" office:time-value="PT00H24M15.892S" calcext:value-type="time">
            <text:p>00:24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04.03" calcext:value-type="float">
            <text:p>104.03</text:p>
          </table:table-cell>
          <table:table-cell office:value-type="float" office:value="135.24" calcext:value-type="float">
            <text:p>135.24</text:p>
          </table:table-cell>
        </table:table-row>
        <table:table-row table:style-name="ro1">
          <table:table-cell office:value-type="float" office:value="1471892" calcext:value-type="float">
            <text:p>1471892</text:p>
          </table:table-cell>
          <table:table-cell table:formula="of:=[.A94]/1000/(60*60*24)" office:value-type="time" office:time-value="PT00H24M31.892S" calcext:value-type="time">
            <text:p>00:24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05.16" calcext:value-type="float">
            <text:p>105.16</text:p>
          </table:table-cell>
          <table:table-cell office:value-type="float" office:value="136.69" calcext:value-type="float">
            <text:p>136.69</text:p>
          </table:table-cell>
        </table:table-row>
        <table:table-row table:style-name="ro1">
          <table:table-cell office:value-type="float" office:value="1487892" calcext:value-type="float">
            <text:p>1487892</text:p>
          </table:table-cell>
          <table:table-cell table:formula="of:=[.A95]/1000/(60*60*24)" office:value-type="time" office:time-value="PT00H24M47.892S" calcext:value-type="time">
            <text:p>00:24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06.29" calcext:value-type="float">
            <text:p>106.29</text:p>
          </table:table-cell>
          <table:table-cell office:value-type="float" office:value="138.13" calcext:value-type="float">
            <text:p>138.13</text:p>
          </table:table-cell>
        </table:table-row>
        <table:table-row table:style-name="ro1">
          <table:table-cell office:value-type="float" office:value="1503892" calcext:value-type="float">
            <text:p>1503892</text:p>
          </table:table-cell>
          <table:table-cell table:formula="of:=[.A96]/1000/(60*60*24)" office:value-type="time" office:time-value="PT00H25M03.892S" calcext:value-type="time">
            <text:p>00:25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6" calcext:value-type="float">
            <text:p>324.96</text:p>
          </table:table-cell>
          <table:table-cell office:value-type="float" office:value="107.42" calcext:value-type="float">
            <text:p>107.42</text:p>
          </table:table-cell>
          <table:table-cell office:value-type="float" office:value="139.58" calcext:value-type="float">
            <text:p>139.58</text:p>
          </table:table-cell>
        </table:table-row>
        <table:table-row table:style-name="ro1">
          <table:table-cell office:value-type="float" office:value="1519892" calcext:value-type="float">
            <text:p>1519892</text:p>
          </table:table-cell>
          <table:table-cell table:formula="of:=[.A97]/1000/(60*60*24)" office:value-type="time" office:time-value="PT00H25M19.892S" calcext:value-type="time">
            <text:p>00:25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08.54" calcext:value-type="float">
            <text:p>108.54</text:p>
          </table:table-cell>
          <table:table-cell office:value-type="float" office:value="141.02" calcext:value-type="float">
            <text:p>141.02</text:p>
          </table:table-cell>
        </table:table-row>
        <table:table-row table:style-name="ro1">
          <table:table-cell office:value-type="float" office:value="1535892" calcext:value-type="float">
            <text:p>1535892</text:p>
          </table:table-cell>
          <table:table-cell table:formula="of:=[.A98]/1000/(60*60*24)" office:value-type="time" office:time-value="PT00H25M35.892S" calcext:value-type="time">
            <text:p>00:25:36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09.67" calcext:value-type="float">
            <text:p>109.67</text:p>
          </table:table-cell>
          <table:table-cell office:value-type="float" office:value="142.46" calcext:value-type="float">
            <text:p>142.46</text:p>
          </table:table-cell>
        </table:table-row>
        <table:table-row table:style-name="ro1">
          <table:table-cell office:value-type="float" office:value="1551892" calcext:value-type="float">
            <text:p>1551892</text:p>
          </table:table-cell>
          <table:table-cell table:formula="of:=[.A99]/1000/(60*60*24)" office:value-type="time" office:time-value="PT00H25M51.892S" calcext:value-type="time">
            <text:p>00:25:52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110.8" calcext:value-type="float">
            <text:p>110.8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1">
          <table:table-cell office:value-type="float" office:value="1567892" calcext:value-type="float">
            <text:p>1567892</text:p>
          </table:table-cell>
          <table:table-cell table:formula="of:=[.A100]/1000/(60*60*24)" office:value-type="time" office:time-value="PT00H26M07.892S" calcext:value-type="time">
            <text:p>00:26:08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111.92" calcext:value-type="float">
            <text:p>111.92</text:p>
          </table:table-cell>
          <table:table-cell office:value-type="float" office:value="145.35" calcext:value-type="float">
            <text:p>145.35</text:p>
          </table:table-cell>
        </table:table-row>
        <table:table-row table:style-name="ro1">
          <table:table-cell office:value-type="float" office:value="1583892" calcext:value-type="float">
            <text:p>1583892</text:p>
          </table:table-cell>
          <table:table-cell table:formula="of:=[.A101]/1000/(60*60*24)" office:value-type="time" office:time-value="PT00H26M23.892S" calcext:value-type="time">
            <text:p>00:26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6" calcext:value-type="float">
            <text:p>324.5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46.79" calcext:value-type="float">
            <text:p>146.79</text:p>
          </table:table-cell>
        </table:table-row>
        <table:table-row table:style-name="ro1">
          <table:table-cell office:value-type="float" office:value="1599892" calcext:value-type="float">
            <text:p>1599892</text:p>
          </table:table-cell>
          <table:table-cell table:formula="of:=[.A102]/1000/(60*60*24)" office:value-type="time" office:time-value="PT00H26M39.892S" calcext:value-type="time">
            <text:p>00:26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14.17" calcext:value-type="float">
            <text:p>114.17</text:p>
          </table:table-cell>
          <table:table-cell office:value-type="float" office:value="148.23" calcext:value-type="float">
            <text:p>148.23</text:p>
          </table:table-cell>
        </table:table-row>
        <table:table-row table:style-name="ro1">
          <table:table-cell office:value-type="float" office:value="1615892" calcext:value-type="float">
            <text:p>1615892</text:p>
          </table:table-cell>
          <table:table-cell table:formula="of:=[.A103]/1000/(60*60*24)" office:value-type="time" office:time-value="PT00H26M55.892S" calcext:value-type="time">
            <text:p>00:26:56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15.3" calcext:value-type="float">
            <text:p>115.3</text:p>
          </table:table-cell>
          <table:table-cell office:value-type="float" office:value="149.67" calcext:value-type="float">
            <text:p>149.67</text:p>
          </table:table-cell>
        </table:table-row>
        <table:table-row table:style-name="ro1">
          <table:table-cell office:value-type="float" office:value="1631892" calcext:value-type="float">
            <text:p>1631892</text:p>
          </table:table-cell>
          <table:table-cell table:formula="of:=[.A104]/1000/(60*60*24)" office:value-type="time" office:time-value="PT00H27M11.892S" calcext:value-type="time">
            <text:p>00:27:12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16.43" calcext:value-type="float">
            <text:p>116.43</text:p>
          </table:table-cell>
          <table:table-cell office:value-type="float" office:value="151.11" calcext:value-type="float">
            <text:p>151.11</text:p>
          </table:table-cell>
        </table:table-row>
        <table:table-row table:style-name="ro1">
          <table:table-cell office:value-type="float" office:value="1647892" calcext:value-type="float">
            <text:p>1647892</text:p>
          </table:table-cell>
          <table:table-cell table:formula="of:=[.A105]/1000/(60*60*24)" office:value-type="time" office:time-value="PT00H27M27.892S" calcext:value-type="time">
            <text:p>00:27:28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52.54" calcext:value-type="float">
            <text:p>152.54</text:p>
          </table:table-cell>
        </table:table-row>
        <table:table-row table:style-name="ro1">
          <table:table-cell office:value-type="float" office:value="1663892" calcext:value-type="float">
            <text:p>1663892</text:p>
          </table:table-cell>
          <table:table-cell table:formula="of:=[.A106]/1000/(60*60*24)" office:value-type="time" office:time-value="PT00H27M43.892S" calcext:value-type="time">
            <text:p>00:27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18.68" calcext:value-type="float">
            <text:p>118.68</text:p>
          </table:table-cell>
          <table:table-cell office:value-type="float" office:value="153.98" calcext:value-type="float">
            <text:p>153.98</text:p>
          </table:table-cell>
        </table:table-row>
        <table:table-row table:style-name="ro1">
          <table:table-cell office:value-type="float" office:value="1679892" calcext:value-type="float">
            <text:p>1679892</text:p>
          </table:table-cell>
          <table:table-cell table:formula="of:=[.A107]/1000/(60*60*24)" office:value-type="time" office:time-value="PT00H27M59.892S" calcext:value-type="time">
            <text:p>00:28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19.8" calcext:value-type="float">
            <text:p>119.8</text:p>
          </table:table-cell>
          <table:table-cell office:value-type="float" office:value="155.42" calcext:value-type="float">
            <text:p>155.42</text:p>
          </table:table-cell>
        </table:table-row>
        <table:table-row table:style-name="ro1">
          <table:table-cell office:value-type="float" office:value="1695892" calcext:value-type="float">
            <text:p>1695892</text:p>
          </table:table-cell>
          <table:table-cell table:formula="of:=[.A108]/1000/(60*60*24)" office:value-type="time" office:time-value="PT00H28M15.892S" calcext:value-type="time">
            <text:p>00:28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20.92" calcext:value-type="float">
            <text:p>120.92</text:p>
          </table:table-cell>
          <table:table-cell office:value-type="float" office:value="156.85" calcext:value-type="float">
            <text:p>156.85</text:p>
          </table:table-cell>
        </table:table-row>
        <table:table-row table:style-name="ro1">
          <table:table-cell office:value-type="float" office:value="1711892" calcext:value-type="float">
            <text:p>1711892</text:p>
          </table:table-cell>
          <table:table-cell table:formula="of:=[.A109]/1000/(60*60*24)" office:value-type="time" office:time-value="PT00H28M31.892S" calcext:value-type="time">
            <text:p>00:28:32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22.05" calcext:value-type="float">
            <text:p>122.05</text:p>
          </table:table-cell>
          <table:table-cell office:value-type="float" office:value="158.29" calcext:value-type="float">
            <text:p>158.29</text:p>
          </table:table-cell>
        </table:table-row>
        <table:table-row table:style-name="ro1">
          <table:table-cell office:value-type="float" office:value="1727892" calcext:value-type="float">
            <text:p>1727892</text:p>
          </table:table-cell>
          <table:table-cell table:formula="of:=[.A110]/1000/(60*60*24)" office:value-type="time" office:time-value="PT00H28M47.892S" calcext:value-type="time">
            <text:p>00:28:48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23.17" calcext:value-type="float">
            <text:p>123.17</text:p>
          </table:table-cell>
          <table:table-cell office:value-type="float" office:value="159.73" calcext:value-type="float">
            <text:p>159.73</text:p>
          </table:table-cell>
        </table:table-row>
        <table:table-row table:style-name="ro1">
          <table:table-cell office:value-type="float" office:value="1743892" calcext:value-type="float">
            <text:p>1743892</text:p>
          </table:table-cell>
          <table:table-cell table:formula="of:=[.A111]/1000/(60*60*24)" office:value-type="time" office:time-value="PT00H29M03.892S" calcext:value-type="time">
            <text:p>00:29:04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1" calcext:value-type="float">
            <text:p>322.01</text:p>
          </table:table-cell>
          <table:table-cell office:value-type="float" office:value="124.3" calcext:value-type="float">
            <text:p>124.3</text:p>
          </table:table-cell>
          <table:table-cell office:value-type="float" office:value="161.16" calcext:value-type="float">
            <text:p>161.16</text:p>
          </table:table-cell>
        </table:table-row>
        <table:table-row table:style-name="ro1">
          <table:table-cell office:value-type="float" office:value="1759892" calcext:value-type="float">
            <text:p>1759892</text:p>
          </table:table-cell>
          <table:table-cell table:formula="of:=[.A112]/1000/(60*60*24)" office:value-type="time" office:time-value="PT00H29M19.892S" calcext:value-type="time">
            <text:p>00:29:20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25.42" calcext:value-type="float">
            <text:p>125.42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1775892" calcext:value-type="float">
            <text:p>1775892</text:p>
          </table:table-cell>
          <table:table-cell table:formula="of:=[.A113]/1000/(60*60*24)" office:value-type="time" office:time-value="PT00H29M35.892S" calcext:value-type="time">
            <text:p>00:29:36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26.54" calcext:value-type="float">
            <text:p>126.54</text:p>
          </table:table-cell>
          <table:table-cell office:value-type="float" office:value="164.03" calcext:value-type="float">
            <text:p>164.03</text:p>
          </table:table-cell>
        </table:table-row>
        <table:table-row table:style-name="ro1">
          <table:table-cell office:value-type="float" office:value="1791892" calcext:value-type="float">
            <text:p>1791892</text:p>
          </table:table-cell>
          <table:table-cell table:formula="of:=[.A114]/1000/(60*60*24)" office:value-type="time" office:time-value="PT00H29M51.892S" calcext:value-type="time">
            <text:p>00:29:52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27.67" calcext:value-type="float">
            <text:p>127.67</text:p>
          </table:table-cell>
          <table:table-cell office:value-type="float" office:value="165.46" calcext:value-type="float">
            <text:p>165.46</text:p>
          </table:table-cell>
        </table:table-row>
        <table:table-row table:style-name="ro1">
          <table:table-cell office:value-type="float" office:value="1807892" calcext:value-type="float">
            <text:p>1807892</text:p>
          </table:table-cell>
          <table:table-cell table:formula="of:=[.A115]/1000/(60*60*24)" office:value-type="time" office:time-value="PT00H30M07.892S" calcext:value-type="time">
            <text:p>00:30:08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28.79" calcext:value-type="float">
            <text:p>128.79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float" office:value="1823892" calcext:value-type="float">
            <text:p>1823892</text:p>
          </table:table-cell>
          <table:table-cell table:formula="of:=[.A116]/1000/(60*60*24)" office:value-type="time" office:time-value="PT00H30M23.892S" calcext:value-type="time">
            <text:p>00:30:24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29.91" calcext:value-type="float">
            <text:p>129.91</text:p>
          </table:table-cell>
          <table:table-cell office:value-type="float" office:value="168.33" calcext:value-type="float">
            <text:p>168.33</text:p>
          </table:table-cell>
        </table:table-row>
        <table:table-row table:style-name="ro1">
          <table:table-cell office:value-type="float" office:value="1839892" calcext:value-type="float">
            <text:p>1839892</text:p>
          </table:table-cell>
          <table:table-cell table:formula="of:=[.A117]/1000/(60*60*24)" office:value-type="time" office:time-value="PT00H30M39.892S" calcext:value-type="time">
            <text:p>00:30:40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131.03" calcext:value-type="float">
            <text:p>131.03</text:p>
          </table:table-cell>
          <table:table-cell office:value-type="float" office:value="169.76" calcext:value-type="float">
            <text:p>169.76</text:p>
          </table:table-cell>
        </table:table-row>
        <table:table-row table:style-name="ro1">
          <table:table-cell office:value-type="float" office:value="1855892" calcext:value-type="float">
            <text:p>1855892</text:p>
          </table:table-cell>
          <table:table-cell table:formula="of:=[.A118]/1000/(60*60*24)" office:value-type="time" office:time-value="PT00H30M55.892S" calcext:value-type="time">
            <text:p>00:30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32.16" calcext:value-type="float">
            <text:p>132.16</text:p>
          </table:table-cell>
          <table:table-cell office:value-type="float" office:value="171.19" calcext:value-type="float">
            <text:p>171.19</text:p>
          </table:table-cell>
        </table:table-row>
        <table:table-row table:style-name="ro1">
          <table:table-cell office:value-type="float" office:value="1871892" calcext:value-type="float">
            <text:p>1871892</text:p>
          </table:table-cell>
          <table:table-cell table:formula="of:=[.A119]/1000/(60*60*24)" office:value-type="time" office:time-value="PT00H31M11.892S" calcext:value-type="time">
            <text:p>00:31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33.28" calcext:value-type="float">
            <text:p>133.28</text:p>
          </table:table-cell>
          <table:table-cell office:value-type="float" office:value="172.62" calcext:value-type="float">
            <text:p>172.62</text:p>
          </table:table-cell>
        </table:table-row>
        <table:table-row table:style-name="ro1">
          <table:table-cell office:value-type="float" office:value="1887892" calcext:value-type="float">
            <text:p>1887892</text:p>
          </table:table-cell>
          <table:table-cell table:formula="of:=[.A120]/1000/(60*60*24)" office:value-type="time" office:time-value="PT00H31M27.892S" calcext:value-type="time">
            <text:p>00:31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34.4" calcext:value-type="float">
            <text:p>134.4</text:p>
          </table:table-cell>
          <table:table-cell office:value-type="float" office:value="174.05" calcext:value-type="float">
            <text:p>174.05</text:p>
          </table:table-cell>
        </table:table-row>
        <table:table-row table:style-name="ro1">
          <table:table-cell office:value-type="float" office:value="1903892" calcext:value-type="float">
            <text:p>1903892</text:p>
          </table:table-cell>
          <table:table-cell table:formula="of:=[.A121]/1000/(60*60*24)" office:value-type="time" office:time-value="PT00H31M43.892S" calcext:value-type="time">
            <text:p>00:31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35.52" calcext:value-type="float">
            <text:p>135.52</text:p>
          </table:table-cell>
          <table:table-cell office:value-type="float" office:value="175.48" calcext:value-type="float">
            <text:p>175.48</text:p>
          </table:table-cell>
        </table:table-row>
        <table:table-row table:style-name="ro1">
          <table:table-cell office:value-type="float" office:value="1919892" calcext:value-type="float">
            <text:p>1919892</text:p>
          </table:table-cell>
          <table:table-cell table:formula="of:=[.A122]/1000/(60*60*24)" office:value-type="time" office:time-value="PT00H31M59.892S" calcext:value-type="time">
            <text:p>00:32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36.64" calcext:value-type="float">
            <text:p>136.64</text:p>
          </table:table-cell>
          <table:table-cell office:value-type="float" office:value="176.91" calcext:value-type="float">
            <text:p>176.91</text:p>
          </table:table-cell>
        </table:table-row>
        <table:table-row table:style-name="ro1">
          <table:table-cell office:value-type="float" office:value="1935892" calcext:value-type="float">
            <text:p>1935892</text:p>
          </table:table-cell>
          <table:table-cell table:formula="of:=[.A123]/1000/(60*60*24)" office:value-type="time" office:time-value="PT00H32M15.892S" calcext:value-type="time">
            <text:p>00:32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37.77" calcext:value-type="float">
            <text:p>137.77</text:p>
          </table:table-cell>
          <table:table-cell office:value-type="float" office:value="178.33" calcext:value-type="float">
            <text:p>178.33</text:p>
          </table:table-cell>
        </table:table-row>
        <table:table-row table:style-name="ro1">
          <table:table-cell office:value-type="float" office:value="1951892" calcext:value-type="float">
            <text:p>1951892</text:p>
          </table:table-cell>
          <table:table-cell table:formula="of:=[.A124]/1000/(60*60*24)" office:value-type="time" office:time-value="PT00H32M31.892S" calcext:value-type="time">
            <text:p>00:32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38.89" calcext:value-type="float">
            <text:p>138.89</text:p>
          </table:table-cell>
          <table:table-cell office:value-type="float" office:value="179.76" calcext:value-type="float">
            <text:p>179.76</text:p>
          </table:table-cell>
        </table:table-row>
        <table:table-row table:style-name="ro1">
          <table:table-cell office:value-type="float" office:value="1967892" calcext:value-type="float">
            <text:p>1967892</text:p>
          </table:table-cell>
          <table:table-cell table:formula="of:=[.A125]/1000/(60*60*24)" office:value-type="time" office:time-value="PT00H32M47.892S" calcext:value-type="time">
            <text:p>00:32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40.01" calcext:value-type="float">
            <text:p>140.01</text:p>
          </table:table-cell>
          <table:table-cell office:value-type="float" office:value="181.19" calcext:value-type="float">
            <text:p>181.19</text:p>
          </table:table-cell>
        </table:table-row>
        <table:table-row table:style-name="ro1">
          <table:table-cell office:value-type="float" office:value="1983892" calcext:value-type="float">
            <text:p>1983892</text:p>
          </table:table-cell>
          <table:table-cell table:formula="of:=[.A126]/1000/(60*60*24)" office:value-type="time" office:time-value="PT00H33M03.892S" calcext:value-type="time">
            <text:p>00:33:04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41.13" calcext:value-type="float">
            <text:p>141.13</text:p>
          </table:table-cell>
          <table:table-cell office:value-type="float" office:value="182.61" calcext:value-type="float">
            <text:p>182.61</text:p>
          </table:table-cell>
        </table:table-row>
        <table:table-row table:style-name="ro1">
          <table:table-cell office:value-type="float" office:value="1999892" calcext:value-type="float">
            <text:p>1999892</text:p>
          </table:table-cell>
          <table:table-cell table:formula="of:=[.A127]/1000/(60*60*24)" office:value-type="time" office:time-value="PT00H33M19.892S" calcext:value-type="time">
            <text:p>00:33:20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84.04" calcext:value-type="float">
            <text:p>184.04</text:p>
          </table:table-cell>
        </table:table-row>
        <table:table-row table:style-name="ro1">
          <table:table-cell office:value-type="float" office:value="2015892" calcext:value-type="float">
            <text:p>2015892</text:p>
          </table:table-cell>
          <table:table-cell table:formula="of:=[.A128]/1000/(60*60*24)" office:value-type="time" office:time-value="PT00H33M35.892S" calcext:value-type="time">
            <text:p>00:33:36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7" calcext:value-type="float">
            <text:p>320.97</text:p>
          </table:table-cell>
          <table:table-cell office:value-type="float" office:value="143.37" calcext:value-type="float">
            <text:p>143.37</text:p>
          </table:table-cell>
          <table:table-cell office:value-type="float" office:value="185.47" calcext:value-type="float">
            <text:p>185.47</text:p>
          </table:table-cell>
        </table:table-row>
        <table:table-row table:style-name="ro1">
          <table:table-cell office:value-type="float" office:value="2031892" calcext:value-type="float">
            <text:p>2031892</text:p>
          </table:table-cell>
          <table:table-cell table:formula="of:=[.A129]/1000/(60*60*24)" office:value-type="time" office:time-value="PT00H33M51.892S" calcext:value-type="time">
            <text:p>00:33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44.49" calcext:value-type="float">
            <text:p>144.49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office:value-type="float" office:value="2047892" calcext:value-type="float">
            <text:p>2047892</text:p>
          </table:table-cell>
          <table:table-cell table:formula="of:=[.A130]/1000/(60*60*24)" office:value-type="time" office:time-value="PT00H34M07.892S" calcext:value-type="time">
            <text:p>00:34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145.61" calcext:value-type="float">
            <text:p>145.61</text:p>
          </table:table-cell>
          <table:table-cell office:value-type="float" office:value="188.32" calcext:value-type="float">
            <text:p>188.32</text:p>
          </table:table-cell>
        </table:table-row>
        <table:table-row table:style-name="ro1">
          <table:table-cell office:value-type="float" office:value="2063892" calcext:value-type="float">
            <text:p>2063892</text:p>
          </table:table-cell>
          <table:table-cell table:formula="of:=[.A131]/1000/(60*60*24)" office:value-type="time" office:time-value="PT00H34M23.892S" calcext:value-type="time">
            <text:p>00:34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46.73" calcext:value-type="float">
            <text:p>146.73</text:p>
          </table:table-cell>
          <table:table-cell office:value-type="float" office:value="189.74" calcext:value-type="float">
            <text:p>189.74</text:p>
          </table:table-cell>
        </table:table-row>
        <table:table-row table:style-name="ro1">
          <table:table-cell office:value-type="float" office:value="2079892" calcext:value-type="float">
            <text:p>2079892</text:p>
          </table:table-cell>
          <table:table-cell table:formula="of:=[.A132]/1000/(60*60*24)" office:value-type="time" office:time-value="PT00H34M39.892S" calcext:value-type="time">
            <text:p>00:34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47.85" calcext:value-type="float">
            <text:p>147.85</text:p>
          </table:table-cell>
          <table:table-cell office:value-type="float" office:value="191.16" calcext:value-type="float">
            <text:p>191.16</text:p>
          </table:table-cell>
        </table:table-row>
        <table:table-row table:style-name="ro1">
          <table:table-cell office:value-type="float" office:value="2095892" calcext:value-type="float">
            <text:p>2095892</text:p>
          </table:table-cell>
          <table:table-cell table:formula="of:=[.A133]/1000/(60*60*24)" office:value-type="time" office:time-value="PT00H34M55.892S" calcext:value-type="time">
            <text:p>00:34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48.97" calcext:value-type="float">
            <text:p>148.97</text:p>
          </table:table-cell>
          <table:table-cell office:value-type="float" office:value="192.59" calcext:value-type="float">
            <text:p>192.59</text:p>
          </table:table-cell>
        </table:table-row>
        <table:table-row table:style-name="ro1">
          <table:table-cell office:value-type="float" office:value="2111892" calcext:value-type="float">
            <text:p>2111892</text:p>
          </table:table-cell>
          <table:table-cell table:formula="of:=[.A134]/1000/(60*60*24)" office:value-type="time" office:time-value="PT00H35M11.892S" calcext:value-type="time">
            <text:p>00:35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150.08" calcext:value-type="float">
            <text:p>150.08</text:p>
          </table:table-cell>
          <table:table-cell office:value-type="float" office:value="194.01" calcext:value-type="float">
            <text:p>194.01</text:p>
          </table:table-cell>
        </table:table-row>
        <table:table-row table:style-name="ro1">
          <table:table-cell office:value-type="float" office:value="2127892" calcext:value-type="float">
            <text:p>2127892</text:p>
          </table:table-cell>
          <table:table-cell table:formula="of:=[.A135]/1000/(60*60*24)" office:value-type="time" office:time-value="PT00H35M27.892S" calcext:value-type="time">
            <text:p>00:35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51.2" calcext:value-type="float">
            <text:p>151.2</text:p>
          </table:table-cell>
          <table:table-cell office:value-type="float" office:value="195.43" calcext:value-type="float">
            <text:p>195.43</text:p>
          </table:table-cell>
        </table:table-row>
        <table:table-row table:style-name="ro1">
          <table:table-cell office:value-type="float" office:value="2143892" calcext:value-type="float">
            <text:p>2143892</text:p>
          </table:table-cell>
          <table:table-cell table:formula="of:=[.A136]/1000/(60*60*24)" office:value-type="time" office:time-value="PT00H35M43.892S" calcext:value-type="time">
            <text:p>00:35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52.32" calcext:value-type="float">
            <text:p>152.32</text:p>
          </table:table-cell>
          <table:table-cell office:value-type="float" office:value="196.85" calcext:value-type="float">
            <text:p>196.85</text:p>
          </table:table-cell>
        </table:table-row>
        <table:table-row table:style-name="ro1">
          <table:table-cell office:value-type="float" office:value="2159892" calcext:value-type="float">
            <text:p>2159892</text:p>
          </table:table-cell>
          <table:table-cell table:formula="of:=[.A137]/1000/(60*60*24)" office:value-type="time" office:time-value="PT00H35M59.892S" calcext:value-type="time">
            <text:p>00:36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8.27" calcext:value-type="float">
            <text:p>198.27</text:p>
          </table:table-cell>
        </table:table-row>
        <table:table-row table:style-name="ro1">
          <table:table-cell office:value-type="float" office:value="2175892" calcext:value-type="float">
            <text:p>2175892</text:p>
          </table:table-cell>
          <table:table-cell table:formula="of:=[.A138]/1000/(60*60*24)" office:value-type="time" office:time-value="PT00H36M15.892S" calcext:value-type="time">
            <text:p>00:36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9.69" calcext:value-type="float">
            <text:p>199.69</text:p>
          </table:table-cell>
        </table:table-row>
        <table:table-row table:style-name="ro1">
          <table:table-cell office:value-type="float" office:value="2191892" calcext:value-type="float">
            <text:p>2191892</text:p>
          </table:table-cell>
          <table:table-cell table:formula="of:=[.A139]/1000/(60*60*24)" office:value-type="time" office:time-value="PT00H36M31.892S" calcext:value-type="time">
            <text:p>00:36:32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5.68" calcext:value-type="float">
            <text:p>155.68</text:p>
          </table:table-cell>
          <table:table-cell office:value-type="float" office:value="201.11" calcext:value-type="float">
            <text:p>201.11</text:p>
          </table:table-cell>
        </table:table-row>
        <table:table-row table:style-name="ro1">
          <table:table-cell office:value-type="float" office:value="2207892" calcext:value-type="float">
            <text:p>2207892</text:p>
          </table:table-cell>
          <table:table-cell table:formula="of:=[.A140]/1000/(60*60*24)" office:value-type="time" office:time-value="PT00H36M47.892S" calcext:value-type="time">
            <text:p>00:36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6.79" calcext:value-type="float">
            <text:p>156.79</text:p>
          </table:table-cell>
          <table:table-cell office:value-type="float" office:value="202.53" calcext:value-type="float">
            <text:p>202.53</text:p>
          </table:table-cell>
        </table:table-row>
        <table:table-row table:style-name="ro1">
          <table:table-cell office:value-type="float" office:value="2223892" calcext:value-type="float">
            <text:p>2223892</text:p>
          </table:table-cell>
          <table:table-cell table:formula="of:=[.A141]/1000/(60*60*24)" office:value-type="time" office:time-value="PT00H37M03.892S" calcext:value-type="time">
            <text:p>00:37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7.91" calcext:value-type="float">
            <text:p>157.91</text:p>
          </table:table-cell>
          <table:table-cell office:value-type="float" office:value="203.95" calcext:value-type="float">
            <text:p>203.95</text:p>
          </table:table-cell>
        </table:table-row>
        <table:table-row table:style-name="ro1">
          <table:table-cell office:value-type="float" office:value="2239892" calcext:value-type="float">
            <text:p>2239892</text:p>
          </table:table-cell>
          <table:table-cell table:formula="of:=[.A142]/1000/(60*60*24)" office:value-type="time" office:time-value="PT00H37M19.892S" calcext:value-type="time">
            <text:p>00:37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59.03" calcext:value-type="float">
            <text:p>159.03</text:p>
          </table:table-cell>
          <table:table-cell office:value-type="float" office:value="205.36" calcext:value-type="float">
            <text:p>205.36</text:p>
          </table:table-cell>
        </table:table-row>
        <table:table-row table:style-name="ro1">
          <table:table-cell office:value-type="float" office:value="2255892" calcext:value-type="float">
            <text:p>2255892</text:p>
          </table:table-cell>
          <table:table-cell table:formula="of:=[.A143]/1000/(60*60*24)" office:value-type="time" office:time-value="PT00H37M35.892S" calcext:value-type="time">
            <text:p>00:37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60.15" calcext:value-type="float">
            <text:p>160.15</text:p>
          </table:table-cell>
          <table:table-cell office:value-type="float" office:value="206.78" calcext:value-type="float">
            <text:p>206.78</text:p>
          </table:table-cell>
        </table:table-row>
        <table:table-row table:style-name="ro1">
          <table:table-cell office:value-type="float" office:value="2271892" calcext:value-type="float">
            <text:p>2271892</text:p>
          </table:table-cell>
          <table:table-cell table:formula="of:=[.A144]/1000/(60*60*24)" office:value-type="time" office:time-value="PT00H37M51.892S" calcext:value-type="time">
            <text:p>00:37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61.26" calcext:value-type="float">
            <text:p>161.26</text:p>
          </table:table-cell>
          <table:table-cell office:value-type="float" office:value="208.2" calcext:value-type="float">
            <text:p>208.2</text:p>
          </table:table-cell>
        </table:table-row>
        <table:table-row table:style-name="ro1">
          <table:table-cell office:value-type="float" office:value="2287892" calcext:value-type="float">
            <text:p>2287892</text:p>
          </table:table-cell>
          <table:table-cell table:formula="of:=[.A145]/1000/(60*60*24)" office:value-type="time" office:time-value="PT00H38M07.892S" calcext:value-type="time">
            <text:p>00:38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62.38" calcext:value-type="float">
            <text:p>162.38</text:p>
          </table:table-cell>
          <table:table-cell office:value-type="float" office:value="209.62" calcext:value-type="float">
            <text:p>209.62</text:p>
          </table:table-cell>
        </table:table-row>
        <table:table-row table:style-name="ro1">
          <table:table-cell office:value-type="float" office:value="2303892" calcext:value-type="float">
            <text:p>2303892</text:p>
          </table:table-cell>
          <table:table-cell table:formula="of:=[.A146]/1000/(60*60*24)" office:value-type="time" office:time-value="PT00H38M23.892S" calcext:value-type="time">
            <text:p>00:38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3.5" calcext:value-type="float">
            <text:p>163.5</text:p>
          </table:table-cell>
          <table:table-cell office:value-type="float" office:value="211.03" calcext:value-type="float">
            <text:p>211.03</text:p>
          </table:table-cell>
        </table:table-row>
        <table:table-row table:style-name="ro1">
          <table:table-cell office:value-type="float" office:value="2319892" calcext:value-type="float">
            <text:p>2319892</text:p>
          </table:table-cell>
          <table:table-cell table:formula="of:=[.A147]/1000/(60*60*24)" office:value-type="time" office:time-value="PT00H38M39.892S" calcext:value-type="time">
            <text:p>00:38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4.61" calcext:value-type="float">
            <text:p>164.61</text:p>
          </table:table-cell>
          <table:table-cell office:value-type="float" office:value="212.45" calcext:value-type="float">
            <text:p>212.45</text:p>
          </table:table-cell>
        </table:table-row>
        <table:table-row table:style-name="ro1">
          <table:table-cell office:value-type="float" office:value="2335892" calcext:value-type="float">
            <text:p>2335892</text:p>
          </table:table-cell>
          <table:table-cell table:formula="of:=[.A148]/1000/(60*60*24)" office:value-type="time" office:time-value="PT00H38M55.892S" calcext:value-type="time">
            <text:p>00:38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5.73" calcext:value-type="float">
            <text:p>165.73</text:p>
          </table:table-cell>
          <table:table-cell office:value-type="float" office:value="213.87" calcext:value-type="float">
            <text:p>213.87</text:p>
          </table:table-cell>
        </table:table-row>
        <table:table-row table:style-name="ro1">
          <table:table-cell office:value-type="float" office:value="2351892" calcext:value-type="float">
            <text:p>2351892</text:p>
          </table:table-cell>
          <table:table-cell table:formula="of:=[.A149]/1000/(60*60*24)" office:value-type="time" office:time-value="PT00H39M11.892S" calcext:value-type="time">
            <text:p>00:39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66.85" calcext:value-type="float">
            <text:p>166.85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2367892" calcext:value-type="float">
            <text:p>2367892</text:p>
          </table:table-cell>
          <table:table-cell table:formula="of:=[.A150]/1000/(60*60*24)" office:value-type="time" office:time-value="PT00H39M27.892S" calcext:value-type="time">
            <text:p>00:39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67.96" calcext:value-type="float">
            <text:p>167.96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float" office:value="2383892" calcext:value-type="float">
            <text:p>2383892</text:p>
          </table:table-cell>
          <table:table-cell table:formula="of:=[.A151]/1000/(60*60*24)" office:value-type="time" office:time-value="PT00H39M43.892S" calcext:value-type="time">
            <text:p>00:39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69.08" calcext:value-type="float">
            <text:p>169.08</text:p>
          </table:table-cell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399892" calcext:value-type="float">
            <text:p>2399892</text:p>
          </table:table-cell>
          <table:table-cell table:formula="of:=[.A152]/1000/(60*60*24)" office:value-type="time" office:time-value="PT00H39M59.892S" calcext:value-type="time">
            <text:p>00:4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0.19" calcext:value-type="float">
            <text:p>170.19</text:p>
          </table:table-cell>
          <table:table-cell office:value-type="float" office:value="219.52" calcext:value-type="float">
            <text:p>219.52</text:p>
          </table:table-cell>
        </table:table-row>
        <table:table-row table:style-name="ro1">
          <table:table-cell office:value-type="float" office:value="2415892" calcext:value-type="float">
            <text:p>2415892</text:p>
          </table:table-cell>
          <table:table-cell table:formula="of:=[.A153]/1000/(60*60*24)" office:value-type="time" office:time-value="PT00H40M15.892S" calcext:value-type="time">
            <text:p>00:40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71.31" calcext:value-type="float">
            <text:p>171.31</text:p>
          </table:table-cell>
          <table:table-cell office:value-type="float" office:value="220.94" calcext:value-type="float">
            <text:p>220.94</text:p>
          </table:table-cell>
        </table:table-row>
        <table:table-row table:style-name="ro1">
          <table:table-cell office:value-type="float" office:value="2431892" calcext:value-type="float">
            <text:p>2431892</text:p>
          </table:table-cell>
          <table:table-cell table:formula="of:=[.A154]/1000/(60*60*24)" office:value-type="time" office:time-value="PT00H40M31.892S" calcext:value-type="time">
            <text:p>00:40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72.42" calcext:value-type="float">
            <text:p>172.42</text:p>
          </table:table-cell>
          <table:table-cell office:value-type="float" office:value="222.35" calcext:value-type="float">
            <text:p>222.35</text:p>
          </table:table-cell>
        </table:table-row>
        <table:table-row table:style-name="ro1">
          <table:table-cell office:value-type="float" office:value="2447892" calcext:value-type="float">
            <text:p>2447892</text:p>
          </table:table-cell>
          <table:table-cell table:formula="of:=[.A155]/1000/(60*60*24)" office:value-type="time" office:time-value="PT00H40M47.892S" calcext:value-type="time">
            <text:p>00:40:48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73.54" calcext:value-type="float">
            <text:p>173.54</text:p>
          </table:table-cell>
          <table:table-cell office:value-type="float" office:value="223.76" calcext:value-type="float">
            <text:p>223.76</text:p>
          </table:table-cell>
        </table:table-row>
        <table:table-row table:style-name="ro1">
          <table:table-cell office:value-type="float" office:value="2463892" calcext:value-type="float">
            <text:p>2463892</text:p>
          </table:table-cell>
          <table:table-cell table:formula="of:=[.A156]/1000/(60*60*24)" office:value-type="time" office:time-value="PT00H41M03.892S" calcext:value-type="time">
            <text:p>00:41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74.65" calcext:value-type="float">
            <text:p>174.65</text:p>
          </table:table-cell>
          <table:table-cell office:value-type="float" office:value="225.17" calcext:value-type="float">
            <text:p>225.17</text:p>
          </table:table-cell>
        </table:table-row>
        <table:table-row table:style-name="ro1">
          <table:table-cell office:value-type="float" office:value="2479892" calcext:value-type="float">
            <text:p>2479892</text:p>
          </table:table-cell>
          <table:table-cell table:formula="of:=[.A157]/1000/(60*60*24)" office:value-type="time" office:time-value="PT00H41M19.892S" calcext:value-type="time">
            <text:p>00:41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175.77" calcext:value-type="float">
            <text:p>175.77</text:p>
          </table:table-cell>
          <table:table-cell office:value-type="float" office:value="226.58" calcext:value-type="float">
            <text:p>226.58</text:p>
          </table:table-cell>
        </table:table-row>
        <table:table-row table:style-name="ro1">
          <table:table-cell office:value-type="float" office:value="2495892" calcext:value-type="float">
            <text:p>2495892</text:p>
          </table:table-cell>
          <table:table-cell table:formula="of:=[.A158]/1000/(60*60*24)" office:value-type="time" office:time-value="PT00H41M35.892S" calcext:value-type="time">
            <text:p>00:41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6.88" calcext:value-type="float">
            <text:p>176.88</text:p>
          </table:table-cell>
          <table:table-cell office:value-type="float" office:value="227.99" calcext:value-type="float">
            <text:p>227.99</text:p>
          </table:table-cell>
        </table:table-row>
        <table:table-row table:style-name="ro1">
          <table:table-cell office:value-type="float" office:value="2511892" calcext:value-type="float">
            <text:p>2511892</text:p>
          </table:table-cell>
          <table:table-cell table:formula="of:=[.A159]/1000/(60*60*24)" office:value-type="time" office:time-value="PT00H41M51.892S" calcext:value-type="time">
            <text:p>00:41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8" calcext:value-type="float">
            <text:p>178</text:p>
          </table:table-cell>
          <table:table-cell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2527892" calcext:value-type="float">
            <text:p>2527892</text:p>
          </table:table-cell>
          <table:table-cell table:formula="of:=[.A160]/1000/(60*60*24)" office:value-type="time" office:time-value="PT00H42M07.892S" calcext:value-type="time">
            <text:p>00:42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9.11" calcext:value-type="float">
            <text:p>179.11</text:p>
          </table:table-cell>
          <table:table-cell office:value-type="float" office:value="230.81" calcext:value-type="float">
            <text:p>230.81</text:p>
          </table:table-cell>
        </table:table-row>
        <table:table-row table:style-name="ro1">
          <table:table-cell office:value-type="float" office:value="2543892" calcext:value-type="float">
            <text:p>2543892</text:p>
          </table:table-cell>
          <table:table-cell table:formula="of:=[.A161]/1000/(60*60*24)" office:value-type="time" office:time-value="PT00H42M23.892S" calcext:value-type="time">
            <text:p>00:42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80.22" calcext:value-type="float">
            <text:p>180.22</text:p>
          </table:table-cell>
          <table:table-cell office:value-type="float" office:value="232.22" calcext:value-type="float">
            <text:p>232.22</text:p>
          </table:table-cell>
        </table:table-row>
        <table:table-row table:style-name="ro1">
          <table:table-cell office:value-type="float" office:value="2559892" calcext:value-type="float">
            <text:p>2559892</text:p>
          </table:table-cell>
          <table:table-cell table:formula="of:=[.A162]/1000/(60*60*24)" office:value-type="time" office:time-value="PT00H42M39.892S" calcext:value-type="time">
            <text:p>00:42:40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81.34" calcext:value-type="float">
            <text:p>181.34</text:p>
          </table:table-cell>
          <table:table-cell office:value-type="float" office:value="233.63" calcext:value-type="float">
            <text:p>233.63</text:p>
          </table:table-cell>
        </table:table-row>
        <table:table-row table:style-name="ro1">
          <table:table-cell office:value-type="float" office:value="2575892" calcext:value-type="float">
            <text:p>2575892</text:p>
          </table:table-cell>
          <table:table-cell table:formula="of:=[.A163]/1000/(60*60*24)" office:value-type="time" office:time-value="PT00H42M55.892S" calcext:value-type="time">
            <text:p>00:42:56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82.45" calcext:value-type="float">
            <text:p>182.45</text:p>
          </table:table-cell>
          <table:table-cell office:value-type="float" office:value="235.04" calcext:value-type="float">
            <text:p>235.04</text:p>
          </table:table-cell>
        </table:table-row>
        <table:table-row table:style-name="ro1">
          <table:table-cell office:value-type="float" office:value="2591892" calcext:value-type="float">
            <text:p>2591892</text:p>
          </table:table-cell>
          <table:table-cell table:formula="of:=[.A164]/1000/(60*60*24)" office:value-type="time" office:time-value="PT00H43M11.892S" calcext:value-type="time">
            <text:p>00:43:12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83.57" calcext:value-type="float">
            <text:p>183.57</text:p>
          </table:table-cell>
          <table:table-cell office:value-type="float" office:value="236.44" calcext:value-type="float">
            <text:p>236.44</text:p>
          </table:table-cell>
        </table:table-row>
        <table:table-row table:style-name="ro1">
          <table:table-cell office:value-type="float" office:value="2607892" calcext:value-type="float">
            <text:p>2607892</text:p>
          </table:table-cell>
          <table:table-cell table:formula="of:=[.A165]/1000/(60*60*24)" office:value-type="time" office:time-value="PT00H43M27.892S" calcext:value-type="time">
            <text:p>00:43:28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4.68" calcext:value-type="float">
            <text:p>184.68</text:p>
          </table:table-cell>
          <table:table-cell office:value-type="float" office:value="237.85" calcext:value-type="float">
            <text:p>237.85</text:p>
          </table:table-cell>
        </table:table-row>
        <table:table-row table:style-name="ro1">
          <table:table-cell office:value-type="float" office:value="2623892" calcext:value-type="float">
            <text:p>2623892</text:p>
          </table:table-cell>
          <table:table-cell table:formula="of:=[.A166]/1000/(60*60*24)" office:value-type="time" office:time-value="PT00H43M43.892S" calcext:value-type="time">
            <text:p>00:43:44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5.79" calcext:value-type="float">
            <text:p>185.79</text:p>
          </table:table-cell>
          <table:table-cell office:value-type="float" office:value="239.26" calcext:value-type="float">
            <text:p>239.26</text:p>
          </table:table-cell>
        </table:table-row>
        <table:table-row table:style-name="ro1">
          <table:table-cell office:value-type="float" office:value="2639892" calcext:value-type="float">
            <text:p>2639892</text:p>
          </table:table-cell>
          <table:table-cell table:formula="of:=[.A167]/1000/(60*60*24)" office:value-type="time" office:time-value="PT00H43M59.892S" calcext:value-type="time">
            <text:p>00:44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6.9" calcext:value-type="float">
            <text:p>186.9</text:p>
          </table:table-cell>
          <table:table-cell office:value-type="float" office:value="240.67" calcext:value-type="float">
            <text:p>240.67</text:p>
          </table:table-cell>
        </table:table-row>
        <table:table-row table:style-name="ro1">
          <table:table-cell office:value-type="float" office:value="2655892" calcext:value-type="float">
            <text:p>2655892</text:p>
          </table:table-cell>
          <table:table-cell table:formula="of:=[.A168]/1000/(60*60*24)" office:value-type="time" office:time-value="PT00H44M15.892S" calcext:value-type="time">
            <text:p>00:44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8.02" calcext:value-type="float">
            <text:p>188.02</text:p>
          </table:table-cell>
          <table:table-cell office:value-type="float" office:value="242.08" calcext:value-type="float">
            <text:p>242.08</text:p>
          </table:table-cell>
        </table:table-row>
        <table:table-row table:style-name="ro1">
          <table:table-cell office:value-type="float" office:value="2671892" calcext:value-type="float">
            <text:p>2671892</text:p>
          </table:table-cell>
          <table:table-cell table:formula="of:=[.A169]/1000/(60*60*24)" office:value-type="time" office:time-value="PT00H44M31.892S" calcext:value-type="time">
            <text:p>00:44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9.13" calcext:value-type="float">
            <text:p>189.13</text:p>
          </table:table-cell>
          <table:table-cell office:value-type="float" office:value="243.48" calcext:value-type="float">
            <text:p>243.48</text:p>
          </table:table-cell>
        </table:table-row>
        <table:table-row table:style-name="ro1">
          <table:table-cell office:value-type="float" office:value="2687892" calcext:value-type="float">
            <text:p>2687892</text:p>
          </table:table-cell>
          <table:table-cell table:formula="of:=[.A170]/1000/(60*60*24)" office:value-type="time" office:time-value="PT00H44M47.892S" calcext:value-type="time">
            <text:p>00:44:48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3" calcext:value-type="float">
            <text:p>315.63</text:p>
          </table:table-cell>
          <table:table-cell office:value-type="float" office:value="190.24" calcext:value-type="float">
            <text:p>190.24</text:p>
          </table:table-cell>
          <table:table-cell office:value-type="float" office:value="244.89" calcext:value-type="float">
            <text:p>244.89</text:p>
          </table:table-cell>
        </table:table-row>
        <table:table-row table:style-name="ro1">
          <table:table-cell office:value-type="float" office:value="2703892" calcext:value-type="float">
            <text:p>2703892</text:p>
          </table:table-cell>
          <table:table-cell table:formula="of:=[.A171]/1000/(60*60*24)" office:value-type="time" office:time-value="PT00H45M03.892S" calcext:value-type="time">
            <text:p>00:45:04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91.35" calcext:value-type="float">
            <text:p>191.35</text:p>
          </table:table-cell>
          <table:table-cell office:value-type="float" office:value="246.29" calcext:value-type="float">
            <text:p>246.29</text:p>
          </table:table-cell>
        </table:table-row>
        <table:table-row table:style-name="ro1">
          <table:table-cell office:value-type="float" office:value="2719892" calcext:value-type="float">
            <text:p>2719892</text:p>
          </table:table-cell>
          <table:table-cell table:formula="of:=[.A172]/1000/(60*60*24)" office:value-type="time" office:time-value="PT00H45M19.892S" calcext:value-type="time">
            <text:p>00:45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92.47" calcext:value-type="float">
            <text:p>192.47</text:p>
          </table:table-cell>
          <table:table-cell office:value-type="float" office:value="247.7" calcext:value-type="float">
            <text:p>247.7</text:p>
          </table:table-cell>
        </table:table-row>
        <table:table-row table:style-name="ro1">
          <table:table-cell office:value-type="float" office:value="2735892" calcext:value-type="float">
            <text:p>2735892</text:p>
          </table:table-cell>
          <table:table-cell table:formula="of:=[.A173]/1000/(60*60*24)" office:value-type="time" office:time-value="PT00H45M35.892S" calcext:value-type="time">
            <text:p>00:45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93.58" calcext:value-type="float">
            <text:p>193.58</text:p>
          </table:table-cell>
          <table:table-cell office:value-type="float" office:value="249.11" calcext:value-type="float">
            <text:p>249.11</text:p>
          </table:table-cell>
        </table:table-row>
        <table:table-row table:style-name="ro1">
          <table:table-cell office:value-type="float" office:value="2751892" calcext:value-type="float">
            <text:p>2751892</text:p>
          </table:table-cell>
          <table:table-cell table:formula="of:=[.A174]/1000/(60*60*24)" office:value-type="time" office:time-value="PT00H45M51.892S" calcext:value-type="time">
            <text:p>00:45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94.69" calcext:value-type="float">
            <text:p>194.69</text:p>
          </table:table-cell>
          <table:table-cell office:value-type="float" office:value="250.51" calcext:value-type="float">
            <text:p>250.51</text:p>
          </table:table-cell>
        </table:table-row>
        <table:table-row table:style-name="ro1">
          <table:table-cell office:value-type="float" office:value="2767892" calcext:value-type="float">
            <text:p>2767892</text:p>
          </table:table-cell>
          <table:table-cell table:formula="of:=[.A175]/1000/(60*60*24)" office:value-type="time" office:time-value="PT00H46M07.892S" calcext:value-type="time">
            <text:p>00:46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95.8" calcext:value-type="float">
            <text:p>195.8</text:p>
          </table:table-cell>
          <table:table-cell office:value-type="float" office:value="251.92" calcext:value-type="float">
            <text:p>251.92</text:p>
          </table:table-cell>
        </table:table-row>
        <table:table-row table:style-name="ro1">
          <table:table-cell office:value-type="float" office:value="2783892" calcext:value-type="float">
            <text:p>2783892</text:p>
          </table:table-cell>
          <table:table-cell table:formula="of:=[.A176]/1000/(60*60*24)" office:value-type="time" office:time-value="PT00H46M23.892S" calcext:value-type="time">
            <text:p>00:46:24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196.91" calcext:value-type="float">
            <text:p>196.91</text:p>
          </table:table-cell>
          <table:table-cell office:value-type="float" office:value="253.32" calcext:value-type="float">
            <text:p>253.32</text:p>
          </table:table-cell>
        </table:table-row>
        <table:table-row table:style-name="ro1">
          <table:table-cell office:value-type="float" office:value="2799892" calcext:value-type="float">
            <text:p>2799892</text:p>
          </table:table-cell>
          <table:table-cell table:formula="of:=[.A177]/1000/(60*60*24)" office:value-type="time" office:time-value="PT00H46M39.892S" calcext:value-type="time">
            <text:p>00:46:40</text:p>
          </table:table-cell>
          <table:table-cell office:value-type="float" office:value="1.27" calcext:value-type="float">
            <text:p>1.27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198.02" calcext:value-type="float">
            <text:p>198.02</text:p>
          </table:table-cell>
          <table:table-cell office:value-type="float" office:value="254.72" calcext:value-type="float">
            <text:p>254.72</text:p>
          </table:table-cell>
        </table:table-row>
        <table:table-row table:style-name="ro1">
          <table:table-cell office:value-type="float" office:value="2815892" calcext:value-type="float">
            <text:p>2815892</text:p>
          </table:table-cell>
          <table:table-cell table:formula="of:=[.A178]/1000/(60*60*24)" office:value-type="time" office:time-value="PT00H46M55.892S" calcext:value-type="time">
            <text:p>00:46:56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99.13" calcext:value-type="float">
            <text:p>199.13</text:p>
          </table:table-cell>
          <table:table-cell office:value-type="float" office:value="256.12" calcext:value-type="float">
            <text:p>256.12</text:p>
          </table:table-cell>
        </table:table-row>
        <table:table-row table:style-name="ro1">
          <table:table-cell office:value-type="float" office:value="2831892" calcext:value-type="float">
            <text:p>2831892</text:p>
          </table:table-cell>
          <table:table-cell table:formula="of:=[.A179]/1000/(60*60*24)" office:value-type="time" office:time-value="PT00H47M11.892S" calcext:value-type="time">
            <text:p>00:47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00.25" calcext:value-type="float">
            <text:p>200.25</text:p>
          </table:table-cell>
          <table:table-cell office:value-type="float" office:value="257.52" calcext:value-type="float">
            <text:p>257.52</text:p>
          </table:table-cell>
        </table:table-row>
        <table:table-row table:style-name="ro1">
          <table:table-cell office:value-type="float" office:value="2847892" calcext:value-type="float">
            <text:p>2847892</text:p>
          </table:table-cell>
          <table:table-cell table:formula="of:=[.A180]/1000/(60*60*24)" office:value-type="time" office:time-value="PT00H47M27.892S" calcext:value-type="time">
            <text:p>00:47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01.36" calcext:value-type="float">
            <text:p>201.36</text:p>
          </table:table-cell>
          <table:table-cell office:value-type="float" office:value="258.93" calcext:value-type="float">
            <text:p>258.93</text:p>
          </table:table-cell>
        </table:table-row>
        <table:table-row table:style-name="ro1">
          <table:table-cell office:value-type="float" office:value="2863892" calcext:value-type="float">
            <text:p>2863892</text:p>
          </table:table-cell>
          <table:table-cell table:formula="of:=[.A181]/1000/(60*60*24)" office:value-type="time" office:time-value="PT00H47M43.892S" calcext:value-type="time">
            <text:p>00:47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02.47" calcext:value-type="float">
            <text:p>202.47</text:p>
          </table:table-cell>
          <table:table-cell office:value-type="float" office:value="260.33" calcext:value-type="float">
            <text:p>260.33</text:p>
          </table:table-cell>
        </table:table-row>
        <table:table-row table:style-name="ro1">
          <table:table-cell office:value-type="float" office:value="2879892" calcext:value-type="float">
            <text:p>2879892</text:p>
          </table:table-cell>
          <table:table-cell table:formula="of:=[.A182]/1000/(60*60*24)" office:value-type="time" office:time-value="PT00H47M59.892S" calcext:value-type="time">
            <text:p>00:48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03.58" calcext:value-type="float">
            <text:p>203.58</text:p>
          </table:table-cell>
          <table:table-cell office:value-type="float" office:value="261.73" calcext:value-type="float">
            <text:p>261.73</text:p>
          </table:table-cell>
        </table:table-row>
        <table:table-row table:style-name="ro1">
          <table:table-cell office:value-type="float" office:value="2895892" calcext:value-type="float">
            <text:p>2895892</text:p>
          </table:table-cell>
          <table:table-cell table:formula="of:=[.A183]/1000/(60*60*24)" office:value-type="time" office:time-value="PT00H48M15.892S" calcext:value-type="time">
            <text:p>00:48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04.69" calcext:value-type="float">
            <text:p>204.69</text:p>
          </table:table-cell>
          <table:table-cell office:value-type="float" office:value="263.13" calcext:value-type="float">
            <text:p>263.13</text:p>
          </table:table-cell>
        </table:table-row>
        <table:table-row table:style-name="ro1">
          <table:table-cell office:value-type="float" office:value="2911892" calcext:value-type="float">
            <text:p>2911892</text:p>
          </table:table-cell>
          <table:table-cell table:formula="of:=[.A184]/1000/(60*60*24)" office:value-type="time" office:time-value="PT00H48M31.892S" calcext:value-type="time">
            <text:p>00:48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205.8" calcext:value-type="float">
            <text:p>205.8</text:p>
          </table:table-cell>
          <table:table-cell office:value-type="float" office:value="264.53" calcext:value-type="float">
            <text:p>264.53</text:p>
          </table:table-cell>
        </table:table-row>
        <table:table-row table:style-name="ro1">
          <table:table-cell office:value-type="float" office:value="2927892" calcext:value-type="float">
            <text:p>2927892</text:p>
          </table:table-cell>
          <table:table-cell table:formula="of:=[.A185]/1000/(60*60*24)" office:value-type="time" office:time-value="PT00H48M47.892S" calcext:value-type="time">
            <text:p>00:48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206.91" calcext:value-type="float">
            <text:p>206.91</text:p>
          </table:table-cell>
          <table:table-cell office:value-type="float" office:value="265.93" calcext:value-type="float">
            <text:p>265.93</text:p>
          </table:table-cell>
        </table:table-row>
        <table:table-row table:style-name="ro1">
          <table:table-cell office:value-type="float" office:value="2943892" calcext:value-type="float">
            <text:p>2943892</text:p>
          </table:table-cell>
          <table:table-cell table:formula="of:=[.A186]/1000/(60*60*24)" office:value-type="time" office:time-value="PT00H49M03.892S" calcext:value-type="time">
            <text:p>00:49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8.02" calcext:value-type="float">
            <text:p>208.02</text:p>
          </table:table-cell>
          <table:table-cell office:value-type="float" office:value="267.32" calcext:value-type="float">
            <text:p>267.32</text:p>
          </table:table-cell>
        </table:table-row>
        <table:table-row table:style-name="ro1">
          <table:table-cell office:value-type="float" office:value="2959892" calcext:value-type="float">
            <text:p>2959892</text:p>
          </table:table-cell>
          <table:table-cell table:formula="of:=[.A187]/1000/(60*60*24)" office:value-type="time" office:time-value="PT00H49M19.892S" calcext:value-type="time">
            <text:p>00:49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09.13" calcext:value-type="float">
            <text:p>209.13</text:p>
          </table:table-cell>
          <table:table-cell office:value-type="float" office:value="268.72" calcext:value-type="float">
            <text:p>268.72</text:p>
          </table:table-cell>
        </table:table-row>
        <table:table-row table:style-name="ro1">
          <table:table-cell office:value-type="float" office:value="2975892" calcext:value-type="float">
            <text:p>2975892</text:p>
          </table:table-cell>
          <table:table-cell table:formula="of:=[.A188]/1000/(60*60*24)" office:value-type="time" office:time-value="PT00H49M35.892S" calcext:value-type="time">
            <text:p>00:49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10.24" calcext:value-type="float">
            <text:p>210.24</text:p>
          </table:table-cell>
          <table:table-cell office:value-type="float" office:value="270.12" calcext:value-type="float">
            <text:p>270.12</text:p>
          </table:table-cell>
        </table:table-row>
        <table:table-row table:style-name="ro1">
          <table:table-cell office:value-type="float" office:value="2991892" calcext:value-type="float">
            <text:p>2991892</text:p>
          </table:table-cell>
          <table:table-cell table:formula="of:=[.A189]/1000/(60*60*24)" office:value-type="time" office:time-value="PT00H49M51.892S" calcext:value-type="time">
            <text:p>00:49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11.34" calcext:value-type="float">
            <text:p>211.34</text:p>
          </table:table-cell>
          <table:table-cell office:value-type="float" office:value="271.52" calcext:value-type="float">
            <text:p>271.52</text:p>
          </table:table-cell>
        </table:table-row>
        <table:table-row table:style-name="ro1">
          <table:table-cell office:value-type="float" office:value="3007892" calcext:value-type="float">
            <text:p>3007892</text:p>
          </table:table-cell>
          <table:table-cell table:formula="of:=[.A190]/1000/(60*60*24)" office:value-type="time" office:time-value="PT00H50M07.892S" calcext:value-type="time">
            <text:p>00:50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212.45" calcext:value-type="float">
            <text:p>212.45</text:p>
          </table:table-cell>
          <table:table-cell office:value-type="float" office:value="272.92" calcext:value-type="float">
            <text:p>272.92</text:p>
          </table:table-cell>
        </table:table-row>
        <table:table-row table:style-name="ro1">
          <table:table-cell office:value-type="float" office:value="3023892" calcext:value-type="float">
            <text:p>3023892</text:p>
          </table:table-cell>
          <table:table-cell table:formula="of:=[.A191]/1000/(60*60*24)" office:value-type="time" office:time-value="PT00H50M23.892S" calcext:value-type="time">
            <text:p>00:50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3" calcext:value-type="float">
            <text:p>314.73</text:p>
          </table:table-cell>
          <table:table-cell office:value-type="float" office:value="213.56" calcext:value-type="float">
            <text:p>213.56</text:p>
          </table:table-cell>
          <table:table-cell office:value-type="float" office:value="274.32" calcext:value-type="float">
            <text:p>274.32</text:p>
          </table:table-cell>
        </table:table-row>
        <table:table-row table:style-name="ro1">
          <table:table-cell office:value-type="float" office:value="3039892" calcext:value-type="float">
            <text:p>3039892</text:p>
          </table:table-cell>
          <table:table-cell table:formula="of:=[.A192]/1000/(60*60*24)" office:value-type="time" office:time-value="PT00H50M39.892S" calcext:value-type="time">
            <text:p>00:50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14.67" calcext:value-type="float">
            <text:p>214.67</text:p>
          </table:table-cell>
          <table:table-cell office:value-type="float" office:value="275.72" calcext:value-type="float">
            <text:p>275.72</text:p>
          </table:table-cell>
        </table:table-row>
        <table:table-row table:style-name="ro1">
          <table:table-cell office:value-type="float" office:value="3055892" calcext:value-type="float">
            <text:p>3055892</text:p>
          </table:table-cell>
          <table:table-cell table:formula="of:=[.A193]/1000/(60*60*24)" office:value-type="time" office:time-value="PT00H50M55.892S" calcext:value-type="time">
            <text:p>00:50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15.78" calcext:value-type="float">
            <text:p>215.78</text:p>
          </table:table-cell>
          <table:table-cell office:value-type="float" office:value="277.11" calcext:value-type="float">
            <text:p>277.11</text:p>
          </table:table-cell>
        </table:table-row>
        <table:table-row table:style-name="ro1">
          <table:table-cell office:value-type="float" office:value="3071892" calcext:value-type="float">
            <text:p>3071892</text:p>
          </table:table-cell>
          <table:table-cell table:formula="of:=[.A194]/1000/(60*60*24)" office:value-type="time" office:time-value="PT00H51M11.892S" calcext:value-type="time">
            <text:p>00:51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16.89" calcext:value-type="float">
            <text:p>216.89</text:p>
          </table:table-cell>
          <table:table-cell office:value-type="float" office:value="278.51" calcext:value-type="float">
            <text:p>278.51</text:p>
          </table:table-cell>
        </table:table-row>
        <table:table-row table:style-name="ro1">
          <table:table-cell office:value-type="float" office:value="3087892" calcext:value-type="float">
            <text:p>3087892</text:p>
          </table:table-cell>
          <table:table-cell table:formula="of:=[.A195]/1000/(60*60*24)" office:value-type="time" office:time-value="PT00H51M27.892S" calcext:value-type="time">
            <text:p>00:51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6" calcext:value-type="float">
            <text:p>313.36</text:p>
          </table:table-cell>
          <table:table-cell office:value-type="float" office:value="218" calcext:value-type="float">
            <text:p>218</text:p>
          </table:table-cell>
          <table:table-cell office:value-type="float" office:value="279.9" calcext:value-type="float">
            <text:p>279.9</text:p>
          </table:table-cell>
        </table:table-row>
        <table:table-row table:style-name="ro1">
          <table:table-cell office:value-type="float" office:value="3103892" calcext:value-type="float">
            <text:p>3103892</text:p>
          </table:table-cell>
          <table:table-cell table:formula="of:=[.A196]/1000/(60*60*24)" office:value-type="time" office:time-value="PT00H51M43.892S" calcext:value-type="time">
            <text:p>00:51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19.11" calcext:value-type="float">
            <text:p>219.11</text:p>
          </table:table-cell>
          <table:table-cell office:value-type="float" office:value="281.3" calcext:value-type="float">
            <text:p>281.3</text:p>
          </table:table-cell>
        </table:table-row>
        <table:table-row table:style-name="ro1">
          <table:table-cell office:value-type="float" office:value="3119892" calcext:value-type="float">
            <text:p>3119892</text:p>
          </table:table-cell>
          <table:table-cell table:formula="of:=[.A197]/1000/(60*60*24)" office:value-type="time" office:time-value="PT00H51M59.892S" calcext:value-type="time">
            <text:p>00:52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20.21" calcext:value-type="float">
            <text:p>220.21</text:p>
          </table:table-cell>
          <table:table-cell office:value-type="float" office:value="282.69" calcext:value-type="float">
            <text:p>282.69</text:p>
          </table:table-cell>
        </table:table-row>
        <table:table-row table:style-name="ro1">
          <table:table-cell office:value-type="float" office:value="3135892" calcext:value-type="float">
            <text:p>3135892</text:p>
          </table:table-cell>
          <table:table-cell table:formula="of:=[.A198]/1000/(60*60*24)" office:value-type="time" office:time-value="PT00H52M15.892S" calcext:value-type="time">
            <text:p>00:52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3" calcext:value-type="float">
            <text:p>313.23</text:p>
          </table:table-cell>
          <table:table-cell office:value-type="float" office:value="221.32" calcext:value-type="float">
            <text:p>221.32</text:p>
          </table:table-cell>
          <table:table-cell office:value-type="float" office:value="284.09" calcext:value-type="float">
            <text:p>284.09</text:p>
          </table:table-cell>
        </table:table-row>
        <table:table-row table:style-name="ro1">
          <table:table-cell office:value-type="float" office:value="3151892" calcext:value-type="float">
            <text:p>3151892</text:p>
          </table:table-cell>
          <table:table-cell table:formula="of:=[.A199]/1000/(60*60*24)" office:value-type="time" office:time-value="PT00H52M31.892S" calcext:value-type="time">
            <text:p>00:52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222.43" calcext:value-type="float">
            <text:p>222.43</text:p>
          </table:table-cell>
          <table:table-cell office:value-type="float" office:value="285.48" calcext:value-type="float">
            <text:p>285.48</text:p>
          </table:table-cell>
        </table:table-row>
        <table:table-row table:style-name="ro1">
          <table:table-cell office:value-type="float" office:value="3167892" calcext:value-type="float">
            <text:p>3167892</text:p>
          </table:table-cell>
          <table:table-cell table:formula="of:=[.A200]/1000/(60*60*24)" office:value-type="time" office:time-value="PT00H52M47.892S" calcext:value-type="time">
            <text:p>00:52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3.54" calcext:value-type="float">
            <text:p>223.54</text:p>
          </table:table-cell>
          <table:table-cell office:value-type="float" office:value="286.88" calcext:value-type="float">
            <text:p>286.88</text:p>
          </table:table-cell>
        </table:table-row>
        <table:table-row table:style-name="ro1">
          <table:table-cell office:value-type="float" office:value="3183892" calcext:value-type="float">
            <text:p>3183892</text:p>
          </table:table-cell>
          <table:table-cell table:formula="of:=[.A201]/1000/(60*60*24)" office:value-type="time" office:time-value="PT00H53M03.892S" calcext:value-type="time">
            <text:p>00:53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4.64" calcext:value-type="float">
            <text:p>224.64</text:p>
          </table:table-cell>
          <table:table-cell office:value-type="float" office:value="288.27" calcext:value-type="float">
            <text:p>288.27</text:p>
          </table:table-cell>
        </table:table-row>
        <table:table-row table:style-name="ro1">
          <table:table-cell office:value-type="float" office:value="3199892" calcext:value-type="float">
            <text:p>3199892</text:p>
          </table:table-cell>
          <table:table-cell table:formula="of:=[.A202]/1000/(60*60*24)" office:value-type="time" office:time-value="PT00H53M19.892S" calcext:value-type="time">
            <text:p>00:53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25.75" calcext:value-type="float">
            <text:p>225.75</text:p>
          </table:table-cell>
          <table:table-cell office:value-type="float" office:value="289.66" calcext:value-type="float">
            <text:p>289.66</text:p>
          </table:table-cell>
        </table:table-row>
        <table:table-row table:style-name="ro1">
          <table:table-cell office:value-type="float" office:value="3215892" calcext:value-type="float">
            <text:p>3215892</text:p>
          </table:table-cell>
          <table:table-cell table:formula="of:=[.A203]/1000/(60*60*24)" office:value-type="time" office:time-value="PT00H53M35.892S" calcext:value-type="time">
            <text:p>00:53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6.86" calcext:value-type="float">
            <text:p>226.86</text:p>
          </table:table-cell>
          <table:table-cell office:value-type="float" office:value="291.05" calcext:value-type="float">
            <text:p>291.05</text:p>
          </table:table-cell>
        </table:table-row>
        <table:table-row table:style-name="ro1">
          <table:table-cell office:value-type="float" office:value="3231892" calcext:value-type="float">
            <text:p>3231892</text:p>
          </table:table-cell>
          <table:table-cell table:formula="of:=[.A204]/1000/(60*60*24)" office:value-type="time" office:time-value="PT00H53M51.892S" calcext:value-type="time">
            <text:p>00:53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27.97" calcext:value-type="float">
            <text:p>227.97</text:p>
          </table:table-cell>
          <table:table-cell office:value-type="float" office:value="292.44" calcext:value-type="float">
            <text:p>292.44</text:p>
          </table:table-cell>
        </table:table-row>
        <table:table-row table:style-name="ro1">
          <table:table-cell office:value-type="float" office:value="3247892" calcext:value-type="float">
            <text:p>3247892</text:p>
          </table:table-cell>
          <table:table-cell table:formula="of:=[.A205]/1000/(60*60*24)" office:value-type="time" office:time-value="PT00H54M07.892S" calcext:value-type="time">
            <text:p>00:54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229.07" calcext:value-type="float">
            <text:p>229.07</text:p>
          </table:table-cell>
          <table:table-cell office:value-type="float" office:value="293.84" calcext:value-type="float">
            <text:p>293.84</text:p>
          </table:table-cell>
        </table:table-row>
        <table:table-row table:style-name="ro1">
          <table:table-cell office:value-type="float" office:value="3263892" calcext:value-type="float">
            <text:p>3263892</text:p>
          </table:table-cell>
          <table:table-cell table:formula="of:=[.A206]/1000/(60*60*24)" office:value-type="time" office:time-value="PT00H54M23.892S" calcext:value-type="time">
            <text:p>00:54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30.18" calcext:value-type="float">
            <text:p>230.18</text:p>
          </table:table-cell>
          <table:table-cell office:value-type="float" office:value="295.23" calcext:value-type="float">
            <text:p>295.23</text:p>
          </table:table-cell>
        </table:table-row>
        <table:table-row table:style-name="ro1">
          <table:table-cell office:value-type="float" office:value="3279892" calcext:value-type="float">
            <text:p>3279892</text:p>
          </table:table-cell>
          <table:table-cell table:formula="of:=[.A207]/1000/(60*60*24)" office:value-type="time" office:time-value="PT00H54M39.892S" calcext:value-type="time">
            <text:p>00:54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31.29" calcext:value-type="float">
            <text:p>231.29</text:p>
          </table:table-cell>
          <table:table-cell office:value-type="float" office:value="296.62" calcext:value-type="float">
            <text:p>296.62</text:p>
          </table:table-cell>
        </table:table-row>
        <table:table-row table:style-name="ro1">
          <table:table-cell office:value-type="float" office:value="3295892" calcext:value-type="float">
            <text:p>3295892</text:p>
          </table:table-cell>
          <table:table-cell table:formula="of:=[.A208]/1000/(60*60*24)" office:value-type="time" office:time-value="PT00H54M55.892S" calcext:value-type="time">
            <text:p>00:54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32.39" calcext:value-type="float">
            <text:p>232.39</text:p>
          </table:table-cell>
          <table:table-cell office:value-type="float" office:value="298.01" calcext:value-type="float">
            <text:p>298.01</text:p>
          </table:table-cell>
        </table:table-row>
        <table:table-row table:style-name="ro1">
          <table:table-cell office:value-type="float" office:value="3311892" calcext:value-type="float">
            <text:p>3311892</text:p>
          </table:table-cell>
          <table:table-cell table:formula="of:=[.A209]/1000/(60*60*24)" office:value-type="time" office:time-value="PT00H55M11.892S" calcext:value-type="time">
            <text:p>00:55:12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3.5" calcext:value-type="float">
            <text:p>233.5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>
          <table:table-cell office:value-type="float" office:value="3327892" calcext:value-type="float">
            <text:p>3327892</text:p>
          </table:table-cell>
          <table:table-cell table:formula="of:=[.A210]/1000/(60*60*24)" office:value-type="time" office:time-value="PT00H55M27.892S" calcext:value-type="time">
            <text:p>00:55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234.61" calcext:value-type="float">
            <text:p>234.61</text:p>
          </table:table-cell>
          <table:table-cell office:value-type="float" office:value="300.79" calcext:value-type="float">
            <text:p>300.79</text:p>
          </table:table-cell>
        </table:table-row>
        <table:table-row table:style-name="ro1">
          <table:table-cell office:value-type="float" office:value="3343892" calcext:value-type="float">
            <text:p>3343892</text:p>
          </table:table-cell>
          <table:table-cell table:formula="of:=[.A211]/1000/(60*60*24)" office:value-type="time" office:time-value="PT00H55M43.892S" calcext:value-type="time">
            <text:p>00:55:44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5.71" calcext:value-type="float">
            <text:p>235.71</text:p>
          </table:table-cell>
          <table:table-cell office:value-type="float" office:value="302.18" calcext:value-type="float">
            <text:p>302.18</text:p>
          </table:table-cell>
        </table:table-row>
        <table:table-row table:style-name="ro1">
          <table:table-cell office:value-type="float" office:value="3359892" calcext:value-type="float">
            <text:p>3359892</text:p>
          </table:table-cell>
          <table:table-cell table:formula="of:=[.A212]/1000/(60*60*24)" office:value-type="time" office:time-value="PT00H55M59.892S" calcext:value-type="time">
            <text:p>00:56:00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36.82" calcext:value-type="float">
            <text:p>236.82</text:p>
          </table:table-cell>
          <table:table-cell office:value-type="float" office:value="303.57" calcext:value-type="float">
            <text:p>303.57</text:p>
          </table:table-cell>
        </table:table-row>
        <table:table-row table:style-name="ro1">
          <table:table-cell office:value-type="float" office:value="3375892" calcext:value-type="float">
            <text:p>3375892</text:p>
          </table:table-cell>
          <table:table-cell table:formula="of:=[.A213]/1000/(60*60*24)" office:value-type="time" office:time-value="PT00H56M15.892S" calcext:value-type="time">
            <text:p>00:56:16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7.92" calcext:value-type="float">
            <text:p>237.92</text:p>
          </table:table-cell>
          <table:table-cell office:value-type="float" office:value="304.96" calcext:value-type="float">
            <text:p>304.96</text:p>
          </table:table-cell>
        </table:table-row>
        <table:table-row table:style-name="ro1">
          <table:table-cell office:value-type="float" office:value="3391892" calcext:value-type="float">
            <text:p>3391892</text:p>
          </table:table-cell>
          <table:table-cell table:formula="of:=[.A214]/1000/(60*60*24)" office:value-type="time" office:time-value="PT00H56M31.892S" calcext:value-type="time">
            <text:p>00:56:32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39.03" calcext:value-type="float">
            <text:p>239.03</text:p>
          </table:table-cell>
          <table:table-cell office:value-type="float" office:value="306.35" calcext:value-type="float">
            <text:p>306.35</text:p>
          </table:table-cell>
        </table:table-row>
        <table:table-row table:style-name="ro1">
          <table:table-cell office:value-type="float" office:value="3407892" calcext:value-type="float">
            <text:p>3407892</text:p>
          </table:table-cell>
          <table:table-cell table:formula="of:=[.A215]/1000/(60*60*24)" office:value-type="time" office:time-value="PT00H56M47.892S" calcext:value-type="time">
            <text:p>00:56:48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9" calcext:value-type="float">
            <text:p>312.59</text:p>
          </table:table-cell>
          <table:table-cell office:value-type="float" office:value="240.13" calcext:value-type="float">
            <text:p>240.13</text:p>
          </table:table-cell>
          <table:table-cell office:value-type="float" office:value="307.73" calcext:value-type="float">
            <text:p>307.73</text:p>
          </table:table-cell>
        </table:table-row>
        <table:table-row table:style-name="ro1">
          <table:table-cell office:value-type="float" office:value="3423892" calcext:value-type="float">
            <text:p>3423892</text:p>
          </table:table-cell>
          <table:table-cell table:formula="of:=[.A216]/1000/(60*60*24)" office:value-type="time" office:time-value="PT00H57M03.892S" calcext:value-type="time">
            <text:p>00:57:04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41.24" calcext:value-type="float">
            <text:p>241.24</text:p>
          </table:table-cell>
          <table:table-cell office:value-type="float" office:value="309.12" calcext:value-type="float">
            <text:p>309.12</text:p>
          </table:table-cell>
        </table:table-row>
        <table:table-row table:style-name="ro1">
          <table:table-cell office:value-type="float" office:value="3439892" calcext:value-type="float">
            <text:p>3439892</text:p>
          </table:table-cell>
          <table:table-cell table:formula="of:=[.A217]/1000/(60*60*24)" office:value-type="time" office:time-value="PT00H57M19.892S" calcext:value-type="time">
            <text:p>00:5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42.34" calcext:value-type="float">
            <text:p>242.34</text:p>
          </table:table-cell>
          <table:table-cell office:value-type="float" office:value="310.51" calcext:value-type="float">
            <text:p>310.51</text:p>
          </table:table-cell>
        </table:table-row>
        <table:table-row table:style-name="ro1">
          <table:table-cell office:value-type="float" office:value="3455892" calcext:value-type="float">
            <text:p>3455892</text:p>
          </table:table-cell>
          <table:table-cell table:formula="of:=[.A218]/1000/(60*60*24)" office:value-type="time" office:time-value="PT00H57M35.892S" calcext:value-type="time">
            <text:p>00:57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43.45" calcext:value-type="float">
            <text:p>243.45</text:p>
          </table:table-cell>
          <table:table-cell office:value-type="float" office:value="311.9" calcext:value-type="float">
            <text:p>311.9</text:p>
          </table:table-cell>
        </table:table-row>
        <table:table-row table:style-name="ro1">
          <table:table-cell office:value-type="float" office:value="3471892" calcext:value-type="float">
            <text:p>3471892</text:p>
          </table:table-cell>
          <table:table-cell table:formula="of:=[.A219]/1000/(60*60*24)" office:value-type="time" office:time-value="PT00H57M51.892S" calcext:value-type="time">
            <text:p>00:57:52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44.55" calcext:value-type="float">
            <text:p>244.55</text:p>
          </table:table-cell>
          <table:table-cell office:value-type="float" office:value="313.28" calcext:value-type="float">
            <text:p>313.28</text:p>
          </table:table-cell>
        </table:table-row>
        <table:table-row table:style-name="ro1">
          <table:table-cell office:value-type="float" office:value="3487892" calcext:value-type="float">
            <text:p>3487892</text:p>
          </table:table-cell>
          <table:table-cell table:formula="of:=[.A220]/1000/(60*60*24)" office:value-type="time" office:time-value="PT00H58M07.892S" calcext:value-type="time">
            <text:p>00:58:08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245.66" calcext:value-type="float">
            <text:p>245.66</text:p>
          </table:table-cell>
          <table:table-cell office:value-type="float" office:value="314.67" calcext:value-type="float">
            <text:p>314.67</text:p>
          </table:table-cell>
        </table:table-row>
        <table:table-row table:style-name="ro1">
          <table:table-cell office:value-type="float" office:value="3503892" calcext:value-type="float">
            <text:p>3503892</text:p>
          </table:table-cell>
          <table:table-cell table:formula="of:=[.A221]/1000/(60*60*24)" office:value-type="time" office:time-value="PT00H58M23.892S" calcext:value-type="time">
            <text:p>00:58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46.76" calcext:value-type="float">
            <text:p>246.76</text:p>
          </table:table-cell>
          <table:table-cell office:value-type="float" office:value="316.05" calcext:value-type="float">
            <text:p>316.05</text:p>
          </table:table-cell>
        </table:table-row>
        <table:table-row table:style-name="ro1">
          <table:table-cell office:value-type="float" office:value="3519892" calcext:value-type="float">
            <text:p>3519892</text:p>
          </table:table-cell>
          <table:table-cell table:formula="of:=[.A222]/1000/(60*60*24)" office:value-type="time" office:time-value="PT00H58M39.892S" calcext:value-type="time">
            <text:p>00:58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247.87" calcext:value-type="float">
            <text:p>247.87</text:p>
          </table:table-cell>
          <table:table-cell office:value-type="float" office:value="317.44" calcext:value-type="float">
            <text:p>317.44</text:p>
          </table:table-cell>
        </table:table-row>
        <table:table-row table:style-name="ro1">
          <table:table-cell office:value-type="float" office:value="3535892" calcext:value-type="float">
            <text:p>3535892</text:p>
          </table:table-cell>
          <table:table-cell table:formula="of:=[.A223]/1000/(60*60*24)" office:value-type="time" office:time-value="PT00H58M55.892S" calcext:value-type="time">
            <text:p>00:58:56</text:p>
          </table:table-cell>
          <table:table-cell office:value-type="float" office:value="1.26" calcext:value-type="float">
            <text:p>1.26</text:p>
          </table:table-cell>
          <table:table-cell office:value-type="float" office:value="248.4" calcext:value-type="float">
            <text:p>248.4</text:p>
          </table:table-cell>
          <table:table-cell office:value-type="float" office:value="312.2" calcext:value-type="float">
            <text:p>312.2</text:p>
          </table:table-cell>
          <table:table-cell office:value-type="float" office:value="248.97" calcext:value-type="float">
            <text:p>248.97</text:p>
          </table:table-cell>
          <table:table-cell office:value-type="float" office:value="318.83" calcext:value-type="float">
            <text:p>318.83</text:p>
          </table:table-cell>
        </table:table-row>
        <table:table-row table:style-name="ro1">
          <table:table-cell office:value-type="float" office:value="3551892" calcext:value-type="float">
            <text:p>3551892</text:p>
          </table:table-cell>
          <table:table-cell table:formula="of:=[.A224]/1000/(60*60*24)" office:value-type="time" office:time-value="PT00H59M11.892S" calcext:value-type="time">
            <text:p>00:59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50.08" calcext:value-type="float">
            <text:p>250.08</text:p>
          </table:table-cell>
          <table:table-cell office:value-type="float" office:value="320.21" calcext:value-type="float">
            <text:p>320.21</text:p>
          </table:table-cell>
        </table:table-row>
        <table:table-row table:style-name="ro1">
          <table:table-cell office:value-type="float" office:value="3567892" calcext:value-type="float">
            <text:p>3567892</text:p>
          </table:table-cell>
          <table:table-cell table:formula="of:=[.A225]/1000/(60*60*24)" office:value-type="time" office:time-value="PT00H59M27.892S" calcext:value-type="time">
            <text:p>00:59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51.18" calcext:value-type="float">
            <text:p>251.18</text:p>
          </table:table-cell>
          <table:table-cell office:value-type="float" office:value="321.6" calcext:value-type="float">
            <text:p>321.6</text:p>
          </table:table-cell>
        </table:table-row>
        <table:table-row table:style-name="ro1">
          <table:table-cell office:value-type="float" office:value="3583892" calcext:value-type="float">
            <text:p>3583892</text:p>
          </table:table-cell>
          <table:table-cell table:formula="of:=[.A226]/1000/(60*60*24)" office:value-type="time" office:time-value="PT00H59M43.892S" calcext:value-type="time">
            <text:p>00:59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52.29" calcext:value-type="float">
            <text:p>252.29</text:p>
          </table:table-cell>
          <table:table-cell office:value-type="float" office:value="322.98" calcext:value-type="float">
            <text:p>322.98</text:p>
          </table:table-cell>
        </table:table-row>
        <table:table-row table:style-name="ro1">
          <table:table-cell office:value-type="float" office:value="3599892" calcext:value-type="float">
            <text:p>3599892</text:p>
          </table:table-cell>
          <table:table-cell table:formula="of:=[.A227]/1000/(60*60*24)" office:value-type="time" office:time-value="PT00H59M59.892S" calcext:value-type="time">
            <text:p>01:00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53.39" calcext:value-type="float">
            <text:p>253.39</text:p>
          </table:table-cell>
          <table:table-cell office:value-type="float" office:value="324.36" calcext:value-type="float">
            <text:p>324.36</text:p>
          </table:table-cell>
        </table:table-row>
        <table:table-row table:style-name="ro1">
          <table:table-cell office:value-type="float" office:value="3615892" calcext:value-type="float">
            <text:p>3615892</text:p>
          </table:table-cell>
          <table:table-cell table:formula="of:=[.A228]/1000/(60*60*24)" office:value-type="time" office:time-value="PT01H00M15.892S" calcext:value-type="time">
            <text:p>01:00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4.49" calcext:value-type="float">
            <text:p>254.49</text:p>
          </table:table-cell>
          <table:table-cell office:value-type="float" office:value="325.75" calcext:value-type="float">
            <text:p>325.75</text:p>
          </table:table-cell>
        </table:table-row>
        <table:table-row table:style-name="ro1">
          <table:table-cell office:value-type="float" office:value="3631892" calcext:value-type="float">
            <text:p>3631892</text:p>
          </table:table-cell>
          <table:table-cell table:formula="of:=[.A229]/1000/(60*60*24)" office:value-type="time" office:time-value="PT01H00M31.892S" calcext:value-type="time">
            <text:p>01:00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5.6" calcext:value-type="float">
            <text:p>255.6</text:p>
          </table:table-cell>
          <table:table-cell office:value-type="float" office:value="327.13" calcext:value-type="float">
            <text:p>327.13</text:p>
          </table:table-cell>
        </table:table-row>
        <table:table-row table:style-name="ro1">
          <table:table-cell office:value-type="float" office:value="3647892" calcext:value-type="float">
            <text:p>3647892</text:p>
          </table:table-cell>
          <table:table-cell table:formula="of:=[.A230]/1000/(60*60*24)" office:value-type="time" office:time-value="PT01H00M47.892S" calcext:value-type="time">
            <text:p>01:00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56.7" calcext:value-type="float">
            <text:p>256.7</text:p>
          </table:table-cell>
          <table:table-cell office:value-type="float" office:value="328.51" calcext:value-type="float">
            <text:p>328.51</text:p>
          </table:table-cell>
        </table:table-row>
        <table:table-row table:style-name="ro1">
          <table:table-cell office:value-type="float" office:value="3663892" calcext:value-type="float">
            <text:p>3663892</text:p>
          </table:table-cell>
          <table:table-cell table:formula="of:=[.A231]/1000/(60*60*24)" office:value-type="time" office:time-value="PT01H01M03.892S" calcext:value-type="time">
            <text:p>01:01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7.8" calcext:value-type="float">
            <text:p>257.8</text:p>
          </table:table-cell>
          <table:table-cell office:value-type="float" office:value="329.89" calcext:value-type="float">
            <text:p>329.89</text:p>
          </table:table-cell>
        </table:table-row>
        <table:table-row table:style-name="ro1">
          <table:table-cell office:value-type="float" office:value="3679892" calcext:value-type="float">
            <text:p>3679892</text:p>
          </table:table-cell>
          <table:table-cell table:formula="of:=[.A232]/1000/(60*60*24)" office:value-type="time" office:time-value="PT01H01M19.892S" calcext:value-type="time">
            <text:p>01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8.91" calcext:value-type="float">
            <text:p>258.91</text:p>
          </table:table-cell>
          <table:table-cell office:value-type="float" office:value="331.28" calcext:value-type="float">
            <text:p>331.28</text:p>
          </table:table-cell>
        </table:table-row>
        <table:table-row table:style-name="ro1">
          <table:table-cell office:value-type="float" office:value="3695892" calcext:value-type="float">
            <text:p>3695892</text:p>
          </table:table-cell>
          <table:table-cell table:formula="of:=[.A233]/1000/(60*60*24)" office:value-type="time" office:time-value="PT01H01M35.892S" calcext:value-type="time">
            <text:p>01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60.01" calcext:value-type="float">
            <text:p>260.01</text:p>
          </table:table-cell>
          <table:table-cell office:value-type="float" office:value="332.66" calcext:value-type="float">
            <text:p>332.66</text:p>
          </table:table-cell>
        </table:table-row>
        <table:table-row table:style-name="ro1">
          <table:table-cell office:value-type="float" office:value="3711892" calcext:value-type="float">
            <text:p>3711892</text:p>
          </table:table-cell>
          <table:table-cell table:formula="of:=[.A234]/1000/(60*60*24)" office:value-type="time" office:time-value="PT01H01M51.892S" calcext:value-type="time">
            <text:p>01:0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1.11" calcext:value-type="float">
            <text:p>261.11</text:p>
          </table:table-cell>
          <table:table-cell office:value-type="float" office:value="334.04" calcext:value-type="float">
            <text:p>334.04</text:p>
          </table:table-cell>
        </table:table-row>
        <table:table-row table:style-name="ro1">
          <table:table-cell office:value-type="float" office:value="3727892" calcext:value-type="float">
            <text:p>3727892</text:p>
          </table:table-cell>
          <table:table-cell table:formula="of:=[.A235]/1000/(60*60*24)" office:value-type="time" office:time-value="PT01H02M07.892S" calcext:value-type="time">
            <text:p>01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2.22" calcext:value-type="float">
            <text:p>262.22</text:p>
          </table:table-cell>
          <table:table-cell office:value-type="float" office:value="335.42" calcext:value-type="float">
            <text:p>335.42</text:p>
          </table:table-cell>
        </table:table-row>
        <table:table-row table:style-name="ro1">
          <table:table-cell office:value-type="float" office:value="3743892" calcext:value-type="float">
            <text:p>3743892</text:p>
          </table:table-cell>
          <table:table-cell table:formula="of:=[.A236]/1000/(60*60*24)" office:value-type="time" office:time-value="PT01H02M23.892S" calcext:value-type="time">
            <text:p>01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63.32" calcext:value-type="float">
            <text:p>263.32</text:p>
          </table:table-cell>
          <table:table-cell office:value-type="float" office:value="336.8" calcext:value-type="float">
            <text:p>336.8</text:p>
          </table:table-cell>
        </table:table-row>
        <table:table-row table:style-name="ro1">
          <table:table-cell office:value-type="float" office:value="3759892" calcext:value-type="float">
            <text:p>3759892</text:p>
          </table:table-cell>
          <table:table-cell table:formula="of:=[.A237]/1000/(60*60*24)" office:value-type="time" office:time-value="PT01H02M39.892S" calcext:value-type="time">
            <text:p>01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64.42" calcext:value-type="float">
            <text:p>264.42</text:p>
          </table:table-cell>
          <table:table-cell office:value-type="float" office:value="338.18" calcext:value-type="float">
            <text:p>338.18</text:p>
          </table:table-cell>
        </table:table-row>
        <table:table-row table:style-name="ro1">
          <table:table-cell office:value-type="float" office:value="3775892" calcext:value-type="float">
            <text:p>3775892</text:p>
          </table:table-cell>
          <table:table-cell table:formula="of:=[.A238]/1000/(60*60*24)" office:value-type="time" office:time-value="PT01H02M55.892S" calcext:value-type="time">
            <text:p>01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265.52" calcext:value-type="float">
            <text:p>265.52</text:p>
          </table:table-cell>
          <table:table-cell office:value-type="float" office:value="339.57" calcext:value-type="float">
            <text:p>339.57</text:p>
          </table:table-cell>
        </table:table-row>
        <table:table-row table:style-name="ro1">
          <table:table-cell office:value-type="float" office:value="3791892" calcext:value-type="float">
            <text:p>3791892</text:p>
          </table:table-cell>
          <table:table-cell table:formula="of:=[.A239]/1000/(60*60*24)" office:value-type="time" office:time-value="PT01H03M11.892S" calcext:value-type="time">
            <text:p>01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6.63" calcext:value-type="float">
            <text:p>266.63</text:p>
          </table:table-cell>
          <table:table-cell office:value-type="float" office:value="340.95" calcext:value-type="float">
            <text:p>340.95</text:p>
          </table:table-cell>
        </table:table-row>
        <table:table-row table:style-name="ro1">
          <table:table-cell office:value-type="float" office:value="3807892" calcext:value-type="float">
            <text:p>3807892</text:p>
          </table:table-cell>
          <table:table-cell table:formula="of:=[.A240]/1000/(60*60*24)" office:value-type="time" office:time-value="PT01H03M27.892S" calcext:value-type="time">
            <text:p>01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267.73" calcext:value-type="float">
            <text:p>267.73</text:p>
          </table:table-cell>
          <table:table-cell office:value-type="float" office:value="342.33" calcext:value-type="float">
            <text:p>342.33</text:p>
          </table:table-cell>
        </table:table-row>
        <table:table-row table:style-name="ro1">
          <table:table-cell office:value-type="float" office:value="3823892" calcext:value-type="float">
            <text:p>3823892</text:p>
          </table:table-cell>
          <table:table-cell table:formula="of:=[.A241]/1000/(60*60*24)" office:value-type="time" office:time-value="PT01H03M43.892S" calcext:value-type="time">
            <text:p>01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268.83" calcext:value-type="float">
            <text:p>268.83</text:p>
          </table:table-cell>
          <table:table-cell office:value-type="float" office:value="343.71" calcext:value-type="float">
            <text:p>343.71</text:p>
          </table:table-cell>
        </table:table-row>
        <table:table-row table:style-name="ro1">
          <table:table-cell office:value-type="float" office:value="3839892" calcext:value-type="float">
            <text:p>3839892</text:p>
          </table:table-cell>
          <table:table-cell table:formula="of:=[.A242]/1000/(60*60*24)" office:value-type="time" office:time-value="PT01H03M59.892S" calcext:value-type="time">
            <text:p>01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9.93" calcext:value-type="float">
            <text:p>269.93</text:p>
          </table:table-cell>
          <table:table-cell office:value-type="float" office:value="345.09" calcext:value-type="float">
            <text:p>345.09</text:p>
          </table:table-cell>
        </table:table-row>
        <table:table-row table:style-name="ro1">
          <table:table-cell office:value-type="float" office:value="3855892" calcext:value-type="float">
            <text:p>3855892</text:p>
          </table:table-cell>
          <table:table-cell table:formula="of:=[.A243]/1000/(60*60*24)" office:value-type="time" office:time-value="PT01H04M15.892S" calcext:value-type="time">
            <text:p>01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71.04" calcext:value-type="float">
            <text:p>271.04</text:p>
          </table:table-cell>
          <table:table-cell office:value-type="float" office:value="346.47" calcext:value-type="float">
            <text:p>346.47</text:p>
          </table:table-cell>
        </table:table-row>
        <table:table-row table:style-name="ro1">
          <table:table-cell office:value-type="float" office:value="3871892" calcext:value-type="float">
            <text:p>3871892</text:p>
          </table:table-cell>
          <table:table-cell table:formula="of:=[.A244]/1000/(60*60*24)" office:value-type="time" office:time-value="PT01H04M31.892S" calcext:value-type="time">
            <text:p>01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72.14" calcext:value-type="float">
            <text:p>272.14</text:p>
          </table:table-cell>
          <table:table-cell office:value-type="float" office:value="347.85" calcext:value-type="float">
            <text:p>347.85</text:p>
          </table:table-cell>
        </table:table-row>
        <table:table-row table:style-name="ro1">
          <table:table-cell office:value-type="float" office:value="3887892" calcext:value-type="float">
            <text:p>3887892</text:p>
          </table:table-cell>
          <table:table-cell table:formula="of:=[.A245]/1000/(60*60*24)" office:value-type="time" office:time-value="PT01H04M47.892S" calcext:value-type="time">
            <text:p>01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73.24" calcext:value-type="float">
            <text:p>273.24</text:p>
          </table:table-cell>
          <table:table-cell office:value-type="float" office:value="349.23" calcext:value-type="float">
            <text:p>349.23</text:p>
          </table:table-cell>
        </table:table-row>
        <table:table-row table:style-name="ro1">
          <table:table-cell office:value-type="float" office:value="3903892" calcext:value-type="float">
            <text:p>3903892</text:p>
          </table:table-cell>
          <table:table-cell table:formula="of:=[.A246]/1000/(60*60*24)" office:value-type="time" office:time-value="PT01H05M03.892S" calcext:value-type="time">
            <text:p>01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74.34" calcext:value-type="float">
            <text:p>274.34</text:p>
          </table:table-cell>
          <table:table-cell office:value-type="float" office:value="350.6" calcext:value-type="float">
            <text:p>350.6</text:p>
          </table:table-cell>
        </table:table-row>
        <table:table-row table:style-name="ro1">
          <table:table-cell office:value-type="float" office:value="3919892" calcext:value-type="float">
            <text:p>3919892</text:p>
          </table:table-cell>
          <table:table-cell table:formula="of:=[.A247]/1000/(60*60*24)" office:value-type="time" office:time-value="PT01H05M19.892S" calcext:value-type="time">
            <text:p>01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75.44" calcext:value-type="float">
            <text:p>275.44</text:p>
          </table:table-cell>
          <table:table-cell office:value-type="float" office:value="351.98" calcext:value-type="float">
            <text:p>351.98</text:p>
          </table:table-cell>
        </table:table-row>
        <table:table-row table:style-name="ro1">
          <table:table-cell office:value-type="float" office:value="3935892" calcext:value-type="float">
            <text:p>3935892</text:p>
          </table:table-cell>
          <table:table-cell table:formula="of:=[.A248]/1000/(60*60*24)" office:value-type="time" office:time-value="PT01H05M35.892S" calcext:value-type="time">
            <text:p>01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76.54" calcext:value-type="float">
            <text:p>276.54</text:p>
          </table:table-cell>
          <table:table-cell office:value-type="float" office:value="353.36" calcext:value-type="float">
            <text:p>353.36</text:p>
          </table:table-cell>
        </table:table-row>
        <table:table-row table:style-name="ro1">
          <table:table-cell office:value-type="float" office:value="3951892" calcext:value-type="float">
            <text:p>3951892</text:p>
          </table:table-cell>
          <table:table-cell table:formula="of:=[.A249]/1000/(60*60*24)" office:value-type="time" office:time-value="PT01H05M51.892S" calcext:value-type="time">
            <text:p>01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277.64" calcext:value-type="float">
            <text:p>277.64</text:p>
          </table:table-cell>
          <table:table-cell office:value-type="float" office:value="354.74" calcext:value-type="float">
            <text:p>354.74</text:p>
          </table:table-cell>
        </table:table-row>
        <table:table-row table:style-name="ro1">
          <table:table-cell office:value-type="float" office:value="3967892" calcext:value-type="float">
            <text:p>3967892</text:p>
          </table:table-cell>
          <table:table-cell table:formula="of:=[.A250]/1000/(60*60*24)" office:value-type="time" office:time-value="PT01H06M07.892S" calcext:value-type="time">
            <text:p>01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78.75" calcext:value-type="float">
            <text:p>278.75</text:p>
          </table:table-cell>
          <table:table-cell office:value-type="float" office:value="356.11" calcext:value-type="float">
            <text:p>356.11</text:p>
          </table:table-cell>
        </table:table-row>
        <table:table-row table:style-name="ro1">
          <table:table-cell office:value-type="float" office:value="3983892" calcext:value-type="float">
            <text:p>3983892</text:p>
          </table:table-cell>
          <table:table-cell table:formula="of:=[.A251]/1000/(60*60*24)" office:value-type="time" office:time-value="PT01H06M23.892S" calcext:value-type="time">
            <text:p>01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79.85" calcext:value-type="float">
            <text:p>279.85</text:p>
          </table:table-cell>
          <table:table-cell office:value-type="float" office:value="357.49" calcext:value-type="float">
            <text:p>357.49</text:p>
          </table:table-cell>
        </table:table-row>
        <table:table-row table:style-name="ro1">
          <table:table-cell office:value-type="float" office:value="3999892" calcext:value-type="float">
            <text:p>3999892</text:p>
          </table:table-cell>
          <table:table-cell table:formula="of:=[.A252]/1000/(60*60*24)" office:value-type="time" office:time-value="PT01H06M39.892S" calcext:value-type="time">
            <text:p>01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80.95" calcext:value-type="float">
            <text:p>280.95</text:p>
          </table:table-cell>
          <table:table-cell office:value-type="float" office:value="358.87" calcext:value-type="float">
            <text:p>358.87</text:p>
          </table:table-cell>
        </table:table-row>
        <table:table-row table:style-name="ro1">
          <table:table-cell office:value-type="float" office:value="4015892" calcext:value-type="float">
            <text:p>4015892</text:p>
          </table:table-cell>
          <table:table-cell table:formula="of:=[.A253]/1000/(60*60*24)" office:value-type="time" office:time-value="PT01H06M55.892S" calcext:value-type="time">
            <text:p>01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82.05" calcext:value-type="float">
            <text:p>282.05</text:p>
          </table:table-cell>
          <table:table-cell office:value-type="float" office:value="360.24" calcext:value-type="float">
            <text:p>360.24</text:p>
          </table:table-cell>
        </table:table-row>
        <table:table-row table:style-name="ro1">
          <table:table-cell office:value-type="float" office:value="4031892" calcext:value-type="float">
            <text:p>4031892</text:p>
          </table:table-cell>
          <table:table-cell table:formula="of:=[.A254]/1000/(60*60*24)" office:value-type="time" office:time-value="PT01H07M11.892S" calcext:value-type="time">
            <text:p>01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83.15" calcext:value-type="float">
            <text:p>283.15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>
          <table:table-cell office:value-type="float" office:value="4047892" calcext:value-type="float">
            <text:p>4047892</text:p>
          </table:table-cell>
          <table:table-cell table:formula="of:=[.A255]/1000/(60*60*24)" office:value-type="time" office:time-value="PT01H07M27.892S" calcext:value-type="time">
            <text:p>01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84.25" calcext:value-type="float">
            <text:p>284.25</text:p>
          </table:table-cell>
          <table:table-cell office:value-type="float" office:value="362.99" calcext:value-type="float">
            <text:p>362.99</text:p>
          </table:table-cell>
        </table:table-row>
        <table:table-row table:style-name="ro1">
          <table:table-cell office:value-type="float" office:value="4063892" calcext:value-type="float">
            <text:p>4063892</text:p>
          </table:table-cell>
          <table:table-cell table:formula="of:=[.A256]/1000/(60*60*24)" office:value-type="time" office:time-value="PT01H07M43.892S" calcext:value-type="time">
            <text:p>01:0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285.35" calcext:value-type="float">
            <text:p>285.35</text:p>
          </table:table-cell>
          <table:table-cell office:value-type="float" office:value="364.37" calcext:value-type="float">
            <text:p>364.37</text:p>
          </table:table-cell>
        </table:table-row>
        <table:table-row table:style-name="ro1">
          <table:table-cell office:value-type="float" office:value="4079892" calcext:value-type="float">
            <text:p>4079892</text:p>
          </table:table-cell>
          <table:table-cell table:formula="of:=[.A257]/1000/(60*60*24)" office:value-type="time" office:time-value="PT01H07M59.892S" calcext:value-type="time">
            <text:p>01:0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6.45" calcext:value-type="float">
            <text:p>286.45</text:p>
          </table:table-cell>
          <table:table-cell office:value-type="float" office:value="365.74" calcext:value-type="float">
            <text:p>365.74</text:p>
          </table:table-cell>
        </table:table-row>
        <table:table-row table:style-name="ro1">
          <table:table-cell office:value-type="float" office:value="4095892" calcext:value-type="float">
            <text:p>4095892</text:p>
          </table:table-cell>
          <table:table-cell table:formula="of:=[.A258]/1000/(60*60*24)" office:value-type="time" office:time-value="PT01H08M15.892S" calcext:value-type="time">
            <text:p>01:08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7.55" calcext:value-type="float">
            <text:p>287.55</text:p>
          </table:table-cell>
          <table:table-cell office:value-type="float" office:value="367.12" calcext:value-type="float">
            <text:p>367.12</text:p>
          </table:table-cell>
        </table:table-row>
        <table:table-row table:style-name="ro1">
          <table:table-cell office:value-type="float" office:value="4111892" calcext:value-type="float">
            <text:p>4111892</text:p>
          </table:table-cell>
          <table:table-cell table:formula="of:=[.A259]/1000/(60*60*24)" office:value-type="time" office:time-value="PT01H08M31.892S" calcext:value-type="time">
            <text:p>01:0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88.65" calcext:value-type="float">
            <text:p>288.65</text:p>
          </table:table-cell>
          <table:table-cell office:value-type="float" office:value="368.49" calcext:value-type="float">
            <text:p>368.49</text:p>
          </table:table-cell>
        </table:table-row>
        <table:table-row table:style-name="ro1">
          <table:table-cell office:value-type="float" office:value="4127892" calcext:value-type="float">
            <text:p>4127892</text:p>
          </table:table-cell>
          <table:table-cell table:formula="of:=[.A260]/1000/(60*60*24)" office:value-type="time" office:time-value="PT01H08M47.892S" calcext:value-type="time">
            <text:p>01:08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89.75" calcext:value-type="float">
            <text:p>289.75</text:p>
          </table:table-cell>
          <table:table-cell office:value-type="float" office:value="369.86" calcext:value-type="float">
            <text:p>369.86</text:p>
          </table:table-cell>
        </table:table-row>
        <table:table-row table:style-name="ro1">
          <table:table-cell office:value-type="float" office:value="4143892" calcext:value-type="float">
            <text:p>4143892</text:p>
          </table:table-cell>
          <table:table-cell table:formula="of:=[.A261]/1000/(60*60*24)" office:value-type="time" office:time-value="PT01H09M03.892S" calcext:value-type="time">
            <text:p>01:0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90.85" calcext:value-type="float">
            <text:p>290.85</text:p>
          </table:table-cell>
          <table:table-cell office:value-type="float" office:value="371.24" calcext:value-type="float">
            <text:p>371.24</text:p>
          </table:table-cell>
        </table:table-row>
        <table:table-row table:style-name="ro1">
          <table:table-cell office:value-type="float" office:value="4159892" calcext:value-type="float">
            <text:p>4159892</text:p>
          </table:table-cell>
          <table:table-cell table:formula="of:=[.A262]/1000/(60*60*24)" office:value-type="time" office:time-value="PT01H09M19.892S" calcext:value-type="time">
            <text:p>01:0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91.95" calcext:value-type="float">
            <text:p>291.95</text:p>
          </table:table-cell>
          <table:table-cell office:value-type="float" office:value="372.61" calcext:value-type="float">
            <text:p>372.61</text:p>
          </table:table-cell>
        </table:table-row>
        <table:table-row table:style-name="ro1">
          <table:table-cell office:value-type="float" office:value="4175892" calcext:value-type="float">
            <text:p>4175892</text:p>
          </table:table-cell>
          <table:table-cell table:formula="of:=[.A263]/1000/(60*60*24)" office:value-type="time" office:time-value="PT01H09M35.892S" calcext:value-type="time">
            <text:p>01:0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93.05" calcext:value-type="float">
            <text:p>293.05</text:p>
          </table:table-cell>
          <table:table-cell office:value-type="float" office:value="373.99" calcext:value-type="float">
            <text:p>373.99</text:p>
          </table:table-cell>
        </table:table-row>
        <table:table-row table:style-name="ro1">
          <table:table-cell office:value-type="float" office:value="4191892" calcext:value-type="float">
            <text:p>4191892</text:p>
          </table:table-cell>
          <table:table-cell table:formula="of:=[.A264]/1000/(60*60*24)" office:value-type="time" office:time-value="PT01H09M51.892S" calcext:value-type="time">
            <text:p>01:0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294.15" calcext:value-type="float">
            <text:p>294.15</text:p>
          </table:table-cell>
          <table:table-cell office:value-type="float" office:value="375.36" calcext:value-type="float">
            <text:p>375.36</text:p>
          </table:table-cell>
        </table:table-row>
        <table:table-row table:style-name="ro1">
          <table:table-cell office:value-type="float" office:value="4207892" calcext:value-type="float">
            <text:p>4207892</text:p>
          </table:table-cell>
          <table:table-cell table:formula="of:=[.A265]/1000/(60*60*24)" office:value-type="time" office:time-value="PT01H10M07.892S" calcext:value-type="time">
            <text:p>01:1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5.25" calcext:value-type="float">
            <text:p>295.25</text:p>
          </table:table-cell>
          <table:table-cell office:value-type="float" office:value="376.73" calcext:value-type="float">
            <text:p>376.73</text:p>
          </table:table-cell>
        </table:table-row>
        <table:table-row table:style-name="ro1">
          <table:table-cell office:value-type="float" office:value="4223892" calcext:value-type="float">
            <text:p>4223892</text:p>
          </table:table-cell>
          <table:table-cell table:formula="of:=[.A266]/1000/(60*60*24)" office:value-type="time" office:time-value="PT01H10M23.892S" calcext:value-type="time">
            <text:p>01:1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6.35" calcext:value-type="float">
            <text:p>296.35</text:p>
          </table:table-cell>
          <table:table-cell office:value-type="float" office:value="378.1" calcext:value-type="float">
            <text:p>378.1</text:p>
          </table:table-cell>
        </table:table-row>
        <table:table-row table:style-name="ro1">
          <table:table-cell office:value-type="float" office:value="4239892" calcext:value-type="float">
            <text:p>4239892</text:p>
          </table:table-cell>
          <table:table-cell table:formula="of:=[.A267]/1000/(60*60*24)" office:value-type="time" office:time-value="PT01H10M39.892S" calcext:value-type="time">
            <text:p>01:10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97.45" calcext:value-type="float">
            <text:p>297.45</text:p>
          </table:table-cell>
          <table:table-cell office:value-type="float" office:value="379.48" calcext:value-type="float">
            <text:p>379.48</text:p>
          </table:table-cell>
        </table:table-row>
        <table:table-row table:style-name="ro1">
          <table:table-cell office:value-type="float" office:value="4255892" calcext:value-type="float">
            <text:p>4255892</text:p>
          </table:table-cell>
          <table:table-cell table:formula="of:=[.A268]/1000/(60*60*24)" office:value-type="time" office:time-value="PT01H10M55.892S" calcext:value-type="time">
            <text:p>01:10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98.55" calcext:value-type="float">
            <text:p>298.55</text:p>
          </table:table-cell>
          <table:table-cell office:value-type="float" office:value="380.85" calcext:value-type="float">
            <text:p>380.85</text:p>
          </table:table-cell>
        </table:table-row>
        <table:table-row table:style-name="ro1">
          <table:table-cell office:value-type="float" office:value="4271892" calcext:value-type="float">
            <text:p>4271892</text:p>
          </table:table-cell>
          <table:table-cell table:formula="of:=[.A269]/1000/(60*60*24)" office:value-type="time" office:time-value="PT01H11M11.892S" calcext:value-type="time">
            <text:p>01:11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99.65" calcext:value-type="float">
            <text:p>299.65</text:p>
          </table:table-cell>
          <table:table-cell office:value-type="float" office:value="382.22" calcext:value-type="float">
            <text:p>382.22</text:p>
          </table:table-cell>
        </table:table-row>
        <table:table-row table:style-name="ro1">
          <table:table-cell office:value-type="float" office:value="4287892" calcext:value-type="float">
            <text:p>4287892</text:p>
          </table:table-cell>
          <table:table-cell table:formula="of:=[.A270]/1000/(60*60*24)" office:value-type="time" office:time-value="PT01H11M27.892S" calcext:value-type="time">
            <text:p>01:11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00.75" calcext:value-type="float">
            <text:p>300.75</text:p>
          </table:table-cell>
          <table:table-cell office:value-type="float" office:value="383.6" calcext:value-type="float">
            <text:p>383.6</text:p>
          </table:table-cell>
        </table:table-row>
        <table:table-row table:style-name="ro1">
          <table:table-cell office:value-type="float" office:value="4303892" calcext:value-type="float">
            <text:p>4303892</text:p>
          </table:table-cell>
          <table:table-cell table:formula="of:=[.A271]/1000/(60*60*24)" office:value-type="time" office:time-value="PT01H11M43.892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01.85" calcext:value-type="float">
            <text:p>301.85</text:p>
          </table:table-cell>
          <table:table-cell office:value-type="float" office:value="384.97" calcext:value-type="float">
            <text:p>384.97</text:p>
          </table:table-cell>
        </table:table-row>
        <table:table-row table:style-name="ro1">
          <table:table-cell office:value-type="float" office:value="4319892" calcext:value-type="float">
            <text:p>4319892</text:p>
          </table:table-cell>
          <table:table-cell table:formula="of:=[.A272]/1000/(60*60*24)" office:value-type="time" office:time-value="PT01H11M59.892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2.95" calcext:value-type="float">
            <text:p>302.95</text:p>
          </table:table-cell>
          <table:table-cell office:value-type="float" office:value="386.34" calcext:value-type="float">
            <text:p>386.34</text:p>
          </table:table-cell>
        </table:table-row>
        <table:table-row table:style-name="ro1">
          <table:table-cell office:value-type="float" office:value="4335892" calcext:value-type="float">
            <text:p>4335892</text:p>
          </table:table-cell>
          <table:table-cell table:formula="of:=[.A273]/1000/(60*60*24)" office:value-type="time" office:time-value="PT01H12M15.892S" calcext:value-type="time">
            <text:p>01:12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04.05" calcext:value-type="float">
            <text:p>304.05</text:p>
          </table:table-cell>
          <table:table-cell office:value-type="float" office:value="387.71" calcext:value-type="float">
            <text:p>387.71</text:p>
          </table:table-cell>
        </table:table-row>
        <table:table-row table:style-name="ro1">
          <table:table-cell office:value-type="float" office:value="4351892" calcext:value-type="float">
            <text:p>4351892</text:p>
          </table:table-cell>
          <table:table-cell table:formula="of:=[.A274]/1000/(60*60*24)" office:value-type="time" office:time-value="PT01H12M31.892S" calcext:value-type="time">
            <text:p>01:1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305.15" calcext:value-type="float">
            <text:p>305.15</text:p>
          </table:table-cell>
          <table:table-cell office:value-type="float" office:value="389.08" calcext:value-type="float">
            <text:p>389.08</text:p>
          </table:table-cell>
        </table:table-row>
        <table:table-row table:style-name="ro1">
          <table:table-cell office:value-type="float" office:value="4367892" calcext:value-type="float">
            <text:p>4367892</text:p>
          </table:table-cell>
          <table:table-cell table:formula="of:=[.A275]/1000/(60*60*24)" office:value-type="time" office:time-value="PT01H12M47.892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6.25" calcext:value-type="float">
            <text:p>306.25</text:p>
          </table:table-cell>
          <table:table-cell office:value-type="float" office:value="390.46" calcext:value-type="float">
            <text:p>390.46</text:p>
          </table:table-cell>
        </table:table-row>
        <table:table-row table:style-name="ro1">
          <table:table-cell office:value-type="float" office:value="4383892" calcext:value-type="float">
            <text:p>4383892</text:p>
          </table:table-cell>
          <table:table-cell table:formula="of:=[.A276]/1000/(60*60*24)" office:value-type="time" office:time-value="PT01H13M03.892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7.34" calcext:value-type="float">
            <text:p>307.34</text:p>
          </table:table-cell>
          <table:table-cell office:value-type="float" office:value="391.83" calcext:value-type="float">
            <text:p>391.83</text:p>
          </table:table-cell>
        </table:table-row>
        <table:table-row table:style-name="ro1">
          <table:table-cell office:value-type="float" office:value="4399892" calcext:value-type="float">
            <text:p>4399892</text:p>
          </table:table-cell>
          <table:table-cell table:formula="of:=[.A277]/1000/(60*60*24)" office:value-type="time" office:time-value="PT01H13M19.892S" calcext:value-type="time">
            <text:p>01:1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308.44" calcext:value-type="float">
            <text:p>308.44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4415892" calcext:value-type="float">
            <text:p>4415892</text:p>
          </table:table-cell>
          <table:table-cell table:formula="of:=[.A278]/1000/(60*60*24)" office:value-type="time" office:time-value="PT01H13M35.892S" calcext:value-type="time">
            <text:p>01:13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309.54" calcext:value-type="float">
            <text:p>309.54</text:p>
          </table:table-cell>
          <table:table-cell office:value-type="float" office:value="394.57" calcext:value-type="float">
            <text:p>394.57</text:p>
          </table:table-cell>
        </table:table-row>
        <table:table-row table:style-name="ro1">
          <table:table-cell office:value-type="float" office:value="4431892" calcext:value-type="float">
            <text:p>4431892</text:p>
          </table:table-cell>
          <table:table-cell table:formula="of:=[.A279]/1000/(60*60*24)" office:value-type="time" office:time-value="PT01H13M51.892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10.64" calcext:value-type="float">
            <text:p>310.64</text:p>
          </table:table-cell>
          <table:table-cell office:value-type="float" office:value="395.94" calcext:value-type="float">
            <text:p>395.94</text:p>
          </table:table-cell>
        </table:table-row>
        <table:table-row table:style-name="ro1">
          <table:table-cell office:value-type="float" office:value="4447892" calcext:value-type="float">
            <text:p>4447892</text:p>
          </table:table-cell>
          <table:table-cell table:formula="of:=[.A280]/1000/(60*60*24)" office:value-type="time" office:time-value="PT01H14M07.892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311.74" calcext:value-type="float">
            <text:p>311.74</text:p>
          </table:table-cell>
          <table:table-cell office:value-type="float" office:value="397.31" calcext:value-type="float">
            <text:p>397.31</text:p>
          </table:table-cell>
        </table:table-row>
        <table:table-row table:style-name="ro1">
          <table:table-cell office:value-type="float" office:value="4463892" calcext:value-type="float">
            <text:p>4463892</text:p>
          </table:table-cell>
          <table:table-cell table:formula="of:=[.A281]/1000/(60*60*24)" office:value-type="time" office:time-value="PT01H14M23.892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2.84" calcext:value-type="float">
            <text:p>312.84</text:p>
          </table:table-cell>
          <table:table-cell office:value-type="float" office:value="398.68" calcext:value-type="float">
            <text:p>398.68</text:p>
          </table:table-cell>
        </table:table-row>
        <table:table-row table:style-name="ro1">
          <table:table-cell office:value-type="float" office:value="4479892" calcext:value-type="float">
            <text:p>4479892</text:p>
          </table:table-cell>
          <table:table-cell table:formula="of:=[.A282]/1000/(60*60*24)" office:value-type="time" office:time-value="PT01H14M39.892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5" calcext:value-type="float">
            <text:p>308.55</text:p>
          </table:table-cell>
          <table:table-cell office:value-type="float" office:value="313.93" calcext:value-type="float">
            <text:p>313.93</text:p>
          </table:table-cell>
          <table:table-cell office:value-type="float" office:value="400.05" calcext:value-type="float">
            <text:p>400.05</text:p>
          </table:table-cell>
        </table:table-row>
        <table:table-row table:style-name="ro1">
          <table:table-cell office:value-type="float" office:value="4495892" calcext:value-type="float">
            <text:p>4495892</text:p>
          </table:table-cell>
          <table:table-cell table:formula="of:=[.A283]/1000/(60*60*24)" office:value-type="time" office:time-value="PT01H14M55.892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5.03" calcext:value-type="float">
            <text:p>315.03</text:p>
          </table:table-cell>
          <table:table-cell office:value-type="float" office:value="401.42" calcext:value-type="float">
            <text:p>401.42</text:p>
          </table:table-cell>
        </table:table-row>
        <table:table-row table:style-name="ro1">
          <table:table-cell office:value-type="float" office:value="4511892" calcext:value-type="float">
            <text:p>4511892</text:p>
          </table:table-cell>
          <table:table-cell table:formula="of:=[.A284]/1000/(60*60*24)" office:value-type="time" office:time-value="PT01H15M11.892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6.13" calcext:value-type="float">
            <text:p>316.13</text:p>
          </table:table-cell>
          <table:table-cell office:value-type="float" office:value="402.79" calcext:value-type="float">
            <text:p>402.79</text:p>
          </table:table-cell>
        </table:table-row>
        <table:table-row table:style-name="ro1">
          <table:table-cell office:value-type="float" office:value="4527892" calcext:value-type="float">
            <text:p>4527892</text:p>
          </table:table-cell>
          <table:table-cell table:formula="of:=[.A285]/1000/(60*60*24)" office:value-type="time" office:time-value="PT01H15M27.892S" calcext:value-type="time">
            <text:p>01:15:28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17.23" calcext:value-type="float">
            <text:p>317.23</text:p>
          </table:table-cell>
          <table:table-cell office:value-type="float" office:value="404.16" calcext:value-type="float">
            <text:p>404.16</text:p>
          </table:table-cell>
        </table:table-row>
        <table:table-row table:style-name="ro1">
          <table:table-cell office:value-type="float" office:value="4543892" calcext:value-type="float">
            <text:p>4543892</text:p>
          </table:table-cell>
          <table:table-cell table:formula="of:=[.A286]/1000/(60*60*24)" office:value-type="time" office:time-value="PT01H15M43.892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18.32" calcext:value-type="float">
            <text:p>318.32</text:p>
          </table:table-cell>
          <table:table-cell office:value-type="float" office:value="405.53" calcext:value-type="float">
            <text:p>405.53</text:p>
          </table:table-cell>
        </table:table-row>
        <table:table-row table:style-name="ro1">
          <table:table-cell office:value-type="float" office:value="4559892" calcext:value-type="float">
            <text:p>4559892</text:p>
          </table:table-cell>
          <table:table-cell table:formula="of:=[.A287]/1000/(60*60*24)" office:value-type="time" office:time-value="PT01H15M59.892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319.42" calcext:value-type="float">
            <text:p>319.42</text:p>
          </table:table-cell>
          <table:table-cell office:value-type="float" office:value="406.9" calcext:value-type="float">
            <text:p>406.9</text:p>
          </table:table-cell>
        </table:table-row>
        <table:table-row table:style-name="ro1">
          <table:table-cell office:value-type="float" office:value="4575892" calcext:value-type="float">
            <text:p>4575892</text:p>
          </table:table-cell>
          <table:table-cell table:formula="of:=[.A288]/1000/(60*60*24)" office:value-type="time" office:time-value="PT01H16M15.892S" calcext:value-type="time">
            <text:p>01:1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320.52" calcext:value-type="float">
            <text:p>320.52</text:p>
          </table:table-cell>
          <table:table-cell office:value-type="float" office:value="408.27" calcext:value-type="float">
            <text:p>408.27</text:p>
          </table:table-cell>
        </table:table-row>
        <table:table-row table:style-name="ro1">
          <table:table-cell office:value-type="float" office:value="4591892" calcext:value-type="float">
            <text:p>4591892</text:p>
          </table:table-cell>
          <table:table-cell table:formula="of:=[.A289]/1000/(60*60*24)" office:value-type="time" office:time-value="PT01H16M31.892S" calcext:value-type="time">
            <text:p>01:1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1.62" calcext:value-type="float">
            <text:p>321.62</text:p>
          </table:table-cell>
          <table:table-cell office:value-type="float" office:value="409.64" calcext:value-type="float">
            <text:p>409.64</text:p>
          </table:table-cell>
        </table:table-row>
        <table:table-row table:style-name="ro1">
          <table:table-cell office:value-type="float" office:value="4607892" calcext:value-type="float">
            <text:p>4607892</text:p>
          </table:table-cell>
          <table:table-cell table:formula="of:=[.A290]/1000/(60*60*24)" office:value-type="time" office:time-value="PT01H16M47.892S" calcext:value-type="time">
            <text:p>01:1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2.71" calcext:value-type="float">
            <text:p>322.7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23892" calcext:value-type="float">
            <text:p>4623892</text:p>
          </table:table-cell>
          <table:table-cell table:formula="of:=[.A291]/1000/(60*60*24)" office:value-type="time" office:time-value="PT01H17M03.892S" calcext:value-type="time">
            <text:p>01:1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323.81" calcext:value-type="float">
            <text:p>323.81</text:p>
          </table:table-cell>
          <table:table-cell office:value-type="float" office:value="412.37" calcext:value-type="float">
            <text:p>412.37</text:p>
          </table:table-cell>
        </table:table-row>
        <table:table-row table:style-name="ro1">
          <table:table-cell office:value-type="float" office:value="4639892" calcext:value-type="float">
            <text:p>4639892</text:p>
          </table:table-cell>
          <table:table-cell table:formula="of:=[.A292]/1000/(60*60*24)" office:value-type="time" office:time-value="PT01H17M19.892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24.91" calcext:value-type="float">
            <text:p>324.91</text:p>
          </table:table-cell>
          <table:table-cell office:value-type="float" office:value="413.74" calcext:value-type="float">
            <text:p>413.74</text:p>
          </table:table-cell>
        </table:table-row>
        <table:table-row table:style-name="ro1">
          <table:table-cell office:value-type="float" office:value="4655892" calcext:value-type="float">
            <text:p>4655892</text:p>
          </table:table-cell>
          <table:table-cell table:formula="of:=[.A293]/1000/(60*60*24)" office:value-type="time" office:time-value="PT01H17M35.892S" calcext:value-type="time">
            <text:p>01:1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26" calcext:value-type="float">
            <text:p>326</text:p>
          </table:table-cell>
          <table:table-cell office:value-type="float" office:value="415.11" calcext:value-type="float">
            <text:p>415.11</text:p>
          </table:table-cell>
        </table:table-row>
        <table:table-row table:style-name="ro1">
          <table:table-cell office:value-type="float" office:value="4670892" calcext:value-type="float">
            <text:p>4670892</text:p>
          </table:table-cell>
          <table:table-cell table:formula="of:=[.A294]/1000/(60*60*24)" office:value-type="time" office:time-value="PT01H17M50.892S" calcext:value-type="time">
            <text:p>01:1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327.03" calcext:value-type="float">
            <text:p>327.03</text:p>
          </table:table-cell>
          <table:table-cell office:value-type="float" office:value="416.39" calcext:value-type="float">
            <text:p>416.39</text:p>
          </table:table-cell>
        </table:table-row>
        <table:table-row table:style-name="ro1">
          <table:table-cell office:value-type="float" office:value="4686892" calcext:value-type="float">
            <text:p>4686892</text:p>
          </table:table-cell>
          <table:table-cell table:formula="of:=[.A295]/1000/(60*60*24)" office:value-type="time" office:time-value="PT01H18M06.892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28.13" calcext:value-type="float">
            <text:p>328.13</text:p>
          </table:table-cell>
          <table:table-cell office:value-type="float" office:value="417.75" calcext:value-type="float">
            <text:p>417.75</text:p>
          </table:table-cell>
        </table:table-row>
        <table:table-row table:style-name="ro1">
          <table:table-cell office:value-type="float" office:value="4702892" calcext:value-type="float">
            <text:p>4702892</text:p>
          </table:table-cell>
          <table:table-cell table:formula="of:=[.A296]/1000/(60*60*24)" office:value-type="time" office:time-value="PT01H18M22.892S" calcext:value-type="time">
            <text:p>01:1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329.23" calcext:value-type="float">
            <text:p>329.23</text:p>
          </table:table-cell>
          <table:table-cell office:value-type="float" office:value="419.12" calcext:value-type="float">
            <text:p>419.12</text:p>
          </table:table-cell>
        </table:table-row>
        <table:table-row table:style-name="ro1">
          <table:table-cell office:value-type="float" office:value="4718892" calcext:value-type="float">
            <text:p>4718892</text:p>
          </table:table-cell>
          <table:table-cell table:formula="of:=[.A297]/1000/(60*60*24)" office:value-type="time" office:time-value="PT01H18M38.892S" calcext:value-type="time">
            <text:p>01:1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330.32" calcext:value-type="float">
            <text:p>330.32</text:p>
          </table:table-cell>
          <table:table-cell office:value-type="float" office:value="420.49" calcext:value-type="float">
            <text:p>420.49</text:p>
          </table:table-cell>
        </table:table-row>
        <table:table-row table:style-name="ro1">
          <table:table-cell office:value-type="float" office:value="4734892" calcext:value-type="float">
            <text:p>4734892</text:p>
          </table:table-cell>
          <table:table-cell table:formula="of:=[.A298]/1000/(60*60*24)" office:value-type="time" office:time-value="PT01H18M54.892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1.42" calcext:value-type="float">
            <text:p>331.42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float" office:value="4750892" calcext:value-type="float">
            <text:p>4750892</text:p>
          </table:table-cell>
          <table:table-cell table:formula="of:=[.A299]/1000/(60*60*24)" office:value-type="time" office:time-value="PT01H19M10.892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2.52" calcext:value-type="float">
            <text:p>332.52</text:p>
          </table:table-cell>
          <table:table-cell office:value-type="float" office:value="423.22" calcext:value-type="float">
            <text:p>423.22</text:p>
          </table:table-cell>
        </table:table-row>
        <table:table-row table:style-name="ro1">
          <table:table-cell office:value-type="float" office:value="4766892" calcext:value-type="float">
            <text:p>4766892</text:p>
          </table:table-cell>
          <table:table-cell table:formula="of:=[.A300]/1000/(60*60*24)" office:value-type="time" office:time-value="PT01H19M26.892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3.61" calcext:value-type="float">
            <text:p>333.61</text:p>
          </table:table-cell>
          <table:table-cell office:value-type="float" office:value="424.58" calcext:value-type="float">
            <text:p>424.58</text:p>
          </table:table-cell>
        </table:table-row>
        <table:table-row table:style-name="ro1">
          <table:table-cell office:value-type="float" office:value="4782892" calcext:value-type="float">
            <text:p>4782892</text:p>
          </table:table-cell>
          <table:table-cell table:formula="of:=[.A301]/1000/(60*60*24)" office:value-type="time" office:time-value="PT01H19M42.892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4.71" calcext:value-type="float">
            <text:p>334.71</text:p>
          </table:table-cell>
          <table:table-cell office:value-type="float" office:value="425.95" calcext:value-type="float">
            <text:p>425.95</text:p>
          </table:table-cell>
        </table:table-row>
        <table:table-row table:style-name="ro1">
          <table:table-cell office:value-type="float" office:value="4798892" calcext:value-type="float">
            <text:p>4798892</text:p>
          </table:table-cell>
          <table:table-cell table:formula="of:=[.A302]/1000/(60*60*24)" office:value-type="time" office:time-value="PT01H19M58.892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5.81" calcext:value-type="float">
            <text:p>335.81</text:p>
          </table:table-cell>
          <table:table-cell office:value-type="float" office:value="427.31" calcext:value-type="float">
            <text:p>427.31</text:p>
          </table:table-cell>
        </table:table-row>
        <table:table-row table:style-name="ro1">
          <table:table-cell office:value-type="float" office:value="4814892" calcext:value-type="float">
            <text:p>4814892</text:p>
          </table:table-cell>
          <table:table-cell table:formula="of:=[.A303]/1000/(60*60*24)" office:value-type="time" office:time-value="PT01H20M14.892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336.9" calcext:value-type="float">
            <text:p>336.9</text:p>
          </table:table-cell>
          <table:table-cell office:value-type="float" office:value="428.68" calcext:value-type="float">
            <text:p>428.68</text:p>
          </table:table-cell>
        </table:table-row>
        <table:table-row table:style-name="ro1">
          <table:table-cell office:value-type="float" office:value="4830892" calcext:value-type="float">
            <text:p>4830892</text:p>
          </table:table-cell>
          <table:table-cell table:formula="of:=[.A304]/1000/(60*60*24)" office:value-type="time" office:time-value="PT01H20M30.892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338" calcext:value-type="float">
            <text:p>338</text:p>
          </table:table-cell>
          <table:table-cell office:value-type="float" office:value="430.04" calcext:value-type="float">
            <text:p>430.04</text:p>
          </table:table-cell>
        </table:table-row>
        <table:table-row table:style-name="ro1">
          <table:table-cell office:value-type="float" office:value="4846892" calcext:value-type="float">
            <text:p>4846892</text:p>
          </table:table-cell>
          <table:table-cell table:formula="of:=[.A305]/1000/(60*60*24)" office:value-type="time" office:time-value="PT01H20M46.892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39.1" calcext:value-type="float">
            <text:p>339.1</text:p>
          </table:table-cell>
          <table:table-cell office:value-type="float" office:value="431.41" calcext:value-type="float">
            <text:p>431.41</text:p>
          </table:table-cell>
        </table:table-row>
        <table:table-row table:style-name="ro1">
          <table:table-cell office:value-type="float" office:value="4862892" calcext:value-type="float">
            <text:p>4862892</text:p>
          </table:table-cell>
          <table:table-cell table:formula="of:=[.A306]/1000/(60*60*24)" office:value-type="time" office:time-value="PT01H21M02.892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0.19" calcext:value-type="float">
            <text:p>340.19</text:p>
          </table:table-cell>
          <table:table-cell office:value-type="float" office:value="432.77" calcext:value-type="float">
            <text:p>432.77</text:p>
          </table:table-cell>
        </table:table-row>
        <table:table-row table:style-name="ro1">
          <table:table-cell office:value-type="float" office:value="4878892" calcext:value-type="float">
            <text:p>4878892</text:p>
          </table:table-cell>
          <table:table-cell table:formula="of:=[.A307]/1000/(60*60*24)" office:value-type="time" office:time-value="PT01H21M18.892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1.29" calcext:value-type="float">
            <text:p>341.29</text:p>
          </table:table-cell>
          <table:table-cell office:value-type="float" office:value="434.13" calcext:value-type="float">
            <text:p>434.13</text:p>
          </table:table-cell>
        </table:table-row>
        <table:table-row table:style-name="ro1">
          <table:table-cell office:value-type="float" office:value="4894892" calcext:value-type="float">
            <text:p>4894892</text:p>
          </table:table-cell>
          <table:table-cell table:formula="of:=[.A308]/1000/(60*60*24)" office:value-type="time" office:time-value="PT01H21M34.892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2.38" calcext:value-type="float">
            <text:p>342.38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>
          <table:table-cell office:value-type="float" office:value="4910892" calcext:value-type="float">
            <text:p>4910892</text:p>
          </table:table-cell>
          <table:table-cell table:formula="of:=[.A309]/1000/(60*60*24)" office:value-type="time" office:time-value="PT01H21M50.892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3.48" calcext:value-type="float">
            <text:p>343.48</text:p>
          </table:table-cell>
          <table:table-cell office:value-type="float" office:value="436.86" calcext:value-type="float">
            <text:p>436.86</text:p>
          </table:table-cell>
        </table:table-row>
        <table:table-row table:style-name="ro1">
          <table:table-cell office:value-type="float" office:value="4926892" calcext:value-type="float">
            <text:p>4926892</text:p>
          </table:table-cell>
          <table:table-cell table:formula="of:=[.A310]/1000/(60*60*24)" office:value-type="time" office:time-value="PT01H22M06.892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344.58" calcext:value-type="float">
            <text:p>344.58</text:p>
          </table:table-cell>
          <table:table-cell office:value-type="float" office:value="438.23" calcext:value-type="float">
            <text:p>438.23</text:p>
          </table:table-cell>
        </table:table-row>
        <table:table-row table:style-name="ro1">
          <table:table-cell office:value-type="float" office:value="4942892" calcext:value-type="float">
            <text:p>4942892</text:p>
          </table:table-cell>
          <table:table-cell table:formula="of:=[.A311]/1000/(60*60*24)" office:value-type="time" office:time-value="PT01H22M22.892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5.67" calcext:value-type="float">
            <text:p>345.67</text:p>
          </table:table-cell>
          <table:table-cell office:value-type="float" office:value="439.59" calcext:value-type="float">
            <text:p>439.59</text:p>
          </table:table-cell>
        </table:table-row>
        <table:table-row table:style-name="ro1">
          <table:table-cell office:value-type="float" office:value="4958892" calcext:value-type="float">
            <text:p>4958892</text:p>
          </table:table-cell>
          <table:table-cell table:formula="of:=[.A312]/1000/(60*60*24)" office:value-type="time" office:time-value="PT01H22M38.892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6.77" calcext:value-type="float">
            <text:p>346.77</text:p>
          </table:table-cell>
          <table:table-cell office:value-type="float" office:value="440.95" calcext:value-type="float">
            <text:p>440.95</text:p>
          </table:table-cell>
        </table:table-row>
        <table:table-row table:style-name="ro1">
          <table:table-cell office:value-type="float" office:value="4974892" calcext:value-type="float">
            <text:p>4974892</text:p>
          </table:table-cell>
          <table:table-cell table:formula="of:=[.A313]/1000/(60*60*24)" office:value-type="time" office:time-value="PT01H22M54.892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47.86" calcext:value-type="float">
            <text:p>347.86</text:p>
          </table:table-cell>
          <table:table-cell office:value-type="float" office:value="442.32" calcext:value-type="float">
            <text:p>442.32</text:p>
          </table:table-cell>
        </table:table-row>
        <table:table-row table:style-name="ro1">
          <table:table-cell office:value-type="float" office:value="4990892" calcext:value-type="float">
            <text:p>4990892</text:p>
          </table:table-cell>
          <table:table-cell table:formula="of:=[.A314]/1000/(60*60*24)" office:value-type="time" office:time-value="PT01H23M10.892S" calcext:value-type="time">
            <text:p>01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48.96" calcext:value-type="float">
            <text:p>348.96</text:p>
          </table:table-cell>
          <table:table-cell office:value-type="float" office:value="443.68" calcext:value-type="float">
            <text:p>443.68</text:p>
          </table:table-cell>
        </table:table-row>
        <table:table-row table:style-name="ro1">
          <table:table-cell office:value-type="float" office:value="5006892" calcext:value-type="float">
            <text:p>5006892</text:p>
          </table:table-cell>
          <table:table-cell table:formula="of:=[.A315]/1000/(60*60*24)" office:value-type="time" office:time-value="PT01H23M26.892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50.05" calcext:value-type="float">
            <text:p>350.05</text:p>
          </table:table-cell>
          <table:table-cell office:value-type="float" office:value="445.05" calcext:value-type="float">
            <text:p>445.05</text:p>
          </table:table-cell>
        </table:table-row>
        <table:table-row table:style-name="ro1">
          <table:table-cell office:value-type="float" office:value="5022892" calcext:value-type="float">
            <text:p>5022892</text:p>
          </table:table-cell>
          <table:table-cell table:formula="of:=[.A316]/1000/(60*60*24)" office:value-type="time" office:time-value="PT01H23M42.892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51.15" calcext:value-type="float">
            <text:p>351.15</text:p>
          </table:table-cell>
          <table:table-cell office:value-type="float" office:value="446.41" calcext:value-type="float">
            <text:p>446.41</text:p>
          </table:table-cell>
        </table:table-row>
        <table:table-row table:style-name="ro1">
          <table:table-cell office:value-type="float" office:value="5038892" calcext:value-type="float">
            <text:p>5038892</text:p>
          </table:table-cell>
          <table:table-cell table:formula="of:=[.A317]/1000/(60*60*24)" office:value-type="time" office:time-value="PT01H23M58.892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52.24" calcext:value-type="float">
            <text:p>352.24</text:p>
          </table:table-cell>
          <table:table-cell office:value-type="float" office:value="447.77" calcext:value-type="float">
            <text:p>447.77</text:p>
          </table:table-cell>
        </table:table-row>
        <table:table-row table:style-name="ro1">
          <table:table-cell office:value-type="float" office:value="5054892" calcext:value-type="float">
            <text:p>5054892</text:p>
          </table:table-cell>
          <table:table-cell table:formula="of:=[.A318]/1000/(60*60*24)" office:value-type="time" office:time-value="PT01H24M14.892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3.34" calcext:value-type="float">
            <text:p>353.34</text:p>
          </table:table-cell>
          <table:table-cell office:value-type="float" office:value="449.13" calcext:value-type="float">
            <text:p>449.13</text:p>
          </table:table-cell>
        </table:table-row>
        <table:table-row table:style-name="ro1">
          <table:table-cell office:value-type="float" office:value="5070892" calcext:value-type="float">
            <text:p>5070892</text:p>
          </table:table-cell>
          <table:table-cell table:formula="of:=[.A319]/1000/(60*60*24)" office:value-type="time" office:time-value="PT01H24M30.892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4.44" calcext:value-type="float">
            <text:p>354.44</text:p>
          </table:table-cell>
          <table:table-cell office:value-type="float" office:value="450.5" calcext:value-type="float">
            <text:p>450.5</text:p>
          </table:table-cell>
        </table:table-row>
        <table:table-row table:style-name="ro1">
          <table:table-cell office:value-type="float" office:value="5086892" calcext:value-type="float">
            <text:p>5086892</text:p>
          </table:table-cell>
          <table:table-cell table:formula="of:=[.A320]/1000/(60*60*24)" office:value-type="time" office:time-value="PT01H24M46.892S" calcext:value-type="time">
            <text:p>01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5.53" calcext:value-type="float">
            <text:p>355.53</text:p>
          </table:table-cell>
          <table:table-cell office:value-type="float" office:value="451.86" calcext:value-type="float">
            <text:p>451.86</text:p>
          </table:table-cell>
        </table:table-row>
        <table:table-row table:style-name="ro1">
          <table:table-cell office:value-type="float" office:value="5102892" calcext:value-type="float">
            <text:p>5102892</text:p>
          </table:table-cell>
          <table:table-cell table:formula="of:=[.A321]/1000/(60*60*24)" office:value-type="time" office:time-value="PT01H25M02.892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6.63" calcext:value-type="float">
            <text:p>356.63</text:p>
          </table:table-cell>
          <table:table-cell office:value-type="float" office:value="453.22" calcext:value-type="float">
            <text:p>453.22</text:p>
          </table:table-cell>
        </table:table-row>
        <table:table-row table:style-name="ro1">
          <table:table-cell office:value-type="float" office:value="5118892" calcext:value-type="float">
            <text:p>5118892</text:p>
          </table:table-cell>
          <table:table-cell table:formula="of:=[.A322]/1000/(60*60*24)" office:value-type="time" office:time-value="PT01H25M18.892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7.72" calcext:value-type="float">
            <text:p>357.72</text:p>
          </table:table-cell>
          <table:table-cell office:value-type="float" office:value="454.59" calcext:value-type="float">
            <text:p>454.59</text:p>
          </table:table-cell>
        </table:table-row>
        <table:table-row table:style-name="ro1">
          <table:table-cell office:value-type="float" office:value="5134891" calcext:value-type="float">
            <text:p>5134891</text:p>
          </table:table-cell>
          <table:table-cell table:formula="of:=[.A323]/1000/(60*60*24)" office:value-type="time" office:time-value="PT01H25M34.891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358.82" calcext:value-type="float">
            <text:p>358.82</text:p>
          </table:table-cell>
          <table:table-cell office:value-type="float" office:value="455.95" calcext:value-type="float">
            <text:p>455.95</text:p>
          </table:table-cell>
        </table:table-row>
        <table:table-row table:style-name="ro1">
          <table:table-cell office:value-type="float" office:value="5150892" calcext:value-type="float">
            <text:p>5150892</text:p>
          </table:table-cell>
          <table:table-cell table:formula="of:=[.A324]/1000/(60*60*24)" office:value-type="time" office:time-value="PT01H25M50.892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59.91" calcext:value-type="float">
            <text:p>359.91</text:p>
          </table:table-cell>
          <table:table-cell office:value-type="float" office:value="457.31" calcext:value-type="float">
            <text:p>457.31</text:p>
          </table:table-cell>
        </table:table-row>
        <table:table-row table:style-name="ro1">
          <table:table-cell office:value-type="float" office:value="5166892" calcext:value-type="float">
            <text:p>5166892</text:p>
          </table:table-cell>
          <table:table-cell table:formula="of:=[.A325]/1000/(60*60*24)" office:value-type="time" office:time-value="PT01H26M06.892S" calcext:value-type="time">
            <text:p>01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1.01" calcext:value-type="float">
            <text:p>361.01</text:p>
          </table:table-cell>
          <table:table-cell office:value-type="float" office:value="458.67" calcext:value-type="float">
            <text:p>458.67</text:p>
          </table:table-cell>
        </table:table-row>
        <table:table-row table:style-name="ro1">
          <table:table-cell office:value-type="float" office:value="5182892" calcext:value-type="float">
            <text:p>5182892</text:p>
          </table:table-cell>
          <table:table-cell table:formula="of:=[.A326]/1000/(60*60*24)" office:value-type="time" office:time-value="PT01H26M22.892S" calcext:value-type="time">
            <text:p>01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62.1" calcext:value-type="float">
            <text:p>362.1</text:p>
          </table:table-cell>
          <table:table-cell office:value-type="float" office:value="460.03" calcext:value-type="float">
            <text:p>460.03</text:p>
          </table:table-cell>
        </table:table-row>
        <table:table-row table:style-name="ro1">
          <table:table-cell office:value-type="float" office:value="5198892" calcext:value-type="float">
            <text:p>5198892</text:p>
          </table:table-cell>
          <table:table-cell table:formula="of:=[.A327]/1000/(60*60*24)" office:value-type="time" office:time-value="PT01H26M38.892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63.2" calcext:value-type="float">
            <text:p>363.2</text:p>
          </table:table-cell>
          <table:table-cell office:value-type="float" office:value="461.39" calcext:value-type="float">
            <text:p>461.39</text:p>
          </table:table-cell>
        </table:table-row>
        <table:table-row table:style-name="ro1">
          <table:table-cell office:value-type="float" office:value="5214892" calcext:value-type="float">
            <text:p>5214892</text:p>
          </table:table-cell>
          <table:table-cell table:formula="of:=[.A328]/1000/(60*60*24)" office:value-type="time" office:time-value="PT01H26M54.892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64.29" calcext:value-type="float">
            <text:p>364.29</text:p>
          </table:table-cell>
          <table:table-cell office:value-type="float" office:value="462.75" calcext:value-type="float">
            <text:p>462.75</text:p>
          </table:table-cell>
        </table:table-row>
        <table:table-row table:style-name="ro1">
          <table:table-cell office:value-type="float" office:value="5230892" calcext:value-type="float">
            <text:p>5230892</text:p>
          </table:table-cell>
          <table:table-cell table:formula="of:=[.A329]/1000/(60*60*24)" office:value-type="time" office:time-value="PT01H27M10.892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5.38" calcext:value-type="float">
            <text:p>365.38</text:p>
          </table:table-cell>
          <table:table-cell office:value-type="float" office:value="464.11" calcext:value-type="float">
            <text:p>464.11</text:p>
          </table:table-cell>
        </table:table-row>
        <table:table-row table:style-name="ro1">
          <table:table-cell office:value-type="float" office:value="5246892" calcext:value-type="float">
            <text:p>5246892</text:p>
          </table:table-cell>
          <table:table-cell table:formula="of:=[.A330]/1000/(60*60*24)" office:value-type="time" office:time-value="PT01H27M26.892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6.48" calcext:value-type="float">
            <text:p>366.48</text:p>
          </table:table-cell>
          <table:table-cell office:value-type="float" office:value="465.48" calcext:value-type="float">
            <text:p>465.48</text:p>
          </table:table-cell>
        </table:table-row>
        <table:table-row table:style-name="ro1">
          <table:table-cell office:value-type="float" office:value="5262892" calcext:value-type="float">
            <text:p>5262892</text:p>
          </table:table-cell>
          <table:table-cell table:formula="of:=[.A331]/1000/(60*60*24)" office:value-type="time" office:time-value="PT01H27M42.892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67.57" calcext:value-type="float">
            <text:p>367.57</text:p>
          </table:table-cell>
          <table:table-cell office:value-type="float" office:value="466.84" calcext:value-type="float">
            <text:p>466.84</text:p>
          </table:table-cell>
        </table:table-row>
        <table:table-row table:style-name="ro1">
          <table:table-cell office:value-type="float" office:value="5278892" calcext:value-type="float">
            <text:p>5278892</text:p>
          </table:table-cell>
          <table:table-cell table:formula="of:=[.A332]/1000/(60*60*24)" office:value-type="time" office:time-value="PT01H27M58.892S" calcext:value-type="time">
            <text:p>01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68.67" calcext:value-type="float">
            <text:p>368.67</text:p>
          </table:table-cell>
          <table:table-cell office:value-type="float" office:value="468.2" calcext:value-type="float">
            <text:p>468.2</text:p>
          </table:table-cell>
        </table:table-row>
        <table:table-row table:style-name="ro1">
          <table:table-cell office:value-type="float" office:value="5294892" calcext:value-type="float">
            <text:p>5294892</text:p>
          </table:table-cell>
          <table:table-cell table:formula="of:=[.A333]/1000/(60*60*24)" office:value-type="time" office:time-value="PT01H28M14.892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69.76" calcext:value-type="float">
            <text:p>369.76</text:p>
          </table:table-cell>
          <table:table-cell office:value-type="float" office:value="469.56" calcext:value-type="float">
            <text:p>469.56</text:p>
          </table:table-cell>
        </table:table-row>
        <table:table-row table:style-name="ro1">
          <table:table-cell office:value-type="float" office:value="5310892" calcext:value-type="float">
            <text:p>5310892</text:p>
          </table:table-cell>
          <table:table-cell table:formula="of:=[.A334]/1000/(60*60*24)" office:value-type="time" office:time-value="PT01H28M30.892S" calcext:value-type="time">
            <text:p>01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70.86" calcext:value-type="float">
            <text:p>370.86</text:p>
          </table:table-cell>
          <table:table-cell office:value-type="float" office:value="470.92" calcext:value-type="float">
            <text:p>470.92</text:p>
          </table:table-cell>
        </table:table-row>
        <table:table-row table:style-name="ro1">
          <table:table-cell office:value-type="float" office:value="5326892" calcext:value-type="float">
            <text:p>5326892</text:p>
          </table:table-cell>
          <table:table-cell table:formula="of:=[.A335]/1000/(60*60*24)" office:value-type="time" office:time-value="PT01H28M46.892S" calcext:value-type="time">
            <text:p>01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371.95" calcext:value-type="float">
            <text:p>371.95</text:p>
          </table:table-cell>
          <table:table-cell office:value-type="float" office:value="472.28" calcext:value-type="float">
            <text:p>472.28</text:p>
          </table:table-cell>
        </table:table-row>
        <table:table-row table:style-name="ro1">
          <table:table-cell office:value-type="float" office:value="5342892" calcext:value-type="float">
            <text:p>5342892</text:p>
          </table:table-cell>
          <table:table-cell table:formula="of:=[.A336]/1000/(60*60*24)" office:value-type="time" office:time-value="PT01H29M02.892S" calcext:value-type="time">
            <text:p>01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73.05" calcext:value-type="float">
            <text:p>373.05</text:p>
          </table:table-cell>
          <table:table-cell office:value-type="float" office:value="473.64" calcext:value-type="float">
            <text:p>473.64</text:p>
          </table:table-cell>
        </table:table-row>
        <table:table-row table:style-name="ro1">
          <table:table-cell office:value-type="float" office:value="5358892" calcext:value-type="float">
            <text:p>5358892</text:p>
          </table:table-cell>
          <table:table-cell table:formula="of:=[.A337]/1000/(60*60*24)" office:value-type="time" office:time-value="PT01H29M18.892S" calcext:value-type="time">
            <text:p>01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74.14" calcext:value-type="float">
            <text:p>374.1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374892" calcext:value-type="float">
            <text:p>5374892</text:p>
          </table:table-cell>
          <table:table-cell table:formula="of:=[.A338]/1000/(60*60*24)" office:value-type="time" office:time-value="PT01H29M34.892S" calcext:value-type="time">
            <text:p>01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375.23" calcext:value-type="float">
            <text:p>375.23</text:p>
          </table:table-cell>
          <table:table-cell office:value-type="float" office:value="476.35" calcext:value-type="float">
            <text:p>476.35</text:p>
          </table:table-cell>
        </table:table-row>
        <table:table-row table:style-name="ro1">
          <table:table-cell office:value-type="float" office:value="5390892" calcext:value-type="float">
            <text:p>5390892</text:p>
          </table:table-cell>
          <table:table-cell table:formula="of:=[.A339]/1000/(60*60*24)" office:value-type="time" office:time-value="PT01H29M50.892S" calcext:value-type="time">
            <text:p>01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6.33" calcext:value-type="float">
            <text:p>376.33</text:p>
          </table:table-cell>
          <table:table-cell office:value-type="float" office:value="477.71" calcext:value-type="float">
            <text:p>477.71</text:p>
          </table:table-cell>
        </table:table-row>
        <table:table-row table:style-name="ro1">
          <table:table-cell office:value-type="float" office:value="5406892" calcext:value-type="float">
            <text:p>5406892</text:p>
          </table:table-cell>
          <table:table-cell table:formula="of:=[.A340]/1000/(60*60*24)" office:value-type="time" office:time-value="PT01H30M06.892S" calcext:value-type="time">
            <text:p>01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77.42" calcext:value-type="float">
            <text:p>377.42</text:p>
          </table:table-cell>
          <table:table-cell office:value-type="float" office:value="479.07" calcext:value-type="float">
            <text:p>479.07</text:p>
          </table:table-cell>
        </table:table-row>
        <table:table-row table:style-name="ro1">
          <table:table-cell office:value-type="float" office:value="5422892" calcext:value-type="float">
            <text:p>5422892</text:p>
          </table:table-cell>
          <table:table-cell table:formula="of:=[.A341]/1000/(60*60*24)" office:value-type="time" office:time-value="PT01H30M22.892S" calcext:value-type="time">
            <text:p>01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78.51" calcext:value-type="float">
            <text:p>378.51</text:p>
          </table:table-cell>
          <table:table-cell office:value-type="float" office:value="480.43" calcext:value-type="float">
            <text:p>480.43</text:p>
          </table:table-cell>
        </table:table-row>
        <table:table-row table:style-name="ro1">
          <table:table-cell office:value-type="float" office:value="5438892" calcext:value-type="float">
            <text:p>5438892</text:p>
          </table:table-cell>
          <table:table-cell table:formula="of:=[.A342]/1000/(60*60*24)" office:value-type="time" office:time-value="PT01H30M38.892S" calcext:value-type="time">
            <text:p>01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9.61" calcext:value-type="float">
            <text:p>379.61</text:p>
          </table:table-cell>
          <table:table-cell office:value-type="float" office:value="481.79" calcext:value-type="float">
            <text:p>481.79</text:p>
          </table:table-cell>
        </table:table-row>
        <table:table-row table:style-name="ro1">
          <table:table-cell office:value-type="float" office:value="5454892" calcext:value-type="float">
            <text:p>5454892</text:p>
          </table:table-cell>
          <table:table-cell table:formula="of:=[.A343]/1000/(60*60*24)" office:value-type="time" office:time-value="PT01H30M54.892S" calcext:value-type="time">
            <text:p>01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80.7" calcext:value-type="float">
            <text:p>380.7</text:p>
          </table:table-cell>
          <table:table-cell office:value-type="float" office:value="483.15" calcext:value-type="float">
            <text:p>483.15</text:p>
          </table:table-cell>
        </table:table-row>
        <table:table-row table:style-name="ro1">
          <table:table-cell office:value-type="float" office:value="5470892" calcext:value-type="float">
            <text:p>5470892</text:p>
          </table:table-cell>
          <table:table-cell table:formula="of:=[.A344]/1000/(60*60*24)" office:value-type="time" office:time-value="PT01H31M10.892S" calcext:value-type="time">
            <text:p>01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81.8" calcext:value-type="float">
            <text:p>381.8</text:p>
          </table:table-cell>
          <table:table-cell office:value-type="float" office:value="484.5" calcext:value-type="float">
            <text:p>484.5</text:p>
          </table:table-cell>
        </table:table-row>
        <table:table-row table:style-name="ro1">
          <table:table-cell office:value-type="float" office:value="5486892" calcext:value-type="float">
            <text:p>5486892</text:p>
          </table:table-cell>
          <table:table-cell table:formula="of:=[.A345]/1000/(60*60*24)" office:value-type="time" office:time-value="PT01H31M26.892S" calcext:value-type="time">
            <text:p>01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382.89" calcext:value-type="float">
            <text:p>382.89</text:p>
          </table:table-cell>
          <table:table-cell office:value-type="float" office:value="485.86" calcext:value-type="float">
            <text:p>485.86</text:p>
          </table:table-cell>
        </table:table-row>
        <table:table-row table:style-name="ro1">
          <table:table-cell office:value-type="float" office:value="5502892" calcext:value-type="float">
            <text:p>5502892</text:p>
          </table:table-cell>
          <table:table-cell table:formula="of:=[.A346]/1000/(60*60*24)" office:value-type="time" office:time-value="PT01H31M42.892S" calcext:value-type="time">
            <text:p>01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83.98" calcext:value-type="float">
            <text:p>383.98</text:p>
          </table:table-cell>
          <table:table-cell office:value-type="float" office:value="487.22" calcext:value-type="float">
            <text:p>487.22</text:p>
          </table:table-cell>
        </table:table-row>
        <table:table-row table:style-name="ro1">
          <table:table-cell office:value-type="float" office:value="5518892" calcext:value-type="float">
            <text:p>5518892</text:p>
          </table:table-cell>
          <table:table-cell table:formula="of:=[.A347]/1000/(60*60*24)" office:value-type="time" office:time-value="PT01H31M58.892S" calcext:value-type="time">
            <text:p>01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85.08" calcext:value-type="float">
            <text:p>385.08</text:p>
          </table:table-cell>
          <table:table-cell office:value-type="float" office:value="488.58" calcext:value-type="float">
            <text:p>488.58</text:p>
          </table:table-cell>
        </table:table-row>
        <table:table-row table:style-name="ro1">
          <table:table-cell office:value-type="float" office:value="5534892" calcext:value-type="float">
            <text:p>5534892</text:p>
          </table:table-cell>
          <table:table-cell table:formula="of:=[.A348]/1000/(60*60*24)" office:value-type="time" office:time-value="PT01H32M14.892S" calcext:value-type="time">
            <text:p>01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6.17" calcext:value-type="float">
            <text:p>386.17</text:p>
          </table:table-cell>
          <table:table-cell office:value-type="float" office:value="489.93" calcext:value-type="float">
            <text:p>489.93</text:p>
          </table:table-cell>
        </table:table-row>
        <table:table-row table:style-name="ro1">
          <table:table-cell office:value-type="float" office:value="5550892" calcext:value-type="float">
            <text:p>5550892</text:p>
          </table:table-cell>
          <table:table-cell table:formula="of:=[.A349]/1000/(60*60*24)" office:value-type="time" office:time-value="PT01H32M30.892S" calcext:value-type="time">
            <text:p>01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7.26" calcext:value-type="float">
            <text:p>387.26</text:p>
          </table:table-cell>
          <table:table-cell office:value-type="float" office:value="491.29" calcext:value-type="float">
            <text:p>491.29</text:p>
          </table:table-cell>
        </table:table-row>
        <table:table-row table:style-name="ro1">
          <table:table-cell office:value-type="float" office:value="5566892" calcext:value-type="float">
            <text:p>5566892</text:p>
          </table:table-cell>
          <table:table-cell table:formula="of:=[.A350]/1000/(60*60*24)" office:value-type="time" office:time-value="PT01H32M46.892S" calcext:value-type="time">
            <text:p>01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8.36" calcext:value-type="float">
            <text:p>388.36</text:p>
          </table:table-cell>
          <table:table-cell office:value-type="float" office:value="492.65" calcext:value-type="float">
            <text:p>492.65</text:p>
          </table:table-cell>
        </table:table-row>
        <table:table-row table:style-name="ro1">
          <table:table-cell office:value-type="float" office:value="5582892" calcext:value-type="float">
            <text:p>5582892</text:p>
          </table:table-cell>
          <table:table-cell table:formula="of:=[.A351]/1000/(60*60*24)" office:value-type="time" office:time-value="PT01H33M02.892S" calcext:value-type="time">
            <text:p>01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9.45" calcext:value-type="float">
            <text:p>389.4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598892" calcext:value-type="float">
            <text:p>5598892</text:p>
          </table:table-cell>
          <table:table-cell table:formula="of:=[.A352]/1000/(60*60*24)" office:value-type="time" office:time-value="PT01H33M18.892S" calcext:value-type="time">
            <text:p>01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90.54" calcext:value-type="float">
            <text:p>390.54</text:p>
          </table:table-cell>
          <table:table-cell office:value-type="float" office:value="495.36" calcext:value-type="float">
            <text:p>495.36</text:p>
          </table:table-cell>
        </table:table-row>
        <table:table-row table:style-name="ro1">
          <table:table-cell office:value-type="float" office:value="5614892" calcext:value-type="float">
            <text:p>5614892</text:p>
          </table:table-cell>
          <table:table-cell table:formula="of:=[.A353]/1000/(60*60*24)" office:value-type="time" office:time-value="PT01H33M34.892S" calcext:value-type="time">
            <text:p>01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391.64" calcext:value-type="float">
            <text:p>391.64</text:p>
          </table:table-cell>
          <table:table-cell office:value-type="float" office:value="496.72" calcext:value-type="float">
            <text:p>496.72</text:p>
          </table:table-cell>
        </table:table-row>
        <table:table-row table:style-name="ro1">
          <table:table-cell office:value-type="float" office:value="5630892" calcext:value-type="float">
            <text:p>5630892</text:p>
          </table:table-cell>
          <table:table-cell table:formula="of:=[.A354]/1000/(60*60*24)" office:value-type="time" office:time-value="PT01H33M50.892S" calcext:value-type="time">
            <text:p>01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392.73" calcext:value-type="float">
            <text:p>392.73</text:p>
          </table:table-cell>
          <table:table-cell office:value-type="float" office:value="498.07" calcext:value-type="float">
            <text:p>498.07</text:p>
          </table:table-cell>
        </table:table-row>
        <table:table-row table:style-name="ro1">
          <table:table-cell office:value-type="float" office:value="5646892" calcext:value-type="float">
            <text:p>5646892</text:p>
          </table:table-cell>
          <table:table-cell table:formula="of:=[.A355]/1000/(60*60*24)" office:value-type="time" office:time-value="PT01H34M06.892S" calcext:value-type="time">
            <text:p>01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3.82" calcext:value-type="float">
            <text:p>393.82</text:p>
          </table:table-cell>
          <table:table-cell office:value-type="float" office:value="499.43" calcext:value-type="float">
            <text:p>499.43</text:p>
          </table:table-cell>
        </table:table-row>
        <table:table-row table:style-name="ro1">
          <table:table-cell office:value-type="float" office:value="5662892" calcext:value-type="float">
            <text:p>5662892</text:p>
          </table:table-cell>
          <table:table-cell table:formula="of:=[.A356]/1000/(60*60*24)" office:value-type="time" office:time-value="PT01H34M22.892S" calcext:value-type="time">
            <text:p>01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94.92" calcext:value-type="float">
            <text:p>394.92</text:p>
          </table:table-cell>
          <table:table-cell office:value-type="float" office:value="500.79" calcext:value-type="float">
            <text:p>500.79</text:p>
          </table:table-cell>
        </table:table-row>
        <table:table-row table:style-name="ro1">
          <table:table-cell office:value-type="float" office:value="5678892" calcext:value-type="float">
            <text:p>5678892</text:p>
          </table:table-cell>
          <table:table-cell table:formula="of:=[.A357]/1000/(60*60*24)" office:value-type="time" office:time-value="PT01H34M38.892S" calcext:value-type="time">
            <text:p>01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6.01" calcext:value-type="float">
            <text:p>396.01</text:p>
          </table:table-cell>
          <table:table-cell office:value-type="float" office:value="502.14" calcext:value-type="float">
            <text:p>502.14</text:p>
          </table:table-cell>
        </table:table-row>
        <table:table-row table:style-name="ro1">
          <table:table-cell office:value-type="float" office:value="5694892" calcext:value-type="float">
            <text:p>5694892</text:p>
          </table:table-cell>
          <table:table-cell table:formula="of:=[.A358]/1000/(60*60*24)" office:value-type="time" office:time-value="PT01H34M54.892S" calcext:value-type="time">
            <text:p>01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7.1" calcext:value-type="float">
            <text:p>397.1</text:p>
          </table:table-cell>
          <table:table-cell office:value-type="float" office:value="503.5" calcext:value-type="float">
            <text:p>503.5</text:p>
          </table:table-cell>
        </table:table-row>
        <table:table-row table:style-name="ro1">
          <table:table-cell office:value-type="float" office:value="5710892" calcext:value-type="float">
            <text:p>5710892</text:p>
          </table:table-cell>
          <table:table-cell table:formula="of:=[.A359]/1000/(60*60*24)" office:value-type="time" office:time-value="PT01H35M10.892S" calcext:value-type="time">
            <text:p>01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8.19" calcext:value-type="float">
            <text:p>398.19</text:p>
          </table:table-cell>
          <table:table-cell office:value-type="float" office:value="504.85" calcext:value-type="float">
            <text:p>504.85</text:p>
          </table:table-cell>
        </table:table-row>
        <table:table-row table:style-name="ro1">
          <table:table-cell office:value-type="float" office:value="5726892" calcext:value-type="float">
            <text:p>5726892</text:p>
          </table:table-cell>
          <table:table-cell table:formula="of:=[.A360]/1000/(60*60*24)" office:value-type="time" office:time-value="PT01H35M26.892S" calcext:value-type="time">
            <text:p>01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99.29" calcext:value-type="float">
            <text:p>399.29</text:p>
          </table:table-cell>
          <table:table-cell office:value-type="float" office:value="506.21" calcext:value-type="float">
            <text:p>506.21</text:p>
          </table:table-cell>
        </table:table-row>
        <table:table-row table:style-name="ro1">
          <table:table-cell office:value-type="float" office:value="5742892" calcext:value-type="float">
            <text:p>5742892</text:p>
          </table:table-cell>
          <table:table-cell table:formula="of:=[.A361]/1000/(60*60*24)" office:value-type="time" office:time-value="PT01H35M42.892S" calcext:value-type="time">
            <text:p>01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00.38" calcext:value-type="float">
            <text:p>400.38</text:p>
          </table:table-cell>
          <table:table-cell office:value-type="float" office:value="507.57" calcext:value-type="float">
            <text:p>507.57</text:p>
          </table:table-cell>
        </table:table-row>
        <table:table-row table:style-name="ro1">
          <table:table-cell office:value-type="float" office:value="5758892" calcext:value-type="float">
            <text:p>5758892</text:p>
          </table:table-cell>
          <table:table-cell table:formula="of:=[.A362]/1000/(60*60*24)" office:value-type="time" office:time-value="PT01H35M58.892S" calcext:value-type="time">
            <text:p>01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1.47" calcext:value-type="float">
            <text:p>401.47</text:p>
          </table:table-cell>
          <table:table-cell office:value-type="float" office:value="508.92" calcext:value-type="float">
            <text:p>508.92</text:p>
          </table:table-cell>
        </table:table-row>
        <table:table-row table:style-name="ro1">
          <table:table-cell office:value-type="float" office:value="5774892" calcext:value-type="float">
            <text:p>5774892</text:p>
          </table:table-cell>
          <table:table-cell table:formula="of:=[.A363]/1000/(60*60*24)" office:value-type="time" office:time-value="PT01H36M14.892S" calcext:value-type="time">
            <text:p>01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402.56" calcext:value-type="float">
            <text:p>402.56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>
          <table:table-cell office:value-type="float" office:value="5790892" calcext:value-type="float">
            <text:p>5790892</text:p>
          </table:table-cell>
          <table:table-cell table:formula="of:=[.A364]/1000/(60*60*24)" office:value-type="time" office:time-value="PT01H36M30.892S" calcext:value-type="time">
            <text:p>01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3.66" calcext:value-type="float">
            <text:p>403.66</text:p>
          </table:table-cell>
          <table:table-cell office:value-type="float" office:value="511.63" calcext:value-type="float">
            <text:p>511.63</text:p>
          </table:table-cell>
        </table:table-row>
        <table:table-row table:style-name="ro1">
          <table:table-cell office:value-type="float" office:value="5806892" calcext:value-type="float">
            <text:p>5806892</text:p>
          </table:table-cell>
          <table:table-cell table:formula="of:=[.A365]/1000/(60*60*24)" office:value-type="time" office:time-value="PT01H36M46.892S" calcext:value-type="time">
            <text:p>01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4.75" calcext:value-type="float">
            <text:p>404.75</text:p>
          </table:table-cell>
          <table:table-cell office:value-type="float" office:value="512.99" calcext:value-type="float">
            <text:p>512.99</text:p>
          </table:table-cell>
        </table:table-row>
        <table:table-row table:style-name="ro1">
          <table:table-cell office:value-type="float" office:value="5822892" calcext:value-type="float">
            <text:p>5822892</text:p>
          </table:table-cell>
          <table:table-cell table:formula="of:=[.A366]/1000/(60*60*24)" office:value-type="time" office:time-value="PT01H37M02.892S" calcext:value-type="time">
            <text:p>01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5.84" calcext:value-type="float">
            <text:p>405.84</text:p>
          </table:table-cell>
          <table:table-cell office:value-type="float" office:value="514.34" calcext:value-type="float">
            <text:p>514.34</text:p>
          </table:table-cell>
        </table:table-row>
        <table:table-row table:style-name="ro1">
          <table:table-cell office:value-type="float" office:value="5838892" calcext:value-type="float">
            <text:p>5838892</text:p>
          </table:table-cell>
          <table:table-cell table:formula="of:=[.A367]/1000/(60*60*24)" office:value-type="time" office:time-value="PT01H37M18.892S" calcext:value-type="time">
            <text:p>01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6.93" calcext:value-type="float">
            <text:p>406.93</text:p>
          </table:table-cell>
          <table:table-cell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5854892" calcext:value-type="float">
            <text:p>5854892</text:p>
          </table:table-cell>
          <table:table-cell table:formula="of:=[.A368]/1000/(60*60*24)" office:value-type="time" office:time-value="PT01H37M34.892S" calcext:value-type="time">
            <text:p>01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8.03" calcext:value-type="float">
            <text:p>408.03</text:p>
          </table:table-cell>
          <table:table-cell office:value-type="float" office:value="517.05" calcext:value-type="float">
            <text:p>517.05</text:p>
          </table:table-cell>
        </table:table-row>
        <table:table-row table:style-name="ro1">
          <table:table-cell office:value-type="float" office:value="5870892" calcext:value-type="float">
            <text:p>5870892</text:p>
          </table:table-cell>
          <table:table-cell table:formula="of:=[.A369]/1000/(60*60*24)" office:value-type="time" office:time-value="PT01H37M50.892S" calcext:value-type="time">
            <text:p>01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09.12" calcext:value-type="float">
            <text:p>409.12</text:p>
          </table:table-cell>
          <table:table-cell office:value-type="float" office:value="518.41" calcext:value-type="float">
            <text:p>518.41</text:p>
          </table:table-cell>
        </table:table-row>
        <table:table-row table:style-name="ro1">
          <table:table-cell office:value-type="float" office:value="5886892" calcext:value-type="float">
            <text:p>5886892</text:p>
          </table:table-cell>
          <table:table-cell table:formula="of:=[.A370]/1000/(60*60*24)" office:value-type="time" office:time-value="PT01H38M06.892S" calcext:value-type="time">
            <text:p>01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0.21" calcext:value-type="float">
            <text:p>410.21</text:p>
          </table:table-cell>
          <table:table-cell office:value-type="float" office:value="519.77" calcext:value-type="float">
            <text:p>519.77</text:p>
          </table:table-cell>
        </table:table-row>
        <table:table-row table:style-name="ro1">
          <table:table-cell office:value-type="float" office:value="5902892" calcext:value-type="float">
            <text:p>5902892</text:p>
          </table:table-cell>
          <table:table-cell table:formula="of:=[.A371]/1000/(60*60*24)" office:value-type="time" office:time-value="PT01H38M22.892S" calcext:value-type="time">
            <text:p>01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1.3" calcext:value-type="float">
            <text:p>411.3</text:p>
          </table:table-cell>
          <table:table-cell office:value-type="float" office:value="521.12" calcext:value-type="float">
            <text:p>521.12</text:p>
          </table:table-cell>
        </table:table-row>
        <table:table-row table:style-name="ro1">
          <table:table-cell office:value-type="float" office:value="5918892" calcext:value-type="float">
            <text:p>5918892</text:p>
          </table:table-cell>
          <table:table-cell table:formula="of:=[.A372]/1000/(60*60*24)" office:value-type="time" office:time-value="PT01H38M38.892S" calcext:value-type="time">
            <text:p>01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2.4" calcext:value-type="float">
            <text:p>412.4</text:p>
          </table:table-cell>
          <table:table-cell office:value-type="float" office:value="522.48" calcext:value-type="float">
            <text:p>522.48</text:p>
          </table:table-cell>
        </table:table-row>
        <table:table-row table:style-name="ro1">
          <table:table-cell office:value-type="float" office:value="5934892" calcext:value-type="float">
            <text:p>5934892</text:p>
          </table:table-cell>
          <table:table-cell table:formula="of:=[.A373]/1000/(60*60*24)" office:value-type="time" office:time-value="PT01H38M54.892S" calcext:value-type="time">
            <text:p>01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413.49" calcext:value-type="float">
            <text:p>413.49</text:p>
          </table:table-cell>
          <table:table-cell office:value-type="float" office:value="523.83" calcext:value-type="float">
            <text:p>523.83</text:p>
          </table:table-cell>
        </table:table-row>
        <table:table-row table:style-name="ro1">
          <table:table-cell office:value-type="float" office:value="5950892" calcext:value-type="float">
            <text:p>5950892</text:p>
          </table:table-cell>
          <table:table-cell table:formula="of:=[.A374]/1000/(60*60*24)" office:value-type="time" office:time-value="PT01H39M10.892S" calcext:value-type="time">
            <text:p>01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414.58" calcext:value-type="float">
            <text:p>414.58</text:p>
          </table:table-cell>
          <table:table-cell office:value-type="float" office:value="525.19" calcext:value-type="float">
            <text:p>525.19</text:p>
          </table:table-cell>
        </table:table-row>
        <table:table-row table:style-name="ro1">
          <table:table-cell office:value-type="float" office:value="5966892" calcext:value-type="float">
            <text:p>5966892</text:p>
          </table:table-cell>
          <table:table-cell table:formula="of:=[.A375]/1000/(60*60*24)" office:value-type="time" office:time-value="PT01H39M26.892S" calcext:value-type="time">
            <text:p>01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5.67" calcext:value-type="float">
            <text:p>415.67</text:p>
          </table:table-cell>
          <table:table-cell office:value-type="float" office:value="526.54" calcext:value-type="float">
            <text:p>526.54</text:p>
          </table:table-cell>
        </table:table-row>
        <table:table-row table:style-name="ro1">
          <table:table-cell office:value-type="float" office:value="5982892" calcext:value-type="float">
            <text:p>5982892</text:p>
          </table:table-cell>
          <table:table-cell table:formula="of:=[.A376]/1000/(60*60*24)" office:value-type="time" office:time-value="PT01H39M42.892S" calcext:value-type="time">
            <text:p>01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6.76" calcext:value-type="float">
            <text:p>416.76</text:p>
          </table:table-cell>
          <table:table-cell office:value-type="float" office:value="527.9" calcext:value-type="float">
            <text:p>527.9</text:p>
          </table:table-cell>
        </table:table-row>
        <table:table-row table:style-name="ro1">
          <table:table-cell office:value-type="float" office:value="5998892" calcext:value-type="float">
            <text:p>5998892</text:p>
          </table:table-cell>
          <table:table-cell table:formula="of:=[.A377]/1000/(60*60*24)" office:value-type="time" office:time-value="PT01H39M58.892S" calcext:value-type="time">
            <text:p>01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7.86" calcext:value-type="float">
            <text:p>417.86</text:p>
          </table:table-cell>
          <table:table-cell office:value-type="float" office:value="529.25" calcext:value-type="float">
            <text:p>529.25</text:p>
          </table:table-cell>
        </table:table-row>
        <table:table-row table:style-name="ro1">
          <table:table-cell office:value-type="float" office:value="6014892" calcext:value-type="float">
            <text:p>6014892</text:p>
          </table:table-cell>
          <table:table-cell table:formula="of:=[.A378]/1000/(60*60*24)" office:value-type="time" office:time-value="PT01H40M14.892S" calcext:value-type="time">
            <text:p>01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18.95" calcext:value-type="float">
            <text:p>418.95</text:p>
          </table:table-cell>
          <table:table-cell office:value-type="float" office:value="530.6" calcext:value-type="float">
            <text:p>530.6</text:p>
          </table:table-cell>
        </table:table-row>
        <table:table-row table:style-name="ro1">
          <table:table-cell office:value-type="float" office:value="6030892" calcext:value-type="float">
            <text:p>6030892</text:p>
          </table:table-cell>
          <table:table-cell table:formula="of:=[.A379]/1000/(60*60*24)" office:value-type="time" office:time-value="PT01H40M30.892S" calcext:value-type="time">
            <text:p>01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0.04" calcext:value-type="float">
            <text:p>420.04</text:p>
          </table:table-cell>
          <table:table-cell office:value-type="float" office:value="531.96" calcext:value-type="float">
            <text:p>531.96</text:p>
          </table:table-cell>
        </table:table-row>
        <table:table-row table:style-name="ro1">
          <table:table-cell office:value-type="float" office:value="6046892" calcext:value-type="float">
            <text:p>6046892</text:p>
          </table:table-cell>
          <table:table-cell table:formula="of:=[.A380]/1000/(60*60*24)" office:value-type="time" office:time-value="PT01H40M46.892S" calcext:value-type="time">
            <text:p>01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1.13" calcext:value-type="float">
            <text:p>421.13</text:p>
          </table:table-cell>
          <table:table-cell office:value-type="float" office:value="533.31" calcext:value-type="float">
            <text:p>533.31</text:p>
          </table:table-cell>
        </table:table-row>
        <table:table-row table:style-name="ro1">
          <table:table-cell office:value-type="float" office:value="6062892" calcext:value-type="float">
            <text:p>6062892</text:p>
          </table:table-cell>
          <table:table-cell table:formula="of:=[.A381]/1000/(60*60*24)" office:value-type="time" office:time-value="PT01H41M02.892S" calcext:value-type="time">
            <text:p>01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2.22" calcext:value-type="float">
            <text:p>422.22</text:p>
          </table:table-cell>
          <table:table-cell office:value-type="float" office:value="534.67" calcext:value-type="float">
            <text:p>534.67</text:p>
          </table:table-cell>
        </table:table-row>
        <table:table-row table:style-name="ro1">
          <table:table-cell office:value-type="float" office:value="6078892" calcext:value-type="float">
            <text:p>6078892</text:p>
          </table:table-cell>
          <table:table-cell table:formula="of:=[.A382]/1000/(60*60*24)" office:value-type="time" office:time-value="PT01H41M18.892S" calcext:value-type="time">
            <text:p>01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3.32" calcext:value-type="float">
            <text:p>423.32</text:p>
          </table:table-cell>
          <table:table-cell office:value-type="float" office:value="536.02" calcext:value-type="float">
            <text:p>536.02</text:p>
          </table:table-cell>
        </table:table-row>
        <table:table-row table:style-name="ro1">
          <table:table-cell office:value-type="float" office:value="6094892" calcext:value-type="float">
            <text:p>6094892</text:p>
          </table:table-cell>
          <table:table-cell table:formula="of:=[.A383]/1000/(60*60*24)" office:value-type="time" office:time-value="PT01H41M34.892S" calcext:value-type="time">
            <text:p>01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4.41" calcext:value-type="float">
            <text:p>424.41</text:p>
          </table:table-cell>
          <table:table-cell office:value-type="float" office:value="537.38" calcext:value-type="float">
            <text:p>537.38</text:p>
          </table:table-cell>
        </table:table-row>
        <table:table-row table:style-name="ro1">
          <table:table-cell office:value-type="float" office:value="6110892" calcext:value-type="float">
            <text:p>6110892</text:p>
          </table:table-cell>
          <table:table-cell table:formula="of:=[.A384]/1000/(60*60*24)" office:value-type="time" office:time-value="PT01H41M50.892S" calcext:value-type="time">
            <text:p>01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5.5" calcext:value-type="float">
            <text:p>425.5</text:p>
          </table:table-cell>
          <table:table-cell office:value-type="float" office:value="538.73" calcext:value-type="float">
            <text:p>538.73</text:p>
          </table:table-cell>
        </table:table-row>
        <table:table-row table:style-name="ro1">
          <table:table-cell office:value-type="float" office:value="6126892" calcext:value-type="float">
            <text:p>6126892</text:p>
          </table:table-cell>
          <table:table-cell table:formula="of:=[.A385]/1000/(60*60*24)" office:value-type="time" office:time-value="PT01H42M06.892S" calcext:value-type="time">
            <text:p>01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6.59" calcext:value-type="float">
            <text:p>426.59</text:p>
          </table:table-cell>
          <table:table-cell office:value-type="float" office:value="540.08" calcext:value-type="float">
            <text:p>540.08</text:p>
          </table:table-cell>
        </table:table-row>
        <table:table-row table:style-name="ro1">
          <table:table-cell office:value-type="float" office:value="6142892" calcext:value-type="float">
            <text:p>6142892</text:p>
          </table:table-cell>
          <table:table-cell table:formula="of:=[.A386]/1000/(60*60*24)" office:value-type="time" office:time-value="PT01H42M22.892S" calcext:value-type="time">
            <text:p>01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7.68" calcext:value-type="float">
            <text:p>427.68</text:p>
          </table:table-cell>
          <table:table-cell office:value-type="float" office:value="541.44" calcext:value-type="float">
            <text:p>541.44</text:p>
          </table:table-cell>
        </table:table-row>
        <table:table-row table:style-name="ro1">
          <table:table-cell office:value-type="float" office:value="6158892" calcext:value-type="float">
            <text:p>6158892</text:p>
          </table:table-cell>
          <table:table-cell table:formula="of:=[.A387]/1000/(60*60*24)" office:value-type="time" office:time-value="PT01H42M38.892S" calcext:value-type="time">
            <text:p>01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428.77" calcext:value-type="float">
            <text:p>428.77</text:p>
          </table:table-cell>
          <table:table-cell office:value-type="float" office:value="542.79" calcext:value-type="float">
            <text:p>542.79</text:p>
          </table:table-cell>
        </table:table-row>
        <table:table-row table:style-name="ro1">
          <table:table-cell office:value-type="float" office:value="6174892" calcext:value-type="float">
            <text:p>6174892</text:p>
          </table:table-cell>
          <table:table-cell table:formula="of:=[.A388]/1000/(60*60*24)" office:value-type="time" office:time-value="PT01H42M54.892S" calcext:value-type="time">
            <text:p>01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29.87" calcext:value-type="float">
            <text:p>429.87</text:p>
          </table:table-cell>
          <table:table-cell office:value-type="float" office:value="544.14" calcext:value-type="float">
            <text:p>544.14</text:p>
          </table:table-cell>
        </table:table-row>
        <table:table-row table:style-name="ro1">
          <table:table-cell office:value-type="float" office:value="6190892" calcext:value-type="float">
            <text:p>6190892</text:p>
          </table:table-cell>
          <table:table-cell table:formula="of:=[.A389]/1000/(60*60*24)" office:value-type="time" office:time-value="PT01H43M10.892S" calcext:value-type="time">
            <text:p>01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30.96" calcext:value-type="float">
            <text:p>430.96</text:p>
          </table:table-cell>
          <table:table-cell office:value-type="float" office:value="545.5" calcext:value-type="float">
            <text:p>545.5</text:p>
          </table:table-cell>
        </table:table-row>
        <table:table-row table:style-name="ro1">
          <table:table-cell office:value-type="float" office:value="6206892" calcext:value-type="float">
            <text:p>6206892</text:p>
          </table:table-cell>
          <table:table-cell table:formula="of:=[.A390]/1000/(60*60*24)" office:value-type="time" office:time-value="PT01H43M26.892S" calcext:value-type="time">
            <text:p>01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2.05" calcext:value-type="float">
            <text:p>432.05</text:p>
          </table:table-cell>
          <table:table-cell office:value-type="float" office:value="546.85" calcext:value-type="float">
            <text:p>546.85</text:p>
          </table:table-cell>
        </table:table-row>
        <table:table-row table:style-name="ro1">
          <table:table-cell office:value-type="float" office:value="6222892" calcext:value-type="float">
            <text:p>6222892</text:p>
          </table:table-cell>
          <table:table-cell table:formula="of:=[.A391]/1000/(60*60*24)" office:value-type="time" office:time-value="PT01H43M42.892S" calcext:value-type="time">
            <text:p>01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3.14" calcext:value-type="float">
            <text:p>433.14</text:p>
          </table:table-cell>
          <table:table-cell office:value-type="float" office:value="548.21" calcext:value-type="float">
            <text:p>548.21</text:p>
          </table:table-cell>
        </table:table-row>
        <table:table-row table:style-name="ro1">
          <table:table-cell office:value-type="float" office:value="6238892" calcext:value-type="float">
            <text:p>6238892</text:p>
          </table:table-cell>
          <table:table-cell table:formula="of:=[.A392]/1000/(60*60*24)" office:value-type="time" office:time-value="PT01H43M58.892S" calcext:value-type="time">
            <text:p>01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4.23" calcext:value-type="float">
            <text:p>434.23</text:p>
          </table:table-cell>
          <table:table-cell office:value-type="float" office:value="549.56" calcext:value-type="float">
            <text:p>549.56</text:p>
          </table:table-cell>
        </table:table-row>
        <table:table-row table:style-name="ro1">
          <table:table-cell office:value-type="float" office:value="6254892" calcext:value-type="float">
            <text:p>6254892</text:p>
          </table:table-cell>
          <table:table-cell table:formula="of:=[.A393]/1000/(60*60*24)" office:value-type="time" office:time-value="PT01H44M14.892S" calcext:value-type="time">
            <text:p>01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35.32" calcext:value-type="float">
            <text:p>435.32</text:p>
          </table:table-cell>
          <table:table-cell office:value-type="float" office:value="550.91" calcext:value-type="float">
            <text:p>550.91</text:p>
          </table:table-cell>
        </table:table-row>
        <table:table-row table:style-name="ro1">
          <table:table-cell office:value-type="float" office:value="6270892" calcext:value-type="float">
            <text:p>6270892</text:p>
          </table:table-cell>
          <table:table-cell table:formula="of:=[.A394]/1000/(60*60*24)" office:value-type="time" office:time-value="PT01H44M30.892S" calcext:value-type="time">
            <text:p>01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36.42" calcext:value-type="float">
            <text:p>436.42</text:p>
          </table:table-cell>
          <table:table-cell office:value-type="float" office:value="552.27" calcext:value-type="float">
            <text:p>552.27</text:p>
          </table:table-cell>
        </table:table-row>
        <table:table-row table:style-name="ro1">
          <table:table-cell office:value-type="float" office:value="6286892" calcext:value-type="float">
            <text:p>6286892</text:p>
          </table:table-cell>
          <table:table-cell table:formula="of:=[.A395]/1000/(60*60*24)" office:value-type="time" office:time-value="PT01H44M46.892S" calcext:value-type="time">
            <text:p>01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37.51" calcext:value-type="float">
            <text:p>437.51</text:p>
          </table:table-cell>
          <table:table-cell office:value-type="float" office:value="553.62" calcext:value-type="float">
            <text:p>553.62</text:p>
          </table:table-cell>
        </table:table-row>
        <table:table-row table:style-name="ro1">
          <table:table-cell office:value-type="float" office:value="6302892" calcext:value-type="float">
            <text:p>6302892</text:p>
          </table:table-cell>
          <table:table-cell table:formula="of:=[.A396]/1000/(60*60*24)" office:value-type="time" office:time-value="PT01H45M02.892S" calcext:value-type="time">
            <text:p>01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8.6" calcext:value-type="float">
            <text:p>438.6</text:p>
          </table:table-cell>
          <table:table-cell office:value-type="float" office:value="554.97" calcext:value-type="float">
            <text:p>554.97</text:p>
          </table:table-cell>
        </table:table-row>
        <table:table-row table:style-name="ro1">
          <table:table-cell office:value-type="float" office:value="6318892" calcext:value-type="float">
            <text:p>6318892</text:p>
          </table:table-cell>
          <table:table-cell table:formula="of:=[.A397]/1000/(60*60*24)" office:value-type="time" office:time-value="PT01H45M18.892S" calcext:value-type="time">
            <text:p>01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39.69" calcext:value-type="float">
            <text:p>439.69</text:p>
          </table:table-cell>
          <table:table-cell office:value-type="float" office:value="556.32" calcext:value-type="float">
            <text:p>556.32</text:p>
          </table:table-cell>
        </table:table-row>
        <table:table-row table:style-name="ro1">
          <table:table-cell office:value-type="float" office:value="6334892" calcext:value-type="float">
            <text:p>6334892</text:p>
          </table:table-cell>
          <table:table-cell table:formula="of:=[.A398]/1000/(60*60*24)" office:value-type="time" office:time-value="PT01H45M34.892S" calcext:value-type="time">
            <text:p>01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0.78" calcext:value-type="float">
            <text:p>440.78</text:p>
          </table:table-cell>
          <table:table-cell office:value-type="float" office:value="557.68" calcext:value-type="float">
            <text:p>557.68</text:p>
          </table:table-cell>
        </table:table-row>
        <table:table-row table:style-name="ro1">
          <table:table-cell office:value-type="float" office:value="6350891" calcext:value-type="float">
            <text:p>6350891</text:p>
          </table:table-cell>
          <table:table-cell table:formula="of:=[.A399]/1000/(60*60*24)" office:value-type="time" office:time-value="PT01H45M50.891S" calcext:value-type="time">
            <text:p>01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1.87" calcext:value-type="float">
            <text:p>441.87</text:p>
          </table:table-cell>
          <table:table-cell office:value-type="float" office:value="559.03" calcext:value-type="float">
            <text:p>559.03</text:p>
          </table:table-cell>
        </table:table-row>
        <table:table-row table:style-name="ro1">
          <table:table-cell office:value-type="float" office:value="6366892" calcext:value-type="float">
            <text:p>6366892</text:p>
          </table:table-cell>
          <table:table-cell table:formula="of:=[.A400]/1000/(60*60*24)" office:value-type="time" office:time-value="PT01H46M06.892S" calcext:value-type="time">
            <text:p>01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2.96" calcext:value-type="float">
            <text:p>442.96</text:p>
          </table:table-cell>
          <table:table-cell office:value-type="float" office:value="560.38" calcext:value-type="float">
            <text:p>560.38</text:p>
          </table:table-cell>
        </table:table-row>
        <table:table-row table:style-name="ro1">
          <table:table-cell office:value-type="float" office:value="6382892" calcext:value-type="float">
            <text:p>6382892</text:p>
          </table:table-cell>
          <table:table-cell table:formula="of:=[.A401]/1000/(60*60*24)" office:value-type="time" office:time-value="PT01H46M22.892S" calcext:value-type="time">
            <text:p>01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4.06" calcext:value-type="float">
            <text:p>444.06</text:p>
          </table:table-cell>
          <table:table-cell office:value-type="float" office:value="561.74" calcext:value-type="float">
            <text:p>561.74</text:p>
          </table:table-cell>
        </table:table-row>
        <table:table-row table:style-name="ro1">
          <table:table-cell office:value-type="float" office:value="6398892" calcext:value-type="float">
            <text:p>6398892</text:p>
          </table:table-cell>
          <table:table-cell table:formula="of:=[.A402]/1000/(60*60*24)" office:value-type="time" office:time-value="PT01H46M38.892S" calcext:value-type="time">
            <text:p>01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5.15" calcext:value-type="float">
            <text:p>445.15</text:p>
          </table:table-cell>
          <table:table-cell office:value-type="float" office:value="563.09" calcext:value-type="float">
            <text:p>563.09</text:p>
          </table:table-cell>
        </table:table-row>
        <table:table-row table:style-name="ro1">
          <table:table-cell office:value-type="float" office:value="6414892" calcext:value-type="float">
            <text:p>6414892</text:p>
          </table:table-cell>
          <table:table-cell table:formula="of:=[.A403]/1000/(60*60*24)" office:value-type="time" office:time-value="PT01H46M54.892S" calcext:value-type="time">
            <text:p>01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6.24" calcext:value-type="float">
            <text:p>446.24</text:p>
          </table:table-cell>
          <table:table-cell office:value-type="float" office:value="564.44" calcext:value-type="float">
            <text:p>564.44</text:p>
          </table:table-cell>
        </table:table-row>
        <table:table-row table:style-name="ro1">
          <table:table-cell office:value-type="float" office:value="6430892" calcext:value-type="float">
            <text:p>6430892</text:p>
          </table:table-cell>
          <table:table-cell table:formula="of:=[.A404]/1000/(60*60*24)" office:value-type="time" office:time-value="PT01H47M10.892S" calcext:value-type="time">
            <text:p>01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7.33" calcext:value-type="float">
            <text:p>447.33</text:p>
          </table:table-cell>
          <table:table-cell office:value-type="float" office:value="565.79" calcext:value-type="float">
            <text:p>565.79</text:p>
          </table:table-cell>
        </table:table-row>
        <table:table-row table:style-name="ro1">
          <table:table-cell office:value-type="float" office:value="6446892" calcext:value-type="float">
            <text:p>6446892</text:p>
          </table:table-cell>
          <table:table-cell table:formula="of:=[.A405]/1000/(60*60*24)" office:value-type="time" office:time-value="PT01H47M26.892S" calcext:value-type="time">
            <text:p>01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48.42" calcext:value-type="float">
            <text:p>448.42</text:p>
          </table:table-cell>
          <table:table-cell office:value-type="float" office:value="567.15" calcext:value-type="float">
            <text:p>567.15</text:p>
          </table:table-cell>
        </table:table-row>
        <table:table-row table:style-name="ro1">
          <table:table-cell office:value-type="float" office:value="6462892" calcext:value-type="float">
            <text:p>6462892</text:p>
          </table:table-cell>
          <table:table-cell table:formula="of:=[.A406]/1000/(60*60*24)" office:value-type="time" office:time-value="PT01H47M42.892S" calcext:value-type="time">
            <text:p>01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449.51" calcext:value-type="float">
            <text:p>449.51</text:p>
          </table:table-cell>
          <table:table-cell office:value-type="float" office:value="568.5" calcext:value-type="float">
            <text:p>568.5</text:p>
          </table:table-cell>
        </table:table-row>
        <table:table-row table:style-name="ro1">
          <table:table-cell office:value-type="float" office:value="6478892" calcext:value-type="float">
            <text:p>6478892</text:p>
          </table:table-cell>
          <table:table-cell table:formula="of:=[.A407]/1000/(60*60*24)" office:value-type="time" office:time-value="PT01H47M58.892S" calcext:value-type="time">
            <text:p>01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50.6" calcext:value-type="float">
            <text:p>450.6</text:p>
          </table:table-cell>
          <table:table-cell office:value-type="float" office:value="569.85" calcext:value-type="float">
            <text:p>569.85</text:p>
          </table:table-cell>
        </table:table-row>
        <table:table-row table:style-name="ro1">
          <table:table-cell office:value-type="float" office:value="6494892" calcext:value-type="float">
            <text:p>6494892</text:p>
          </table:table-cell>
          <table:table-cell table:formula="of:=[.A408]/1000/(60*60*24)" office:value-type="time" office:time-value="PT01H48M14.892S" calcext:value-type="time">
            <text:p>01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451.69" calcext:value-type="float">
            <text:p>451.69</text:p>
          </table:table-cell>
          <table:table-cell office:value-type="float" office:value="571.21" calcext:value-type="float">
            <text:p>571.21</text:p>
          </table:table-cell>
        </table:table-row>
        <table:table-row table:style-name="ro1">
          <table:table-cell office:value-type="float" office:value="6510892" calcext:value-type="float">
            <text:p>6510892</text:p>
          </table:table-cell>
          <table:table-cell table:formula="of:=[.A409]/1000/(60*60*24)" office:value-type="time" office:time-value="PT01H48M30.892S" calcext:value-type="time">
            <text:p>01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2.78" calcext:value-type="float">
            <text:p>452.78</text:p>
          </table:table-cell>
          <table:table-cell office:value-type="float" office:value="572.56" calcext:value-type="float">
            <text:p>572.56</text:p>
          </table:table-cell>
        </table:table-row>
        <table:table-row table:style-name="ro1">
          <table:table-cell office:value-type="float" office:value="6526892" calcext:value-type="float">
            <text:p>6526892</text:p>
          </table:table-cell>
          <table:table-cell table:formula="of:=[.A410]/1000/(60*60*24)" office:value-type="time" office:time-value="PT01H48M46.892S" calcext:value-type="time">
            <text:p>01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3.88" calcext:value-type="float">
            <text:p>453.88</text:p>
          </table:table-cell>
          <table:table-cell office:value-type="float" office:value="573.91" calcext:value-type="float">
            <text:p>573.91</text:p>
          </table:table-cell>
        </table:table-row>
        <table:table-row table:style-name="ro1">
          <table:table-cell office:value-type="float" office:value="6542892" calcext:value-type="float">
            <text:p>6542892</text:p>
          </table:table-cell>
          <table:table-cell table:formula="of:=[.A411]/1000/(60*60*24)" office:value-type="time" office:time-value="PT01H49M02.892S" calcext:value-type="time">
            <text:p>01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54.97" calcext:value-type="float">
            <text:p>454.97</text:p>
          </table:table-cell>
          <table:table-cell office:value-type="float" office:value="575.26" calcext:value-type="float">
            <text:p>575.26</text:p>
          </table:table-cell>
        </table:table-row>
        <table:table-row table:style-name="ro1">
          <table:table-cell office:value-type="float" office:value="6558892" calcext:value-type="float">
            <text:p>6558892</text:p>
          </table:table-cell>
          <table:table-cell table:formula="of:=[.A412]/1000/(60*60*24)" office:value-type="time" office:time-value="PT01H49M18.892S" calcext:value-type="time">
            <text:p>01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6.06" calcext:value-type="float">
            <text:p>456.06</text:p>
          </table:table-cell>
          <table:table-cell office:value-type="float" office:value="576.61" calcext:value-type="float">
            <text:p>576.61</text:p>
          </table:table-cell>
        </table:table-row>
        <table:table-row table:style-name="ro1">
          <table:table-cell office:value-type="float" office:value="6574892" calcext:value-type="float">
            <text:p>6574892</text:p>
          </table:table-cell>
          <table:table-cell table:formula="of:=[.A413]/1000/(60*60*24)" office:value-type="time" office:time-value="PT01H49M34.892S" calcext:value-type="time">
            <text:p>01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7.15" calcext:value-type="float">
            <text:p>457.15</text:p>
          </table:table-cell>
          <table:table-cell office:value-type="float" office:value="577.96" calcext:value-type="float">
            <text:p>577.96</text:p>
          </table:table-cell>
        </table:table-row>
        <table:table-row table:style-name="ro1">
          <table:table-cell office:value-type="float" office:value="6590892" calcext:value-type="float">
            <text:p>6590892</text:p>
          </table:table-cell>
          <table:table-cell table:formula="of:=[.A414]/1000/(60*60*24)" office:value-type="time" office:time-value="PT01H49M50.892S" calcext:value-type="time">
            <text:p>01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8.24" calcext:value-type="float">
            <text:p>458.24</text:p>
          </table:table-cell>
          <table:table-cell office:value-type="float" office:value="579.32" calcext:value-type="float">
            <text:p>579.32</text:p>
          </table:table-cell>
        </table:table-row>
        <table:table-row table:style-name="ro1">
          <table:table-cell office:value-type="float" office:value="6606892" calcext:value-type="float">
            <text:p>6606892</text:p>
          </table:table-cell>
          <table:table-cell table:formula="of:=[.A415]/1000/(60*60*24)" office:value-type="time" office:time-value="PT01H50M06.892S" calcext:value-type="time">
            <text:p>01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9.33" calcext:value-type="float">
            <text:p>459.33</text:p>
          </table:table-cell>
          <table:table-cell office:value-type="float" office:value="580.67" calcext:value-type="float">
            <text:p>580.67</text:p>
          </table:table-cell>
        </table:table-row>
        <table:table-row table:style-name="ro1">
          <table:table-cell office:value-type="float" office:value="6622892" calcext:value-type="float">
            <text:p>6622892</text:p>
          </table:table-cell>
          <table:table-cell table:formula="of:=[.A416]/1000/(60*60*24)" office:value-type="time" office:time-value="PT01H50M22.892S" calcext:value-type="time">
            <text:p>01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460.42" calcext:value-type="float">
            <text:p>460.42</text:p>
          </table:table-cell>
          <table:table-cell office:value-type="float" office:value="582.02" calcext:value-type="float">
            <text:p>582.02</text:p>
          </table:table-cell>
        </table:table-row>
        <table:table-row table:style-name="ro1">
          <table:table-cell office:value-type="float" office:value="6638892" calcext:value-type="float">
            <text:p>6638892</text:p>
          </table:table-cell>
          <table:table-cell table:formula="of:=[.A417]/1000/(60*60*24)" office:value-type="time" office:time-value="PT01H50M38.892S" calcext:value-type="time">
            <text:p>01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1.51" calcext:value-type="float">
            <text:p>461.51</text:p>
          </table:table-cell>
          <table:table-cell office:value-type="float" office:value="583.37" calcext:value-type="float">
            <text:p>583.37</text:p>
          </table:table-cell>
        </table:table-row>
        <table:table-row table:style-name="ro1">
          <table:table-cell office:value-type="float" office:value="6654892" calcext:value-type="float">
            <text:p>6654892</text:p>
          </table:table-cell>
          <table:table-cell table:formula="of:=[.A418]/1000/(60*60*24)" office:value-type="time" office:time-value="PT01H50M54.892S" calcext:value-type="time">
            <text:p>01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462.6" calcext:value-type="float">
            <text:p>462.6</text:p>
          </table:table-cell>
          <table:table-cell office:value-type="float" office:value="584.72" calcext:value-type="float">
            <text:p>584.72</text:p>
          </table:table-cell>
        </table:table-row>
        <table:table-row table:style-name="ro1">
          <table:table-cell office:value-type="float" office:value="6670892" calcext:value-type="float">
            <text:p>6670892</text:p>
          </table:table-cell>
          <table:table-cell table:formula="of:=[.A419]/1000/(60*60*24)" office:value-type="time" office:time-value="PT01H51M10.892S" calcext:value-type="time">
            <text:p>01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63.69" calcext:value-type="float">
            <text:p>463.69</text:p>
          </table:table-cell>
          <table:table-cell office:value-type="float" office:value="586.07" calcext:value-type="float">
            <text:p>586.07</text:p>
          </table:table-cell>
        </table:table-row>
        <table:table-row table:style-name="ro1">
          <table:table-cell office:value-type="float" office:value="6686892" calcext:value-type="float">
            <text:p>6686892</text:p>
          </table:table-cell>
          <table:table-cell table:formula="of:=[.A420]/1000/(60*60*24)" office:value-type="time" office:time-value="PT01H51M26.892S" calcext:value-type="time">
            <text:p>01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464.78" calcext:value-type="float">
            <text:p>464.78</text:p>
          </table:table-cell>
          <table:table-cell office:value-type="float" office:value="587.42" calcext:value-type="float">
            <text:p>587.42</text:p>
          </table:table-cell>
        </table:table-row>
        <table:table-row table:style-name="ro1">
          <table:table-cell office:value-type="float" office:value="6702892" calcext:value-type="float">
            <text:p>6702892</text:p>
          </table:table-cell>
          <table:table-cell table:formula="of:=[.A421]/1000/(60*60*24)" office:value-type="time" office:time-value="PT01H51M42.892S" calcext:value-type="time">
            <text:p>01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65.87" calcext:value-type="float">
            <text:p>465.87</text:p>
          </table:table-cell>
          <table:table-cell office:value-type="float" office:value="588.77" calcext:value-type="float">
            <text:p>588.77</text:p>
          </table:table-cell>
        </table:table-row>
        <table:table-row table:style-name="ro1">
          <table:table-cell office:value-type="float" office:value="6718892" calcext:value-type="float">
            <text:p>6718892</text:p>
          </table:table-cell>
          <table:table-cell table:formula="of:=[.A422]/1000/(60*60*24)" office:value-type="time" office:time-value="PT01H51M58.892S" calcext:value-type="time">
            <text:p>01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66.96" calcext:value-type="float">
            <text:p>466.96</text:p>
          </table:table-cell>
          <table:table-cell office:value-type="float" office:value="590.12" calcext:value-type="float">
            <text:p>590.12</text:p>
          </table:table-cell>
        </table:table-row>
        <table:table-row table:style-name="ro1">
          <table:table-cell office:value-type="float" office:value="6734892" calcext:value-type="float">
            <text:p>6734892</text:p>
          </table:table-cell>
          <table:table-cell table:formula="of:=[.A423]/1000/(60*60*24)" office:value-type="time" office:time-value="PT01H52M14.892S" calcext:value-type="time">
            <text:p>01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8.05" calcext:value-type="float">
            <text:p>468.05</text:p>
          </table:table-cell>
          <table:table-cell office:value-type="float" office:value="591.47" calcext:value-type="float">
            <text:p>591.47</text:p>
          </table:table-cell>
        </table:table-row>
        <table:table-row table:style-name="ro1">
          <table:table-cell office:value-type="float" office:value="6750892" calcext:value-type="float">
            <text:p>6750892</text:p>
          </table:table-cell>
          <table:table-cell table:formula="of:=[.A424]/1000/(60*60*24)" office:value-type="time" office:time-value="PT01H52M30.892S" calcext:value-type="time">
            <text:p>01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69.14" calcext:value-type="float">
            <text:p>469.14</text:p>
          </table:table-cell>
          <table:table-cell office:value-type="float" office:value="592.82" calcext:value-type="float">
            <text:p>592.82</text:p>
          </table:table-cell>
        </table:table-row>
        <table:table-row table:style-name="ro1">
          <table:table-cell office:value-type="float" office:value="6766892" calcext:value-type="float">
            <text:p>6766892</text:p>
          </table:table-cell>
          <table:table-cell table:formula="of:=[.A425]/1000/(60*60*24)" office:value-type="time" office:time-value="PT01H52M46.892S" calcext:value-type="time">
            <text:p>01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0.23" calcext:value-type="float">
            <text:p>470.23</text:p>
          </table:table-cell>
          <table:table-cell office:value-type="float" office:value="594.17" calcext:value-type="float">
            <text:p>594.17</text:p>
          </table:table-cell>
        </table:table-row>
        <table:table-row table:style-name="ro1">
          <table:table-cell office:value-type="float" office:value="6782892" calcext:value-type="float">
            <text:p>6782892</text:p>
          </table:table-cell>
          <table:table-cell table:formula="of:=[.A426]/1000/(60*60*24)" office:value-type="time" office:time-value="PT01H53M02.892S" calcext:value-type="time">
            <text:p>01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71.33" calcext:value-type="float">
            <text:p>471.33</text:p>
          </table:table-cell>
          <table:table-cell office:value-type="float" office:value="595.52" calcext:value-type="float">
            <text:p>595.52</text:p>
          </table:table-cell>
        </table:table-row>
        <table:table-row table:style-name="ro1">
          <table:table-cell office:value-type="float" office:value="6798891" calcext:value-type="float">
            <text:p>6798891</text:p>
          </table:table-cell>
          <table:table-cell table:formula="of:=[.A427]/1000/(60*60*24)" office:value-type="time" office:time-value="PT01H53M18.891S" calcext:value-type="time">
            <text:p>01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72.42" calcext:value-type="float">
            <text:p>472.42</text:p>
          </table:table-cell>
          <table:table-cell office:value-type="float" office:value="596.87" calcext:value-type="float">
            <text:p>596.87</text:p>
          </table:table-cell>
        </table:table-row>
        <table:table-row table:style-name="ro1">
          <table:table-cell office:value-type="float" office:value="6814892" calcext:value-type="float">
            <text:p>6814892</text:p>
          </table:table-cell>
          <table:table-cell table:formula="of:=[.A428]/1000/(60*60*24)" office:value-type="time" office:time-value="PT01H53M34.892S" calcext:value-type="time">
            <text:p>01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3.51" calcext:value-type="float">
            <text:p>473.51</text:p>
          </table:table-cell>
          <table:table-cell office:value-type="float" office:value="598.22" calcext:value-type="float">
            <text:p>598.22</text:p>
          </table:table-cell>
        </table:table-row>
        <table:table-row table:style-name="ro1">
          <table:table-cell office:value-type="float" office:value="6830892" calcext:value-type="float">
            <text:p>6830892</text:p>
          </table:table-cell>
          <table:table-cell table:formula="of:=[.A429]/1000/(60*60*24)" office:value-type="time" office:time-value="PT01H53M50.892S" calcext:value-type="time">
            <text:p>01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474.6" calcext:value-type="float">
            <text:p>474.6</text:p>
          </table:table-cell>
          <table:table-cell office:value-type="float" office:value="599.57" calcext:value-type="float">
            <text:p>599.57</text:p>
          </table:table-cell>
        </table:table-row>
        <table:table-row table:style-name="ro1">
          <table:table-cell office:value-type="float" office:value="6846892" calcext:value-type="float">
            <text:p>6846892</text:p>
          </table:table-cell>
          <table:table-cell table:formula="of:=[.A430]/1000/(60*60*24)" office:value-type="time" office:time-value="PT01H54M06.892S" calcext:value-type="time">
            <text:p>01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5.69" calcext:value-type="float">
            <text:p>475.69</text:p>
          </table:table-cell>
          <table:table-cell office:value-type="float" office:value="600.92" calcext:value-type="float">
            <text:p>600.92</text:p>
          </table:table-cell>
        </table:table-row>
        <table:table-row table:style-name="ro1">
          <table:table-cell office:value-type="float" office:value="6862892" calcext:value-type="float">
            <text:p>6862892</text:p>
          </table:table-cell>
          <table:table-cell table:formula="of:=[.A431]/1000/(60*60*24)" office:value-type="time" office:time-value="PT01H54M22.892S" calcext:value-type="time">
            <text:p>01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6.78" calcext:value-type="float">
            <text:p>476.78</text:p>
          </table:table-cell>
          <table:table-cell office:value-type="float" office:value="602.27" calcext:value-type="float">
            <text:p>602.27</text:p>
          </table:table-cell>
        </table:table-row>
        <table:table-row table:style-name="ro1">
          <table:table-cell office:value-type="float" office:value="6878892" calcext:value-type="float">
            <text:p>6878892</text:p>
          </table:table-cell>
          <table:table-cell table:formula="of:=[.A432]/1000/(60*60*24)" office:value-type="time" office:time-value="PT01H54M38.892S" calcext:value-type="time">
            <text:p>01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7.87" calcext:value-type="float">
            <text:p>477.87</text:p>
          </table:table-cell>
          <table:table-cell office:value-type="float" office:value="603.62" calcext:value-type="float">
            <text:p>603.62</text:p>
          </table:table-cell>
        </table:table-row>
        <table:table-row table:style-name="ro1">
          <table:table-cell office:value-type="float" office:value="6894892" calcext:value-type="float">
            <text:p>6894892</text:p>
          </table:table-cell>
          <table:table-cell table:formula="of:=[.A433]/1000/(60*60*24)" office:value-type="time" office:time-value="PT01H54M54.892S" calcext:value-type="time">
            <text:p>01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78.96" calcext:value-type="float">
            <text:p>478.96</text:p>
          </table:table-cell>
          <table:table-cell office:value-type="float" office:value="604.97" calcext:value-type="float">
            <text:p>604.97</text:p>
          </table:table-cell>
        </table:table-row>
        <table:table-row table:style-name="ro1">
          <table:table-cell office:value-type="float" office:value="6910892" calcext:value-type="float">
            <text:p>6910892</text:p>
          </table:table-cell>
          <table:table-cell table:formula="of:=[.A434]/1000/(60*60*24)" office:value-type="time" office:time-value="PT01H55M10.892S" calcext:value-type="time">
            <text:p>01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0.05" calcext:value-type="float">
            <text:p>480.05</text:p>
          </table:table-cell>
          <table:table-cell office:value-type="float" office:value="606.32" calcext:value-type="float">
            <text:p>606.32</text:p>
          </table:table-cell>
        </table:table-row>
        <table:table-row table:style-name="ro1">
          <table:table-cell office:value-type="float" office:value="6926892" calcext:value-type="float">
            <text:p>6926892</text:p>
          </table:table-cell>
          <table:table-cell table:formula="of:=[.A435]/1000/(60*60*24)" office:value-type="time" office:time-value="PT01H55M26.892S" calcext:value-type="time">
            <text:p>01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481.14" calcext:value-type="float">
            <text:p>481.14</text:p>
          </table:table-cell>
          <table:table-cell office:value-type="float" office:value="607.66" calcext:value-type="float">
            <text:p>607.66</text:p>
          </table:table-cell>
        </table:table-row>
        <table:table-row table:style-name="ro1">
          <table:table-cell office:value-type="float" office:value="6942892" calcext:value-type="float">
            <text:p>6942892</text:p>
          </table:table-cell>
          <table:table-cell table:formula="of:=[.A436]/1000/(60*60*24)" office:value-type="time" office:time-value="PT01H55M42.892S" calcext:value-type="time">
            <text:p>01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482.23" calcext:value-type="float">
            <text:p>482.23</text:p>
          </table:table-cell>
          <table:table-cell office:value-type="float" office:value="609.01" calcext:value-type="float">
            <text:p>609.01</text:p>
          </table:table-cell>
        </table:table-row>
        <table:table-row table:style-name="ro1">
          <table:table-cell office:value-type="float" office:value="6958892" calcext:value-type="float">
            <text:p>6958892</text:p>
          </table:table-cell>
          <table:table-cell table:formula="of:=[.A437]/1000/(60*60*24)" office:value-type="time" office:time-value="PT01H55M58.892S" calcext:value-type="time">
            <text:p>01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3.32" calcext:value-type="float">
            <text:p>483.32</text:p>
          </table:table-cell>
          <table:table-cell office:value-type="float" office:value="610.36" calcext:value-type="float">
            <text:p>610.36</text:p>
          </table:table-cell>
        </table:table-row>
        <table:table-row table:style-name="ro1">
          <table:table-cell office:value-type="float" office:value="6974892" calcext:value-type="float">
            <text:p>6974892</text:p>
          </table:table-cell>
          <table:table-cell table:formula="of:=[.A438]/1000/(60*60*24)" office:value-type="time" office:time-value="PT01H56M14.892S" calcext:value-type="time">
            <text:p>01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4.41" calcext:value-type="float">
            <text:p>484.41</text:p>
          </table:table-cell>
          <table:table-cell office:value-type="float" office:value="611.71" calcext:value-type="float">
            <text:p>611.71</text:p>
          </table:table-cell>
        </table:table-row>
        <table:table-row table:style-name="ro1">
          <table:table-cell office:value-type="float" office:value="6990892" calcext:value-type="float">
            <text:p>6990892</text:p>
          </table:table-cell>
          <table:table-cell table:formula="of:=[.A439]/1000/(60*60*24)" office:value-type="time" office:time-value="PT01H56M30.892S" calcext:value-type="time">
            <text:p>01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5.5" calcext:value-type="float">
            <text:p>485.5</text:p>
          </table:table-cell>
          <table:table-cell office:value-type="float" office:value="613.06" calcext:value-type="float">
            <text:p>613.06</text:p>
          </table:table-cell>
        </table:table-row>
        <table:table-row table:style-name="ro1">
          <table:table-cell office:value-type="float" office:value="7006892" calcext:value-type="float">
            <text:p>7006892</text:p>
          </table:table-cell>
          <table:table-cell table:formula="of:=[.A440]/1000/(60*60*24)" office:value-type="time" office:time-value="PT01H56M46.892S" calcext:value-type="time">
            <text:p>01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6.59" calcext:value-type="float">
            <text:p>486.59</text:p>
          </table:table-cell>
          <table:table-cell office:value-type="float" office:value="614.41" calcext:value-type="float">
            <text:p>614.41</text:p>
          </table:table-cell>
        </table:table-row>
        <table:table-row table:style-name="ro1">
          <table:table-cell office:value-type="float" office:value="7022892" calcext:value-type="float">
            <text:p>7022892</text:p>
          </table:table-cell>
          <table:table-cell table:formula="of:=[.A441]/1000/(60*60*24)" office:value-type="time" office:time-value="PT01H57M02.892S" calcext:value-type="time">
            <text:p>01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7.68" calcext:value-type="float">
            <text:p>487.68</text:p>
          </table:table-cell>
          <table:table-cell office:value-type="float" office:value="615.76" calcext:value-type="float">
            <text:p>615.76</text:p>
          </table:table-cell>
        </table:table-row>
        <table:table-row table:style-name="ro1">
          <table:table-cell office:value-type="float" office:value="7038892" calcext:value-type="float">
            <text:p>7038892</text:p>
          </table:table-cell>
          <table:table-cell table:formula="of:=[.A442]/1000/(60*60*24)" office:value-type="time" office:time-value="PT01H57M18.892S" calcext:value-type="time">
            <text:p>01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488.77" calcext:value-type="float">
            <text:p>488.77</text:p>
          </table:table-cell>
          <table:table-cell office:value-type="float" office:value="617.11" calcext:value-type="float">
            <text:p>617.11</text:p>
          </table:table-cell>
        </table:table-row>
        <table:table-row table:style-name="ro1">
          <table:table-cell office:value-type="float" office:value="7054892" calcext:value-type="float">
            <text:p>7054892</text:p>
          </table:table-cell>
          <table:table-cell table:formula="of:=[.A443]/1000/(60*60*24)" office:value-type="time" office:time-value="PT01H57M34.892S" calcext:value-type="time">
            <text:p>01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89.86" calcext:value-type="float">
            <text:p>489.86</text:p>
          </table:table-cell>
          <table:table-cell office:value-type="float" office:value="618.45" calcext:value-type="float">
            <text:p>618.45</text:p>
          </table:table-cell>
        </table:table-row>
        <table:table-row table:style-name="ro1">
          <table:table-cell office:value-type="float" office:value="7070892" calcext:value-type="float">
            <text:p>7070892</text:p>
          </table:table-cell>
          <table:table-cell table:formula="of:=[.A444]/1000/(60*60*24)" office:value-type="time" office:time-value="PT01H57M50.892S" calcext:value-type="time">
            <text:p>01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0.95" calcext:value-type="float">
            <text:p>490.95</text:p>
          </table:table-cell>
          <table:table-cell office:value-type="float" office:value="619.8" calcext:value-type="float">
            <text:p>619.8</text:p>
          </table:table-cell>
        </table:table-row>
        <table:table-row table:style-name="ro1">
          <table:table-cell office:value-type="float" office:value="7086892" calcext:value-type="float">
            <text:p>7086892</text:p>
          </table:table-cell>
          <table:table-cell table:formula="of:=[.A445]/1000/(60*60*24)" office:value-type="time" office:time-value="PT01H58M06.892S" calcext:value-type="time">
            <text:p>01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2.04" calcext:value-type="float">
            <text:p>492.04</text:p>
          </table:table-cell>
          <table:table-cell office:value-type="float" office:value="621.15" calcext:value-type="float">
            <text:p>621.15</text:p>
          </table:table-cell>
        </table:table-row>
        <table:table-row table:style-name="ro1">
          <table:table-cell office:value-type="float" office:value="7102892" calcext:value-type="float">
            <text:p>7102892</text:p>
          </table:table-cell>
          <table:table-cell table:formula="of:=[.A446]/1000/(60*60*24)" office:value-type="time" office:time-value="PT01H58M22.892S" calcext:value-type="time">
            <text:p>01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3.13" calcext:value-type="float">
            <text:p>493.13</text:p>
          </table:table-cell>
          <table:table-cell office:value-type="float" office:value="622.5" calcext:value-type="float">
            <text:p>622.5</text:p>
          </table:table-cell>
        </table:table-row>
        <table:table-row table:style-name="ro1">
          <table:table-cell office:value-type="float" office:value="7118892" calcext:value-type="float">
            <text:p>7118892</text:p>
          </table:table-cell>
          <table:table-cell table:formula="of:=[.A447]/1000/(60*60*24)" office:value-type="time" office:time-value="PT01H58M38.892S" calcext:value-type="time">
            <text:p>01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4.22" calcext:value-type="float">
            <text:p>494.22</text:p>
          </table:table-cell>
          <table:table-cell office:value-type="float" office:value="623.84" calcext:value-type="float">
            <text:p>623.84</text:p>
          </table:table-cell>
        </table:table-row>
        <table:table-row table:style-name="ro1">
          <table:table-cell office:value-type="float" office:value="7134892" calcext:value-type="float">
            <text:p>7134892</text:p>
          </table:table-cell>
          <table:table-cell table:formula="of:=[.A448]/1000/(60*60*24)" office:value-type="time" office:time-value="PT01H58M54.892S" calcext:value-type="time">
            <text:p>01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5.31" calcext:value-type="float">
            <text:p>495.31</text:p>
          </table:table-cell>
          <table:table-cell office:value-type="float" office:value="625.19" calcext:value-type="float">
            <text:p>625.19</text:p>
          </table:table-cell>
        </table:table-row>
        <table:table-row table:style-name="ro1">
          <table:table-cell office:value-type="float" office:value="7150892" calcext:value-type="float">
            <text:p>7150892</text:p>
          </table:table-cell>
          <table:table-cell table:formula="of:=[.A449]/1000/(60*60*24)" office:value-type="time" office:time-value="PT01H59M10.892S" calcext:value-type="time">
            <text:p>01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96.4" calcext:value-type="float">
            <text:p>496.4</text:p>
          </table:table-cell>
          <table:table-cell office:value-type="float" office:value="626.54" calcext:value-type="float">
            <text:p>626.54</text:p>
          </table:table-cell>
        </table:table-row>
        <table:table-row table:style-name="ro1">
          <table:table-cell office:value-type="float" office:value="7166892" calcext:value-type="float">
            <text:p>7166892</text:p>
          </table:table-cell>
          <table:table-cell table:formula="of:=[.A450]/1000/(60*60*24)" office:value-type="time" office:time-value="PT01H59M26.892S" calcext:value-type="time">
            <text:p>01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7.49" calcext:value-type="float">
            <text:p>497.49</text:p>
          </table:table-cell>
          <table:table-cell office:value-type="float" office:value="627.89" calcext:value-type="float">
            <text:p>627.89</text:p>
          </table:table-cell>
        </table:table-row>
        <table:table-row table:style-name="ro1">
          <table:table-cell office:value-type="float" office:value="7182891" calcext:value-type="float">
            <text:p>7182891</text:p>
          </table:table-cell>
          <table:table-cell table:formula="of:=[.A451]/1000/(60*60*24)" office:value-type="time" office:time-value="PT01H59M42.891S" calcext:value-type="time">
            <text:p>01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8.58" calcext:value-type="float">
            <text:p>498.58</text:p>
          </table:table-cell>
          <table:table-cell office:value-type="float" office:value="629.23" calcext:value-type="float">
            <text:p>629.23</text:p>
          </table:table-cell>
        </table:table-row>
        <table:table-row table:style-name="ro1">
          <table:table-cell office:value-type="float" office:value="7198892" calcext:value-type="float">
            <text:p>7198892</text:p>
          </table:table-cell>
          <table:table-cell table:formula="of:=[.A452]/1000/(60*60*24)" office:value-type="time" office:time-value="PT01H59M58.892S" calcext:value-type="time">
            <text:p>01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99.66" calcext:value-type="float">
            <text:p>499.66</text:p>
          </table:table-cell>
          <table:table-cell office:value-type="float" office:value="630.58" calcext:value-type="float">
            <text:p>630.58</text:p>
          </table:table-cell>
        </table:table-row>
        <table:table-row table:style-name="ro1">
          <table:table-cell office:value-type="float" office:value="7214892" calcext:value-type="float">
            <text:p>7214892</text:p>
          </table:table-cell>
          <table:table-cell table:formula="of:=[.A453]/1000/(60*60*24)" office:value-type="time" office:time-value="PT02H00M14.892S" calcext:value-type="time">
            <text:p>02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00.75" calcext:value-type="float">
            <text:p>500.75</text:p>
          </table:table-cell>
          <table:table-cell office:value-type="float" office:value="631.93" calcext:value-type="float">
            <text:p>631.93</text:p>
          </table:table-cell>
        </table:table-row>
        <table:table-row table:style-name="ro1">
          <table:table-cell office:value-type="float" office:value="7230892" calcext:value-type="float">
            <text:p>7230892</text:p>
          </table:table-cell>
          <table:table-cell table:formula="of:=[.A454]/1000/(60*60*24)" office:value-type="time" office:time-value="PT02H00M30.892S" calcext:value-type="time">
            <text:p>02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1.84" calcext:value-type="float">
            <text:p>501.84</text:p>
          </table:table-cell>
          <table:table-cell office:value-type="float" office:value="633.28" calcext:value-type="float">
            <text:p>633.28</text:p>
          </table:table-cell>
        </table:table-row>
        <table:table-row table:style-name="ro1">
          <table:table-cell office:value-type="float" office:value="7246892" calcext:value-type="float">
            <text:p>7246892</text:p>
          </table:table-cell>
          <table:table-cell table:formula="of:=[.A455]/1000/(60*60*24)" office:value-type="time" office:time-value="PT02H00M46.892S" calcext:value-type="time">
            <text:p>02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502.93" calcext:value-type="float">
            <text:p>502.93</text:p>
          </table:table-cell>
          <table:table-cell office:value-type="float" office:value="634.62" calcext:value-type="float">
            <text:p>634.62</text:p>
          </table:table-cell>
        </table:table-row>
        <table:table-row table:style-name="ro1">
          <table:table-cell office:value-type="float" office:value="7262892" calcext:value-type="float">
            <text:p>7262892</text:p>
          </table:table-cell>
          <table:table-cell table:formula="of:=[.A456]/1000/(60*60*24)" office:value-type="time" office:time-value="PT02H01M02.892S" calcext:value-type="time">
            <text:p>02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4.02" calcext:value-type="float">
            <text:p>504.02</text:p>
          </table:table-cell>
          <table:table-cell office:value-type="float" office:value="635.97" calcext:value-type="float">
            <text:p>635.97</text:p>
          </table:table-cell>
        </table:table-row>
        <table:table-row table:style-name="ro1">
          <table:table-cell office:value-type="float" office:value="7278892" calcext:value-type="float">
            <text:p>7278892</text:p>
          </table:table-cell>
          <table:table-cell table:formula="of:=[.A457]/1000/(60*60*24)" office:value-type="time" office:time-value="PT02H01M18.892S" calcext:value-type="time">
            <text:p>02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5.11" calcext:value-type="float">
            <text:p>505.11</text:p>
          </table:table-cell>
          <table:table-cell office:value-type="float" office:value="637.32" calcext:value-type="float">
            <text:p>637.32</text:p>
          </table:table-cell>
        </table:table-row>
        <table:table-row table:style-name="ro1">
          <table:table-cell office:value-type="float" office:value="7294892" calcext:value-type="float">
            <text:p>7294892</text:p>
          </table:table-cell>
          <table:table-cell table:formula="of:=[.A458]/1000/(60*60*24)" office:value-type="time" office:time-value="PT02H01M34.892S" calcext:value-type="time">
            <text:p>02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6.2" calcext:value-type="float">
            <text:p>506.2</text:p>
          </table:table-cell>
          <table:table-cell office:value-type="float" office:value="638.67" calcext:value-type="float">
            <text:p>638.67</text:p>
          </table:table-cell>
        </table:table-row>
        <table:table-row table:style-name="ro1">
          <table:table-cell office:value-type="float" office:value="7310892" calcext:value-type="float">
            <text:p>7310892</text:p>
          </table:table-cell>
          <table:table-cell table:formula="of:=[.A459]/1000/(60*60*24)" office:value-type="time" office:time-value="PT02H01M50.892S" calcext:value-type="time">
            <text:p>02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7.29" calcext:value-type="float">
            <text:p>507.29</text:p>
          </table:table-cell>
          <table:table-cell office:value-type="float" office:value="640.01" calcext:value-type="float">
            <text:p>640.01</text:p>
          </table:table-cell>
        </table:table-row>
        <table:table-row table:style-name="ro1">
          <table:table-cell office:value-type="float" office:value="7326892" calcext:value-type="float">
            <text:p>7326892</text:p>
          </table:table-cell>
          <table:table-cell table:formula="of:=[.A460]/1000/(60*60*24)" office:value-type="time" office:time-value="PT02H02M06.892S" calcext:value-type="time">
            <text:p>02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8.38" calcext:value-type="float">
            <text:p>508.38</text:p>
          </table:table-cell>
          <table:table-cell office:value-type="float" office:value="641.36" calcext:value-type="float">
            <text:p>641.36</text:p>
          </table:table-cell>
        </table:table-row>
        <table:table-row table:style-name="ro1">
          <table:table-cell office:value-type="float" office:value="7342892" calcext:value-type="float">
            <text:p>7342892</text:p>
          </table:table-cell>
          <table:table-cell table:formula="of:=[.A461]/1000/(60*60*24)" office:value-type="time" office:time-value="PT02H02M22.892S" calcext:value-type="time">
            <text:p>02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09.47" calcext:value-type="float">
            <text:p>509.47</text:p>
          </table:table-cell>
          <table:table-cell office:value-type="float" office:value="642.71" calcext:value-type="float">
            <text:p>642.71</text:p>
          </table:table-cell>
        </table:table-row>
        <table:table-row table:style-name="ro1">
          <table:table-cell office:value-type="float" office:value="7358892" calcext:value-type="float">
            <text:p>7358892</text:p>
          </table:table-cell>
          <table:table-cell table:formula="of:=[.A462]/1000/(60*60*24)" office:value-type="time" office:time-value="PT02H02M38.892S" calcext:value-type="time">
            <text:p>02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0.56" calcext:value-type="float">
            <text:p>510.56</text:p>
          </table:table-cell>
          <table:table-cell office:value-type="float" office:value="644.05" calcext:value-type="float">
            <text:p>644.05</text:p>
          </table:table-cell>
        </table:table-row>
        <table:table-row table:style-name="ro1">
          <table:table-cell office:value-type="float" office:value="7374892" calcext:value-type="float">
            <text:p>7374892</text:p>
          </table:table-cell>
          <table:table-cell table:formula="of:=[.A463]/1000/(60*60*24)" office:value-type="time" office:time-value="PT02H02M54.892S" calcext:value-type="time">
            <text:p>02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1.65" calcext:value-type="float">
            <text:p>511.65</text:p>
          </table:table-cell>
          <table:table-cell office:value-type="float" office:value="645.4" calcext:value-type="float">
            <text:p>645.4</text:p>
          </table:table-cell>
        </table:table-row>
        <table:table-row table:style-name="ro1">
          <table:table-cell office:value-type="float" office:value="7390892" calcext:value-type="float">
            <text:p>7390892</text:p>
          </table:table-cell>
          <table:table-cell table:formula="of:=[.A464]/1000/(60*60*24)" office:value-type="time" office:time-value="PT02H03M10.892S" calcext:value-type="time">
            <text:p>02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2.74" calcext:value-type="float">
            <text:p>512.74</text:p>
          </table:table-cell>
          <table:table-cell office:value-type="float" office:value="646.75" calcext:value-type="float">
            <text:p>646.75</text:p>
          </table:table-cell>
        </table:table-row>
        <table:table-row table:style-name="ro1">
          <table:table-cell office:value-type="float" office:value="7406892" calcext:value-type="float">
            <text:p>7406892</text:p>
          </table:table-cell>
          <table:table-cell table:formula="of:=[.A465]/1000/(60*60*24)" office:value-type="time" office:time-value="PT02H03M26.892S" calcext:value-type="time">
            <text:p>02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3.83" calcext:value-type="float">
            <text:p>513.83</text:p>
          </table:table-cell>
          <table:table-cell office:value-type="float" office:value="648.1" calcext:value-type="float">
            <text:p>648.1</text:p>
          </table:table-cell>
        </table:table-row>
        <table:table-row table:style-name="ro1">
          <table:table-cell office:value-type="float" office:value="7422892" calcext:value-type="float">
            <text:p>7422892</text:p>
          </table:table-cell>
          <table:table-cell table:formula="of:=[.A466]/1000/(60*60*24)" office:value-type="time" office:time-value="PT02H03M42.892S" calcext:value-type="time">
            <text:p>02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4.92" calcext:value-type="float">
            <text:p>514.92</text:p>
          </table:table-cell>
          <table:table-cell office:value-type="float" office:value="649.44" calcext:value-type="float">
            <text:p>649.44</text:p>
          </table:table-cell>
        </table:table-row>
        <table:table-row table:style-name="ro1">
          <table:table-cell office:value-type="float" office:value="7438892" calcext:value-type="float">
            <text:p>7438892</text:p>
          </table:table-cell>
          <table:table-cell table:formula="of:=[.A467]/1000/(60*60*24)" office:value-type="time" office:time-value="PT02H03M58.892S" calcext:value-type="time">
            <text:p>02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6" calcext:value-type="float">
            <text:p>516</text:p>
          </table:table-cell>
          <table:table-cell office:value-type="float" office:value="650.79" calcext:value-type="float">
            <text:p>650.79</text:p>
          </table:table-cell>
        </table:table-row>
        <table:table-row table:style-name="ro1">
          <table:table-cell office:value-type="float" office:value="7454892" calcext:value-type="float">
            <text:p>7454892</text:p>
          </table:table-cell>
          <table:table-cell table:formula="of:=[.A468]/1000/(60*60*24)" office:value-type="time" office:time-value="PT02H04M14.892S" calcext:value-type="time">
            <text:p>02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17.09" calcext:value-type="float">
            <text:p>517.09</text:p>
          </table:table-cell>
          <table:table-cell office:value-type="float" office:value="652.14" calcext:value-type="float">
            <text:p>652.14</text:p>
          </table:table-cell>
        </table:table-row>
        <table:table-row table:style-name="ro1">
          <table:table-cell office:value-type="float" office:value="7470892" calcext:value-type="float">
            <text:p>7470892</text:p>
          </table:table-cell>
          <table:table-cell table:formula="of:=[.A469]/1000/(60*60*24)" office:value-type="time" office:time-value="PT02H04M30.892S" calcext:value-type="time">
            <text:p>02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8.18" calcext:value-type="float">
            <text:p>518.18</text:p>
          </table:table-cell>
          <table:table-cell office:value-type="float" office:value="653.48" calcext:value-type="float">
            <text:p>653.48</text:p>
          </table:table-cell>
        </table:table-row>
        <table:table-row table:style-name="ro1">
          <table:table-cell office:value-type="float" office:value="7486892" calcext:value-type="float">
            <text:p>7486892</text:p>
          </table:table-cell>
          <table:table-cell table:formula="of:=[.A470]/1000/(60*60*24)" office:value-type="time" office:time-value="PT02H04M46.892S" calcext:value-type="time">
            <text:p>02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19.27" calcext:value-type="float">
            <text:p>519.27</text:p>
          </table:table-cell>
          <table:table-cell office:value-type="float" office:value="654.83" calcext:value-type="float">
            <text:p>654.83</text:p>
          </table:table-cell>
        </table:table-row>
        <table:table-row table:style-name="ro1">
          <table:table-cell office:value-type="float" office:value="7502892" calcext:value-type="float">
            <text:p>7502892</text:p>
          </table:table-cell>
          <table:table-cell table:formula="of:=[.A471]/1000/(60*60*24)" office:value-type="time" office:time-value="PT02H05M02.892S" calcext:value-type="time">
            <text:p>02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20.36" calcext:value-type="float">
            <text:p>520.36</text:p>
          </table:table-cell>
          <table:table-cell office:value-type="float" office:value="656.18" calcext:value-type="float">
            <text:p>656.18</text:p>
          </table:table-cell>
        </table:table-row>
        <table:table-row table:style-name="ro1">
          <table:table-cell office:value-type="float" office:value="7518892" calcext:value-type="float">
            <text:p>7518892</text:p>
          </table:table-cell>
          <table:table-cell table:formula="of:=[.A472]/1000/(60*60*24)" office:value-type="time" office:time-value="PT02H05M18.892S" calcext:value-type="time">
            <text:p>02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21.45" calcext:value-type="float">
            <text:p>521.45</text:p>
          </table:table-cell>
          <table:table-cell office:value-type="float" office:value="657.52" calcext:value-type="float">
            <text:p>657.52</text:p>
          </table:table-cell>
        </table:table-row>
        <table:table-row table:style-name="ro1">
          <table:table-cell office:value-type="float" office:value="7534892" calcext:value-type="float">
            <text:p>7534892</text:p>
          </table:table-cell>
          <table:table-cell table:formula="of:=[.A473]/1000/(60*60*24)" office:value-type="time" office:time-value="PT02H05M34.892S" calcext:value-type="time">
            <text:p>02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2.54" calcext:value-type="float">
            <text:p>522.54</text:p>
          </table:table-cell>
          <table:table-cell office:value-type="float" office:value="658.87" calcext:value-type="float">
            <text:p>658.87</text:p>
          </table:table-cell>
        </table:table-row>
        <table:table-row table:style-name="ro1">
          <table:table-cell office:value-type="float" office:value="7550892" calcext:value-type="float">
            <text:p>7550892</text:p>
          </table:table-cell>
          <table:table-cell table:formula="of:=[.A474]/1000/(60*60*24)" office:value-type="time" office:time-value="PT02H05M50.892S" calcext:value-type="time">
            <text:p>02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3.63" calcext:value-type="float">
            <text:p>523.63</text:p>
          </table:table-cell>
          <table:table-cell office:value-type="float" office:value="660.22" calcext:value-type="float">
            <text:p>660.22</text:p>
          </table:table-cell>
        </table:table-row>
        <table:table-row table:style-name="ro1">
          <table:table-cell office:value-type="float" office:value="7566892" calcext:value-type="float">
            <text:p>7566892</text:p>
          </table:table-cell>
          <table:table-cell table:formula="of:=[.A475]/1000/(60*60*24)" office:value-type="time" office:time-value="PT02H06M06.892S" calcext:value-type="time">
            <text:p>02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4.72" calcext:value-type="float">
            <text:p>524.72</text:p>
          </table:table-cell>
          <table:table-cell office:value-type="float" office:value="661.56" calcext:value-type="float">
            <text:p>661.56</text:p>
          </table:table-cell>
        </table:table-row>
        <table:table-row table:style-name="ro1">
          <table:table-cell office:value-type="float" office:value="7582892" calcext:value-type="float">
            <text:p>7582892</text:p>
          </table:table-cell>
          <table:table-cell table:formula="of:=[.A476]/1000/(60*60*24)" office:value-type="time" office:time-value="PT02H06M22.892S" calcext:value-type="time">
            <text:p>02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5.8" calcext:value-type="float">
            <text:p>525.8</text:p>
          </table:table-cell>
          <table:table-cell office:value-type="float" office:value="662.91" calcext:value-type="float">
            <text:p>662.91</text:p>
          </table:table-cell>
        </table:table-row>
        <table:table-row table:style-name="ro1">
          <table:table-cell office:value-type="float" office:value="7598892" calcext:value-type="float">
            <text:p>7598892</text:p>
          </table:table-cell>
          <table:table-cell table:formula="of:=[.A477]/1000/(60*60*24)" office:value-type="time" office:time-value="PT02H06M38.892S" calcext:value-type="time">
            <text:p>02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6.89" calcext:value-type="float">
            <text:p>526.89</text:p>
          </table:table-cell>
          <table:table-cell office:value-type="float" office:value="664.26" calcext:value-type="float">
            <text:p>664.26</text:p>
          </table:table-cell>
        </table:table-row>
        <table:table-row table:style-name="ro1">
          <table:table-cell office:value-type="float" office:value="7614892" calcext:value-type="float">
            <text:p>7614892</text:p>
          </table:table-cell>
          <table:table-cell table:formula="of:=[.A478]/1000/(60*60*24)" office:value-type="time" office:time-value="PT02H06M54.892S" calcext:value-type="time">
            <text:p>02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27.98" calcext:value-type="float">
            <text:p>527.98</text:p>
          </table:table-cell>
          <table:table-cell office:value-type="float" office:value="665.6" calcext:value-type="float">
            <text:p>665.6</text:p>
          </table:table-cell>
        </table:table-row>
        <table:table-row table:style-name="ro1">
          <table:table-cell office:value-type="float" office:value="7630892" calcext:value-type="float">
            <text:p>7630892</text:p>
          </table:table-cell>
          <table:table-cell table:formula="of:=[.A479]/1000/(60*60*24)" office:value-type="time" office:time-value="PT02H07M10.892S" calcext:value-type="time">
            <text:p>02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529.07" calcext:value-type="float">
            <text:p>529.07</text:p>
          </table:table-cell>
          <table:table-cell office:value-type="float" office:value="666.95" calcext:value-type="float">
            <text:p>666.95</text:p>
          </table:table-cell>
        </table:table-row>
        <table:table-row table:style-name="ro1">
          <table:table-cell office:value-type="float" office:value="7646892" calcext:value-type="float">
            <text:p>7646892</text:p>
          </table:table-cell>
          <table:table-cell table:formula="of:=[.A480]/1000/(60*60*24)" office:value-type="time" office:time-value="PT02H07M26.892S" calcext:value-type="time">
            <text:p>02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0.16" calcext:value-type="float">
            <text:p>530.16</text:p>
          </table:table-cell>
          <table:table-cell office:value-type="float" office:value="668.29" calcext:value-type="float">
            <text:p>668.29</text:p>
          </table:table-cell>
        </table:table-row>
        <table:table-row table:style-name="ro1">
          <table:table-cell office:value-type="float" office:value="7662892" calcext:value-type="float">
            <text:p>7662892</text:p>
          </table:table-cell>
          <table:table-cell table:formula="of:=[.A481]/1000/(60*60*24)" office:value-type="time" office:time-value="PT02H07M42.892S" calcext:value-type="time">
            <text:p>02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1.25" calcext:value-type="float">
            <text:p>531.25</text:p>
          </table:table-cell>
          <table:table-cell office:value-type="float" office:value="669.64" calcext:value-type="float">
            <text:p>669.64</text:p>
          </table:table-cell>
        </table:table-row>
        <table:table-row table:style-name="ro1">
          <table:table-cell office:value-type="float" office:value="7678892" calcext:value-type="float">
            <text:p>7678892</text:p>
          </table:table-cell>
          <table:table-cell table:formula="of:=[.A482]/1000/(60*60*24)" office:value-type="time" office:time-value="PT02H07M58.892S" calcext:value-type="time">
            <text:p>02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2.34" calcext:value-type="float">
            <text:p>532.34</text:p>
          </table:table-cell>
          <table:table-cell office:value-type="float" office:value="670.99" calcext:value-type="float">
            <text:p>670.99</text:p>
          </table:table-cell>
        </table:table-row>
        <table:table-row table:style-name="ro1">
          <table:table-cell office:value-type="float" office:value="7694892" calcext:value-type="float">
            <text:p>7694892</text:p>
          </table:table-cell>
          <table:table-cell table:formula="of:=[.A483]/1000/(60*60*24)" office:value-type="time" office:time-value="PT02H08M14.892S" calcext:value-type="time">
            <text:p>02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3.43" calcext:value-type="float">
            <text:p>533.43</text:p>
          </table:table-cell>
          <table:table-cell office:value-type="float" office:value="672.33" calcext:value-type="float">
            <text:p>672.33</text:p>
          </table:table-cell>
        </table:table-row>
        <table:table-row table:style-name="ro1">
          <table:table-cell office:value-type="float" office:value="7710892" calcext:value-type="float">
            <text:p>7710892</text:p>
          </table:table-cell>
          <table:table-cell table:formula="of:=[.A484]/1000/(60*60*24)" office:value-type="time" office:time-value="PT02H08M30.892S" calcext:value-type="time">
            <text:p>02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4.52" calcext:value-type="float">
            <text:p>534.52</text:p>
          </table:table-cell>
          <table:table-cell office:value-type="float" office:value="673.68" calcext:value-type="float">
            <text:p>673.68</text:p>
          </table:table-cell>
        </table:table-row>
        <table:table-row table:style-name="ro1">
          <table:table-cell office:value-type="float" office:value="7726892" calcext:value-type="float">
            <text:p>7726892</text:p>
          </table:table-cell>
          <table:table-cell table:formula="of:=[.A485]/1000/(60*60*24)" office:value-type="time" office:time-value="PT02H08M46.892S" calcext:value-type="time">
            <text:p>02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5.6" calcext:value-type="float">
            <text:p>535.6</text:p>
          </table:table-cell>
          <table:table-cell office:value-type="float" office:value="675.03" calcext:value-type="float">
            <text:p>675.03</text:p>
          </table:table-cell>
        </table:table-row>
        <table:table-row table:style-name="ro1">
          <table:table-cell office:value-type="float" office:value="7742892" calcext:value-type="float">
            <text:p>7742892</text:p>
          </table:table-cell>
          <table:table-cell table:formula="of:=[.A486]/1000/(60*60*24)" office:value-type="time" office:time-value="PT02H09M02.892S" calcext:value-type="time">
            <text:p>02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6.69" calcext:value-type="float">
            <text:p>536.69</text:p>
          </table:table-cell>
          <table:table-cell office:value-type="float" office:value="676.37" calcext:value-type="float">
            <text:p>676.37</text:p>
          </table:table-cell>
        </table:table-row>
        <table:table-row table:style-name="ro1">
          <table:table-cell office:value-type="float" office:value="7758892" calcext:value-type="float">
            <text:p>7758892</text:p>
          </table:table-cell>
          <table:table-cell table:formula="of:=[.A487]/1000/(60*60*24)" office:value-type="time" office:time-value="PT02H09M18.892S" calcext:value-type="time">
            <text:p>02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7.78" calcext:value-type="float">
            <text:p>537.78</text:p>
          </table:table-cell>
          <table:table-cell office:value-type="float" office:value="677.72" calcext:value-type="float">
            <text:p>677.72</text:p>
          </table:table-cell>
        </table:table-row>
        <table:table-row table:style-name="ro1">
          <table:table-cell office:value-type="float" office:value="7774892" calcext:value-type="float">
            <text:p>7774892</text:p>
          </table:table-cell>
          <table:table-cell table:formula="of:=[.A488]/1000/(60*60*24)" office:value-type="time" office:time-value="PT02H09M34.892S" calcext:value-type="time">
            <text:p>02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538.87" calcext:value-type="float">
            <text:p>538.87</text:p>
          </table:table-cell>
          <table:table-cell office:value-type="float" office:value="679.06" calcext:value-type="float">
            <text:p>679.06</text:p>
          </table:table-cell>
        </table:table-row>
        <table:table-row table:style-name="ro1">
          <table:table-cell office:value-type="float" office:value="7790892" calcext:value-type="float">
            <text:p>7790892</text:p>
          </table:table-cell>
          <table:table-cell table:formula="of:=[.A489]/1000/(60*60*24)" office:value-type="time" office:time-value="PT02H09M50.892S" calcext:value-type="time">
            <text:p>02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39.96" calcext:value-type="float">
            <text:p>539.96</text:p>
          </table:table-cell>
          <table:table-cell office:value-type="float" office:value="680.41" calcext:value-type="float">
            <text:p>680.41</text:p>
          </table:table-cell>
        </table:table-row>
        <table:table-row table:style-name="ro1">
          <table:table-cell office:value-type="float" office:value="7806892" calcext:value-type="float">
            <text:p>7806892</text:p>
          </table:table-cell>
          <table:table-cell table:formula="of:=[.A490]/1000/(60*60*24)" office:value-type="time" office:time-value="PT02H10M06.892S" calcext:value-type="time">
            <text:p>02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81.75" calcext:value-type="float">
            <text:p>681.75</text:p>
          </table:table-cell>
        </table:table-row>
        <table:table-row table:style-name="ro1">
          <table:table-cell office:value-type="float" office:value="7822892" calcext:value-type="float">
            <text:p>7822892</text:p>
          </table:table-cell>
          <table:table-cell table:formula="of:=[.A491]/1000/(60*60*24)" office:value-type="time" office:time-value="PT02H10M22.892S" calcext:value-type="time">
            <text:p>02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2.14" calcext:value-type="float">
            <text:p>542.14</text:p>
          </table:table-cell>
          <table:table-cell office:value-type="float" office:value="683.1" calcext:value-type="float">
            <text:p>683.1</text:p>
          </table:table-cell>
        </table:table-row>
        <table:table-row table:style-name="ro1">
          <table:table-cell office:value-type="float" office:value="7838892" calcext:value-type="float">
            <text:p>7838892</text:p>
          </table:table-cell>
          <table:table-cell table:formula="of:=[.A492]/1000/(60*60*24)" office:value-type="time" office:time-value="PT02H10M38.892S" calcext:value-type="time">
            <text:p>02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3.23" calcext:value-type="float">
            <text:p>543.23</text:p>
          </table:table-cell>
          <table:table-cell office:value-type="float" office:value="684.45" calcext:value-type="float">
            <text:p>684.45</text:p>
          </table:table-cell>
        </table:table-row>
        <table:table-row table:style-name="ro1">
          <table:table-cell office:value-type="float" office:value="7854892" calcext:value-type="float">
            <text:p>7854892</text:p>
          </table:table-cell>
          <table:table-cell table:formula="of:=[.A493]/1000/(60*60*24)" office:value-type="time" office:time-value="PT02H10M54.892S" calcext:value-type="time">
            <text:p>02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4.31" calcext:value-type="float">
            <text:p>544.31</text:p>
          </table:table-cell>
          <table:table-cell office:value-type="float" office:value="685.79" calcext:value-type="float">
            <text:p>685.79</text:p>
          </table:table-cell>
        </table:table-row>
        <table:table-row table:style-name="ro1">
          <table:table-cell office:value-type="float" office:value="7870892" calcext:value-type="float">
            <text:p>7870892</text:p>
          </table:table-cell>
          <table:table-cell table:formula="of:=[.A494]/1000/(60*60*24)" office:value-type="time" office:time-value="PT02H11M10.892S" calcext:value-type="time">
            <text:p>02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5.4" calcext:value-type="float">
            <text:p>545.4</text:p>
          </table:table-cell>
          <table:table-cell office:value-type="float" office:value="687.14" calcext:value-type="float">
            <text:p>687.14</text:p>
          </table:table-cell>
        </table:table-row>
        <table:table-row table:style-name="ro1">
          <table:table-cell office:value-type="float" office:value="7886892" calcext:value-type="float">
            <text:p>7886892</text:p>
          </table:table-cell>
          <table:table-cell table:formula="of:=[.A495]/1000/(60*60*24)" office:value-type="time" office:time-value="PT02H11M26.892S" calcext:value-type="time">
            <text:p>02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6.49" calcext:value-type="float">
            <text:p>546.49</text:p>
          </table:table-cell>
          <table:table-cell office:value-type="float" office:value="688.48" calcext:value-type="float">
            <text:p>688.48</text:p>
          </table:table-cell>
        </table:table-row>
        <table:table-row table:style-name="ro1">
          <table:table-cell office:value-type="float" office:value="7902892" calcext:value-type="float">
            <text:p>7902892</text:p>
          </table:table-cell>
          <table:table-cell table:formula="of:=[.A496]/1000/(60*60*24)" office:value-type="time" office:time-value="PT02H11M42.892S" calcext:value-type="time">
            <text:p>02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7.58" calcext:value-type="float">
            <text:p>547.58</text:p>
          </table:table-cell>
          <table:table-cell office:value-type="float" office:value="689.83" calcext:value-type="float">
            <text:p>689.83</text:p>
          </table:table-cell>
        </table:table-row>
        <table:table-row table:style-name="ro1">
          <table:table-cell office:value-type="float" office:value="7918891" calcext:value-type="float">
            <text:p>7918891</text:p>
          </table:table-cell>
          <table:table-cell table:formula="of:=[.A497]/1000/(60*60*24)" office:value-type="time" office:time-value="PT02H11M58.891S" calcext:value-type="time">
            <text:p>02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8.67" calcext:value-type="float">
            <text:p>548.67</text:p>
          </table:table-cell>
          <table:table-cell office:value-type="float" office:value="691.17" calcext:value-type="float">
            <text:p>691.17</text:p>
          </table:table-cell>
        </table:table-row>
        <table:table-row table:style-name="ro1">
          <table:table-cell office:value-type="float" office:value="7934892" calcext:value-type="float">
            <text:p>7934892</text:p>
          </table:table-cell>
          <table:table-cell table:formula="of:=[.A498]/1000/(60*60*24)" office:value-type="time" office:time-value="PT02H12M14.892S" calcext:value-type="time">
            <text:p>02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49.76" calcext:value-type="float">
            <text:p>549.76</text:p>
          </table:table-cell>
          <table:table-cell office:value-type="float" office:value="692.52" calcext:value-type="float">
            <text:p>692.52</text:p>
          </table:table-cell>
        </table:table-row>
        <table:table-row table:style-name="ro1">
          <table:table-cell office:value-type="float" office:value="7950892" calcext:value-type="float">
            <text:p>7950892</text:p>
          </table:table-cell>
          <table:table-cell table:formula="of:=[.A499]/1000/(60*60*24)" office:value-type="time" office:time-value="PT02H12M30.892S" calcext:value-type="time">
            <text:p>02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50.85" calcext:value-type="float">
            <text:p>550.85</text:p>
          </table:table-cell>
          <table:table-cell office:value-type="float" office:value="693.86" calcext:value-type="float">
            <text:p>693.86</text:p>
          </table:table-cell>
        </table:table-row>
        <table:table-row table:style-name="ro1">
          <table:table-cell office:value-type="float" office:value="7966892" calcext:value-type="float">
            <text:p>7966892</text:p>
          </table:table-cell>
          <table:table-cell table:formula="of:=[.A500]/1000/(60*60*24)" office:value-type="time" office:time-value="PT02H12M46.892S" calcext:value-type="time">
            <text:p>02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51.94" calcext:value-type="float">
            <text:p>551.94</text:p>
          </table:table-cell>
          <table:table-cell office:value-type="float" office:value="695.21" calcext:value-type="float">
            <text:p>695.21</text:p>
          </table:table-cell>
        </table:table-row>
        <table:table-row table:style-name="ro1">
          <table:table-cell office:value-type="float" office:value="7982892" calcext:value-type="float">
            <text:p>7982892</text:p>
          </table:table-cell>
          <table:table-cell table:formula="of:=[.A501]/1000/(60*60*24)" office:value-type="time" office:time-value="PT02H13M02.892S" calcext:value-type="time">
            <text:p>02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3.02" calcext:value-type="float">
            <text:p>553.02</text:p>
          </table:table-cell>
          <table:table-cell office:value-type="float" office:value="696.56" calcext:value-type="float">
            <text:p>696.56</text:p>
          </table:table-cell>
        </table:table-row>
        <table:table-row table:style-name="ro1">
          <table:table-cell office:value-type="float" office:value="7998892" calcext:value-type="float">
            <text:p>7998892</text:p>
          </table:table-cell>
          <table:table-cell table:formula="of:=[.A502]/1000/(60*60*24)" office:value-type="time" office:time-value="PT02H13M18.892S" calcext:value-type="time">
            <text:p>02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554.11" calcext:value-type="float">
            <text:p>554.11</text:p>
          </table:table-cell>
          <table:table-cell office:value-type="float" office:value="697.9" calcext:value-type="float">
            <text:p>697.9</text:p>
          </table:table-cell>
        </table:table-row>
        <table:table-row table:style-name="ro1">
          <table:table-cell office:value-type="float" office:value="8014892" calcext:value-type="float">
            <text:p>8014892</text:p>
          </table:table-cell>
          <table:table-cell table:formula="of:=[.A503]/1000/(60*60*24)" office:value-type="time" office:time-value="PT02H13M34.892S" calcext:value-type="time">
            <text:p>02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55.2" calcext:value-type="float">
            <text:p>555.2</text:p>
          </table:table-cell>
          <table:table-cell office:value-type="float" office:value="699.25" calcext:value-type="float">
            <text:p>699.25</text:p>
          </table:table-cell>
        </table:table-row>
        <table:table-row table:style-name="ro1">
          <table:table-cell office:value-type="float" office:value="8030892" calcext:value-type="float">
            <text:p>8030892</text:p>
          </table:table-cell>
          <table:table-cell table:formula="of:=[.A504]/1000/(60*60*24)" office:value-type="time" office:time-value="PT02H13M50.892S" calcext:value-type="time">
            <text:p>02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6.29" calcext:value-type="float">
            <text:p>556.29</text:p>
          </table:table-cell>
          <table:table-cell office:value-type="float" office:value="700.59" calcext:value-type="float">
            <text:p>700.59</text:p>
          </table:table-cell>
        </table:table-row>
        <table:table-row table:style-name="ro1">
          <table:table-cell office:value-type="float" office:value="8046892" calcext:value-type="float">
            <text:p>8046892</text:p>
          </table:table-cell>
          <table:table-cell table:formula="of:=[.A505]/1000/(60*60*24)" office:value-type="time" office:time-value="PT02H14M06.892S" calcext:value-type="time">
            <text:p>02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57.38" calcext:value-type="float">
            <text:p>557.38</text:p>
          </table:table-cell>
          <table:table-cell office:value-type="float" office:value="701.94" calcext:value-type="float">
            <text:p>701.94</text:p>
          </table:table-cell>
        </table:table-row>
        <table:table-row table:style-name="ro1">
          <table:table-cell office:value-type="float" office:value="8062892" calcext:value-type="float">
            <text:p>8062892</text:p>
          </table:table-cell>
          <table:table-cell table:formula="of:=[.A506]/1000/(60*60*24)" office:value-type="time" office:time-value="PT02H14M22.892S" calcext:value-type="time">
            <text:p>02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58.47" calcext:value-type="float">
            <text:p>558.47</text:p>
          </table:table-cell>
          <table:table-cell office:value-type="float" office:value="703.28" calcext:value-type="float">
            <text:p>703.28</text:p>
          </table:table-cell>
        </table:table-row>
        <table:table-row table:style-name="ro1">
          <table:table-cell office:value-type="float" office:value="8078892" calcext:value-type="float">
            <text:p>8078892</text:p>
          </table:table-cell>
          <table:table-cell table:formula="of:=[.A507]/1000/(60*60*24)" office:value-type="time" office:time-value="PT02H14M38.892S" calcext:value-type="time">
            <text:p>02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59.56" calcext:value-type="float">
            <text:p>559.56</text:p>
          </table:table-cell>
          <table:table-cell office:value-type="float" office:value="704.63" calcext:value-type="float">
            <text:p>704.63</text:p>
          </table:table-cell>
        </table:table-row>
        <table:table-row table:style-name="ro1">
          <table:table-cell office:value-type="float" office:value="8094892" calcext:value-type="float">
            <text:p>8094892</text:p>
          </table:table-cell>
          <table:table-cell table:formula="of:=[.A508]/1000/(60*60*24)" office:value-type="time" office:time-value="PT02H14M54.892S" calcext:value-type="time">
            <text:p>02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0.64" calcext:value-type="float">
            <text:p>560.64</text:p>
          </table:table-cell>
          <table:table-cell office:value-type="float" office:value="705.97" calcext:value-type="float">
            <text:p>705.97</text:p>
          </table:table-cell>
        </table:table-row>
        <table:table-row table:style-name="ro1">
          <table:table-cell office:value-type="float" office:value="8110892" calcext:value-type="float">
            <text:p>8110892</text:p>
          </table:table-cell>
          <table:table-cell table:formula="of:=[.A509]/1000/(60*60*24)" office:value-type="time" office:time-value="PT02H15M10.892S" calcext:value-type="time">
            <text:p>02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1.73" calcext:value-type="float">
            <text:p>561.73</text:p>
          </table:table-cell>
          <table:table-cell office:value-type="float" office:value="707.32" calcext:value-type="float">
            <text:p>707.32</text:p>
          </table:table-cell>
        </table:table-row>
        <table:table-row table:style-name="ro1">
          <table:table-cell office:value-type="float" office:value="8126892" calcext:value-type="float">
            <text:p>8126892</text:p>
          </table:table-cell>
          <table:table-cell table:formula="of:=[.A510]/1000/(60*60*24)" office:value-type="time" office:time-value="PT02H15M26.892S" calcext:value-type="time">
            <text:p>02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3" calcext:value-type="float">
            <text:p>301.83</text:p>
          </table:table-cell>
          <table:table-cell office:value-type="float" office:value="562.82" calcext:value-type="float">
            <text:p>562.82</text:p>
          </table:table-cell>
          <table:table-cell office:value-type="float" office:value="708.66" calcext:value-type="float">
            <text:p>708.66</text:p>
          </table:table-cell>
        </table:table-row>
        <table:table-row table:style-name="ro1">
          <table:table-cell office:value-type="float" office:value="8142892" calcext:value-type="float">
            <text:p>8142892</text:p>
          </table:table-cell>
          <table:table-cell table:formula="of:=[.A511]/1000/(60*60*24)" office:value-type="time" office:time-value="PT02H15M42.892S" calcext:value-type="time">
            <text:p>02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63.91" calcext:value-type="float">
            <text:p>563.91</text:p>
          </table:table-cell>
          <table:table-cell office:value-type="float" office:value="710.01" calcext:value-type="float">
            <text:p>710.01</text:p>
          </table:table-cell>
        </table:table-row>
        <table:table-row table:style-name="ro1">
          <table:table-cell office:value-type="float" office:value="8158892" calcext:value-type="float">
            <text:p>8158892</text:p>
          </table:table-cell>
          <table:table-cell table:formula="of:=[.A512]/1000/(60*60*24)" office:value-type="time" office:time-value="PT02H15M58.892S" calcext:value-type="time">
            <text:p>02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5" calcext:value-type="float">
            <text:p>565</text:p>
          </table:table-cell>
          <table:table-cell office:value-type="float" office:value="711.35" calcext:value-type="float">
            <text:p>711.35</text:p>
          </table:table-cell>
        </table:table-row>
        <table:table-row table:style-name="ro1">
          <table:table-cell office:value-type="float" office:value="8174892" calcext:value-type="float">
            <text:p>8174892</text:p>
          </table:table-cell>
          <table:table-cell table:formula="of:=[.A513]/1000/(60*60*24)" office:value-type="time" office:time-value="PT02H16M14.892S" calcext:value-type="time">
            <text:p>02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566.08" calcext:value-type="float">
            <text:p>566.08</text:p>
          </table:table-cell>
          <table:table-cell office:value-type="float" office:value="712.7" calcext:value-type="float">
            <text:p>712.7</text:p>
          </table:table-cell>
        </table:table-row>
        <table:table-row table:style-name="ro1">
          <table:table-cell office:value-type="float" office:value="8190892" calcext:value-type="float">
            <text:p>8190892</text:p>
          </table:table-cell>
          <table:table-cell table:formula="of:=[.A514]/1000/(60*60*24)" office:value-type="time" office:time-value="PT02H16M30.892S" calcext:value-type="time">
            <text:p>02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67.17" calcext:value-type="float">
            <text:p>567.17</text:p>
          </table:table-cell>
          <table:table-cell office:value-type="float" office:value="714.04" calcext:value-type="float">
            <text:p>714.04</text:p>
          </table:table-cell>
        </table:table-row>
        <table:table-row table:style-name="ro1">
          <table:table-cell office:value-type="float" office:value="8206892" calcext:value-type="float">
            <text:p>8206892</text:p>
          </table:table-cell>
          <table:table-cell table:formula="of:=[.A515]/1000/(60*60*24)" office:value-type="time" office:time-value="PT02H16M46.892S" calcext:value-type="time">
            <text:p>02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68.26" calcext:value-type="float">
            <text:p>568.26</text:p>
          </table:table-cell>
          <table:table-cell office:value-type="float" office:value="715.38" calcext:value-type="float">
            <text:p>715.38</text:p>
          </table:table-cell>
        </table:table-row>
        <table:table-row table:style-name="ro1">
          <table:table-cell office:value-type="float" office:value="8222892" calcext:value-type="float">
            <text:p>8222892</text:p>
          </table:table-cell>
          <table:table-cell table:formula="of:=[.A516]/1000/(60*60*24)" office:value-type="time" office:time-value="PT02H17M02.892S" calcext:value-type="time">
            <text:p>02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69.35" calcext:value-type="float">
            <text:p>569.35</text:p>
          </table:table-cell>
          <table:table-cell office:value-type="float" office:value="716.73" calcext:value-type="float">
            <text:p>716.73</text:p>
          </table:table-cell>
        </table:table-row>
        <table:table-row table:style-name="ro1">
          <table:table-cell office:value-type="float" office:value="8238892" calcext:value-type="float">
            <text:p>8238892</text:p>
          </table:table-cell>
          <table:table-cell table:formula="of:=[.A517]/1000/(60*60*24)" office:value-type="time" office:time-value="PT02H17M18.892S" calcext:value-type="time">
            <text:p>02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0.44" calcext:value-type="float">
            <text:p>570.44</text:p>
          </table:table-cell>
          <table:table-cell office:value-type="float" office:value="718.07" calcext:value-type="float">
            <text:p>718.07</text:p>
          </table:table-cell>
        </table:table-row>
        <table:table-row table:style-name="ro1">
          <table:table-cell office:value-type="float" office:value="8254892" calcext:value-type="float">
            <text:p>8254892</text:p>
          </table:table-cell>
          <table:table-cell table:formula="of:=[.A518]/1000/(60*60*24)" office:value-type="time" office:time-value="PT02H17M34.892S" calcext:value-type="time">
            <text:p>02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71.52" calcext:value-type="float">
            <text:p>571.52</text:p>
          </table:table-cell>
          <table:table-cell office:value-type="float" office:value="719.42" calcext:value-type="float">
            <text:p>719.42</text:p>
          </table:table-cell>
        </table:table-row>
        <table:table-row table:style-name="ro1">
          <table:table-cell office:value-type="float" office:value="8270892" calcext:value-type="float">
            <text:p>8270892</text:p>
          </table:table-cell>
          <table:table-cell table:formula="of:=[.A519]/1000/(60*60*24)" office:value-type="time" office:time-value="PT02H17M50.892S" calcext:value-type="time">
            <text:p>02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2.61" calcext:value-type="float">
            <text:p>572.61</text:p>
          </table:table-cell>
          <table:table-cell office:value-type="float" office:value="720.76" calcext:value-type="float">
            <text:p>720.76</text:p>
          </table:table-cell>
        </table:table-row>
        <table:table-row table:style-name="ro1">
          <table:table-cell office:value-type="float" office:value="8286892" calcext:value-type="float">
            <text:p>8286892</text:p>
          </table:table-cell>
          <table:table-cell table:formula="of:=[.A520]/1000/(60*60*24)" office:value-type="time" office:time-value="PT02H18M06.892S" calcext:value-type="time">
            <text:p>02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3.7" calcext:value-type="float">
            <text:p>573.7</text:p>
          </table:table-cell>
          <table:table-cell office:value-type="float" office:value="722.11" calcext:value-type="float">
            <text:p>722.11</text:p>
          </table:table-cell>
        </table:table-row>
        <table:table-row table:style-name="ro1">
          <table:table-cell office:value-type="float" office:value="8302892" calcext:value-type="float">
            <text:p>8302892</text:p>
          </table:table-cell>
          <table:table-cell table:formula="of:=[.A521]/1000/(60*60*24)" office:value-type="time" office:time-value="PT02H18M22.892S" calcext:value-type="time">
            <text:p>02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4.79" calcext:value-type="float">
            <text:p>574.79</text:p>
          </table:table-cell>
          <table:table-cell office:value-type="float" office:value="723.45" calcext:value-type="float">
            <text:p>723.45</text:p>
          </table:table-cell>
        </table:table-row>
        <table:table-row table:style-name="ro1">
          <table:table-cell office:value-type="float" office:value="8318892" calcext:value-type="float">
            <text:p>8318892</text:p>
          </table:table-cell>
          <table:table-cell table:formula="of:=[.A522]/1000/(60*60*24)" office:value-type="time" office:time-value="PT02H18M38.892S" calcext:value-type="time">
            <text:p>02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75.88" calcext:value-type="float">
            <text:p>575.88</text:p>
          </table:table-cell>
          <table:table-cell office:value-type="float" office:value="724.8" calcext:value-type="float">
            <text:p>724.8</text:p>
          </table:table-cell>
        </table:table-row>
        <table:table-row table:style-name="ro1">
          <table:table-cell office:value-type="float" office:value="8334892" calcext:value-type="float">
            <text:p>8334892</text:p>
          </table:table-cell>
          <table:table-cell table:formula="of:=[.A523]/1000/(60*60*24)" office:value-type="time" office:time-value="PT02H18M54.892S" calcext:value-type="time">
            <text:p>02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6.96" calcext:value-type="float">
            <text:p>576.96</text:p>
          </table:table-cell>
          <table:table-cell office:value-type="float" office:value="726.14" calcext:value-type="float">
            <text:p>726.14</text:p>
          </table:table-cell>
        </table:table-row>
        <table:table-row table:style-name="ro1">
          <table:table-cell office:value-type="float" office:value="8350892" calcext:value-type="float">
            <text:p>8350892</text:p>
          </table:table-cell>
          <table:table-cell table:formula="of:=[.A524]/1000/(60*60*24)" office:value-type="time" office:time-value="PT02H19M10.892S" calcext:value-type="time">
            <text:p>02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8.05" calcext:value-type="float">
            <text:p>578.05</text:p>
          </table:table-cell>
          <table:table-cell office:value-type="float" office:value="727.49" calcext:value-type="float">
            <text:p>727.49</text:p>
          </table:table-cell>
        </table:table-row>
        <table:table-row table:style-name="ro1">
          <table:table-cell office:value-type="float" office:value="8366892" calcext:value-type="float">
            <text:p>8366892</text:p>
          </table:table-cell>
          <table:table-cell table:formula="of:=[.A525]/1000/(60*60*24)" office:value-type="time" office:time-value="PT02H19M26.892S" calcext:value-type="time">
            <text:p>02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79.14" calcext:value-type="float">
            <text:p>579.14</text:p>
          </table:table-cell>
          <table:table-cell office:value-type="float" office:value="728.83" calcext:value-type="float">
            <text:p>728.83</text:p>
          </table:table-cell>
        </table:table-row>
        <table:table-row table:style-name="ro1">
          <table:table-cell office:value-type="float" office:value="8382892" calcext:value-type="float">
            <text:p>8382892</text:p>
          </table:table-cell>
          <table:table-cell table:formula="of:=[.A526]/1000/(60*60*24)" office:value-type="time" office:time-value="PT02H19M42.892S" calcext:value-type="time">
            <text:p>02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80.23" calcext:value-type="float">
            <text:p>580.23</text:p>
          </table:table-cell>
          <table:table-cell office:value-type="float" office:value="730.18" calcext:value-type="float">
            <text:p>730.18</text:p>
          </table:table-cell>
        </table:table-row>
        <table:table-row table:style-name="ro1">
          <table:table-cell office:value-type="float" office:value="8398892" calcext:value-type="float">
            <text:p>8398892</text:p>
          </table:table-cell>
          <table:table-cell table:formula="of:=[.A527]/1000/(60*60*24)" office:value-type="time" office:time-value="PT02H19M58.892S" calcext:value-type="time">
            <text:p>02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81.31" calcext:value-type="float">
            <text:p>581.31</text:p>
          </table:table-cell>
          <table:table-cell office:value-type="float" office:value="731.52" calcext:value-type="float">
            <text:p>731.52</text:p>
          </table:table-cell>
        </table:table-row>
        <table:table-row table:style-name="ro1">
          <table:table-cell office:value-type="float" office:value="8414892" calcext:value-type="float">
            <text:p>8414892</text:p>
          </table:table-cell>
          <table:table-cell table:formula="of:=[.A528]/1000/(60*60*24)" office:value-type="time" office:time-value="PT02H20M14.892S" calcext:value-type="time">
            <text:p>02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582.4" calcext:value-type="float">
            <text:p>582.4</text:p>
          </table:table-cell>
          <table:table-cell office:value-type="float" office:value="732.87" calcext:value-type="float">
            <text:p>732.87</text:p>
          </table:table-cell>
        </table:table-row>
        <table:table-row table:style-name="ro1">
          <table:table-cell office:value-type="float" office:value="8430892" calcext:value-type="float">
            <text:p>8430892</text:p>
          </table:table-cell>
          <table:table-cell table:formula="of:=[.A529]/1000/(60*60*24)" office:value-type="time" office:time-value="PT02H20M30.892S" calcext:value-type="time">
            <text:p>02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3.49" calcext:value-type="float">
            <text:p>583.49</text:p>
          </table:table-cell>
          <table:table-cell office:value-type="float" office:value="734.21" calcext:value-type="float">
            <text:p>734.21</text:p>
          </table:table-cell>
        </table:table-row>
        <table:table-row table:style-name="ro1">
          <table:table-cell office:value-type="float" office:value="8446892" calcext:value-type="float">
            <text:p>8446892</text:p>
          </table:table-cell>
          <table:table-cell table:formula="of:=[.A530]/1000/(60*60*24)" office:value-type="time" office:time-value="PT02H20M46.892S" calcext:value-type="time">
            <text:p>02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4.58" calcext:value-type="float">
            <text:p>584.58</text:p>
          </table:table-cell>
          <table:table-cell office:value-type="float" office:value="735.55" calcext:value-type="float">
            <text:p>735.55</text:p>
          </table:table-cell>
        </table:table-row>
        <table:table-row table:style-name="ro1">
          <table:table-cell office:value-type="float" office:value="8462892" calcext:value-type="float">
            <text:p>8462892</text:p>
          </table:table-cell>
          <table:table-cell table:formula="of:=[.A531]/1000/(60*60*24)" office:value-type="time" office:time-value="PT02H21M02.892S" calcext:value-type="time">
            <text:p>02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5.67" calcext:value-type="float">
            <text:p>585.67</text:p>
          </table:table-cell>
          <table:table-cell office:value-type="float" office:value="736.9" calcext:value-type="float">
            <text:p>736.9</text:p>
          </table:table-cell>
        </table:table-row>
        <table:table-row table:style-name="ro1">
          <table:table-cell office:value-type="float" office:value="8478892" calcext:value-type="float">
            <text:p>8478892</text:p>
          </table:table-cell>
          <table:table-cell table:formula="of:=[.A532]/1000/(60*60*24)" office:value-type="time" office:time-value="PT02H21M18.892S" calcext:value-type="time">
            <text:p>02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586.75" calcext:value-type="float">
            <text:p>586.75</text:p>
          </table:table-cell>
          <table:table-cell office:value-type="float" office:value="738.24" calcext:value-type="float">
            <text:p>738.24</text:p>
          </table:table-cell>
        </table:table-row>
        <table:table-row table:style-name="ro1">
          <table:table-cell office:value-type="float" office:value="8494892" calcext:value-type="float">
            <text:p>8494892</text:p>
          </table:table-cell>
          <table:table-cell table:formula="of:=[.A533]/1000/(60*60*24)" office:value-type="time" office:time-value="PT02H21M34.892S" calcext:value-type="time">
            <text:p>02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7.84" calcext:value-type="float">
            <text:p>587.84</text:p>
          </table:table-cell>
          <table:table-cell office:value-type="float" office:value="739.58" calcext:value-type="float">
            <text:p>739.58</text:p>
          </table:table-cell>
        </table:table-row>
        <table:table-row table:style-name="ro1">
          <table:table-cell office:value-type="float" office:value="8510892" calcext:value-type="float">
            <text:p>8510892</text:p>
          </table:table-cell>
          <table:table-cell table:formula="of:=[.A534]/1000/(60*60*24)" office:value-type="time" office:time-value="PT02H21M50.892S" calcext:value-type="time">
            <text:p>02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88.93" calcext:value-type="float">
            <text:p>588.93</text:p>
          </table:table-cell>
          <table:table-cell office:value-type="float" office:value="740.93" calcext:value-type="float">
            <text:p>740.93</text:p>
          </table:table-cell>
        </table:table-row>
        <table:table-row table:style-name="ro1">
          <table:table-cell office:value-type="float" office:value="8526892" calcext:value-type="float">
            <text:p>8526892</text:p>
          </table:table-cell>
          <table:table-cell table:formula="of:=[.A535]/1000/(60*60*24)" office:value-type="time" office:time-value="PT02H22M06.892S" calcext:value-type="time">
            <text:p>02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0.02" calcext:value-type="float">
            <text:p>590.02</text:p>
          </table:table-cell>
          <table:table-cell office:value-type="float" office:value="742.27" calcext:value-type="float">
            <text:p>742.27</text:p>
          </table:table-cell>
        </table:table-row>
        <table:table-row table:style-name="ro1">
          <table:table-cell office:value-type="float" office:value="8542892" calcext:value-type="float">
            <text:p>8542892</text:p>
          </table:table-cell>
          <table:table-cell table:formula="of:=[.A536]/1000/(60*60*24)" office:value-type="time" office:time-value="PT02H22M22.892S" calcext:value-type="time">
            <text:p>02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1.11" calcext:value-type="float">
            <text:p>591.11</text:p>
          </table:table-cell>
          <table:table-cell office:value-type="float" office:value="743.62" calcext:value-type="float">
            <text:p>743.62</text:p>
          </table:table-cell>
        </table:table-row>
        <table:table-row table:style-name="ro1">
          <table:table-cell office:value-type="float" office:value="8558892" calcext:value-type="float">
            <text:p>8558892</text:p>
          </table:table-cell>
          <table:table-cell table:formula="of:=[.A537]/1000/(60*60*24)" office:value-type="time" office:time-value="PT02H22M38.892S" calcext:value-type="time">
            <text:p>02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2.19" calcext:value-type="float">
            <text:p>592.19</text:p>
          </table:table-cell>
          <table:table-cell office:value-type="float" office:value="744.96" calcext:value-type="float">
            <text:p>744.96</text:p>
          </table:table-cell>
        </table:table-row>
        <table:table-row table:style-name="ro1">
          <table:table-cell office:value-type="float" office:value="8574892" calcext:value-type="float">
            <text:p>8574892</text:p>
          </table:table-cell>
          <table:table-cell table:formula="of:=[.A538]/1000/(60*60*24)" office:value-type="time" office:time-value="PT02H22M54.892S" calcext:value-type="time">
            <text:p>02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3.28" calcext:value-type="float">
            <text:p>593.28</text:p>
          </table:table-cell>
          <table:table-cell office:value-type="float" office:value="746.3" calcext:value-type="float">
            <text:p>746.3</text:p>
          </table:table-cell>
        </table:table-row>
        <table:table-row table:style-name="ro1">
          <table:table-cell office:value-type="float" office:value="8590892" calcext:value-type="float">
            <text:p>8590892</text:p>
          </table:table-cell>
          <table:table-cell table:formula="of:=[.A539]/1000/(60*60*24)" office:value-type="time" office:time-value="PT02H23M10.892S" calcext:value-type="time">
            <text:p>02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4.37" calcext:value-type="float">
            <text:p>594.37</text:p>
          </table:table-cell>
          <table:table-cell office:value-type="float" office:value="747.65" calcext:value-type="float">
            <text:p>747.65</text:p>
          </table:table-cell>
        </table:table-row>
        <table:table-row table:style-name="ro1">
          <table:table-cell office:value-type="float" office:value="8606892" calcext:value-type="float">
            <text:p>8606892</text:p>
          </table:table-cell>
          <table:table-cell table:formula="of:=[.A540]/1000/(60*60*24)" office:value-type="time" office:time-value="PT02H23M26.892S" calcext:value-type="time">
            <text:p>02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5.46" calcext:value-type="float">
            <text:p>595.46</text:p>
          </table:table-cell>
          <table:table-cell office:value-type="float" office:value="748.99" calcext:value-type="float">
            <text:p>748.99</text:p>
          </table:table-cell>
        </table:table-row>
        <table:table-row table:style-name="ro1">
          <table:table-cell office:value-type="float" office:value="8622892" calcext:value-type="float">
            <text:p>8622892</text:p>
          </table:table-cell>
          <table:table-cell table:formula="of:=[.A541]/1000/(60*60*24)" office:value-type="time" office:time-value="PT02H23M42.892S" calcext:value-type="time">
            <text:p>02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6.54" calcext:value-type="float">
            <text:p>596.54</text:p>
          </table:table-cell>
          <table:table-cell office:value-type="float" office:value="750.33" calcext:value-type="float">
            <text:p>750.33</text:p>
          </table:table-cell>
        </table:table-row>
        <table:table-row table:style-name="ro1">
          <table:table-cell office:value-type="float" office:value="8638892" calcext:value-type="float">
            <text:p>8638892</text:p>
          </table:table-cell>
          <table:table-cell table:formula="of:=[.A542]/1000/(60*60*24)" office:value-type="time" office:time-value="PT02H23M58.892S" calcext:value-type="time">
            <text:p>02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597.63" calcext:value-type="float">
            <text:p>597.63</text:p>
          </table:table-cell>
          <table:table-cell office:value-type="float" office:value="751.68" calcext:value-type="float">
            <text:p>751.68</text:p>
          </table:table-cell>
        </table:table-row>
        <table:table-row table:style-name="ro1">
          <table:table-cell office:value-type="float" office:value="8654892" calcext:value-type="float">
            <text:p>8654892</text:p>
          </table:table-cell>
          <table:table-cell table:formula="of:=[.A543]/1000/(60*60*24)" office:value-type="time" office:time-value="PT02H24M14.892S" calcext:value-type="time">
            <text:p>02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98.72" calcext:value-type="float">
            <text:p>598.72</text:p>
          </table:table-cell>
          <table:table-cell office:value-type="float" office:value="753.02" calcext:value-type="float">
            <text:p>753.02</text:p>
          </table:table-cell>
        </table:table-row>
        <table:table-row table:style-name="ro1">
          <table:table-cell office:value-type="float" office:value="8670892" calcext:value-type="float">
            <text:p>8670892</text:p>
          </table:table-cell>
          <table:table-cell table:formula="of:=[.A544]/1000/(60*60*24)" office:value-type="time" office:time-value="PT02H24M30.892S" calcext:value-type="time">
            <text:p>02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599.81" calcext:value-type="float">
            <text:p>599.81</text:p>
          </table:table-cell>
          <table:table-cell office:value-type="float" office:value="754.36" calcext:value-type="float">
            <text:p>754.36</text:p>
          </table:table-cell>
        </table:table-row>
        <table:table-row table:style-name="ro1">
          <table:table-cell office:value-type="float" office:value="8686892" calcext:value-type="float">
            <text:p>8686892</text:p>
          </table:table-cell>
          <table:table-cell table:formula="of:=[.A545]/1000/(60*60*24)" office:value-type="time" office:time-value="PT02H24M46.892S" calcext:value-type="time">
            <text:p>02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00.9" calcext:value-type="float">
            <text:p>600.9</text:p>
          </table:table-cell>
          <table:table-cell office:value-type="float" office:value="755.71" calcext:value-type="float">
            <text:p>755.71</text:p>
          </table:table-cell>
        </table:table-row>
        <table:table-row table:style-name="ro1">
          <table:table-cell office:value-type="float" office:value="8702892" calcext:value-type="float">
            <text:p>8702892</text:p>
          </table:table-cell>
          <table:table-cell table:formula="of:=[.A546]/1000/(60*60*24)" office:value-type="time" office:time-value="PT02H25M02.892S" calcext:value-type="time">
            <text:p>02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01.98" calcext:value-type="float">
            <text:p>601.98</text:p>
          </table:table-cell>
          <table:table-cell office:value-type="float" office:value="757.05" calcext:value-type="float">
            <text:p>757.05</text:p>
          </table:table-cell>
        </table:table-row>
        <table:table-row table:style-name="ro1">
          <table:table-cell office:value-type="float" office:value="8718892" calcext:value-type="float">
            <text:p>8718892</text:p>
          </table:table-cell>
          <table:table-cell table:formula="of:=[.A547]/1000/(60*60*24)" office:value-type="time" office:time-value="PT02H25M18.892S" calcext:value-type="time">
            <text:p>02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3.07" calcext:value-type="float">
            <text:p>603.07</text:p>
          </table:table-cell>
          <table:table-cell office:value-type="float" office:value="758.39" calcext:value-type="float">
            <text:p>758.39</text:p>
          </table:table-cell>
        </table:table-row>
        <table:table-row table:style-name="ro1">
          <table:table-cell office:value-type="float" office:value="8734892" calcext:value-type="float">
            <text:p>8734892</text:p>
          </table:table-cell>
          <table:table-cell table:formula="of:=[.A548]/1000/(60*60*24)" office:value-type="time" office:time-value="PT02H25M34.892S" calcext:value-type="time">
            <text:p>02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04.16" calcext:value-type="float">
            <text:p>604.16</text:p>
          </table:table-cell>
          <table:table-cell office:value-type="float" office:value="759.74" calcext:value-type="float">
            <text:p>759.74</text:p>
          </table:table-cell>
        </table:table-row>
        <table:table-row table:style-name="ro1">
          <table:table-cell office:value-type="float" office:value="8750892" calcext:value-type="float">
            <text:p>8750892</text:p>
          </table:table-cell>
          <table:table-cell table:formula="of:=[.A549]/1000/(60*60*24)" office:value-type="time" office:time-value="PT02H25M50.892S" calcext:value-type="time">
            <text:p>02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5.24" calcext:value-type="float">
            <text:p>605.24</text:p>
          </table:table-cell>
          <table:table-cell office:value-type="float" office:value="761.08" calcext:value-type="float">
            <text:p>761.08</text:p>
          </table:table-cell>
        </table:table-row>
        <table:table-row table:style-name="ro1">
          <table:table-cell office:value-type="float" office:value="8766891" calcext:value-type="float">
            <text:p>8766891</text:p>
          </table:table-cell>
          <table:table-cell table:formula="of:=[.A550]/1000/(60*60*24)" office:value-type="time" office:time-value="PT02H26M06.891S" calcext:value-type="time">
            <text:p>02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6.33" calcext:value-type="float">
            <text:p>606.33</text:p>
          </table:table-cell>
          <table:table-cell office:value-type="float" office:value="762.42" calcext:value-type="float">
            <text:p>762.42</text:p>
          </table:table-cell>
        </table:table-row>
        <table:table-row table:style-name="ro1">
          <table:table-cell office:value-type="float" office:value="8782892" calcext:value-type="float">
            <text:p>8782892</text:p>
          </table:table-cell>
          <table:table-cell table:formula="of:=[.A551]/1000/(60*60*24)" office:value-type="time" office:time-value="PT02H26M22.892S" calcext:value-type="time">
            <text:p>02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07.42" calcext:value-type="float">
            <text:p>607.42</text:p>
          </table:table-cell>
          <table:table-cell office:value-type="float" office:value="763.76" calcext:value-type="float">
            <text:p>763.76</text:p>
          </table:table-cell>
        </table:table-row>
        <table:table-row table:style-name="ro1">
          <table:table-cell office:value-type="float" office:value="8798892" calcext:value-type="float">
            <text:p>8798892</text:p>
          </table:table-cell>
          <table:table-cell table:formula="of:=[.A552]/1000/(60*60*24)" office:value-type="time" office:time-value="PT02H26M38.892S" calcext:value-type="time">
            <text:p>02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08.51" calcext:value-type="float">
            <text:p>608.51</text:p>
          </table:table-cell>
          <table:table-cell office:value-type="float" office:value="765.11" calcext:value-type="float">
            <text:p>765.11</text:p>
          </table:table-cell>
        </table:table-row>
        <table:table-row table:style-name="ro1">
          <table:table-cell office:value-type="float" office:value="8814892" calcext:value-type="float">
            <text:p>8814892</text:p>
          </table:table-cell>
          <table:table-cell table:formula="of:=[.A553]/1000/(60*60*24)" office:value-type="time" office:time-value="PT02H26M54.892S" calcext:value-type="time">
            <text:p>02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09.59" calcext:value-type="float">
            <text:p>609.59</text:p>
          </table:table-cell>
          <table:table-cell office:value-type="float" office:value="766.45" calcext:value-type="float">
            <text:p>766.45</text:p>
          </table:table-cell>
        </table:table-row>
        <table:table-row table:style-name="ro1">
          <table:table-cell office:value-type="float" office:value="8830892" calcext:value-type="float">
            <text:p>8830892</text:p>
          </table:table-cell>
          <table:table-cell table:formula="of:=[.A554]/1000/(60*60*24)" office:value-type="time" office:time-value="PT02H27M10.892S" calcext:value-type="time">
            <text:p>02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10.68" calcext:value-type="float">
            <text:p>610.68</text:p>
          </table:table-cell>
          <table:table-cell office:value-type="float" office:value="767.79" calcext:value-type="float">
            <text:p>767.79</text:p>
          </table:table-cell>
        </table:table-row>
        <table:table-row table:style-name="ro1">
          <table:table-cell office:value-type="float" office:value="8846892" calcext:value-type="float">
            <text:p>8846892</text:p>
          </table:table-cell>
          <table:table-cell table:formula="of:=[.A555]/1000/(60*60*24)" office:value-type="time" office:time-value="PT02H27M26.892S" calcext:value-type="time">
            <text:p>02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1.77" calcext:value-type="float">
            <text:p>611.77</text:p>
          </table:table-cell>
          <table:table-cell office:value-type="float" office:value="769.13" calcext:value-type="float">
            <text:p>769.13</text:p>
          </table:table-cell>
        </table:table-row>
        <table:table-row table:style-name="ro1">
          <table:table-cell office:value-type="float" office:value="8862892" calcext:value-type="float">
            <text:p>8862892</text:p>
          </table:table-cell>
          <table:table-cell table:formula="of:=[.A556]/1000/(60*60*24)" office:value-type="time" office:time-value="PT02H27M42.892S" calcext:value-type="time">
            <text:p>02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612.86" calcext:value-type="float">
            <text:p>612.86</text:p>
          </table:table-cell>
          <table:table-cell office:value-type="float" office:value="770.47" calcext:value-type="float">
            <text:p>770.47</text:p>
          </table:table-cell>
        </table:table-row>
        <table:table-row table:style-name="ro1">
          <table:table-cell office:value-type="float" office:value="8878892" calcext:value-type="float">
            <text:p>8878892</text:p>
          </table:table-cell>
          <table:table-cell table:formula="of:=[.A557]/1000/(60*60*24)" office:value-type="time" office:time-value="PT02H27M58.892S" calcext:value-type="time">
            <text:p>02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613.94" calcext:value-type="float">
            <text:p>613.94</text:p>
          </table:table-cell>
          <table:table-cell office:value-type="float" office:value="771.82" calcext:value-type="float">
            <text:p>771.82</text:p>
          </table:table-cell>
        </table:table-row>
        <table:table-row table:style-name="ro1">
          <table:table-cell office:value-type="float" office:value="8894892" calcext:value-type="float">
            <text:p>8894892</text:p>
          </table:table-cell>
          <table:table-cell table:formula="of:=[.A558]/1000/(60*60*24)" office:value-type="time" office:time-value="PT02H28M14.892S" calcext:value-type="time">
            <text:p>02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15.03" calcext:value-type="float">
            <text:p>615.03</text:p>
          </table:table-cell>
          <table:table-cell office:value-type="float" office:value="773.16" calcext:value-type="float">
            <text:p>773.16</text:p>
          </table:table-cell>
        </table:table-row>
        <table:table-row table:style-name="ro1">
          <table:table-cell office:value-type="float" office:value="8910892" calcext:value-type="float">
            <text:p>8910892</text:p>
          </table:table-cell>
          <table:table-cell table:formula="of:=[.A559]/1000/(60*60*24)" office:value-type="time" office:time-value="PT02H28M30.892S" calcext:value-type="time">
            <text:p>02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16.12" calcext:value-type="float">
            <text:p>616.12</text:p>
          </table:table-cell>
          <table:table-cell office:value-type="float" office:value="774.5" calcext:value-type="float">
            <text:p>774.5</text:p>
          </table:table-cell>
        </table:table-row>
        <table:table-row table:style-name="ro1">
          <table:table-cell office:value-type="float" office:value="8926892" calcext:value-type="float">
            <text:p>8926892</text:p>
          </table:table-cell>
          <table:table-cell table:formula="of:=[.A560]/1000/(60*60*24)" office:value-type="time" office:time-value="PT02H28M46.892S" calcext:value-type="time">
            <text:p>02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17.2" calcext:value-type="float">
            <text:p>617.2</text:p>
          </table:table-cell>
          <table:table-cell office:value-type="float" office:value="775.84" calcext:value-type="float">
            <text:p>775.84</text:p>
          </table:table-cell>
        </table:table-row>
        <table:table-row table:style-name="ro1">
          <table:table-cell office:value-type="float" office:value="8942892" calcext:value-type="float">
            <text:p>8942892</text:p>
          </table:table-cell>
          <table:table-cell table:formula="of:=[.A561]/1000/(60*60*24)" office:value-type="time" office:time-value="PT02H29M02.892S" calcext:value-type="time">
            <text:p>02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618.29" calcext:value-type="float">
            <text:p>618.29</text:p>
          </table:table-cell>
          <table:table-cell office:value-type="float" office:value="777.18" calcext:value-type="float">
            <text:p>777.18</text:p>
          </table:table-cell>
        </table:table-row>
        <table:table-row table:style-name="ro1">
          <table:table-cell office:value-type="float" office:value="8958892" calcext:value-type="float">
            <text:p>8958892</text:p>
          </table:table-cell>
          <table:table-cell table:formula="of:=[.A562]/1000/(60*60*24)" office:value-type="time" office:time-value="PT02H29M18.892S" calcext:value-type="time">
            <text:p>02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19.38" calcext:value-type="float">
            <text:p>619.38</text:p>
          </table:table-cell>
          <table:table-cell office:value-type="float" office:value="778.53" calcext:value-type="float">
            <text:p>778.53</text:p>
          </table:table-cell>
        </table:table-row>
        <table:table-row table:style-name="ro1">
          <table:table-cell office:value-type="float" office:value="8974892" calcext:value-type="float">
            <text:p>8974892</text:p>
          </table:table-cell>
          <table:table-cell table:formula="of:=[.A563]/1000/(60*60*24)" office:value-type="time" office:time-value="PT02H29M34.892S" calcext:value-type="time">
            <text:p>02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0.46" calcext:value-type="float">
            <text:p>620.46</text:p>
          </table:table-cell>
          <table:table-cell office:value-type="float" office:value="779.87" calcext:value-type="float">
            <text:p>779.87</text:p>
          </table:table-cell>
        </table:table-row>
        <table:table-row table:style-name="ro1">
          <table:table-cell office:value-type="float" office:value="8990892" calcext:value-type="float">
            <text:p>8990892</text:p>
          </table:table-cell>
          <table:table-cell table:formula="of:=[.A564]/1000/(60*60*24)" office:value-type="time" office:time-value="PT02H29M50.892S" calcext:value-type="time">
            <text:p>02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621.55" calcext:value-type="float">
            <text:p>621.55</text:p>
          </table:table-cell>
          <table:table-cell office:value-type="float" office:value="781.21" calcext:value-type="float">
            <text:p>781.21</text:p>
          </table:table-cell>
        </table:table-row>
        <table:table-row table:style-name="ro1">
          <table:table-cell office:value-type="float" office:value="9006892" calcext:value-type="float">
            <text:p>9006892</text:p>
          </table:table-cell>
          <table:table-cell table:formula="of:=[.A565]/1000/(60*60*24)" office:value-type="time" office:time-value="PT02H30M06.892S" calcext:value-type="time">
            <text:p>02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2.64" calcext:value-type="float">
            <text:p>622.64</text:p>
          </table:table-cell>
          <table:table-cell office:value-type="float" office:value="782.55" calcext:value-type="float">
            <text:p>782.55</text:p>
          </table:table-cell>
        </table:table-row>
        <table:table-row table:style-name="ro1">
          <table:table-cell office:value-type="float" office:value="9022892" calcext:value-type="float">
            <text:p>9022892</text:p>
          </table:table-cell>
          <table:table-cell table:formula="of:=[.A566]/1000/(60*60*24)" office:value-type="time" office:time-value="PT02H30M22.892S" calcext:value-type="time">
            <text:p>02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3.73" calcext:value-type="float">
            <text:p>623.73</text:p>
          </table:table-cell>
          <table:table-cell office:value-type="float" office:value="783.89" calcext:value-type="float">
            <text:p>783.89</text:p>
          </table:table-cell>
        </table:table-row>
        <table:table-row table:style-name="ro1">
          <table:table-cell office:value-type="float" office:value="9038892" calcext:value-type="float">
            <text:p>9038892</text:p>
          </table:table-cell>
          <table:table-cell table:formula="of:=[.A567]/1000/(60*60*24)" office:value-type="time" office:time-value="PT02H30M38.892S" calcext:value-type="time">
            <text:p>02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4.81" calcext:value-type="float">
            <text:p>624.81</text:p>
          </table:table-cell>
          <table:table-cell office:value-type="float" office:value="785.23" calcext:value-type="float">
            <text:p>785.23</text:p>
          </table:table-cell>
        </table:table-row>
        <table:table-row table:style-name="ro1">
          <table:table-cell office:value-type="float" office:value="9054892" calcext:value-type="float">
            <text:p>9054892</text:p>
          </table:table-cell>
          <table:table-cell table:formula="of:=[.A568]/1000/(60*60*24)" office:value-type="time" office:time-value="PT02H30M54.892S" calcext:value-type="time">
            <text:p>02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5.9" calcext:value-type="float">
            <text:p>625.9</text:p>
          </table:table-cell>
          <table:table-cell office:value-type="float" office:value="786.57" calcext:value-type="float">
            <text:p>786.57</text:p>
          </table:table-cell>
        </table:table-row>
        <table:table-row table:style-name="ro1">
          <table:table-cell office:value-type="float" office:value="9070892" calcext:value-type="float">
            <text:p>9070892</text:p>
          </table:table-cell>
          <table:table-cell table:formula="of:=[.A569]/1000/(60*60*24)" office:value-type="time" office:time-value="PT02H31M10.892S" calcext:value-type="time">
            <text:p>02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626.99" calcext:value-type="float">
            <text:p>626.99</text:p>
          </table:table-cell>
          <table:table-cell office:value-type="float" office:value="787.91" calcext:value-type="float">
            <text:p>787.91</text:p>
          </table:table-cell>
        </table:table-row>
        <table:table-row table:style-name="ro1">
          <table:table-cell office:value-type="float" office:value="9086892" calcext:value-type="float">
            <text:p>9086892</text:p>
          </table:table-cell>
          <table:table-cell table:formula="of:=[.A570]/1000/(60*60*24)" office:value-type="time" office:time-value="PT02H31M26.892S" calcext:value-type="time">
            <text:p>02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28.07" calcext:value-type="float">
            <text:p>628.07</text:p>
          </table:table-cell>
          <table:table-cell office:value-type="float" office:value="789.25" calcext:value-type="float">
            <text:p>789.25</text:p>
          </table:table-cell>
        </table:table-row>
        <table:table-row table:style-name="ro1">
          <table:table-cell office:value-type="float" office:value="9102892" calcext:value-type="float">
            <text:p>9102892</text:p>
          </table:table-cell>
          <table:table-cell table:formula="of:=[.A571]/1000/(60*60*24)" office:value-type="time" office:time-value="PT02H31M42.892S" calcext:value-type="time">
            <text:p>02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29.16" calcext:value-type="float">
            <text:p>629.16</text:p>
          </table:table-cell>
          <table:table-cell office:value-type="float" office:value="790.59" calcext:value-type="float">
            <text:p>790.59</text:p>
          </table:table-cell>
        </table:table-row>
        <table:table-row table:style-name="ro1">
          <table:table-cell office:value-type="float" office:value="9118892" calcext:value-type="float">
            <text:p>9118892</text:p>
          </table:table-cell>
          <table:table-cell table:formula="of:=[.A572]/1000/(60*60*24)" office:value-type="time" office:time-value="PT02H31M58.892S" calcext:value-type="time">
            <text:p>02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30.25" calcext:value-type="float">
            <text:p>630.25</text:p>
          </table:table-cell>
          <table:table-cell office:value-type="float" office:value="791.94" calcext:value-type="float">
            <text:p>791.94</text:p>
          </table:table-cell>
        </table:table-row>
        <table:table-row table:style-name="ro1">
          <table:table-cell office:value-type="float" office:value="9134892" calcext:value-type="float">
            <text:p>9134892</text:p>
          </table:table-cell>
          <table:table-cell table:formula="of:=[.A573]/1000/(60*60*24)" office:value-type="time" office:time-value="PT02H32M14.892S" calcext:value-type="time">
            <text:p>02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1.33" calcext:value-type="float">
            <text:p>631.33</text:p>
          </table:table-cell>
          <table:table-cell office:value-type="float" office:value="793.28" calcext:value-type="float">
            <text:p>793.28</text:p>
          </table:table-cell>
        </table:table-row>
        <table:table-row table:style-name="ro1">
          <table:table-cell office:value-type="float" office:value="9150892" calcext:value-type="float">
            <text:p>9150892</text:p>
          </table:table-cell>
          <table:table-cell table:formula="of:=[.A574]/1000/(60*60*24)" office:value-type="time" office:time-value="PT02H32M30.892S" calcext:value-type="time">
            <text:p>02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2.42" calcext:value-type="float">
            <text:p>632.42</text:p>
          </table:table-cell>
          <table:table-cell office:value-type="float" office:value="794.62" calcext:value-type="float">
            <text:p>794.62</text:p>
          </table:table-cell>
        </table:table-row>
        <table:table-row table:style-name="ro1">
          <table:table-cell office:value-type="float" office:value="9166892" calcext:value-type="float">
            <text:p>9166892</text:p>
          </table:table-cell>
          <table:table-cell table:formula="of:=[.A575]/1000/(60*60*24)" office:value-type="time" office:time-value="PT02H32M46.892S" calcext:value-type="time">
            <text:p>02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3.51" calcext:value-type="float">
            <text:p>633.51</text:p>
          </table:table-cell>
          <table:table-cell office:value-type="float" office:value="795.95" calcext:value-type="float">
            <text:p>795.95</text:p>
          </table:table-cell>
        </table:table-row>
        <table:table-row table:style-name="ro1">
          <table:table-cell office:value-type="float" office:value="9182892" calcext:value-type="float">
            <text:p>9182892</text:p>
          </table:table-cell>
          <table:table-cell table:formula="of:=[.A576]/1000/(60*60*24)" office:value-type="time" office:time-value="PT02H33M02.892S" calcext:value-type="time">
            <text:p>02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4.59" calcext:value-type="float">
            <text:p>634.59</text:p>
          </table:table-cell>
          <table:table-cell office:value-type="float" office:value="797.29" calcext:value-type="float">
            <text:p>797.29</text:p>
          </table:table-cell>
        </table:table-row>
        <table:table-row table:style-name="ro1">
          <table:table-cell office:value-type="float" office:value="9198892" calcext:value-type="float">
            <text:p>9198892</text:p>
          </table:table-cell>
          <table:table-cell table:formula="of:=[.A577]/1000/(60*60*24)" office:value-type="time" office:time-value="PT02H33M18.892S" calcext:value-type="time">
            <text:p>02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5.68" calcext:value-type="float">
            <text:p>635.68</text:p>
          </table:table-cell>
          <table:table-cell office:value-type="float" office:value="798.63" calcext:value-type="float">
            <text:p>798.63</text:p>
          </table:table-cell>
        </table:table-row>
        <table:table-row table:style-name="ro1">
          <table:table-cell office:value-type="float" office:value="9214892" calcext:value-type="float">
            <text:p>9214892</text:p>
          </table:table-cell>
          <table:table-cell table:formula="of:=[.A578]/1000/(60*60*24)" office:value-type="time" office:time-value="PT02H33M34.892S" calcext:value-type="time">
            <text:p>02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6.77" calcext:value-type="float">
            <text:p>636.77</text:p>
          </table:table-cell>
          <table:table-cell office:value-type="float" office:value="799.97" calcext:value-type="float">
            <text:p>799.97</text:p>
          </table:table-cell>
        </table:table-row>
        <table:table-row table:style-name="ro1">
          <table:table-cell office:value-type="float" office:value="9230892" calcext:value-type="float">
            <text:p>9230892</text:p>
          </table:table-cell>
          <table:table-cell table:formula="of:=[.A579]/1000/(60*60*24)" office:value-type="time" office:time-value="PT02H33M50.892S" calcext:value-type="time">
            <text:p>02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7.85" calcext:value-type="float">
            <text:p>637.85</text:p>
          </table:table-cell>
          <table:table-cell office:value-type="float" office:value="801.31" calcext:value-type="float">
            <text:p>801.31</text:p>
          </table:table-cell>
        </table:table-row>
        <table:table-row table:style-name="ro1">
          <table:table-cell office:value-type="float" office:value="9246892" calcext:value-type="float">
            <text:p>9246892</text:p>
          </table:table-cell>
          <table:table-cell table:formula="of:=[.A580]/1000/(60*60*24)" office:value-type="time" office:time-value="PT02H34M06.892S" calcext:value-type="time">
            <text:p>02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38.94" calcext:value-type="float">
            <text:p>638.94</text:p>
          </table:table-cell>
          <table:table-cell office:value-type="float" office:value="802.65" calcext:value-type="float">
            <text:p>802.65</text:p>
          </table:table-cell>
        </table:table-row>
        <table:table-row table:style-name="ro1">
          <table:table-cell office:value-type="float" office:value="9262892" calcext:value-type="float">
            <text:p>9262892</text:p>
          </table:table-cell>
          <table:table-cell table:formula="of:=[.A581]/1000/(60*60*24)" office:value-type="time" office:time-value="PT02H34M22.892S" calcext:value-type="time">
            <text:p>02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0.03" calcext:value-type="float">
            <text:p>640.03</text:p>
          </table:table-cell>
          <table:table-cell office:value-type="float" office:value="803.99" calcext:value-type="float">
            <text:p>803.99</text:p>
          </table:table-cell>
        </table:table-row>
        <table:table-row table:style-name="ro1">
          <table:table-cell office:value-type="float" office:value="9278892" calcext:value-type="float">
            <text:p>9278892</text:p>
          </table:table-cell>
          <table:table-cell table:formula="of:=[.A582]/1000/(60*60*24)" office:value-type="time" office:time-value="PT02H34M38.892S" calcext:value-type="time">
            <text:p>02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1.12" calcext:value-type="float">
            <text:p>641.12</text:p>
          </table:table-cell>
          <table:table-cell office:value-type="float" office:value="805.33" calcext:value-type="float">
            <text:p>805.33</text:p>
          </table:table-cell>
        </table:table-row>
        <table:table-row table:style-name="ro1">
          <table:table-cell office:value-type="float" office:value="9294892" calcext:value-type="float">
            <text:p>9294892</text:p>
          </table:table-cell>
          <table:table-cell table:formula="of:=[.A583]/1000/(60*60*24)" office:value-type="time" office:time-value="PT02H34M54.892S" calcext:value-type="time">
            <text:p>02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42.2" calcext:value-type="float">
            <text:p>642.2</text:p>
          </table:table-cell>
          <table:table-cell office:value-type="float" office:value="806.67" calcext:value-type="float">
            <text:p>806.67</text:p>
          </table:table-cell>
        </table:table-row>
        <table:table-row table:style-name="ro1">
          <table:table-cell office:value-type="float" office:value="9310892" calcext:value-type="float">
            <text:p>9310892</text:p>
          </table:table-cell>
          <table:table-cell table:formula="of:=[.A584]/1000/(60*60*24)" office:value-type="time" office:time-value="PT02H35M10.892S" calcext:value-type="time">
            <text:p>02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3.29" calcext:value-type="float">
            <text:p>643.29</text:p>
          </table:table-cell>
          <table:table-cell office:value-type="float" office:value="808.01" calcext:value-type="float">
            <text:p>808.01</text:p>
          </table:table-cell>
        </table:table-row>
        <table:table-row table:style-name="ro1">
          <table:table-cell office:value-type="float" office:value="9326892" calcext:value-type="float">
            <text:p>9326892</text:p>
          </table:table-cell>
          <table:table-cell table:formula="of:=[.A585]/1000/(60*60*24)" office:value-type="time" office:time-value="PT02H35M26.892S" calcext:value-type="time">
            <text:p>02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4.38" calcext:value-type="float">
            <text:p>644.38</text:p>
          </table:table-cell>
          <table:table-cell office:value-type="float" office:value="809.35" calcext:value-type="float">
            <text:p>809.35</text:p>
          </table:table-cell>
        </table:table-row>
        <table:table-row table:style-name="ro1">
          <table:table-cell office:value-type="float" office:value="9342892" calcext:value-type="float">
            <text:p>9342892</text:p>
          </table:table-cell>
          <table:table-cell table:formula="of:=[.A586]/1000/(60*60*24)" office:value-type="time" office:time-value="PT02H35M42.892S" calcext:value-type="time">
            <text:p>02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5.46" calcext:value-type="float">
            <text:p>645.46</text:p>
          </table:table-cell>
          <table:table-cell office:value-type="float" office:value="810.69" calcext:value-type="float">
            <text:p>810.69</text:p>
          </table:table-cell>
        </table:table-row>
        <table:table-row table:style-name="ro1">
          <table:table-cell office:value-type="float" office:value="9358892" calcext:value-type="float">
            <text:p>9358892</text:p>
          </table:table-cell>
          <table:table-cell table:formula="of:=[.A587]/1000/(60*60*24)" office:value-type="time" office:time-value="PT02H35M58.892S" calcext:value-type="time">
            <text:p>02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6.55" calcext:value-type="float">
            <text:p>646.55</text:p>
          </table:table-cell>
          <table:table-cell office:value-type="float" office:value="812.03" calcext:value-type="float">
            <text:p>812.03</text:p>
          </table:table-cell>
        </table:table-row>
        <table:table-row table:style-name="ro1">
          <table:table-cell office:value-type="float" office:value="9374892" calcext:value-type="float">
            <text:p>9374892</text:p>
          </table:table-cell>
          <table:table-cell table:formula="of:=[.A588]/1000/(60*60*24)" office:value-type="time" office:time-value="PT02H36M14.892S" calcext:value-type="time">
            <text:p>02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7.64" calcext:value-type="float">
            <text:p>647.64</text:p>
          </table:table-cell>
          <table:table-cell office:value-type="float" office:value="813.37" calcext:value-type="float">
            <text:p>813.37</text:p>
          </table:table-cell>
        </table:table-row>
        <table:table-row table:style-name="ro1">
          <table:table-cell office:value-type="float" office:value="9390892" calcext:value-type="float">
            <text:p>9390892</text:p>
          </table:table-cell>
          <table:table-cell table:formula="of:=[.A589]/1000/(60*60*24)" office:value-type="time" office:time-value="PT02H36M30.892S" calcext:value-type="time">
            <text:p>02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8.72" calcext:value-type="float">
            <text:p>648.72</text:p>
          </table:table-cell>
          <table:table-cell office:value-type="float" office:value="814.71" calcext:value-type="float">
            <text:p>814.71</text:p>
          </table:table-cell>
        </table:table-row>
        <table:table-row table:style-name="ro1">
          <table:table-cell office:value-type="float" office:value="9406892" calcext:value-type="float">
            <text:p>9406892</text:p>
          </table:table-cell>
          <table:table-cell table:formula="of:=[.A590]/1000/(60*60*24)" office:value-type="time" office:time-value="PT02H36M46.892S" calcext:value-type="time">
            <text:p>02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49.81" calcext:value-type="float">
            <text:p>649.81</text:p>
          </table:table-cell>
          <table:table-cell office:value-type="float" office:value="816.05" calcext:value-type="float">
            <text:p>816.05</text:p>
          </table:table-cell>
        </table:table-row>
        <table:table-row table:style-name="ro1">
          <table:table-cell office:value-type="float" office:value="9422892" calcext:value-type="float">
            <text:p>9422892</text:p>
          </table:table-cell>
          <table:table-cell table:formula="of:=[.A591]/1000/(60*60*24)" office:value-type="time" office:time-value="PT02H37M02.892S" calcext:value-type="time">
            <text:p>02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50.9" calcext:value-type="float">
            <text:p>650.9</text:p>
          </table:table-cell>
          <table:table-cell office:value-type="float" office:value="817.39" calcext:value-type="float">
            <text:p>817.39</text:p>
          </table:table-cell>
        </table:table-row>
        <table:table-row table:style-name="ro1">
          <table:table-cell office:value-type="float" office:value="9438892" calcext:value-type="float">
            <text:p>9438892</text:p>
          </table:table-cell>
          <table:table-cell table:formula="of:=[.A592]/1000/(60*60*24)" office:value-type="time" office:time-value="PT02H37M18.892S" calcext:value-type="time">
            <text:p>02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1.98" calcext:value-type="float">
            <text:p>651.98</text:p>
          </table:table-cell>
          <table:table-cell office:value-type="float" office:value="818.73" calcext:value-type="float">
            <text:p>818.73</text:p>
          </table:table-cell>
        </table:table-row>
        <table:table-row table:style-name="ro1">
          <table:table-cell office:value-type="float" office:value="9454892" calcext:value-type="float">
            <text:p>9454892</text:p>
          </table:table-cell>
          <table:table-cell table:formula="of:=[.A593]/1000/(60*60*24)" office:value-type="time" office:time-value="PT02H37M34.892S" calcext:value-type="time">
            <text:p>02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3.07" calcext:value-type="float">
            <text:p>653.07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>
          <table:table-cell office:value-type="float" office:value="9470892" calcext:value-type="float">
            <text:p>9470892</text:p>
          </table:table-cell>
          <table:table-cell table:formula="of:=[.A594]/1000/(60*60*24)" office:value-type="time" office:time-value="PT02H37M50.892S" calcext:value-type="time">
            <text:p>02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54.15" calcext:value-type="float">
            <text:p>654.15</text:p>
          </table:table-cell>
          <table:table-cell office:value-type="float" office:value="821.41" calcext:value-type="float">
            <text:p>821.41</text:p>
          </table:table-cell>
        </table:table-row>
        <table:table-row table:style-name="ro1">
          <table:table-cell office:value-type="float" office:value="9486892" calcext:value-type="float">
            <text:p>9486892</text:p>
          </table:table-cell>
          <table:table-cell table:formula="of:=[.A595]/1000/(60*60*24)" office:value-type="time" office:time-value="PT02H38M06.892S" calcext:value-type="time">
            <text:p>02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655.24" calcext:value-type="float">
            <text:p>655.24</text:p>
          </table:table-cell>
          <table:table-cell office:value-type="float" office:value="822.75" calcext:value-type="float">
            <text:p>822.75</text:p>
          </table:table-cell>
        </table:table-row>
        <table:table-row table:style-name="ro1">
          <table:table-cell office:value-type="float" office:value="9502892" calcext:value-type="float">
            <text:p>9502892</text:p>
          </table:table-cell>
          <table:table-cell table:formula="of:=[.A596]/1000/(60*60*24)" office:value-type="time" office:time-value="PT02H38M22.892S" calcext:value-type="time">
            <text:p>02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6.33" calcext:value-type="float">
            <text:p>656.33</text:p>
          </table:table-cell>
          <table:table-cell office:value-type="float" office:value="824.09" calcext:value-type="float">
            <text:p>824.09</text:p>
          </table:table-cell>
        </table:table-row>
        <table:table-row table:style-name="ro1">
          <table:table-cell office:value-type="float" office:value="9518892" calcext:value-type="float">
            <text:p>9518892</text:p>
          </table:table-cell>
          <table:table-cell table:formula="of:=[.A597]/1000/(60*60*24)" office:value-type="time" office:time-value="PT02H38M38.892S" calcext:value-type="time">
            <text:p>02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7.41" calcext:value-type="float">
            <text:p>657.41</text:p>
          </table:table-cell>
          <table:table-cell office:value-type="float" office:value="825.43" calcext:value-type="float">
            <text:p>825.43</text:p>
          </table:table-cell>
        </table:table-row>
        <table:table-row table:style-name="ro1">
          <table:table-cell office:value-type="float" office:value="9534892" calcext:value-type="float">
            <text:p>9534892</text:p>
          </table:table-cell>
          <table:table-cell table:formula="of:=[.A598]/1000/(60*60*24)" office:value-type="time" office:time-value="PT02H38M54.892S" calcext:value-type="time">
            <text:p>02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58.5" calcext:value-type="float">
            <text:p>658.5</text:p>
          </table:table-cell>
          <table:table-cell office:value-type="float" office:value="826.76" calcext:value-type="float">
            <text:p>826.76</text:p>
          </table:table-cell>
        </table:table-row>
        <table:table-row table:style-name="ro1">
          <table:table-cell office:value-type="float" office:value="9550892" calcext:value-type="float">
            <text:p>9550892</text:p>
          </table:table-cell>
          <table:table-cell table:formula="of:=[.A599]/1000/(60*60*24)" office:value-type="time" office:time-value="PT02H39M10.892S" calcext:value-type="time">
            <text:p>02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59.59" calcext:value-type="float">
            <text:p>659.59</text:p>
          </table:table-cell>
          <table:table-cell office:value-type="float" office:value="828.1" calcext:value-type="float">
            <text:p>828.1</text:p>
          </table:table-cell>
        </table:table-row>
        <table:table-row table:style-name="ro1">
          <table:table-cell office:value-type="float" office:value="9566892" calcext:value-type="float">
            <text:p>9566892</text:p>
          </table:table-cell>
          <table:table-cell table:formula="of:=[.A600]/1000/(60*60*24)" office:value-type="time" office:time-value="PT02H39M26.892S" calcext:value-type="time">
            <text:p>02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0.67" calcext:value-type="float">
            <text:p>660.67</text:p>
          </table:table-cell>
          <table:table-cell office:value-type="float" office:value="829.44" calcext:value-type="float">
            <text:p>829.44</text:p>
          </table:table-cell>
        </table:table-row>
        <table:table-row table:style-name="ro1">
          <table:table-cell office:value-type="float" office:value="9582892" calcext:value-type="float">
            <text:p>9582892</text:p>
          </table:table-cell>
          <table:table-cell table:formula="of:=[.A601]/1000/(60*60*24)" office:value-type="time" office:time-value="PT02H39M42.892S" calcext:value-type="time">
            <text:p>02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1.76" calcext:value-type="float">
            <text:p>661.76</text:p>
          </table:table-cell>
          <table:table-cell office:value-type="float" office:value="830.78" calcext:value-type="float">
            <text:p>830.78</text:p>
          </table:table-cell>
        </table:table-row>
        <table:table-row table:style-name="ro1">
          <table:table-cell office:value-type="float" office:value="9598892" calcext:value-type="float">
            <text:p>9598892</text:p>
          </table:table-cell>
          <table:table-cell table:formula="of:=[.A602]/1000/(60*60*24)" office:value-type="time" office:time-value="PT02H39M58.892S" calcext:value-type="time">
            <text:p>02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2.84" calcext:value-type="float">
            <text:p>662.84</text:p>
          </table:table-cell>
          <table:table-cell office:value-type="float" office:value="832.12" calcext:value-type="float">
            <text:p>832.12</text:p>
          </table:table-cell>
        </table:table-row>
        <table:table-row table:style-name="ro1">
          <table:table-cell office:value-type="float" office:value="9614892" calcext:value-type="float">
            <text:p>9614892</text:p>
          </table:table-cell>
          <table:table-cell table:formula="of:=[.A603]/1000/(60*60*24)" office:value-type="time" office:time-value="PT02H40M14.892S" calcext:value-type="time">
            <text:p>02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663.93" calcext:value-type="float">
            <text:p>663.93</text:p>
          </table:table-cell>
          <table:table-cell office:value-type="float" office:value="833.46" calcext:value-type="float">
            <text:p>833.46</text:p>
          </table:table-cell>
        </table:table-row>
        <table:table-row table:style-name="ro1">
          <table:table-cell office:value-type="float" office:value="9630892" calcext:value-type="float">
            <text:p>9630892</text:p>
          </table:table-cell>
          <table:table-cell table:formula="of:=[.A604]/1000/(60*60*24)" office:value-type="time" office:time-value="PT02H40M30.892S" calcext:value-type="time">
            <text:p>02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5.02" calcext:value-type="float">
            <text:p>665.02</text:p>
          </table:table-cell>
          <table:table-cell office:value-type="float" office:value="834.8" calcext:value-type="float">
            <text:p>834.8</text:p>
          </table:table-cell>
        </table:table-row>
        <table:table-row table:style-name="ro1">
          <table:table-cell office:value-type="float" office:value="9646892" calcext:value-type="float">
            <text:p>9646892</text:p>
          </table:table-cell>
          <table:table-cell table:formula="of:=[.A605]/1000/(60*60*24)" office:value-type="time" office:time-value="PT02H40M46.892S" calcext:value-type="time">
            <text:p>02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6.1" calcext:value-type="float">
            <text:p>666.1</text:p>
          </table:table-cell>
          <table:table-cell office:value-type="float" office:value="836.14" calcext:value-type="float">
            <text:p>836.14</text:p>
          </table:table-cell>
        </table:table-row>
        <table:table-row table:style-name="ro1">
          <table:table-cell office:value-type="float" office:value="9662892" calcext:value-type="float">
            <text:p>9662892</text:p>
          </table:table-cell>
          <table:table-cell table:formula="of:=[.A606]/1000/(60*60*24)" office:value-type="time" office:time-value="PT02H41M02.892S" calcext:value-type="time">
            <text:p>02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7.19" calcext:value-type="float">
            <text:p>667.19</text:p>
          </table:table-cell>
          <table:table-cell office:value-type="float" office:value="837.48" calcext:value-type="float">
            <text:p>837.48</text:p>
          </table:table-cell>
        </table:table-row>
        <table:table-row table:style-name="ro1">
          <table:table-cell office:value-type="float" office:value="9678892" calcext:value-type="float">
            <text:p>9678892</text:p>
          </table:table-cell>
          <table:table-cell table:formula="of:=[.A607]/1000/(60*60*24)" office:value-type="time" office:time-value="PT02H41M18.892S" calcext:value-type="time">
            <text:p>02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8.27" calcext:value-type="float">
            <text:p>668.27</text:p>
          </table:table-cell>
          <table:table-cell office:value-type="float" office:value="838.82" calcext:value-type="float">
            <text:p>838.82</text:p>
          </table:table-cell>
        </table:table-row>
        <table:table-row table:style-name="ro1">
          <table:table-cell office:value-type="float" office:value="9694892" calcext:value-type="float">
            <text:p>9694892</text:p>
          </table:table-cell>
          <table:table-cell table:formula="of:=[.A608]/1000/(60*60*24)" office:value-type="time" office:time-value="PT02H41M34.892S" calcext:value-type="time">
            <text:p>02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69.36" calcext:value-type="float">
            <text:p>669.36</text:p>
          </table:table-cell>
          <table:table-cell office:value-type="float" office:value="840.15" calcext:value-type="float">
            <text:p>840.15</text:p>
          </table:table-cell>
        </table:table-row>
        <table:table-row table:style-name="ro1">
          <table:table-cell office:value-type="float" office:value="9710892" calcext:value-type="float">
            <text:p>9710892</text:p>
          </table:table-cell>
          <table:table-cell table:formula="of:=[.A609]/1000/(60*60*24)" office:value-type="time" office:time-value="PT02H41M50.892S" calcext:value-type="time">
            <text:p>02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0.45" calcext:value-type="float">
            <text:p>670.45</text:p>
          </table:table-cell>
          <table:table-cell office:value-type="float" office:value="841.49" calcext:value-type="float">
            <text:p>841.49</text:p>
          </table:table-cell>
        </table:table-row>
        <table:table-row table:style-name="ro1">
          <table:table-cell office:value-type="float" office:value="9726892" calcext:value-type="float">
            <text:p>9726892</text:p>
          </table:table-cell>
          <table:table-cell table:formula="of:=[.A610]/1000/(60*60*24)" office:value-type="time" office:time-value="PT02H42M06.892S" calcext:value-type="time">
            <text:p>02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1.53" calcext:value-type="float">
            <text:p>671.53</text:p>
          </table:table-cell>
          <table:table-cell office:value-type="float" office:value="842.83" calcext:value-type="float">
            <text:p>842.83</text:p>
          </table:table-cell>
        </table:table-row>
        <table:table-row table:style-name="ro1">
          <table:table-cell office:value-type="float" office:value="9742892" calcext:value-type="float">
            <text:p>9742892</text:p>
          </table:table-cell>
          <table:table-cell table:formula="of:=[.A611]/1000/(60*60*24)" office:value-type="time" office:time-value="PT02H42M22.892S" calcext:value-type="time">
            <text:p>02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2.62" calcext:value-type="float">
            <text:p>672.62</text:p>
          </table:table-cell>
          <table:table-cell office:value-type="float" office:value="844.17" calcext:value-type="float">
            <text:p>844.17</text:p>
          </table:table-cell>
        </table:table-row>
        <table:table-row table:style-name="ro1">
          <table:table-cell office:value-type="float" office:value="9758892" calcext:value-type="float">
            <text:p>9758892</text:p>
          </table:table-cell>
          <table:table-cell table:formula="of:=[.A612]/1000/(60*60*24)" office:value-type="time" office:time-value="PT02H42M38.892S" calcext:value-type="time">
            <text:p>02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3.7" calcext:value-type="float">
            <text:p>673.7</text:p>
          </table:table-cell>
          <table:table-cell office:value-type="float" office:value="845.51" calcext:value-type="float">
            <text:p>845.51</text:p>
          </table:table-cell>
        </table:table-row>
        <table:table-row table:style-name="ro1">
          <table:table-cell office:value-type="float" office:value="9774892" calcext:value-type="float">
            <text:p>9774892</text:p>
          </table:table-cell>
          <table:table-cell table:formula="of:=[.A613]/1000/(60*60*24)" office:value-type="time" office:time-value="PT02H42M54.892S" calcext:value-type="time">
            <text:p>02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4.79" calcext:value-type="float">
            <text:p>674.79</text:p>
          </table:table-cell>
          <table:table-cell office:value-type="float" office:value="846.85" calcext:value-type="float">
            <text:p>846.85</text:p>
          </table:table-cell>
        </table:table-row>
        <table:table-row table:style-name="ro1">
          <table:table-cell office:value-type="float" office:value="9790892" calcext:value-type="float">
            <text:p>9790892</text:p>
          </table:table-cell>
          <table:table-cell table:formula="of:=[.A614]/1000/(60*60*24)" office:value-type="time" office:time-value="PT02H43M10.892S" calcext:value-type="time">
            <text:p>02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5.88" calcext:value-type="float">
            <text:p>675.88</text:p>
          </table:table-cell>
          <table:table-cell office:value-type="float" office:value="848.19" calcext:value-type="float">
            <text:p>848.19</text:p>
          </table:table-cell>
        </table:table-row>
        <table:table-row table:style-name="ro1">
          <table:table-cell office:value-type="float" office:value="9806892" calcext:value-type="float">
            <text:p>9806892</text:p>
          </table:table-cell>
          <table:table-cell table:formula="of:=[.A615]/1000/(60*60*24)" office:value-type="time" office:time-value="PT02H43M26.892S" calcext:value-type="time">
            <text:p>02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6.96" calcext:value-type="float">
            <text:p>676.96</text:p>
          </table:table-cell>
          <table:table-cell office:value-type="float" office:value="849.53" calcext:value-type="float">
            <text:p>849.53</text:p>
          </table:table-cell>
        </table:table-row>
        <table:table-row table:style-name="ro1">
          <table:table-cell office:value-type="float" office:value="9822892" calcext:value-type="float">
            <text:p>9822892</text:p>
          </table:table-cell>
          <table:table-cell table:formula="of:=[.A616]/1000/(60*60*24)" office:value-type="time" office:time-value="PT02H43M42.892S" calcext:value-type="time">
            <text:p>02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78.05" calcext:value-type="float">
            <text:p>678.05</text:p>
          </table:table-cell>
          <table:table-cell office:value-type="float" office:value="850.86" calcext:value-type="float">
            <text:p>850.86</text:p>
          </table:table-cell>
        </table:table-row>
        <table:table-row table:style-name="ro1">
          <table:table-cell office:value-type="float" office:value="9838892" calcext:value-type="float">
            <text:p>9838892</text:p>
          </table:table-cell>
          <table:table-cell table:formula="of:=[.A617]/1000/(60*60*24)" office:value-type="time" office:time-value="PT02H43M58.892S" calcext:value-type="time">
            <text:p>02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79.13" calcext:value-type="float">
            <text:p>679.13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9854892" calcext:value-type="float">
            <text:p>9854892</text:p>
          </table:table-cell>
          <table:table-cell table:formula="of:=[.A618]/1000/(60*60*24)" office:value-type="time" office:time-value="PT02H44M14.892S" calcext:value-type="time">
            <text:p>02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80.22" calcext:value-type="float">
            <text:p>680.22</text:p>
          </table:table-cell>
          <table:table-cell office:value-type="float" office:value="853.54" calcext:value-type="float">
            <text:p>853.54</text:p>
          </table:table-cell>
        </table:table-row>
        <table:table-row table:style-name="ro1">
          <table:table-cell office:value-type="float" office:value="9870892" calcext:value-type="float">
            <text:p>9870892</text:p>
          </table:table-cell>
          <table:table-cell table:formula="of:=[.A619]/1000/(60*60*24)" office:value-type="time" office:time-value="PT02H44M30.892S" calcext:value-type="time">
            <text:p>02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681.31" calcext:value-type="float">
            <text:p>681.31</text:p>
          </table:table-cell>
          <table:table-cell office:value-type="float" office:value="854.88" calcext:value-type="float">
            <text:p>854.88</text:p>
          </table:table-cell>
        </table:table-row>
        <table:table-row table:style-name="ro1">
          <table:table-cell office:value-type="float" office:value="9886892" calcext:value-type="float">
            <text:p>9886892</text:p>
          </table:table-cell>
          <table:table-cell table:formula="of:=[.A620]/1000/(60*60*24)" office:value-type="time" office:time-value="PT02H44M46.892S" calcext:value-type="time">
            <text:p>02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2.39" calcext:value-type="float">
            <text:p>682.39</text:p>
          </table:table-cell>
          <table:table-cell office:value-type="float" office:value="856.22" calcext:value-type="float">
            <text:p>856.22</text:p>
          </table:table-cell>
        </table:table-row>
        <table:table-row table:style-name="ro1">
          <table:table-cell office:value-type="float" office:value="9902892" calcext:value-type="float">
            <text:p>9902892</text:p>
          </table:table-cell>
          <table:table-cell table:formula="of:=[.A621]/1000/(60*60*24)" office:value-type="time" office:time-value="PT02H45M02.892S" calcext:value-type="time">
            <text:p>02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3.48" calcext:value-type="float">
            <text:p>683.48</text:p>
          </table:table-cell>
          <table:table-cell office:value-type="float" office:value="857.56" calcext:value-type="float">
            <text:p>857.56</text:p>
          </table:table-cell>
        </table:table-row>
        <table:table-row table:style-name="ro1">
          <table:table-cell office:value-type="float" office:value="9918892" calcext:value-type="float">
            <text:p>9918892</text:p>
          </table:table-cell>
          <table:table-cell table:formula="of:=[.A622]/1000/(60*60*24)" office:value-type="time" office:time-value="PT02H45M18.892S" calcext:value-type="time">
            <text:p>02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4.56" calcext:value-type="float">
            <text:p>684.56</text:p>
          </table:table-cell>
          <table:table-cell office:value-type="float" office:value="858.89" calcext:value-type="float">
            <text:p>858.89</text:p>
          </table:table-cell>
        </table:table-row>
        <table:table-row table:style-name="ro1">
          <table:table-cell office:value-type="float" office:value="9934892" calcext:value-type="float">
            <text:p>9934892</text:p>
          </table:table-cell>
          <table:table-cell table:formula="of:=[.A623]/1000/(60*60*24)" office:value-type="time" office:time-value="PT02H45M34.892S" calcext:value-type="time">
            <text:p>02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5.65" calcext:value-type="float">
            <text:p>685.65</text:p>
          </table:table-cell>
          <table:table-cell office:value-type="float" office:value="860.23" calcext:value-type="float">
            <text:p>860.23</text:p>
          </table:table-cell>
        </table:table-row>
        <table:table-row table:style-name="ro1">
          <table:table-cell office:value-type="float" office:value="9950891" calcext:value-type="float">
            <text:p>9950891</text:p>
          </table:table-cell>
          <table:table-cell table:formula="of:=[.A624]/1000/(60*60*24)" office:value-type="time" office:time-value="PT02H45M50.891S" calcext:value-type="time">
            <text:p>02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686.74" calcext:value-type="float">
            <text:p>686.74</text:p>
          </table:table-cell>
          <table:table-cell office:value-type="float" office:value="861.57" calcext:value-type="float">
            <text:p>861.57</text:p>
          </table:table-cell>
        </table:table-row>
        <table:table-row table:style-name="ro1">
          <table:table-cell office:value-type="float" office:value="9966892" calcext:value-type="float">
            <text:p>9966892</text:p>
          </table:table-cell>
          <table:table-cell table:formula="of:=[.A625]/1000/(60*60*24)" office:value-type="time" office:time-value="PT02H46M06.892S" calcext:value-type="time">
            <text:p>02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7.82" calcext:value-type="float">
            <text:p>687.82</text:p>
          </table:table-cell>
          <table:table-cell office:value-type="float" office:value="862.91" calcext:value-type="float">
            <text:p>862.91</text:p>
          </table:table-cell>
        </table:table-row>
        <table:table-row table:style-name="ro1">
          <table:table-cell office:value-type="float" office:value="9982892" calcext:value-type="float">
            <text:p>9982892</text:p>
          </table:table-cell>
          <table:table-cell table:formula="of:=[.A626]/1000/(60*60*24)" office:value-type="time" office:time-value="PT02H46M22.892S" calcext:value-type="time">
            <text:p>02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8.91" calcext:value-type="float">
            <text:p>688.91</text:p>
          </table:table-cell>
          <table:table-cell office:value-type="float" office:value="864.25" calcext:value-type="float">
            <text:p>864.25</text:p>
          </table:table-cell>
        </table:table-row>
        <table:table-row table:style-name="ro1">
          <table:table-cell office:value-type="float" office:value="9998892" calcext:value-type="float">
            <text:p>9998892</text:p>
          </table:table-cell>
          <table:table-cell table:formula="of:=[.A627]/1000/(60*60*24)" office:value-type="time" office:time-value="PT02H46M38.892S" calcext:value-type="time">
            <text:p>02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89.99" calcext:value-type="float">
            <text:p>689.99</text:p>
          </table:table-cell>
          <table:table-cell office:value-type="float" office:value="865.58" calcext:value-type="float">
            <text:p>865.58</text:p>
          </table:table-cell>
        </table:table-row>
        <table:table-row table:style-name="ro1">
          <table:table-cell office:value-type="float" office:value="10014892" calcext:value-type="float">
            <text:p>10014892</text:p>
          </table:table-cell>
          <table:table-cell table:formula="of:=[.A628]/1000/(60*60*24)" office:value-type="time" office:time-value="PT02H46M54.892S" calcext:value-type="time">
            <text:p>02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1.08" calcext:value-type="float">
            <text:p>691.08</text:p>
          </table:table-cell>
          <table:table-cell office:value-type="float" office:value="866.92" calcext:value-type="float">
            <text:p>866.92</text:p>
          </table:table-cell>
        </table:table-row>
        <table:table-row table:style-name="ro1">
          <table:table-cell office:value-type="float" office:value="10030892" calcext:value-type="float">
            <text:p>10030892</text:p>
          </table:table-cell>
          <table:table-cell table:formula="of:=[.A629]/1000/(60*60*24)" office:value-type="time" office:time-value="PT02H47M10.892S" calcext:value-type="time">
            <text:p>02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2.16" calcext:value-type="float">
            <text:p>692.16</text:p>
          </table:table-cell>
          <table:table-cell office:value-type="float" office:value="868.26" calcext:value-type="float">
            <text:p>868.26</text:p>
          </table:table-cell>
        </table:table-row>
        <table:table-row table:style-name="ro1">
          <table:table-cell office:value-type="float" office:value="10046892" calcext:value-type="float">
            <text:p>10046892</text:p>
          </table:table-cell>
          <table:table-cell table:formula="of:=[.A630]/1000/(60*60*24)" office:value-type="time" office:time-value="PT02H47M26.892S" calcext:value-type="time">
            <text:p>02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3.25" calcext:value-type="float">
            <text:p>693.25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10062892" calcext:value-type="float">
            <text:p>10062892</text:p>
          </table:table-cell>
          <table:table-cell table:formula="of:=[.A631]/1000/(60*60*24)" office:value-type="time" office:time-value="PT02H47M42.892S" calcext:value-type="time">
            <text:p>02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4.34" calcext:value-type="float">
            <text:p>694.34</text:p>
          </table:table-cell>
          <table:table-cell office:value-type="float" office:value="870.94" calcext:value-type="float">
            <text:p>870.94</text:p>
          </table:table-cell>
        </table:table-row>
        <table:table-row table:style-name="ro1">
          <table:table-cell office:value-type="float" office:value="10078892" calcext:value-type="float">
            <text:p>10078892</text:p>
          </table:table-cell>
          <table:table-cell table:formula="of:=[.A632]/1000/(60*60*24)" office:value-type="time" office:time-value="PT02H47M58.892S" calcext:value-type="time">
            <text:p>02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5.42" calcext:value-type="float">
            <text:p>695.42</text:p>
          </table:table-cell>
          <table:table-cell office:value-type="float" office:value="872.27" calcext:value-type="float">
            <text:p>872.27</text:p>
          </table:table-cell>
        </table:table-row>
        <table:table-row table:style-name="ro1">
          <table:table-cell office:value-type="float" office:value="10094892" calcext:value-type="float">
            <text:p>10094892</text:p>
          </table:table-cell>
          <table:table-cell table:formula="of:=[.A633]/1000/(60*60*24)" office:value-type="time" office:time-value="PT02H48M14.892S" calcext:value-type="time">
            <text:p>02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6.51" calcext:value-type="float">
            <text:p>696.51</text:p>
          </table:table-cell>
          <table:table-cell office:value-type="float" office:value="873.61" calcext:value-type="float">
            <text:p>873.61</text:p>
          </table:table-cell>
        </table:table-row>
        <table:table-row table:style-name="ro1">
          <table:table-cell office:value-type="float" office:value="10110892" calcext:value-type="float">
            <text:p>10110892</text:p>
          </table:table-cell>
          <table:table-cell table:formula="of:=[.A634]/1000/(60*60*24)" office:value-type="time" office:time-value="PT02H48M30.892S" calcext:value-type="time">
            <text:p>02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7.59" calcext:value-type="float">
            <text:p>697.59</text:p>
          </table:table-cell>
          <table:table-cell office:value-type="float" office:value="874.95" calcext:value-type="float">
            <text:p>874.95</text:p>
          </table:table-cell>
        </table:table-row>
        <table:table-row table:style-name="ro1">
          <table:table-cell office:value-type="float" office:value="10126892" calcext:value-type="float">
            <text:p>10126892</text:p>
          </table:table-cell>
          <table:table-cell table:formula="of:=[.A635]/1000/(60*60*24)" office:value-type="time" office:time-value="PT02H48M46.892S" calcext:value-type="time">
            <text:p>02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698.68" calcext:value-type="float">
            <text:p>698.68</text:p>
          </table:table-cell>
          <table:table-cell office:value-type="float" office:value="876.29" calcext:value-type="float">
            <text:p>876.29</text:p>
          </table:table-cell>
        </table:table-row>
        <table:table-row table:style-name="ro1">
          <table:table-cell office:value-type="float" office:value="10142892" calcext:value-type="float">
            <text:p>10142892</text:p>
          </table:table-cell>
          <table:table-cell table:formula="of:=[.A636]/1000/(60*60*24)" office:value-type="time" office:time-value="PT02H49M02.892S" calcext:value-type="time">
            <text:p>02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699.77" calcext:value-type="float">
            <text:p>699.77</text:p>
          </table:table-cell>
          <table:table-cell office:value-type="float" office:value="877.63" calcext:value-type="float">
            <text:p>877.63</text:p>
          </table:table-cell>
        </table:table-row>
        <table:table-row table:style-name="ro1">
          <table:table-cell office:value-type="float" office:value="10158892" calcext:value-type="float">
            <text:p>10158892</text:p>
          </table:table-cell>
          <table:table-cell table:formula="of:=[.A637]/1000/(60*60*24)" office:value-type="time" office:time-value="PT02H49M18.892S" calcext:value-type="time">
            <text:p>02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700.85" calcext:value-type="float">
            <text:p>700.85</text:p>
          </table:table-cell>
          <table:table-cell office:value-type="float" office:value="878.96" calcext:value-type="float">
            <text:p>878.96</text:p>
          </table:table-cell>
        </table:table-row>
        <table:table-row table:style-name="ro1">
          <table:table-cell office:value-type="float" office:value="10174892" calcext:value-type="float">
            <text:p>10174892</text:p>
          </table:table-cell>
          <table:table-cell table:formula="of:=[.A638]/1000/(60*60*24)" office:value-type="time" office:time-value="PT02H49M34.892S" calcext:value-type="time">
            <text:p>02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701.94" calcext:value-type="float">
            <text:p>701.94</text:p>
          </table:table-cell>
          <table:table-cell office:value-type="float" office:value="880.3" calcext:value-type="float">
            <text:p>880.3</text:p>
          </table:table-cell>
        </table:table-row>
        <table:table-row table:style-name="ro1">
          <table:table-cell office:value-type="float" office:value="10190892" calcext:value-type="float">
            <text:p>10190892</text:p>
          </table:table-cell>
          <table:table-cell table:formula="of:=[.A639]/1000/(60*60*24)" office:value-type="time" office:time-value="PT02H49M50.892S" calcext:value-type="time">
            <text:p>02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703.02" calcext:value-type="float">
            <text:p>703.02</text:p>
          </table:table-cell>
          <table:table-cell office:value-type="float" office:value="881.64" calcext:value-type="float">
            <text:p>881.64</text:p>
          </table:table-cell>
        </table:table-row>
        <table:table-row table:style-name="ro1">
          <table:table-cell office:value-type="float" office:value="10206892" calcext:value-type="float">
            <text:p>10206892</text:p>
          </table:table-cell>
          <table:table-cell table:formula="of:=[.A640]/1000/(60*60*24)" office:value-type="time" office:time-value="PT02H50M06.892S" calcext:value-type="time">
            <text:p>02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4.11" calcext:value-type="float">
            <text:p>704.11</text:p>
          </table:table-cell>
          <table:table-cell office:value-type="float" office:value="882.98" calcext:value-type="float">
            <text:p>882.98</text:p>
          </table:table-cell>
        </table:table-row>
        <table:table-row table:style-name="ro1">
          <table:table-cell office:value-type="float" office:value="10222892" calcext:value-type="float">
            <text:p>10222892</text:p>
          </table:table-cell>
          <table:table-cell table:formula="of:=[.A641]/1000/(60*60*24)" office:value-type="time" office:time-value="PT02H50M22.892S" calcext:value-type="time">
            <text:p>02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705.19" calcext:value-type="float">
            <text:p>705.19</text:p>
          </table:table-cell>
          <table:table-cell office:value-type="float" office:value="884.32" calcext:value-type="float">
            <text:p>884.32</text:p>
          </table:table-cell>
        </table:table-row>
        <table:table-row table:style-name="ro1">
          <table:table-cell office:value-type="float" office:value="10238892" calcext:value-type="float">
            <text:p>10238892</text:p>
          </table:table-cell>
          <table:table-cell table:formula="of:=[.A642]/1000/(60*60*24)" office:value-type="time" office:time-value="PT02H50M38.892S" calcext:value-type="time">
            <text:p>02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6.28" calcext:value-type="float">
            <text:p>706.28</text:p>
          </table:table-cell>
          <table:table-cell office:value-type="float" office:value="885.65" calcext:value-type="float">
            <text:p>885.65</text:p>
          </table:table-cell>
        </table:table-row>
        <table:table-row table:style-name="ro1">
          <table:table-cell office:value-type="float" office:value="10254892" calcext:value-type="float">
            <text:p>10254892</text:p>
          </table:table-cell>
          <table:table-cell table:formula="of:=[.A643]/1000/(60*60*24)" office:value-type="time" office:time-value="PT02H50M54.892S" calcext:value-type="time">
            <text:p>02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7.36" calcext:value-type="float">
            <text:p>707.36</text:p>
          </table:table-cell>
          <table:table-cell office:value-type="float" office:value="886.99" calcext:value-type="float">
            <text:p>886.99</text:p>
          </table:table-cell>
        </table:table-row>
        <table:table-row table:style-name="ro1">
          <table:table-cell office:value-type="float" office:value="10270892" calcext:value-type="float">
            <text:p>10270892</text:p>
          </table:table-cell>
          <table:table-cell table:formula="of:=[.A644]/1000/(60*60*24)" office:value-type="time" office:time-value="PT02H51M10.892S" calcext:value-type="time">
            <text:p>02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8.45" calcext:value-type="float">
            <text:p>708.45</text:p>
          </table:table-cell>
          <table:table-cell office:value-type="float" office:value="888.33" calcext:value-type="float">
            <text:p>888.33</text:p>
          </table:table-cell>
        </table:table-row>
        <table:table-row table:style-name="ro1">
          <table:table-cell office:value-type="float" office:value="10286892" calcext:value-type="float">
            <text:p>10286892</text:p>
          </table:table-cell>
          <table:table-cell table:formula="of:=[.A645]/1000/(60*60*24)" office:value-type="time" office:time-value="PT02H51M26.892S" calcext:value-type="time">
            <text:p>02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9.53" calcext:value-type="float">
            <text:p>709.53</text:p>
          </table:table-cell>
          <table:table-cell office:value-type="float" office:value="889.67" calcext:value-type="float">
            <text:p>889.67</text:p>
          </table:table-cell>
        </table:table-row>
        <table:table-row table:style-name="ro1">
          <table:table-cell office:value-type="float" office:value="10302892" calcext:value-type="float">
            <text:p>10302892</text:p>
          </table:table-cell>
          <table:table-cell table:formula="of:=[.A646]/1000/(60*60*24)" office:value-type="time" office:time-value="PT02H51M42.892S" calcext:value-type="time">
            <text:p>02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0.62" calcext:value-type="float">
            <text:p>710.6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0318892" calcext:value-type="float">
            <text:p>10318892</text:p>
          </table:table-cell>
          <table:table-cell table:formula="of:=[.A647]/1000/(60*60*24)" office:value-type="time" office:time-value="PT02H51M58.892S" calcext:value-type="time">
            <text:p>02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1.7" calcext:value-type="float">
            <text:p>711.7</text:p>
          </table:table-cell>
          <table:table-cell office:value-type="float" office:value="892.34" calcext:value-type="float">
            <text:p>892.34</text:p>
          </table:table-cell>
        </table:table-row>
        <table:table-row table:style-name="ro1">
          <table:table-cell office:value-type="float" office:value="10334892" calcext:value-type="float">
            <text:p>10334892</text:p>
          </table:table-cell>
          <table:table-cell table:formula="of:=[.A648]/1000/(60*60*24)" office:value-type="time" office:time-value="PT02H52M14.892S" calcext:value-type="time">
            <text:p>02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2.79" calcext:value-type="float">
            <text:p>712.79</text:p>
          </table:table-cell>
          <table:table-cell office:value-type="float" office:value="893.68" calcext:value-type="float">
            <text:p>893.68</text:p>
          </table:table-cell>
        </table:table-row>
        <table:table-row table:style-name="ro1">
          <table:table-cell office:value-type="float" office:value="10350892" calcext:value-type="float">
            <text:p>10350892</text:p>
          </table:table-cell>
          <table:table-cell table:formula="of:=[.A649]/1000/(60*60*24)" office:value-type="time" office:time-value="PT02H52M30.892S" calcext:value-type="time">
            <text:p>02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3.87" calcext:value-type="float">
            <text:p>713.87</text:p>
          </table:table-cell>
          <table:table-cell office:value-type="float" office:value="895.02" calcext:value-type="float">
            <text:p>895.02</text:p>
          </table:table-cell>
        </table:table-row>
        <table:table-row table:style-name="ro1">
          <table:table-cell office:value-type="float" office:value="10366892" calcext:value-type="float">
            <text:p>10366892</text:p>
          </table:table-cell>
          <table:table-cell table:formula="of:=[.A650]/1000/(60*60*24)" office:value-type="time" office:time-value="PT02H52M46.892S" calcext:value-type="time">
            <text:p>02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4.96" calcext:value-type="float">
            <text:p>714.96</text:p>
          </table:table-cell>
          <table:table-cell office:value-type="float" office:value="896.36" calcext:value-type="float">
            <text:p>896.36</text:p>
          </table:table-cell>
        </table:table-row>
        <table:table-row table:style-name="ro1">
          <table:table-cell office:value-type="float" office:value="10382892" calcext:value-type="float">
            <text:p>10382892</text:p>
          </table:table-cell>
          <table:table-cell table:formula="of:=[.A651]/1000/(60*60*24)" office:value-type="time" office:time-value="PT02H53M02.892S" calcext:value-type="time">
            <text:p>02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716.04" calcext:value-type="float">
            <text:p>716.04</text:p>
          </table:table-cell>
          <table:table-cell office:value-type="float" office:value="897.69" calcext:value-type="float">
            <text:p>897.69</text:p>
          </table:table-cell>
        </table:table-row>
        <table:table-row table:style-name="ro1">
          <table:table-cell office:value-type="float" office:value="10398892" calcext:value-type="float">
            <text:p>10398892</text:p>
          </table:table-cell>
          <table:table-cell table:formula="of:=[.A652]/1000/(60*60*24)" office:value-type="time" office:time-value="PT02H53M18.892S" calcext:value-type="time">
            <text:p>02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7.13" calcext:value-type="float">
            <text:p>717.13</text:p>
          </table:table-cell>
          <table:table-cell office:value-type="float" office:value="899.03" calcext:value-type="float">
            <text:p>899.03</text:p>
          </table:table-cell>
        </table:table-row>
        <table:table-row table:style-name="ro1">
          <table:table-cell office:value-type="float" office:value="10414892" calcext:value-type="float">
            <text:p>10414892</text:p>
          </table:table-cell>
          <table:table-cell table:formula="of:=[.A653]/1000/(60*60*24)" office:value-type="time" office:time-value="PT02H53M34.892S" calcext:value-type="time">
            <text:p>02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8.21" calcext:value-type="float">
            <text:p>718.21</text:p>
          </table:table-cell>
          <table:table-cell office:value-type="float" office:value="900.37" calcext:value-type="float">
            <text:p>900.37</text:p>
          </table:table-cell>
        </table:table-row>
        <table:table-row table:style-name="ro1">
          <table:table-cell office:value-type="float" office:value="10430892" calcext:value-type="float">
            <text:p>10430892</text:p>
          </table:table-cell>
          <table:table-cell table:formula="of:=[.A654]/1000/(60*60*24)" office:value-type="time" office:time-value="PT02H53M50.892S" calcext:value-type="time">
            <text:p>02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19.3" calcext:value-type="float">
            <text:p>719.3</text:p>
          </table:table-cell>
          <table:table-cell office:value-type="float" office:value="901.71" calcext:value-type="float">
            <text:p>901.71</text:p>
          </table:table-cell>
        </table:table-row>
        <table:table-row table:style-name="ro1">
          <table:table-cell office:value-type="float" office:value="10446892" calcext:value-type="float">
            <text:p>10446892</text:p>
          </table:table-cell>
          <table:table-cell table:formula="of:=[.A655]/1000/(60*60*24)" office:value-type="time" office:time-value="PT02H54M06.892S" calcext:value-type="time">
            <text:p>02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0.38" calcext:value-type="float">
            <text:p>720.38</text:p>
          </table:table-cell>
          <table:table-cell office:value-type="float" office:value="903.04" calcext:value-type="float">
            <text:p>903.04</text:p>
          </table:table-cell>
        </table:table-row>
        <table:table-row table:style-name="ro1">
          <table:table-cell office:value-type="float" office:value="10462892" calcext:value-type="float">
            <text:p>10462892</text:p>
          </table:table-cell>
          <table:table-cell table:formula="of:=[.A656]/1000/(60*60*24)" office:value-type="time" office:time-value="PT02H54M22.892S" calcext:value-type="time">
            <text:p>02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21.47" calcext:value-type="float">
            <text:p>721.47</text:p>
          </table:table-cell>
          <table:table-cell office:value-type="float" office:value="904.38" calcext:value-type="float">
            <text:p>904.38</text:p>
          </table:table-cell>
        </table:table-row>
        <table:table-row table:style-name="ro1">
          <table:table-cell office:value-type="float" office:value="10478892" calcext:value-type="float">
            <text:p>10478892</text:p>
          </table:table-cell>
          <table:table-cell table:formula="of:=[.A657]/1000/(60*60*24)" office:value-type="time" office:time-value="PT02H54M38.892S" calcext:value-type="time">
            <text:p>02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22.55" calcext:value-type="float">
            <text:p>722.55</text:p>
          </table:table-cell>
          <table:table-cell office:value-type="float" office:value="905.72" calcext:value-type="float">
            <text:p>905.72</text:p>
          </table:table-cell>
        </table:table-row>
        <table:table-row table:style-name="ro1">
          <table:table-cell office:value-type="float" office:value="10494892" calcext:value-type="float">
            <text:p>10494892</text:p>
          </table:table-cell>
          <table:table-cell table:formula="of:=[.A658]/1000/(60*60*24)" office:value-type="time" office:time-value="PT02H54M54.892S" calcext:value-type="time">
            <text:p>02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23.64" calcext:value-type="float">
            <text:p>723.64</text:p>
          </table:table-cell>
          <table:table-cell office:value-type="float" office:value="907.06" calcext:value-type="float">
            <text:p>907.06</text:p>
          </table:table-cell>
        </table:table-row>
        <table:table-row table:style-name="ro1">
          <table:table-cell office:value-type="float" office:value="10510892" calcext:value-type="float">
            <text:p>10510892</text:p>
          </table:table-cell>
          <table:table-cell table:formula="of:=[.A659]/1000/(60*60*24)" office:value-type="time" office:time-value="PT02H55M10.892S" calcext:value-type="time">
            <text:p>02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4.72" calcext:value-type="float">
            <text:p>724.72</text:p>
          </table:table-cell>
          <table:table-cell office:value-type="float" office:value="908.39" calcext:value-type="float">
            <text:p>908.39</text:p>
          </table:table-cell>
        </table:table-row>
        <table:table-row table:style-name="ro1">
          <table:table-cell office:value-type="float" office:value="10526892" calcext:value-type="float">
            <text:p>10526892</text:p>
          </table:table-cell>
          <table:table-cell table:formula="of:=[.A660]/1000/(60*60*24)" office:value-type="time" office:time-value="PT02H55M26.892S" calcext:value-type="time">
            <text:p>02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25.81" calcext:value-type="float">
            <text:p>725.81</text:p>
          </table:table-cell>
          <table:table-cell office:value-type="float" office:value="909.73" calcext:value-type="float">
            <text:p>909.73</text:p>
          </table:table-cell>
        </table:table-row>
        <table:table-row table:style-name="ro1">
          <table:table-cell office:value-type="float" office:value="10542892" calcext:value-type="float">
            <text:p>10542892</text:p>
          </table:table-cell>
          <table:table-cell table:formula="of:=[.A661]/1000/(60*60*24)" office:value-type="time" office:time-value="PT02H55M42.892S" calcext:value-type="time">
            <text:p>02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26.89" calcext:value-type="float">
            <text:p>726.89</text:p>
          </table:table-cell>
          <table:table-cell office:value-type="float" office:value="911.07" calcext:value-type="float">
            <text:p>911.07</text:p>
          </table:table-cell>
        </table:table-row>
        <table:table-row table:style-name="ro1">
          <table:table-cell office:value-type="float" office:value="10558892" calcext:value-type="float">
            <text:p>10558892</text:p>
          </table:table-cell>
          <table:table-cell table:formula="of:=[.A662]/1000/(60*60*24)" office:value-type="time" office:time-value="PT02H55M58.892S" calcext:value-type="time">
            <text:p>02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727.98" calcext:value-type="float">
            <text:p>727.98</text:p>
          </table:table-cell>
          <table:table-cell office:value-type="float" office:value="912.41" calcext:value-type="float">
            <text:p>912.41</text:p>
          </table:table-cell>
        </table:table-row>
        <table:table-row table:style-name="ro1">
          <table:table-cell office:value-type="float" office:value="10574892" calcext:value-type="float">
            <text:p>10574892</text:p>
          </table:table-cell>
          <table:table-cell table:formula="of:=[.A663]/1000/(60*60*24)" office:value-type="time" office:time-value="PT02H56M14.892S" calcext:value-type="time">
            <text:p>02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29.06" calcext:value-type="float">
            <text:p>729.06</text:p>
          </table:table-cell>
          <table:table-cell office:value-type="float" office:value="913.74" calcext:value-type="float">
            <text:p>913.74</text:p>
          </table:table-cell>
        </table:table-row>
        <table:table-row table:style-name="ro1">
          <table:table-cell office:value-type="float" office:value="10590892" calcext:value-type="float">
            <text:p>10590892</text:p>
          </table:table-cell>
          <table:table-cell table:formula="of:=[.A664]/1000/(60*60*24)" office:value-type="time" office:time-value="PT02H56M30.892S" calcext:value-type="time">
            <text:p>02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0.15" calcext:value-type="float">
            <text:p>730.15</text:p>
          </table:table-cell>
          <table:table-cell office:value-type="float" office:value="915.08" calcext:value-type="float">
            <text:p>915.08</text:p>
          </table:table-cell>
        </table:table-row>
        <table:table-row table:style-name="ro1">
          <table:table-cell office:value-type="float" office:value="10606892" calcext:value-type="float">
            <text:p>10606892</text:p>
          </table:table-cell>
          <table:table-cell table:formula="of:=[.A665]/1000/(60*60*24)" office:value-type="time" office:time-value="PT02H56M46.892S" calcext:value-type="time">
            <text:p>02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31.23" calcext:value-type="float">
            <text:p>731.23</text:p>
          </table:table-cell>
          <table:table-cell office:value-type="float" office:value="916.42" calcext:value-type="float">
            <text:p>916.42</text:p>
          </table:table-cell>
        </table:table-row>
        <table:table-row table:style-name="ro1">
          <table:table-cell office:value-type="float" office:value="10622892" calcext:value-type="float">
            <text:p>10622892</text:p>
          </table:table-cell>
          <table:table-cell table:formula="of:=[.A666]/1000/(60*60*24)" office:value-type="time" office:time-value="PT02H57M02.892S" calcext:value-type="time">
            <text:p>02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2.32" calcext:value-type="float">
            <text:p>732.32</text:p>
          </table:table-cell>
          <table:table-cell office:value-type="float" office:value="917.76" calcext:value-type="float">
            <text:p>917.76</text:p>
          </table:table-cell>
        </table:table-row>
        <table:table-row table:style-name="ro1">
          <table:table-cell office:value-type="float" office:value="10638892" calcext:value-type="float">
            <text:p>10638892</text:p>
          </table:table-cell>
          <table:table-cell table:formula="of:=[.A667]/1000/(60*60*24)" office:value-type="time" office:time-value="PT02H57M18.892S" calcext:value-type="time">
            <text:p>02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3.4" calcext:value-type="float">
            <text:p>733.4</text:p>
          </table:table-cell>
          <table:table-cell office:value-type="float" office:value="919.09" calcext:value-type="float">
            <text:p>919.09</text:p>
          </table:table-cell>
        </table:table-row>
        <table:table-row table:style-name="ro1">
          <table:table-cell office:value-type="float" office:value="10654891" calcext:value-type="float">
            <text:p>10654891</text:p>
          </table:table-cell>
          <table:table-cell table:formula="of:=[.A668]/1000/(60*60*24)" office:value-type="time" office:time-value="PT02H57M34.891S" calcext:value-type="time">
            <text:p>02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4.49" calcext:value-type="float">
            <text:p>734.49</text:p>
          </table:table-cell>
          <table:table-cell office:value-type="float" office:value="920.43" calcext:value-type="float">
            <text:p>920.43</text:p>
          </table:table-cell>
        </table:table-row>
        <table:table-row table:style-name="ro1">
          <table:table-cell office:value-type="float" office:value="10670892" calcext:value-type="float">
            <text:p>10670892</text:p>
          </table:table-cell>
          <table:table-cell table:formula="of:=[.A669]/1000/(60*60*24)" office:value-type="time" office:time-value="PT02H57M50.892S" calcext:value-type="time">
            <text:p>02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5.57" calcext:value-type="float">
            <text:p>735.57</text:p>
          </table:table-cell>
          <table:table-cell office:value-type="float" office:value="921.77" calcext:value-type="float">
            <text:p>921.77</text:p>
          </table:table-cell>
        </table:table-row>
        <table:table-row table:style-name="ro1">
          <table:table-cell office:value-type="float" office:value="10686892" calcext:value-type="float">
            <text:p>10686892</text:p>
          </table:table-cell>
          <table:table-cell table:formula="of:=[.A670]/1000/(60*60*24)" office:value-type="time" office:time-value="PT02H58M06.892S" calcext:value-type="time">
            <text:p>02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736.66" calcext:value-type="float">
            <text:p>736.66</text:p>
          </table:table-cell>
          <table:table-cell office:value-type="float" office:value="923.1" calcext:value-type="float">
            <text:p>923.1</text:p>
          </table:table-cell>
        </table:table-row>
        <table:table-row table:style-name="ro1">
          <table:table-cell office:value-type="float" office:value="10702891" calcext:value-type="float">
            <text:p>10702891</text:p>
          </table:table-cell>
          <table:table-cell table:formula="of:=[.A671]/1000/(60*60*24)" office:value-type="time" office:time-value="PT02H58M22.891S" calcext:value-type="time">
            <text:p>02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37.74" calcext:value-type="float">
            <text:p>737.74</text:p>
          </table:table-cell>
          <table:table-cell office:value-type="float" office:value="924.44" calcext:value-type="float">
            <text:p>924.44</text:p>
          </table:table-cell>
        </table:table-row>
        <table:table-row table:style-name="ro1">
          <table:table-cell office:value-type="float" office:value="10718892" calcext:value-type="float">
            <text:p>10718892</text:p>
          </table:table-cell>
          <table:table-cell table:formula="of:=[.A672]/1000/(60*60*24)" office:value-type="time" office:time-value="PT02H58M38.892S" calcext:value-type="time">
            <text:p>02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8.83" calcext:value-type="float">
            <text:p>738.83</text:p>
          </table:table-cell>
          <table:table-cell office:value-type="float" office:value="925.78" calcext:value-type="float">
            <text:p>925.78</text:p>
          </table:table-cell>
        </table:table-row>
        <table:table-row table:style-name="ro1">
          <table:table-cell office:value-type="float" office:value="10734892" calcext:value-type="float">
            <text:p>10734892</text:p>
          </table:table-cell>
          <table:table-cell table:formula="of:=[.A673]/1000/(60*60*24)" office:value-type="time" office:time-value="PT02H58M54.892S" calcext:value-type="time">
            <text:p>02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39.91" calcext:value-type="float">
            <text:p>739.91</text:p>
          </table:table-cell>
          <table:table-cell office:value-type="float" office:value="927.11" calcext:value-type="float">
            <text:p>927.11</text:p>
          </table:table-cell>
        </table:table-row>
        <table:table-row table:style-name="ro1">
          <table:table-cell office:value-type="float" office:value="10750892" calcext:value-type="float">
            <text:p>10750892</text:p>
          </table:table-cell>
          <table:table-cell table:formula="of:=[.A674]/1000/(60*60*24)" office:value-type="time" office:time-value="PT02H59M10.892S" calcext:value-type="time">
            <text:p>02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1" calcext:value-type="float">
            <text:p>741</text:p>
          </table:table-cell>
          <table:table-cell office:value-type="float" office:value="928.45" calcext:value-type="float">
            <text:p>928.45</text:p>
          </table:table-cell>
        </table:table-row>
        <table:table-row table:style-name="ro1">
          <table:table-cell office:value-type="float" office:value="10766892" calcext:value-type="float">
            <text:p>10766892</text:p>
          </table:table-cell>
          <table:table-cell table:formula="of:=[.A675]/1000/(60*60*24)" office:value-type="time" office:time-value="PT02H59M26.892S" calcext:value-type="time">
            <text:p>02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2.08" calcext:value-type="float">
            <text:p>742.08</text:p>
          </table:table-cell>
          <table:table-cell office:value-type="float" office:value="929.79" calcext:value-type="float">
            <text:p>929.79</text:p>
          </table:table-cell>
        </table:table-row>
        <table:table-row table:style-name="ro1">
          <table:table-cell office:value-type="float" office:value="10782892" calcext:value-type="float">
            <text:p>10782892</text:p>
          </table:table-cell>
          <table:table-cell table:formula="of:=[.A676]/1000/(60*60*24)" office:value-type="time" office:time-value="PT02H59M42.892S" calcext:value-type="time">
            <text:p>02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3.17" calcext:value-type="float">
            <text:p>743.17</text:p>
          </table:table-cell>
          <table:table-cell office:value-type="float" office:value="931.12" calcext:value-type="float">
            <text:p>931.12</text:p>
          </table:table-cell>
        </table:table-row>
        <table:table-row table:style-name="ro1">
          <table:table-cell office:value-type="float" office:value="10798892" calcext:value-type="float">
            <text:p>10798892</text:p>
          </table:table-cell>
          <table:table-cell table:formula="of:=[.A677]/1000/(60*60*24)" office:value-type="time" office:time-value="PT02H59M58.892S" calcext:value-type="time">
            <text:p>02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4.25" calcext:value-type="float">
            <text:p>744.25</text:p>
          </table:table-cell>
          <table:table-cell office:value-type="float" office:value="932.46" calcext:value-type="float">
            <text:p>932.46</text:p>
          </table:table-cell>
        </table:table-row>
        <table:table-row table:style-name="ro1">
          <table:table-cell office:value-type="float" office:value="10814892" calcext:value-type="float">
            <text:p>10814892</text:p>
          </table:table-cell>
          <table:table-cell table:formula="of:=[.A678]/1000/(60*60*24)" office:value-type="time" office:time-value="PT03H00M14.892S" calcext:value-type="time">
            <text:p>03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5.34" calcext:value-type="float">
            <text:p>745.34</text:p>
          </table:table-cell>
          <table:table-cell office:value-type="float" office:value="933.8" calcext:value-type="float">
            <text:p>933.8</text:p>
          </table:table-cell>
        </table:table-row>
        <table:table-row table:style-name="ro1">
          <table:table-cell office:value-type="float" office:value="10830892" calcext:value-type="float">
            <text:p>10830892</text:p>
          </table:table-cell>
          <table:table-cell table:formula="of:=[.A679]/1000/(60*60*24)" office:value-type="time" office:time-value="PT03H00M30.892S" calcext:value-type="time">
            <text:p>03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6.42" calcext:value-type="float">
            <text:p>746.42</text:p>
          </table:table-cell>
          <table:table-cell office:value-type="float" office:value="935.13" calcext:value-type="float">
            <text:p>935.13</text:p>
          </table:table-cell>
        </table:table-row>
        <table:table-row table:style-name="ro1">
          <table:table-cell office:value-type="float" office:value="10846892" calcext:value-type="float">
            <text:p>10846892</text:p>
          </table:table-cell>
          <table:table-cell table:formula="of:=[.A680]/1000/(60*60*24)" office:value-type="time" office:time-value="PT03H00M46.892S" calcext:value-type="time">
            <text:p>03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7.51" calcext:value-type="float">
            <text:p>747.51</text:p>
          </table:table-cell>
          <table:table-cell office:value-type="float" office:value="936.47" calcext:value-type="float">
            <text:p>936.47</text:p>
          </table:table-cell>
        </table:table-row>
        <table:table-row table:style-name="ro1">
          <table:table-cell office:value-type="float" office:value="10862892" calcext:value-type="float">
            <text:p>10862892</text:p>
          </table:table-cell>
          <table:table-cell table:formula="of:=[.A681]/1000/(60*60*24)" office:value-type="time" office:time-value="PT03H01M02.892S" calcext:value-type="time">
            <text:p>03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48.59" calcext:value-type="float">
            <text:p>748.59</text:p>
          </table:table-cell>
          <table:table-cell office:value-type="float" office:value="937.81" calcext:value-type="float">
            <text:p>937.81</text:p>
          </table:table-cell>
        </table:table-row>
        <table:table-row table:style-name="ro1">
          <table:table-cell office:value-type="float" office:value="10878892" calcext:value-type="float">
            <text:p>10878892</text:p>
          </table:table-cell>
          <table:table-cell table:formula="of:=[.A682]/1000/(60*60*24)" office:value-type="time" office:time-value="PT03H01M18.892S" calcext:value-type="time">
            <text:p>03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49.68" calcext:value-type="float">
            <text:p>749.68</text:p>
          </table:table-cell>
          <table:table-cell office:value-type="float" office:value="939.14" calcext:value-type="float">
            <text:p>939.14</text:p>
          </table:table-cell>
        </table:table-row>
        <table:table-row table:style-name="ro1">
          <table:table-cell office:value-type="float" office:value="10894892" calcext:value-type="float">
            <text:p>10894892</text:p>
          </table:table-cell>
          <table:table-cell table:formula="of:=[.A683]/1000/(60*60*24)" office:value-type="time" office:time-value="PT03H01M34.892S" calcext:value-type="time">
            <text:p>03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0.76" calcext:value-type="float">
            <text:p>750.76</text:p>
          </table:table-cell>
          <table:table-cell office:value-type="float" office:value="940.48" calcext:value-type="float">
            <text:p>940.48</text:p>
          </table:table-cell>
        </table:table-row>
        <table:table-row table:style-name="ro1">
          <table:table-cell office:value-type="float" office:value="10910892" calcext:value-type="float">
            <text:p>10910892</text:p>
          </table:table-cell>
          <table:table-cell table:formula="of:=[.A684]/1000/(60*60*24)" office:value-type="time" office:time-value="PT03H01M50.892S" calcext:value-type="time">
            <text:p>03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1.85" calcext:value-type="float">
            <text:p>751.85</text:p>
          </table:table-cell>
          <table:table-cell office:value-type="float" office:value="941.82" calcext:value-type="float">
            <text:p>941.82</text:p>
          </table:table-cell>
        </table:table-row>
        <table:table-row table:style-name="ro1">
          <table:table-cell office:value-type="float" office:value="10926892" calcext:value-type="float">
            <text:p>10926892</text:p>
          </table:table-cell>
          <table:table-cell table:formula="of:=[.A685]/1000/(60*60*24)" office:value-type="time" office:time-value="PT03H02M06.892S" calcext:value-type="time">
            <text:p>03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2.93" calcext:value-type="float">
            <text:p>752.93</text:p>
          </table:table-cell>
          <table:table-cell office:value-type="float" office:value="943.15" calcext:value-type="float">
            <text:p>943.15</text:p>
          </table:table-cell>
        </table:table-row>
        <table:table-row table:style-name="ro1">
          <table:table-cell office:value-type="float" office:value="10942892" calcext:value-type="float">
            <text:p>10942892</text:p>
          </table:table-cell>
          <table:table-cell table:formula="of:=[.A686]/1000/(60*60*24)" office:value-type="time" office:time-value="PT03H02M22.892S" calcext:value-type="time">
            <text:p>03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4.02" calcext:value-type="float">
            <text:p>754.02</text:p>
          </table:table-cell>
          <table:table-cell office:value-type="float" office:value="944.49" calcext:value-type="float">
            <text:p>944.49</text:p>
          </table:table-cell>
        </table:table-row>
        <table:table-row table:style-name="ro1">
          <table:table-cell office:value-type="float" office:value="10958892" calcext:value-type="float">
            <text:p>10958892</text:p>
          </table:table-cell>
          <table:table-cell table:formula="of:=[.A687]/1000/(60*60*24)" office:value-type="time" office:time-value="PT03H02M38.892S" calcext:value-type="time">
            <text:p>03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55.1" calcext:value-type="float">
            <text:p>755.1</text:p>
          </table:table-cell>
          <table:table-cell office:value-type="float" office:value="945.83" calcext:value-type="float">
            <text:p>945.83</text:p>
          </table:table-cell>
        </table:table-row>
        <table:table-row table:style-name="ro1">
          <table:table-cell office:value-type="float" office:value="10974892" calcext:value-type="float">
            <text:p>10974892</text:p>
          </table:table-cell>
          <table:table-cell table:formula="of:=[.A688]/1000/(60*60*24)" office:value-type="time" office:time-value="PT03H02M54.892S" calcext:value-type="time">
            <text:p>03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6.18" calcext:value-type="float">
            <text:p>756.18</text:p>
          </table:table-cell>
          <table:table-cell office:value-type="float" office:value="947.16" calcext:value-type="float">
            <text:p>947.16</text:p>
          </table:table-cell>
        </table:table-row>
        <table:table-row table:style-name="ro1">
          <table:table-cell office:value-type="float" office:value="10990892" calcext:value-type="float">
            <text:p>10990892</text:p>
          </table:table-cell>
          <table:table-cell table:formula="of:=[.A689]/1000/(60*60*24)" office:value-type="time" office:time-value="PT03H03M10.892S" calcext:value-type="time">
            <text:p>03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57.27" calcext:value-type="float">
            <text:p>757.27</text:p>
          </table:table-cell>
          <table:table-cell office:value-type="float" office:value="948.5" calcext:value-type="float">
            <text:p>948.5</text:p>
          </table:table-cell>
        </table:table-row>
        <table:table-row table:style-name="ro1">
          <table:table-cell office:value-type="float" office:value="11006892" calcext:value-type="float">
            <text:p>11006892</text:p>
          </table:table-cell>
          <table:table-cell table:formula="of:=[.A690]/1000/(60*60*24)" office:value-type="time" office:time-value="PT03H03M26.892S" calcext:value-type="time">
            <text:p>03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58.35" calcext:value-type="float">
            <text:p>758.35</text:p>
          </table:table-cell>
          <table:table-cell office:value-type="float" office:value="949.84" calcext:value-type="float">
            <text:p>949.84</text:p>
          </table:table-cell>
        </table:table-row>
        <table:table-row table:style-name="ro1">
          <table:table-cell office:value-type="float" office:value="11022892" calcext:value-type="float">
            <text:p>11022892</text:p>
          </table:table-cell>
          <table:table-cell table:formula="of:=[.A691]/1000/(60*60*24)" office:value-type="time" office:time-value="PT03H03M42.892S" calcext:value-type="time">
            <text:p>03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59.44" calcext:value-type="float">
            <text:p>759.44</text:p>
          </table:table-cell>
          <table:table-cell office:value-type="float" office:value="951.17" calcext:value-type="float">
            <text:p>951.17</text:p>
          </table:table-cell>
        </table:table-row>
        <table:table-row table:style-name="ro1">
          <table:table-cell office:value-type="float" office:value="11038892" calcext:value-type="float">
            <text:p>11038892</text:p>
          </table:table-cell>
          <table:table-cell table:formula="of:=[.A692]/1000/(60*60*24)" office:value-type="time" office:time-value="PT03H03M58.892S" calcext:value-type="time">
            <text:p>03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60.52" calcext:value-type="float">
            <text:p>760.52</text:p>
          </table:table-cell>
          <table:table-cell office:value-type="float" office:value="952.51" calcext:value-type="float">
            <text:p>952.51</text:p>
          </table:table-cell>
        </table:table-row>
        <table:table-row table:style-name="ro1">
          <table:table-cell office:value-type="float" office:value="11054892" calcext:value-type="float">
            <text:p>11054892</text:p>
          </table:table-cell>
          <table:table-cell table:formula="of:=[.A693]/1000/(60*60*24)" office:value-type="time" office:time-value="PT03H04M14.892S" calcext:value-type="time">
            <text:p>03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61.61" calcext:value-type="float">
            <text:p>761.61</text:p>
          </table:table-cell>
          <table:table-cell office:value-type="float" office:value="953.85" calcext:value-type="float">
            <text:p>953.85</text:p>
          </table:table-cell>
        </table:table-row>
        <table:table-row table:style-name="ro1">
          <table:table-cell office:value-type="float" office:value="11070892" calcext:value-type="float">
            <text:p>11070892</text:p>
          </table:table-cell>
          <table:table-cell table:formula="of:=[.A694]/1000/(60*60*24)" office:value-type="time" office:time-value="PT03H04M30.892S" calcext:value-type="time">
            <text:p>03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62.69" calcext:value-type="float">
            <text:p>762.69</text:p>
          </table:table-cell>
          <table:table-cell office:value-type="float" office:value="955.18" calcext:value-type="float">
            <text:p>955.18</text:p>
          </table:table-cell>
        </table:table-row>
        <table:table-row table:style-name="ro1">
          <table:table-cell office:value-type="float" office:value="11086892" calcext:value-type="float">
            <text:p>11086892</text:p>
          </table:table-cell>
          <table:table-cell table:formula="of:=[.A695]/1000/(60*60*24)" office:value-type="time" office:time-value="PT03H04M46.892S" calcext:value-type="time">
            <text:p>03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63.78" calcext:value-type="float">
            <text:p>763.78</text:p>
          </table:table-cell>
          <table:table-cell office:value-type="float" office:value="956.52" calcext:value-type="float">
            <text:p>956.52</text:p>
          </table:table-cell>
        </table:table-row>
        <table:table-row table:style-name="ro1">
          <table:table-cell office:value-type="float" office:value="11102892" calcext:value-type="float">
            <text:p>11102892</text:p>
          </table:table-cell>
          <table:table-cell table:formula="of:=[.A696]/1000/(60*60*24)" office:value-type="time" office:time-value="PT03H05M02.892S" calcext:value-type="time">
            <text:p>03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64.86" calcext:value-type="float">
            <text:p>764.86</text:p>
          </table:table-cell>
          <table:table-cell office:value-type="float" office:value="957.85" calcext:value-type="float">
            <text:p>957.85</text:p>
          </table:table-cell>
        </table:table-row>
        <table:table-row table:style-name="ro1">
          <table:table-cell office:value-type="float" office:value="11118891" calcext:value-type="float">
            <text:p>11118891</text:p>
          </table:table-cell>
          <table:table-cell table:formula="of:=[.A697]/1000/(60*60*24)" office:value-type="time" office:time-value="PT03H05M18.891S" calcext:value-type="time">
            <text:p>03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65.94" calcext:value-type="float">
            <text:p>765.94</text:p>
          </table:table-cell>
          <table:table-cell office:value-type="float" office:value="959.19" calcext:value-type="float">
            <text:p>959.19</text:p>
          </table:table-cell>
        </table:table-row>
        <table:table-row table:style-name="ro1">
          <table:table-cell office:value-type="float" office:value="11134891" calcext:value-type="float">
            <text:p>11134891</text:p>
          </table:table-cell>
          <table:table-cell table:formula="of:=[.A698]/1000/(60*60*24)" office:value-type="time" office:time-value="PT03H05M34.891S" calcext:value-type="time">
            <text:p>03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767.03" calcext:value-type="float">
            <text:p>767.03</text:p>
          </table:table-cell>
          <table:table-cell office:value-type="float" office:value="960.52" calcext:value-type="float">
            <text:p>960.52</text:p>
          </table:table-cell>
        </table:table-row>
        <table:table-row table:style-name="ro1">
          <table:table-cell office:value-type="float" office:value="11150892" calcext:value-type="float">
            <text:p>11150892</text:p>
          </table:table-cell>
          <table:table-cell table:formula="of:=[.A699]/1000/(60*60*24)" office:value-type="time" office:time-value="PT03H05M50.892S" calcext:value-type="time">
            <text:p>03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68.11" calcext:value-type="float">
            <text:p>768.11</text:p>
          </table:table-cell>
          <table:table-cell office:value-type="float" office:value="961.86" calcext:value-type="float">
            <text:p>961.86</text:p>
          </table:table-cell>
        </table:table-row>
        <table:table-row table:style-name="ro1">
          <table:table-cell office:value-type="float" office:value="11166892" calcext:value-type="float">
            <text:p>11166892</text:p>
          </table:table-cell>
          <table:table-cell table:formula="of:=[.A700]/1000/(60*60*24)" office:value-type="time" office:time-value="PT03H06M06.892S" calcext:value-type="time">
            <text:p>03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69.2" calcext:value-type="float">
            <text:p>769.2</text:p>
          </table:table-cell>
          <table:table-cell office:value-type="float" office:value="963.2" calcext:value-type="float">
            <text:p>963.2</text:p>
          </table:table-cell>
        </table:table-row>
        <table:table-row table:style-name="ro1">
          <table:table-cell office:value-type="float" office:value="11182892" calcext:value-type="float">
            <text:p>11182892</text:p>
          </table:table-cell>
          <table:table-cell table:formula="of:=[.A701]/1000/(60*60*24)" office:value-type="time" office:time-value="PT03H06M22.892S" calcext:value-type="time">
            <text:p>03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70.28" calcext:value-type="float">
            <text:p>770.28</text:p>
          </table:table-cell>
          <table:table-cell office:value-type="float" office:value="964.53" calcext:value-type="float">
            <text:p>964.53</text:p>
          </table:table-cell>
        </table:table-row>
        <table:table-row table:style-name="ro1">
          <table:table-cell office:value-type="float" office:value="11198892" calcext:value-type="float">
            <text:p>11198892</text:p>
          </table:table-cell>
          <table:table-cell table:formula="of:=[.A702]/1000/(60*60*24)" office:value-type="time" office:time-value="PT03H06M38.892S" calcext:value-type="time">
            <text:p>03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71.36" calcext:value-type="float">
            <text:p>771.36</text:p>
          </table:table-cell>
          <table:table-cell office:value-type="float" office:value="965.87" calcext:value-type="float">
            <text:p>965.87</text:p>
          </table:table-cell>
        </table:table-row>
        <table:table-row table:style-name="ro1">
          <table:table-cell office:value-type="float" office:value="11214892" calcext:value-type="float">
            <text:p>11214892</text:p>
          </table:table-cell>
          <table:table-cell table:formula="of:=[.A703]/1000/(60*60*24)" office:value-type="time" office:time-value="PT03H06M54.892S" calcext:value-type="time">
            <text:p>03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72.45" calcext:value-type="float">
            <text:p>772.45</text:p>
          </table:table-cell>
          <table:table-cell office:value-type="float" office:value="967.2" calcext:value-type="float">
            <text:p>967.2</text:p>
          </table:table-cell>
        </table:table-row>
        <table:table-row table:style-name="ro1">
          <table:table-cell office:value-type="float" office:value="11230891" calcext:value-type="float">
            <text:p>11230891</text:p>
          </table:table-cell>
          <table:table-cell table:formula="of:=[.A704]/1000/(60*60*24)" office:value-type="time" office:time-value="PT03H07M10.891S" calcext:value-type="time">
            <text:p>03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73.53" calcext:value-type="float">
            <text:p>773.53</text:p>
          </table:table-cell>
          <table:table-cell office:value-type="float" office:value="968.54" calcext:value-type="float">
            <text:p>968.54</text:p>
          </table:table-cell>
        </table:table-row>
        <table:table-row table:style-name="ro1">
          <table:table-cell office:value-type="float" office:value="11246892" calcext:value-type="float">
            <text:p>11246892</text:p>
          </table:table-cell>
          <table:table-cell table:formula="of:=[.A705]/1000/(60*60*24)" office:value-type="time" office:time-value="PT03H07M26.892S" calcext:value-type="time">
            <text:p>03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774.62" calcext:value-type="float">
            <text:p>774.62</text:p>
          </table:table-cell>
          <table:table-cell office:value-type="float" office:value="969.88" calcext:value-type="float">
            <text:p>969.88</text:p>
          </table:table-cell>
        </table:table-row>
        <table:table-row table:style-name="ro1">
          <table:table-cell office:value-type="float" office:value="11262892" calcext:value-type="float">
            <text:p>11262892</text:p>
          </table:table-cell>
          <table:table-cell table:formula="of:=[.A706]/1000/(60*60*24)" office:value-type="time" office:time-value="PT03H07M42.892S" calcext:value-type="time">
            <text:p>03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75.7" calcext:value-type="float">
            <text:p>775.7</text:p>
          </table:table-cell>
          <table:table-cell office:value-type="float" office:value="971.21" calcext:value-type="float">
            <text:p>971.21</text:p>
          </table:table-cell>
        </table:table-row>
        <table:table-row table:style-name="ro1">
          <table:table-cell office:value-type="float" office:value="11278892" calcext:value-type="float">
            <text:p>11278892</text:p>
          </table:table-cell>
          <table:table-cell table:formula="of:=[.A707]/1000/(60*60*24)" office:value-type="time" office:time-value="PT03H07M58.892S" calcext:value-type="time">
            <text:p>03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76.78" calcext:value-type="float">
            <text:p>776.78</text:p>
          </table:table-cell>
          <table:table-cell office:value-type="float" office:value="972.55" calcext:value-type="float">
            <text:p>972.55</text:p>
          </table:table-cell>
        </table:table-row>
        <table:table-row table:style-name="ro1">
          <table:table-cell office:value-type="float" office:value="11294892" calcext:value-type="float">
            <text:p>11294892</text:p>
          </table:table-cell>
          <table:table-cell table:formula="of:=[.A708]/1000/(60*60*24)" office:value-type="time" office:time-value="PT03H08M14.892S" calcext:value-type="time">
            <text:p>03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77.87" calcext:value-type="float">
            <text:p>777.87</text:p>
          </table:table-cell>
          <table:table-cell office:value-type="float" office:value="973.88" calcext:value-type="float">
            <text:p>973.88</text:p>
          </table:table-cell>
        </table:table-row>
        <table:table-row table:style-name="ro1">
          <table:table-cell office:value-type="float" office:value="11310892" calcext:value-type="float">
            <text:p>11310892</text:p>
          </table:table-cell>
          <table:table-cell table:formula="of:=[.A709]/1000/(60*60*24)" office:value-type="time" office:time-value="PT03H08M30.892S" calcext:value-type="time">
            <text:p>03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78.95" calcext:value-type="float">
            <text:p>778.95</text:p>
          </table:table-cell>
          <table:table-cell office:value-type="float" office:value="975.22" calcext:value-type="float">
            <text:p>975.22</text:p>
          </table:table-cell>
        </table:table-row>
        <table:table-row table:style-name="ro1">
          <table:table-cell office:value-type="float" office:value="11326892" calcext:value-type="float">
            <text:p>11326892</text:p>
          </table:table-cell>
          <table:table-cell table:formula="of:=[.A710]/1000/(60*60*24)" office:value-type="time" office:time-value="PT03H08M46.892S" calcext:value-type="time">
            <text:p>03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80.04" calcext:value-type="float">
            <text:p>780.04</text:p>
          </table:table-cell>
          <table:table-cell office:value-type="float" office:value="976.55" calcext:value-type="float">
            <text:p>976.55</text:p>
          </table:table-cell>
        </table:table-row>
        <table:table-row table:style-name="ro1">
          <table:table-cell office:value-type="float" office:value="11342892" calcext:value-type="float">
            <text:p>11342892</text:p>
          </table:table-cell>
          <table:table-cell table:formula="of:=[.A711]/1000/(60*60*24)" office:value-type="time" office:time-value="PT03H09M02.892S" calcext:value-type="time">
            <text:p>03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781.12" calcext:value-type="float">
            <text:p>781.12</text:p>
          </table:table-cell>
          <table:table-cell office:value-type="float" office:value="977.89" calcext:value-type="float">
            <text:p>977.89</text:p>
          </table:table-cell>
        </table:table-row>
        <table:table-row table:style-name="ro1">
          <table:table-cell office:value-type="float" office:value="11358892" calcext:value-type="float">
            <text:p>11358892</text:p>
          </table:table-cell>
          <table:table-cell table:formula="of:=[.A712]/1000/(60*60*24)" office:value-type="time" office:time-value="PT03H09M18.892S" calcext:value-type="time">
            <text:p>03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82.21" calcext:value-type="float">
            <text:p>782.21</text:p>
          </table:table-cell>
          <table:table-cell office:value-type="float" office:value="979.22" calcext:value-type="float">
            <text:p>979.22</text:p>
          </table:table-cell>
        </table:table-row>
        <table:table-row table:style-name="ro1">
          <table:table-cell office:value-type="float" office:value="11374892" calcext:value-type="float">
            <text:p>11374892</text:p>
          </table:table-cell>
          <table:table-cell table:formula="of:=[.A713]/1000/(60*60*24)" office:value-type="time" office:time-value="PT03H09M34.892S" calcext:value-type="time">
            <text:p>03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783.29" calcext:value-type="float">
            <text:p>783.29</text:p>
          </table:table-cell>
          <table:table-cell office:value-type="float" office:value="980.56" calcext:value-type="float">
            <text:p>980.56</text:p>
          </table:table-cell>
        </table:table-row>
        <table:table-row table:style-name="ro1">
          <table:table-cell office:value-type="float" office:value="11390892" calcext:value-type="float">
            <text:p>11390892</text:p>
          </table:table-cell>
          <table:table-cell table:formula="of:=[.A714]/1000/(60*60*24)" office:value-type="time" office:time-value="PT03H09M50.892S" calcext:value-type="time">
            <text:p>03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84.37" calcext:value-type="float">
            <text:p>784.37</text:p>
          </table:table-cell>
          <table:table-cell office:value-type="float" office:value="981.89" calcext:value-type="float">
            <text:p>981.89</text:p>
          </table:table-cell>
        </table:table-row>
        <table:table-row table:style-name="ro1">
          <table:table-cell office:value-type="float" office:value="11406892" calcext:value-type="float">
            <text:p>11406892</text:p>
          </table:table-cell>
          <table:table-cell table:formula="of:=[.A715]/1000/(60*60*24)" office:value-type="time" office:time-value="PT03H10M06.892S" calcext:value-type="time">
            <text:p>03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85.46" calcext:value-type="float">
            <text:p>785.46</text:p>
          </table:table-cell>
          <table:table-cell office:value-type="float" office:value="983.23" calcext:value-type="float">
            <text:p>983.23</text:p>
          </table:table-cell>
        </table:table-row>
        <table:table-row table:style-name="ro1">
          <table:table-cell office:value-type="float" office:value="11422892" calcext:value-type="float">
            <text:p>11422892</text:p>
          </table:table-cell>
          <table:table-cell table:formula="of:=[.A716]/1000/(60*60*24)" office:value-type="time" office:time-value="PT03H10M22.892S" calcext:value-type="time">
            <text:p>03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86.54" calcext:value-type="float">
            <text:p>786.54</text:p>
          </table:table-cell>
          <table:table-cell office:value-type="float" office:value="984.56" calcext:value-type="float">
            <text:p>984.56</text:p>
          </table:table-cell>
        </table:table-row>
        <table:table-row table:style-name="ro1">
          <table:table-cell office:value-type="float" office:value="11438892" calcext:value-type="float">
            <text:p>11438892</text:p>
          </table:table-cell>
          <table:table-cell table:formula="of:=[.A717]/1000/(60*60*24)" office:value-type="time" office:time-value="PT03H10M38.892S" calcext:value-type="time">
            <text:p>03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87.63" calcext:value-type="float">
            <text:p>787.63</text:p>
          </table:table-cell>
          <table:table-cell office:value-type="float" office:value="985.9" calcext:value-type="float">
            <text:p>985.9</text:p>
          </table:table-cell>
        </table:table-row>
        <table:table-row table:style-name="ro1">
          <table:table-cell office:value-type="float" office:value="11454892" calcext:value-type="float">
            <text:p>11454892</text:p>
          </table:table-cell>
          <table:table-cell table:formula="of:=[.A718]/1000/(60*60*24)" office:value-type="time" office:time-value="PT03H10M54.892S" calcext:value-type="time">
            <text:p>03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88.71" calcext:value-type="float">
            <text:p>788.71</text:p>
          </table:table-cell>
          <table:table-cell office:value-type="float" office:value="987.23" calcext:value-type="float">
            <text:p>987.23</text:p>
          </table:table-cell>
        </table:table-row>
        <table:table-row table:style-name="ro1">
          <table:table-cell office:value-type="float" office:value="11470892" calcext:value-type="float">
            <text:p>11470892</text:p>
          </table:table-cell>
          <table:table-cell table:formula="of:=[.A719]/1000/(60*60*24)" office:value-type="time" office:time-value="PT03H11M10.892S" calcext:value-type="time">
            <text:p>03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89.79" calcext:value-type="float">
            <text:p>789.79</text:p>
          </table:table-cell>
          <table:table-cell office:value-type="float" office:value="988.56" calcext:value-type="float">
            <text:p>988.56</text:p>
          </table:table-cell>
        </table:table-row>
        <table:table-row table:style-name="ro1">
          <table:table-cell office:value-type="float" office:value="11486892" calcext:value-type="float">
            <text:p>11486892</text:p>
          </table:table-cell>
          <table:table-cell table:formula="of:=[.A720]/1000/(60*60*24)" office:value-type="time" office:time-value="PT03H11M26.892S" calcext:value-type="time">
            <text:p>03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0.88" calcext:value-type="float">
            <text:p>790.88</text:p>
          </table:table-cell>
          <table:table-cell office:value-type="float" office:value="989.9" calcext:value-type="float">
            <text:p>989.9</text:p>
          </table:table-cell>
        </table:table-row>
        <table:table-row table:style-name="ro1">
          <table:table-cell office:value-type="float" office:value="11502892" calcext:value-type="float">
            <text:p>11502892</text:p>
          </table:table-cell>
          <table:table-cell table:formula="of:=[.A721]/1000/(60*60*24)" office:value-type="time" office:time-value="PT03H11M42.892S" calcext:value-type="time">
            <text:p>03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1.96" calcext:value-type="float">
            <text:p>791.96</text:p>
          </table:table-cell>
          <table:table-cell office:value-type="float" office:value="991.23" calcext:value-type="float">
            <text:p>991.23</text:p>
          </table:table-cell>
        </table:table-row>
        <table:table-row table:style-name="ro1">
          <table:table-cell office:value-type="float" office:value="11518892" calcext:value-type="float">
            <text:p>11518892</text:p>
          </table:table-cell>
          <table:table-cell table:formula="of:=[.A722]/1000/(60*60*24)" office:value-type="time" office:time-value="PT03H11M58.892S" calcext:value-type="time">
            <text:p>03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793.05" calcext:value-type="float">
            <text:p>793.05</text:p>
          </table:table-cell>
          <table:table-cell office:value-type="float" office:value="992.57" calcext:value-type="float">
            <text:p>992.57</text:p>
          </table:table-cell>
        </table:table-row>
        <table:table-row table:style-name="ro1">
          <table:table-cell office:value-type="float" office:value="11534892" calcext:value-type="float">
            <text:p>11534892</text:p>
          </table:table-cell>
          <table:table-cell table:formula="of:=[.A723]/1000/(60*60*24)" office:value-type="time" office:time-value="PT03H12M14.892S" calcext:value-type="time">
            <text:p>03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4.13" calcext:value-type="float">
            <text:p>794.13</text:p>
          </table:table-cell>
          <table:table-cell office:value-type="float" office:value="993.9" calcext:value-type="float">
            <text:p>993.9</text:p>
          </table:table-cell>
        </table:table-row>
        <table:table-row table:style-name="ro1">
          <table:table-cell office:value-type="float" office:value="11550892" calcext:value-type="float">
            <text:p>11550892</text:p>
          </table:table-cell>
          <table:table-cell table:formula="of:=[.A724]/1000/(60*60*24)" office:value-type="time" office:time-value="PT03H12M30.892S" calcext:value-type="time">
            <text:p>03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5.21" calcext:value-type="float">
            <text:p>795.21</text:p>
          </table:table-cell>
          <table:table-cell office:value-type="float" office:value="995.24" calcext:value-type="float">
            <text:p>995.24</text:p>
          </table:table-cell>
        </table:table-row>
        <table:table-row table:style-name="ro1">
          <table:table-cell office:value-type="float" office:value="11566892" calcext:value-type="float">
            <text:p>11566892</text:p>
          </table:table-cell>
          <table:table-cell table:formula="of:=[.A725]/1000/(60*60*24)" office:value-type="time" office:time-value="PT03H12M46.892S" calcext:value-type="time">
            <text:p>03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96.3" calcext:value-type="float">
            <text:p>796.3</text:p>
          </table:table-cell>
          <table:table-cell office:value-type="float" office:value="996.57" calcext:value-type="float">
            <text:p>996.57</text:p>
          </table:table-cell>
        </table:table-row>
        <table:table-row table:style-name="ro1">
          <table:table-cell office:value-type="float" office:value="11582892" calcext:value-type="float">
            <text:p>11582892</text:p>
          </table:table-cell>
          <table:table-cell table:formula="of:=[.A726]/1000/(60*60*24)" office:value-type="time" office:time-value="PT03H13M02.892S" calcext:value-type="time">
            <text:p>03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97.38" calcext:value-type="float">
            <text:p>797.38</text:p>
          </table:table-cell>
          <table:table-cell office:value-type="float" office:value="997.9" calcext:value-type="float">
            <text:p>997.9</text:p>
          </table:table-cell>
        </table:table-row>
        <table:table-row table:style-name="ro1">
          <table:table-cell office:value-type="float" office:value="11598892" calcext:value-type="float">
            <text:p>11598892</text:p>
          </table:table-cell>
          <table:table-cell table:formula="of:=[.A727]/1000/(60*60*24)" office:value-type="time" office:time-value="PT03H13M18.892S" calcext:value-type="time">
            <text:p>03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8.47" calcext:value-type="float">
            <text:p>798.47</text:p>
          </table:table-cell>
          <table:table-cell office:value-type="float" office:value="999.24" calcext:value-type="float">
            <text:p>999.24</text:p>
          </table:table-cell>
        </table:table-row>
        <table:table-row table:style-name="ro1">
          <table:table-cell office:value-type="float" office:value="11614892" calcext:value-type="float">
            <text:p>11614892</text:p>
          </table:table-cell>
          <table:table-cell table:formula="of:=[.A728]/1000/(60*60*24)" office:value-type="time" office:time-value="PT03H13M34.892S" calcext:value-type="time">
            <text:p>03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99.55" calcext:value-type="float">
            <text:p>799.55</text:p>
          </table:table-cell>
          <table:table-cell office:value-type="float" office:value="1000.57" calcext:value-type="float">
            <text:p>1000.57</text:p>
          </table:table-cell>
        </table:table-row>
        <table:table-row table:style-name="ro1">
          <table:table-cell office:value-type="float" office:value="11630892" calcext:value-type="float">
            <text:p>11630892</text:p>
          </table:table-cell>
          <table:table-cell table:formula="of:=[.A729]/1000/(60*60*24)" office:value-type="time" office:time-value="PT03H13M50.892S" calcext:value-type="time">
            <text:p>03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800.63" calcext:value-type="float">
            <text:p>800.63</text:p>
          </table:table-cell>
          <table:table-cell office:value-type="float" office:value="1001.91" calcext:value-type="float">
            <text:p>1001.91</text:p>
          </table:table-cell>
        </table:table-row>
        <table:table-row table:style-name="ro1">
          <table:table-cell office:value-type="float" office:value="11646892" calcext:value-type="float">
            <text:p>11646892</text:p>
          </table:table-cell>
          <table:table-cell table:formula="of:=[.A730]/1000/(60*60*24)" office:value-type="time" office:time-value="PT03H14M06.892S" calcext:value-type="time">
            <text:p>03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801.72" calcext:value-type="float">
            <text:p>801.72</text:p>
          </table:table-cell>
          <table:table-cell office:value-type="float" office:value="1003.24" calcext:value-type="float">
            <text:p>1003.24</text:p>
          </table:table-cell>
        </table:table-row>
        <table:table-row table:style-name="ro1">
          <table:table-cell office:value-type="float" office:value="11662892" calcext:value-type="float">
            <text:p>11662892</text:p>
          </table:table-cell>
          <table:table-cell table:formula="of:=[.A731]/1000/(60*60*24)" office:value-type="time" office:time-value="PT03H14M22.892S" calcext:value-type="time">
            <text:p>03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802.8" calcext:value-type="float">
            <text:p>802.8</text:p>
          </table:table-cell>
          <table:table-cell office:value-type="float" office:value="1004.57" calcext:value-type="float">
            <text:p>1004.57</text:p>
          </table:table-cell>
        </table:table-row>
        <table:table-row table:style-name="ro1">
          <table:table-cell office:value-type="float" office:value="11678892" calcext:value-type="float">
            <text:p>11678892</text:p>
          </table:table-cell>
          <table:table-cell table:formula="of:=[.A732]/1000/(60*60*24)" office:value-type="time" office:time-value="PT03H14M38.892S" calcext:value-type="time">
            <text:p>03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803.89" calcext:value-type="float">
            <text:p>803.89</text:p>
          </table:table-cell>
          <table:table-cell office:value-type="float" office:value="1005.91" calcext:value-type="float">
            <text:p>1005.91</text:p>
          </table:table-cell>
        </table:table-row>
        <table:table-row table:style-name="ro1">
          <table:table-cell office:value-type="float" office:value="11694892" calcext:value-type="float">
            <text:p>11694892</text:p>
          </table:table-cell>
          <table:table-cell table:formula="of:=[.A733]/1000/(60*60*24)" office:value-type="time" office:time-value="PT03H14M54.892S" calcext:value-type="time">
            <text:p>03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04.97" calcext:value-type="float">
            <text:p>804.97</text:p>
          </table:table-cell>
          <table:table-cell office:value-type="float" office:value="1007.24" calcext:value-type="float">
            <text:p>1007.24</text:p>
          </table:table-cell>
        </table:table-row>
        <table:table-row table:style-name="ro1">
          <table:table-cell office:value-type="float" office:value="11710892" calcext:value-type="float">
            <text:p>11710892</text:p>
          </table:table-cell>
          <table:table-cell table:formula="of:=[.A734]/1000/(60*60*24)" office:value-type="time" office:time-value="PT03H15M10.892S" calcext:value-type="time">
            <text:p>03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806.05" calcext:value-type="float">
            <text:p>806.05</text:p>
          </table:table-cell>
          <table:table-cell office:value-type="float" office:value="1008.57" calcext:value-type="float">
            <text:p>1008.57</text:p>
          </table:table-cell>
        </table:table-row>
        <table:table-row table:style-name="ro1">
          <table:table-cell office:value-type="float" office:value="11726892" calcext:value-type="float">
            <text:p>11726892</text:p>
          </table:table-cell>
          <table:table-cell table:formula="of:=[.A735]/1000/(60*60*24)" office:value-type="time" office:time-value="PT03H15M26.892S" calcext:value-type="time">
            <text:p>03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807.14" calcext:value-type="float">
            <text:p>807.14</text:p>
          </table:table-cell>
          <table:table-cell office:value-type="float" office:value="1009.91" calcext:value-type="float">
            <text:p>1009.91</text:p>
          </table:table-cell>
        </table:table-row>
        <table:table-row table:style-name="ro1">
          <table:table-cell office:value-type="float" office:value="11742892" calcext:value-type="float">
            <text:p>11742892</text:p>
          </table:table-cell>
          <table:table-cell table:formula="of:=[.A736]/1000/(60*60*24)" office:value-type="time" office:time-value="PT03H15M42.892S" calcext:value-type="time">
            <text:p>03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808.22" calcext:value-type="float">
            <text:p>808.22</text:p>
          </table:table-cell>
          <table:table-cell office:value-type="float" office:value="1011.24" calcext:value-type="float">
            <text:p>1011.24</text:p>
          </table:table-cell>
        </table:table-row>
        <table:table-row table:style-name="ro1">
          <table:table-cell office:value-type="float" office:value="11758892" calcext:value-type="float">
            <text:p>11758892</text:p>
          </table:table-cell>
          <table:table-cell table:formula="of:=[.A737]/1000/(60*60*24)" office:value-type="time" office:time-value="PT03H15M58.892S" calcext:value-type="time">
            <text:p>03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09.31" calcext:value-type="float">
            <text:p>809.31</text:p>
          </table:table-cell>
          <table:table-cell office:value-type="float" office:value="1012.57" calcext:value-type="float">
            <text:p>1012.57</text:p>
          </table:table-cell>
        </table:table-row>
        <table:table-row table:style-name="ro1">
          <table:table-cell office:value-type="float" office:value="11774892" calcext:value-type="float">
            <text:p>11774892</text:p>
          </table:table-cell>
          <table:table-cell table:formula="of:=[.A738]/1000/(60*60*24)" office:value-type="time" office:time-value="PT03H16M14.892S" calcext:value-type="time">
            <text:p>03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10.39" calcext:value-type="float">
            <text:p>810.39</text:p>
          </table:table-cell>
          <table:table-cell office:value-type="float" office:value="1013.91" calcext:value-type="float">
            <text:p>1013.91</text:p>
          </table:table-cell>
        </table:table-row>
        <table:table-row table:style-name="ro1">
          <table:table-cell office:value-type="float" office:value="11790892" calcext:value-type="float">
            <text:p>11790892</text:p>
          </table:table-cell>
          <table:table-cell table:formula="of:=[.A739]/1000/(60*60*24)" office:value-type="time" office:time-value="PT03H16M30.892S" calcext:value-type="time">
            <text:p>03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11.47" calcext:value-type="float">
            <text:p>811.47</text:p>
          </table:table-cell>
          <table:table-cell office:value-type="float" office:value="1015.24" calcext:value-type="float">
            <text:p>1015.24</text:p>
          </table:table-cell>
        </table:table-row>
        <table:table-row table:style-name="ro1">
          <table:table-cell office:value-type="float" office:value="11806892" calcext:value-type="float">
            <text:p>11806892</text:p>
          </table:table-cell>
          <table:table-cell table:formula="of:=[.A740]/1000/(60*60*24)" office:value-type="time" office:time-value="PT03H16M46.892S" calcext:value-type="time">
            <text:p>03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12.56" calcext:value-type="float">
            <text:p>812.56</text:p>
          </table:table-cell>
          <table:table-cell office:value-type="float" office:value="1016.58" calcext:value-type="float">
            <text:p>1016.58</text:p>
          </table:table-cell>
        </table:table-row>
        <table:table-row table:style-name="ro1">
          <table:table-cell office:value-type="float" office:value="11822892" calcext:value-type="float">
            <text:p>11822892</text:p>
          </table:table-cell>
          <table:table-cell table:formula="of:=[.A741]/1000/(60*60*24)" office:value-type="time" office:time-value="PT03H17M02.892S" calcext:value-type="time">
            <text:p>03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813.64" calcext:value-type="float">
            <text:p>813.64</text:p>
          </table:table-cell>
          <table:table-cell office:value-type="float" office:value="1017.91" calcext:value-type="float">
            <text:p>1017.91</text:p>
          </table:table-cell>
        </table:table-row>
        <table:table-row table:style-name="ro1">
          <table:table-cell office:value-type="float" office:value="11838892" calcext:value-type="float">
            <text:p>11838892</text:p>
          </table:table-cell>
          <table:table-cell table:formula="of:=[.A742]/1000/(60*60*24)" office:value-type="time" office:time-value="PT03H17M18.892S" calcext:value-type="time">
            <text:p>03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14.72" calcext:value-type="float">
            <text:p>814.72</text:p>
          </table:table-cell>
          <table:table-cell office:value-type="float" office:value="1019.25" calcext:value-type="float">
            <text:p>1019.25</text:p>
          </table:table-cell>
        </table:table-row>
        <table:table-row table:style-name="ro1">
          <table:table-cell office:value-type="float" office:value="11854892" calcext:value-type="float">
            <text:p>11854892</text:p>
          </table:table-cell>
          <table:table-cell table:formula="of:=[.A743]/1000/(60*60*24)" office:value-type="time" office:time-value="PT03H17M34.892S" calcext:value-type="time">
            <text:p>03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15.81" calcext:value-type="float">
            <text:p>815.81</text:p>
          </table:table-cell>
          <table:table-cell office:value-type="float" office:value="1020.58" calcext:value-type="float">
            <text:p>1020.58</text:p>
          </table:table-cell>
        </table:table-row>
        <table:table-row table:style-name="ro1">
          <table:table-cell office:value-type="float" office:value="11870892" calcext:value-type="float">
            <text:p>11870892</text:p>
          </table:table-cell>
          <table:table-cell table:formula="of:=[.A744]/1000/(60*60*24)" office:value-type="time" office:time-value="PT03H17M50.892S" calcext:value-type="time">
            <text:p>03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16.89" calcext:value-type="float">
            <text:p>816.89</text:p>
          </table:table-cell>
          <table:table-cell office:value-type="float" office:value="1021.91" calcext:value-type="float">
            <text:p>1021.91</text:p>
          </table:table-cell>
        </table:table-row>
        <table:table-row table:style-name="ro1">
          <table:table-cell office:value-type="float" office:value="11886892" calcext:value-type="float">
            <text:p>11886892</text:p>
          </table:table-cell>
          <table:table-cell table:formula="of:=[.A745]/1000/(60*60*24)" office:value-type="time" office:time-value="PT03H18M06.892S" calcext:value-type="time">
            <text:p>03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17.98" calcext:value-type="float">
            <text:p>817.98</text:p>
          </table:table-cell>
          <table:table-cell office:value-type="float" office:value="1023.25" calcext:value-type="float">
            <text:p>1023.25</text:p>
          </table:table-cell>
        </table:table-row>
        <table:table-row table:style-name="ro1">
          <table:table-cell office:value-type="float" office:value="11902892" calcext:value-type="float">
            <text:p>11902892</text:p>
          </table:table-cell>
          <table:table-cell table:formula="of:=[.A746]/1000/(60*60*24)" office:value-type="time" office:time-value="PT03H18M22.892S" calcext:value-type="time">
            <text:p>03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19.06" calcext:value-type="float">
            <text:p>819.06</text:p>
          </table:table-cell>
          <table:table-cell office:value-type="float" office:value="1024.58" calcext:value-type="float">
            <text:p>1024.58</text:p>
          </table:table-cell>
        </table:table-row>
        <table:table-row table:style-name="ro1">
          <table:table-cell office:value-type="float" office:value="11918892" calcext:value-type="float">
            <text:p>11918892</text:p>
          </table:table-cell>
          <table:table-cell table:formula="of:=[.A747]/1000/(60*60*24)" office:value-type="time" office:time-value="PT03H18M38.892S" calcext:value-type="time">
            <text:p>03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20.14" calcext:value-type="float">
            <text:p>820.14</text:p>
          </table:table-cell>
          <table:table-cell office:value-type="float" office:value="1025.91" calcext:value-type="float">
            <text:p>1025.91</text:p>
          </table:table-cell>
        </table:table-row>
        <table:table-row table:style-name="ro1">
          <table:table-cell office:value-type="float" office:value="11934892" calcext:value-type="float">
            <text:p>11934892</text:p>
          </table:table-cell>
          <table:table-cell table:formula="of:=[.A748]/1000/(60*60*24)" office:value-type="time" office:time-value="PT03H18M54.892S" calcext:value-type="time">
            <text:p>03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21.23" calcext:value-type="float">
            <text:p>821.23</text:p>
          </table:table-cell>
          <table:table-cell office:value-type="float" office:value="1027.24" calcext:value-type="float">
            <text:p>1027.24</text:p>
          </table:table-cell>
        </table:table-row>
        <table:table-row table:style-name="ro1">
          <table:table-cell office:value-type="float" office:value="11950892" calcext:value-type="float">
            <text:p>11950892</text:p>
          </table:table-cell>
          <table:table-cell table:formula="of:=[.A749]/1000/(60*60*24)" office:value-type="time" office:time-value="PT03H19M10.892S" calcext:value-type="time">
            <text:p>03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22.31" calcext:value-type="float">
            <text:p>822.31</text:p>
          </table:table-cell>
          <table:table-cell office:value-type="float" office:value="1028.58" calcext:value-type="float">
            <text:p>1028.58</text:p>
          </table:table-cell>
        </table:table-row>
        <table:table-row table:style-name="ro1">
          <table:table-cell office:value-type="float" office:value="11966892" calcext:value-type="float">
            <text:p>11966892</text:p>
          </table:table-cell>
          <table:table-cell table:formula="of:=[.A750]/1000/(60*60*24)" office:value-type="time" office:time-value="PT03H19M26.892S" calcext:value-type="time">
            <text:p>03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23.39" calcext:value-type="float">
            <text:p>823.39</text:p>
          </table:table-cell>
          <table:table-cell office:value-type="float" office:value="1029.91" calcext:value-type="float">
            <text:p>1029.91</text:p>
          </table:table-cell>
        </table:table-row>
        <table:table-row table:style-name="ro1">
          <table:table-cell office:value-type="float" office:value="11982892" calcext:value-type="float">
            <text:p>11982892</text:p>
          </table:table-cell>
          <table:table-cell table:formula="of:=[.A751]/1000/(60*60*24)" office:value-type="time" office:time-value="PT03H19M42.892S" calcext:value-type="time">
            <text:p>03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24.48" calcext:value-type="float">
            <text:p>824.48</text:p>
          </table:table-cell>
          <table:table-cell office:value-type="float" office:value="1031.24" calcext:value-type="float">
            <text:p>1031.24</text:p>
          </table:table-cell>
        </table:table-row>
        <table:table-row table:style-name="ro1">
          <table:table-cell office:value-type="float" office:value="11998892" calcext:value-type="float">
            <text:p>11998892</text:p>
          </table:table-cell>
          <table:table-cell table:formula="of:=[.A752]/1000/(60*60*24)" office:value-type="time" office:time-value="PT03H19M58.892S" calcext:value-type="time">
            <text:p>03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825.56" calcext:value-type="float">
            <text:p>825.56</text:p>
          </table:table-cell>
          <table:table-cell office:value-type="float" office:value="1032.58" calcext:value-type="float">
            <text:p>1032.58</text:p>
          </table:table-cell>
        </table:table-row>
        <table:table-row table:style-name="ro1">
          <table:table-cell office:value-type="float" office:value="12014892" calcext:value-type="float">
            <text:p>12014892</text:p>
          </table:table-cell>
          <table:table-cell table:formula="of:=[.A753]/1000/(60*60*24)" office:value-type="time" office:time-value="PT03H20M14.892S" calcext:value-type="time">
            <text:p>03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26.65" calcext:value-type="float">
            <text:p>826.65</text:p>
          </table:table-cell>
          <table:table-cell office:value-type="float" office:value="1033.91" calcext:value-type="float">
            <text:p>1033.91</text:p>
          </table:table-cell>
        </table:table-row>
        <table:table-row table:style-name="ro1">
          <table:table-cell office:value-type="float" office:value="12030892" calcext:value-type="float">
            <text:p>12030892</text:p>
          </table:table-cell>
          <table:table-cell table:formula="of:=[.A754]/1000/(60*60*24)" office:value-type="time" office:time-value="PT03H20M30.892S" calcext:value-type="time">
            <text:p>03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27.73" calcext:value-type="float">
            <text:p>827.73</text:p>
          </table:table-cell>
          <table:table-cell office:value-type="float" office:value="1035.24" calcext:value-type="float">
            <text:p>1035.24</text:p>
          </table:table-cell>
        </table:table-row>
        <table:table-row table:style-name="ro1">
          <table:table-cell office:value-type="float" office:value="12046892" calcext:value-type="float">
            <text:p>12046892</text:p>
          </table:table-cell>
          <table:table-cell table:formula="of:=[.A755]/1000/(60*60*24)" office:value-type="time" office:time-value="PT03H20M46.892S" calcext:value-type="time">
            <text:p>03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828.81" calcext:value-type="float">
            <text:p>828.81</text:p>
          </table:table-cell>
          <table:table-cell office:value-type="float" office:value="1036.57" calcext:value-type="float">
            <text:p>1036.57</text:p>
          </table:table-cell>
        </table:table-row>
        <table:table-row table:style-name="ro1">
          <table:table-cell office:value-type="float" office:value="12062892" calcext:value-type="float">
            <text:p>12062892</text:p>
          </table:table-cell>
          <table:table-cell table:formula="of:=[.A756]/1000/(60*60*24)" office:value-type="time" office:time-value="PT03H21M02.892S" calcext:value-type="time">
            <text:p>03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29.9" calcext:value-type="float">
            <text:p>829.9</text:p>
          </table:table-cell>
          <table:table-cell office:value-type="float" office:value="1037.91" calcext:value-type="float">
            <text:p>1037.91</text:p>
          </table:table-cell>
        </table:table-row>
        <table:table-row table:style-name="ro1">
          <table:table-cell office:value-type="float" office:value="12078892" calcext:value-type="float">
            <text:p>12078892</text:p>
          </table:table-cell>
          <table:table-cell table:formula="of:=[.A757]/1000/(60*60*24)" office:value-type="time" office:time-value="PT03H21M18.892S" calcext:value-type="time">
            <text:p>03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30.98" calcext:value-type="float">
            <text:p>830.98</text:p>
          </table:table-cell>
          <table:table-cell office:value-type="float" office:value="1039.24" calcext:value-type="float">
            <text:p>1039.24</text:p>
          </table:table-cell>
        </table:table-row>
        <table:table-row table:style-name="ro1">
          <table:table-cell office:value-type="float" office:value="12094892" calcext:value-type="float">
            <text:p>12094892</text:p>
          </table:table-cell>
          <table:table-cell table:formula="of:=[.A758]/1000/(60*60*24)" office:value-type="time" office:time-value="PT03H21M34.892S" calcext:value-type="time">
            <text:p>03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32.06" calcext:value-type="float">
            <text:p>832.06</text:p>
          </table:table-cell>
          <table:table-cell office:value-type="float" office:value="1040.57" calcext:value-type="float">
            <text:p>1040.57</text:p>
          </table:table-cell>
        </table:table-row>
        <table:table-row table:style-name="ro1">
          <table:table-cell office:value-type="float" office:value="12110892" calcext:value-type="float">
            <text:p>12110892</text:p>
          </table:table-cell>
          <table:table-cell table:formula="of:=[.A759]/1000/(60*60*24)" office:value-type="time" office:time-value="PT03H21M50.892S" calcext:value-type="time">
            <text:p>03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33.15" calcext:value-type="float">
            <text:p>833.15</text:p>
          </table:table-cell>
          <table:table-cell office:value-type="float" office:value="1041.9" calcext:value-type="float">
            <text:p>1041.9</text:p>
          </table:table-cell>
        </table:table-row>
        <table:table-row table:style-name="ro1">
          <table:table-cell office:value-type="float" office:value="12126892" calcext:value-type="float">
            <text:p>12126892</text:p>
          </table:table-cell>
          <table:table-cell table:formula="of:=[.A760]/1000/(60*60*24)" office:value-type="time" office:time-value="PT03H22M06.892S" calcext:value-type="time">
            <text:p>03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34.23" calcext:value-type="float">
            <text:p>834.23</text:p>
          </table:table-cell>
          <table:table-cell office:value-type="float" office:value="1043.23" calcext:value-type="float">
            <text:p>1043.23</text:p>
          </table:table-cell>
        </table:table-row>
        <table:table-row table:style-name="ro1">
          <table:table-cell office:value-type="float" office:value="12142892" calcext:value-type="float">
            <text:p>12142892</text:p>
          </table:table-cell>
          <table:table-cell table:formula="of:=[.A761]/1000/(60*60*24)" office:value-type="time" office:time-value="PT03H22M22.892S" calcext:value-type="time">
            <text:p>03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835.31" calcext:value-type="float">
            <text:p>835.31</text:p>
          </table:table-cell>
          <table:table-cell office:value-type="float" office:value="1044.56" calcext:value-type="float">
            <text:p>1044.56</text:p>
          </table:table-cell>
        </table:table-row>
        <table:table-row table:style-name="ro1">
          <table:table-cell office:value-type="float" office:value="12158892" calcext:value-type="float">
            <text:p>12158892</text:p>
          </table:table-cell>
          <table:table-cell table:formula="of:=[.A762]/1000/(60*60*24)" office:value-type="time" office:time-value="PT03H22M38.892S" calcext:value-type="time">
            <text:p>03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36.4" calcext:value-type="float">
            <text:p>836.4</text:p>
          </table:table-cell>
          <table:table-cell office:value-type="float" office:value="1045.89" calcext:value-type="float">
            <text:p>1045.89</text:p>
          </table:table-cell>
        </table:table-row>
        <table:table-row table:style-name="ro1">
          <table:table-cell office:value-type="float" office:value="12174892" calcext:value-type="float">
            <text:p>12174892</text:p>
          </table:table-cell>
          <table:table-cell table:formula="of:=[.A763]/1000/(60*60*24)" office:value-type="time" office:time-value="PT03H22M54.892S" calcext:value-type="time">
            <text:p>03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37.48" calcext:value-type="float">
            <text:p>837.48</text:p>
          </table:table-cell>
          <table:table-cell office:value-type="float" office:value="1047.23" calcext:value-type="float">
            <text:p>1047.23</text:p>
          </table:table-cell>
        </table:table-row>
        <table:table-row table:style-name="ro1">
          <table:table-cell office:value-type="float" office:value="12190892" calcext:value-type="float">
            <text:p>12190892</text:p>
          </table:table-cell>
          <table:table-cell table:formula="of:=[.A764]/1000/(60*60*24)" office:value-type="time" office:time-value="PT03H23M10.892S" calcext:value-type="time">
            <text:p>03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38.56" calcext:value-type="float">
            <text:p>838.56</text:p>
          </table:table-cell>
          <table:table-cell office:value-type="float" office:value="1048.56" calcext:value-type="float">
            <text:p>1048.56</text:p>
          </table:table-cell>
        </table:table-row>
        <table:table-row table:style-name="ro1">
          <table:table-cell office:value-type="float" office:value="12206892" calcext:value-type="float">
            <text:p>12206892</text:p>
          </table:table-cell>
          <table:table-cell table:formula="of:=[.A765]/1000/(60*60*24)" office:value-type="time" office:time-value="PT03H23M26.892S" calcext:value-type="time">
            <text:p>03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39.65" calcext:value-type="float">
            <text:p>839.65</text:p>
          </table:table-cell>
          <table:table-cell office:value-type="float" office:value="1049.89" calcext:value-type="float">
            <text:p>1049.89</text:p>
          </table:table-cell>
        </table:table-row>
        <table:table-row table:style-name="ro1">
          <table:table-cell office:value-type="float" office:value="12222892" calcext:value-type="float">
            <text:p>12222892</text:p>
          </table:table-cell>
          <table:table-cell table:formula="of:=[.A766]/1000/(60*60*24)" office:value-type="time" office:time-value="PT03H23M42.892S" calcext:value-type="time">
            <text:p>03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40.73" calcext:value-type="float">
            <text:p>840.73</text:p>
          </table:table-cell>
          <table:table-cell office:value-type="float" office:value="1051.22" calcext:value-type="float">
            <text:p>1051.22</text:p>
          </table:table-cell>
        </table:table-row>
        <table:table-row table:style-name="ro1">
          <table:table-cell office:value-type="float" office:value="12238892" calcext:value-type="float">
            <text:p>12238892</text:p>
          </table:table-cell>
          <table:table-cell table:formula="of:=[.A767]/1000/(60*60*24)" office:value-type="time" office:time-value="PT03H23M58.892S" calcext:value-type="time">
            <text:p>03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41.81" calcext:value-type="float">
            <text:p>841.81</text:p>
          </table:table-cell>
          <table:table-cell office:value-type="float" office:value="1052.55" calcext:value-type="float">
            <text:p>1052.55</text:p>
          </table:table-cell>
        </table:table-row>
        <table:table-row table:style-name="ro1">
          <table:table-cell office:value-type="float" office:value="12254892" calcext:value-type="float">
            <text:p>12254892</text:p>
          </table:table-cell>
          <table:table-cell table:formula="of:=[.A768]/1000/(60*60*24)" office:value-type="time" office:time-value="PT03H24M14.892S" calcext:value-type="time">
            <text:p>03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42.9" calcext:value-type="float">
            <text:p>842.9</text:p>
          </table:table-cell>
          <table:table-cell office:value-type="float" office:value="1053.88" calcext:value-type="float">
            <text:p>1053.88</text:p>
          </table:table-cell>
        </table:table-row>
        <table:table-row table:style-name="ro1">
          <table:table-cell office:value-type="float" office:value="12270892" calcext:value-type="float">
            <text:p>12270892</text:p>
          </table:table-cell>
          <table:table-cell table:formula="of:=[.A769]/1000/(60*60*24)" office:value-type="time" office:time-value="PT03H24M30.892S" calcext:value-type="time">
            <text:p>03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43.98" calcext:value-type="float">
            <text:p>843.98</text:p>
          </table:table-cell>
          <table:table-cell office:value-type="float" office:value="1055.22" calcext:value-type="float">
            <text:p>1055.22</text:p>
          </table:table-cell>
        </table:table-row>
        <table:table-row table:style-name="ro1">
          <table:table-cell office:value-type="float" office:value="12286892" calcext:value-type="float">
            <text:p>12286892</text:p>
          </table:table-cell>
          <table:table-cell table:formula="of:=[.A770]/1000/(60*60*24)" office:value-type="time" office:time-value="PT03H24M46.892S" calcext:value-type="time">
            <text:p>03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45.06" calcext:value-type="float">
            <text:p>845.06</text:p>
          </table:table-cell>
          <table:table-cell office:value-type="float" office:value="1056.55" calcext:value-type="float">
            <text:p>1056.55</text:p>
          </table:table-cell>
        </table:table-row>
        <table:table-row table:style-name="ro1">
          <table:table-cell office:value-type="float" office:value="12302892" calcext:value-type="float">
            <text:p>12302892</text:p>
          </table:table-cell>
          <table:table-cell table:formula="of:=[.A771]/1000/(60*60*24)" office:value-type="time" office:time-value="PT03H25M02.892S" calcext:value-type="time">
            <text:p>03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46.15" calcext:value-type="float">
            <text:p>846.15</text:p>
          </table:table-cell>
          <table:table-cell office:value-type="float" office:value="1057.88" calcext:value-type="float">
            <text:p>1057.88</text:p>
          </table:table-cell>
        </table:table-row>
        <table:table-row table:style-name="ro1">
          <table:table-cell office:value-type="float" office:value="12318892" calcext:value-type="float">
            <text:p>12318892</text:p>
          </table:table-cell>
          <table:table-cell table:formula="of:=[.A772]/1000/(60*60*24)" office:value-type="time" office:time-value="PT03H25M18.892S" calcext:value-type="time">
            <text:p>03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47.23" calcext:value-type="float">
            <text:p>847.23</text:p>
          </table:table-cell>
          <table:table-cell office:value-type="float" office:value="1059.21" calcext:value-type="float">
            <text:p>1059.21</text:p>
          </table:table-cell>
        </table:table-row>
        <table:table-row table:style-name="ro1">
          <table:table-cell office:value-type="float" office:value="12334892" calcext:value-type="float">
            <text:p>12334892</text:p>
          </table:table-cell>
          <table:table-cell table:formula="of:=[.A773]/1000/(60*60*24)" office:value-type="time" office:time-value="PT03H25M34.892S" calcext:value-type="time">
            <text:p>03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48.31" calcext:value-type="float">
            <text:p>848.31</text:p>
          </table:table-cell>
          <table:table-cell office:value-type="float" office:value="1060.54" calcext:value-type="float">
            <text:p>1060.54</text:p>
          </table:table-cell>
        </table:table-row>
        <table:table-row table:style-name="ro1">
          <table:table-cell office:value-type="float" office:value="12350892" calcext:value-type="float">
            <text:p>12350892</text:p>
          </table:table-cell>
          <table:table-cell table:formula="of:=[.A774]/1000/(60*60*24)" office:value-type="time" office:time-value="PT03H25M50.892S" calcext:value-type="time">
            <text:p>03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49.39" calcext:value-type="float">
            <text:p>849.39</text:p>
          </table:table-cell>
          <table:table-cell office:value-type="float" office:value="1061.87" calcext:value-type="float">
            <text:p>1061.87</text:p>
          </table:table-cell>
        </table:table-row>
        <table:table-row table:style-name="ro1">
          <table:table-cell office:value-type="float" office:value="12366892" calcext:value-type="float">
            <text:p>12366892</text:p>
          </table:table-cell>
          <table:table-cell table:formula="of:=[.A775]/1000/(60*60*24)" office:value-type="time" office:time-value="PT03H26M06.892S" calcext:value-type="time">
            <text:p>03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50.48" calcext:value-type="float">
            <text:p>850.48</text:p>
          </table:table-cell>
          <table:table-cell office:value-type="float" office:value="1063.2" calcext:value-type="float">
            <text:p>1063.2</text:p>
          </table:table-cell>
        </table:table-row>
        <table:table-row table:style-name="ro1">
          <table:table-cell office:value-type="float" office:value="12382892" calcext:value-type="float">
            <text:p>12382892</text:p>
          </table:table-cell>
          <table:table-cell table:formula="of:=[.A776]/1000/(60*60*24)" office:value-type="time" office:time-value="PT03H26M22.892S" calcext:value-type="time">
            <text:p>03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51.56" calcext:value-type="float">
            <text:p>851.56</text:p>
          </table:table-cell>
          <table:table-cell office:value-type="float" office:value="1064.53" calcext:value-type="float">
            <text:p>1064.53</text:p>
          </table:table-cell>
        </table:table-row>
        <table:table-row table:style-name="ro1">
          <table:table-cell office:value-type="float" office:value="12398892" calcext:value-type="float">
            <text:p>12398892</text:p>
          </table:table-cell>
          <table:table-cell table:formula="of:=[.A777]/1000/(60*60*24)" office:value-type="time" office:time-value="PT03H26M38.892S" calcext:value-type="time">
            <text:p>03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52.64" calcext:value-type="float">
            <text:p>852.64</text:p>
          </table:table-cell>
          <table:table-cell office:value-type="float" office:value="1065.86" calcext:value-type="float">
            <text:p>1065.86</text:p>
          </table:table-cell>
        </table:table-row>
        <table:table-row table:style-name="ro1">
          <table:table-cell office:value-type="float" office:value="12414892" calcext:value-type="float">
            <text:p>12414892</text:p>
          </table:table-cell>
          <table:table-cell table:formula="of:=[.A778]/1000/(60*60*24)" office:value-type="time" office:time-value="PT03H26M54.892S" calcext:value-type="time">
            <text:p>03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53.73" calcext:value-type="float">
            <text:p>853.73</text:p>
          </table:table-cell>
          <table:table-cell office:value-type="float" office:value="1067.2" calcext:value-type="float">
            <text:p>1067.2</text:p>
          </table:table-cell>
        </table:table-row>
        <table:table-row table:style-name="ro1">
          <table:table-cell office:value-type="float" office:value="12430892" calcext:value-type="float">
            <text:p>12430892</text:p>
          </table:table-cell>
          <table:table-cell table:formula="of:=[.A779]/1000/(60*60*24)" office:value-type="time" office:time-value="PT03H27M10.892S" calcext:value-type="time">
            <text:p>03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854.81" calcext:value-type="float">
            <text:p>854.81</text:p>
          </table:table-cell>
          <table:table-cell office:value-type="float" office:value="1068.53" calcext:value-type="float">
            <text:p>1068.53</text:p>
          </table:table-cell>
        </table:table-row>
        <table:table-row table:style-name="ro1">
          <table:table-cell office:value-type="float" office:value="12446892" calcext:value-type="float">
            <text:p>12446892</text:p>
          </table:table-cell>
          <table:table-cell table:formula="of:=[.A780]/1000/(60*60*24)" office:value-type="time" office:time-value="PT03H27M26.892S" calcext:value-type="time">
            <text:p>03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55.89" calcext:value-type="float">
            <text:p>855.89</text:p>
          </table:table-cell>
          <table:table-cell office:value-type="float" office:value="1069.86" calcext:value-type="float">
            <text:p>1069.86</text:p>
          </table:table-cell>
        </table:table-row>
        <table:table-row table:style-name="ro1">
          <table:table-cell office:value-type="float" office:value="12462892" calcext:value-type="float">
            <text:p>12462892</text:p>
          </table:table-cell>
          <table:table-cell table:formula="of:=[.A781]/1000/(60*60*24)" office:value-type="time" office:time-value="PT03H27M42.892S" calcext:value-type="time">
            <text:p>03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56.98" calcext:value-type="float">
            <text:p>856.98</text:p>
          </table:table-cell>
          <table:table-cell office:value-type="float" office:value="1071.19" calcext:value-type="float">
            <text:p>1071.19</text:p>
          </table:table-cell>
        </table:table-row>
        <table:table-row table:style-name="ro1">
          <table:table-cell office:value-type="float" office:value="12478892" calcext:value-type="float">
            <text:p>12478892</text:p>
          </table:table-cell>
          <table:table-cell table:formula="of:=[.A782]/1000/(60*60*24)" office:value-type="time" office:time-value="PT03H27M58.892S" calcext:value-type="time">
            <text:p>03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58.06" calcext:value-type="float">
            <text:p>858.06</text:p>
          </table:table-cell>
          <table:table-cell office:value-type="float" office:value="1072.52" calcext:value-type="float">
            <text:p>1072.52</text:p>
          </table:table-cell>
        </table:table-row>
        <table:table-row table:style-name="ro1">
          <table:table-cell office:value-type="float" office:value="12494892" calcext:value-type="float">
            <text:p>12494892</text:p>
          </table:table-cell>
          <table:table-cell table:formula="of:=[.A783]/1000/(60*60*24)" office:value-type="time" office:time-value="PT03H28M14.892S" calcext:value-type="time">
            <text:p>03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59.14" calcext:value-type="float">
            <text:p>859.14</text:p>
          </table:table-cell>
          <table:table-cell office:value-type="float" office:value="1073.85" calcext:value-type="float">
            <text:p>1073.85</text:p>
          </table:table-cell>
        </table:table-row>
        <table:table-row table:style-name="ro1">
          <table:table-cell office:value-type="float" office:value="12510892" calcext:value-type="float">
            <text:p>12510892</text:p>
          </table:table-cell>
          <table:table-cell table:formula="of:=[.A784]/1000/(60*60*24)" office:value-type="time" office:time-value="PT03H28M30.892S" calcext:value-type="time">
            <text:p>03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860.22" calcext:value-type="float">
            <text:p>860.22</text:p>
          </table:table-cell>
          <table:table-cell office:value-type="float" office:value="1075.18" calcext:value-type="float">
            <text:p>1075.18</text:p>
          </table:table-cell>
        </table:table-row>
        <table:table-row table:style-name="ro1">
          <table:table-cell office:value-type="float" office:value="12526892" calcext:value-type="float">
            <text:p>12526892</text:p>
          </table:table-cell>
          <table:table-cell table:formula="of:=[.A785]/1000/(60*60*24)" office:value-type="time" office:time-value="PT03H28M46.892S" calcext:value-type="time">
            <text:p>03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1.31" calcext:value-type="float">
            <text:p>861.31</text:p>
          </table:table-cell>
          <table:table-cell office:value-type="float" office:value="1076.51" calcext:value-type="float">
            <text:p>1076.51</text:p>
          </table:table-cell>
        </table:table-row>
        <table:table-row table:style-name="ro1">
          <table:table-cell office:value-type="float" office:value="12542892" calcext:value-type="float">
            <text:p>12542892</text:p>
          </table:table-cell>
          <table:table-cell table:formula="of:=[.A786]/1000/(60*60*24)" office:value-type="time" office:time-value="PT03H29M02.892S" calcext:value-type="time">
            <text:p>03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2.39" calcext:value-type="float">
            <text:p>862.39</text:p>
          </table:table-cell>
          <table:table-cell office:value-type="float" office:value="1077.84" calcext:value-type="float">
            <text:p>1077.84</text:p>
          </table:table-cell>
        </table:table-row>
        <table:table-row table:style-name="ro1">
          <table:table-cell office:value-type="float" office:value="12558892" calcext:value-type="float">
            <text:p>12558892</text:p>
          </table:table-cell>
          <table:table-cell table:formula="of:=[.A787]/1000/(60*60*24)" office:value-type="time" office:time-value="PT03H29M18.892S" calcext:value-type="time">
            <text:p>03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3.47" calcext:value-type="float">
            <text:p>863.47</text:p>
          </table:table-cell>
          <table:table-cell office:value-type="float" office:value="1079.17" calcext:value-type="float">
            <text:p>1079.17</text:p>
          </table:table-cell>
        </table:table-row>
        <table:table-row table:style-name="ro1">
          <table:table-cell office:value-type="float" office:value="12574892" calcext:value-type="float">
            <text:p>12574892</text:p>
          </table:table-cell>
          <table:table-cell table:formula="of:=[.A788]/1000/(60*60*24)" office:value-type="time" office:time-value="PT03H29M34.892S" calcext:value-type="time">
            <text:p>03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4.56" calcext:value-type="float">
            <text:p>864.56</text:p>
          </table:table-cell>
          <table:table-cell office:value-type="float" office:value="1080.5" calcext:value-type="float">
            <text:p>1080.5</text:p>
          </table:table-cell>
        </table:table-row>
        <table:table-row table:style-name="ro1">
          <table:table-cell office:value-type="float" office:value="12590892" calcext:value-type="float">
            <text:p>12590892</text:p>
          </table:table-cell>
          <table:table-cell table:formula="of:=[.A789]/1000/(60*60*24)" office:value-type="time" office:time-value="PT03H29M50.892S" calcext:value-type="time">
            <text:p>03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5.64" calcext:value-type="float">
            <text:p>865.64</text:p>
          </table:table-cell>
          <table:table-cell office:value-type="float" office:value="1081.83" calcext:value-type="float">
            <text:p>1081.83</text:p>
          </table:table-cell>
        </table:table-row>
        <table:table-row table:style-name="ro1">
          <table:table-cell office:value-type="float" office:value="12606892" calcext:value-type="float">
            <text:p>12606892</text:p>
          </table:table-cell>
          <table:table-cell table:formula="of:=[.A790]/1000/(60*60*24)" office:value-type="time" office:time-value="PT03H30M06.892S" calcext:value-type="time">
            <text:p>03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6.72" calcext:value-type="float">
            <text:p>866.72</text:p>
          </table:table-cell>
          <table:table-cell office:value-type="float" office:value="1083.16" calcext:value-type="float">
            <text:p>1083.16</text:p>
          </table:table-cell>
        </table:table-row>
        <table:table-row table:style-name="ro1">
          <table:table-cell office:value-type="float" office:value="12622892" calcext:value-type="float">
            <text:p>12622892</text:p>
          </table:table-cell>
          <table:table-cell table:formula="of:=[.A791]/1000/(60*60*24)" office:value-type="time" office:time-value="PT03H30M22.892S" calcext:value-type="time">
            <text:p>03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7.81" calcext:value-type="float">
            <text:p>867.81</text:p>
          </table:table-cell>
          <table:table-cell office:value-type="float" office:value="1084.49" calcext:value-type="float">
            <text:p>1084.49</text:p>
          </table:table-cell>
        </table:table-row>
        <table:table-row table:style-name="ro1">
          <table:table-cell office:value-type="float" office:value="12638892" calcext:value-type="float">
            <text:p>12638892</text:p>
          </table:table-cell>
          <table:table-cell table:formula="of:=[.A792]/1000/(60*60*24)" office:value-type="time" office:time-value="PT03H30M38.892S" calcext:value-type="time">
            <text:p>03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8.89" calcext:value-type="float">
            <text:p>868.89</text:p>
          </table:table-cell>
          <table:table-cell office:value-type="float" office:value="1085.82" calcext:value-type="float">
            <text:p>1085.82</text:p>
          </table:table-cell>
        </table:table-row>
        <table:table-row table:style-name="ro1">
          <table:table-cell office:value-type="float" office:value="12654892" calcext:value-type="float">
            <text:p>12654892</text:p>
          </table:table-cell>
          <table:table-cell table:formula="of:=[.A793]/1000/(60*60*24)" office:value-type="time" office:time-value="PT03H30M54.892S" calcext:value-type="time">
            <text:p>03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69.97" calcext:value-type="float">
            <text:p>869.97</text:p>
          </table:table-cell>
          <table:table-cell office:value-type="float" office:value="1087.15" calcext:value-type="float">
            <text:p>1087.15</text:p>
          </table:table-cell>
        </table:table-row>
        <table:table-row table:style-name="ro1">
          <table:table-cell office:value-type="float" office:value="12670892" calcext:value-type="float">
            <text:p>12670892</text:p>
          </table:table-cell>
          <table:table-cell table:formula="of:=[.A794]/1000/(60*60*24)" office:value-type="time" office:time-value="PT03H31M10.892S" calcext:value-type="time">
            <text:p>03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1.05" calcext:value-type="float">
            <text:p>871.05</text:p>
          </table:table-cell>
          <table:table-cell office:value-type="float" office:value="1088.48" calcext:value-type="float">
            <text:p>1088.48</text:p>
          </table:table-cell>
        </table:table-row>
        <table:table-row table:style-name="ro1">
          <table:table-cell office:value-type="float" office:value="12686892" calcext:value-type="float">
            <text:p>12686892</text:p>
          </table:table-cell>
          <table:table-cell table:formula="of:=[.A795]/1000/(60*60*24)" office:value-type="time" office:time-value="PT03H31M26.892S" calcext:value-type="time">
            <text:p>03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2.14" calcext:value-type="float">
            <text:p>872.14</text:p>
          </table:table-cell>
          <table:table-cell office:value-type="float" office:value="1089.81" calcext:value-type="float">
            <text:p>1089.81</text:p>
          </table:table-cell>
        </table:table-row>
        <table:table-row table:style-name="ro1">
          <table:table-cell office:value-type="float" office:value="12702892" calcext:value-type="float">
            <text:p>12702892</text:p>
          </table:table-cell>
          <table:table-cell table:formula="of:=[.A796]/1000/(60*60*24)" office:value-type="time" office:time-value="PT03H31M42.892S" calcext:value-type="time">
            <text:p>03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3.22" calcext:value-type="float">
            <text:p>873.22</text:p>
          </table:table-cell>
          <table:table-cell office:value-type="float" office:value="1091.14" calcext:value-type="float">
            <text:p>1091.14</text:p>
          </table:table-cell>
        </table:table-row>
        <table:table-row table:style-name="ro1">
          <table:table-cell office:value-type="float" office:value="12718892" calcext:value-type="float">
            <text:p>12718892</text:p>
          </table:table-cell>
          <table:table-cell table:formula="of:=[.A797]/1000/(60*60*24)" office:value-type="time" office:time-value="PT03H31M58.892S" calcext:value-type="time">
            <text:p>03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4.3" calcext:value-type="float">
            <text:p>874.3</text:p>
          </table:table-cell>
          <table:table-cell office:value-type="float" office:value="1092.47" calcext:value-type="float">
            <text:p>1092.47</text:p>
          </table:table-cell>
        </table:table-row>
        <table:table-row table:style-name="ro1">
          <table:table-cell office:value-type="float" office:value="12734892" calcext:value-type="float">
            <text:p>12734892</text:p>
          </table:table-cell>
          <table:table-cell table:formula="of:=[.A798]/1000/(60*60*24)" office:value-type="time" office:time-value="PT03H32M14.892S" calcext:value-type="time">
            <text:p>03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75.39" calcext:value-type="float">
            <text:p>875.39</text:p>
          </table:table-cell>
          <table:table-cell office:value-type="float" office:value="1093.8" calcext:value-type="float">
            <text:p>1093.8</text:p>
          </table:table-cell>
        </table:table-row>
        <table:table-row table:style-name="ro1">
          <table:table-cell office:value-type="float" office:value="12750892" calcext:value-type="float">
            <text:p>12750892</text:p>
          </table:table-cell>
          <table:table-cell table:formula="of:=[.A799]/1000/(60*60*24)" office:value-type="time" office:time-value="PT03H32M30.892S" calcext:value-type="time">
            <text:p>03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6.47" calcext:value-type="float">
            <text:p>876.47</text:p>
          </table:table-cell>
          <table:table-cell office:value-type="float" office:value="1095.13" calcext:value-type="float">
            <text:p>1095.13</text:p>
          </table:table-cell>
        </table:table-row>
        <table:table-row table:style-name="ro1">
          <table:table-cell office:value-type="float" office:value="12766892" calcext:value-type="float">
            <text:p>12766892</text:p>
          </table:table-cell>
          <table:table-cell table:formula="of:=[.A800]/1000/(60*60*24)" office:value-type="time" office:time-value="PT03H32M46.892S" calcext:value-type="time">
            <text:p>03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77.55" calcext:value-type="float">
            <text:p>877.55</text:p>
          </table:table-cell>
          <table:table-cell office:value-type="float" office:value="1096.46" calcext:value-type="float">
            <text:p>1096.46</text:p>
          </table:table-cell>
        </table:table-row>
        <table:table-row table:style-name="ro1">
          <table:table-cell office:value-type="float" office:value="12782892" calcext:value-type="float">
            <text:p>12782892</text:p>
          </table:table-cell>
          <table:table-cell table:formula="of:=[.A801]/1000/(60*60*24)" office:value-type="time" office:time-value="PT03H33M02.892S" calcext:value-type="time">
            <text:p>03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8.63" calcext:value-type="float">
            <text:p>878.63</text:p>
          </table:table-cell>
          <table:table-cell office:value-type="float" office:value="1097.79" calcext:value-type="float">
            <text:p>1097.79</text:p>
          </table:table-cell>
        </table:table-row>
        <table:table-row table:style-name="ro1">
          <table:table-cell office:value-type="float" office:value="12798892" calcext:value-type="float">
            <text:p>12798892</text:p>
          </table:table-cell>
          <table:table-cell table:formula="of:=[.A802]/1000/(60*60*24)" office:value-type="time" office:time-value="PT03H33M18.892S" calcext:value-type="time">
            <text:p>03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79.72" calcext:value-type="float">
            <text:p>879.72</text:p>
          </table:table-cell>
          <table:table-cell office:value-type="float" office:value="1099.12" calcext:value-type="float">
            <text:p>1099.12</text:p>
          </table:table-cell>
        </table:table-row>
        <table:table-row table:style-name="ro1">
          <table:table-cell office:value-type="float" office:value="12814892" calcext:value-type="float">
            <text:p>12814892</text:p>
          </table:table-cell>
          <table:table-cell table:formula="of:=[.A803]/1000/(60*60*24)" office:value-type="time" office:time-value="PT03H33M34.892S" calcext:value-type="time">
            <text:p>03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80.8" calcext:value-type="float">
            <text:p>880.8</text:p>
          </table:table-cell>
          <table:table-cell office:value-type="float" office:value="1100.45" calcext:value-type="float">
            <text:p>1100.45</text:p>
          </table:table-cell>
        </table:table-row>
        <table:table-row table:style-name="ro1">
          <table:table-cell office:value-type="float" office:value="12830892" calcext:value-type="float">
            <text:p>12830892</text:p>
          </table:table-cell>
          <table:table-cell table:formula="of:=[.A804]/1000/(60*60*24)" office:value-type="time" office:time-value="PT03H33M50.892S" calcext:value-type="time">
            <text:p>03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81.88" calcext:value-type="float">
            <text:p>881.88</text:p>
          </table:table-cell>
          <table:table-cell office:value-type="float" office:value="1101.78" calcext:value-type="float">
            <text:p>1101.78</text:p>
          </table:table-cell>
        </table:table-row>
        <table:table-row table:style-name="ro1">
          <table:table-cell office:value-type="float" office:value="12846892" calcext:value-type="float">
            <text:p>12846892</text:p>
          </table:table-cell>
          <table:table-cell table:formula="of:=[.A805]/1000/(60*60*24)" office:value-type="time" office:time-value="PT03H34M06.892S" calcext:value-type="time">
            <text:p>03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82.97" calcext:value-type="float">
            <text:p>882.97</text:p>
          </table:table-cell>
          <table:table-cell office:value-type="float" office:value="1103.11" calcext:value-type="float">
            <text:p>1103.11</text:p>
          </table:table-cell>
        </table:table-row>
        <table:table-row table:style-name="ro1">
          <table:table-cell office:value-type="float" office:value="12862892" calcext:value-type="float">
            <text:p>12862892</text:p>
          </table:table-cell>
          <table:table-cell table:formula="of:=[.A806]/1000/(60*60*24)" office:value-type="time" office:time-value="PT03H34M22.892S" calcext:value-type="time">
            <text:p>03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84.05" calcext:value-type="float">
            <text:p>884.05</text:p>
          </table:table-cell>
          <table:table-cell office:value-type="float" office:value="1104.44" calcext:value-type="float">
            <text:p>1104.44</text:p>
          </table:table-cell>
        </table:table-row>
        <table:table-row table:style-name="ro1">
          <table:table-cell office:value-type="float" office:value="12878892" calcext:value-type="float">
            <text:p>12878892</text:p>
          </table:table-cell>
          <table:table-cell table:formula="of:=[.A807]/1000/(60*60*24)" office:value-type="time" office:time-value="PT03H34M38.892S" calcext:value-type="time">
            <text:p>03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885.13" calcext:value-type="float">
            <text:p>885.13</text:p>
          </table:table-cell>
          <table:table-cell office:value-type="float" office:value="1105.77" calcext:value-type="float">
            <text:p>1105.77</text:p>
          </table:table-cell>
        </table:table-row>
        <table:table-row table:style-name="ro1">
          <table:table-cell office:value-type="float" office:value="12894892" calcext:value-type="float">
            <text:p>12894892</text:p>
          </table:table-cell>
          <table:table-cell table:formula="of:=[.A808]/1000/(60*60*24)" office:value-type="time" office:time-value="PT03H34M54.892S" calcext:value-type="time">
            <text:p>03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86.21" calcext:value-type="float">
            <text:p>886.21</text:p>
          </table:table-cell>
          <table:table-cell office:value-type="float" office:value="1107.1" calcext:value-type="float">
            <text:p>1107.1</text:p>
          </table:table-cell>
        </table:table-row>
        <table:table-row table:style-name="ro1">
          <table:table-cell office:value-type="float" office:value="12910892" calcext:value-type="float">
            <text:p>12910892</text:p>
          </table:table-cell>
          <table:table-cell table:formula="of:=[.A809]/1000/(60*60*24)" office:value-type="time" office:time-value="PT03H35M10.892S" calcext:value-type="time">
            <text:p>03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87.29" calcext:value-type="float">
            <text:p>887.29</text:p>
          </table:table-cell>
          <table:table-cell office:value-type="float" office:value="1108.43" calcext:value-type="float">
            <text:p>1108.43</text:p>
          </table:table-cell>
        </table:table-row>
        <table:table-row table:style-name="ro1">
          <table:table-cell office:value-type="float" office:value="12926892" calcext:value-type="float">
            <text:p>12926892</text:p>
          </table:table-cell>
          <table:table-cell table:formula="of:=[.A810]/1000/(60*60*24)" office:value-type="time" office:time-value="PT03H35M26.892S" calcext:value-type="time">
            <text:p>03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88.38" calcext:value-type="float">
            <text:p>888.38</text:p>
          </table:table-cell>
          <table:table-cell office:value-type="float" office:value="1109.76" calcext:value-type="float">
            <text:p>1109.76</text:p>
          </table:table-cell>
        </table:table-row>
        <table:table-row table:style-name="ro1">
          <table:table-cell office:value-type="float" office:value="12942892" calcext:value-type="float">
            <text:p>12942892</text:p>
          </table:table-cell>
          <table:table-cell table:formula="of:=[.A811]/1000/(60*60*24)" office:value-type="time" office:time-value="PT03H35M42.892S" calcext:value-type="time">
            <text:p>03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889.46" calcext:value-type="float">
            <text:p>889.46</text:p>
          </table:table-cell>
          <table:table-cell office:value-type="float" office:value="1111.09" calcext:value-type="float">
            <text:p>1111.09</text:p>
          </table:table-cell>
        </table:table-row>
        <table:table-row table:style-name="ro1">
          <table:table-cell office:value-type="float" office:value="12958892" calcext:value-type="float">
            <text:p>12958892</text:p>
          </table:table-cell>
          <table:table-cell table:formula="of:=[.A812]/1000/(60*60*24)" office:value-type="time" office:time-value="PT03H35M58.892S" calcext:value-type="time">
            <text:p>03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0.54" calcext:value-type="float">
            <text:p>890.54</text:p>
          </table:table-cell>
          <table:table-cell office:value-type="float" office:value="1112.42" calcext:value-type="float">
            <text:p>1112.42</text:p>
          </table:table-cell>
        </table:table-row>
        <table:table-row table:style-name="ro1">
          <table:table-cell office:value-type="float" office:value="12974892" calcext:value-type="float">
            <text:p>12974892</text:p>
          </table:table-cell>
          <table:table-cell table:formula="of:=[.A813]/1000/(60*60*24)" office:value-type="time" office:time-value="PT03H36M14.892S" calcext:value-type="time">
            <text:p>03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1.62" calcext:value-type="float">
            <text:p>891.62</text:p>
          </table:table-cell>
          <table:table-cell office:value-type="float" office:value="1113.75" calcext:value-type="float">
            <text:p>1113.75</text:p>
          </table:table-cell>
        </table:table-row>
        <table:table-row table:style-name="ro1">
          <table:table-cell office:value-type="float" office:value="12990892" calcext:value-type="float">
            <text:p>12990892</text:p>
          </table:table-cell>
          <table:table-cell table:formula="of:=[.A814]/1000/(60*60*24)" office:value-type="time" office:time-value="PT03H36M30.892S" calcext:value-type="time">
            <text:p>03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2.71" calcext:value-type="float">
            <text:p>892.71</text:p>
          </table:table-cell>
          <table:table-cell office:value-type="float" office:value="1115.08" calcext:value-type="float">
            <text:p>1115.08</text:p>
          </table:table-cell>
        </table:table-row>
        <table:table-row table:style-name="ro1">
          <table:table-cell office:value-type="float" office:value="13006892" calcext:value-type="float">
            <text:p>13006892</text:p>
          </table:table-cell>
          <table:table-cell table:formula="of:=[.A815]/1000/(60*60*24)" office:value-type="time" office:time-value="PT03H36M46.892S" calcext:value-type="time">
            <text:p>03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3.79" calcext:value-type="float">
            <text:p>893.79</text:p>
          </table:table-cell>
          <table:table-cell office:value-type="float" office:value="1116.41" calcext:value-type="float">
            <text:p>1116.41</text:p>
          </table:table-cell>
        </table:table-row>
        <table:table-row table:style-name="ro1">
          <table:table-cell office:value-type="float" office:value="13022892" calcext:value-type="float">
            <text:p>13022892</text:p>
          </table:table-cell>
          <table:table-cell table:formula="of:=[.A816]/1000/(60*60*24)" office:value-type="time" office:time-value="PT03H37M02.892S" calcext:value-type="time">
            <text:p>03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4.87" calcext:value-type="float">
            <text:p>894.87</text:p>
          </table:table-cell>
          <table:table-cell office:value-type="float" office:value="1117.74" calcext:value-type="float">
            <text:p>1117.74</text:p>
          </table:table-cell>
        </table:table-row>
        <table:table-row table:style-name="ro1">
          <table:table-cell office:value-type="float" office:value="13038892" calcext:value-type="float">
            <text:p>13038892</text:p>
          </table:table-cell>
          <table:table-cell table:formula="of:=[.A817]/1000/(60*60*24)" office:value-type="time" office:time-value="PT03H37M18.892S" calcext:value-type="time">
            <text:p>03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5.95" calcext:value-type="float">
            <text:p>895.95</text:p>
          </table:table-cell>
          <table:table-cell office:value-type="float" office:value="1119.07" calcext:value-type="float">
            <text:p>1119.07</text:p>
          </table:table-cell>
        </table:table-row>
        <table:table-row table:style-name="ro1">
          <table:table-cell office:value-type="float" office:value="13054892" calcext:value-type="float">
            <text:p>13054892</text:p>
          </table:table-cell>
          <table:table-cell table:formula="of:=[.A818]/1000/(60*60*24)" office:value-type="time" office:time-value="PT03H37M34.892S" calcext:value-type="time">
            <text:p>03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7.03" calcext:value-type="float">
            <text:p>897.03</text:p>
          </table:table-cell>
          <table:table-cell office:value-type="float" office:value="1120.4" calcext:value-type="float">
            <text:p>1120.4</text:p>
          </table:table-cell>
        </table:table-row>
        <table:table-row table:style-name="ro1">
          <table:table-cell office:value-type="float" office:value="13070892" calcext:value-type="float">
            <text:p>13070892</text:p>
          </table:table-cell>
          <table:table-cell table:formula="of:=[.A819]/1000/(60*60*24)" office:value-type="time" office:time-value="PT03H37M50.892S" calcext:value-type="time">
            <text:p>03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8.12" calcext:value-type="float">
            <text:p>898.12</text:p>
          </table:table-cell>
          <table:table-cell office:value-type="float" office:value="1121.73" calcext:value-type="float">
            <text:p>1121.73</text:p>
          </table:table-cell>
        </table:table-row>
        <table:table-row table:style-name="ro1">
          <table:table-cell office:value-type="float" office:value="13086892" calcext:value-type="float">
            <text:p>13086892</text:p>
          </table:table-cell>
          <table:table-cell table:formula="of:=[.A820]/1000/(60*60*24)" office:value-type="time" office:time-value="PT03H38M06.892S" calcext:value-type="time">
            <text:p>03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899.2" calcext:value-type="float">
            <text:p>899.2</text:p>
          </table:table-cell>
          <table:table-cell office:value-type="float" office:value="1123.06" calcext:value-type="float">
            <text:p>1123.06</text:p>
          </table:table-cell>
        </table:table-row>
        <table:table-row table:style-name="ro1">
          <table:table-cell office:value-type="float" office:value="13102891" calcext:value-type="float">
            <text:p>13102891</text:p>
          </table:table-cell>
          <table:table-cell table:formula="of:=[.A821]/1000/(60*60*24)" office:value-type="time" office:time-value="PT03H38M22.891S" calcext:value-type="time">
            <text:p>03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00.28" calcext:value-type="float">
            <text:p>900.28</text:p>
          </table:table-cell>
          <table:table-cell office:value-type="float" office:value="1124.39" calcext:value-type="float">
            <text:p>1124.39</text:p>
          </table:table-cell>
        </table:table-row>
        <table:table-row table:style-name="ro1">
          <table:table-cell office:value-type="float" office:value="13118892" calcext:value-type="float">
            <text:p>13118892</text:p>
          </table:table-cell>
          <table:table-cell table:formula="of:=[.A822]/1000/(60*60*24)" office:value-type="time" office:time-value="PT03H38M38.892S" calcext:value-type="time">
            <text:p>03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01.36" calcext:value-type="float">
            <text:p>901.36</text:p>
          </table:table-cell>
          <table:table-cell office:value-type="float" office:value="1125.72" calcext:value-type="float">
            <text:p>1125.72</text:p>
          </table:table-cell>
        </table:table-row>
        <table:table-row table:style-name="ro1">
          <table:table-cell office:value-type="float" office:value="13134892" calcext:value-type="float">
            <text:p>13134892</text:p>
          </table:table-cell>
          <table:table-cell table:formula="of:=[.A823]/1000/(60*60*24)" office:value-type="time" office:time-value="PT03H38M54.892S" calcext:value-type="time">
            <text:p>03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02.44" calcext:value-type="float">
            <text:p>902.44</text:p>
          </table:table-cell>
          <table:table-cell office:value-type="float" office:value="1127.05" calcext:value-type="float">
            <text:p>1127.05</text:p>
          </table:table-cell>
        </table:table-row>
        <table:table-row table:style-name="ro1">
          <table:table-cell office:value-type="float" office:value="13150892" calcext:value-type="float">
            <text:p>13150892</text:p>
          </table:table-cell>
          <table:table-cell table:formula="of:=[.A824]/1000/(60*60*24)" office:value-type="time" office:time-value="PT03H39M10.892S" calcext:value-type="time">
            <text:p>03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03.53" calcext:value-type="float">
            <text:p>903.53</text:p>
          </table:table-cell>
          <table:table-cell office:value-type="float" office:value="1128.38" calcext:value-type="float">
            <text:p>1128.38</text:p>
          </table:table-cell>
        </table:table-row>
        <table:table-row table:style-name="ro1">
          <table:table-cell office:value-type="float" office:value="13166892" calcext:value-type="float">
            <text:p>13166892</text:p>
          </table:table-cell>
          <table:table-cell table:formula="of:=[.A825]/1000/(60*60*24)" office:value-type="time" office:time-value="PT03H39M26.892S" calcext:value-type="time">
            <text:p>03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04.61" calcext:value-type="float">
            <text:p>904.61</text:p>
          </table:table-cell>
          <table:table-cell office:value-type="float" office:value="1129.71" calcext:value-type="float">
            <text:p>1129.71</text:p>
          </table:table-cell>
        </table:table-row>
        <table:table-row table:style-name="ro1">
          <table:table-cell office:value-type="float" office:value="13182892" calcext:value-type="float">
            <text:p>13182892</text:p>
          </table:table-cell>
          <table:table-cell table:formula="of:=[.A826]/1000/(60*60*24)" office:value-type="time" office:time-value="PT03H39M42.892S" calcext:value-type="time">
            <text:p>03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05.69" calcext:value-type="float">
            <text:p>905.69</text:p>
          </table:table-cell>
          <table:table-cell office:value-type="float" office:value="1131.04" calcext:value-type="float">
            <text:p>1131.04</text:p>
          </table:table-cell>
        </table:table-row>
        <table:table-row table:style-name="ro1">
          <table:table-cell office:value-type="float" office:value="13198892" calcext:value-type="float">
            <text:p>13198892</text:p>
          </table:table-cell>
          <table:table-cell table:formula="of:=[.A827]/1000/(60*60*24)" office:value-type="time" office:time-value="PT03H39M58.892S" calcext:value-type="time">
            <text:p>03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06.77" calcext:value-type="float">
            <text:p>906.77</text:p>
          </table:table-cell>
          <table:table-cell office:value-type="float" office:value="1132.37" calcext:value-type="float">
            <text:p>1132.37</text:p>
          </table:table-cell>
        </table:table-row>
        <table:table-row table:style-name="ro1">
          <table:table-cell office:value-type="float" office:value="13214892" calcext:value-type="float">
            <text:p>13214892</text:p>
          </table:table-cell>
          <table:table-cell table:formula="of:=[.A828]/1000/(60*60*24)" office:value-type="time" office:time-value="PT03H40M14.892S" calcext:value-type="time">
            <text:p>03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07.85" calcext:value-type="float">
            <text:p>907.85</text:p>
          </table:table-cell>
          <table:table-cell office:value-type="float" office:value="1133.7" calcext:value-type="float">
            <text:p>1133.7</text:p>
          </table:table-cell>
        </table:table-row>
        <table:table-row table:style-name="ro1">
          <table:table-cell office:value-type="float" office:value="13230892" calcext:value-type="float">
            <text:p>13230892</text:p>
          </table:table-cell>
          <table:table-cell table:formula="of:=[.A829]/1000/(60*60*24)" office:value-type="time" office:time-value="PT03H40M30.892S" calcext:value-type="time">
            <text:p>03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08.94" calcext:value-type="float">
            <text:p>908.94</text:p>
          </table:table-cell>
          <table:table-cell office:value-type="float" office:value="1135.03" calcext:value-type="float">
            <text:p>1135.03</text:p>
          </table:table-cell>
        </table:table-row>
        <table:table-row table:style-name="ro1">
          <table:table-cell office:value-type="float" office:value="13246892" calcext:value-type="float">
            <text:p>13246892</text:p>
          </table:table-cell>
          <table:table-cell table:formula="of:=[.A830]/1000/(60*60*24)" office:value-type="time" office:time-value="PT03H40M46.892S" calcext:value-type="time">
            <text:p>03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10.02" calcext:value-type="float">
            <text:p>910.02</text:p>
          </table:table-cell>
          <table:table-cell office:value-type="float" office:value="1136.36" calcext:value-type="float">
            <text:p>1136.36</text:p>
          </table:table-cell>
        </table:table-row>
        <table:table-row table:style-name="ro1">
          <table:table-cell office:value-type="float" office:value="13262892" calcext:value-type="float">
            <text:p>13262892</text:p>
          </table:table-cell>
          <table:table-cell table:formula="of:=[.A831]/1000/(60*60*24)" office:value-type="time" office:time-value="PT03H41M02.892S" calcext:value-type="time">
            <text:p>03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1.1" calcext:value-type="float">
            <text:p>911.1</text:p>
          </table:table-cell>
          <table:table-cell office:value-type="float" office:value="1137.69" calcext:value-type="float">
            <text:p>1137.69</text:p>
          </table:table-cell>
        </table:table-row>
        <table:table-row table:style-name="ro1">
          <table:table-cell office:value-type="float" office:value="13278892" calcext:value-type="float">
            <text:p>13278892</text:p>
          </table:table-cell>
          <table:table-cell table:formula="of:=[.A832]/1000/(60*60*24)" office:value-type="time" office:time-value="PT03H41M18.892S" calcext:value-type="time">
            <text:p>03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2.18" calcext:value-type="float">
            <text:p>912.18</text:p>
          </table:table-cell>
          <table:table-cell office:value-type="float" office:value="1139.02" calcext:value-type="float">
            <text:p>1139.02</text:p>
          </table:table-cell>
        </table:table-row>
        <table:table-row table:style-name="ro1">
          <table:table-cell office:value-type="float" office:value="13294892" calcext:value-type="float">
            <text:p>13294892</text:p>
          </table:table-cell>
          <table:table-cell table:formula="of:=[.A833]/1000/(60*60*24)" office:value-type="time" office:time-value="PT03H41M34.892S" calcext:value-type="time">
            <text:p>03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13.26" calcext:value-type="float">
            <text:p>913.26</text:p>
          </table:table-cell>
          <table:table-cell office:value-type="float" office:value="1140.35" calcext:value-type="float">
            <text:p>1140.35</text:p>
          </table:table-cell>
        </table:table-row>
        <table:table-row table:style-name="ro1">
          <table:table-cell office:value-type="float" office:value="13310892" calcext:value-type="float">
            <text:p>13310892</text:p>
          </table:table-cell>
          <table:table-cell table:formula="of:=[.A834]/1000/(60*60*24)" office:value-type="time" office:time-value="PT03H41M50.892S" calcext:value-type="time">
            <text:p>03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4.35" calcext:value-type="float">
            <text:p>914.35</text:p>
          </table:table-cell>
          <table:table-cell office:value-type="float" office:value="1141.68" calcext:value-type="float">
            <text:p>1141.68</text:p>
          </table:table-cell>
        </table:table-row>
        <table:table-row table:style-name="ro1">
          <table:table-cell office:value-type="float" office:value="13326892" calcext:value-type="float">
            <text:p>13326892</text:p>
          </table:table-cell>
          <table:table-cell table:formula="of:=[.A835]/1000/(60*60*24)" office:value-type="time" office:time-value="PT03H42M06.892S" calcext:value-type="time">
            <text:p>03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5.43" calcext:value-type="float">
            <text:p>915.43</text:p>
          </table:table-cell>
          <table:table-cell office:value-type="float" office:value="1143.01" calcext:value-type="float">
            <text:p>1143.01</text:p>
          </table:table-cell>
        </table:table-row>
        <table:table-row table:style-name="ro1">
          <table:table-cell office:value-type="float" office:value="13342892" calcext:value-type="float">
            <text:p>13342892</text:p>
          </table:table-cell>
          <table:table-cell table:formula="of:=[.A836]/1000/(60*60*24)" office:value-type="time" office:time-value="PT03H42M22.892S" calcext:value-type="time">
            <text:p>03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6.51" calcext:value-type="float">
            <text:p>916.51</text:p>
          </table:table-cell>
          <table:table-cell office:value-type="float" office:value="1144.34" calcext:value-type="float">
            <text:p>1144.34</text:p>
          </table:table-cell>
        </table:table-row>
        <table:table-row table:style-name="ro1">
          <table:table-cell office:value-type="float" office:value="13358892" calcext:value-type="float">
            <text:p>13358892</text:p>
          </table:table-cell>
          <table:table-cell table:formula="of:=[.A837]/1000/(60*60*24)" office:value-type="time" office:time-value="PT03H42M38.892S" calcext:value-type="time">
            <text:p>03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7.59" calcext:value-type="float">
            <text:p>917.59</text:p>
          </table:table-cell>
          <table:table-cell office:value-type="float" office:value="1145.66" calcext:value-type="float">
            <text:p>1145.66</text:p>
          </table:table-cell>
        </table:table-row>
        <table:table-row table:style-name="ro1">
          <table:table-cell office:value-type="float" office:value="13374892" calcext:value-type="float">
            <text:p>13374892</text:p>
          </table:table-cell>
          <table:table-cell table:formula="of:=[.A838]/1000/(60*60*24)" office:value-type="time" office:time-value="PT03H42M54.892S" calcext:value-type="time">
            <text:p>03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8.67" calcext:value-type="float">
            <text:p>918.67</text:p>
          </table:table-cell>
          <table:table-cell office:value-type="float" office:value="1146.99" calcext:value-type="float">
            <text:p>1146.99</text:p>
          </table:table-cell>
        </table:table-row>
        <table:table-row table:style-name="ro1">
          <table:table-cell office:value-type="float" office:value="13390892" calcext:value-type="float">
            <text:p>13390892</text:p>
          </table:table-cell>
          <table:table-cell table:formula="of:=[.A839]/1000/(60*60*24)" office:value-type="time" office:time-value="PT03H43M10.892S" calcext:value-type="time">
            <text:p>03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19.76" calcext:value-type="float">
            <text:p>919.76</text:p>
          </table:table-cell>
          <table:table-cell office:value-type="float" office:value="1148.32" calcext:value-type="float">
            <text:p>1148.32</text:p>
          </table:table-cell>
        </table:table-row>
        <table:table-row table:style-name="ro1">
          <table:table-cell office:value-type="float" office:value="13406892" calcext:value-type="float">
            <text:p>13406892</text:p>
          </table:table-cell>
          <table:table-cell table:formula="of:=[.A840]/1000/(60*60*24)" office:value-type="time" office:time-value="PT03H43M26.892S" calcext:value-type="time">
            <text:p>03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0.84" calcext:value-type="float">
            <text:p>920.84</text:p>
          </table:table-cell>
          <table:table-cell office:value-type="float" office:value="1149.65" calcext:value-type="float">
            <text:p>1149.65</text:p>
          </table:table-cell>
        </table:table-row>
        <table:table-row table:style-name="ro1">
          <table:table-cell office:value-type="float" office:value="13422892" calcext:value-type="float">
            <text:p>13422892</text:p>
          </table:table-cell>
          <table:table-cell table:formula="of:=[.A841]/1000/(60*60*24)" office:value-type="time" office:time-value="PT03H43M42.892S" calcext:value-type="time">
            <text:p>03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1.92" calcext:value-type="float">
            <text:p>921.92</text:p>
          </table:table-cell>
          <table:table-cell office:value-type="float" office:value="1150.98" calcext:value-type="float">
            <text:p>1150.98</text:p>
          </table:table-cell>
        </table:table-row>
        <table:table-row table:style-name="ro1">
          <table:table-cell office:value-type="float" office:value="13438892" calcext:value-type="float">
            <text:p>13438892</text:p>
          </table:table-cell>
          <table:table-cell table:formula="of:=[.A842]/1000/(60*60*24)" office:value-type="time" office:time-value="PT03H43M58.892S" calcext:value-type="time">
            <text:p>03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923" calcext:value-type="float">
            <text:p>923</text:p>
          </table:table-cell>
          <table:table-cell office:value-type="float" office:value="1152.31" calcext:value-type="float">
            <text:p>1152.31</text:p>
          </table:table-cell>
        </table:table-row>
        <table:table-row table:style-name="ro1">
          <table:table-cell office:value-type="float" office:value="13454892" calcext:value-type="float">
            <text:p>13454892</text:p>
          </table:table-cell>
          <table:table-cell table:formula="of:=[.A843]/1000/(60*60*24)" office:value-type="time" office:time-value="PT03H44M14.892S" calcext:value-type="time">
            <text:p>03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4.08" calcext:value-type="float">
            <text:p>924.08</text:p>
          </table:table-cell>
          <table:table-cell office:value-type="float" office:value="1153.64" calcext:value-type="float">
            <text:p>1153.64</text:p>
          </table:table-cell>
        </table:table-row>
        <table:table-row table:style-name="ro1">
          <table:table-cell office:value-type="float" office:value="13470892" calcext:value-type="float">
            <text:p>13470892</text:p>
          </table:table-cell>
          <table:table-cell table:formula="of:=[.A844]/1000/(60*60*24)" office:value-type="time" office:time-value="PT03H44M30.892S" calcext:value-type="time">
            <text:p>03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5.17" calcext:value-type="float">
            <text:p>925.17</text:p>
          </table:table-cell>
          <table:table-cell office:value-type="float" office:value="1154.96" calcext:value-type="float">
            <text:p>1154.96</text:p>
          </table:table-cell>
        </table:table-row>
        <table:table-row table:style-name="ro1">
          <table:table-cell office:value-type="float" office:value="13486892" calcext:value-type="float">
            <text:p>13486892</text:p>
          </table:table-cell>
          <table:table-cell table:formula="of:=[.A845]/1000/(60*60*24)" office:value-type="time" office:time-value="PT03H44M46.892S" calcext:value-type="time">
            <text:p>03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6.25" calcext:value-type="float">
            <text:p>926.25</text:p>
          </table:table-cell>
          <table:table-cell office:value-type="float" office:value="1156.29" calcext:value-type="float">
            <text:p>1156.29</text:p>
          </table:table-cell>
        </table:table-row>
        <table:table-row table:style-name="ro1">
          <table:table-cell office:value-type="float" office:value="13502892" calcext:value-type="float">
            <text:p>13502892</text:p>
          </table:table-cell>
          <table:table-cell table:formula="of:=[.A846]/1000/(60*60*24)" office:value-type="time" office:time-value="PT03H45M02.892S" calcext:value-type="time">
            <text:p>03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27.33" calcext:value-type="float">
            <text:p>927.33</text:p>
          </table:table-cell>
          <table:table-cell office:value-type="float" office:value="1157.62" calcext:value-type="float">
            <text:p>1157.62</text:p>
          </table:table-cell>
        </table:table-row>
        <table:table-row table:style-name="ro1">
          <table:table-cell office:value-type="float" office:value="13518892" calcext:value-type="float">
            <text:p>13518892</text:p>
          </table:table-cell>
          <table:table-cell table:formula="of:=[.A847]/1000/(60*60*24)" office:value-type="time" office:time-value="PT03H45M18.892S" calcext:value-type="time">
            <text:p>03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8.41" calcext:value-type="float">
            <text:p>928.41</text:p>
          </table:table-cell>
          <table:table-cell office:value-type="float" office:value="1158.95" calcext:value-type="float">
            <text:p>1158.95</text:p>
          </table:table-cell>
        </table:table-row>
        <table:table-row table:style-name="ro1">
          <table:table-cell office:value-type="float" office:value="13534892" calcext:value-type="float">
            <text:p>13534892</text:p>
          </table:table-cell>
          <table:table-cell table:formula="of:=[.A848]/1000/(60*60*24)" office:value-type="time" office:time-value="PT03H45M34.892S" calcext:value-type="time">
            <text:p>03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29.49" calcext:value-type="float">
            <text:p>929.49</text:p>
          </table:table-cell>
          <table:table-cell office:value-type="float" office:value="1160.28" calcext:value-type="float">
            <text:p>1160.28</text:p>
          </table:table-cell>
        </table:table-row>
        <table:table-row table:style-name="ro1">
          <table:table-cell office:value-type="float" office:value="13550892" calcext:value-type="float">
            <text:p>13550892</text:p>
          </table:table-cell>
          <table:table-cell table:formula="of:=[.A849]/1000/(60*60*24)" office:value-type="time" office:time-value="PT03H45M50.892S" calcext:value-type="time">
            <text:p>03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0.58" calcext:value-type="float">
            <text:p>930.58</text:p>
          </table:table-cell>
          <table:table-cell office:value-type="float" office:value="1161.61" calcext:value-type="float">
            <text:p>1161.61</text:p>
          </table:table-cell>
        </table:table-row>
        <table:table-row table:style-name="ro1">
          <table:table-cell office:value-type="float" office:value="13566892" calcext:value-type="float">
            <text:p>13566892</text:p>
          </table:table-cell>
          <table:table-cell table:formula="of:=[.A850]/1000/(60*60*24)" office:value-type="time" office:time-value="PT03H46M06.892S" calcext:value-type="time">
            <text:p>03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1.66" calcext:value-type="float">
            <text:p>931.66</text:p>
          </table:table-cell>
          <table:table-cell office:value-type="float" office:value="1162.93" calcext:value-type="float">
            <text:p>1162.93</text:p>
          </table:table-cell>
        </table:table-row>
        <table:table-row table:style-name="ro1">
          <table:table-cell office:value-type="float" office:value="13582892" calcext:value-type="float">
            <text:p>13582892</text:p>
          </table:table-cell>
          <table:table-cell table:formula="of:=[.A851]/1000/(60*60*24)" office:value-type="time" office:time-value="PT03H46M22.892S" calcext:value-type="time">
            <text:p>03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2.74" calcext:value-type="float">
            <text:p>932.74</text:p>
          </table:table-cell>
          <table:table-cell office:value-type="float" office:value="1164.26" calcext:value-type="float">
            <text:p>1164.26</text:p>
          </table:table-cell>
        </table:table-row>
        <table:table-row table:style-name="ro1">
          <table:table-cell office:value-type="float" office:value="13598892" calcext:value-type="float">
            <text:p>13598892</text:p>
          </table:table-cell>
          <table:table-cell table:formula="of:=[.A852]/1000/(60*60*24)" office:value-type="time" office:time-value="PT03H46M38.892S" calcext:value-type="time">
            <text:p>03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3.82" calcext:value-type="float">
            <text:p>933.82</text:p>
          </table:table-cell>
          <table:table-cell office:value-type="float" office:value="1165.59" calcext:value-type="float">
            <text:p>1165.59</text:p>
          </table:table-cell>
        </table:table-row>
        <table:table-row table:style-name="ro1">
          <table:table-cell office:value-type="float" office:value="13614892" calcext:value-type="float">
            <text:p>13614892</text:p>
          </table:table-cell>
          <table:table-cell table:formula="of:=[.A853]/1000/(60*60*24)" office:value-type="time" office:time-value="PT03H46M54.892S" calcext:value-type="time">
            <text:p>03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4.9" calcext:value-type="float">
            <text:p>934.9</text:p>
          </table:table-cell>
          <table:table-cell office:value-type="float" office:value="1166.92" calcext:value-type="float">
            <text:p>1166.92</text:p>
          </table:table-cell>
        </table:table-row>
        <table:table-row table:style-name="ro1">
          <table:table-cell office:value-type="float" office:value="13630892" calcext:value-type="float">
            <text:p>13630892</text:p>
          </table:table-cell>
          <table:table-cell table:formula="of:=[.A854]/1000/(60*60*24)" office:value-type="time" office:time-value="PT03H47M10.892S" calcext:value-type="time">
            <text:p>03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35.99" calcext:value-type="float">
            <text:p>935.99</text:p>
          </table:table-cell>
          <table:table-cell office:value-type="float" office:value="1168.25" calcext:value-type="float">
            <text:p>1168.25</text:p>
          </table:table-cell>
        </table:table-row>
        <table:table-row table:style-name="ro1">
          <table:table-cell office:value-type="float" office:value="13646892" calcext:value-type="float">
            <text:p>13646892</text:p>
          </table:table-cell>
          <table:table-cell table:formula="of:=[.A855]/1000/(60*60*24)" office:value-type="time" office:time-value="PT03H47M26.892S" calcext:value-type="time">
            <text:p>03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37.07" calcext:value-type="float">
            <text:p>937.07</text:p>
          </table:table-cell>
          <table:table-cell office:value-type="float" office:value="1169.58" calcext:value-type="float">
            <text:p>1169.58</text:p>
          </table:table-cell>
        </table:table-row>
        <table:table-row table:style-name="ro1">
          <table:table-cell office:value-type="float" office:value="13662892" calcext:value-type="float">
            <text:p>13662892</text:p>
          </table:table-cell>
          <table:table-cell table:formula="of:=[.A856]/1000/(60*60*24)" office:value-type="time" office:time-value="PT03H47M42.892S" calcext:value-type="time">
            <text:p>03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38.15" calcext:value-type="float">
            <text:p>938.15</text:p>
          </table:table-cell>
          <table:table-cell office:value-type="float" office:value="1170.9" calcext:value-type="float">
            <text:p>1170.9</text:p>
          </table:table-cell>
        </table:table-row>
        <table:table-row table:style-name="ro1">
          <table:table-cell office:value-type="float" office:value="13678892" calcext:value-type="float">
            <text:p>13678892</text:p>
          </table:table-cell>
          <table:table-cell table:formula="of:=[.A857]/1000/(60*60*24)" office:value-type="time" office:time-value="PT03H47M58.892S" calcext:value-type="time">
            <text:p>03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39.23" calcext:value-type="float">
            <text:p>939.23</text:p>
          </table:table-cell>
          <table:table-cell office:value-type="float" office:value="1172.23" calcext:value-type="float">
            <text:p>1172.23</text:p>
          </table:table-cell>
        </table:table-row>
        <table:table-row table:style-name="ro1">
          <table:table-cell office:value-type="float" office:value="13694892" calcext:value-type="float">
            <text:p>13694892</text:p>
          </table:table-cell>
          <table:table-cell table:formula="of:=[.A858]/1000/(60*60*24)" office:value-type="time" office:time-value="PT03H48M14.892S" calcext:value-type="time">
            <text:p>03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40.31" calcext:value-type="float">
            <text:p>940.31</text:p>
          </table:table-cell>
          <table:table-cell office:value-type="float" office:value="1173.56" calcext:value-type="float">
            <text:p>1173.56</text:p>
          </table:table-cell>
        </table:table-row>
        <table:table-row table:style-name="ro1">
          <table:table-cell office:value-type="float" office:value="13710892" calcext:value-type="float">
            <text:p>13710892</text:p>
          </table:table-cell>
          <table:table-cell table:formula="of:=[.A859]/1000/(60*60*24)" office:value-type="time" office:time-value="PT03H48M30.892S" calcext:value-type="time">
            <text:p>03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41.39" calcext:value-type="float">
            <text:p>941.39</text:p>
          </table:table-cell>
          <table:table-cell office:value-type="float" office:value="1174.89" calcext:value-type="float">
            <text:p>1174.89</text:p>
          </table:table-cell>
        </table:table-row>
        <table:table-row table:style-name="ro1">
          <table:table-cell office:value-type="float" office:value="13726892" calcext:value-type="float">
            <text:p>13726892</text:p>
          </table:table-cell>
          <table:table-cell table:formula="of:=[.A860]/1000/(60*60*24)" office:value-type="time" office:time-value="PT03H48M46.892S" calcext:value-type="time">
            <text:p>03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42.48" calcext:value-type="float">
            <text:p>942.48</text:p>
          </table:table-cell>
          <table:table-cell office:value-type="float" office:value="1176.22" calcext:value-type="float">
            <text:p>1176.22</text:p>
          </table:table-cell>
        </table:table-row>
        <table:table-row table:style-name="ro1">
          <table:table-cell office:value-type="float" office:value="13742892" calcext:value-type="float">
            <text:p>13742892</text:p>
          </table:table-cell>
          <table:table-cell table:formula="of:=[.A861]/1000/(60*60*24)" office:value-type="time" office:time-value="PT03H49M02.892S" calcext:value-type="time">
            <text:p>03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43.56" calcext:value-type="float">
            <text:p>943.56</text:p>
          </table:table-cell>
          <table:table-cell office:value-type="float" office:value="1177.54" calcext:value-type="float">
            <text:p>1177.54</text:p>
          </table:table-cell>
        </table:table-row>
        <table:table-row table:style-name="ro1">
          <table:table-cell office:value-type="float" office:value="13758892" calcext:value-type="float">
            <text:p>13758892</text:p>
          </table:table-cell>
          <table:table-cell table:formula="of:=[.A862]/1000/(60*60*24)" office:value-type="time" office:time-value="PT03H49M18.892S" calcext:value-type="time">
            <text:p>03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944.64" calcext:value-type="float">
            <text:p>944.64</text:p>
          </table:table-cell>
          <table:table-cell office:value-type="float" office:value="1178.87" calcext:value-type="float">
            <text:p>1178.87</text:p>
          </table:table-cell>
        </table:table-row>
        <table:table-row table:style-name="ro1">
          <table:table-cell office:value-type="float" office:value="13774892" calcext:value-type="float">
            <text:p>13774892</text:p>
          </table:table-cell>
          <table:table-cell table:formula="of:=[.A863]/1000/(60*60*24)" office:value-type="time" office:time-value="PT03H49M34.892S" calcext:value-type="time">
            <text:p>03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45.72" calcext:value-type="float">
            <text:p>945.72</text:p>
          </table:table-cell>
          <table:table-cell office:value-type="float" office:value="1180.2" calcext:value-type="float">
            <text:p>1180.2</text:p>
          </table:table-cell>
        </table:table-row>
        <table:table-row table:style-name="ro1">
          <table:table-cell office:value-type="float" office:value="13790892" calcext:value-type="float">
            <text:p>13790892</text:p>
          </table:table-cell>
          <table:table-cell table:formula="of:=[.A864]/1000/(60*60*24)" office:value-type="time" office:time-value="PT03H49M50.892S" calcext:value-type="time">
            <text:p>03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46.8" calcext:value-type="float">
            <text:p>946.8</text:p>
          </table:table-cell>
          <table:table-cell office:value-type="float" office:value="1181.53" calcext:value-type="float">
            <text:p>1181.53</text:p>
          </table:table-cell>
        </table:table-row>
        <table:table-row table:style-name="ro1">
          <table:table-cell office:value-type="float" office:value="13806892" calcext:value-type="float">
            <text:p>13806892</text:p>
          </table:table-cell>
          <table:table-cell table:formula="of:=[.A865]/1000/(60*60*24)" office:value-type="time" office:time-value="PT03H50M06.892S" calcext:value-type="time">
            <text:p>03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947.88" calcext:value-type="float">
            <text:p>947.88</text:p>
          </table:table-cell>
          <table:table-cell office:value-type="float" office:value="1182.86" calcext:value-type="float">
            <text:p>1182.86</text:p>
          </table:table-cell>
        </table:table-row>
        <table:table-row table:style-name="ro1">
          <table:table-cell office:value-type="float" office:value="13822892" calcext:value-type="float">
            <text:p>13822892</text:p>
          </table:table-cell>
          <table:table-cell table:formula="of:=[.A866]/1000/(60*60*24)" office:value-type="time" office:time-value="PT03H50M22.892S" calcext:value-type="time">
            <text:p>03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48.97" calcext:value-type="float">
            <text:p>948.97</text:p>
          </table:table-cell>
          <table:table-cell office:value-type="float" office:value="1184.18" calcext:value-type="float">
            <text:p>1184.18</text:p>
          </table:table-cell>
        </table:table-row>
        <table:table-row table:style-name="ro1">
          <table:table-cell office:value-type="float" office:value="13838892" calcext:value-type="float">
            <text:p>13838892</text:p>
          </table:table-cell>
          <table:table-cell table:formula="of:=[.A867]/1000/(60*60*24)" office:value-type="time" office:time-value="PT03H50M38.892S" calcext:value-type="time">
            <text:p>03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0.05" calcext:value-type="float">
            <text:p>950.05</text:p>
          </table:table-cell>
          <table:table-cell office:value-type="float" office:value="1185.51" calcext:value-type="float">
            <text:p>1185.51</text:p>
          </table:table-cell>
        </table:table-row>
        <table:table-row table:style-name="ro1">
          <table:table-cell office:value-type="float" office:value="13854892" calcext:value-type="float">
            <text:p>13854892</text:p>
          </table:table-cell>
          <table:table-cell table:formula="of:=[.A868]/1000/(60*60*24)" office:value-type="time" office:time-value="PT03H50M54.892S" calcext:value-type="time">
            <text:p>03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1.13" calcext:value-type="float">
            <text:p>951.13</text:p>
          </table:table-cell>
          <table:table-cell office:value-type="float" office:value="1186.84" calcext:value-type="float">
            <text:p>1186.84</text:p>
          </table:table-cell>
        </table:table-row>
        <table:table-row table:style-name="ro1">
          <table:table-cell office:value-type="float" office:value="13870892" calcext:value-type="float">
            <text:p>13870892</text:p>
          </table:table-cell>
          <table:table-cell table:formula="of:=[.A869]/1000/(60*60*24)" office:value-type="time" office:time-value="PT03H51M10.892S" calcext:value-type="time">
            <text:p>03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2.21" calcext:value-type="float">
            <text:p>952.21</text:p>
          </table:table-cell>
          <table:table-cell office:value-type="float" office:value="1188.17" calcext:value-type="float">
            <text:p>1188.17</text:p>
          </table:table-cell>
        </table:table-row>
        <table:table-row table:style-name="ro1">
          <table:table-cell office:value-type="float" office:value="13886892" calcext:value-type="float">
            <text:p>13886892</text:p>
          </table:table-cell>
          <table:table-cell table:formula="of:=[.A870]/1000/(60*60*24)" office:value-type="time" office:time-value="PT03H51M26.892S" calcext:value-type="time">
            <text:p>03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3.29" calcext:value-type="float">
            <text:p>953.29</text:p>
          </table:table-cell>
          <table:table-cell office:value-type="float" office:value="1189.5" calcext:value-type="float">
            <text:p>1189.5</text:p>
          </table:table-cell>
        </table:table-row>
        <table:table-row table:style-name="ro1">
          <table:table-cell office:value-type="float" office:value="13902892" calcext:value-type="float">
            <text:p>13902892</text:p>
          </table:table-cell>
          <table:table-cell table:formula="of:=[.A871]/1000/(60*60*24)" office:value-type="time" office:time-value="PT03H51M42.892S" calcext:value-type="time">
            <text:p>03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4.37" calcext:value-type="float">
            <text:p>954.37</text:p>
          </table:table-cell>
          <table:table-cell office:value-type="float" office:value="1190.82" calcext:value-type="float">
            <text:p>1190.82</text:p>
          </table:table-cell>
        </table:table-row>
        <table:table-row table:style-name="ro1">
          <table:table-cell office:value-type="float" office:value="13918892" calcext:value-type="float">
            <text:p>13918892</text:p>
          </table:table-cell>
          <table:table-cell table:formula="of:=[.A872]/1000/(60*60*24)" office:value-type="time" office:time-value="PT03H51M58.892S" calcext:value-type="time">
            <text:p>03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5.45" calcext:value-type="float">
            <text:p>955.45</text:p>
          </table:table-cell>
          <table:table-cell office:value-type="float" office:value="1192.15" calcext:value-type="float">
            <text:p>1192.15</text:p>
          </table:table-cell>
        </table:table-row>
        <table:table-row table:style-name="ro1">
          <table:table-cell office:value-type="float" office:value="13934892" calcext:value-type="float">
            <text:p>13934892</text:p>
          </table:table-cell>
          <table:table-cell table:formula="of:=[.A873]/1000/(60*60*24)" office:value-type="time" office:time-value="PT03H52M14.892S" calcext:value-type="time">
            <text:p>03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56.53" calcext:value-type="float">
            <text:p>956.53</text:p>
          </table:table-cell>
          <table:table-cell office:value-type="float" office:value="1193.48" calcext:value-type="float">
            <text:p>1193.48</text:p>
          </table:table-cell>
        </table:table-row>
        <table:table-row table:style-name="ro1">
          <table:table-cell office:value-type="float" office:value="13950892" calcext:value-type="float">
            <text:p>13950892</text:p>
          </table:table-cell>
          <table:table-cell table:formula="of:=[.A874]/1000/(60*60*24)" office:value-type="time" office:time-value="PT03H52M30.892S" calcext:value-type="time">
            <text:p>03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7.61" calcext:value-type="float">
            <text:p>957.61</text:p>
          </table:table-cell>
          <table:table-cell office:value-type="float" office:value="1194.81" calcext:value-type="float">
            <text:p>1194.81</text:p>
          </table:table-cell>
        </table:table-row>
        <table:table-row table:style-name="ro1">
          <table:table-cell office:value-type="float" office:value="13966892" calcext:value-type="float">
            <text:p>13966892</text:p>
          </table:table-cell>
          <table:table-cell table:formula="of:=[.A875]/1000/(60*60*24)" office:value-type="time" office:time-value="PT03H52M46.892S" calcext:value-type="time">
            <text:p>03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8.7" calcext:value-type="float">
            <text:p>958.7</text:p>
          </table:table-cell>
          <table:table-cell office:value-type="float" office:value="1196.13" calcext:value-type="float">
            <text:p>1196.13</text:p>
          </table:table-cell>
        </table:table-row>
        <table:table-row table:style-name="ro1">
          <table:table-cell office:value-type="float" office:value="13982892" calcext:value-type="float">
            <text:p>13982892</text:p>
          </table:table-cell>
          <table:table-cell table:formula="of:=[.A876]/1000/(60*60*24)" office:value-type="time" office:time-value="PT03H53M02.892S" calcext:value-type="time">
            <text:p>03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59.78" calcext:value-type="float">
            <text:p>959.78</text:p>
          </table:table-cell>
          <table:table-cell office:value-type="float" office:value="1197.46" calcext:value-type="float">
            <text:p>1197.46</text:p>
          </table:table-cell>
        </table:table-row>
        <table:table-row table:style-name="ro1">
          <table:table-cell office:value-type="float" office:value="13998892" calcext:value-type="float">
            <text:p>13998892</text:p>
          </table:table-cell>
          <table:table-cell table:formula="of:=[.A877]/1000/(60*60*24)" office:value-type="time" office:time-value="PT03H53M18.892S" calcext:value-type="time">
            <text:p>03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60.86" calcext:value-type="float">
            <text:p>960.86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float" office:value="14014892" calcext:value-type="float">
            <text:p>14014892</text:p>
          </table:table-cell>
          <table:table-cell table:formula="of:=[.A878]/1000/(60*60*24)" office:value-type="time" office:time-value="PT03H53M34.892S" calcext:value-type="time">
            <text:p>03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61.94" calcext:value-type="float">
            <text:p>961.94</text:p>
          </table:table-cell>
          <table:table-cell office:value-type="float" office:value="1200.12" calcext:value-type="float">
            <text:p>1200.12</text:p>
          </table:table-cell>
        </table:table-row>
        <table:table-row table:style-name="ro1">
          <table:table-cell office:value-type="float" office:value="14030892" calcext:value-type="float">
            <text:p>14030892</text:p>
          </table:table-cell>
          <table:table-cell table:formula="of:=[.A879]/1000/(60*60*24)" office:value-type="time" office:time-value="PT03H53M50.892S" calcext:value-type="time">
            <text:p>03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63.02" calcext:value-type="float">
            <text:p>963.02</text:p>
          </table:table-cell>
          <table:table-cell office:value-type="float" office:value="1201.44" calcext:value-type="float">
            <text:p>1201.44</text:p>
          </table:table-cell>
        </table:table-row>
        <table:table-row table:style-name="ro1">
          <table:table-cell office:value-type="float" office:value="14046892" calcext:value-type="float">
            <text:p>14046892</text:p>
          </table:table-cell>
          <table:table-cell table:formula="of:=[.A880]/1000/(60*60*24)" office:value-type="time" office:time-value="PT03H54M06.892S" calcext:value-type="time">
            <text:p>03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64.1" calcext:value-type="float">
            <text:p>964.1</text:p>
          </table:table-cell>
          <table:table-cell office:value-type="float" office:value="1202.77" calcext:value-type="float">
            <text:p>1202.77</text:p>
          </table:table-cell>
        </table:table-row>
        <table:table-row table:style-name="ro1">
          <table:table-cell office:value-type="float" office:value="14062892" calcext:value-type="float">
            <text:p>14062892</text:p>
          </table:table-cell>
          <table:table-cell table:formula="of:=[.A881]/1000/(60*60*24)" office:value-type="time" office:time-value="PT03H54M22.892S" calcext:value-type="time">
            <text:p>03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65.18" calcext:value-type="float">
            <text:p>965.18</text:p>
          </table:table-cell>
          <table:table-cell office:value-type="float" office:value="1204.1" calcext:value-type="float">
            <text:p>1204.1</text:p>
          </table:table-cell>
        </table:table-row>
        <table:table-row table:style-name="ro1">
          <table:table-cell office:value-type="float" office:value="14078892" calcext:value-type="float">
            <text:p>14078892</text:p>
          </table:table-cell>
          <table:table-cell table:formula="of:=[.A882]/1000/(60*60*24)" office:value-type="time" office:time-value="PT03H54M38.892S" calcext:value-type="time">
            <text:p>03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66.26" calcext:value-type="float">
            <text:p>966.26</text:p>
          </table:table-cell>
          <table:table-cell office:value-type="float" office:value="1205.43" calcext:value-type="float">
            <text:p>1205.43</text:p>
          </table:table-cell>
        </table:table-row>
        <table:table-row table:style-name="ro1">
          <table:table-cell office:value-type="float" office:value="14094892" calcext:value-type="float">
            <text:p>14094892</text:p>
          </table:table-cell>
          <table:table-cell table:formula="of:=[.A883]/1000/(60*60*24)" office:value-type="time" office:time-value="PT03H54M54.892S" calcext:value-type="time">
            <text:p>03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67.34" calcext:value-type="float">
            <text:p>967.34</text:p>
          </table:table-cell>
          <table:table-cell office:value-type="float" office:value="1206.75" calcext:value-type="float">
            <text:p>1206.75</text:p>
          </table:table-cell>
        </table:table-row>
        <table:table-row table:style-name="ro1">
          <table:table-cell office:value-type="float" office:value="14110892" calcext:value-type="float">
            <text:p>14110892</text:p>
          </table:table-cell>
          <table:table-cell table:formula="of:=[.A884]/1000/(60*60*24)" office:value-type="time" office:time-value="PT03H55M10.892S" calcext:value-type="time">
            <text:p>03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68.43" calcext:value-type="float">
            <text:p>968.43</text:p>
          </table:table-cell>
          <table:table-cell office:value-type="float" office:value="1208.08" calcext:value-type="float">
            <text:p>1208.08</text:p>
          </table:table-cell>
        </table:table-row>
        <table:table-row table:style-name="ro1">
          <table:table-cell office:value-type="float" office:value="14126892" calcext:value-type="float">
            <text:p>14126892</text:p>
          </table:table-cell>
          <table:table-cell table:formula="of:=[.A885]/1000/(60*60*24)" office:value-type="time" office:time-value="PT03H55M26.892S" calcext:value-type="time">
            <text:p>03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69.51" calcext:value-type="float">
            <text:p>969.51</text:p>
          </table:table-cell>
          <table:table-cell office:value-type="float" office:value="1209.41" calcext:value-type="float">
            <text:p>1209.41</text:p>
          </table:table-cell>
        </table:table-row>
        <table:table-row table:style-name="ro1">
          <table:table-cell office:value-type="float" office:value="14142891" calcext:value-type="float">
            <text:p>14142891</text:p>
          </table:table-cell>
          <table:table-cell table:formula="of:=[.A886]/1000/(60*60*24)" office:value-type="time" office:time-value="PT03H55M42.891S" calcext:value-type="time">
            <text:p>03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70.59" calcext:value-type="float">
            <text:p>970.59</text:p>
          </table:table-cell>
          <table:table-cell office:value-type="float" office:value="1210.74" calcext:value-type="float">
            <text:p>1210.74</text:p>
          </table:table-cell>
        </table:table-row>
        <table:table-row table:style-name="ro1">
          <table:table-cell office:value-type="float" office:value="14158892" calcext:value-type="float">
            <text:p>14158892</text:p>
          </table:table-cell>
          <table:table-cell table:formula="of:=[.A887]/1000/(60*60*24)" office:value-type="time" office:time-value="PT03H55M58.892S" calcext:value-type="time">
            <text:p>03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71.67" calcext:value-type="float">
            <text:p>971.67</text:p>
          </table:table-cell>
          <table:table-cell office:value-type="float" office:value="1212.06" calcext:value-type="float">
            <text:p>1212.06</text:p>
          </table:table-cell>
        </table:table-row>
        <table:table-row table:style-name="ro1">
          <table:table-cell office:value-type="float" office:value="14174892" calcext:value-type="float">
            <text:p>14174892</text:p>
          </table:table-cell>
          <table:table-cell table:formula="of:=[.A888]/1000/(60*60*24)" office:value-type="time" office:time-value="PT03H56M14.892S" calcext:value-type="time">
            <text:p>03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72.75" calcext:value-type="float">
            <text:p>972.75</text:p>
          </table:table-cell>
          <table:table-cell office:value-type="float" office:value="1213.39" calcext:value-type="float">
            <text:p>1213.39</text:p>
          </table:table-cell>
        </table:table-row>
        <table:table-row table:style-name="ro1">
          <table:table-cell office:value-type="float" office:value="14190892" calcext:value-type="float">
            <text:p>14190892</text:p>
          </table:table-cell>
          <table:table-cell table:formula="of:=[.A889]/1000/(60*60*24)" office:value-type="time" office:time-value="PT03H56M30.892S" calcext:value-type="time">
            <text:p>03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73.83" calcext:value-type="float">
            <text:p>973.83</text:p>
          </table:table-cell>
          <table:table-cell office:value-type="float" office:value="1214.72" calcext:value-type="float">
            <text:p>1214.72</text:p>
          </table:table-cell>
        </table:table-row>
        <table:table-row table:style-name="ro1">
          <table:table-cell office:value-type="float" office:value="14206892" calcext:value-type="float">
            <text:p>14206892</text:p>
          </table:table-cell>
          <table:table-cell table:formula="of:=[.A890]/1000/(60*60*24)" office:value-type="time" office:time-value="PT03H56M46.892S" calcext:value-type="time">
            <text:p>03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74.91" calcext:value-type="float">
            <text:p>974.91</text:p>
          </table:table-cell>
          <table:table-cell office:value-type="float" office:value="1216.04" calcext:value-type="float">
            <text:p>1216.04</text:p>
          </table:table-cell>
        </table:table-row>
        <table:table-row table:style-name="ro1">
          <table:table-cell office:value-type="float" office:value="14222892" calcext:value-type="float">
            <text:p>14222892</text:p>
          </table:table-cell>
          <table:table-cell table:formula="of:=[.A891]/1000/(60*60*24)" office:value-type="time" office:time-value="PT03H57M02.892S" calcext:value-type="time">
            <text:p>03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75.99" calcext:value-type="float">
            <text:p>975.99</text:p>
          </table:table-cell>
          <table:table-cell office:value-type="float" office:value="1217.37" calcext:value-type="float">
            <text:p>1217.37</text:p>
          </table:table-cell>
        </table:table-row>
        <table:table-row table:style-name="ro1">
          <table:table-cell office:value-type="float" office:value="14238892" calcext:value-type="float">
            <text:p>14238892</text:p>
          </table:table-cell>
          <table:table-cell table:formula="of:=[.A892]/1000/(60*60*24)" office:value-type="time" office:time-value="PT03H57M18.892S" calcext:value-type="time">
            <text:p>03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77.07" calcext:value-type="float">
            <text:p>977.07</text:p>
          </table:table-cell>
          <table:table-cell office:value-type="float" office:value="1218.7" calcext:value-type="float">
            <text:p>1218.7</text:p>
          </table:table-cell>
        </table:table-row>
        <table:table-row table:style-name="ro1">
          <table:table-cell office:value-type="float" office:value="14254892" calcext:value-type="float">
            <text:p>14254892</text:p>
          </table:table-cell>
          <table:table-cell table:formula="of:=[.A893]/1000/(60*60*24)" office:value-type="time" office:time-value="PT03H57M34.892S" calcext:value-type="time">
            <text:p>03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78.15" calcext:value-type="float">
            <text:p>978.15</text:p>
          </table:table-cell>
          <table:table-cell office:value-type="float" office:value="1220.02" calcext:value-type="float">
            <text:p>1220.02</text:p>
          </table:table-cell>
        </table:table-row>
        <table:table-row table:style-name="ro1">
          <table:table-cell office:value-type="float" office:value="14270892" calcext:value-type="float">
            <text:p>14270892</text:p>
          </table:table-cell>
          <table:table-cell table:formula="of:=[.A894]/1000/(60*60*24)" office:value-type="time" office:time-value="PT03H57M50.892S" calcext:value-type="time">
            <text:p>03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79.24" calcext:value-type="float">
            <text:p>979.24</text:p>
          </table:table-cell>
          <table:table-cell office:value-type="float" office:value="1221.35" calcext:value-type="float">
            <text:p>1221.35</text:p>
          </table:table-cell>
        </table:table-row>
        <table:table-row table:style-name="ro1">
          <table:table-cell office:value-type="float" office:value="14286892" calcext:value-type="float">
            <text:p>14286892</text:p>
          </table:table-cell>
          <table:table-cell table:formula="of:=[.A895]/1000/(60*60*24)" office:value-type="time" office:time-value="PT03H58M06.892S" calcext:value-type="time">
            <text:p>03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0.32" calcext:value-type="float">
            <text:p>980.32</text:p>
          </table:table-cell>
          <table:table-cell office:value-type="float" office:value="1222.68" calcext:value-type="float">
            <text:p>1222.68</text:p>
          </table:table-cell>
        </table:table-row>
        <table:table-row table:style-name="ro1">
          <table:table-cell office:value-type="float" office:value="14302892" calcext:value-type="float">
            <text:p>14302892</text:p>
          </table:table-cell>
          <table:table-cell table:formula="of:=[.A896]/1000/(60*60*24)" office:value-type="time" office:time-value="PT03H58M22.892S" calcext:value-type="time">
            <text:p>03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81.4" calcext:value-type="float">
            <text:p>981.4</text:p>
          </table:table-cell>
          <table:table-cell office:value-type="float" office:value="1224.01" calcext:value-type="float">
            <text:p>1224.01</text:p>
          </table:table-cell>
        </table:table-row>
        <table:table-row table:style-name="ro1">
          <table:table-cell office:value-type="float" office:value="14318892" calcext:value-type="float">
            <text:p>14318892</text:p>
          </table:table-cell>
          <table:table-cell table:formula="of:=[.A897]/1000/(60*60*24)" office:value-type="time" office:time-value="PT03H58M38.892S" calcext:value-type="time">
            <text:p>03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2.48" calcext:value-type="float">
            <text:p>982.48</text:p>
          </table:table-cell>
          <table:table-cell office:value-type="float" office:value="1225.33" calcext:value-type="float">
            <text:p>1225.33</text:p>
          </table:table-cell>
        </table:table-row>
        <table:table-row table:style-name="ro1">
          <table:table-cell office:value-type="float" office:value="14334892" calcext:value-type="float">
            <text:p>14334892</text:p>
          </table:table-cell>
          <table:table-cell table:formula="of:=[.A898]/1000/(60*60*24)" office:value-type="time" office:time-value="PT03H58M54.892S" calcext:value-type="time">
            <text:p>03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3.56" calcext:value-type="float">
            <text:p>983.56</text:p>
          </table:table-cell>
          <table:table-cell office:value-type="float" office:value="1226.66" calcext:value-type="float">
            <text:p>1226.66</text:p>
          </table:table-cell>
        </table:table-row>
        <table:table-row table:style-name="ro1">
          <table:table-cell office:value-type="float" office:value="14350892" calcext:value-type="float">
            <text:p>14350892</text:p>
          </table:table-cell>
          <table:table-cell table:formula="of:=[.A899]/1000/(60*60*24)" office:value-type="time" office:time-value="PT03H59M10.892S" calcext:value-type="time">
            <text:p>03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84.64" calcext:value-type="float">
            <text:p>984.64</text:p>
          </table:table-cell>
          <table:table-cell office:value-type="float" office:value="1227.99" calcext:value-type="float">
            <text:p>1227.99</text:p>
          </table:table-cell>
        </table:table-row>
        <table:table-row table:style-name="ro1">
          <table:table-cell office:value-type="float" office:value="14366892" calcext:value-type="float">
            <text:p>14366892</text:p>
          </table:table-cell>
          <table:table-cell table:formula="of:=[.A900]/1000/(60*60*24)" office:value-type="time" office:time-value="PT03H59M26.892S" calcext:value-type="time">
            <text:p>03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5.72" calcext:value-type="float">
            <text:p>985.72</text:p>
          </table:table-cell>
          <table:table-cell office:value-type="float" office:value="1229.32" calcext:value-type="float">
            <text:p>1229.32</text:p>
          </table:table-cell>
        </table:table-row>
        <table:table-row table:style-name="ro1">
          <table:table-cell office:value-type="float" office:value="14382892" calcext:value-type="float">
            <text:p>14382892</text:p>
          </table:table-cell>
          <table:table-cell table:formula="of:=[.A901]/1000/(60*60*24)" office:value-type="time" office:time-value="PT03H59M42.892S" calcext:value-type="time">
            <text:p>03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986.8" calcext:value-type="float">
            <text:p>986.8</text:p>
          </table:table-cell>
          <table:table-cell office:value-type="float" office:value="1230.64" calcext:value-type="float">
            <text:p>1230.64</text:p>
          </table:table-cell>
        </table:table-row>
        <table:table-row table:style-name="ro1">
          <table:table-cell office:value-type="float" office:value="14398892" calcext:value-type="float">
            <text:p>14398892</text:p>
          </table:table-cell>
          <table:table-cell table:formula="of:=[.A902]/1000/(60*60*24)" office:value-type="time" office:time-value="PT03H59M58.892S" calcext:value-type="time">
            <text:p>03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7.88" calcext:value-type="float">
            <text:p>987.88</text:p>
          </table:table-cell>
          <table:table-cell office:value-type="float" office:value="1231.97" calcext:value-type="float">
            <text:p>1231.97</text:p>
          </table:table-cell>
        </table:table-row>
        <table:table-row table:style-name="ro1">
          <table:table-cell office:value-type="float" office:value="14414892" calcext:value-type="float">
            <text:p>14414892</text:p>
          </table:table-cell>
          <table:table-cell table:formula="of:=[.A903]/1000/(60*60*24)" office:value-type="time" office:time-value="PT04H00M14.892S" calcext:value-type="time">
            <text:p>04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88.96" calcext:value-type="float">
            <text:p>988.96</text:p>
          </table:table-cell>
          <table:table-cell office:value-type="float" office:value="1233.3" calcext:value-type="float">
            <text:p>1233.3</text:p>
          </table:table-cell>
        </table:table-row>
        <table:table-row table:style-name="ro1">
          <table:table-cell office:value-type="float" office:value="14430892" calcext:value-type="float">
            <text:p>14430892</text:p>
          </table:table-cell>
          <table:table-cell table:formula="of:=[.A904]/1000/(60*60*24)" office:value-type="time" office:time-value="PT04H00M30.892S" calcext:value-type="time">
            <text:p>04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90.05" calcext:value-type="float">
            <text:p>990.05</text:p>
          </table:table-cell>
          <table:table-cell office:value-type="float" office:value="1234.62" calcext:value-type="float">
            <text:p>1234.62</text:p>
          </table:table-cell>
        </table:table-row>
        <table:table-row table:style-name="ro1">
          <table:table-cell office:value-type="float" office:value="14446892" calcext:value-type="float">
            <text:p>14446892</text:p>
          </table:table-cell>
          <table:table-cell table:formula="of:=[.A905]/1000/(60*60*24)" office:value-type="time" office:time-value="PT04H00M46.892S" calcext:value-type="time">
            <text:p>04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91.13" calcext:value-type="float">
            <text:p>991.13</text:p>
          </table:table-cell>
          <table:table-cell office:value-type="float" office:value="1235.95" calcext:value-type="float">
            <text:p>1235.95</text:p>
          </table:table-cell>
        </table:table-row>
        <table:table-row table:style-name="ro1">
          <table:table-cell office:value-type="float" office:value="14462892" calcext:value-type="float">
            <text:p>14462892</text:p>
          </table:table-cell>
          <table:table-cell table:formula="of:=[.A906]/1000/(60*60*24)" office:value-type="time" office:time-value="PT04H01M02.892S" calcext:value-type="time">
            <text:p>04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992.21" calcext:value-type="float">
            <text:p>992.21</text:p>
          </table:table-cell>
          <table:table-cell office:value-type="float" office:value="1237.28" calcext:value-type="float">
            <text:p>1237.28</text:p>
          </table:table-cell>
        </table:table-row>
        <table:table-row table:style-name="ro1">
          <table:table-cell office:value-type="float" office:value="14478892" calcext:value-type="float">
            <text:p>14478892</text:p>
          </table:table-cell>
          <table:table-cell table:formula="of:=[.A907]/1000/(60*60*24)" office:value-type="time" office:time-value="PT04H01M18.892S" calcext:value-type="time">
            <text:p>04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93.29" calcext:value-type="float">
            <text:p>993.29</text:p>
          </table:table-cell>
          <table:table-cell office:value-type="float" office:value="1238.6" calcext:value-type="float">
            <text:p>1238.6</text:p>
          </table:table-cell>
        </table:table-row>
        <table:table-row table:style-name="ro1">
          <table:table-cell office:value-type="float" office:value="14494892" calcext:value-type="float">
            <text:p>14494892</text:p>
          </table:table-cell>
          <table:table-cell table:formula="of:=[.A908]/1000/(60*60*24)" office:value-type="time" office:time-value="PT04H01M34.892S" calcext:value-type="time">
            <text:p>04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94.37" calcext:value-type="float">
            <text:p>994.37</text:p>
          </table:table-cell>
          <table:table-cell office:value-type="float" office:value="1239.93" calcext:value-type="float">
            <text:p>1239.93</text:p>
          </table:table-cell>
        </table:table-row>
        <table:table-row table:style-name="ro1">
          <table:table-cell office:value-type="float" office:value="14510892" calcext:value-type="float">
            <text:p>14510892</text:p>
          </table:table-cell>
          <table:table-cell table:formula="of:=[.A909]/1000/(60*60*24)" office:value-type="time" office:time-value="PT04H01M50.892S" calcext:value-type="time">
            <text:p>04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95.45" calcext:value-type="float">
            <text:p>995.45</text:p>
          </table:table-cell>
          <table:table-cell office:value-type="float" office:value="1241.26" calcext:value-type="float">
            <text:p>1241.26</text:p>
          </table:table-cell>
        </table:table-row>
        <table:table-row table:style-name="ro1">
          <table:table-cell office:value-type="float" office:value="14526892" calcext:value-type="float">
            <text:p>14526892</text:p>
          </table:table-cell>
          <table:table-cell table:formula="of:=[.A910]/1000/(60*60*24)" office:value-type="time" office:time-value="PT04H02M06.892S" calcext:value-type="time">
            <text:p>04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96.53" calcext:value-type="float">
            <text:p>996.53</text:p>
          </table:table-cell>
          <table:table-cell office:value-type="float" office:value="1242.58" calcext:value-type="float">
            <text:p>1242.58</text:p>
          </table:table-cell>
        </table:table-row>
        <table:table-row table:style-name="ro1">
          <table:table-cell office:value-type="float" office:value="14542892" calcext:value-type="float">
            <text:p>14542892</text:p>
          </table:table-cell>
          <table:table-cell table:formula="of:=[.A911]/1000/(60*60*24)" office:value-type="time" office:time-value="PT04H02M22.892S" calcext:value-type="time">
            <text:p>04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997.61" calcext:value-type="float">
            <text:p>997.61</text:p>
          </table:table-cell>
          <table:table-cell office:value-type="float" office:value="1243.91" calcext:value-type="float">
            <text:p>1243.91</text:p>
          </table:table-cell>
        </table:table-row>
        <table:table-row table:style-name="ro1">
          <table:table-cell office:value-type="float" office:value="14558892" calcext:value-type="float">
            <text:p>14558892</text:p>
          </table:table-cell>
          <table:table-cell table:formula="of:=[.A912]/1000/(60*60*24)" office:value-type="time" office:time-value="PT04H02M38.892S" calcext:value-type="time">
            <text:p>04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998.69" calcext:value-type="float">
            <text:p>998.69</text:p>
          </table:table-cell>
          <table:table-cell office:value-type="float" office:value="1245.23" calcext:value-type="float">
            <text:p>1245.23</text:p>
          </table:table-cell>
        </table:table-row>
        <table:table-row table:style-name="ro1">
          <table:table-cell office:value-type="float" office:value="14574892" calcext:value-type="float">
            <text:p>14574892</text:p>
          </table:table-cell>
          <table:table-cell table:formula="of:=[.A913]/1000/(60*60*24)" office:value-type="time" office:time-value="PT04H02M54.892S" calcext:value-type="time">
            <text:p>04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999.77" calcext:value-type="float">
            <text:p>999.77</text:p>
          </table:table-cell>
          <table:table-cell office:value-type="float" office:value="1246.56" calcext:value-type="float">
            <text:p>1246.56</text:p>
          </table:table-cell>
        </table:table-row>
        <table:table-row table:style-name="ro1">
          <table:table-cell office:value-type="float" office:value="14590892" calcext:value-type="float">
            <text:p>14590892</text:p>
          </table:table-cell>
          <table:table-cell table:formula="of:=[.A914]/1000/(60*60*24)" office:value-type="time" office:time-value="PT04H03M10.892S" calcext:value-type="time">
            <text:p>04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000.85" calcext:value-type="float">
            <text:p>1000.85</text:p>
          </table:table-cell>
          <table:table-cell office:value-type="float" office:value="1247.88" calcext:value-type="float">
            <text:p>1247.88</text:p>
          </table:table-cell>
        </table:table-row>
        <table:table-row table:style-name="ro1">
          <table:table-cell office:value-type="float" office:value="14606892" calcext:value-type="float">
            <text:p>14606892</text:p>
          </table:table-cell>
          <table:table-cell table:formula="of:=[.A915]/1000/(60*60*24)" office:value-type="time" office:time-value="PT04H03M26.892S" calcext:value-type="time">
            <text:p>04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1.93" calcext:value-type="float">
            <text:p>1001.93</text:p>
          </table:table-cell>
          <table:table-cell office:value-type="float" office:value="1249.21" calcext:value-type="float">
            <text:p>1249.21</text:p>
          </table:table-cell>
        </table:table-row>
        <table:table-row table:style-name="ro1">
          <table:table-cell office:value-type="float" office:value="14622892" calcext:value-type="float">
            <text:p>14622892</text:p>
          </table:table-cell>
          <table:table-cell table:formula="of:=[.A916]/1000/(60*60*24)" office:value-type="time" office:time-value="PT04H03M42.892S" calcext:value-type="time">
            <text:p>04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3.01" calcext:value-type="float">
            <text:p>1003.01</text:p>
          </table:table-cell>
          <table:table-cell office:value-type="float" office:value="1250.53" calcext:value-type="float">
            <text:p>1250.53</text:p>
          </table:table-cell>
        </table:table-row>
        <table:table-row table:style-name="ro1">
          <table:table-cell office:value-type="float" office:value="14638892" calcext:value-type="float">
            <text:p>14638892</text:p>
          </table:table-cell>
          <table:table-cell table:formula="of:=[.A917]/1000/(60*60*24)" office:value-type="time" office:time-value="PT04H03M58.892S" calcext:value-type="time">
            <text:p>04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004.09" calcext:value-type="float">
            <text:p>1004.09</text:p>
          </table:table-cell>
          <table:table-cell office:value-type="float" office:value="1251.86" calcext:value-type="float">
            <text:p>1251.86</text:p>
          </table:table-cell>
        </table:table-row>
        <table:table-row table:style-name="ro1">
          <table:table-cell office:value-type="float" office:value="14654892" calcext:value-type="float">
            <text:p>14654892</text:p>
          </table:table-cell>
          <table:table-cell table:formula="of:=[.A918]/1000/(60*60*24)" office:value-type="time" office:time-value="PT04H04M14.892S" calcext:value-type="time">
            <text:p>04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5.17" calcext:value-type="float">
            <text:p>1005.17</text:p>
          </table:table-cell>
          <table:table-cell office:value-type="float" office:value="1253.18" calcext:value-type="float">
            <text:p>1253.18</text:p>
          </table:table-cell>
        </table:table-row>
        <table:table-row table:style-name="ro1">
          <table:table-cell office:value-type="float" office:value="14670892" calcext:value-type="float">
            <text:p>14670892</text:p>
          </table:table-cell>
          <table:table-cell table:formula="of:=[.A919]/1000/(60*60*24)" office:value-type="time" office:time-value="PT04H04M30.892S" calcext:value-type="time">
            <text:p>04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006.25" calcext:value-type="float">
            <text:p>1006.25</text:p>
          </table:table-cell>
          <table:table-cell office:value-type="float" office:value="1254.51" calcext:value-type="float">
            <text:p>1254.51</text:p>
          </table:table-cell>
        </table:table-row>
        <table:table-row table:style-name="ro1">
          <table:table-cell office:value-type="float" office:value="14686892" calcext:value-type="float">
            <text:p>14686892</text:p>
          </table:table-cell>
          <table:table-cell table:formula="of:=[.A920]/1000/(60*60*24)" office:value-type="time" office:time-value="PT04H04M46.892S" calcext:value-type="time">
            <text:p>04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7.33" calcext:value-type="float">
            <text:p>1007.33</text:p>
          </table:table-cell>
          <table:table-cell office:value-type="float" office:value="1255.83" calcext:value-type="float">
            <text:p>1255.83</text:p>
          </table:table-cell>
        </table:table-row>
        <table:table-row table:style-name="ro1">
          <table:table-cell office:value-type="float" office:value="14702892" calcext:value-type="float">
            <text:p>14702892</text:p>
          </table:table-cell>
          <table:table-cell table:formula="of:=[.A921]/1000/(60*60*24)" office:value-type="time" office:time-value="PT04H05M02.892S" calcext:value-type="time">
            <text:p>04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8.41" calcext:value-type="float">
            <text:p>1008.41</text:p>
          </table:table-cell>
          <table:table-cell office:value-type="float" office:value="1257.16" calcext:value-type="float">
            <text:p>1257.16</text:p>
          </table:table-cell>
        </table:table-row>
        <table:table-row table:style-name="ro1">
          <table:table-cell office:value-type="float" office:value="14718892" calcext:value-type="float">
            <text:p>14718892</text:p>
          </table:table-cell>
          <table:table-cell table:formula="of:=[.A922]/1000/(60*60*24)" office:value-type="time" office:time-value="PT04H05M18.892S" calcext:value-type="time">
            <text:p>04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1258.48" calcext:value-type="float">
            <text:p>1258.48</text:p>
          </table:table-cell>
        </table:table-row>
        <table:table-row table:style-name="ro1">
          <table:table-cell office:value-type="float" office:value="14734892" calcext:value-type="float">
            <text:p>14734892</text:p>
          </table:table-cell>
          <table:table-cell table:formula="of:=[.A923]/1000/(60*60*24)" office:value-type="time" office:time-value="PT04H05M34.892S" calcext:value-type="time">
            <text:p>04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10.57" calcext:value-type="float">
            <text:p>1010.57</text:p>
          </table:table-cell>
          <table:table-cell office:value-type="float" office:value="1259.81" calcext:value-type="float">
            <text:p>1259.81</text:p>
          </table:table-cell>
        </table:table-row>
        <table:table-row table:style-name="ro1">
          <table:table-cell office:value-type="float" office:value="14750892" calcext:value-type="float">
            <text:p>14750892</text:p>
          </table:table-cell>
          <table:table-cell table:formula="of:=[.A924]/1000/(60*60*24)" office:value-type="time" office:time-value="PT04H05M50.892S" calcext:value-type="time">
            <text:p>04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11.65" calcext:value-type="float">
            <text:p>1011.65</text:p>
          </table:table-cell>
          <table:table-cell office:value-type="float" office:value="1261.13" calcext:value-type="float">
            <text:p>1261.13</text:p>
          </table:table-cell>
        </table:table-row>
        <table:table-row table:style-name="ro1">
          <table:table-cell office:value-type="float" office:value="14766892" calcext:value-type="float">
            <text:p>14766892</text:p>
          </table:table-cell>
          <table:table-cell table:formula="of:=[.A925]/1000/(60*60*24)" office:value-type="time" office:time-value="PT04H06M06.892S" calcext:value-type="time">
            <text:p>04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12.73" calcext:value-type="float">
            <text:p>1012.73</text:p>
          </table:table-cell>
          <table:table-cell office:value-type="float" office:value="1262.45" calcext:value-type="float">
            <text:p>1262.45</text:p>
          </table:table-cell>
        </table:table-row>
        <table:table-row table:style-name="ro1">
          <table:table-cell office:value-type="float" office:value="14782892" calcext:value-type="float">
            <text:p>14782892</text:p>
          </table:table-cell>
          <table:table-cell table:formula="of:=[.A926]/1000/(60*60*24)" office:value-type="time" office:time-value="PT04H06M22.892S" calcext:value-type="time">
            <text:p>04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013.81" calcext:value-type="float">
            <text:p>1013.81</text:p>
          </table:table-cell>
          <table:table-cell office:value-type="float" office:value="1263.78" calcext:value-type="float">
            <text:p>1263.78</text:p>
          </table:table-cell>
        </table:table-row>
        <table:table-row table:style-name="ro1">
          <table:table-cell office:value-type="float" office:value="14798892" calcext:value-type="float">
            <text:p>14798892</text:p>
          </table:table-cell>
          <table:table-cell table:formula="of:=[.A927]/1000/(60*60*24)" office:value-type="time" office:time-value="PT04H06M38.892S" calcext:value-type="time">
            <text:p>04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14.89" calcext:value-type="float">
            <text:p>1014.89</text:p>
          </table:table-cell>
          <table:table-cell office:value-type="float" office:value="1265.1" calcext:value-type="float">
            <text:p>1265.1</text:p>
          </table:table-cell>
        </table:table-row>
        <table:table-row table:style-name="ro1">
          <table:table-cell office:value-type="float" office:value="14814892" calcext:value-type="float">
            <text:p>14814892</text:p>
          </table:table-cell>
          <table:table-cell table:formula="of:=[.A928]/1000/(60*60*24)" office:value-type="time" office:time-value="PT04H06M54.892S" calcext:value-type="time">
            <text:p>04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015.97" calcext:value-type="float">
            <text:p>1015.97</text:p>
          </table:table-cell>
          <table:table-cell office:value-type="float" office:value="1266.43" calcext:value-type="float">
            <text:p>1266.43</text:p>
          </table:table-cell>
        </table:table-row>
        <table:table-row table:style-name="ro1">
          <table:table-cell office:value-type="float" office:value="14830892" calcext:value-type="float">
            <text:p>14830892</text:p>
          </table:table-cell>
          <table:table-cell table:formula="of:=[.A929]/1000/(60*60*24)" office:value-type="time" office:time-value="PT04H07M10.892S" calcext:value-type="time">
            <text:p>04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17.05" calcext:value-type="float">
            <text:p>1017.05</text:p>
          </table:table-cell>
          <table:table-cell office:value-type="float" office:value="1267.75" calcext:value-type="float">
            <text:p>1267.75</text:p>
          </table:table-cell>
        </table:table-row>
        <table:table-row table:style-name="ro1">
          <table:table-cell office:value-type="float" office:value="14846892" calcext:value-type="float">
            <text:p>14846892</text:p>
          </table:table-cell>
          <table:table-cell table:formula="of:=[.A930]/1000/(60*60*24)" office:value-type="time" office:time-value="PT04H07M26.892S" calcext:value-type="time">
            <text:p>04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18.13" calcext:value-type="float">
            <text:p>1018.13</text:p>
          </table:table-cell>
          <table:table-cell office:value-type="float" office:value="1269.08" calcext:value-type="float">
            <text:p>1269.08</text:p>
          </table:table-cell>
        </table:table-row>
        <table:table-row table:style-name="ro1">
          <table:table-cell office:value-type="float" office:value="14862892" calcext:value-type="float">
            <text:p>14862892</text:p>
          </table:table-cell>
          <table:table-cell table:formula="of:=[.A931]/1000/(60*60*24)" office:value-type="time" office:time-value="PT04H07M42.892S" calcext:value-type="time">
            <text:p>04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019.21" calcext:value-type="float">
            <text:p>1019.21</text:p>
          </table:table-cell>
          <table:table-cell office:value-type="float" office:value="1270.4" calcext:value-type="float">
            <text:p>1270.4</text:p>
          </table:table-cell>
        </table:table-row>
        <table:table-row table:style-name="ro1">
          <table:table-cell office:value-type="float" office:value="14878892" calcext:value-type="float">
            <text:p>14878892</text:p>
          </table:table-cell>
          <table:table-cell table:formula="of:=[.A932]/1000/(60*60*24)" office:value-type="time" office:time-value="PT04H07M58.892S" calcext:value-type="time">
            <text:p>04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1020.29" calcext:value-type="float">
            <text:p>1020.29</text:p>
          </table:table-cell>
          <table:table-cell office:value-type="float" office:value="1271.73" calcext:value-type="float">
            <text:p>1271.73</text:p>
          </table:table-cell>
        </table:table-row>
        <table:table-row table:style-name="ro1">
          <table:table-cell office:value-type="float" office:value="14894892" calcext:value-type="float">
            <text:p>14894892</text:p>
          </table:table-cell>
          <table:table-cell table:formula="of:=[.A933]/1000/(60*60*24)" office:value-type="time" office:time-value="PT04H08M14.892S" calcext:value-type="time">
            <text:p>04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21.37" calcext:value-type="float">
            <text:p>1021.37</text:p>
          </table:table-cell>
          <table:table-cell office:value-type="float" office:value="1273.05" calcext:value-type="float">
            <text:p>1273.05</text:p>
          </table:table-cell>
        </table:table-row>
        <table:table-row table:style-name="ro1">
          <table:table-cell office:value-type="float" office:value="14910892" calcext:value-type="float">
            <text:p>14910892</text:p>
          </table:table-cell>
          <table:table-cell table:formula="of:=[.A934]/1000/(60*60*24)" office:value-type="time" office:time-value="PT04H08M30.892S" calcext:value-type="time">
            <text:p>04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22.45" calcext:value-type="float">
            <text:p>1022.45</text:p>
          </table:table-cell>
          <table:table-cell office:value-type="float" office:value="1274.37" calcext:value-type="float">
            <text:p>1274.37</text:p>
          </table:table-cell>
        </table:table-row>
        <table:table-row table:style-name="ro1">
          <table:table-cell office:value-type="float" office:value="14926892" calcext:value-type="float">
            <text:p>14926892</text:p>
          </table:table-cell>
          <table:table-cell table:formula="of:=[.A935]/1000/(60*60*24)" office:value-type="time" office:time-value="PT04H08M46.892S" calcext:value-type="time">
            <text:p>04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23.53" calcext:value-type="float">
            <text:p>1023.53</text:p>
          </table:table-cell>
          <table:table-cell office:value-type="float" office:value="1275.7" calcext:value-type="float">
            <text:p>1275.7</text:p>
          </table:table-cell>
        </table:table-row>
        <table:table-row table:style-name="ro1">
          <table:table-cell office:value-type="float" office:value="14942892" calcext:value-type="float">
            <text:p>14942892</text:p>
          </table:table-cell>
          <table:table-cell table:formula="of:=[.A936]/1000/(60*60*24)" office:value-type="time" office:time-value="PT04H09M02.892S" calcext:value-type="time">
            <text:p>04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24.61" calcext:value-type="float">
            <text:p>1024.61</text:p>
          </table:table-cell>
          <table:table-cell office:value-type="float" office:value="1277.02" calcext:value-type="float">
            <text:p>1277.02</text:p>
          </table:table-cell>
        </table:table-row>
        <table:table-row table:style-name="ro1">
          <table:table-cell office:value-type="float" office:value="14958892" calcext:value-type="float">
            <text:p>14958892</text:p>
          </table:table-cell>
          <table:table-cell table:formula="of:=[.A937]/1000/(60*60*24)" office:value-type="time" office:time-value="PT04H09M18.892S" calcext:value-type="time">
            <text:p>04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025.69" calcext:value-type="float">
            <text:p>1025.69</text:p>
          </table:table-cell>
          <table:table-cell office:value-type="float" office:value="1278.34" calcext:value-type="float">
            <text:p>1278.34</text:p>
          </table:table-cell>
        </table:table-row>
        <table:table-row table:style-name="ro1">
          <table:table-cell office:value-type="float" office:value="14974892" calcext:value-type="float">
            <text:p>14974892</text:p>
          </table:table-cell>
          <table:table-cell table:formula="of:=[.A938]/1000/(60*60*24)" office:value-type="time" office:time-value="PT04H09M34.892S" calcext:value-type="time">
            <text:p>04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26.77" calcext:value-type="float">
            <text:p>1026.77</text:p>
          </table:table-cell>
          <table:table-cell office:value-type="float" office:value="1279.66" calcext:value-type="float">
            <text:p>1279.66</text:p>
          </table:table-cell>
        </table:table-row>
        <table:table-row table:style-name="ro1">
          <table:table-cell office:value-type="float" office:value="14990892" calcext:value-type="float">
            <text:p>14990892</text:p>
          </table:table-cell>
          <table:table-cell table:formula="of:=[.A939]/1000/(60*60*24)" office:value-type="time" office:time-value="PT04H09M50.892S" calcext:value-type="time">
            <text:p>04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27.85" calcext:value-type="float">
            <text:p>1027.85</text:p>
          </table:table-cell>
          <table:table-cell office:value-type="float" office:value="1280.99" calcext:value-type="float">
            <text:p>1280.99</text:p>
          </table:table-cell>
        </table:table-row>
        <table:table-row table:style-name="ro1">
          <table:table-cell office:value-type="float" office:value="15006892" calcext:value-type="float">
            <text:p>15006892</text:p>
          </table:table-cell>
          <table:table-cell table:formula="of:=[.A940]/1000/(60*60*24)" office:value-type="time" office:time-value="PT04H10M06.892S" calcext:value-type="time">
            <text:p>04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7" calcext:value-type="float">
            <text:p>298.47</text:p>
          </table:table-cell>
          <table:table-cell office:value-type="float" office:value="1028.93" calcext:value-type="float">
            <text:p>1028.93</text:p>
          </table:table-cell>
          <table:table-cell office:value-type="float" office:value="1282.31" calcext:value-type="float">
            <text:p>1282.31</text:p>
          </table:table-cell>
        </table:table-row>
        <table:table-row table:style-name="ro1">
          <table:table-cell office:value-type="float" office:value="15022892" calcext:value-type="float">
            <text:p>15022892</text:p>
          </table:table-cell>
          <table:table-cell table:formula="of:=[.A941]/1000/(60*60*24)" office:value-type="time" office:time-value="PT04H10M22.892S" calcext:value-type="time">
            <text:p>04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030.01" calcext:value-type="float">
            <text:p>1030.01</text:p>
          </table:table-cell>
          <table:table-cell office:value-type="float" office:value="1283.64" calcext:value-type="float">
            <text:p>1283.64</text:p>
          </table:table-cell>
        </table:table-row>
        <table:table-row table:style-name="ro1">
          <table:table-cell office:value-type="float" office:value="15038892" calcext:value-type="float">
            <text:p>15038892</text:p>
          </table:table-cell>
          <table:table-cell table:formula="of:=[.A942]/1000/(60*60*24)" office:value-type="time" office:time-value="PT04H10M38.892S" calcext:value-type="time">
            <text:p>04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284.96" calcext:value-type="float">
            <text:p>1284.96</text:p>
          </table:table-cell>
        </table:table-row>
        <table:table-row table:style-name="ro1">
          <table:table-cell office:value-type="float" office:value="15054892" calcext:value-type="float">
            <text:p>15054892</text:p>
          </table:table-cell>
          <table:table-cell table:formula="of:=[.A943]/1000/(60*60*24)" office:value-type="time" office:time-value="PT04H10M54.892S" calcext:value-type="time">
            <text:p>04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2.17" calcext:value-type="float">
            <text:p>1032.17</text:p>
          </table:table-cell>
          <table:table-cell office:value-type="float" office:value="1286.29" calcext:value-type="float">
            <text:p>1286.29</text:p>
          </table:table-cell>
        </table:table-row>
        <table:table-row table:style-name="ro1">
          <table:table-cell office:value-type="float" office:value="15070892" calcext:value-type="float">
            <text:p>15070892</text:p>
          </table:table-cell>
          <table:table-cell table:formula="of:=[.A944]/1000/(60*60*24)" office:value-type="time" office:time-value="PT04H11M10.892S" calcext:value-type="time">
            <text:p>04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3.25" calcext:value-type="float">
            <text:p>1033.25</text:p>
          </table:table-cell>
          <table:table-cell office:value-type="float" office:value="1287.61" calcext:value-type="float">
            <text:p>1287.61</text:p>
          </table:table-cell>
        </table:table-row>
        <table:table-row table:style-name="ro1">
          <table:table-cell office:value-type="float" office:value="15086892" calcext:value-type="float">
            <text:p>15086892</text:p>
          </table:table-cell>
          <table:table-cell table:formula="of:=[.A945]/1000/(60*60*24)" office:value-type="time" office:time-value="PT04H11M26.892S" calcext:value-type="time">
            <text:p>04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4.33" calcext:value-type="float">
            <text:p>1034.33</text:p>
          </table:table-cell>
          <table:table-cell office:value-type="float" office:value="1288.93" calcext:value-type="float">
            <text:p>1288.93</text:p>
          </table:table-cell>
        </table:table-row>
        <table:table-row table:style-name="ro1">
          <table:table-cell office:value-type="float" office:value="15102892" calcext:value-type="float">
            <text:p>15102892</text:p>
          </table:table-cell>
          <table:table-cell table:formula="of:=[.A946]/1000/(60*60*24)" office:value-type="time" office:time-value="PT04H11M42.892S" calcext:value-type="time">
            <text:p>04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35.41" calcext:value-type="float">
            <text:p>1035.41</text:p>
          </table:table-cell>
          <table:table-cell office:value-type="float" office:value="1290.25" calcext:value-type="float">
            <text:p>1290.25</text:p>
          </table:table-cell>
        </table:table-row>
        <table:table-row table:style-name="ro1">
          <table:table-cell office:value-type="float" office:value="15118892" calcext:value-type="float">
            <text:p>15118892</text:p>
          </table:table-cell>
          <table:table-cell table:formula="of:=[.A947]/1000/(60*60*24)" office:value-type="time" office:time-value="PT04H11M58.892S" calcext:value-type="time">
            <text:p>04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6.49" calcext:value-type="float">
            <text:p>1036.49</text:p>
          </table:table-cell>
          <table:table-cell office:value-type="float" office:value="1291.58" calcext:value-type="float">
            <text:p>1291.58</text:p>
          </table:table-cell>
        </table:table-row>
        <table:table-row table:style-name="ro1">
          <table:table-cell office:value-type="float" office:value="15134892" calcext:value-type="float">
            <text:p>15134892</text:p>
          </table:table-cell>
          <table:table-cell table:formula="of:=[.A948]/1000/(60*60*24)" office:value-type="time" office:time-value="PT04H12M14.892S" calcext:value-type="time">
            <text:p>04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7.57" calcext:value-type="float">
            <text:p>1037.57</text:p>
          </table:table-cell>
          <table:table-cell office:value-type="float" office:value="1292.9" calcext:value-type="float">
            <text:p>1292.9</text:p>
          </table:table-cell>
        </table:table-row>
        <table:table-row table:style-name="ro1">
          <table:table-cell office:value-type="float" office:value="15150892" calcext:value-type="float">
            <text:p>15150892</text:p>
          </table:table-cell>
          <table:table-cell table:formula="of:=[.A949]/1000/(60*60*24)" office:value-type="time" office:time-value="PT04H12M30.892S" calcext:value-type="time">
            <text:p>04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38.65" calcext:value-type="float">
            <text:p>1038.65</text:p>
          </table:table-cell>
          <table:table-cell office:value-type="float" office:value="1294.22" calcext:value-type="float">
            <text:p>1294.22</text:p>
          </table:table-cell>
        </table:table-row>
        <table:table-row table:style-name="ro1">
          <table:table-cell office:value-type="float" office:value="15166892" calcext:value-type="float">
            <text:p>15166892</text:p>
          </table:table-cell>
          <table:table-cell table:formula="of:=[.A950]/1000/(60*60*24)" office:value-type="time" office:time-value="PT04H12M46.892S" calcext:value-type="time">
            <text:p>04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39.73" calcext:value-type="float">
            <text:p>1039.73</text:p>
          </table:table-cell>
          <table:table-cell office:value-type="float" office:value="1295.54" calcext:value-type="float">
            <text:p>1295.54</text:p>
          </table:table-cell>
        </table:table-row>
        <table:table-row table:style-name="ro1">
          <table:table-cell office:value-type="float" office:value="15182892" calcext:value-type="float">
            <text:p>15182892</text:p>
          </table:table-cell>
          <table:table-cell table:formula="of:=[.A951]/1000/(60*60*24)" office:value-type="time" office:time-value="PT04H13M02.892S" calcext:value-type="time">
            <text:p>04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40.81" calcext:value-type="float">
            <text:p>1040.81</text:p>
          </table:table-cell>
          <table:table-cell office:value-type="float" office:value="1296.87" calcext:value-type="float">
            <text:p>1296.87</text:p>
          </table:table-cell>
        </table:table-row>
        <table:table-row table:style-name="ro1">
          <table:table-cell office:value-type="float" office:value="15198892" calcext:value-type="float">
            <text:p>15198892</text:p>
          </table:table-cell>
          <table:table-cell table:formula="of:=[.A952]/1000/(60*60*24)" office:value-type="time" office:time-value="PT04H13M18.892S" calcext:value-type="time">
            <text:p>04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41.89" calcext:value-type="float">
            <text:p>1041.89</text:p>
          </table:table-cell>
          <table:table-cell office:value-type="float" office:value="1298.19" calcext:value-type="float">
            <text:p>1298.19</text:p>
          </table:table-cell>
        </table:table-row>
        <table:table-row table:style-name="ro1">
          <table:table-cell office:value-type="float" office:value="15214892" calcext:value-type="float">
            <text:p>15214892</text:p>
          </table:table-cell>
          <table:table-cell table:formula="of:=[.A953]/1000/(60*60*24)" office:value-type="time" office:time-value="PT04H13M34.892S" calcext:value-type="time">
            <text:p>04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42.97" calcext:value-type="float">
            <text:p>1042.97</text:p>
          </table:table-cell>
          <table:table-cell office:value-type="float" office:value="1299.51" calcext:value-type="float">
            <text:p>1299.51</text:p>
          </table:table-cell>
        </table:table-row>
        <table:table-row table:style-name="ro1">
          <table:table-cell office:value-type="float" office:value="15230892" calcext:value-type="float">
            <text:p>15230892</text:p>
          </table:table-cell>
          <table:table-cell table:formula="of:=[.A954]/1000/(60*60*24)" office:value-type="time" office:time-value="PT04H13M50.892S" calcext:value-type="time">
            <text:p>04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44.05" calcext:value-type="float">
            <text:p>1044.05</text:p>
          </table:table-cell>
          <table:table-cell office:value-type="float" office:value="1300.84" calcext:value-type="float">
            <text:p>1300.84</text:p>
          </table:table-cell>
        </table:table-row>
        <table:table-row table:style-name="ro1">
          <table:table-cell office:value-type="float" office:value="15246892" calcext:value-type="float">
            <text:p>15246892</text:p>
          </table:table-cell>
          <table:table-cell table:formula="of:=[.A955]/1000/(60*60*24)" office:value-type="time" office:time-value="PT04H14M06.892S" calcext:value-type="time">
            <text:p>04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45.13" calcext:value-type="float">
            <text:p>1045.13</text:p>
          </table:table-cell>
          <table:table-cell office:value-type="float" office:value="1302.16" calcext:value-type="float">
            <text:p>1302.16</text:p>
          </table:table-cell>
        </table:table-row>
        <table:table-row table:style-name="ro1">
          <table:table-cell office:value-type="float" office:value="15262892" calcext:value-type="float">
            <text:p>15262892</text:p>
          </table:table-cell>
          <table:table-cell table:formula="of:=[.A956]/1000/(60*60*24)" office:value-type="time" office:time-value="PT04H14M22.892S" calcext:value-type="time">
            <text:p>04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46.21" calcext:value-type="float">
            <text:p>1046.21</text:p>
          </table:table-cell>
          <table:table-cell office:value-type="float" office:value="1303.48" calcext:value-type="float">
            <text:p>1303.48</text:p>
          </table:table-cell>
        </table:table-row>
        <table:table-row table:style-name="ro1">
          <table:table-cell office:value-type="float" office:value="15278892" calcext:value-type="float">
            <text:p>15278892</text:p>
          </table:table-cell>
          <table:table-cell table:formula="of:=[.A957]/1000/(60*60*24)" office:value-type="time" office:time-value="PT04H14M38.892S" calcext:value-type="time">
            <text:p>04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47.29" calcext:value-type="float">
            <text:p>1047.29</text:p>
          </table:table-cell>
          <table:table-cell office:value-type="float" office:value="1304.8" calcext:value-type="float">
            <text:p>1304.8</text:p>
          </table:table-cell>
        </table:table-row>
        <table:table-row table:style-name="ro1">
          <table:table-cell office:value-type="float" office:value="15294892" calcext:value-type="float">
            <text:p>15294892</text:p>
          </table:table-cell>
          <table:table-cell table:formula="of:=[.A958]/1000/(60*60*24)" office:value-type="time" office:time-value="PT04H14M54.892S" calcext:value-type="time">
            <text:p>04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48.37" calcext:value-type="float">
            <text:p>1048.37</text:p>
          </table:table-cell>
          <table:table-cell office:value-type="float" office:value="1306.13" calcext:value-type="float">
            <text:p>1306.13</text:p>
          </table:table-cell>
        </table:table-row>
        <table:table-row table:style-name="ro1">
          <table:table-cell office:value-type="float" office:value="15310892" calcext:value-type="float">
            <text:p>15310892</text:p>
          </table:table-cell>
          <table:table-cell table:formula="of:=[.A959]/1000/(60*60*24)" office:value-type="time" office:time-value="PT04H15M10.892S" calcext:value-type="time">
            <text:p>04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049.45" calcext:value-type="float">
            <text:p>1049.45</text:p>
          </table:table-cell>
          <table:table-cell office:value-type="float" office:value="1307.45" calcext:value-type="float">
            <text:p>1307.45</text:p>
          </table:table-cell>
        </table:table-row>
        <table:table-row table:style-name="ro1">
          <table:table-cell office:value-type="float" office:value="15326892" calcext:value-type="float">
            <text:p>15326892</text:p>
          </table:table-cell>
          <table:table-cell table:formula="of:=[.A960]/1000/(60*60*24)" office:value-type="time" office:time-value="PT04H15M26.892S" calcext:value-type="time">
            <text:p>04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0.53" calcext:value-type="float">
            <text:p>1050.53</text:p>
          </table:table-cell>
          <table:table-cell office:value-type="float" office:value="1308.77" calcext:value-type="float">
            <text:p>1308.77</text:p>
          </table:table-cell>
        </table:table-row>
        <table:table-row table:style-name="ro1">
          <table:table-cell office:value-type="float" office:value="15342892" calcext:value-type="float">
            <text:p>15342892</text:p>
          </table:table-cell>
          <table:table-cell table:formula="of:=[.A961]/1000/(60*60*24)" office:value-type="time" office:time-value="PT04H15M42.892S" calcext:value-type="time">
            <text:p>04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1.61" calcext:value-type="float">
            <text:p>1051.61</text:p>
          </table:table-cell>
          <table:table-cell office:value-type="float" office:value="1310.09" calcext:value-type="float">
            <text:p>1310.09</text:p>
          </table:table-cell>
        </table:table-row>
        <table:table-row table:style-name="ro1">
          <table:table-cell office:value-type="float" office:value="15358892" calcext:value-type="float">
            <text:p>15358892</text:p>
          </table:table-cell>
          <table:table-cell table:formula="of:=[.A962]/1000/(60*60*24)" office:value-type="time" office:time-value="PT04H15M58.892S" calcext:value-type="time">
            <text:p>04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2.69" calcext:value-type="float">
            <text:p>1052.69</text:p>
          </table:table-cell>
          <table:table-cell office:value-type="float" office:value="1311.41" calcext:value-type="float">
            <text:p>1311.41</text:p>
          </table:table-cell>
        </table:table-row>
        <table:table-row table:style-name="ro1">
          <table:table-cell office:value-type="float" office:value="15374892" calcext:value-type="float">
            <text:p>15374892</text:p>
          </table:table-cell>
          <table:table-cell table:formula="of:=[.A963]/1000/(60*60*24)" office:value-type="time" office:time-value="PT04H16M14.892S" calcext:value-type="time">
            <text:p>04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3.77" calcext:value-type="float">
            <text:p>1053.77</text:p>
          </table:table-cell>
          <table:table-cell office:value-type="float" office:value="1312.74" calcext:value-type="float">
            <text:p>1312.74</text:p>
          </table:table-cell>
        </table:table-row>
        <table:table-row table:style-name="ro1">
          <table:table-cell office:value-type="float" office:value="15390892" calcext:value-type="float">
            <text:p>15390892</text:p>
          </table:table-cell>
          <table:table-cell table:formula="of:=[.A964]/1000/(60*60*24)" office:value-type="time" office:time-value="PT04H16M30.892S" calcext:value-type="time">
            <text:p>04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1054.85" calcext:value-type="float">
            <text:p>1054.85</text:p>
          </table:table-cell>
          <table:table-cell office:value-type="float" office:value="1314.06" calcext:value-type="float">
            <text:p>1314.06</text:p>
          </table:table-cell>
        </table:table-row>
        <table:table-row table:style-name="ro1">
          <table:table-cell office:value-type="float" office:value="15406892" calcext:value-type="float">
            <text:p>15406892</text:p>
          </table:table-cell>
          <table:table-cell table:formula="of:=[.A965]/1000/(60*60*24)" office:value-type="time" office:time-value="PT04H16M46.892S" calcext:value-type="time">
            <text:p>04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5.93" calcext:value-type="float">
            <text:p>1055.93</text:p>
          </table:table-cell>
          <table:table-cell office:value-type="float" office:value="1315.38" calcext:value-type="float">
            <text:p>1315.38</text:p>
          </table:table-cell>
        </table:table-row>
        <table:table-row table:style-name="ro1">
          <table:table-cell office:value-type="float" office:value="15422892" calcext:value-type="float">
            <text:p>15422892</text:p>
          </table:table-cell>
          <table:table-cell table:formula="of:=[.A966]/1000/(60*60*24)" office:value-type="time" office:time-value="PT04H17M02.892S" calcext:value-type="time">
            <text:p>04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57.01" calcext:value-type="float">
            <text:p>1057.01</text:p>
          </table:table-cell>
          <table:table-cell office:value-type="float" office:value="1316.7" calcext:value-type="float">
            <text:p>1316.7</text:p>
          </table:table-cell>
        </table:table-row>
        <table:table-row table:style-name="ro1">
          <table:table-cell office:value-type="float" office:value="15438892" calcext:value-type="float">
            <text:p>15438892</text:p>
          </table:table-cell>
          <table:table-cell table:formula="of:=[.A967]/1000/(60*60*24)" office:value-type="time" office:time-value="PT04H17M18.892S" calcext:value-type="time">
            <text:p>04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2.8" calcext:value-type="float">
            <text:p>242.8</text:p>
          </table:table-cell>
          <table:table-cell office:value-type="float" office:value="298.23" calcext:value-type="float">
            <text:p>298.23</text:p>
          </table:table-cell>
          <table:table-cell office:value-type="float" office:value="1058.09" calcext:value-type="float">
            <text:p>1058.09</text:p>
          </table:table-cell>
          <table:table-cell office:value-type="float" office:value="1318.02" calcext:value-type="float">
            <text:p>1318.02</text:p>
          </table:table-cell>
        </table:table-row>
        <table:table-row table:style-name="ro1">
          <table:table-cell office:value-type="float" office:value="15454892" calcext:value-type="float">
            <text:p>15454892</text:p>
          </table:table-cell>
          <table:table-cell table:formula="of:=[.A968]/1000/(60*60*24)" office:value-type="time" office:time-value="PT04H17M34.892S" calcext:value-type="time">
            <text:p>04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059.17" calcext:value-type="float">
            <text:p>1059.17</text:p>
          </table:table-cell>
          <table:table-cell office:value-type="float" office:value="1319.35" calcext:value-type="float">
            <text:p>1319.35</text:p>
          </table:table-cell>
        </table:table-row>
        <table:table-row table:style-name="ro1">
          <table:table-cell office:value-type="float" office:value="15470892" calcext:value-type="float">
            <text:p>15470892</text:p>
          </table:table-cell>
          <table:table-cell table:formula="of:=[.A969]/1000/(60*60*24)" office:value-type="time" office:time-value="PT04H17M50.892S" calcext:value-type="time">
            <text:p>04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0.25" calcext:value-type="float">
            <text:p>1060.25</text:p>
          </table:table-cell>
          <table:table-cell office:value-type="float" office:value="1320.67" calcext:value-type="float">
            <text:p>1320.67</text:p>
          </table:table-cell>
        </table:table-row>
        <table:table-row table:style-name="ro1">
          <table:table-cell office:value-type="float" office:value="15486892" calcext:value-type="float">
            <text:p>15486892</text:p>
          </table:table-cell>
          <table:table-cell table:formula="of:=[.A970]/1000/(60*60*24)" office:value-type="time" office:time-value="PT04H18M06.892S" calcext:value-type="time">
            <text:p>04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1.33" calcext:value-type="float">
            <text:p>1061.33</text:p>
          </table:table-cell>
          <table:table-cell office:value-type="float" office:value="1321.99" calcext:value-type="float">
            <text:p>1321.99</text:p>
          </table:table-cell>
        </table:table-row>
        <table:table-row table:style-name="ro1">
          <table:table-cell office:value-type="float" office:value="15502892" calcext:value-type="float">
            <text:p>15502892</text:p>
          </table:table-cell>
          <table:table-cell table:formula="of:=[.A971]/1000/(60*60*24)" office:value-type="time" office:time-value="PT04H18M22.892S" calcext:value-type="time">
            <text:p>04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2.41" calcext:value-type="float">
            <text:p>1062.41</text:p>
          </table:table-cell>
          <table:table-cell office:value-type="float" office:value="1323.31" calcext:value-type="float">
            <text:p>1323.31</text:p>
          </table:table-cell>
        </table:table-row>
        <table:table-row table:style-name="ro1">
          <table:table-cell office:value-type="float" office:value="15518892" calcext:value-type="float">
            <text:p>15518892</text:p>
          </table:table-cell>
          <table:table-cell table:formula="of:=[.A972]/1000/(60*60*24)" office:value-type="time" office:time-value="PT04H18M38.892S" calcext:value-type="time">
            <text:p>04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3.49" calcext:value-type="float">
            <text:p>1063.49</text:p>
          </table:table-cell>
          <table:table-cell office:value-type="float" office:value="1324.63" calcext:value-type="float">
            <text:p>1324.63</text:p>
          </table:table-cell>
        </table:table-row>
        <table:table-row table:style-name="ro1">
          <table:table-cell office:value-type="float" office:value="15534892" calcext:value-type="float">
            <text:p>15534892</text:p>
          </table:table-cell>
          <table:table-cell table:formula="of:=[.A973]/1000/(60*60*24)" office:value-type="time" office:time-value="PT04H18M54.892S" calcext:value-type="time">
            <text:p>04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4.57" calcext:value-type="float">
            <text:p>1064.57</text:p>
          </table:table-cell>
          <table:table-cell office:value-type="float" office:value="1325.95" calcext:value-type="float">
            <text:p>1325.95</text:p>
          </table:table-cell>
        </table:table-row>
        <table:table-row table:style-name="ro1">
          <table:table-cell office:value-type="float" office:value="15550892" calcext:value-type="float">
            <text:p>15550892</text:p>
          </table:table-cell>
          <table:table-cell table:formula="of:=[.A974]/1000/(60*60*24)" office:value-type="time" office:time-value="PT04H19M10.892S" calcext:value-type="time">
            <text:p>04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5.65" calcext:value-type="float">
            <text:p>1065.65</text:p>
          </table:table-cell>
          <table:table-cell office:value-type="float" office:value="1327.28" calcext:value-type="float">
            <text:p>1327.28</text:p>
          </table:table-cell>
        </table:table-row>
        <table:table-row table:style-name="ro1">
          <table:table-cell office:value-type="float" office:value="15566892" calcext:value-type="float">
            <text:p>15566892</text:p>
          </table:table-cell>
          <table:table-cell table:formula="of:=[.A975]/1000/(60*60*24)" office:value-type="time" office:time-value="PT04H19M26.892S" calcext:value-type="time">
            <text:p>04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6.73" calcext:value-type="float">
            <text:p>1066.73</text:p>
          </table:table-cell>
          <table:table-cell office:value-type="float" office:value="1328.6" calcext:value-type="float">
            <text:p>1328.6</text:p>
          </table:table-cell>
        </table:table-row>
        <table:table-row table:style-name="ro1">
          <table:table-cell office:value-type="float" office:value="15582892" calcext:value-type="float">
            <text:p>15582892</text:p>
          </table:table-cell>
          <table:table-cell table:formula="of:=[.A976]/1000/(60*60*24)" office:value-type="time" office:time-value="PT04H19M42.892S" calcext:value-type="time">
            <text:p>04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7.81" calcext:value-type="float">
            <text:p>1067.81</text:p>
          </table:table-cell>
          <table:table-cell office:value-type="float" office:value="1329.92" calcext:value-type="float">
            <text:p>1329.92</text:p>
          </table:table-cell>
        </table:table-row>
        <table:table-row table:style-name="ro1">
          <table:table-cell office:value-type="float" office:value="15598892" calcext:value-type="float">
            <text:p>15598892</text:p>
          </table:table-cell>
          <table:table-cell table:formula="of:=[.A977]/1000/(60*60*24)" office:value-type="time" office:time-value="PT04H19M58.892S" calcext:value-type="time">
            <text:p>04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8.89" calcext:value-type="float">
            <text:p>1068.89</text:p>
          </table:table-cell>
          <table:table-cell office:value-type="float" office:value="1331.24" calcext:value-type="float">
            <text:p>1331.24</text:p>
          </table:table-cell>
        </table:table-row>
        <table:table-row table:style-name="ro1">
          <table:table-cell office:value-type="float" office:value="15614892" calcext:value-type="float">
            <text:p>15614892</text:p>
          </table:table-cell>
          <table:table-cell table:formula="of:=[.A978]/1000/(60*60*24)" office:value-type="time" office:time-value="PT04H20M14.892S" calcext:value-type="time">
            <text:p>04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69.97" calcext:value-type="float">
            <text:p>1069.97</text:p>
          </table:table-cell>
          <table:table-cell office:value-type="float" office:value="1332.56" calcext:value-type="float">
            <text:p>1332.56</text:p>
          </table:table-cell>
        </table:table-row>
        <table:table-row table:style-name="ro1">
          <table:table-cell office:value-type="float" office:value="15630892" calcext:value-type="float">
            <text:p>15630892</text:p>
          </table:table-cell>
          <table:table-cell table:formula="of:=[.A979]/1000/(60*60*24)" office:value-type="time" office:time-value="PT04H20M30.892S" calcext:value-type="time">
            <text:p>04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1.05" calcext:value-type="float">
            <text:p>1071.05</text:p>
          </table:table-cell>
          <table:table-cell office:value-type="float" office:value="1333.88" calcext:value-type="float">
            <text:p>1333.88</text:p>
          </table:table-cell>
        </table:table-row>
        <table:table-row table:style-name="ro1">
          <table:table-cell office:value-type="float" office:value="15646892" calcext:value-type="float">
            <text:p>15646892</text:p>
          </table:table-cell>
          <table:table-cell table:formula="of:=[.A980]/1000/(60*60*24)" office:value-type="time" office:time-value="PT04H20M46.892S" calcext:value-type="time">
            <text:p>04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2.13" calcext:value-type="float">
            <text:p>1072.13</text:p>
          </table:table-cell>
          <table:table-cell office:value-type="float" office:value="1335.2" calcext:value-type="float">
            <text:p>1335.2</text:p>
          </table:table-cell>
        </table:table-row>
        <table:table-row table:style-name="ro1">
          <table:table-cell office:value-type="float" office:value="15662892" calcext:value-type="float">
            <text:p>15662892</text:p>
          </table:table-cell>
          <table:table-cell table:formula="of:=[.A981]/1000/(60*60*24)" office:value-type="time" office:time-value="PT04H21M02.892S" calcext:value-type="time">
            <text:p>04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3.21" calcext:value-type="float">
            <text:p>1073.21</text:p>
          </table:table-cell>
          <table:table-cell office:value-type="float" office:value="1336.52" calcext:value-type="float">
            <text:p>1336.52</text:p>
          </table:table-cell>
        </table:table-row>
        <table:table-row table:style-name="ro1">
          <table:table-cell office:value-type="float" office:value="15678892" calcext:value-type="float">
            <text:p>15678892</text:p>
          </table:table-cell>
          <table:table-cell table:formula="of:=[.A982]/1000/(60*60*24)" office:value-type="time" office:time-value="PT04H21M18.892S" calcext:value-type="time">
            <text:p>04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4.29" calcext:value-type="float">
            <text:p>1074.29</text:p>
          </table:table-cell>
          <table:table-cell office:value-type="float" office:value="1337.84" calcext:value-type="float">
            <text:p>1337.84</text:p>
          </table:table-cell>
        </table:table-row>
        <table:table-row table:style-name="ro1">
          <table:table-cell office:value-type="float" office:value="15694892" calcext:value-type="float">
            <text:p>15694892</text:p>
          </table:table-cell>
          <table:table-cell table:formula="of:=[.A983]/1000/(60*60*24)" office:value-type="time" office:time-value="PT04H21M34.892S" calcext:value-type="time">
            <text:p>04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5.36" calcext:value-type="float">
            <text:p>1075.36</text:p>
          </table:table-cell>
          <table:table-cell office:value-type="float" office:value="1339.16" calcext:value-type="float">
            <text:p>1339.16</text:p>
          </table:table-cell>
        </table:table-row>
        <table:table-row table:style-name="ro1">
          <table:table-cell office:value-type="float" office:value="15710892" calcext:value-type="float">
            <text:p>15710892</text:p>
          </table:table-cell>
          <table:table-cell table:formula="of:=[.A984]/1000/(60*60*24)" office:value-type="time" office:time-value="PT04H21M50.892S" calcext:value-type="time">
            <text:p>04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76.44" calcext:value-type="float">
            <text:p>1076.44</text:p>
          </table:table-cell>
          <table:table-cell office:value-type="float" office:value="1340.48" calcext:value-type="float">
            <text:p>1340.48</text:p>
          </table:table-cell>
        </table:table-row>
        <table:table-row table:style-name="ro1">
          <table:table-cell office:value-type="float" office:value="15726892" calcext:value-type="float">
            <text:p>15726892</text:p>
          </table:table-cell>
          <table:table-cell table:formula="of:=[.A985]/1000/(60*60*24)" office:value-type="time" office:time-value="PT04H22M06.892S" calcext:value-type="time">
            <text:p>04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077.52" calcext:value-type="float">
            <text:p>1077.52</text:p>
          </table:table-cell>
          <table:table-cell office:value-type="float" office:value="1341.81" calcext:value-type="float">
            <text:p>1341.81</text:p>
          </table:table-cell>
        </table:table-row>
        <table:table-row table:style-name="ro1">
          <table:table-cell office:value-type="float" office:value="15742892" calcext:value-type="float">
            <text:p>15742892</text:p>
          </table:table-cell>
          <table:table-cell table:formula="of:=[.A986]/1000/(60*60*24)" office:value-type="time" office:time-value="PT04H22M22.892S" calcext:value-type="time">
            <text:p>04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78.6" calcext:value-type="float">
            <text:p>1078.6</text:p>
          </table:table-cell>
          <table:table-cell office:value-type="float" office:value="1343.13" calcext:value-type="float">
            <text:p>1343.13</text:p>
          </table:table-cell>
        </table:table-row>
        <table:table-row table:style-name="ro1">
          <table:table-cell office:value-type="float" office:value="15758892" calcext:value-type="float">
            <text:p>15758892</text:p>
          </table:table-cell>
          <table:table-cell table:formula="of:=[.A987]/1000/(60*60*24)" office:value-type="time" office:time-value="PT04H22M38.892S" calcext:value-type="time">
            <text:p>04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079.68" calcext:value-type="float">
            <text:p>1079.68</text:p>
          </table:table-cell>
          <table:table-cell office:value-type="float" office:value="1344.45" calcext:value-type="float">
            <text:p>1344.45</text:p>
          </table:table-cell>
        </table:table-row>
        <table:table-row table:style-name="ro1">
          <table:table-cell office:value-type="float" office:value="15774892" calcext:value-type="float">
            <text:p>15774892</text:p>
          </table:table-cell>
          <table:table-cell table:formula="of:=[.A988]/1000/(60*60*24)" office:value-type="time" office:time-value="PT04H22M54.892S" calcext:value-type="time">
            <text:p>04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080.76" calcext:value-type="float">
            <text:p>1080.76</text:p>
          </table:table-cell>
          <table:table-cell office:value-type="float" office:value="1345.77" calcext:value-type="float">
            <text:p>1345.77</text:p>
          </table:table-cell>
        </table:table-row>
        <table:table-row table:style-name="ro1">
          <table:table-cell office:value-type="float" office:value="15790892" calcext:value-type="float">
            <text:p>15790892</text:p>
          </table:table-cell>
          <table:table-cell table:formula="of:=[.A989]/1000/(60*60*24)" office:value-type="time" office:time-value="PT04H23M10.892S" calcext:value-type="time">
            <text:p>04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1.84" calcext:value-type="float">
            <text:p>1081.84</text:p>
          </table:table-cell>
          <table:table-cell office:value-type="float" office:value="1347.09" calcext:value-type="float">
            <text:p>1347.09</text:p>
          </table:table-cell>
        </table:table-row>
        <table:table-row table:style-name="ro1">
          <table:table-cell office:value-type="float" office:value="15806892" calcext:value-type="float">
            <text:p>15806892</text:p>
          </table:table-cell>
          <table:table-cell table:formula="of:=[.A990]/1000/(60*60*24)" office:value-type="time" office:time-value="PT04H23M26.892S" calcext:value-type="time">
            <text:p>04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2.92" calcext:value-type="float">
            <text:p>1082.92</text:p>
          </table:table-cell>
          <table:table-cell office:value-type="float" office:value="1348.41" calcext:value-type="float">
            <text:p>1348.41</text:p>
          </table:table-cell>
        </table:table-row>
        <table:table-row table:style-name="ro1">
          <table:table-cell office:value-type="float" office:value="15822892" calcext:value-type="float">
            <text:p>15822892</text:p>
          </table:table-cell>
          <table:table-cell table:formula="of:=[.A991]/1000/(60*60*24)" office:value-type="time" office:time-value="PT04H23M42.892S" calcext:value-type="time">
            <text:p>04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4" calcext:value-type="float">
            <text:p>1084</text:p>
          </table:table-cell>
          <table:table-cell office:value-type="float" office:value="1349.73" calcext:value-type="float">
            <text:p>1349.73</text:p>
          </table:table-cell>
        </table:table-row>
        <table:table-row table:style-name="ro1">
          <table:table-cell office:value-type="float" office:value="15838892" calcext:value-type="float">
            <text:p>15838892</text:p>
          </table:table-cell>
          <table:table-cell table:formula="of:=[.A992]/1000/(60*60*24)" office:value-type="time" office:time-value="PT04H23M58.892S" calcext:value-type="time">
            <text:p>04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5.08" calcext:value-type="float">
            <text:p>1085.08</text:p>
          </table:table-cell>
          <table:table-cell office:value-type="float" office:value="1351.05" calcext:value-type="float">
            <text:p>1351.05</text:p>
          </table:table-cell>
        </table:table-row>
        <table:table-row table:style-name="ro1">
          <table:table-cell office:value-type="float" office:value="15854892" calcext:value-type="float">
            <text:p>15854892</text:p>
          </table:table-cell>
          <table:table-cell table:formula="of:=[.A993]/1000/(60*60*24)" office:value-type="time" office:time-value="PT04H24M14.892S" calcext:value-type="time">
            <text:p>04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6.15" calcext:value-type="float">
            <text:p>1086.15</text:p>
          </table:table-cell>
          <table:table-cell office:value-type="float" office:value="1352.37" calcext:value-type="float">
            <text:p>1352.37</text:p>
          </table:table-cell>
        </table:table-row>
        <table:table-row table:style-name="ro1">
          <table:table-cell office:value-type="float" office:value="15870892" calcext:value-type="float">
            <text:p>15870892</text:p>
          </table:table-cell>
          <table:table-cell table:formula="of:=[.A994]/1000/(60*60*24)" office:value-type="time" office:time-value="PT04H24M30.892S" calcext:value-type="time">
            <text:p>04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7.23" calcext:value-type="float">
            <text:p>1087.23</text:p>
          </table:table-cell>
          <table:table-cell office:value-type="float" office:value="1353.69" calcext:value-type="float">
            <text:p>1353.69</text:p>
          </table:table-cell>
        </table:table-row>
        <table:table-row table:style-name="ro1">
          <table:table-cell office:value-type="float" office:value="15886892" calcext:value-type="float">
            <text:p>15886892</text:p>
          </table:table-cell>
          <table:table-cell table:formula="of:=[.A995]/1000/(60*60*24)" office:value-type="time" office:time-value="PT04H24M46.892S" calcext:value-type="time">
            <text:p>04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088.31" calcext:value-type="float">
            <text:p>1088.31</text:p>
          </table:table-cell>
          <table:table-cell office:value-type="float" office:value="1355.01" calcext:value-type="float">
            <text:p>1355.01</text:p>
          </table:table-cell>
        </table:table-row>
        <table:table-row table:style-name="ro1">
          <table:table-cell office:value-type="float" office:value="15902892" calcext:value-type="float">
            <text:p>15902892</text:p>
          </table:table-cell>
          <table:table-cell table:formula="of:=[.A996]/1000/(60*60*24)" office:value-type="time" office:time-value="PT04H25M02.892S" calcext:value-type="time">
            <text:p>04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89.39" calcext:value-type="float">
            <text:p>1089.39</text:p>
          </table:table-cell>
          <table:table-cell office:value-type="float" office:value="1356.33" calcext:value-type="float">
            <text:p>1356.33</text:p>
          </table:table-cell>
        </table:table-row>
        <table:table-row table:style-name="ro1">
          <table:table-cell office:value-type="float" office:value="15918892" calcext:value-type="float">
            <text:p>15918892</text:p>
          </table:table-cell>
          <table:table-cell table:formula="of:=[.A997]/1000/(60*60*24)" office:value-type="time" office:time-value="PT04H25M18.892S" calcext:value-type="time">
            <text:p>04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0.47" calcext:value-type="float">
            <text:p>1090.47</text:p>
          </table:table-cell>
          <table:table-cell office:value-type="float" office:value="1357.65" calcext:value-type="float">
            <text:p>1357.65</text:p>
          </table:table-cell>
        </table:table-row>
        <table:table-row table:style-name="ro1">
          <table:table-cell office:value-type="float" office:value="15934892" calcext:value-type="float">
            <text:p>15934892</text:p>
          </table:table-cell>
          <table:table-cell table:formula="of:=[.A998]/1000/(60*60*24)" office:value-type="time" office:time-value="PT04H25M34.892S" calcext:value-type="time">
            <text:p>04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1.55" calcext:value-type="float">
            <text:p>1091.55</text:p>
          </table:table-cell>
          <table:table-cell office:value-type="float" office:value="1358.97" calcext:value-type="float">
            <text:p>1358.97</text:p>
          </table:table-cell>
        </table:table-row>
        <table:table-row table:style-name="ro1">
          <table:table-cell office:value-type="float" office:value="15950892" calcext:value-type="float">
            <text:p>15950892</text:p>
          </table:table-cell>
          <table:table-cell table:formula="of:=[.A999]/1000/(60*60*24)" office:value-type="time" office:time-value="PT04H25M50.892S" calcext:value-type="time">
            <text:p>04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2.63" calcext:value-type="float">
            <text:p>1092.63</text:p>
          </table:table-cell>
          <table:table-cell office:value-type="float" office:value="1360.29" calcext:value-type="float">
            <text:p>1360.29</text:p>
          </table:table-cell>
        </table:table-row>
        <table:table-row table:style-name="ro1">
          <table:table-cell office:value-type="float" office:value="15966892" calcext:value-type="float">
            <text:p>15966892</text:p>
          </table:table-cell>
          <table:table-cell table:formula="of:=[.A1000]/1000/(60*60*24)" office:value-type="time" office:time-value="PT04H26M06.892S" calcext:value-type="time">
            <text:p>04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3.7" calcext:value-type="float">
            <text:p>1093.7</text:p>
          </table:table-cell>
          <table:table-cell office:value-type="float" office:value="1361.61" calcext:value-type="float">
            <text:p>1361.61</text:p>
          </table:table-cell>
        </table:table-row>
        <table:table-row table:style-name="ro1">
          <table:table-cell office:value-type="float" office:value="15982892" calcext:value-type="float">
            <text:p>15982892</text:p>
          </table:table-cell>
          <table:table-cell table:formula="of:=[.A1001]/1000/(60*60*24)" office:value-type="time" office:time-value="PT04H26M22.892S" calcext:value-type="time">
            <text:p>04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4.78" calcext:value-type="float">
            <text:p>1094.78</text:p>
          </table:table-cell>
          <table:table-cell office:value-type="float" office:value="1362.93" calcext:value-type="float">
            <text:p>1362.93</text:p>
          </table:table-cell>
        </table:table-row>
        <table:table-row table:style-name="ro1">
          <table:table-cell office:value-type="float" office:value="15998892" calcext:value-type="float">
            <text:p>15998892</text:p>
          </table:table-cell>
          <table:table-cell table:formula="of:=[.A1002]/1000/(60*60*24)" office:value-type="time" office:time-value="PT04H26M38.892S" calcext:value-type="time">
            <text:p>04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95.86" calcext:value-type="float">
            <text:p>1095.86</text:p>
          </table:table-cell>
          <table:table-cell office:value-type="float" office:value="1364.25" calcext:value-type="float">
            <text:p>1364.25</text:p>
          </table:table-cell>
        </table:table-row>
        <table:table-row table:style-name="ro1">
          <table:table-cell office:value-type="float" office:value="16014892" calcext:value-type="float">
            <text:p>16014892</text:p>
          </table:table-cell>
          <table:table-cell table:formula="of:=[.A1003]/1000/(60*60*24)" office:value-type="time" office:time-value="PT04H26M54.892S" calcext:value-type="time">
            <text:p>04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6.94" calcext:value-type="float">
            <text:p>1096.94</text:p>
          </table:table-cell>
          <table:table-cell office:value-type="float" office:value="1365.57" calcext:value-type="float">
            <text:p>1365.57</text:p>
          </table:table-cell>
        </table:table-row>
        <table:table-row table:style-name="ro1">
          <table:table-cell office:value-type="float" office:value="16030892" calcext:value-type="float">
            <text:p>16030892</text:p>
          </table:table-cell>
          <table:table-cell table:formula="of:=[.A1004]/1000/(60*60*24)" office:value-type="time" office:time-value="PT04H27M10.892S" calcext:value-type="time">
            <text:p>04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098.02" calcext:value-type="float">
            <text:p>1098.02</text:p>
          </table:table-cell>
          <table:table-cell office:value-type="float" office:value="1366.89" calcext:value-type="float">
            <text:p>1366.89</text:p>
          </table:table-cell>
        </table:table-row>
        <table:table-row table:style-name="ro1">
          <table:table-cell office:value-type="float" office:value="16046892" calcext:value-type="float">
            <text:p>16046892</text:p>
          </table:table-cell>
          <table:table-cell table:formula="of:=[.A1005]/1000/(60*60*24)" office:value-type="time" office:time-value="PT04H27M26.892S" calcext:value-type="time">
            <text:p>04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099.1" calcext:value-type="float">
            <text:p>1099.1</text:p>
          </table:table-cell>
          <table:table-cell office:value-type="float" office:value="1368.21" calcext:value-type="float">
            <text:p>1368.21</text:p>
          </table:table-cell>
        </table:table-row>
        <table:table-row table:style-name="ro1">
          <table:table-cell office:value-type="float" office:value="16062892" calcext:value-type="float">
            <text:p>16062892</text:p>
          </table:table-cell>
          <table:table-cell table:formula="of:=[.A1006]/1000/(60*60*24)" office:value-type="time" office:time-value="PT04H27M42.892S" calcext:value-type="time">
            <text:p>04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0.17" calcext:value-type="float">
            <text:p>1100.17</text:p>
          </table:table-cell>
          <table:table-cell office:value-type="float" office:value="1369.53" calcext:value-type="float">
            <text:p>1369.53</text:p>
          </table:table-cell>
        </table:table-row>
        <table:table-row table:style-name="ro1">
          <table:table-cell office:value-type="float" office:value="16078892" calcext:value-type="float">
            <text:p>16078892</text:p>
          </table:table-cell>
          <table:table-cell table:formula="of:=[.A1007]/1000/(60*60*24)" office:value-type="time" office:time-value="PT04H27M58.892S" calcext:value-type="time">
            <text:p>04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370.85" calcext:value-type="float">
            <text:p>1370.85</text:p>
          </table:table-cell>
        </table:table-row>
        <table:table-row table:style-name="ro1">
          <table:table-cell office:value-type="float" office:value="16094892" calcext:value-type="float">
            <text:p>16094892</text:p>
          </table:table-cell>
          <table:table-cell table:formula="of:=[.A1008]/1000/(60*60*24)" office:value-type="time" office:time-value="PT04H28M14.892S" calcext:value-type="time">
            <text:p>04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2.33" calcext:value-type="float">
            <text:p>1102.33</text:p>
          </table:table-cell>
          <table:table-cell office:value-type="float" office:value="1372.17" calcext:value-type="float">
            <text:p>1372.17</text:p>
          </table:table-cell>
        </table:table-row>
        <table:table-row table:style-name="ro1">
          <table:table-cell office:value-type="float" office:value="16110892" calcext:value-type="float">
            <text:p>16110892</text:p>
          </table:table-cell>
          <table:table-cell table:formula="of:=[.A1009]/1000/(60*60*24)" office:value-type="time" office:time-value="PT04H28M30.892S" calcext:value-type="time">
            <text:p>04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3.41" calcext:value-type="float">
            <text:p>1103.41</text:p>
          </table:table-cell>
          <table:table-cell office:value-type="float" office:value="1373.49" calcext:value-type="float">
            <text:p>1373.49</text:p>
          </table:table-cell>
        </table:table-row>
        <table:table-row table:style-name="ro1">
          <table:table-cell office:value-type="float" office:value="16126892" calcext:value-type="float">
            <text:p>16126892</text:p>
          </table:table-cell>
          <table:table-cell table:formula="of:=[.A1010]/1000/(60*60*24)" office:value-type="time" office:time-value="PT04H28M46.892S" calcext:value-type="time">
            <text:p>04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4.49" calcext:value-type="float">
            <text:p>1104.49</text:p>
          </table:table-cell>
          <table:table-cell office:value-type="float" office:value="1374.82" calcext:value-type="float">
            <text:p>1374.82</text:p>
          </table:table-cell>
        </table:table-row>
        <table:table-row table:style-name="ro1">
          <table:table-cell office:value-type="float" office:value="16142892" calcext:value-type="float">
            <text:p>16142892</text:p>
          </table:table-cell>
          <table:table-cell table:formula="of:=[.A1011]/1000/(60*60*24)" office:value-type="time" office:time-value="PT04H29M02.892S" calcext:value-type="time">
            <text:p>04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5.56" calcext:value-type="float">
            <text:p>1105.56</text:p>
          </table:table-cell>
          <table:table-cell office:value-type="float" office:value="1376.14" calcext:value-type="float">
            <text:p>1376.14</text:p>
          </table:table-cell>
        </table:table-row>
        <table:table-row table:style-name="ro1">
          <table:table-cell office:value-type="float" office:value="16158892" calcext:value-type="float">
            <text:p>16158892</text:p>
          </table:table-cell>
          <table:table-cell table:formula="of:=[.A1012]/1000/(60*60*24)" office:value-type="time" office:time-value="PT04H29M18.892S" calcext:value-type="time">
            <text:p>04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6.64" calcext:value-type="float">
            <text:p>1106.64</text:p>
          </table:table-cell>
          <table:table-cell office:value-type="float" office:value="1377.46" calcext:value-type="float">
            <text:p>1377.46</text:p>
          </table:table-cell>
        </table:table-row>
        <table:table-row table:style-name="ro1">
          <table:table-cell office:value-type="float" office:value="16174892" calcext:value-type="float">
            <text:p>16174892</text:p>
          </table:table-cell>
          <table:table-cell table:formula="of:=[.A1013]/1000/(60*60*24)" office:value-type="time" office:time-value="PT04H29M34.892S" calcext:value-type="time">
            <text:p>04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7.72" calcext:value-type="float">
            <text:p>1107.72</text:p>
          </table:table-cell>
          <table:table-cell office:value-type="float" office:value="1378.78" calcext:value-type="float">
            <text:p>1378.78</text:p>
          </table:table-cell>
        </table:table-row>
        <table:table-row table:style-name="ro1">
          <table:table-cell office:value-type="float" office:value="16190892" calcext:value-type="float">
            <text:p>16190892</text:p>
          </table:table-cell>
          <table:table-cell table:formula="of:=[.A1014]/1000/(60*60*24)" office:value-type="time" office:time-value="PT04H29M50.892S" calcext:value-type="time">
            <text:p>04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8.8" calcext:value-type="float">
            <text:p>1108.8</text:p>
          </table:table-cell>
          <table:table-cell office:value-type="float" office:value="1380.1" calcext:value-type="float">
            <text:p>1380.1</text:p>
          </table:table-cell>
        </table:table-row>
        <table:table-row table:style-name="ro1">
          <table:table-cell office:value-type="float" office:value="16206892" calcext:value-type="float">
            <text:p>16206892</text:p>
          </table:table-cell>
          <table:table-cell table:formula="of:=[.A1015]/1000/(60*60*24)" office:value-type="time" office:time-value="PT04H30M06.892S" calcext:value-type="time">
            <text:p>04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09.88" calcext:value-type="float">
            <text:p>1109.88</text:p>
          </table:table-cell>
          <table:table-cell office:value-type="float" office:value="1381.42" calcext:value-type="float">
            <text:p>1381.42</text:p>
          </table:table-cell>
        </table:table-row>
        <table:table-row table:style-name="ro1">
          <table:table-cell office:value-type="float" office:value="16222892" calcext:value-type="float">
            <text:p>16222892</text:p>
          </table:table-cell>
          <table:table-cell table:formula="of:=[.A1016]/1000/(60*60*24)" office:value-type="time" office:time-value="PT04H30M22.892S" calcext:value-type="time">
            <text:p>04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10.95" calcext:value-type="float">
            <text:p>1110.95</text:p>
          </table:table-cell>
          <table:table-cell office:value-type="float" office:value="1382.74" calcext:value-type="float">
            <text:p>1382.74</text:p>
          </table:table-cell>
        </table:table-row>
        <table:table-row table:style-name="ro1">
          <table:table-cell office:value-type="float" office:value="16238892" calcext:value-type="float">
            <text:p>16238892</text:p>
          </table:table-cell>
          <table:table-cell table:formula="of:=[.A1017]/1000/(60*60*24)" office:value-type="time" office:time-value="PT04H30M38.892S" calcext:value-type="time">
            <text:p>04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12.03" calcext:value-type="float">
            <text:p>1112.03</text:p>
          </table:table-cell>
          <table:table-cell office:value-type="float" office:value="1384.06" calcext:value-type="float">
            <text:p>1384.06</text:p>
          </table:table-cell>
        </table:table-row>
        <table:table-row table:style-name="ro1">
          <table:table-cell office:value-type="float" office:value="16254892" calcext:value-type="float">
            <text:p>16254892</text:p>
          </table:table-cell>
          <table:table-cell table:formula="of:=[.A1018]/1000/(60*60*24)" office:value-type="time" office:time-value="PT04H30M54.892S" calcext:value-type="time">
            <text:p>04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113.11" calcext:value-type="float">
            <text:p>1113.11</text:p>
          </table:table-cell>
          <table:table-cell office:value-type="float" office:value="1385.38" calcext:value-type="float">
            <text:p>1385.38</text:p>
          </table:table-cell>
        </table:table-row>
        <table:table-row table:style-name="ro1">
          <table:table-cell office:value-type="float" office:value="16270892" calcext:value-type="float">
            <text:p>16270892</text:p>
          </table:table-cell>
          <table:table-cell table:formula="of:=[.A1019]/1000/(60*60*24)" office:value-type="time" office:time-value="PT04H31M10.892S" calcext:value-type="time">
            <text:p>04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14.19" calcext:value-type="float">
            <text:p>1114.19</text:p>
          </table:table-cell>
          <table:table-cell office:value-type="float" office:value="1386.7" calcext:value-type="float">
            <text:p>1386.7</text:p>
          </table:table-cell>
        </table:table-row>
        <table:table-row table:style-name="ro1">
          <table:table-cell office:value-type="float" office:value="16286892" calcext:value-type="float">
            <text:p>16286892</text:p>
          </table:table-cell>
          <table:table-cell table:formula="of:=[.A1020]/1000/(60*60*24)" office:value-type="time" office:time-value="PT04H31M26.892S" calcext:value-type="time">
            <text:p>04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15.27" calcext:value-type="float">
            <text:p>1115.27</text:p>
          </table:table-cell>
          <table:table-cell office:value-type="float" office:value="1388.02" calcext:value-type="float">
            <text:p>1388.02</text:p>
          </table:table-cell>
        </table:table-row>
        <table:table-row table:style-name="ro1">
          <table:table-cell office:value-type="float" office:value="16302892" calcext:value-type="float">
            <text:p>16302892</text:p>
          </table:table-cell>
          <table:table-cell table:formula="of:=[.A1021]/1000/(60*60*24)" office:value-type="time" office:time-value="PT04H31M42.892S" calcext:value-type="time">
            <text:p>04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16.35" calcext:value-type="float">
            <text:p>1116.35</text:p>
          </table:table-cell>
          <table:table-cell office:value-type="float" office:value="1389.34" calcext:value-type="float">
            <text:p>1389.34</text:p>
          </table:table-cell>
        </table:table-row>
        <table:table-row table:style-name="ro1">
          <table:table-cell office:value-type="float" office:value="16318892" calcext:value-type="float">
            <text:p>16318892</text:p>
          </table:table-cell>
          <table:table-cell table:formula="of:=[.A1022]/1000/(60*60*24)" office:value-type="time" office:time-value="PT04H31M58.892S" calcext:value-type="time">
            <text:p>04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117.42" calcext:value-type="float">
            <text:p>1117.42</text:p>
          </table:table-cell>
          <table:table-cell office:value-type="float" office:value="1390.66" calcext:value-type="float">
            <text:p>1390.66</text:p>
          </table:table-cell>
        </table:table-row>
        <table:table-row table:style-name="ro1">
          <table:table-cell office:value-type="float" office:value="16334892" calcext:value-type="float">
            <text:p>16334892</text:p>
          </table:table-cell>
          <table:table-cell table:formula="of:=[.A1023]/1000/(60*60*24)" office:value-type="time" office:time-value="PT04H32M14.892S" calcext:value-type="time">
            <text:p>04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118.5" calcext:value-type="float">
            <text:p>1118.5</text:p>
          </table:table-cell>
          <table:table-cell office:value-type="float" office:value="1391.98" calcext:value-type="float">
            <text:p>1391.98</text:p>
          </table:table-cell>
        </table:table-row>
        <table:table-row table:style-name="ro1">
          <table:table-cell office:value-type="float" office:value="16350892" calcext:value-type="float">
            <text:p>16350892</text:p>
          </table:table-cell>
          <table:table-cell table:formula="of:=[.A1024]/1000/(60*60*24)" office:value-type="time" office:time-value="PT04H32M30.892S" calcext:value-type="time">
            <text:p>04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19.58" calcext:value-type="float">
            <text:p>1119.58</text:p>
          </table:table-cell>
          <table:table-cell office:value-type="float" office:value="1393.3" calcext:value-type="float">
            <text:p>1393.3</text:p>
          </table:table-cell>
        </table:table-row>
        <table:table-row table:style-name="ro1">
          <table:table-cell office:value-type="float" office:value="16366892" calcext:value-type="float">
            <text:p>16366892</text:p>
          </table:table-cell>
          <table:table-cell table:formula="of:=[.A1025]/1000/(60*60*24)" office:value-type="time" office:time-value="PT04H32M46.892S" calcext:value-type="time">
            <text:p>04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0.66" calcext:value-type="float">
            <text:p>1120.66</text:p>
          </table:table-cell>
          <table:table-cell office:value-type="float" office:value="1394.62" calcext:value-type="float">
            <text:p>1394.62</text:p>
          </table:table-cell>
        </table:table-row>
        <table:table-row table:style-name="ro1">
          <table:table-cell office:value-type="float" office:value="16382892" calcext:value-type="float">
            <text:p>16382892</text:p>
          </table:table-cell>
          <table:table-cell table:formula="of:=[.A1026]/1000/(60*60*24)" office:value-type="time" office:time-value="PT04H33M02.892S" calcext:value-type="time">
            <text:p>04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121.74" calcext:value-type="float">
            <text:p>1121.74</text:p>
          </table:table-cell>
          <table:table-cell office:value-type="float" office:value="1395.94" calcext:value-type="float">
            <text:p>1395.94</text:p>
          </table:table-cell>
        </table:table-row>
        <table:table-row table:style-name="ro1">
          <table:table-cell office:value-type="float" office:value="16398892" calcext:value-type="float">
            <text:p>16398892</text:p>
          </table:table-cell>
          <table:table-cell table:formula="of:=[.A1027]/1000/(60*60*24)" office:value-type="time" office:time-value="PT04H33M18.892S" calcext:value-type="time">
            <text:p>04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122.81" calcext:value-type="float">
            <text:p>1122.81</text:p>
          </table:table-cell>
          <table:table-cell office:value-type="float" office:value="1397.26" calcext:value-type="float">
            <text:p>1397.26</text:p>
          </table:table-cell>
        </table:table-row>
        <table:table-row table:style-name="ro1">
          <table:table-cell office:value-type="float" office:value="16414892" calcext:value-type="float">
            <text:p>16414892</text:p>
          </table:table-cell>
          <table:table-cell table:formula="of:=[.A1028]/1000/(60*60*24)" office:value-type="time" office:time-value="PT04H33M34.892S" calcext:value-type="time">
            <text:p>04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3.89" calcext:value-type="float">
            <text:p>1123.89</text:p>
          </table:table-cell>
          <table:table-cell office:value-type="float" office:value="1398.57" calcext:value-type="float">
            <text:p>1398.57</text:p>
          </table:table-cell>
        </table:table-row>
        <table:table-row table:style-name="ro1">
          <table:table-cell office:value-type="float" office:value="16430892" calcext:value-type="float">
            <text:p>16430892</text:p>
          </table:table-cell>
          <table:table-cell table:formula="of:=[.A1029]/1000/(60*60*24)" office:value-type="time" office:time-value="PT04H33M50.892S" calcext:value-type="time">
            <text:p>04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4.97" calcext:value-type="float">
            <text:p>1124.97</text:p>
          </table:table-cell>
          <table:table-cell office:value-type="float" office:value="1399.9" calcext:value-type="float">
            <text:p>1399.9</text:p>
          </table:table-cell>
        </table:table-row>
        <table:table-row table:style-name="ro1">
          <table:table-cell office:value-type="float" office:value="16446892" calcext:value-type="float">
            <text:p>16446892</text:p>
          </table:table-cell>
          <table:table-cell table:formula="of:=[.A1030]/1000/(60*60*24)" office:value-type="time" office:time-value="PT04H34M06.892S" calcext:value-type="time">
            <text:p>04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6.05" calcext:value-type="float">
            <text:p>1126.05</text:p>
          </table:table-cell>
          <table:table-cell office:value-type="float" office:value="1401.21" calcext:value-type="float">
            <text:p>1401.21</text:p>
          </table:table-cell>
        </table:table-row>
        <table:table-row table:style-name="ro1">
          <table:table-cell office:value-type="float" office:value="16462892" calcext:value-type="float">
            <text:p>16462892</text:p>
          </table:table-cell>
          <table:table-cell table:formula="of:=[.A1031]/1000/(60*60*24)" office:value-type="time" office:time-value="PT04H34M22.892S" calcext:value-type="time">
            <text:p>04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7.12" calcext:value-type="float">
            <text:p>1127.12</text:p>
          </table:table-cell>
          <table:table-cell office:value-type="float" office:value="1402.53" calcext:value-type="float">
            <text:p>1402.53</text:p>
          </table:table-cell>
        </table:table-row>
        <table:table-row table:style-name="ro1">
          <table:table-cell office:value-type="float" office:value="16478892" calcext:value-type="float">
            <text:p>16478892</text:p>
          </table:table-cell>
          <table:table-cell table:formula="of:=[.A1032]/1000/(60*60*24)" office:value-type="time" office:time-value="PT04H34M38.892S" calcext:value-type="time">
            <text:p>04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8.2" calcext:value-type="float">
            <text:p>1128.2</text:p>
          </table:table-cell>
          <table:table-cell office:value-type="float" office:value="1403.85" calcext:value-type="float">
            <text:p>1403.85</text:p>
          </table:table-cell>
        </table:table-row>
        <table:table-row table:style-name="ro1">
          <table:table-cell office:value-type="float" office:value="16494892" calcext:value-type="float">
            <text:p>16494892</text:p>
          </table:table-cell>
          <table:table-cell table:formula="of:=[.A1033]/1000/(60*60*24)" office:value-type="time" office:time-value="PT04H34M54.892S" calcext:value-type="time">
            <text:p>04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1405.17" calcext:value-type="float">
            <text:p>1405.17</text:p>
          </table:table-cell>
        </table:table-row>
        <table:table-row table:style-name="ro1">
          <table:table-cell office:value-type="float" office:value="16510892" calcext:value-type="float">
            <text:p>16510892</text:p>
          </table:table-cell>
          <table:table-cell table:formula="of:=[.A1034]/1000/(60*60*24)" office:value-type="time" office:time-value="PT04H35M10.892S" calcext:value-type="time">
            <text:p>04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30.36" calcext:value-type="float">
            <text:p>1130.36</text:p>
          </table:table-cell>
          <table:table-cell office:value-type="float" office:value="1406.49" calcext:value-type="float">
            <text:p>1406.49</text:p>
          </table:table-cell>
        </table:table-row>
        <table:table-row table:style-name="ro1">
          <table:table-cell office:value-type="float" office:value="16526892" calcext:value-type="float">
            <text:p>16526892</text:p>
          </table:table-cell>
          <table:table-cell table:formula="of:=[.A1035]/1000/(60*60*24)" office:value-type="time" office:time-value="PT04H35M26.892S" calcext:value-type="time">
            <text:p>04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31.44" calcext:value-type="float">
            <text:p>1131.44</text:p>
          </table:table-cell>
          <table:table-cell office:value-type="float" office:value="1407.81" calcext:value-type="float">
            <text:p>1407.81</text:p>
          </table:table-cell>
        </table:table-row>
        <table:table-row table:style-name="ro1">
          <table:table-cell office:value-type="float" office:value="16542892" calcext:value-type="float">
            <text:p>16542892</text:p>
          </table:table-cell>
          <table:table-cell table:formula="of:=[.A1036]/1000/(60*60*24)" office:value-type="time" office:time-value="PT04H35M42.892S" calcext:value-type="time">
            <text:p>04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32.51" calcext:value-type="float">
            <text:p>1132.51</text:p>
          </table:table-cell>
          <table:table-cell office:value-type="float" office:value="1409.13" calcext:value-type="float">
            <text:p>1409.13</text:p>
          </table:table-cell>
        </table:table-row>
        <table:table-row table:style-name="ro1">
          <table:table-cell office:value-type="float" office:value="16558892" calcext:value-type="float">
            <text:p>16558892</text:p>
          </table:table-cell>
          <table:table-cell table:formula="of:=[.A1037]/1000/(60*60*24)" office:value-type="time" office:time-value="PT04H35M58.892S" calcext:value-type="time">
            <text:p>04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133.59" calcext:value-type="float">
            <text:p>1133.59</text:p>
          </table:table-cell>
          <table:table-cell office:value-type="float" office:value="1410.45" calcext:value-type="float">
            <text:p>1410.45</text:p>
          </table:table-cell>
        </table:table-row>
        <table:table-row table:style-name="ro1">
          <table:table-cell office:value-type="float" office:value="16574892" calcext:value-type="float">
            <text:p>16574892</text:p>
          </table:table-cell>
          <table:table-cell table:formula="of:=[.A1038]/1000/(60*60*24)" office:value-type="time" office:time-value="PT04H36M14.892S" calcext:value-type="time">
            <text:p>04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34.67" calcext:value-type="float">
            <text:p>1134.67</text:p>
          </table:table-cell>
          <table:table-cell office:value-type="float" office:value="1411.77" calcext:value-type="float">
            <text:p>1411.77</text:p>
          </table:table-cell>
        </table:table-row>
        <table:table-row table:style-name="ro1">
          <table:table-cell office:value-type="float" office:value="16590892" calcext:value-type="float">
            <text:p>16590892</text:p>
          </table:table-cell>
          <table:table-cell table:formula="of:=[.A1039]/1000/(60*60*24)" office:value-type="time" office:time-value="PT04H36M30.892S" calcext:value-type="time">
            <text:p>04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35.75" calcext:value-type="float">
            <text:p>1135.75</text:p>
          </table:table-cell>
          <table:table-cell office:value-type="float" office:value="1413.09" calcext:value-type="float">
            <text:p>1413.09</text:p>
          </table:table-cell>
        </table:table-row>
        <table:table-row table:style-name="ro1">
          <table:table-cell office:value-type="float" office:value="16606892" calcext:value-type="float">
            <text:p>16606892</text:p>
          </table:table-cell>
          <table:table-cell table:formula="of:=[.A1040]/1000/(60*60*24)" office:value-type="time" office:time-value="PT04H36M46.892S" calcext:value-type="time">
            <text:p>04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36.83" calcext:value-type="float">
            <text:p>1136.83</text:p>
          </table:table-cell>
          <table:table-cell office:value-type="float" office:value="1414.41" calcext:value-type="float">
            <text:p>1414.41</text:p>
          </table:table-cell>
        </table:table-row>
        <table:table-row table:style-name="ro1">
          <table:table-cell office:value-type="float" office:value="16622892" calcext:value-type="float">
            <text:p>16622892</text:p>
          </table:table-cell>
          <table:table-cell table:formula="of:=[.A1041]/1000/(60*60*24)" office:value-type="time" office:time-value="PT04H37M02.892S" calcext:value-type="time">
            <text:p>04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137.9" calcext:value-type="float">
            <text:p>1137.9</text:p>
          </table:table-cell>
          <table:table-cell office:value-type="float" office:value="1415.72" calcext:value-type="float">
            <text:p>1415.72</text:p>
          </table:table-cell>
        </table:table-row>
        <table:table-row table:style-name="ro1">
          <table:table-cell office:value-type="float" office:value="16638892" calcext:value-type="float">
            <text:p>16638892</text:p>
          </table:table-cell>
          <table:table-cell table:formula="of:=[.A1042]/1000/(60*60*24)" office:value-type="time" office:time-value="PT04H37M18.892S" calcext:value-type="time">
            <text:p>04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38.98" calcext:value-type="float">
            <text:p>1138.98</text:p>
          </table:table-cell>
          <table:table-cell office:value-type="float" office:value="1417.04" calcext:value-type="float">
            <text:p>1417.04</text:p>
          </table:table-cell>
        </table:table-row>
        <table:table-row table:style-name="ro1">
          <table:table-cell office:value-type="float" office:value="16654892" calcext:value-type="float">
            <text:p>16654892</text:p>
          </table:table-cell>
          <table:table-cell table:formula="of:=[.A1043]/1000/(60*60*24)" office:value-type="time" office:time-value="PT04H37M34.892S" calcext:value-type="time">
            <text:p>04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40.06" calcext:value-type="float">
            <text:p>1140.06</text:p>
          </table:table-cell>
          <table:table-cell office:value-type="float" office:value="1418.36" calcext:value-type="float">
            <text:p>1418.36</text:p>
          </table:table-cell>
        </table:table-row>
        <table:table-row table:style-name="ro1">
          <table:table-cell office:value-type="float" office:value="16670892" calcext:value-type="float">
            <text:p>16670892</text:p>
          </table:table-cell>
          <table:table-cell table:formula="of:=[.A1044]/1000/(60*60*24)" office:value-type="time" office:time-value="PT04H37M50.892S" calcext:value-type="time">
            <text:p>04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1.14" calcext:value-type="float">
            <text:p>1141.14</text:p>
          </table:table-cell>
          <table:table-cell office:value-type="float" office:value="1419.68" calcext:value-type="float">
            <text:p>1419.68</text:p>
          </table:table-cell>
        </table:table-row>
        <table:table-row table:style-name="ro1">
          <table:table-cell office:value-type="float" office:value="16686892" calcext:value-type="float">
            <text:p>16686892</text:p>
          </table:table-cell>
          <table:table-cell table:formula="of:=[.A1045]/1000/(60*60*24)" office:value-type="time" office:time-value="PT04H38M06.892S" calcext:value-type="time">
            <text:p>04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142.21" calcext:value-type="float">
            <text:p>1142.2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6702892" calcext:value-type="float">
            <text:p>16702892</text:p>
          </table:table-cell>
          <table:table-cell table:formula="of:=[.A1046]/1000/(60*60*24)" office:value-type="time" office:time-value="PT04H38M22.892S" calcext:value-type="time">
            <text:p>04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143.29" calcext:value-type="float">
            <text:p>1143.29</text:p>
          </table:table-cell>
          <table:table-cell office:value-type="float" office:value="1422.32" calcext:value-type="float">
            <text:p>1422.32</text:p>
          </table:table-cell>
        </table:table-row>
        <table:table-row table:style-name="ro1">
          <table:table-cell office:value-type="float" office:value="16718892" calcext:value-type="float">
            <text:p>16718892</text:p>
          </table:table-cell>
          <table:table-cell table:formula="of:=[.A1047]/1000/(60*60*24)" office:value-type="time" office:time-value="PT04H38M38.892S" calcext:value-type="time">
            <text:p>04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4.37" calcext:value-type="float">
            <text:p>1144.37</text:p>
          </table:table-cell>
          <table:table-cell office:value-type="float" office:value="1423.63" calcext:value-type="float">
            <text:p>1423.63</text:p>
          </table:table-cell>
        </table:table-row>
        <table:table-row table:style-name="ro1">
          <table:table-cell office:value-type="float" office:value="16734892" calcext:value-type="float">
            <text:p>16734892</text:p>
          </table:table-cell>
          <table:table-cell table:formula="of:=[.A1048]/1000/(60*60*24)" office:value-type="time" office:time-value="PT04H38M54.892S" calcext:value-type="time">
            <text:p>04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45.45" calcext:value-type="float">
            <text:p>1145.45</text:p>
          </table:table-cell>
          <table:table-cell office:value-type="float" office:value="1424.95" calcext:value-type="float">
            <text:p>1424.95</text:p>
          </table:table-cell>
        </table:table-row>
        <table:table-row table:style-name="ro1">
          <table:table-cell office:value-type="float" office:value="16750892" calcext:value-type="float">
            <text:p>16750892</text:p>
          </table:table-cell>
          <table:table-cell table:formula="of:=[.A1049]/1000/(60*60*24)" office:value-type="time" office:time-value="PT04H39M10.892S" calcext:value-type="time">
            <text:p>04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6.53" calcext:value-type="float">
            <text:p>1146.53</text:p>
          </table:table-cell>
          <table:table-cell office:value-type="float" office:value="1426.27" calcext:value-type="float">
            <text:p>1426.27</text:p>
          </table:table-cell>
        </table:table-row>
        <table:table-row table:style-name="ro1">
          <table:table-cell office:value-type="float" office:value="16766892" calcext:value-type="float">
            <text:p>16766892</text:p>
          </table:table-cell>
          <table:table-cell table:formula="of:=[.A1050]/1000/(60*60*24)" office:value-type="time" office:time-value="PT04H39M26.892S" calcext:value-type="time">
            <text:p>04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7.6" calcext:value-type="float">
            <text:p>1147.6</text:p>
          </table:table-cell>
          <table:table-cell office:value-type="float" office:value="1427.59" calcext:value-type="float">
            <text:p>1427.59</text:p>
          </table:table-cell>
        </table:table-row>
        <table:table-row table:style-name="ro1">
          <table:table-cell office:value-type="float" office:value="16782892" calcext:value-type="float">
            <text:p>16782892</text:p>
          </table:table-cell>
          <table:table-cell table:formula="of:=[.A1051]/1000/(60*60*24)" office:value-type="time" office:time-value="PT04H39M42.892S" calcext:value-type="time">
            <text:p>04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8.68" calcext:value-type="float">
            <text:p>1148.68</text:p>
          </table:table-cell>
          <table:table-cell office:value-type="float" office:value="1428.91" calcext:value-type="float">
            <text:p>1428.91</text:p>
          </table:table-cell>
        </table:table-row>
        <table:table-row table:style-name="ro1">
          <table:table-cell office:value-type="float" office:value="16798892" calcext:value-type="float">
            <text:p>16798892</text:p>
          </table:table-cell>
          <table:table-cell table:formula="of:=[.A1052]/1000/(60*60*24)" office:value-type="time" office:time-value="PT04H39M58.892S" calcext:value-type="time">
            <text:p>04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49.76" calcext:value-type="float">
            <text:p>1149.76</text:p>
          </table:table-cell>
          <table:table-cell office:value-type="float" office:value="1430.23" calcext:value-type="float">
            <text:p>1430.23</text:p>
          </table:table-cell>
        </table:table-row>
        <table:table-row table:style-name="ro1">
          <table:table-cell office:value-type="float" office:value="16814892" calcext:value-type="float">
            <text:p>16814892</text:p>
          </table:table-cell>
          <table:table-cell table:formula="of:=[.A1053]/1000/(60*60*24)" office:value-type="time" office:time-value="PT04H40M14.892S" calcext:value-type="time">
            <text:p>04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50.84" calcext:value-type="float">
            <text:p>1150.84</text:p>
          </table:table-cell>
          <table:table-cell office:value-type="float" office:value="1431.54" calcext:value-type="float">
            <text:p>1431.54</text:p>
          </table:table-cell>
        </table:table-row>
        <table:table-row table:style-name="ro1">
          <table:table-cell office:value-type="float" office:value="16830892" calcext:value-type="float">
            <text:p>16830892</text:p>
          </table:table-cell>
          <table:table-cell table:formula="of:=[.A1054]/1000/(60*60*24)" office:value-type="time" office:time-value="PT04H40M30.892S" calcext:value-type="time">
            <text:p>04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151.91" calcext:value-type="float">
            <text:p>1151.91</text:p>
          </table:table-cell>
          <table:table-cell office:value-type="float" office:value="1432.86" calcext:value-type="float">
            <text:p>1432.86</text:p>
          </table:table-cell>
        </table:table-row>
        <table:table-row table:style-name="ro1">
          <table:table-cell office:value-type="float" office:value="16846892" calcext:value-type="float">
            <text:p>16846892</text:p>
          </table:table-cell>
          <table:table-cell table:formula="of:=[.A1055]/1000/(60*60*24)" office:value-type="time" office:time-value="PT04H40M46.892S" calcext:value-type="time">
            <text:p>04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1434.18" calcext:value-type="float">
            <text:p>1434.18</text:p>
          </table:table-cell>
        </table:table-row>
        <table:table-row table:style-name="ro1">
          <table:table-cell office:value-type="float" office:value="16862891" calcext:value-type="float">
            <text:p>16862891</text:p>
          </table:table-cell>
          <table:table-cell table:formula="of:=[.A1056]/1000/(60*60*24)" office:value-type="time" office:time-value="PT04H41M02.891S" calcext:value-type="time">
            <text:p>04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54.07" calcext:value-type="float">
            <text:p>1154.07</text:p>
          </table:table-cell>
          <table:table-cell office:value-type="float" office:value="1435.5" calcext:value-type="float">
            <text:p>1435.5</text:p>
          </table:table-cell>
        </table:table-row>
        <table:table-row table:style-name="ro1">
          <table:table-cell office:value-type="float" office:value="16878892" calcext:value-type="float">
            <text:p>16878892</text:p>
          </table:table-cell>
          <table:table-cell table:formula="of:=[.A1057]/1000/(60*60*24)" office:value-type="time" office:time-value="PT04H41M18.892S" calcext:value-type="time">
            <text:p>04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55.15" calcext:value-type="float">
            <text:p>1155.15</text:p>
          </table:table-cell>
          <table:table-cell office:value-type="float" office:value="1436.81" calcext:value-type="float">
            <text:p>1436.81</text:p>
          </table:table-cell>
        </table:table-row>
        <table:table-row table:style-name="ro1">
          <table:table-cell office:value-type="float" office:value="16894892" calcext:value-type="float">
            <text:p>16894892</text:p>
          </table:table-cell>
          <table:table-cell table:formula="of:=[.A1058]/1000/(60*60*24)" office:value-type="time" office:time-value="PT04H41M34.892S" calcext:value-type="time">
            <text:p>04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56.22" calcext:value-type="float">
            <text:p>1156.22</text:p>
          </table:table-cell>
          <table:table-cell office:value-type="float" office:value="1438.13" calcext:value-type="float">
            <text:p>1438.13</text:p>
          </table:table-cell>
        </table:table-row>
        <table:table-row table:style-name="ro1">
          <table:table-cell office:value-type="float" office:value="16910892" calcext:value-type="float">
            <text:p>16910892</text:p>
          </table:table-cell>
          <table:table-cell table:formula="of:=[.A1059]/1000/(60*60*24)" office:value-type="time" office:time-value="PT04H41M50.892S" calcext:value-type="time">
            <text:p>04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1157.3" calcext:value-type="float">
            <text:p>1157.3</text:p>
          </table:table-cell>
          <table:table-cell office:value-type="float" office:value="1439.44" calcext:value-type="float">
            <text:p>1439.44</text:p>
          </table:table-cell>
        </table:table-row>
        <table:table-row table:style-name="ro1">
          <table:table-cell office:value-type="float" office:value="16926892" calcext:value-type="float">
            <text:p>16926892</text:p>
          </table:table-cell>
          <table:table-cell table:formula="of:=[.A1060]/1000/(60*60*24)" office:value-type="time" office:time-value="PT04H42M06.892S" calcext:value-type="time">
            <text:p>04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58.38" calcext:value-type="float">
            <text:p>1158.38</text:p>
          </table:table-cell>
          <table:table-cell office:value-type="float" office:value="1440.76" calcext:value-type="float">
            <text:p>1440.76</text:p>
          </table:table-cell>
        </table:table-row>
        <table:table-row table:style-name="ro1">
          <table:table-cell office:value-type="float" office:value="16942892" calcext:value-type="float">
            <text:p>16942892</text:p>
          </table:table-cell>
          <table:table-cell table:formula="of:=[.A1061]/1000/(60*60*24)" office:value-type="time" office:time-value="PT04H42M22.892S" calcext:value-type="time">
            <text:p>04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59.45" calcext:value-type="float">
            <text:p>1159.45</text:p>
          </table:table-cell>
          <table:table-cell office:value-type="float" office:value="1442.08" calcext:value-type="float">
            <text:p>1442.08</text:p>
          </table:table-cell>
        </table:table-row>
        <table:table-row table:style-name="ro1">
          <table:table-cell office:value-type="float" office:value="16958892" calcext:value-type="float">
            <text:p>16958892</text:p>
          </table:table-cell>
          <table:table-cell table:formula="of:=[.A1062]/1000/(60*60*24)" office:value-type="time" office:time-value="PT04H42M38.892S" calcext:value-type="time">
            <text:p>04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1443.4" calcext:value-type="float">
            <text:p>1443.4</text:p>
          </table:table-cell>
        </table:table-row>
        <table:table-row table:style-name="ro1">
          <table:table-cell office:value-type="float" office:value="16974892" calcext:value-type="float">
            <text:p>16974892</text:p>
          </table:table-cell>
          <table:table-cell table:formula="of:=[.A1063]/1000/(60*60*24)" office:value-type="time" office:time-value="PT04H42M54.892S" calcext:value-type="time">
            <text:p>04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161.61" calcext:value-type="float">
            <text:p>1161.61</text:p>
          </table:table-cell>
          <table:table-cell office:value-type="float" office:value="1444.71" calcext:value-type="float">
            <text:p>1444.71</text:p>
          </table:table-cell>
        </table:table-row>
        <table:table-row table:style-name="ro1">
          <table:table-cell office:value-type="float" office:value="16990892" calcext:value-type="float">
            <text:p>16990892</text:p>
          </table:table-cell>
          <table:table-cell table:formula="of:=[.A1064]/1000/(60*60*24)" office:value-type="time" office:time-value="PT04H43M10.892S" calcext:value-type="time">
            <text:p>04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2.68" calcext:value-type="float">
            <text:p>1162.68</text:p>
          </table:table-cell>
          <table:table-cell office:value-type="float" office:value="1446.03" calcext:value-type="float">
            <text:p>1446.03</text:p>
          </table:table-cell>
        </table:table-row>
        <table:table-row table:style-name="ro1">
          <table:table-cell office:value-type="float" office:value="17006892" calcext:value-type="float">
            <text:p>17006892</text:p>
          </table:table-cell>
          <table:table-cell table:formula="of:=[.A1065]/1000/(60*60*24)" office:value-type="time" office:time-value="PT04H43M26.892S" calcext:value-type="time">
            <text:p>04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1447.35" calcext:value-type="float">
            <text:p>1447.35</text:p>
          </table:table-cell>
        </table:table-row>
        <table:table-row table:style-name="ro1">
          <table:table-cell office:value-type="float" office:value="17022892" calcext:value-type="float">
            <text:p>17022892</text:p>
          </table:table-cell>
          <table:table-cell table:formula="of:=[.A1066]/1000/(60*60*24)" office:value-type="time" office:time-value="PT04H43M42.892S" calcext:value-type="time">
            <text:p>04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64.83" calcext:value-type="float">
            <text:p>1164.83</text:p>
          </table:table-cell>
          <table:table-cell office:value-type="float" office:value="1448.66" calcext:value-type="float">
            <text:p>1448.66</text:p>
          </table:table-cell>
        </table:table-row>
        <table:table-row table:style-name="ro1">
          <table:table-cell office:value-type="float" office:value="17038892" calcext:value-type="float">
            <text:p>17038892</text:p>
          </table:table-cell>
          <table:table-cell table:formula="of:=[.A1067]/1000/(60*60*24)" office:value-type="time" office:time-value="PT04H43M58.892S" calcext:value-type="time">
            <text:p>04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5.91" calcext:value-type="float">
            <text:p>1165.91</text:p>
          </table:table-cell>
          <table:table-cell office:value-type="float" office:value="1449.98" calcext:value-type="float">
            <text:p>1449.98</text:p>
          </table:table-cell>
        </table:table-row>
        <table:table-row table:style-name="ro1">
          <table:table-cell office:value-type="float" office:value="17054892" calcext:value-type="float">
            <text:p>17054892</text:p>
          </table:table-cell>
          <table:table-cell table:formula="of:=[.A1068]/1000/(60*60*24)" office:value-type="time" office:time-value="PT04H44M14.892S" calcext:value-type="time">
            <text:p>04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6.99" calcext:value-type="float">
            <text:p>1166.99</text:p>
          </table:table-cell>
          <table:table-cell office:value-type="float" office:value="1451.3" calcext:value-type="float">
            <text:p>1451.3</text:p>
          </table:table-cell>
        </table:table-row>
        <table:table-row table:style-name="ro1">
          <table:table-cell office:value-type="float" office:value="17070892" calcext:value-type="float">
            <text:p>17070892</text:p>
          </table:table-cell>
          <table:table-cell table:formula="of:=[.A1069]/1000/(60*60*24)" office:value-type="time" office:time-value="PT04H44M30.892S" calcext:value-type="time">
            <text:p>04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168.06" calcext:value-type="float">
            <text:p>1168.06</text:p>
          </table:table-cell>
          <table:table-cell office:value-type="float" office:value="1452.61" calcext:value-type="float">
            <text:p>1452.61</text:p>
          </table:table-cell>
        </table:table-row>
        <table:table-row table:style-name="ro1">
          <table:table-cell office:value-type="float" office:value="17086892" calcext:value-type="float">
            <text:p>17086892</text:p>
          </table:table-cell>
          <table:table-cell table:formula="of:=[.A1070]/1000/(60*60*24)" office:value-type="time" office:time-value="PT04H44M46.892S" calcext:value-type="time">
            <text:p>04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69.14" calcext:value-type="float">
            <text:p>1169.14</text:p>
          </table:table-cell>
          <table:table-cell office:value-type="float" office:value="1453.93" calcext:value-type="float">
            <text:p>1453.93</text:p>
          </table:table-cell>
        </table:table-row>
        <table:table-row table:style-name="ro1">
          <table:table-cell office:value-type="float" office:value="17102892" calcext:value-type="float">
            <text:p>17102892</text:p>
          </table:table-cell>
          <table:table-cell table:formula="of:=[.A1071]/1000/(60*60*24)" office:value-type="time" office:time-value="PT04H45M02.892S" calcext:value-type="time">
            <text:p>04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0.22" calcext:value-type="float">
            <text:p>1170.22</text:p>
          </table:table-cell>
          <table:table-cell office:value-type="float" office:value="1455.24" calcext:value-type="float">
            <text:p>1455.24</text:p>
          </table:table-cell>
        </table:table-row>
        <table:table-row table:style-name="ro1">
          <table:table-cell office:value-type="float" office:value="17118892" calcext:value-type="float">
            <text:p>17118892</text:p>
          </table:table-cell>
          <table:table-cell table:formula="of:=[.A1072]/1000/(60*60*24)" office:value-type="time" office:time-value="PT04H45M18.892S" calcext:value-type="time">
            <text:p>04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71.29" calcext:value-type="float">
            <text:p>1171.29</text:p>
          </table:table-cell>
          <table:table-cell office:value-type="float" office:value="1456.56" calcext:value-type="float">
            <text:p>1456.56</text:p>
          </table:table-cell>
        </table:table-row>
        <table:table-row table:style-name="ro1">
          <table:table-cell office:value-type="float" office:value="17134892" calcext:value-type="float">
            <text:p>17134892</text:p>
          </table:table-cell>
          <table:table-cell table:formula="of:=[.A1073]/1000/(60*60*24)" office:value-type="time" office:time-value="PT04H45M34.892S" calcext:value-type="time">
            <text:p>04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1457.87" calcext:value-type="float">
            <text:p>1457.87</text:p>
          </table:table-cell>
        </table:table-row>
        <table:table-row table:style-name="ro1">
          <table:table-cell office:value-type="float" office:value="17150892" calcext:value-type="float">
            <text:p>17150892</text:p>
          </table:table-cell>
          <table:table-cell table:formula="of:=[.A1074]/1000/(60*60*24)" office:value-type="time" office:time-value="PT04H45M50.892S" calcext:value-type="time">
            <text:p>04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73.45" calcext:value-type="float">
            <text:p>1173.45</text:p>
          </table:table-cell>
          <table:table-cell office:value-type="float" office:value="1459.19" calcext:value-type="float">
            <text:p>1459.19</text:p>
          </table:table-cell>
        </table:table-row>
        <table:table-row table:style-name="ro1">
          <table:table-cell office:value-type="float" office:value="17166892" calcext:value-type="float">
            <text:p>17166892</text:p>
          </table:table-cell>
          <table:table-cell table:formula="of:=[.A1075]/1000/(60*60*24)" office:value-type="time" office:time-value="PT04H46M06.892S" calcext:value-type="time">
            <text:p>04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74.52" calcext:value-type="float">
            <text:p>1174.52</text:p>
          </table:table-cell>
          <table:table-cell office:value-type="float" office:value="1460.51" calcext:value-type="float">
            <text:p>1460.51</text:p>
          </table:table-cell>
        </table:table-row>
        <table:table-row table:style-name="ro1">
          <table:table-cell office:value-type="float" office:value="17182891" calcext:value-type="float">
            <text:p>17182891</text:p>
          </table:table-cell>
          <table:table-cell table:formula="of:=[.A1076]/1000/(60*60*24)" office:value-type="time" office:time-value="PT04H46M22.891S" calcext:value-type="time">
            <text:p>04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5.6" calcext:value-type="float">
            <text:p>1175.6</text:p>
          </table:table-cell>
          <table:table-cell office:value-type="float" office:value="1461.82" calcext:value-type="float">
            <text:p>1461.82</text:p>
          </table:table-cell>
        </table:table-row>
        <table:table-row table:style-name="ro1">
          <table:table-cell office:value-type="float" office:value="17198892" calcext:value-type="float">
            <text:p>17198892</text:p>
          </table:table-cell>
          <table:table-cell table:formula="of:=[.A1077]/1000/(60*60*24)" office:value-type="time" office:time-value="PT04H46M38.892S" calcext:value-type="time">
            <text:p>04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6.68" calcext:value-type="float">
            <text:p>1176.68</text:p>
          </table:table-cell>
          <table:table-cell office:value-type="float" office:value="1463.14" calcext:value-type="float">
            <text:p>1463.14</text:p>
          </table:table-cell>
        </table:table-row>
        <table:table-row table:style-name="ro1">
          <table:table-cell office:value-type="float" office:value="17214892" calcext:value-type="float">
            <text:p>17214892</text:p>
          </table:table-cell>
          <table:table-cell table:formula="of:=[.A1078]/1000/(60*60*24)" office:value-type="time" office:time-value="PT04H46M54.892S" calcext:value-type="time">
            <text:p>04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7.75" calcext:value-type="float">
            <text:p>1177.75</text:p>
          </table:table-cell>
          <table:table-cell office:value-type="float" office:value="1464.45" calcext:value-type="float">
            <text:p>1464.45</text:p>
          </table:table-cell>
        </table:table-row>
        <table:table-row table:style-name="ro1">
          <table:table-cell office:value-type="float" office:value="17230892" calcext:value-type="float">
            <text:p>17230892</text:p>
          </table:table-cell>
          <table:table-cell table:formula="of:=[.A1079]/1000/(60*60*24)" office:value-type="time" office:time-value="PT04H47M10.892S" calcext:value-type="time">
            <text:p>04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8.83" calcext:value-type="float">
            <text:p>1178.83</text:p>
          </table:table-cell>
          <table:table-cell office:value-type="float" office:value="1465.77" calcext:value-type="float">
            <text:p>1465.77</text:p>
          </table:table-cell>
        </table:table-row>
        <table:table-row table:style-name="ro1">
          <table:table-cell office:value-type="float" office:value="17246892" calcext:value-type="float">
            <text:p>17246892</text:p>
          </table:table-cell>
          <table:table-cell table:formula="of:=[.A1080]/1000/(60*60*24)" office:value-type="time" office:time-value="PT04H47M26.892S" calcext:value-type="time">
            <text:p>04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79.9" calcext:value-type="float">
            <text:p>1179.9</text:p>
          </table:table-cell>
          <table:table-cell office:value-type="float" office:value="1467.08" calcext:value-type="float">
            <text:p>1467.08</text:p>
          </table:table-cell>
        </table:table-row>
        <table:table-row table:style-name="ro1">
          <table:table-cell office:value-type="float" office:value="17262892" calcext:value-type="float">
            <text:p>17262892</text:p>
          </table:table-cell>
          <table:table-cell table:formula="of:=[.A1081]/1000/(60*60*24)" office:value-type="time" office:time-value="PT04H47M42.892S" calcext:value-type="time">
            <text:p>04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80.98" calcext:value-type="float">
            <text:p>1180.98</text:p>
          </table:table-cell>
          <table:table-cell office:value-type="float" office:value="1468.4" calcext:value-type="float">
            <text:p>1468.4</text:p>
          </table:table-cell>
        </table:table-row>
        <table:table-row table:style-name="ro1">
          <table:table-cell office:value-type="float" office:value="17278892" calcext:value-type="float">
            <text:p>17278892</text:p>
          </table:table-cell>
          <table:table-cell table:formula="of:=[.A1082]/1000/(60*60*24)" office:value-type="time" office:time-value="PT04H47M58.892S" calcext:value-type="time">
            <text:p>04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82.06" calcext:value-type="float">
            <text:p>1182.06</text:p>
          </table:table-cell>
          <table:table-cell office:value-type="float" office:value="1469.71" calcext:value-type="float">
            <text:p>1469.71</text:p>
          </table:table-cell>
        </table:table-row>
        <table:table-row table:style-name="ro1">
          <table:table-cell office:value-type="float" office:value="17294892" calcext:value-type="float">
            <text:p>17294892</text:p>
          </table:table-cell>
          <table:table-cell table:formula="of:=[.A1083]/1000/(60*60*24)" office:value-type="time" office:time-value="PT04H48M14.892S" calcext:value-type="time">
            <text:p>04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183.13" calcext:value-type="float">
            <text:p>1183.13</text:p>
          </table:table-cell>
          <table:table-cell office:value-type="float" office:value="1471.03" calcext:value-type="float">
            <text:p>1471.03</text:p>
          </table:table-cell>
        </table:table-row>
        <table:table-row table:style-name="ro1">
          <table:table-cell office:value-type="float" office:value="17310892" calcext:value-type="float">
            <text:p>17310892</text:p>
          </table:table-cell>
          <table:table-cell table:formula="of:=[.A1084]/1000/(60*60*24)" office:value-type="time" office:time-value="PT04H48M30.892S" calcext:value-type="time">
            <text:p>04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184.21" calcext:value-type="float">
            <text:p>1184.21</text:p>
          </table:table-cell>
          <table:table-cell office:value-type="float" office:value="1472.34" calcext:value-type="float">
            <text:p>1472.34</text:p>
          </table:table-cell>
        </table:table-row>
        <table:table-row table:style-name="ro1">
          <table:table-cell office:value-type="float" office:value="17326892" calcext:value-type="float">
            <text:p>17326892</text:p>
          </table:table-cell>
          <table:table-cell table:formula="of:=[.A1085]/1000/(60*60*24)" office:value-type="time" office:time-value="PT04H48M46.892S" calcext:value-type="time">
            <text:p>04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1185.29" calcext:value-type="float">
            <text:p>1185.29</text:p>
          </table:table-cell>
          <table:table-cell office:value-type="float" office:value="1473.65" calcext:value-type="float">
            <text:p>1473.65</text:p>
          </table:table-cell>
        </table:table-row>
        <table:table-row table:style-name="ro1">
          <table:table-cell office:value-type="float" office:value="17342892" calcext:value-type="float">
            <text:p>17342892</text:p>
          </table:table-cell>
          <table:table-cell table:formula="of:=[.A1086]/1000/(60*60*24)" office:value-type="time" office:time-value="PT04H49M02.892S" calcext:value-type="time">
            <text:p>04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1186.36" calcext:value-type="float">
            <text:p>1186.36</text:p>
          </table:table-cell>
          <table:table-cell office:value-type="float" office:value="1474.97" calcext:value-type="float">
            <text:p>1474.97</text:p>
          </table:table-cell>
        </table:table-row>
        <table:table-row table:style-name="ro1">
          <table:table-cell office:value-type="float" office:value="17358892" calcext:value-type="float">
            <text:p>17358892</text:p>
          </table:table-cell>
          <table:table-cell table:formula="of:=[.A1087]/1000/(60*60*24)" office:value-type="time" office:time-value="PT04H49M18.892S" calcext:value-type="time">
            <text:p>04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187.44" calcext:value-type="float">
            <text:p>1187.44</text:p>
          </table:table-cell>
          <table:table-cell office:value-type="float" office:value="1476.28" calcext:value-type="float">
            <text:p>1476.28</text:p>
          </table:table-cell>
        </table:table-row>
        <table:table-row table:style-name="ro1">
          <table:table-cell office:value-type="float" office:value="17374892" calcext:value-type="float">
            <text:p>17374892</text:p>
          </table:table-cell>
          <table:table-cell table:formula="of:=[.A1088]/1000/(60*60*24)" office:value-type="time" office:time-value="PT04H49M34.892S" calcext:value-type="time">
            <text:p>04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88.51" calcext:value-type="float">
            <text:p>1188.51</text:p>
          </table:table-cell>
          <table:table-cell office:value-type="float" office:value="1477.59" calcext:value-type="float">
            <text:p>1477.59</text:p>
          </table:table-cell>
        </table:table-row>
        <table:table-row table:style-name="ro1">
          <table:table-cell office:value-type="float" office:value="17390892" calcext:value-type="float">
            <text:p>17390892</text:p>
          </table:table-cell>
          <table:table-cell table:formula="of:=[.A1089]/1000/(60*60*24)" office:value-type="time" office:time-value="PT04H49M50.892S" calcext:value-type="time">
            <text:p>04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89.59" calcext:value-type="float">
            <text:p>1189.59</text:p>
          </table:table-cell>
          <table:table-cell office:value-type="float" office:value="1478.91" calcext:value-type="float">
            <text:p>1478.91</text:p>
          </table:table-cell>
        </table:table-row>
        <table:table-row table:style-name="ro1">
          <table:table-cell office:value-type="float" office:value="17406892" calcext:value-type="float">
            <text:p>17406892</text:p>
          </table:table-cell>
          <table:table-cell table:formula="of:=[.A1090]/1000/(60*60*24)" office:value-type="time" office:time-value="PT04H50M06.892S" calcext:value-type="time">
            <text:p>04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0.67" calcext:value-type="float">
            <text:p>1190.67</text:p>
          </table:table-cell>
          <table:table-cell office:value-type="float" office:value="1480.22" calcext:value-type="float">
            <text:p>1480.22</text:p>
          </table:table-cell>
        </table:table-row>
        <table:table-row table:style-name="ro1">
          <table:table-cell office:value-type="float" office:value="17422892" calcext:value-type="float">
            <text:p>17422892</text:p>
          </table:table-cell>
          <table:table-cell table:formula="of:=[.A1091]/1000/(60*60*24)" office:value-type="time" office:time-value="PT04H50M22.892S" calcext:value-type="time">
            <text:p>04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1.74" calcext:value-type="float">
            <text:p>1191.74</text:p>
          </table:table-cell>
          <table:table-cell office:value-type="float" office:value="1481.53" calcext:value-type="float">
            <text:p>1481.53</text:p>
          </table:table-cell>
        </table:table-row>
        <table:table-row table:style-name="ro1">
          <table:table-cell office:value-type="float" office:value="17438892" calcext:value-type="float">
            <text:p>17438892</text:p>
          </table:table-cell>
          <table:table-cell table:formula="of:=[.A1092]/1000/(60*60*24)" office:value-type="time" office:time-value="PT04H50M38.892S" calcext:value-type="time">
            <text:p>04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2.82" calcext:value-type="float">
            <text:p>1192.82</text:p>
          </table:table-cell>
          <table:table-cell office:value-type="float" office:value="1482.85" calcext:value-type="float">
            <text:p>1482.85</text:p>
          </table:table-cell>
        </table:table-row>
        <table:table-row table:style-name="ro1">
          <table:table-cell office:value-type="float" office:value="17454892" calcext:value-type="float">
            <text:p>17454892</text:p>
          </table:table-cell>
          <table:table-cell table:formula="of:=[.A1093]/1000/(60*60*24)" office:value-type="time" office:time-value="PT04H50M54.892S" calcext:value-type="time">
            <text:p>04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1193.89" calcext:value-type="float">
            <text:p>1193.89</text:p>
          </table:table-cell>
          <table:table-cell office:value-type="float" office:value="1484.16" calcext:value-type="float">
            <text:p>1484.16</text:p>
          </table:table-cell>
        </table:table-row>
        <table:table-row table:style-name="ro1">
          <table:table-cell office:value-type="float" office:value="17470892" calcext:value-type="float">
            <text:p>17470892</text:p>
          </table:table-cell>
          <table:table-cell table:formula="of:=[.A1094]/1000/(60*60*24)" office:value-type="time" office:time-value="PT04H51M10.892S" calcext:value-type="time">
            <text:p>04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4.97" calcext:value-type="float">
            <text:p>1194.97</text:p>
          </table:table-cell>
          <table:table-cell office:value-type="float" office:value="1485.47" calcext:value-type="float">
            <text:p>1485.47</text:p>
          </table:table-cell>
        </table:table-row>
        <table:table-row table:style-name="ro1">
          <table:table-cell office:value-type="float" office:value="17486892" calcext:value-type="float">
            <text:p>17486892</text:p>
          </table:table-cell>
          <table:table-cell table:formula="of:=[.A1095]/1000/(60*60*24)" office:value-type="time" office:time-value="PT04H51M26.892S" calcext:value-type="time">
            <text:p>04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96.05" calcext:value-type="float">
            <text:p>1196.05</text:p>
          </table:table-cell>
          <table:table-cell office:value-type="float" office:value="1486.79" calcext:value-type="float">
            <text:p>1486.79</text:p>
          </table:table-cell>
        </table:table-row>
        <table:table-row table:style-name="ro1">
          <table:table-cell office:value-type="float" office:value="17502892" calcext:value-type="float">
            <text:p>17502892</text:p>
          </table:table-cell>
          <table:table-cell table:formula="of:=[.A1096]/1000/(60*60*24)" office:value-type="time" office:time-value="PT04H51M42.892S" calcext:value-type="time">
            <text:p>04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97.12" calcext:value-type="float">
            <text:p>1197.12</text:p>
          </table:table-cell>
          <table:table-cell office:value-type="float" office:value="1488.1" calcext:value-type="float">
            <text:p>1488.1</text:p>
          </table:table-cell>
        </table:table-row>
        <table:table-row table:style-name="ro1">
          <table:table-cell office:value-type="float" office:value="17518892" calcext:value-type="float">
            <text:p>17518892</text:p>
          </table:table-cell>
          <table:table-cell table:formula="of:=[.A1097]/1000/(60*60*24)" office:value-type="time" office:time-value="PT04H51M58.892S" calcext:value-type="time">
            <text:p>04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198.2" calcext:value-type="float">
            <text:p>1198.2</text:p>
          </table:table-cell>
          <table:table-cell office:value-type="float" office:value="1489.41" calcext:value-type="float">
            <text:p>1489.41</text:p>
          </table:table-cell>
        </table:table-row>
        <table:table-row table:style-name="ro1">
          <table:table-cell office:value-type="float" office:value="17534892" calcext:value-type="float">
            <text:p>17534892</text:p>
          </table:table-cell>
          <table:table-cell table:formula="of:=[.A1098]/1000/(60*60*24)" office:value-type="time" office:time-value="PT04H52M14.892S" calcext:value-type="time">
            <text:p>04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199.27" calcext:value-type="float">
            <text:p>1199.27</text:p>
          </table:table-cell>
          <table:table-cell office:value-type="float" office:value="1490.73" calcext:value-type="float">
            <text:p>1490.73</text:p>
          </table:table-cell>
        </table:table-row>
        <table:table-row table:style-name="ro1">
          <table:table-cell office:value-type="float" office:value="17550892" calcext:value-type="float">
            <text:p>17550892</text:p>
          </table:table-cell>
          <table:table-cell table:formula="of:=[.A1099]/1000/(60*60*24)" office:value-type="time" office:time-value="PT04H52M30.892S" calcext:value-type="time">
            <text:p>04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200.35" calcext:value-type="float">
            <text:p>1200.35</text:p>
          </table:table-cell>
          <table:table-cell office:value-type="float" office:value="1492.04" calcext:value-type="float">
            <text:p>1492.04</text:p>
          </table:table-cell>
        </table:table-row>
        <table:table-row table:style-name="ro1">
          <table:table-cell office:value-type="float" office:value="17566892" calcext:value-type="float">
            <text:p>17566892</text:p>
          </table:table-cell>
          <table:table-cell table:formula="of:=[.A1100]/1000/(60*60*24)" office:value-type="time" office:time-value="PT04H52M46.892S" calcext:value-type="time">
            <text:p>04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201.43" calcext:value-type="float">
            <text:p>1201.43</text:p>
          </table:table-cell>
          <table:table-cell office:value-type="float" office:value="1493.35" calcext:value-type="float">
            <text:p>1493.35</text:p>
          </table:table-cell>
        </table:table-row>
        <table:table-row table:style-name="ro1">
          <table:table-cell office:value-type="float" office:value="17582892" calcext:value-type="float">
            <text:p>17582892</text:p>
          </table:table-cell>
          <table:table-cell table:formula="of:=[.A1101]/1000/(60*60*24)" office:value-type="time" office:time-value="PT04H53M02.892S" calcext:value-type="time">
            <text:p>04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202.5" calcext:value-type="float">
            <text:p>1202.5</text:p>
          </table:table-cell>
          <table:table-cell office:value-type="float" office:value="1494.66" calcext:value-type="float">
            <text:p>1494.66</text:p>
          </table:table-cell>
        </table:table-row>
        <table:table-row table:style-name="ro1">
          <table:table-cell office:value-type="float" office:value="17598892" calcext:value-type="float">
            <text:p>17598892</text:p>
          </table:table-cell>
          <table:table-cell table:formula="of:=[.A1102]/1000/(60*60*24)" office:value-type="time" office:time-value="PT04H53M18.892S" calcext:value-type="time">
            <text:p>04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3.58" calcext:value-type="float">
            <text:p>1203.58</text:p>
          </table:table-cell>
          <table:table-cell office:value-type="float" office:value="1495.98" calcext:value-type="float">
            <text:p>1495.98</text:p>
          </table:table-cell>
        </table:table-row>
        <table:table-row table:style-name="ro1">
          <table:table-cell office:value-type="float" office:value="17614892" calcext:value-type="float">
            <text:p>17614892</text:p>
          </table:table-cell>
          <table:table-cell table:formula="of:=[.A1103]/1000/(60*60*24)" office:value-type="time" office:time-value="PT04H53M34.892S" calcext:value-type="time">
            <text:p>04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4.65" calcext:value-type="float">
            <text:p>1204.65</text:p>
          </table:table-cell>
          <table:table-cell office:value-type="float" office:value="1497.29" calcext:value-type="float">
            <text:p>1497.29</text:p>
          </table:table-cell>
        </table:table-row>
        <table:table-row table:style-name="ro1">
          <table:table-cell office:value-type="float" office:value="17630892" calcext:value-type="float">
            <text:p>17630892</text:p>
          </table:table-cell>
          <table:table-cell table:formula="of:=[.A1104]/1000/(60*60*24)" office:value-type="time" office:time-value="PT04H53M50.892S" calcext:value-type="time">
            <text:p>04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5.73" calcext:value-type="float">
            <text:p>1205.73</text:p>
          </table:table-cell>
          <table:table-cell office:value-type="float" office:value="1498.6" calcext:value-type="float">
            <text:p>1498.6</text:p>
          </table:table-cell>
        </table:table-row>
        <table:table-row table:style-name="ro1">
          <table:table-cell office:value-type="float" office:value="17646892" calcext:value-type="float">
            <text:p>17646892</text:p>
          </table:table-cell>
          <table:table-cell table:formula="of:=[.A1105]/1000/(60*60*24)" office:value-type="time" office:time-value="PT04H54M06.892S" calcext:value-type="time">
            <text:p>04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6.81" calcext:value-type="float">
            <text:p>1206.81</text:p>
          </table:table-cell>
          <table:table-cell office:value-type="float" office:value="1499.91" calcext:value-type="float">
            <text:p>1499.91</text:p>
          </table:table-cell>
        </table:table-row>
        <table:table-row table:style-name="ro1">
          <table:table-cell office:value-type="float" office:value="17662892" calcext:value-type="float">
            <text:p>17662892</text:p>
          </table:table-cell>
          <table:table-cell table:formula="of:=[.A1106]/1000/(60*60*24)" office:value-type="time" office:time-value="PT04H54M22.892S" calcext:value-type="time">
            <text:p>04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7.88" calcext:value-type="float">
            <text:p>1207.88</text:p>
          </table:table-cell>
          <table:table-cell office:value-type="float" office:value="1501.23" calcext:value-type="float">
            <text:p>1501.23</text:p>
          </table:table-cell>
        </table:table-row>
        <table:table-row table:style-name="ro1">
          <table:table-cell office:value-type="float" office:value="17678892" calcext:value-type="float">
            <text:p>17678892</text:p>
          </table:table-cell>
          <table:table-cell table:formula="of:=[.A1107]/1000/(60*60*24)" office:value-type="time" office:time-value="PT04H54M38.892S" calcext:value-type="time">
            <text:p>04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08.96" calcext:value-type="float">
            <text:p>1208.96</text:p>
          </table:table-cell>
          <table:table-cell office:value-type="float" office:value="1502.54" calcext:value-type="float">
            <text:p>1502.54</text:p>
          </table:table-cell>
        </table:table-row>
        <table:table-row table:style-name="ro1">
          <table:table-cell office:value-type="float" office:value="17694892" calcext:value-type="float">
            <text:p>17694892</text:p>
          </table:table-cell>
          <table:table-cell table:formula="of:=[.A1108]/1000/(60*60*24)" office:value-type="time" office:time-value="PT04H54M54.892S" calcext:value-type="time">
            <text:p>04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10.03" calcext:value-type="float">
            <text:p>1210.03</text:p>
          </table:table-cell>
          <table:table-cell office:value-type="float" office:value="1503.85" calcext:value-type="float">
            <text:p>1503.85</text:p>
          </table:table-cell>
        </table:table-row>
        <table:table-row table:style-name="ro1">
          <table:table-cell office:value-type="float" office:value="17710892" calcext:value-type="float">
            <text:p>17710892</text:p>
          </table:table-cell>
          <table:table-cell table:formula="of:=[.A1109]/1000/(60*60*24)" office:value-type="time" office:time-value="PT04H55M10.892S" calcext:value-type="time">
            <text:p>04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11.11" calcext:value-type="float">
            <text:p>1211.11</text:p>
          </table:table-cell>
          <table:table-cell office:value-type="float" office:value="1505.16" calcext:value-type="float">
            <text:p>1505.16</text:p>
          </table:table-cell>
        </table:table-row>
        <table:table-row table:style-name="ro1">
          <table:table-cell office:value-type="float" office:value="17726892" calcext:value-type="float">
            <text:p>17726892</text:p>
          </table:table-cell>
          <table:table-cell table:formula="of:=[.A1110]/1000/(60*60*24)" office:value-type="time" office:time-value="PT04H55M26.892S" calcext:value-type="time">
            <text:p>04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12.18" calcext:value-type="float">
            <text:p>1212.18</text:p>
          </table:table-cell>
          <table:table-cell office:value-type="float" office:value="1506.48" calcext:value-type="float">
            <text:p>1506.48</text:p>
          </table:table-cell>
        </table:table-row>
        <table:table-row table:style-name="ro1">
          <table:table-cell office:value-type="float" office:value="17742892" calcext:value-type="float">
            <text:p>17742892</text:p>
          </table:table-cell>
          <table:table-cell table:formula="of:=[.A1111]/1000/(60*60*24)" office:value-type="time" office:time-value="PT04H55M42.892S" calcext:value-type="time">
            <text:p>04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13.26" calcext:value-type="float">
            <text:p>1213.26</text:p>
          </table:table-cell>
          <table:table-cell office:value-type="float" office:value="1507.79" calcext:value-type="float">
            <text:p>1507.79</text:p>
          </table:table-cell>
        </table:table-row>
        <table:table-row table:style-name="ro1">
          <table:table-cell office:value-type="float" office:value="17758892" calcext:value-type="float">
            <text:p>17758892</text:p>
          </table:table-cell>
          <table:table-cell table:formula="of:=[.A1112]/1000/(60*60*24)" office:value-type="time" office:time-value="PT04H55M58.892S" calcext:value-type="time">
            <text:p>04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214.33" calcext:value-type="float">
            <text:p>1214.33</text:p>
          </table:table-cell>
          <table:table-cell office:value-type="float" office:value="1509.1" calcext:value-type="float">
            <text:p>1509.1</text:p>
          </table:table-cell>
        </table:table-row>
        <table:table-row table:style-name="ro1">
          <table:table-cell office:value-type="float" office:value="17774892" calcext:value-type="float">
            <text:p>17774892</text:p>
          </table:table-cell>
          <table:table-cell table:formula="of:=[.A1113]/1000/(60*60*24)" office:value-type="time" office:time-value="PT04H56M14.892S" calcext:value-type="time">
            <text:p>04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215.41" calcext:value-type="float">
            <text:p>1215.41</text:p>
          </table:table-cell>
          <table:table-cell office:value-type="float" office:value="1510.41" calcext:value-type="float">
            <text:p>1510.41</text:p>
          </table:table-cell>
        </table:table-row>
        <table:table-row table:style-name="ro1">
          <table:table-cell office:value-type="float" office:value="17790892" calcext:value-type="float">
            <text:p>17790892</text:p>
          </table:table-cell>
          <table:table-cell table:formula="of:=[.A1114]/1000/(60*60*24)" office:value-type="time" office:time-value="PT04H56M30.892S" calcext:value-type="time">
            <text:p>04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216.48" calcext:value-type="float">
            <text:p>1216.48</text:p>
          </table:table-cell>
          <table:table-cell office:value-type="float" office:value="1511.73" calcext:value-type="float">
            <text:p>1511.73</text:p>
          </table:table-cell>
        </table:table-row>
        <table:table-row table:style-name="ro1">
          <table:table-cell office:value-type="float" office:value="17806892" calcext:value-type="float">
            <text:p>17806892</text:p>
          </table:table-cell>
          <table:table-cell table:formula="of:=[.A1115]/1000/(60*60*24)" office:value-type="time" office:time-value="PT04H56M46.892S" calcext:value-type="time">
            <text:p>04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17.56" calcext:value-type="float">
            <text:p>1217.56</text:p>
          </table:table-cell>
          <table:table-cell office:value-type="float" office:value="1513.04" calcext:value-type="float">
            <text:p>1513.04</text:p>
          </table:table-cell>
        </table:table-row>
        <table:table-row table:style-name="ro1">
          <table:table-cell office:value-type="float" office:value="17822892" calcext:value-type="float">
            <text:p>17822892</text:p>
          </table:table-cell>
          <table:table-cell table:formula="of:=[.A1116]/1000/(60*60*24)" office:value-type="time" office:time-value="PT04H57M02.892S" calcext:value-type="time">
            <text:p>04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18.63" calcext:value-type="float">
            <text:p>1218.63</text:p>
          </table:table-cell>
          <table:table-cell office:value-type="float" office:value="1514.35" calcext:value-type="float">
            <text:p>1514.35</text:p>
          </table:table-cell>
        </table:table-row>
        <table:table-row table:style-name="ro1">
          <table:table-cell office:value-type="float" office:value="17838892" calcext:value-type="float">
            <text:p>17838892</text:p>
          </table:table-cell>
          <table:table-cell table:formula="of:=[.A1117]/1000/(60*60*24)" office:value-type="time" office:time-value="PT04H57M18.892S" calcext:value-type="time">
            <text:p>04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19.71" calcext:value-type="float">
            <text:p>1219.71</text:p>
          </table:table-cell>
          <table:table-cell office:value-type="float" office:value="1515.66" calcext:value-type="float">
            <text:p>1515.66</text:p>
          </table:table-cell>
        </table:table-row>
        <table:table-row table:style-name="ro1">
          <table:table-cell office:value-type="float" office:value="17854892" calcext:value-type="float">
            <text:p>17854892</text:p>
          </table:table-cell>
          <table:table-cell table:formula="of:=[.A1118]/1000/(60*60*24)" office:value-type="time" office:time-value="PT04H57M34.892S" calcext:value-type="time">
            <text:p>04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20.78" calcext:value-type="float">
            <text:p>1220.78</text:p>
          </table:table-cell>
          <table:table-cell office:value-type="float" office:value="1516.98" calcext:value-type="float">
            <text:p>1516.98</text:p>
          </table:table-cell>
        </table:table-row>
        <table:table-row table:style-name="ro1">
          <table:table-cell office:value-type="float" office:value="17870892" calcext:value-type="float">
            <text:p>17870892</text:p>
          </table:table-cell>
          <table:table-cell table:formula="of:=[.A1119]/1000/(60*60*24)" office:value-type="time" office:time-value="PT04H57M50.892S" calcext:value-type="time">
            <text:p>04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21.86" calcext:value-type="float">
            <text:p>1221.86</text:p>
          </table:table-cell>
          <table:table-cell office:value-type="float" office:value="1518.29" calcext:value-type="float">
            <text:p>1518.29</text:p>
          </table:table-cell>
        </table:table-row>
        <table:table-row table:style-name="ro1">
          <table:table-cell office:value-type="float" office:value="17886892" calcext:value-type="float">
            <text:p>17886892</text:p>
          </table:table-cell>
          <table:table-cell table:formula="of:=[.A1120]/1000/(60*60*24)" office:value-type="time" office:time-value="PT04H58M06.892S" calcext:value-type="time">
            <text:p>04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2.93" calcext:value-type="float">
            <text:p>1222.93</text:p>
          </table:table-cell>
          <table:table-cell office:value-type="float" office:value="1519.6" calcext:value-type="float">
            <text:p>1519.6</text:p>
          </table:table-cell>
        </table:table-row>
        <table:table-row table:style-name="ro1">
          <table:table-cell office:value-type="float" office:value="17902892" calcext:value-type="float">
            <text:p>17902892</text:p>
          </table:table-cell>
          <table:table-cell table:formula="of:=[.A1121]/1000/(60*60*24)" office:value-type="time" office:time-value="PT04H58M22.892S" calcext:value-type="time">
            <text:p>04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4" calcext:value-type="float">
            <text:p>1224</text:p>
          </table:table-cell>
          <table:table-cell office:value-type="float" office:value="1520.91" calcext:value-type="float">
            <text:p>1520.91</text:p>
          </table:table-cell>
        </table:table-row>
        <table:table-row table:style-name="ro1">
          <table:table-cell office:value-type="float" office:value="17918892" calcext:value-type="float">
            <text:p>17918892</text:p>
          </table:table-cell>
          <table:table-cell table:formula="of:=[.A1122]/1000/(60*60*24)" office:value-type="time" office:time-value="PT04H58M38.892S" calcext:value-type="time">
            <text:p>04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5.08" calcext:value-type="float">
            <text:p>1225.08</text:p>
          </table:table-cell>
          <table:table-cell office:value-type="float" office:value="1522.22" calcext:value-type="float">
            <text:p>1522.22</text:p>
          </table:table-cell>
        </table:table-row>
        <table:table-row table:style-name="ro1">
          <table:table-cell office:value-type="float" office:value="17934892" calcext:value-type="float">
            <text:p>17934892</text:p>
          </table:table-cell>
          <table:table-cell table:formula="of:=[.A1123]/1000/(60*60*24)" office:value-type="time" office:time-value="PT04H58M54.892S" calcext:value-type="time">
            <text:p>04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26.15" calcext:value-type="float">
            <text:p>1226.15</text:p>
          </table:table-cell>
          <table:table-cell office:value-type="float" office:value="1523.53" calcext:value-type="float">
            <text:p>1523.53</text:p>
          </table:table-cell>
        </table:table-row>
        <table:table-row table:style-name="ro1">
          <table:table-cell office:value-type="float" office:value="17950892" calcext:value-type="float">
            <text:p>17950892</text:p>
          </table:table-cell>
          <table:table-cell table:formula="of:=[.A1124]/1000/(60*60*24)" office:value-type="time" office:time-value="PT04H59M10.892S" calcext:value-type="time">
            <text:p>04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227.23" calcext:value-type="float">
            <text:p>1227.23</text:p>
          </table:table-cell>
          <table:table-cell office:value-type="float" office:value="1524.85" calcext:value-type="float">
            <text:p>1524.85</text:p>
          </table:table-cell>
        </table:table-row>
        <table:table-row table:style-name="ro1">
          <table:table-cell office:value-type="float" office:value="17966892" calcext:value-type="float">
            <text:p>17966892</text:p>
          </table:table-cell>
          <table:table-cell table:formula="of:=[.A1125]/1000/(60*60*24)" office:value-type="time" office:time-value="PT04H59M26.892S" calcext:value-type="time">
            <text:p>04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8.3" calcext:value-type="float">
            <text:p>1228.3</text:p>
          </table:table-cell>
          <table:table-cell office:value-type="float" office:value="1526.16" calcext:value-type="float">
            <text:p>1526.16</text:p>
          </table:table-cell>
        </table:table-row>
        <table:table-row table:style-name="ro1">
          <table:table-cell office:value-type="float" office:value="17982892" calcext:value-type="float">
            <text:p>17982892</text:p>
          </table:table-cell>
          <table:table-cell table:formula="of:=[.A1126]/1000/(60*60*24)" office:value-type="time" office:time-value="PT04H59M42.892S" calcext:value-type="time">
            <text:p>04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29.38" calcext:value-type="float">
            <text:p>1229.38</text:p>
          </table:table-cell>
          <table:table-cell office:value-type="float" office:value="1527.47" calcext:value-type="float">
            <text:p>1527.47</text:p>
          </table:table-cell>
        </table:table-row>
        <table:table-row table:style-name="ro1">
          <table:table-cell office:value-type="float" office:value="17998892" calcext:value-type="float">
            <text:p>17998892</text:p>
          </table:table-cell>
          <table:table-cell table:formula="of:=[.A1127]/1000/(60*60*24)" office:value-type="time" office:time-value="PT04H59M58.892S" calcext:value-type="time">
            <text:p>04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0.45" calcext:value-type="float">
            <text:p>1230.45</text:p>
          </table:table-cell>
          <table:table-cell office:value-type="float" office:value="1528.78" calcext:value-type="float">
            <text:p>1528.78</text:p>
          </table:table-cell>
        </table:table-row>
        <table:table-row table:style-name="ro1">
          <table:table-cell office:value-type="float" office:value="18014892" calcext:value-type="float">
            <text:p>18014892</text:p>
          </table:table-cell>
          <table:table-cell table:formula="of:=[.A1128]/1000/(60*60*24)" office:value-type="time" office:time-value="PT05H00M14.892S" calcext:value-type="time">
            <text:p>05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1530.09" calcext:value-type="float">
            <text:p>1530.09</text:p>
          </table:table-cell>
        </table:table-row>
        <table:table-row table:style-name="ro1">
          <table:table-cell office:value-type="float" office:value="18030892" calcext:value-type="float">
            <text:p>18030892</text:p>
          </table:table-cell>
          <table:table-cell table:formula="of:=[.A1129]/1000/(60*60*24)" office:value-type="time" office:time-value="PT05H00M30.892S" calcext:value-type="time">
            <text:p>05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2.6" calcext:value-type="float">
            <text:p>1232.6</text:p>
          </table:table-cell>
          <table:table-cell office:value-type="float" office:value="1531.4" calcext:value-type="float">
            <text:p>1531.4</text:p>
          </table:table-cell>
        </table:table-row>
        <table:table-row table:style-name="ro1">
          <table:table-cell office:value-type="float" office:value="18046892" calcext:value-type="float">
            <text:p>18046892</text:p>
          </table:table-cell>
          <table:table-cell table:formula="of:=[.A1130]/1000/(60*60*24)" office:value-type="time" office:time-value="PT05H00M46.892S" calcext:value-type="time">
            <text:p>05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3.68" calcext:value-type="float">
            <text:p>1233.68</text:p>
          </table:table-cell>
          <table:table-cell office:value-type="float" office:value="1532.71" calcext:value-type="float">
            <text:p>1532.71</text:p>
          </table:table-cell>
        </table:table-row>
        <table:table-row table:style-name="ro1">
          <table:table-cell office:value-type="float" office:value="18062892" calcext:value-type="float">
            <text:p>18062892</text:p>
          </table:table-cell>
          <table:table-cell table:formula="of:=[.A1131]/1000/(60*60*24)" office:value-type="time" office:time-value="PT05H01M02.892S" calcext:value-type="time">
            <text:p>05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34.75" calcext:value-type="float">
            <text:p>1234.75</text:p>
          </table:table-cell>
          <table:table-cell office:value-type="float" office:value="1534.02" calcext:value-type="float">
            <text:p>1534.02</text:p>
          </table:table-cell>
        </table:table-row>
        <table:table-row table:style-name="ro1">
          <table:table-cell office:value-type="float" office:value="18078892" calcext:value-type="float">
            <text:p>18078892</text:p>
          </table:table-cell>
          <table:table-cell table:formula="of:=[.A1132]/1000/(60*60*24)" office:value-type="time" office:time-value="PT05H01M18.892S" calcext:value-type="time">
            <text:p>05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1535.33" calcext:value-type="float">
            <text:p>1535.33</text:p>
          </table:table-cell>
        </table:table-row>
        <table:table-row table:style-name="ro1">
          <table:table-cell office:value-type="float" office:value="18094892" calcext:value-type="float">
            <text:p>18094892</text:p>
          </table:table-cell>
          <table:table-cell table:formula="of:=[.A1133]/1000/(60*60*24)" office:value-type="time" office:time-value="PT05H01M34.892S" calcext:value-type="time">
            <text:p>05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36.9" calcext:value-type="float">
            <text:p>1236.9</text:p>
          </table:table-cell>
          <table:table-cell office:value-type="float" office:value="1536.64" calcext:value-type="float">
            <text:p>1536.64</text:p>
          </table:table-cell>
        </table:table-row>
        <table:table-row table:style-name="ro1">
          <table:table-cell office:value-type="float" office:value="18110892" calcext:value-type="float">
            <text:p>18110892</text:p>
          </table:table-cell>
          <table:table-cell table:formula="of:=[.A1134]/1000/(60*60*24)" office:value-type="time" office:time-value="PT05H01M50.892S" calcext:value-type="time">
            <text:p>05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37.97" calcext:value-type="float">
            <text:p>1237.97</text:p>
          </table:table-cell>
          <table:table-cell office:value-type="float" office:value="1537.95" calcext:value-type="float">
            <text:p>1537.95</text:p>
          </table:table-cell>
        </table:table-row>
        <table:table-row table:style-name="ro1">
          <table:table-cell office:value-type="float" office:value="18126892" calcext:value-type="float">
            <text:p>18126892</text:p>
          </table:table-cell>
          <table:table-cell table:formula="of:=[.A1135]/1000/(60*60*24)" office:value-type="time" office:time-value="PT05H02M06.892S" calcext:value-type="time">
            <text:p>05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39.05" calcext:value-type="float">
            <text:p>1239.05</text:p>
          </table:table-cell>
          <table:table-cell office:value-type="float" office:value="1539.26" calcext:value-type="float">
            <text:p>1539.26</text:p>
          </table:table-cell>
        </table:table-row>
        <table:table-row table:style-name="ro1">
          <table:table-cell office:value-type="float" office:value="18142892" calcext:value-type="float">
            <text:p>18142892</text:p>
          </table:table-cell>
          <table:table-cell table:formula="of:=[.A1136]/1000/(60*60*24)" office:value-type="time" office:time-value="PT05H02M22.892S" calcext:value-type="time">
            <text:p>05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240.12" calcext:value-type="float">
            <text:p>1240.12</text:p>
          </table:table-cell>
          <table:table-cell office:value-type="float" office:value="1540.57" calcext:value-type="float">
            <text:p>1540.57</text:p>
          </table:table-cell>
        </table:table-row>
        <table:table-row table:style-name="ro1">
          <table:table-cell office:value-type="float" office:value="18158892" calcext:value-type="float">
            <text:p>18158892</text:p>
          </table:table-cell>
          <table:table-cell table:formula="of:=[.A1137]/1000/(60*60*24)" office:value-type="time" office:time-value="PT05H02M38.892S" calcext:value-type="time">
            <text:p>05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241.2" calcext:value-type="float">
            <text:p>1241.2</text:p>
          </table:table-cell>
          <table:table-cell office:value-type="float" office:value="1541.88" calcext:value-type="float">
            <text:p>1541.88</text:p>
          </table:table-cell>
        </table:table-row>
        <table:table-row table:style-name="ro1">
          <table:table-cell office:value-type="float" office:value="18174892" calcext:value-type="float">
            <text:p>18174892</text:p>
          </table:table-cell>
          <table:table-cell table:formula="of:=[.A1138]/1000/(60*60*24)" office:value-type="time" office:time-value="PT05H02M54.892S" calcext:value-type="time">
            <text:p>05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42.27" calcext:value-type="float">
            <text:p>1242.27</text:p>
          </table:table-cell>
          <table:table-cell office:value-type="float" office:value="1543.19" calcext:value-type="float">
            <text:p>1543.19</text:p>
          </table:table-cell>
        </table:table-row>
        <table:table-row table:style-name="ro1">
          <table:table-cell office:value-type="float" office:value="18190892" calcext:value-type="float">
            <text:p>18190892</text:p>
          </table:table-cell>
          <table:table-cell table:formula="of:=[.A1139]/1000/(60*60*24)" office:value-type="time" office:time-value="PT05H03M10.892S" calcext:value-type="time">
            <text:p>05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43.34" calcext:value-type="float">
            <text:p>1243.34</text:p>
          </table:table-cell>
          <table:table-cell office:value-type="float" office:value="1544.5" calcext:value-type="float">
            <text:p>1544.5</text:p>
          </table:table-cell>
        </table:table-row>
        <table:table-row table:style-name="ro1">
          <table:table-cell office:value-type="float" office:value="18206892" calcext:value-type="float">
            <text:p>18206892</text:p>
          </table:table-cell>
          <table:table-cell table:formula="of:=[.A1140]/1000/(60*60*24)" office:value-type="time" office:time-value="PT05H03M26.892S" calcext:value-type="time">
            <text:p>05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44.42" calcext:value-type="float">
            <text:p>1244.42</text:p>
          </table:table-cell>
          <table:table-cell office:value-type="float" office:value="1545.81" calcext:value-type="float">
            <text:p>1545.81</text:p>
          </table:table-cell>
        </table:table-row>
        <table:table-row table:style-name="ro1">
          <table:table-cell office:value-type="float" office:value="18222892" calcext:value-type="float">
            <text:p>18222892</text:p>
          </table:table-cell>
          <table:table-cell table:formula="of:=[.A1141]/1000/(60*60*24)" office:value-type="time" office:time-value="PT05H03M42.892S" calcext:value-type="time">
            <text:p>05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45.49" calcext:value-type="float">
            <text:p>1245.49</text:p>
          </table:table-cell>
          <table:table-cell office:value-type="float" office:value="1547.12" calcext:value-type="float">
            <text:p>1547.12</text:p>
          </table:table-cell>
        </table:table-row>
        <table:table-row table:style-name="ro1">
          <table:table-cell office:value-type="float" office:value="18238892" calcext:value-type="float">
            <text:p>18238892</text:p>
          </table:table-cell>
          <table:table-cell table:formula="of:=[.A1142]/1000/(60*60*24)" office:value-type="time" office:time-value="PT05H03M58.892S" calcext:value-type="time">
            <text:p>05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46.57" calcext:value-type="float">
            <text:p>1246.57</text:p>
          </table:table-cell>
          <table:table-cell office:value-type="float" office:value="1548.43" calcext:value-type="float">
            <text:p>1548.43</text:p>
          </table:table-cell>
        </table:table-row>
        <table:table-row table:style-name="ro1">
          <table:table-cell office:value-type="float" office:value="18254892" calcext:value-type="float">
            <text:p>18254892</text:p>
          </table:table-cell>
          <table:table-cell table:formula="of:=[.A1143]/1000/(60*60*24)" office:value-type="time" office:time-value="PT05H04M14.892S" calcext:value-type="time">
            <text:p>05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1549.74" calcext:value-type="float">
            <text:p>1549.74</text:p>
          </table:table-cell>
        </table:table-row>
        <table:table-row table:style-name="ro1">
          <table:table-cell office:value-type="float" office:value="18270892" calcext:value-type="float">
            <text:p>18270892</text:p>
          </table:table-cell>
          <table:table-cell table:formula="of:=[.A1144]/1000/(60*60*24)" office:value-type="time" office:time-value="PT05H04M30.892S" calcext:value-type="time">
            <text:p>05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248.72" calcext:value-type="float">
            <text:p>1248.72</text:p>
          </table:table-cell>
          <table:table-cell office:value-type="float" office:value="1551.05" calcext:value-type="float">
            <text:p>1551.05</text:p>
          </table:table-cell>
        </table:table-row>
        <table:table-row table:style-name="ro1">
          <table:table-cell office:value-type="float" office:value="18286892" calcext:value-type="float">
            <text:p>18286892</text:p>
          </table:table-cell>
          <table:table-cell table:formula="of:=[.A1145]/1000/(60*60*24)" office:value-type="time" office:time-value="PT05H04M46.892S" calcext:value-type="time">
            <text:p>05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49.79" calcext:value-type="float">
            <text:p>1249.79</text:p>
          </table:table-cell>
          <table:table-cell office:value-type="float" office:value="1552.36" calcext:value-type="float">
            <text:p>1552.36</text:p>
          </table:table-cell>
        </table:table-row>
        <table:table-row table:style-name="ro1">
          <table:table-cell office:value-type="float" office:value="18302892" calcext:value-type="float">
            <text:p>18302892</text:p>
          </table:table-cell>
          <table:table-cell table:formula="of:=[.A1146]/1000/(60*60*24)" office:value-type="time" office:time-value="PT05H05M02.892S" calcext:value-type="time">
            <text:p>05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250.86" calcext:value-type="float">
            <text:p>1250.86</text:p>
          </table:table-cell>
          <table:table-cell office:value-type="float" office:value="1553.67" calcext:value-type="float">
            <text:p>1553.67</text:p>
          </table:table-cell>
        </table:table-row>
        <table:table-row table:style-name="ro1">
          <table:table-cell office:value-type="float" office:value="18318892" calcext:value-type="float">
            <text:p>18318892</text:p>
          </table:table-cell>
          <table:table-cell table:formula="of:=[.A1147]/1000/(60*60*24)" office:value-type="time" office:time-value="PT05H05M18.892S" calcext:value-type="time">
            <text:p>05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1.94" calcext:value-type="float">
            <text:p>1251.94</text:p>
          </table:table-cell>
          <table:table-cell office:value-type="float" office:value="1554.98" calcext:value-type="float">
            <text:p>1554.98</text:p>
          </table:table-cell>
        </table:table-row>
        <table:table-row table:style-name="ro1">
          <table:table-cell office:value-type="float" office:value="18334892" calcext:value-type="float">
            <text:p>18334892</text:p>
          </table:table-cell>
          <table:table-cell table:formula="of:=[.A1148]/1000/(60*60*24)" office:value-type="time" office:time-value="PT05H05M34.892S" calcext:value-type="time">
            <text:p>05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3.01" calcext:value-type="float">
            <text:p>1253.01</text:p>
          </table:table-cell>
          <table:table-cell office:value-type="float" office:value="1556.29" calcext:value-type="float">
            <text:p>1556.29</text:p>
          </table:table-cell>
        </table:table-row>
        <table:table-row table:style-name="ro1">
          <table:table-cell office:value-type="float" office:value="18350892" calcext:value-type="float">
            <text:p>18350892</text:p>
          </table:table-cell>
          <table:table-cell table:formula="of:=[.A1149]/1000/(60*60*24)" office:value-type="time" office:time-value="PT05H05M50.892S" calcext:value-type="time">
            <text:p>05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4.09" calcext:value-type="float">
            <text:p>1254.09</text:p>
          </table:table-cell>
          <table:table-cell office:value-type="float" office:value="1557.6" calcext:value-type="float">
            <text:p>1557.6</text:p>
          </table:table-cell>
        </table:table-row>
        <table:table-row table:style-name="ro1">
          <table:table-cell office:value-type="float" office:value="18366892" calcext:value-type="float">
            <text:p>18366892</text:p>
          </table:table-cell>
          <table:table-cell table:formula="of:=[.A1150]/1000/(60*60*24)" office:value-type="time" office:time-value="PT05H06M06.892S" calcext:value-type="time">
            <text:p>05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5.16" calcext:value-type="float">
            <text:p>1255.16</text:p>
          </table:table-cell>
          <table:table-cell office:value-type="float" office:value="1558.91" calcext:value-type="float">
            <text:p>1558.91</text:p>
          </table:table-cell>
        </table:table-row>
        <table:table-row table:style-name="ro1">
          <table:table-cell office:value-type="float" office:value="18382892" calcext:value-type="float">
            <text:p>18382892</text:p>
          </table:table-cell>
          <table:table-cell table:formula="of:=[.A1151]/1000/(60*60*24)" office:value-type="time" office:time-value="PT05H06M22.892S" calcext:value-type="time">
            <text:p>05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6.23" calcext:value-type="float">
            <text:p>1256.23</text:p>
          </table:table-cell>
          <table:table-cell office:value-type="float" office:value="1560.22" calcext:value-type="float">
            <text:p>1560.22</text:p>
          </table:table-cell>
        </table:table-row>
        <table:table-row table:style-name="ro1">
          <table:table-cell office:value-type="float" office:value="18398892" calcext:value-type="float">
            <text:p>18398892</text:p>
          </table:table-cell>
          <table:table-cell table:formula="of:=[.A1152]/1000/(60*60*24)" office:value-type="time" office:time-value="PT05H06M38.892S" calcext:value-type="time">
            <text:p>05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7.31" calcext:value-type="float">
            <text:p>1257.31</text:p>
          </table:table-cell>
          <table:table-cell office:value-type="float" office:value="1561.52" calcext:value-type="float">
            <text:p>1561.52</text:p>
          </table:table-cell>
        </table:table-row>
        <table:table-row table:style-name="ro1">
          <table:table-cell office:value-type="float" office:value="18414892" calcext:value-type="float">
            <text:p>18414892</text:p>
          </table:table-cell>
          <table:table-cell table:formula="of:=[.A1153]/1000/(60*60*24)" office:value-type="time" office:time-value="PT05H06M54.892S" calcext:value-type="time">
            <text:p>05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58.38" calcext:value-type="float">
            <text:p>1258.38</text:p>
          </table:table-cell>
          <table:table-cell office:value-type="float" office:value="1562.83" calcext:value-type="float">
            <text:p>1562.83</text:p>
          </table:table-cell>
        </table:table-row>
        <table:table-row table:style-name="ro1">
          <table:table-cell office:value-type="float" office:value="18430892" calcext:value-type="float">
            <text:p>18430892</text:p>
          </table:table-cell>
          <table:table-cell table:formula="of:=[.A1154]/1000/(60*60*24)" office:value-type="time" office:time-value="PT05H07M10.892S" calcext:value-type="time">
            <text:p>05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59.46" calcext:value-type="float">
            <text:p>1259.46</text:p>
          </table:table-cell>
          <table:table-cell office:value-type="float" office:value="1564.14" calcext:value-type="float">
            <text:p>1564.14</text:p>
          </table:table-cell>
        </table:table-row>
        <table:table-row table:style-name="ro1">
          <table:table-cell office:value-type="float" office:value="18446892" calcext:value-type="float">
            <text:p>18446892</text:p>
          </table:table-cell>
          <table:table-cell table:formula="of:=[.A1155]/1000/(60*60*24)" office:value-type="time" office:time-value="PT05H07M26.892S" calcext:value-type="time">
            <text:p>05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60.53" calcext:value-type="float">
            <text:p>1260.53</text:p>
          </table:table-cell>
          <table:table-cell office:value-type="float" office:value="1565.45" calcext:value-type="float">
            <text:p>1565.45</text:p>
          </table:table-cell>
        </table:table-row>
        <table:table-row table:style-name="ro1">
          <table:table-cell office:value-type="float" office:value="18462892" calcext:value-type="float">
            <text:p>18462892</text:p>
          </table:table-cell>
          <table:table-cell table:formula="of:=[.A1156]/1000/(60*60*24)" office:value-type="time" office:time-value="PT05H07M42.892S" calcext:value-type="time">
            <text:p>05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61.6" calcext:value-type="float">
            <text:p>1261.6</text:p>
          </table:table-cell>
          <table:table-cell office:value-type="float" office:value="1566.76" calcext:value-type="float">
            <text:p>1566.76</text:p>
          </table:table-cell>
        </table:table-row>
        <table:table-row table:style-name="ro1">
          <table:table-cell office:value-type="float" office:value="18478892" calcext:value-type="float">
            <text:p>18478892</text:p>
          </table:table-cell>
          <table:table-cell table:formula="of:=[.A1157]/1000/(60*60*24)" office:value-type="time" office:time-value="PT05H07M58.892S" calcext:value-type="time">
            <text:p>05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62.68" calcext:value-type="float">
            <text:p>1262.68</text:p>
          </table:table-cell>
          <table:table-cell office:value-type="float" office:value="1568.07" calcext:value-type="float">
            <text:p>1568.07</text:p>
          </table:table-cell>
        </table:table-row>
        <table:table-row table:style-name="ro1">
          <table:table-cell office:value-type="float" office:value="18494892" calcext:value-type="float">
            <text:p>18494892</text:p>
          </table:table-cell>
          <table:table-cell table:formula="of:=[.A1158]/1000/(60*60*24)" office:value-type="time" office:time-value="PT05H08M14.892S" calcext:value-type="time">
            <text:p>05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63.75" calcext:value-type="float">
            <text:p>1263.75</text:p>
          </table:table-cell>
          <table:table-cell office:value-type="float" office:value="1569.38" calcext:value-type="float">
            <text:p>1569.38</text:p>
          </table:table-cell>
        </table:table-row>
        <table:table-row table:style-name="ro1">
          <table:table-cell office:value-type="float" office:value="18510892" calcext:value-type="float">
            <text:p>18510892</text:p>
          </table:table-cell>
          <table:table-cell table:formula="of:=[.A1159]/1000/(60*60*24)" office:value-type="time" office:time-value="PT05H08M30.892S" calcext:value-type="time">
            <text:p>05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264.82" calcext:value-type="float">
            <text:p>1264.82</text:p>
          </table:table-cell>
          <table:table-cell office:value-type="float" office:value="1570.68" calcext:value-type="float">
            <text:p>1570.68</text:p>
          </table:table-cell>
        </table:table-row>
        <table:table-row table:style-name="ro1">
          <table:table-cell office:value-type="float" office:value="18526892" calcext:value-type="float">
            <text:p>18526892</text:p>
          </table:table-cell>
          <table:table-cell table:formula="of:=[.A1160]/1000/(60*60*24)" office:value-type="time" office:time-value="PT05H08M46.892S" calcext:value-type="time">
            <text:p>05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65.9" calcext:value-type="float">
            <text:p>1265.9</text:p>
          </table:table-cell>
          <table:table-cell office:value-type="float" office:value="1571.99" calcext:value-type="float">
            <text:p>1571.99</text:p>
          </table:table-cell>
        </table:table-row>
        <table:table-row table:style-name="ro1">
          <table:table-cell office:value-type="float" office:value="18542892" calcext:value-type="float">
            <text:p>18542892</text:p>
          </table:table-cell>
          <table:table-cell table:formula="of:=[.A1161]/1000/(60*60*24)" office:value-type="time" office:time-value="PT05H09M02.892S" calcext:value-type="time">
            <text:p>05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66.97" calcext:value-type="float">
            <text:p>1266.97</text:p>
          </table:table-cell>
          <table:table-cell office:value-type="float" office:value="1573.3" calcext:value-type="float">
            <text:p>1573.3</text:p>
          </table:table-cell>
        </table:table-row>
        <table:table-row table:style-name="ro1">
          <table:table-cell office:value-type="float" office:value="18558892" calcext:value-type="float">
            <text:p>18558892</text:p>
          </table:table-cell>
          <table:table-cell table:formula="of:=[.A1162]/1000/(60*60*24)" office:value-type="time" office:time-value="PT05H09M18.892S" calcext:value-type="time">
            <text:p>05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68.05" calcext:value-type="float">
            <text:p>1268.05</text:p>
          </table:table-cell>
          <table:table-cell office:value-type="float" office:value="1574.6" calcext:value-type="float">
            <text:p>1574.6</text:p>
          </table:table-cell>
        </table:table-row>
        <table:table-row table:style-name="ro1">
          <table:table-cell office:value-type="float" office:value="18574892" calcext:value-type="float">
            <text:p>18574892</text:p>
          </table:table-cell>
          <table:table-cell table:formula="of:=[.A1163]/1000/(60*60*24)" office:value-type="time" office:time-value="PT05H09M34.892S" calcext:value-type="time">
            <text:p>05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69.12" calcext:value-type="float">
            <text:p>1269.12</text:p>
          </table:table-cell>
          <table:table-cell office:value-type="float" office:value="1575.91" calcext:value-type="float">
            <text:p>1575.91</text:p>
          </table:table-cell>
        </table:table-row>
        <table:table-row table:style-name="ro1">
          <table:table-cell office:value-type="float" office:value="18590892" calcext:value-type="float">
            <text:p>18590892</text:p>
          </table:table-cell>
          <table:table-cell table:formula="of:=[.A1164]/1000/(60*60*24)" office:value-type="time" office:time-value="PT05H09M50.892S" calcext:value-type="time">
            <text:p>05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0.19" calcext:value-type="float">
            <text:p>1270.19</text:p>
          </table:table-cell>
          <table:table-cell office:value-type="float" office:value="1577.22" calcext:value-type="float">
            <text:p>1577.22</text:p>
          </table:table-cell>
        </table:table-row>
        <table:table-row table:style-name="ro1">
          <table:table-cell office:value-type="float" office:value="18606892" calcext:value-type="float">
            <text:p>18606892</text:p>
          </table:table-cell>
          <table:table-cell table:formula="of:=[.A1165]/1000/(60*60*24)" office:value-type="time" office:time-value="PT05H10M06.892S" calcext:value-type="time">
            <text:p>05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1.27" calcext:value-type="float">
            <text:p>1271.27</text:p>
          </table:table-cell>
          <table:table-cell office:value-type="float" office:value="1578.52" calcext:value-type="float">
            <text:p>1578.52</text:p>
          </table:table-cell>
        </table:table-row>
        <table:table-row table:style-name="ro1">
          <table:table-cell office:value-type="float" office:value="18622892" calcext:value-type="float">
            <text:p>18622892</text:p>
          </table:table-cell>
          <table:table-cell table:formula="of:=[.A1166]/1000/(60*60*24)" office:value-type="time" office:time-value="PT05H10M22.892S" calcext:value-type="time">
            <text:p>05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2.34" calcext:value-type="float">
            <text:p>1272.34</text:p>
          </table:table-cell>
          <table:table-cell office:value-type="float" office:value="1579.83" calcext:value-type="float">
            <text:p>1579.83</text:p>
          </table:table-cell>
        </table:table-row>
        <table:table-row table:style-name="ro1">
          <table:table-cell office:value-type="float" office:value="18638892" calcext:value-type="float">
            <text:p>18638892</text:p>
          </table:table-cell>
          <table:table-cell table:formula="of:=[.A1167]/1000/(60*60*24)" office:value-type="time" office:time-value="PT05H10M38.892S" calcext:value-type="time">
            <text:p>05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73.42" calcext:value-type="float">
            <text:p>1273.42</text:p>
          </table:table-cell>
          <table:table-cell office:value-type="float" office:value="1581.14" calcext:value-type="float">
            <text:p>1581.14</text:p>
          </table:table-cell>
        </table:table-row>
        <table:table-row table:style-name="ro1">
          <table:table-cell office:value-type="float" office:value="18654892" calcext:value-type="float">
            <text:p>18654892</text:p>
          </table:table-cell>
          <table:table-cell table:formula="of:=[.A1168]/1000/(60*60*24)" office:value-type="time" office:time-value="PT05H10M54.892S" calcext:value-type="time">
            <text:p>05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4.49" calcext:value-type="float">
            <text:p>1274.49</text:p>
          </table:table-cell>
          <table:table-cell office:value-type="float" office:value="1582.44" calcext:value-type="float">
            <text:p>1582.44</text:p>
          </table:table-cell>
        </table:table-row>
        <table:table-row table:style-name="ro1">
          <table:table-cell office:value-type="float" office:value="18670892" calcext:value-type="float">
            <text:p>18670892</text:p>
          </table:table-cell>
          <table:table-cell table:formula="of:=[.A1169]/1000/(60*60*24)" office:value-type="time" office:time-value="PT05H11M10.892S" calcext:value-type="time">
            <text:p>05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75.56" calcext:value-type="float">
            <text:p>1275.56</text:p>
          </table:table-cell>
          <table:table-cell office:value-type="float" office:value="1583.75" calcext:value-type="float">
            <text:p>1583.75</text:p>
          </table:table-cell>
        </table:table-row>
        <table:table-row table:style-name="ro1">
          <table:table-cell office:value-type="float" office:value="18686892" calcext:value-type="float">
            <text:p>18686892</text:p>
          </table:table-cell>
          <table:table-cell table:formula="of:=[.A1170]/1000/(60*60*24)" office:value-type="time" office:time-value="PT05H11M26.892S" calcext:value-type="time">
            <text:p>05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6.64" calcext:value-type="float">
            <text:p>1276.64</text:p>
          </table:table-cell>
          <table:table-cell office:value-type="float" office:value="1585.06" calcext:value-type="float">
            <text:p>1585.06</text:p>
          </table:table-cell>
        </table:table-row>
        <table:table-row table:style-name="ro1">
          <table:table-cell office:value-type="float" office:value="18702892" calcext:value-type="float">
            <text:p>18702892</text:p>
          </table:table-cell>
          <table:table-cell table:formula="of:=[.A1171]/1000/(60*60*24)" office:value-type="time" office:time-value="PT05H11M42.892S" calcext:value-type="time">
            <text:p>05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7.71" calcext:value-type="float">
            <text:p>1277.71</text:p>
          </table:table-cell>
          <table:table-cell office:value-type="float" office:value="1586.36" calcext:value-type="float">
            <text:p>1586.36</text:p>
          </table:table-cell>
        </table:table-row>
        <table:table-row table:style-name="ro1">
          <table:table-cell office:value-type="float" office:value="18718892" calcext:value-type="float">
            <text:p>18718892</text:p>
          </table:table-cell>
          <table:table-cell table:formula="of:=[.A1172]/1000/(60*60*24)" office:value-type="time" office:time-value="PT05H11M58.892S" calcext:value-type="time">
            <text:p>05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78.78" calcext:value-type="float">
            <text:p>1278.78</text:p>
          </table:table-cell>
          <table:table-cell office:value-type="float" office:value="1587.67" calcext:value-type="float">
            <text:p>1587.67</text:p>
          </table:table-cell>
        </table:table-row>
        <table:table-row table:style-name="ro1">
          <table:table-cell office:value-type="float" office:value="18734892" calcext:value-type="float">
            <text:p>18734892</text:p>
          </table:table-cell>
          <table:table-cell table:formula="of:=[.A1173]/1000/(60*60*24)" office:value-type="time" office:time-value="PT05H12M14.892S" calcext:value-type="time">
            <text:p>05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588.97" calcext:value-type="float">
            <text:p>1588.97</text:p>
          </table:table-cell>
        </table:table-row>
        <table:table-row table:style-name="ro1">
          <table:table-cell office:value-type="float" office:value="18750892" calcext:value-type="float">
            <text:p>18750892</text:p>
          </table:table-cell>
          <table:table-cell table:formula="of:=[.A1174]/1000/(60*60*24)" office:value-type="time" office:time-value="PT05H12M30.892S" calcext:value-type="time">
            <text:p>05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0.93" calcext:value-type="float">
            <text:p>1280.93</text:p>
          </table:table-cell>
          <table:table-cell office:value-type="float" office:value="1590.28" calcext:value-type="float">
            <text:p>1590.28</text:p>
          </table:table-cell>
        </table:table-row>
        <table:table-row table:style-name="ro1">
          <table:table-cell office:value-type="float" office:value="18766892" calcext:value-type="float">
            <text:p>18766892</text:p>
          </table:table-cell>
          <table:table-cell table:formula="of:=[.A1175]/1000/(60*60*24)" office:value-type="time" office:time-value="PT05H12M46.892S" calcext:value-type="time">
            <text:p>05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2" calcext:value-type="float">
            <text:p>1282</text:p>
          </table:table-cell>
          <table:table-cell office:value-type="float" office:value="1591.59" calcext:value-type="float">
            <text:p>1591.59</text:p>
          </table:table-cell>
        </table:table-row>
        <table:table-row table:style-name="ro1">
          <table:table-cell office:value-type="float" office:value="18782892" calcext:value-type="float">
            <text:p>18782892</text:p>
          </table:table-cell>
          <table:table-cell table:formula="of:=[.A1176]/1000/(60*60*24)" office:value-type="time" office:time-value="PT05H13M02.892S" calcext:value-type="time">
            <text:p>05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3.07" calcext:value-type="float">
            <text:p>1283.07</text:p>
          </table:table-cell>
          <table:table-cell office:value-type="float" office:value="1592.89" calcext:value-type="float">
            <text:p>1592.89</text:p>
          </table:table-cell>
        </table:table-row>
        <table:table-row table:style-name="ro1">
          <table:table-cell office:value-type="float" office:value="18798892" calcext:value-type="float">
            <text:p>18798892</text:p>
          </table:table-cell>
          <table:table-cell table:formula="of:=[.A1177]/1000/(60*60*24)" office:value-type="time" office:time-value="PT05H13M18.892S" calcext:value-type="time">
            <text:p>05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4.15" calcext:value-type="float">
            <text:p>1284.15</text:p>
          </table:table-cell>
          <table:table-cell office:value-type="float" office:value="1594.2" calcext:value-type="float">
            <text:p>1594.2</text:p>
          </table:table-cell>
        </table:table-row>
        <table:table-row table:style-name="ro1">
          <table:table-cell office:value-type="float" office:value="18814892" calcext:value-type="float">
            <text:p>18814892</text:p>
          </table:table-cell>
          <table:table-cell table:formula="of:=[.A1178]/1000/(60*60*24)" office:value-type="time" office:time-value="PT05H13M34.892S" calcext:value-type="time">
            <text:p>05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5.22" calcext:value-type="float">
            <text:p>1285.22</text:p>
          </table:table-cell>
          <table:table-cell office:value-type="float" office:value="1595.5" calcext:value-type="float">
            <text:p>1595.5</text:p>
          </table:table-cell>
        </table:table-row>
        <table:table-row table:style-name="ro1">
          <table:table-cell office:value-type="float" office:value="18830892" calcext:value-type="float">
            <text:p>18830892</text:p>
          </table:table-cell>
          <table:table-cell table:formula="of:=[.A1179]/1000/(60*60*24)" office:value-type="time" office:time-value="PT05H13M50.892S" calcext:value-type="time">
            <text:p>05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6.29" calcext:value-type="float">
            <text:p>1286.29</text:p>
          </table:table-cell>
          <table:table-cell office:value-type="float" office:value="1596.81" calcext:value-type="float">
            <text:p>1596.81</text:p>
          </table:table-cell>
        </table:table-row>
        <table:table-row table:style-name="ro1">
          <table:table-cell office:value-type="float" office:value="18846892" calcext:value-type="float">
            <text:p>18846892</text:p>
          </table:table-cell>
          <table:table-cell table:formula="of:=[.A1180]/1000/(60*60*24)" office:value-type="time" office:time-value="PT05H14M06.892S" calcext:value-type="time">
            <text:p>05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87.36" calcext:value-type="float">
            <text:p>1287.36</text:p>
          </table:table-cell>
          <table:table-cell office:value-type="float" office:value="1598.11" calcext:value-type="float">
            <text:p>1598.11</text:p>
          </table:table-cell>
        </table:table-row>
        <table:table-row table:style-name="ro1">
          <table:table-cell office:value-type="float" office:value="18862892" calcext:value-type="float">
            <text:p>18862892</text:p>
          </table:table-cell>
          <table:table-cell table:formula="of:=[.A1181]/1000/(60*60*24)" office:value-type="time" office:time-value="PT05H14M22.892S" calcext:value-type="time">
            <text:p>05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88.44" calcext:value-type="float">
            <text:p>1288.44</text:p>
          </table:table-cell>
          <table:table-cell office:value-type="float" office:value="1599.42" calcext:value-type="float">
            <text:p>1599.42</text:p>
          </table:table-cell>
        </table:table-row>
        <table:table-row table:style-name="ro1">
          <table:table-cell office:value-type="float" office:value="18878892" calcext:value-type="float">
            <text:p>18878892</text:p>
          </table:table-cell>
          <table:table-cell table:formula="of:=[.A1182]/1000/(60*60*24)" office:value-type="time" office:time-value="PT05H14M38.892S" calcext:value-type="time">
            <text:p>05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289.51" calcext:value-type="float">
            <text:p>1289.51</text:p>
          </table:table-cell>
          <table:table-cell office:value-type="float" office:value="1600.72" calcext:value-type="float">
            <text:p>1600.72</text:p>
          </table:table-cell>
        </table:table-row>
        <table:table-row table:style-name="ro1">
          <table:table-cell office:value-type="float" office:value="18894892" calcext:value-type="float">
            <text:p>18894892</text:p>
          </table:table-cell>
          <table:table-cell table:formula="of:=[.A1183]/1000/(60*60*24)" office:value-type="time" office:time-value="PT05H14M54.892S" calcext:value-type="time">
            <text:p>05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602.03" calcext:value-type="float">
            <text:p>1602.03</text:p>
          </table:table-cell>
        </table:table-row>
        <table:table-row table:style-name="ro1">
          <table:table-cell office:value-type="float" office:value="18910892" calcext:value-type="float">
            <text:p>18910892</text:p>
          </table:table-cell>
          <table:table-cell table:formula="of:=[.A1184]/1000/(60*60*24)" office:value-type="time" office:time-value="PT05H15M10.892S" calcext:value-type="time">
            <text:p>05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1.65" calcext:value-type="float">
            <text:p>1291.65</text:p>
          </table:table-cell>
          <table:table-cell office:value-type="float" office:value="1603.33" calcext:value-type="float">
            <text:p>1603.33</text:p>
          </table:table-cell>
        </table:table-row>
        <table:table-row table:style-name="ro1">
          <table:table-cell office:value-type="float" office:value="18926892" calcext:value-type="float">
            <text:p>18926892</text:p>
          </table:table-cell>
          <table:table-cell table:formula="of:=[.A1185]/1000/(60*60*24)" office:value-type="time" office:time-value="PT05H15M26.892S" calcext:value-type="time">
            <text:p>05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92.73" calcext:value-type="float">
            <text:p>1292.73</text:p>
          </table:table-cell>
          <table:table-cell office:value-type="float" office:value="1604.64" calcext:value-type="float">
            <text:p>1604.64</text:p>
          </table:table-cell>
        </table:table-row>
        <table:table-row table:style-name="ro1">
          <table:table-cell office:value-type="float" office:value="18942892" calcext:value-type="float">
            <text:p>18942892</text:p>
          </table:table-cell>
          <table:table-cell table:formula="of:=[.A1186]/1000/(60*60*24)" office:value-type="time" office:time-value="PT05H15M42.892S" calcext:value-type="time">
            <text:p>05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3.8" calcext:value-type="float">
            <text:p>1293.8</text:p>
          </table:table-cell>
          <table:table-cell office:value-type="float" office:value="1605.95" calcext:value-type="float">
            <text:p>1605.95</text:p>
          </table:table-cell>
        </table:table-row>
        <table:table-row table:style-name="ro1">
          <table:table-cell office:value-type="float" office:value="18958892" calcext:value-type="float">
            <text:p>18958892</text:p>
          </table:table-cell>
          <table:table-cell table:formula="of:=[.A1187]/1000/(60*60*24)" office:value-type="time" office:time-value="PT05H15M58.892S" calcext:value-type="time">
            <text:p>05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4.87" calcext:value-type="float">
            <text:p>1294.87</text:p>
          </table:table-cell>
          <table:table-cell office:value-type="float" office:value="1607.25" calcext:value-type="float">
            <text:p>1607.25</text:p>
          </table:table-cell>
        </table:table-row>
        <table:table-row table:style-name="ro1">
          <table:table-cell office:value-type="float" office:value="18974892" calcext:value-type="float">
            <text:p>18974892</text:p>
          </table:table-cell>
          <table:table-cell table:formula="of:=[.A1188]/1000/(60*60*24)" office:value-type="time" office:time-value="PT05H16M14.892S" calcext:value-type="time">
            <text:p>05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5.94" calcext:value-type="float">
            <text:p>1295.94</text:p>
          </table:table-cell>
          <table:table-cell office:value-type="float" office:value="1608.56" calcext:value-type="float">
            <text:p>1608.56</text:p>
          </table:table-cell>
        </table:table-row>
        <table:table-row table:style-name="ro1">
          <table:table-cell office:value-type="float" office:value="18990892" calcext:value-type="float">
            <text:p>18990892</text:p>
          </table:table-cell>
          <table:table-cell table:formula="of:=[.A1189]/1000/(60*60*24)" office:value-type="time" office:time-value="PT05H16M30.892S" calcext:value-type="time">
            <text:p>05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7.02" calcext:value-type="float">
            <text:p>1297.02</text:p>
          </table:table-cell>
          <table:table-cell office:value-type="float" office:value="1609.86" calcext:value-type="float">
            <text:p>1609.86</text:p>
          </table:table-cell>
        </table:table-row>
        <table:table-row table:style-name="ro1">
          <table:table-cell office:value-type="float" office:value="19006892" calcext:value-type="float">
            <text:p>19006892</text:p>
          </table:table-cell>
          <table:table-cell table:formula="of:=[.A1190]/1000/(60*60*24)" office:value-type="time" office:time-value="PT05H16M46.892S" calcext:value-type="time">
            <text:p>05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8.09" calcext:value-type="float">
            <text:p>1298.09</text:p>
          </table:table-cell>
          <table:table-cell office:value-type="float" office:value="1611.17" calcext:value-type="float">
            <text:p>1611.17</text:p>
          </table:table-cell>
        </table:table-row>
        <table:table-row table:style-name="ro1">
          <table:table-cell office:value-type="float" office:value="19022892" calcext:value-type="float">
            <text:p>19022892</text:p>
          </table:table-cell>
          <table:table-cell table:formula="of:=[.A1191]/1000/(60*60*24)" office:value-type="time" office:time-value="PT05H17M02.892S" calcext:value-type="time">
            <text:p>05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99.16" calcext:value-type="float">
            <text:p>1299.16</text:p>
          </table:table-cell>
          <table:table-cell office:value-type="float" office:value="1612.47" calcext:value-type="float">
            <text:p>1612.47</text:p>
          </table:table-cell>
        </table:table-row>
        <table:table-row table:style-name="ro1">
          <table:table-cell office:value-type="float" office:value="19038892" calcext:value-type="float">
            <text:p>19038892</text:p>
          </table:table-cell>
          <table:table-cell table:formula="of:=[.A1192]/1000/(60*60*24)" office:value-type="time" office:time-value="PT05H17M18.892S" calcext:value-type="time">
            <text:p>05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300.23" calcext:value-type="float">
            <text:p>1300.23</text:p>
          </table:table-cell>
          <table:table-cell office:value-type="float" office:value="1613.78" calcext:value-type="float">
            <text:p>1613.78</text:p>
          </table:table-cell>
        </table:table-row>
        <table:table-row table:style-name="ro1">
          <table:table-cell office:value-type="float" office:value="19054892" calcext:value-type="float">
            <text:p>19054892</text:p>
          </table:table-cell>
          <table:table-cell table:formula="of:=[.A1193]/1000/(60*60*24)" office:value-type="time" office:time-value="PT05H17M34.892S" calcext:value-type="time">
            <text:p>05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301.31" calcext:value-type="float">
            <text:p>1301.31</text:p>
          </table:table-cell>
          <table:table-cell office:value-type="float" office:value="1615.08" calcext:value-type="float">
            <text:p>1615.08</text:p>
          </table:table-cell>
        </table:table-row>
        <table:table-row table:style-name="ro1">
          <table:table-cell office:value-type="float" office:value="19070892" calcext:value-type="float">
            <text:p>19070892</text:p>
          </table:table-cell>
          <table:table-cell table:formula="of:=[.A1194]/1000/(60*60*24)" office:value-type="time" office:time-value="PT05H17M50.892S" calcext:value-type="time">
            <text:p>05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1" calcext:value-type="float">
            <text:p>294.41</text:p>
          </table:table-cell>
          <table:table-cell office:value-type="float" office:value="1302.38" calcext:value-type="float">
            <text:p>1302.38</text:p>
          </table:table-cell>
          <table:table-cell office:value-type="float" office:value="1616.39" calcext:value-type="float">
            <text:p>1616.39</text:p>
          </table:table-cell>
        </table:table-row>
        <table:table-row table:style-name="ro1">
          <table:table-cell office:value-type="float" office:value="19086892" calcext:value-type="float">
            <text:p>19086892</text:p>
          </table:table-cell>
          <table:table-cell table:formula="of:=[.A1195]/1000/(60*60*24)" office:value-type="time" office:time-value="PT05H18M06.892S" calcext:value-type="time">
            <text:p>05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303.45" calcext:value-type="float">
            <text:p>1303.45</text:p>
          </table:table-cell>
          <table:table-cell office:value-type="float" office:value="1617.69" calcext:value-type="float">
            <text:p>1617.69</text:p>
          </table:table-cell>
        </table:table-row>
        <table:table-row table:style-name="ro1">
          <table:table-cell office:value-type="float" office:value="19102892" calcext:value-type="float">
            <text:p>19102892</text:p>
          </table:table-cell>
          <table:table-cell table:formula="of:=[.A1196]/1000/(60*60*24)" office:value-type="time" office:time-value="PT05H18M22.892S" calcext:value-type="time">
            <text:p>05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4.52" calcext:value-type="float">
            <text:p>1304.52</text:p>
          </table:table-cell>
          <table:table-cell office:value-type="float" office:value="1618.99" calcext:value-type="float">
            <text:p>1618.99</text:p>
          </table:table-cell>
        </table:table-row>
        <table:table-row table:style-name="ro1">
          <table:table-cell office:value-type="float" office:value="19118892" calcext:value-type="float">
            <text:p>19118892</text:p>
          </table:table-cell>
          <table:table-cell table:formula="of:=[.A1197]/1000/(60*60*24)" office:value-type="time" office:time-value="PT05H18M38.892S" calcext:value-type="time">
            <text:p>05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5.6" calcext:value-type="float">
            <text:p>1305.6</text:p>
          </table:table-cell>
          <table:table-cell office:value-type="float" office:value="1620.3" calcext:value-type="float">
            <text:p>1620.3</text:p>
          </table:table-cell>
        </table:table-row>
        <table:table-row table:style-name="ro1">
          <table:table-cell office:value-type="float" office:value="19134892" calcext:value-type="float">
            <text:p>19134892</text:p>
          </table:table-cell>
          <table:table-cell table:formula="of:=[.A1198]/1000/(60*60*24)" office:value-type="time" office:time-value="PT05H18M54.892S" calcext:value-type="time">
            <text:p>05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6.67" calcext:value-type="float">
            <text:p>1306.67</text:p>
          </table:table-cell>
          <table:table-cell office:value-type="float" office:value="1621.6" calcext:value-type="float">
            <text:p>1621.6</text:p>
          </table:table-cell>
        </table:table-row>
        <table:table-row table:style-name="ro1">
          <table:table-cell office:value-type="float" office:value="19150892" calcext:value-type="float">
            <text:p>19150892</text:p>
          </table:table-cell>
          <table:table-cell table:formula="of:=[.A1199]/1000/(60*60*24)" office:value-type="time" office:time-value="PT05H19M10.892S" calcext:value-type="time">
            <text:p>05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7.74" calcext:value-type="float">
            <text:p>1307.74</text:p>
          </table:table-cell>
          <table:table-cell office:value-type="float" office:value="1622.9" calcext:value-type="float">
            <text:p>1622.9</text:p>
          </table:table-cell>
        </table:table-row>
        <table:table-row table:style-name="ro1">
          <table:table-cell office:value-type="float" office:value="19166892" calcext:value-type="float">
            <text:p>19166892</text:p>
          </table:table-cell>
          <table:table-cell table:formula="of:=[.A1200]/1000/(60*60*24)" office:value-type="time" office:time-value="PT05H19M26.892S" calcext:value-type="time">
            <text:p>05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8.81" calcext:value-type="float">
            <text:p>1308.81</text:p>
          </table:table-cell>
          <table:table-cell office:value-type="float" office:value="1624.21" calcext:value-type="float">
            <text:p>1624.21</text:p>
          </table:table-cell>
        </table:table-row>
        <table:table-row table:style-name="ro1">
          <table:table-cell office:value-type="float" office:value="19182892" calcext:value-type="float">
            <text:p>19182892</text:p>
          </table:table-cell>
          <table:table-cell table:formula="of:=[.A1201]/1000/(60*60*24)" office:value-type="time" office:time-value="PT05H19M42.892S" calcext:value-type="time">
            <text:p>05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9.88" calcext:value-type="float">
            <text:p>1309.88</text:p>
          </table:table-cell>
          <table:table-cell office:value-type="float" office:value="1625.51" calcext:value-type="float">
            <text:p>1625.51</text:p>
          </table:table-cell>
        </table:table-row>
        <table:table-row table:style-name="ro1">
          <table:table-cell office:value-type="float" office:value="19198892" calcext:value-type="float">
            <text:p>19198892</text:p>
          </table:table-cell>
          <table:table-cell table:formula="of:=[.A1202]/1000/(60*60*24)" office:value-type="time" office:time-value="PT05H19M58.892S" calcext:value-type="time">
            <text:p>05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0.96" calcext:value-type="float">
            <text:p>1310.96</text:p>
          </table:table-cell>
          <table:table-cell office:value-type="float" office:value="1626.81" calcext:value-type="float">
            <text:p>1626.81</text:p>
          </table:table-cell>
        </table:table-row>
        <table:table-row table:style-name="ro1">
          <table:table-cell office:value-type="float" office:value="19214892" calcext:value-type="float">
            <text:p>19214892</text:p>
          </table:table-cell>
          <table:table-cell table:formula="of:=[.A1203]/1000/(60*60*24)" office:value-type="time" office:time-value="PT05H20M14.892S" calcext:value-type="time">
            <text:p>05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2.03" calcext:value-type="float">
            <text:p>1312.03</text:p>
          </table:table-cell>
          <table:table-cell office:value-type="float" office:value="1628.12" calcext:value-type="float">
            <text:p>1628.12</text:p>
          </table:table-cell>
        </table:table-row>
        <table:table-row table:style-name="ro1">
          <table:table-cell office:value-type="float" office:value="19230892" calcext:value-type="float">
            <text:p>19230892</text:p>
          </table:table-cell>
          <table:table-cell table:formula="of:=[.A1204]/1000/(60*60*24)" office:value-type="time" office:time-value="PT05H20M30.892S" calcext:value-type="time">
            <text:p>05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3.1" calcext:value-type="float">
            <text:p>1313.1</text:p>
          </table:table-cell>
          <table:table-cell office:value-type="float" office:value="1629.42" calcext:value-type="float">
            <text:p>1629.42</text:p>
          </table:table-cell>
        </table:table-row>
        <table:table-row table:style-name="ro1">
          <table:table-cell office:value-type="float" office:value="19246892" calcext:value-type="float">
            <text:p>19246892</text:p>
          </table:table-cell>
          <table:table-cell table:formula="of:=[.A1205]/1000/(60*60*24)" office:value-type="time" office:time-value="PT05H20M46.892S" calcext:value-type="time">
            <text:p>05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4.17" calcext:value-type="float">
            <text:p>1314.17</text:p>
          </table:table-cell>
          <table:table-cell office:value-type="float" office:value="1630.72" calcext:value-type="float">
            <text:p>1630.72</text:p>
          </table:table-cell>
        </table:table-row>
        <table:table-row table:style-name="ro1">
          <table:table-cell office:value-type="float" office:value="19262892" calcext:value-type="float">
            <text:p>19262892</text:p>
          </table:table-cell>
          <table:table-cell table:formula="of:=[.A1206]/1000/(60*60*24)" office:value-type="time" office:time-value="PT05H21M02.892S" calcext:value-type="time">
            <text:p>05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5.24" calcext:value-type="float">
            <text:p>1315.24</text:p>
          </table:table-cell>
          <table:table-cell office:value-type="float" office:value="1632.03" calcext:value-type="float">
            <text:p>1632.03</text:p>
          </table:table-cell>
        </table:table-row>
        <table:table-row table:style-name="ro1">
          <table:table-cell office:value-type="float" office:value="19278892" calcext:value-type="float">
            <text:p>19278892</text:p>
          </table:table-cell>
          <table:table-cell table:formula="of:=[.A1207]/1000/(60*60*24)" office:value-type="time" office:time-value="PT05H21M18.892S" calcext:value-type="time">
            <text:p>05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16.32" calcext:value-type="float">
            <text:p>1316.32</text:p>
          </table:table-cell>
          <table:table-cell office:value-type="float" office:value="1633.33" calcext:value-type="float">
            <text:p>1633.33</text:p>
          </table:table-cell>
        </table:table-row>
        <table:table-row table:style-name="ro1">
          <table:table-cell office:value-type="float" office:value="19294892" calcext:value-type="float">
            <text:p>19294892</text:p>
          </table:table-cell>
          <table:table-cell table:formula="of:=[.A1208]/1000/(60*60*24)" office:value-type="time" office:time-value="PT05H21M34.892S" calcext:value-type="time">
            <text:p>05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17.39" calcext:value-type="float">
            <text:p>1317.39</text:p>
          </table:table-cell>
          <table:table-cell office:value-type="float" office:value="1634.63" calcext:value-type="float">
            <text:p>1634.63</text:p>
          </table:table-cell>
        </table:table-row>
        <table:table-row table:style-name="ro1">
          <table:table-cell office:value-type="float" office:value="19310892" calcext:value-type="float">
            <text:p>19310892</text:p>
          </table:table-cell>
          <table:table-cell table:formula="of:=[.A1209]/1000/(60*60*24)" office:value-type="time" office:time-value="PT05H21M50.892S" calcext:value-type="time">
            <text:p>05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318.46" calcext:value-type="float">
            <text:p>1318.46</text:p>
          </table:table-cell>
          <table:table-cell office:value-type="float" office:value="1635.94" calcext:value-type="float">
            <text:p>1635.94</text:p>
          </table:table-cell>
        </table:table-row>
        <table:table-row table:style-name="ro1">
          <table:table-cell office:value-type="float" office:value="19326892" calcext:value-type="float">
            <text:p>19326892</text:p>
          </table:table-cell>
          <table:table-cell table:formula="of:=[.A1210]/1000/(60*60*24)" office:value-type="time" office:time-value="PT05H22M06.892S" calcext:value-type="time">
            <text:p>05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319.53" calcext:value-type="float">
            <text:p>1319.53</text:p>
          </table:table-cell>
          <table:table-cell office:value-type="float" office:value="1637.24" calcext:value-type="float">
            <text:p>1637.24</text:p>
          </table:table-cell>
        </table:table-row>
        <table:table-row table:style-name="ro1">
          <table:table-cell office:value-type="float" office:value="19342892" calcext:value-type="float">
            <text:p>19342892</text:p>
          </table:table-cell>
          <table:table-cell table:formula="of:=[.A1211]/1000/(60*60*24)" office:value-type="time" office:time-value="PT05H22M22.892S" calcext:value-type="time">
            <text:p>05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0.6" calcext:value-type="float">
            <text:p>1320.6</text:p>
          </table:table-cell>
          <table:table-cell office:value-type="float" office:value="1638.54" calcext:value-type="float">
            <text:p>1638.54</text:p>
          </table:table-cell>
        </table:table-row>
        <table:table-row table:style-name="ro1">
          <table:table-cell office:value-type="float" office:value="19358892" calcext:value-type="float">
            <text:p>19358892</text:p>
          </table:table-cell>
          <table:table-cell table:formula="of:=[.A1212]/1000/(60*60*24)" office:value-type="time" office:time-value="PT05H22M38.892S" calcext:value-type="time">
            <text:p>05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21.68" calcext:value-type="float">
            <text:p>1321.68</text:p>
          </table:table-cell>
          <table:table-cell office:value-type="float" office:value="1639.84" calcext:value-type="float">
            <text:p>1639.84</text:p>
          </table:table-cell>
        </table:table-row>
        <table:table-row table:style-name="ro1">
          <table:table-cell office:value-type="float" office:value="19374892" calcext:value-type="float">
            <text:p>19374892</text:p>
          </table:table-cell>
          <table:table-cell table:formula="of:=[.A1213]/1000/(60*60*24)" office:value-type="time" office:time-value="PT05H22M54.892S" calcext:value-type="time">
            <text:p>05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2.75" calcext:value-type="float">
            <text:p>1322.75</text:p>
          </table:table-cell>
          <table:table-cell office:value-type="float" office:value="1641.15" calcext:value-type="float">
            <text:p>1641.15</text:p>
          </table:table-cell>
        </table:table-row>
        <table:table-row table:style-name="ro1">
          <table:table-cell office:value-type="float" office:value="19390892" calcext:value-type="float">
            <text:p>19390892</text:p>
          </table:table-cell>
          <table:table-cell table:formula="of:=[.A1214]/1000/(60*60*24)" office:value-type="time" office:time-value="PT05H23M10.892S" calcext:value-type="time">
            <text:p>05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3.82" calcext:value-type="float">
            <text:p>1323.82</text:p>
          </table:table-cell>
          <table:table-cell office:value-type="float" office:value="1642.45" calcext:value-type="float">
            <text:p>1642.45</text:p>
          </table:table-cell>
        </table:table-row>
        <table:table-row table:style-name="ro1">
          <table:table-cell office:value-type="float" office:value="19406892" calcext:value-type="float">
            <text:p>19406892</text:p>
          </table:table-cell>
          <table:table-cell table:formula="of:=[.A1215]/1000/(60*60*24)" office:value-type="time" office:time-value="PT05H23M26.892S" calcext:value-type="time">
            <text:p>05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4.89" calcext:value-type="float">
            <text:p>1324.89</text:p>
          </table:table-cell>
          <table:table-cell office:value-type="float" office:value="1643.75" calcext:value-type="float">
            <text:p>1643.75</text:p>
          </table:table-cell>
        </table:table-row>
        <table:table-row table:style-name="ro1">
          <table:table-cell office:value-type="float" office:value="19422892" calcext:value-type="float">
            <text:p>19422892</text:p>
          </table:table-cell>
          <table:table-cell table:formula="of:=[.A1216]/1000/(60*60*24)" office:value-type="time" office:time-value="PT05H23M42.892S" calcext:value-type="time">
            <text:p>05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5.96" calcext:value-type="float">
            <text:p>1325.96</text:p>
          </table:table-cell>
          <table:table-cell office:value-type="float" office:value="1645.06" calcext:value-type="float">
            <text:p>1645.06</text:p>
          </table:table-cell>
        </table:table-row>
        <table:table-row table:style-name="ro1">
          <table:table-cell office:value-type="float" office:value="19438892" calcext:value-type="float">
            <text:p>19438892</text:p>
          </table:table-cell>
          <table:table-cell table:formula="of:=[.A1217]/1000/(60*60*24)" office:value-type="time" office:time-value="PT05H23M58.892S" calcext:value-type="time">
            <text:p>05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27.04" calcext:value-type="float">
            <text:p>1327.04</text:p>
          </table:table-cell>
          <table:table-cell office:value-type="float" office:value="1646.36" calcext:value-type="float">
            <text:p>1646.36</text:p>
          </table:table-cell>
        </table:table-row>
        <table:table-row table:style-name="ro1">
          <table:table-cell office:value-type="float" office:value="19454892" calcext:value-type="float">
            <text:p>19454892</text:p>
          </table:table-cell>
          <table:table-cell table:formula="of:=[.A1218]/1000/(60*60*24)" office:value-type="time" office:time-value="PT05H24M14.892S" calcext:value-type="time">
            <text:p>05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8.11" calcext:value-type="float">
            <text:p>1328.11</text:p>
          </table:table-cell>
          <table:table-cell office:value-type="float" office:value="1647.66" calcext:value-type="float">
            <text:p>1647.66</text:p>
          </table:table-cell>
        </table:table-row>
        <table:table-row table:style-name="ro1">
          <table:table-cell office:value-type="float" office:value="19470892" calcext:value-type="float">
            <text:p>19470892</text:p>
          </table:table-cell>
          <table:table-cell table:formula="of:=[.A1219]/1000/(60*60*24)" office:value-type="time" office:time-value="PT05H24M30.892S" calcext:value-type="time">
            <text:p>05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29.18" calcext:value-type="float">
            <text:p>1329.18</text:p>
          </table:table-cell>
          <table:table-cell office:value-type="float" office:value="1648.97" calcext:value-type="float">
            <text:p>1648.97</text:p>
          </table:table-cell>
        </table:table-row>
        <table:table-row table:style-name="ro1">
          <table:table-cell office:value-type="float" office:value="19486892" calcext:value-type="float">
            <text:p>19486892</text:p>
          </table:table-cell>
          <table:table-cell table:formula="of:=[.A1220]/1000/(60*60*24)" office:value-type="time" office:time-value="PT05H24M46.892S" calcext:value-type="time">
            <text:p>05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0.25" calcext:value-type="float">
            <text:p>1330.25</text:p>
          </table:table-cell>
          <table:table-cell office:value-type="float" office:value="1650.27" calcext:value-type="float">
            <text:p>1650.27</text:p>
          </table:table-cell>
        </table:table-row>
        <table:table-row table:style-name="ro1">
          <table:table-cell office:value-type="float" office:value="19502892" calcext:value-type="float">
            <text:p>19502892</text:p>
          </table:table-cell>
          <table:table-cell table:formula="of:=[.A1221]/1000/(60*60*24)" office:value-type="time" office:time-value="PT05H25M02.892S" calcext:value-type="time">
            <text:p>05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1.32" calcext:value-type="float">
            <text:p>1331.32</text:p>
          </table:table-cell>
          <table:table-cell office:value-type="float" office:value="1651.57" calcext:value-type="float">
            <text:p>1651.57</text:p>
          </table:table-cell>
        </table:table-row>
        <table:table-row table:style-name="ro1">
          <table:table-cell office:value-type="float" office:value="19518892" calcext:value-type="float">
            <text:p>19518892</text:p>
          </table:table-cell>
          <table:table-cell table:formula="of:=[.A1222]/1000/(60*60*24)" office:value-type="time" office:time-value="PT05H25M18.892S" calcext:value-type="time">
            <text:p>05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2.39" calcext:value-type="float">
            <text:p>1332.39</text:p>
          </table:table-cell>
          <table:table-cell office:value-type="float" office:value="1652.87" calcext:value-type="float">
            <text:p>1652.87</text:p>
          </table:table-cell>
        </table:table-row>
        <table:table-row table:style-name="ro1">
          <table:table-cell office:value-type="float" office:value="19534892" calcext:value-type="float">
            <text:p>19534892</text:p>
          </table:table-cell>
          <table:table-cell table:formula="of:=[.A1223]/1000/(60*60*24)" office:value-type="time" office:time-value="PT05H25M34.892S" calcext:value-type="time">
            <text:p>05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3.46" calcext:value-type="float">
            <text:p>1333.46</text:p>
          </table:table-cell>
          <table:table-cell office:value-type="float" office:value="1654.18" calcext:value-type="float">
            <text:p>1654.18</text:p>
          </table:table-cell>
        </table:table-row>
        <table:table-row table:style-name="ro1">
          <table:table-cell office:value-type="float" office:value="19550892" calcext:value-type="float">
            <text:p>19550892</text:p>
          </table:table-cell>
          <table:table-cell table:formula="of:=[.A1224]/1000/(60*60*24)" office:value-type="time" office:time-value="PT05H25M50.892S" calcext:value-type="time">
            <text:p>05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1655.48" calcext:value-type="float">
            <text:p>1655.48</text:p>
          </table:table-cell>
        </table:table-row>
        <table:table-row table:style-name="ro1">
          <table:table-cell office:value-type="float" office:value="19566892" calcext:value-type="float">
            <text:p>19566892</text:p>
          </table:table-cell>
          <table:table-cell table:formula="of:=[.A1225]/1000/(60*60*24)" office:value-type="time" office:time-value="PT05H26M06.892S" calcext:value-type="time">
            <text:p>05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35.61" calcext:value-type="float">
            <text:p>1335.61</text:p>
          </table:table-cell>
          <table:table-cell office:value-type="float" office:value="1656.78" calcext:value-type="float">
            <text:p>1656.78</text:p>
          </table:table-cell>
        </table:table-row>
        <table:table-row table:style-name="ro1">
          <table:table-cell office:value-type="float" office:value="19582892" calcext:value-type="float">
            <text:p>19582892</text:p>
          </table:table-cell>
          <table:table-cell table:formula="of:=[.A1226]/1000/(60*60*24)" office:value-type="time" office:time-value="PT05H26M22.892S" calcext:value-type="time">
            <text:p>05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6.68" calcext:value-type="float">
            <text:p>1336.68</text:p>
          </table:table-cell>
          <table:table-cell office:value-type="float" office:value="1658.08" calcext:value-type="float">
            <text:p>1658.08</text:p>
          </table:table-cell>
        </table:table-row>
        <table:table-row table:style-name="ro1">
          <table:table-cell office:value-type="float" office:value="19598892" calcext:value-type="float">
            <text:p>19598892</text:p>
          </table:table-cell>
          <table:table-cell table:formula="of:=[.A1227]/1000/(60*60*24)" office:value-type="time" office:time-value="PT05H26M38.892S" calcext:value-type="time">
            <text:p>05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7.75" calcext:value-type="float">
            <text:p>1337.75</text:p>
          </table:table-cell>
          <table:table-cell office:value-type="float" office:value="1659.39" calcext:value-type="float">
            <text:p>1659.39</text:p>
          </table:table-cell>
        </table:table-row>
        <table:table-row table:style-name="ro1">
          <table:table-cell office:value-type="float" office:value="19614892" calcext:value-type="float">
            <text:p>19614892</text:p>
          </table:table-cell>
          <table:table-cell table:formula="of:=[.A1228]/1000/(60*60*24)" office:value-type="time" office:time-value="PT05H26M54.892S" calcext:value-type="time">
            <text:p>05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38.82" calcext:value-type="float">
            <text:p>1338.82</text:p>
          </table:table-cell>
          <table:table-cell office:value-type="float" office:value="1660.69" calcext:value-type="float">
            <text:p>1660.69</text:p>
          </table:table-cell>
        </table:table-row>
        <table:table-row table:style-name="ro1">
          <table:table-cell office:value-type="float" office:value="19630892" calcext:value-type="float">
            <text:p>19630892</text:p>
          </table:table-cell>
          <table:table-cell table:formula="of:=[.A1229]/1000/(60*60*24)" office:value-type="time" office:time-value="PT05H27M10.892S" calcext:value-type="time">
            <text:p>05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39.89" calcext:value-type="float">
            <text:p>1339.89</text:p>
          </table:table-cell>
          <table:table-cell office:value-type="float" office:value="1661.99" calcext:value-type="float">
            <text:p>1661.99</text:p>
          </table:table-cell>
        </table:table-row>
        <table:table-row table:style-name="ro1">
          <table:table-cell office:value-type="float" office:value="19646892" calcext:value-type="float">
            <text:p>19646892</text:p>
          </table:table-cell>
          <table:table-cell table:formula="of:=[.A1230]/1000/(60*60*24)" office:value-type="time" office:time-value="PT05H27M26.892S" calcext:value-type="time">
            <text:p>05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0.96" calcext:value-type="float">
            <text:p>1340.96</text:p>
          </table:table-cell>
          <table:table-cell office:value-type="float" office:value="1663.29" calcext:value-type="float">
            <text:p>1663.29</text:p>
          </table:table-cell>
        </table:table-row>
        <table:table-row table:style-name="ro1">
          <table:table-cell office:value-type="float" office:value="19662892" calcext:value-type="float">
            <text:p>19662892</text:p>
          </table:table-cell>
          <table:table-cell table:formula="of:=[.A1231]/1000/(60*60*24)" office:value-type="time" office:time-value="PT05H27M42.892S" calcext:value-type="time">
            <text:p>05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2.03" calcext:value-type="float">
            <text:p>1342.03</text:p>
          </table:table-cell>
          <table:table-cell office:value-type="float" office:value="1664.6" calcext:value-type="float">
            <text:p>1664.6</text:p>
          </table:table-cell>
        </table:table-row>
        <table:table-row table:style-name="ro1">
          <table:table-cell office:value-type="float" office:value="19678892" calcext:value-type="float">
            <text:p>19678892</text:p>
          </table:table-cell>
          <table:table-cell table:formula="of:=[.A1232]/1000/(60*60*24)" office:value-type="time" office:time-value="PT05H27M58.892S" calcext:value-type="time">
            <text:p>05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3.1" calcext:value-type="float">
            <text:p>1343.1</text:p>
          </table:table-cell>
          <table:table-cell office:value-type="float" office:value="1665.9" calcext:value-type="float">
            <text:p>1665.9</text:p>
          </table:table-cell>
        </table:table-row>
        <table:table-row table:style-name="ro1">
          <table:table-cell office:value-type="float" office:value="19694892" calcext:value-type="float">
            <text:p>19694892</text:p>
          </table:table-cell>
          <table:table-cell table:formula="of:=[.A1233]/1000/(60*60*24)" office:value-type="time" office:time-value="PT05H28M14.892S" calcext:value-type="time">
            <text:p>05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4.17" calcext:value-type="float">
            <text:p>1344.17</text:p>
          </table:table-cell>
          <table:table-cell office:value-type="float" office:value="1667.2" calcext:value-type="float">
            <text:p>1667.2</text:p>
          </table:table-cell>
        </table:table-row>
        <table:table-row table:style-name="ro1">
          <table:table-cell office:value-type="float" office:value="19710892" calcext:value-type="float">
            <text:p>19710892</text:p>
          </table:table-cell>
          <table:table-cell table:formula="of:=[.A1234]/1000/(60*60*24)" office:value-type="time" office:time-value="PT05H28M30.892S" calcext:value-type="time">
            <text:p>05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5.24" calcext:value-type="float">
            <text:p>1345.24</text:p>
          </table:table-cell>
          <table:table-cell office:value-type="float" office:value="1668.5" calcext:value-type="float">
            <text:p>1668.5</text:p>
          </table:table-cell>
        </table:table-row>
        <table:table-row table:style-name="ro1">
          <table:table-cell office:value-type="float" office:value="19726892" calcext:value-type="float">
            <text:p>19726892</text:p>
          </table:table-cell>
          <table:table-cell table:formula="of:=[.A1235]/1000/(60*60*24)" office:value-type="time" office:time-value="PT05H28M46.892S" calcext:value-type="time">
            <text:p>05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6.31" calcext:value-type="float">
            <text:p>1346.31</text:p>
          </table:table-cell>
          <table:table-cell office:value-type="float" office:value="1669.81" calcext:value-type="float">
            <text:p>1669.81</text:p>
          </table:table-cell>
        </table:table-row>
        <table:table-row table:style-name="ro1">
          <table:table-cell office:value-type="float" office:value="19742892" calcext:value-type="float">
            <text:p>19742892</text:p>
          </table:table-cell>
          <table:table-cell table:formula="of:=[.A1236]/1000/(60*60*24)" office:value-type="time" office:time-value="PT05H29M02.892S" calcext:value-type="time">
            <text:p>05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1671.11" calcext:value-type="float">
            <text:p>1671.11</text:p>
          </table:table-cell>
        </table:table-row>
        <table:table-row table:style-name="ro1">
          <table:table-cell office:value-type="float" office:value="19758892" calcext:value-type="float">
            <text:p>19758892</text:p>
          </table:table-cell>
          <table:table-cell table:formula="of:=[.A1237]/1000/(60*60*24)" office:value-type="time" office:time-value="PT05H29M18.892S" calcext:value-type="time">
            <text:p>05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48.45" calcext:value-type="float">
            <text:p>1348.45</text:p>
          </table:table-cell>
          <table:table-cell office:value-type="float" office:value="1672.41" calcext:value-type="float">
            <text:p>1672.41</text:p>
          </table:table-cell>
        </table:table-row>
        <table:table-row table:style-name="ro1">
          <table:table-cell office:value-type="float" office:value="19774892" calcext:value-type="float">
            <text:p>19774892</text:p>
          </table:table-cell>
          <table:table-cell table:formula="of:=[.A1238]/1000/(60*60*24)" office:value-type="time" office:time-value="PT05H29M34.892S" calcext:value-type="time">
            <text:p>05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49.53" calcext:value-type="float">
            <text:p>1349.53</text:p>
          </table:table-cell>
          <table:table-cell office:value-type="float" office:value="1673.71" calcext:value-type="float">
            <text:p>1673.71</text:p>
          </table:table-cell>
        </table:table-row>
        <table:table-row table:style-name="ro1">
          <table:table-cell office:value-type="float" office:value="19790892" calcext:value-type="float">
            <text:p>19790892</text:p>
          </table:table-cell>
          <table:table-cell table:formula="of:=[.A1239]/1000/(60*60*24)" office:value-type="time" office:time-value="PT05H29M50.892S" calcext:value-type="time">
            <text:p>05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0.6" calcext:value-type="float">
            <text:p>1350.6</text:p>
          </table:table-cell>
          <table:table-cell office:value-type="float" office:value="1675.02" calcext:value-type="float">
            <text:p>1675.02</text:p>
          </table:table-cell>
        </table:table-row>
        <table:table-row table:style-name="ro1">
          <table:table-cell office:value-type="float" office:value="19806892" calcext:value-type="float">
            <text:p>19806892</text:p>
          </table:table-cell>
          <table:table-cell table:formula="of:=[.A1240]/1000/(60*60*24)" office:value-type="time" office:time-value="PT05H30M06.892S" calcext:value-type="time">
            <text:p>05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1.67" calcext:value-type="float">
            <text:p>1351.67</text:p>
          </table:table-cell>
          <table:table-cell office:value-type="float" office:value="1676.32" calcext:value-type="float">
            <text:p>1676.32</text:p>
          </table:table-cell>
        </table:table-row>
        <table:table-row table:style-name="ro1">
          <table:table-cell office:value-type="float" office:value="19822892" calcext:value-type="float">
            <text:p>19822892</text:p>
          </table:table-cell>
          <table:table-cell table:formula="of:=[.A1241]/1000/(60*60*24)" office:value-type="time" office:time-value="PT05H30M22.892S" calcext:value-type="time">
            <text:p>05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2.74" calcext:value-type="float">
            <text:p>1352.74</text:p>
          </table:table-cell>
          <table:table-cell office:value-type="float" office:value="1677.62" calcext:value-type="float">
            <text:p>1677.62</text:p>
          </table:table-cell>
        </table:table-row>
        <table:table-row table:style-name="ro1">
          <table:table-cell office:value-type="float" office:value="19838892" calcext:value-type="float">
            <text:p>19838892</text:p>
          </table:table-cell>
          <table:table-cell table:formula="of:=[.A1242]/1000/(60*60*24)" office:value-type="time" office:time-value="PT05H30M38.892S" calcext:value-type="time">
            <text:p>05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3.81" calcext:value-type="float">
            <text:p>1353.81</text:p>
          </table:table-cell>
          <table:table-cell office:value-type="float" office:value="1678.92" calcext:value-type="float">
            <text:p>1678.92</text:p>
          </table:table-cell>
        </table:table-row>
        <table:table-row table:style-name="ro1">
          <table:table-cell office:value-type="float" office:value="19854892" calcext:value-type="float">
            <text:p>19854892</text:p>
          </table:table-cell>
          <table:table-cell table:formula="of:=[.A1243]/1000/(60*60*24)" office:value-type="time" office:time-value="PT05H30M54.892S" calcext:value-type="time">
            <text:p>05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4.88" calcext:value-type="float">
            <text:p>1354.88</text:p>
          </table:table-cell>
          <table:table-cell office:value-type="float" office:value="1680.22" calcext:value-type="float">
            <text:p>1680.22</text:p>
          </table:table-cell>
        </table:table-row>
        <table:table-row table:style-name="ro1">
          <table:table-cell office:value-type="float" office:value="19870892" calcext:value-type="float">
            <text:p>19870892</text:p>
          </table:table-cell>
          <table:table-cell table:formula="of:=[.A1244]/1000/(60*60*24)" office:value-type="time" office:time-value="PT05H31M10.892S" calcext:value-type="time">
            <text:p>05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5.95" calcext:value-type="float">
            <text:p>1355.95</text:p>
          </table:table-cell>
          <table:table-cell office:value-type="float" office:value="1681.52" calcext:value-type="float">
            <text:p>1681.52</text:p>
          </table:table-cell>
        </table:table-row>
        <table:table-row table:style-name="ro1">
          <table:table-cell office:value-type="float" office:value="19886892" calcext:value-type="float">
            <text:p>19886892</text:p>
          </table:table-cell>
          <table:table-cell table:formula="of:=[.A1245]/1000/(60*60*24)" office:value-type="time" office:time-value="PT05H31M26.892S" calcext:value-type="time">
            <text:p>05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357.02" calcext:value-type="float">
            <text:p>1357.02</text:p>
          </table:table-cell>
          <table:table-cell office:value-type="float" office:value="1682.83" calcext:value-type="float">
            <text:p>1682.83</text:p>
          </table:table-cell>
        </table:table-row>
        <table:table-row table:style-name="ro1">
          <table:table-cell office:value-type="float" office:value="19902892" calcext:value-type="float">
            <text:p>19902892</text:p>
          </table:table-cell>
          <table:table-cell table:formula="of:=[.A1246]/1000/(60*60*24)" office:value-type="time" office:time-value="PT05H31M42.892S" calcext:value-type="time">
            <text:p>05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8.09" calcext:value-type="float">
            <text:p>1358.09</text:p>
          </table:table-cell>
          <table:table-cell office:value-type="float" office:value="1684.13" calcext:value-type="float">
            <text:p>1684.13</text:p>
          </table:table-cell>
        </table:table-row>
        <table:table-row table:style-name="ro1">
          <table:table-cell office:value-type="float" office:value="19918892" calcext:value-type="float">
            <text:p>19918892</text:p>
          </table:table-cell>
          <table:table-cell table:formula="of:=[.A1247]/1000/(60*60*24)" office:value-type="time" office:time-value="PT05H31M58.892S" calcext:value-type="time">
            <text:p>05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59.16" calcext:value-type="float">
            <text:p>1359.16</text:p>
          </table:table-cell>
          <table:table-cell office:value-type="float" office:value="1685.43" calcext:value-type="float">
            <text:p>1685.43</text:p>
          </table:table-cell>
        </table:table-row>
        <table:table-row table:style-name="ro1">
          <table:table-cell office:value-type="float" office:value="19934892" calcext:value-type="float">
            <text:p>19934892</text:p>
          </table:table-cell>
          <table:table-cell table:formula="of:=[.A1248]/1000/(60*60*24)" office:value-type="time" office:time-value="PT05H32M14.892S" calcext:value-type="time">
            <text:p>05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60.23" calcext:value-type="float">
            <text:p>1360.23</text:p>
          </table:table-cell>
          <table:table-cell office:value-type="float" office:value="1686.73" calcext:value-type="float">
            <text:p>1686.73</text:p>
          </table:table-cell>
        </table:table-row>
        <table:table-row table:style-name="ro1">
          <table:table-cell office:value-type="float" office:value="19950892" calcext:value-type="float">
            <text:p>19950892</text:p>
          </table:table-cell>
          <table:table-cell table:formula="of:=[.A1249]/1000/(60*60*24)" office:value-type="time" office:time-value="PT05H32M30.892S" calcext:value-type="time">
            <text:p>05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61.3" calcext:value-type="float">
            <text:p>1361.3</text:p>
          </table:table-cell>
          <table:table-cell office:value-type="float" office:value="1688.03" calcext:value-type="float">
            <text:p>1688.03</text:p>
          </table:table-cell>
        </table:table-row>
        <table:table-row table:style-name="ro1">
          <table:table-cell office:value-type="float" office:value="19966892" calcext:value-type="float">
            <text:p>19966892</text:p>
          </table:table-cell>
          <table:table-cell table:formula="of:=[.A1250]/1000/(60*60*24)" office:value-type="time" office:time-value="PT05H32M46.892S" calcext:value-type="time">
            <text:p>05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362.37" calcext:value-type="float">
            <text:p>1362.37</text:p>
          </table:table-cell>
          <table:table-cell office:value-type="float" office:value="1689.33" calcext:value-type="float">
            <text:p>1689.33</text:p>
          </table:table-cell>
        </table:table-row>
        <table:table-row table:style-name="ro1">
          <table:table-cell office:value-type="float" office:value="19982892" calcext:value-type="float">
            <text:p>19982892</text:p>
          </table:table-cell>
          <table:table-cell table:formula="of:=[.A1251]/1000/(60*60*24)" office:value-type="time" office:time-value="PT05H33M02.892S" calcext:value-type="time">
            <text:p>05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363.44" calcext:value-type="float">
            <text:p>1363.44</text:p>
          </table:table-cell>
          <table:table-cell office:value-type="float" office:value="1690.63" calcext:value-type="float">
            <text:p>1690.63</text:p>
          </table:table-cell>
        </table:table-row>
        <table:table-row table:style-name="ro1">
          <table:table-cell office:value-type="float" office:value="19998892" calcext:value-type="float">
            <text:p>19998892</text:p>
          </table:table-cell>
          <table:table-cell table:formula="of:=[.A1252]/1000/(60*60*24)" office:value-type="time" office:time-value="PT05H33M18.892S" calcext:value-type="time">
            <text:p>05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4.51" calcext:value-type="float">
            <text:p>1364.51</text:p>
          </table:table-cell>
          <table:table-cell office:value-type="float" office:value="1691.93" calcext:value-type="float">
            <text:p>1691.93</text:p>
          </table:table-cell>
        </table:table-row>
        <table:table-row table:style-name="ro1">
          <table:table-cell office:value-type="float" office:value="20014892" calcext:value-type="float">
            <text:p>20014892</text:p>
          </table:table-cell>
          <table:table-cell table:formula="of:=[.A1253]/1000/(60*60*24)" office:value-type="time" office:time-value="PT05H33M34.892S" calcext:value-type="time">
            <text:p>05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5.58" calcext:value-type="float">
            <text:p>1365.58</text:p>
          </table:table-cell>
          <table:table-cell office:value-type="float" office:value="1693.23" calcext:value-type="float">
            <text:p>1693.23</text:p>
          </table:table-cell>
        </table:table-row>
        <table:table-row table:style-name="ro1">
          <table:table-cell office:value-type="float" office:value="20030892" calcext:value-type="float">
            <text:p>20030892</text:p>
          </table:table-cell>
          <table:table-cell table:formula="of:=[.A1254]/1000/(60*60*24)" office:value-type="time" office:time-value="PT05H33M50.892S" calcext:value-type="time">
            <text:p>05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6.65" calcext:value-type="float">
            <text:p>1366.65</text:p>
          </table:table-cell>
          <table:table-cell office:value-type="float" office:value="1694.54" calcext:value-type="float">
            <text:p>1694.54</text:p>
          </table:table-cell>
        </table:table-row>
        <table:table-row table:style-name="ro1">
          <table:table-cell office:value-type="float" office:value="20046892" calcext:value-type="float">
            <text:p>20046892</text:p>
          </table:table-cell>
          <table:table-cell table:formula="of:=[.A1255]/1000/(60*60*24)" office:value-type="time" office:time-value="PT05H34M06.892S" calcext:value-type="time">
            <text:p>05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7.72" calcext:value-type="float">
            <text:p>1367.72</text:p>
          </table:table-cell>
          <table:table-cell office:value-type="float" office:value="1695.84" calcext:value-type="float">
            <text:p>1695.84</text:p>
          </table:table-cell>
        </table:table-row>
        <table:table-row table:style-name="ro1">
          <table:table-cell office:value-type="float" office:value="20062892" calcext:value-type="float">
            <text:p>20062892</text:p>
          </table:table-cell>
          <table:table-cell table:formula="of:=[.A1256]/1000/(60*60*24)" office:value-type="time" office:time-value="PT05H34M22.892S" calcext:value-type="time">
            <text:p>05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697.14" calcext:value-type="float">
            <text:p>1697.14</text:p>
          </table:table-cell>
        </table:table-row>
        <table:table-row table:style-name="ro1">
          <table:table-cell office:value-type="float" office:value="20078892" calcext:value-type="float">
            <text:p>20078892</text:p>
          </table:table-cell>
          <table:table-cell table:formula="of:=[.A1257]/1000/(60*60*24)" office:value-type="time" office:time-value="PT05H34M38.892S" calcext:value-type="time">
            <text:p>05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69.86" calcext:value-type="float">
            <text:p>1369.86</text:p>
          </table:table-cell>
          <table:table-cell office:value-type="float" office:value="1698.44" calcext:value-type="float">
            <text:p>1698.44</text:p>
          </table:table-cell>
        </table:table-row>
        <table:table-row table:style-name="ro1">
          <table:table-cell office:value-type="float" office:value="20094892" calcext:value-type="float">
            <text:p>20094892</text:p>
          </table:table-cell>
          <table:table-cell table:formula="of:=[.A1258]/1000/(60*60*24)" office:value-type="time" office:time-value="PT05H34M54.892S" calcext:value-type="time">
            <text:p>05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70.93" calcext:value-type="float">
            <text:p>1370.93</text:p>
          </table:table-cell>
          <table:table-cell office:value-type="float" office:value="1699.74" calcext:value-type="float">
            <text:p>1699.74</text:p>
          </table:table-cell>
        </table:table-row>
        <table:table-row table:style-name="ro1">
          <table:table-cell office:value-type="float" office:value="20110892" calcext:value-type="float">
            <text:p>20110892</text:p>
          </table:table-cell>
          <table:table-cell table:formula="of:=[.A1259]/1000/(60*60*24)" office:value-type="time" office:time-value="PT05H35M10.892S" calcext:value-type="time">
            <text:p>05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72" calcext:value-type="float">
            <text:p>1372</text:p>
          </table:table-cell>
          <table:table-cell office:value-type="float" office:value="1701.04" calcext:value-type="float">
            <text:p>1701.04</text:p>
          </table:table-cell>
        </table:table-row>
        <table:table-row table:style-name="ro1">
          <table:table-cell office:value-type="float" office:value="20126892" calcext:value-type="float">
            <text:p>20126892</text:p>
          </table:table-cell>
          <table:table-cell table:formula="of:=[.A1260]/1000/(60*60*24)" office:value-type="time" office:time-value="PT05H35M26.892S" calcext:value-type="time">
            <text:p>05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373.08" calcext:value-type="float">
            <text:p>1373.08</text:p>
          </table:table-cell>
          <table:table-cell office:value-type="float" office:value="1702.34" calcext:value-type="float">
            <text:p>1702.34</text:p>
          </table:table-cell>
        </table:table-row>
        <table:table-row table:style-name="ro1">
          <table:table-cell office:value-type="float" office:value="20142892" calcext:value-type="float">
            <text:p>20142892</text:p>
          </table:table-cell>
          <table:table-cell table:formula="of:=[.A1261]/1000/(60*60*24)" office:value-type="time" office:time-value="PT05H35M42.892S" calcext:value-type="time">
            <text:p>05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74.15" calcext:value-type="float">
            <text:p>1374.15</text:p>
          </table:table-cell>
          <table:table-cell office:value-type="float" office:value="1703.64" calcext:value-type="float">
            <text:p>1703.64</text:p>
          </table:table-cell>
        </table:table-row>
        <table:table-row table:style-name="ro1">
          <table:table-cell office:value-type="float" office:value="20158892" calcext:value-type="float">
            <text:p>20158892</text:p>
          </table:table-cell>
          <table:table-cell table:formula="of:=[.A1262]/1000/(60*60*24)" office:value-type="time" office:time-value="PT05H35M58.892S" calcext:value-type="time">
            <text:p>05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375.22" calcext:value-type="float">
            <text:p>1375.22</text:p>
          </table:table-cell>
          <table:table-cell office:value-type="float" office:value="1704.94" calcext:value-type="float">
            <text:p>1704.94</text:p>
          </table:table-cell>
        </table:table-row>
        <table:table-row table:style-name="ro1">
          <table:table-cell office:value-type="float" office:value="20174892" calcext:value-type="float">
            <text:p>20174892</text:p>
          </table:table-cell>
          <table:table-cell table:formula="of:=[.A1263]/1000/(60*60*24)" office:value-type="time" office:time-value="PT05H36M14.892S" calcext:value-type="time">
            <text:p>05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76.29" calcext:value-type="float">
            <text:p>1376.29</text:p>
          </table:table-cell>
          <table:table-cell office:value-type="float" office:value="1706.24" calcext:value-type="float">
            <text:p>1706.24</text:p>
          </table:table-cell>
        </table:table-row>
        <table:table-row table:style-name="ro1">
          <table:table-cell office:value-type="float" office:value="20190892" calcext:value-type="float">
            <text:p>20190892</text:p>
          </table:table-cell>
          <table:table-cell table:formula="of:=[.A1264]/1000/(60*60*24)" office:value-type="time" office:time-value="PT05H36M30.892S" calcext:value-type="time">
            <text:p>05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77.36" calcext:value-type="float">
            <text:p>1377.36</text:p>
          </table:table-cell>
          <table:table-cell office:value-type="float" office:value="1707.54" calcext:value-type="float">
            <text:p>1707.54</text:p>
          </table:table-cell>
        </table:table-row>
        <table:table-row table:style-name="ro1">
          <table:table-cell office:value-type="float" office:value="20206892" calcext:value-type="float">
            <text:p>20206892</text:p>
          </table:table-cell>
          <table:table-cell table:formula="of:=[.A1265]/1000/(60*60*24)" office:value-type="time" office:time-value="PT05H36M46.892S" calcext:value-type="time">
            <text:p>05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78.43" calcext:value-type="float">
            <text:p>1378.43</text:p>
          </table:table-cell>
          <table:table-cell office:value-type="float" office:value="1708.84" calcext:value-type="float">
            <text:p>1708.84</text:p>
          </table:table-cell>
        </table:table-row>
        <table:table-row table:style-name="ro1">
          <table:table-cell office:value-type="float" office:value="20222892" calcext:value-type="float">
            <text:p>20222892</text:p>
          </table:table-cell>
          <table:table-cell table:formula="of:=[.A1266]/1000/(60*60*24)" office:value-type="time" office:time-value="PT05H37M02.892S" calcext:value-type="time">
            <text:p>05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79.5" calcext:value-type="float">
            <text:p>1379.5</text:p>
          </table:table-cell>
          <table:table-cell office:value-type="float" office:value="1710.14" calcext:value-type="float">
            <text:p>1710.14</text:p>
          </table:table-cell>
        </table:table-row>
        <table:table-row table:style-name="ro1">
          <table:table-cell office:value-type="float" office:value="20238892" calcext:value-type="float">
            <text:p>20238892</text:p>
          </table:table-cell>
          <table:table-cell table:formula="of:=[.A1267]/1000/(60*60*24)" office:value-type="time" office:time-value="PT05H37M18.892S" calcext:value-type="time">
            <text:p>05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0.57" calcext:value-type="float">
            <text:p>1380.57</text:p>
          </table:table-cell>
          <table:table-cell office:value-type="float" office:value="1711.44" calcext:value-type="float">
            <text:p>1711.44</text:p>
          </table:table-cell>
        </table:table-row>
        <table:table-row table:style-name="ro1">
          <table:table-cell office:value-type="float" office:value="20254892" calcext:value-type="float">
            <text:p>20254892</text:p>
          </table:table-cell>
          <table:table-cell table:formula="of:=[.A1268]/1000/(60*60*24)" office:value-type="time" office:time-value="PT05H37M34.892S" calcext:value-type="time">
            <text:p>05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1.64" calcext:value-type="float">
            <text:p>1381.64</text:p>
          </table:table-cell>
          <table:table-cell office:value-type="float" office:value="1712.74" calcext:value-type="float">
            <text:p>1712.74</text:p>
          </table:table-cell>
        </table:table-row>
        <table:table-row table:style-name="ro1">
          <table:table-cell office:value-type="float" office:value="20270892" calcext:value-type="float">
            <text:p>20270892</text:p>
          </table:table-cell>
          <table:table-cell table:formula="of:=[.A1269]/1000/(60*60*24)" office:value-type="time" office:time-value="PT05H37M50.892S" calcext:value-type="time">
            <text:p>05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2.71" calcext:value-type="float">
            <text:p>1382.71</text:p>
          </table:table-cell>
          <table:table-cell office:value-type="float" office:value="1714.04" calcext:value-type="float">
            <text:p>1714.04</text:p>
          </table:table-cell>
        </table:table-row>
        <table:table-row table:style-name="ro1">
          <table:table-cell office:value-type="float" office:value="20286892" calcext:value-type="float">
            <text:p>20286892</text:p>
          </table:table-cell>
          <table:table-cell table:formula="of:=[.A1270]/1000/(60*60*24)" office:value-type="time" office:time-value="PT05H38M06.892S" calcext:value-type="time">
            <text:p>05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3.78" calcext:value-type="float">
            <text:p>1383.78</text:p>
          </table:table-cell>
          <table:table-cell office:value-type="float" office:value="1715.33" calcext:value-type="float">
            <text:p>1715.33</text:p>
          </table:table-cell>
        </table:table-row>
        <table:table-row table:style-name="ro1">
          <table:table-cell office:value-type="float" office:value="20302892" calcext:value-type="float">
            <text:p>20302892</text:p>
          </table:table-cell>
          <table:table-cell table:formula="of:=[.A1271]/1000/(60*60*24)" office:value-type="time" office:time-value="PT05H38M22.892S" calcext:value-type="time">
            <text:p>05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84.85" calcext:value-type="float">
            <text:p>1384.85</text:p>
          </table:table-cell>
          <table:table-cell office:value-type="float" office:value="1716.63" calcext:value-type="float">
            <text:p>1716.63</text:p>
          </table:table-cell>
        </table:table-row>
        <table:table-row table:style-name="ro1">
          <table:table-cell office:value-type="float" office:value="20318892" calcext:value-type="float">
            <text:p>20318892</text:p>
          </table:table-cell>
          <table:table-cell table:formula="of:=[.A1272]/1000/(60*60*24)" office:value-type="time" office:time-value="PT05H38M38.892S" calcext:value-type="time">
            <text:p>05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5.92" calcext:value-type="float">
            <text:p>1385.92</text:p>
          </table:table-cell>
          <table:table-cell office:value-type="float" office:value="1717.93" calcext:value-type="float">
            <text:p>1717.93</text:p>
          </table:table-cell>
        </table:table-row>
        <table:table-row table:style-name="ro1">
          <table:table-cell office:value-type="float" office:value="20334892" calcext:value-type="float">
            <text:p>20334892</text:p>
          </table:table-cell>
          <table:table-cell table:formula="of:=[.A1273]/1000/(60*60*24)" office:value-type="time" office:time-value="PT05H38M54.892S" calcext:value-type="time">
            <text:p>05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6.99" calcext:value-type="float">
            <text:p>1386.99</text:p>
          </table:table-cell>
          <table:table-cell office:value-type="float" office:value="1719.23" calcext:value-type="float">
            <text:p>1719.23</text:p>
          </table:table-cell>
        </table:table-row>
        <table:table-row table:style-name="ro1">
          <table:table-cell office:value-type="float" office:value="20350892" calcext:value-type="float">
            <text:p>20350892</text:p>
          </table:table-cell>
          <table:table-cell table:formula="of:=[.A1274]/1000/(60*60*24)" office:value-type="time" office:time-value="PT05H39M10.892S" calcext:value-type="time">
            <text:p>05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8.06" calcext:value-type="float">
            <text:p>1388.06</text:p>
          </table:table-cell>
          <table:table-cell office:value-type="float" office:value="1720.53" calcext:value-type="float">
            <text:p>1720.53</text:p>
          </table:table-cell>
        </table:table-row>
        <table:table-row table:style-name="ro1">
          <table:table-cell office:value-type="float" office:value="20366892" calcext:value-type="float">
            <text:p>20366892</text:p>
          </table:table-cell>
          <table:table-cell table:formula="of:=[.A1275]/1000/(60*60*24)" office:value-type="time" office:time-value="PT05H39M26.892S" calcext:value-type="time">
            <text:p>05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89.13" calcext:value-type="float">
            <text:p>1389.13</text:p>
          </table:table-cell>
          <table:table-cell office:value-type="float" office:value="1721.83" calcext:value-type="float">
            <text:p>1721.83</text:p>
          </table:table-cell>
        </table:table-row>
        <table:table-row table:style-name="ro1">
          <table:table-cell office:value-type="float" office:value="20382892" calcext:value-type="float">
            <text:p>20382892</text:p>
          </table:table-cell>
          <table:table-cell table:formula="of:=[.A1276]/1000/(60*60*24)" office:value-type="time" office:time-value="PT05H39M42.892S" calcext:value-type="time">
            <text:p>05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390.2" calcext:value-type="float">
            <text:p>1390.2</text:p>
          </table:table-cell>
          <table:table-cell office:value-type="float" office:value="1723.13" calcext:value-type="float">
            <text:p>1723.13</text:p>
          </table:table-cell>
        </table:table-row>
        <table:table-row table:style-name="ro1">
          <table:table-cell office:value-type="float" office:value="20398892" calcext:value-type="float">
            <text:p>20398892</text:p>
          </table:table-cell>
          <table:table-cell table:formula="of:=[.A1277]/1000/(60*60*24)" office:value-type="time" office:time-value="PT05H39M58.892S" calcext:value-type="time">
            <text:p>05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391.27" calcext:value-type="float">
            <text:p>1391.27</text:p>
          </table:table-cell>
          <table:table-cell office:value-type="float" office:value="1724.43" calcext:value-type="float">
            <text:p>1724.43</text:p>
          </table:table-cell>
        </table:table-row>
        <table:table-row table:style-name="ro1">
          <table:table-cell office:value-type="float" office:value="20414892" calcext:value-type="float">
            <text:p>20414892</text:p>
          </table:table-cell>
          <table:table-cell table:formula="of:=[.A1278]/1000/(60*60*24)" office:value-type="time" office:time-value="PT05H40M14.892S" calcext:value-type="time">
            <text:p>05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392.34" calcext:value-type="float">
            <text:p>1392.34</text:p>
          </table:table-cell>
          <table:table-cell office:value-type="float" office:value="1725.72" calcext:value-type="float">
            <text:p>1725.72</text:p>
          </table:table-cell>
        </table:table-row>
        <table:table-row table:style-name="ro1">
          <table:table-cell office:value-type="float" office:value="20430892" calcext:value-type="float">
            <text:p>20430892</text:p>
          </table:table-cell>
          <table:table-cell table:formula="of:=[.A1279]/1000/(60*60*24)" office:value-type="time" office:time-value="PT05H40M30.892S" calcext:value-type="time">
            <text:p>05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393.4" calcext:value-type="float">
            <text:p>1393.4</text:p>
          </table:table-cell>
          <table:table-cell office:value-type="float" office:value="1727.02" calcext:value-type="float">
            <text:p>1727.02</text:p>
          </table:table-cell>
        </table:table-row>
        <table:table-row table:style-name="ro1">
          <table:table-cell office:value-type="float" office:value="20446892" calcext:value-type="float">
            <text:p>20446892</text:p>
          </table:table-cell>
          <table:table-cell table:formula="of:=[.A1280]/1000/(60*60*24)" office:value-type="time" office:time-value="PT05H40M46.892S" calcext:value-type="time">
            <text:p>05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1728.32" calcext:value-type="float">
            <text:p>1728.32</text:p>
          </table:table-cell>
        </table:table-row>
        <table:table-row table:style-name="ro1">
          <table:table-cell office:value-type="float" office:value="20462892" calcext:value-type="float">
            <text:p>20462892</text:p>
          </table:table-cell>
          <table:table-cell table:formula="of:=[.A1281]/1000/(60*60*24)" office:value-type="time" office:time-value="PT05H41M02.892S" calcext:value-type="time">
            <text:p>05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95.54" calcext:value-type="float">
            <text:p>1395.54</text:p>
          </table:table-cell>
          <table:table-cell office:value-type="float" office:value="1729.62" calcext:value-type="float">
            <text:p>1729.62</text:p>
          </table:table-cell>
        </table:table-row>
        <table:table-row table:style-name="ro1">
          <table:table-cell office:value-type="float" office:value="20478892" calcext:value-type="float">
            <text:p>20478892</text:p>
          </table:table-cell>
          <table:table-cell table:formula="of:=[.A1282]/1000/(60*60*24)" office:value-type="time" office:time-value="PT05H41M18.892S" calcext:value-type="time">
            <text:p>05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730.92" calcext:value-type="float">
            <text:p>1730.92</text:p>
          </table:table-cell>
        </table:table-row>
        <table:table-row table:style-name="ro1">
          <table:table-cell office:value-type="float" office:value="20494892" calcext:value-type="float">
            <text:p>20494892</text:p>
          </table:table-cell>
          <table:table-cell table:formula="of:=[.A1283]/1000/(60*60*24)" office:value-type="time" office:time-value="PT05H41M34.892S" calcext:value-type="time">
            <text:p>05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397.68" calcext:value-type="float">
            <text:p>1397.68</text:p>
          </table:table-cell>
          <table:table-cell office:value-type="float" office:value="1732.22" calcext:value-type="float">
            <text:p>1732.22</text:p>
          </table:table-cell>
        </table:table-row>
        <table:table-row table:style-name="ro1">
          <table:table-cell office:value-type="float" office:value="20510892" calcext:value-type="float">
            <text:p>20510892</text:p>
          </table:table-cell>
          <table:table-cell table:formula="of:=[.A1284]/1000/(60*60*24)" office:value-type="time" office:time-value="PT05H41M50.892S" calcext:value-type="time">
            <text:p>05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398.75" calcext:value-type="float">
            <text:p>1398.75</text:p>
          </table:table-cell>
          <table:table-cell office:value-type="float" office:value="1733.51" calcext:value-type="float">
            <text:p>1733.51</text:p>
          </table:table-cell>
        </table:table-row>
        <table:table-row table:style-name="ro1">
          <table:table-cell office:value-type="float" office:value="20526892" calcext:value-type="float">
            <text:p>20526892</text:p>
          </table:table-cell>
          <table:table-cell table:formula="of:=[.A1285]/1000/(60*60*24)" office:value-type="time" office:time-value="PT05H42M06.892S" calcext:value-type="time">
            <text:p>05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399.82" calcext:value-type="float">
            <text:p>1399.82</text:p>
          </table:table-cell>
          <table:table-cell office:value-type="float" office:value="1734.81" calcext:value-type="float">
            <text:p>1734.81</text:p>
          </table:table-cell>
        </table:table-row>
        <table:table-row table:style-name="ro1">
          <table:table-cell office:value-type="float" office:value="20542892" calcext:value-type="float">
            <text:p>20542892</text:p>
          </table:table-cell>
          <table:table-cell table:formula="of:=[.A1286]/1000/(60*60*24)" office:value-type="time" office:time-value="PT05H42M22.892S" calcext:value-type="time">
            <text:p>05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0.89" calcext:value-type="float">
            <text:p>1400.89</text:p>
          </table:table-cell>
          <table:table-cell office:value-type="float" office:value="1736.11" calcext:value-type="float">
            <text:p>1736.11</text:p>
          </table:table-cell>
        </table:table-row>
        <table:table-row table:style-name="ro1">
          <table:table-cell office:value-type="float" office:value="20558892" calcext:value-type="float">
            <text:p>20558892</text:p>
          </table:table-cell>
          <table:table-cell table:formula="of:=[.A1287]/1000/(60*60*24)" office:value-type="time" office:time-value="PT05H42M38.892S" calcext:value-type="time">
            <text:p>05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1.96" calcext:value-type="float">
            <text:p>1401.96</text:p>
          </table:table-cell>
          <table:table-cell office:value-type="float" office:value="1737.4" calcext:value-type="float">
            <text:p>1737.4</text:p>
          </table:table-cell>
        </table:table-row>
        <table:table-row table:style-name="ro1">
          <table:table-cell office:value-type="float" office:value="20574892" calcext:value-type="float">
            <text:p>20574892</text:p>
          </table:table-cell>
          <table:table-cell table:formula="of:=[.A1288]/1000/(60*60*24)" office:value-type="time" office:time-value="PT05H42M54.892S" calcext:value-type="time">
            <text:p>05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3.03" calcext:value-type="float">
            <text:p>1403.03</text:p>
          </table:table-cell>
          <table:table-cell office:value-type="float" office:value="1738.7" calcext:value-type="float">
            <text:p>1738.7</text:p>
          </table:table-cell>
        </table:table-row>
        <table:table-row table:style-name="ro1">
          <table:table-cell office:value-type="float" office:value="20590892" calcext:value-type="float">
            <text:p>20590892</text:p>
          </table:table-cell>
          <table:table-cell table:formula="of:=[.A1289]/1000/(60*60*24)" office:value-type="time" office:time-value="PT05H43M10.892S" calcext:value-type="time">
            <text:p>05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404.09" calcext:value-type="float">
            <text:p>1404.09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0606892" calcext:value-type="float">
            <text:p>20606892</text:p>
          </table:table-cell>
          <table:table-cell table:formula="of:=[.A1290]/1000/(60*60*24)" office:value-type="time" office:time-value="PT05H43M26.892S" calcext:value-type="time">
            <text:p>05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5.16" calcext:value-type="float">
            <text:p>1405.16</text:p>
          </table:table-cell>
          <table:table-cell office:value-type="float" office:value="1741.3" calcext:value-type="float">
            <text:p>1741.3</text:p>
          </table:table-cell>
        </table:table-row>
        <table:table-row table:style-name="ro1">
          <table:table-cell office:value-type="float" office:value="20622892" calcext:value-type="float">
            <text:p>20622892</text:p>
          </table:table-cell>
          <table:table-cell table:formula="of:=[.A1291]/1000/(60*60*24)" office:value-type="time" office:time-value="PT05H43M42.892S" calcext:value-type="time">
            <text:p>05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6.23" calcext:value-type="float">
            <text:p>1406.23</text:p>
          </table:table-cell>
          <table:table-cell office:value-type="float" office:value="1742.6" calcext:value-type="float">
            <text:p>1742.6</text:p>
          </table:table-cell>
        </table:table-row>
        <table:table-row table:style-name="ro1">
          <table:table-cell office:value-type="float" office:value="20638892" calcext:value-type="float">
            <text:p>20638892</text:p>
          </table:table-cell>
          <table:table-cell table:formula="of:=[.A1292]/1000/(60*60*24)" office:value-type="time" office:time-value="PT05H43M58.892S" calcext:value-type="time">
            <text:p>05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07.3" calcext:value-type="float">
            <text:p>1407.3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20654892" calcext:value-type="float">
            <text:p>20654892</text:p>
          </table:table-cell>
          <table:table-cell table:formula="of:=[.A1293]/1000/(60*60*24)" office:value-type="time" office:time-value="PT05H44M14.892S" calcext:value-type="time">
            <text:p>05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408.37" calcext:value-type="float">
            <text:p>1408.37</text:p>
          </table:table-cell>
          <table:table-cell office:value-type="float" office:value="1745.19" calcext:value-type="float">
            <text:p>1745.19</text:p>
          </table:table-cell>
        </table:table-row>
        <table:table-row table:style-name="ro1">
          <table:table-cell office:value-type="float" office:value="20670892" calcext:value-type="float">
            <text:p>20670892</text:p>
          </table:table-cell>
          <table:table-cell table:formula="of:=[.A1294]/1000/(60*60*24)" office:value-type="time" office:time-value="PT05H44M30.892S" calcext:value-type="time">
            <text:p>05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09.44" calcext:value-type="float">
            <text:p>1409.44</text:p>
          </table:table-cell>
          <table:table-cell office:value-type="float" office:value="1746.49" calcext:value-type="float">
            <text:p>1746.49</text:p>
          </table:table-cell>
        </table:table-row>
        <table:table-row table:style-name="ro1">
          <table:table-cell office:value-type="float" office:value="20686892" calcext:value-type="float">
            <text:p>20686892</text:p>
          </table:table-cell>
          <table:table-cell table:formula="of:=[.A1295]/1000/(60*60*24)" office:value-type="time" office:time-value="PT05H44M46.892S" calcext:value-type="time">
            <text:p>05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10.51" calcext:value-type="float">
            <text:p>1410.51</text:p>
          </table:table-cell>
          <table:table-cell office:value-type="float" office:value="1747.78" calcext:value-type="float">
            <text:p>1747.78</text:p>
          </table:table-cell>
        </table:table-row>
        <table:table-row table:style-name="ro1">
          <table:table-cell office:value-type="float" office:value="20702892" calcext:value-type="float">
            <text:p>20702892</text:p>
          </table:table-cell>
          <table:table-cell table:formula="of:=[.A1296]/1000/(60*60*24)" office:value-type="time" office:time-value="PT05H45M02.892S" calcext:value-type="time">
            <text:p>05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11.58" calcext:value-type="float">
            <text:p>1411.58</text:p>
          </table:table-cell>
          <table:table-cell office:value-type="float" office:value="1749.08" calcext:value-type="float">
            <text:p>1749.08</text:p>
          </table:table-cell>
        </table:table-row>
        <table:table-row table:style-name="ro1">
          <table:table-cell office:value-type="float" office:value="20718892" calcext:value-type="float">
            <text:p>20718892</text:p>
          </table:table-cell>
          <table:table-cell table:formula="of:=[.A1297]/1000/(60*60*24)" office:value-type="time" office:time-value="PT05H45M18.892S" calcext:value-type="time">
            <text:p>05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412.64" calcext:value-type="float">
            <text:p>1412.64</text:p>
          </table:table-cell>
          <table:table-cell office:value-type="float" office:value="1750.38" calcext:value-type="float">
            <text:p>1750.38</text:p>
          </table:table-cell>
        </table:table-row>
        <table:table-row table:style-name="ro1">
          <table:table-cell office:value-type="float" office:value="20734892" calcext:value-type="float">
            <text:p>20734892</text:p>
          </table:table-cell>
          <table:table-cell table:formula="of:=[.A1298]/1000/(60*60*24)" office:value-type="time" office:time-value="PT05H45M34.892S" calcext:value-type="time">
            <text:p>05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13.71" calcext:value-type="float">
            <text:p>1413.71</text:p>
          </table:table-cell>
          <table:table-cell office:value-type="float" office:value="1751.67" calcext:value-type="float">
            <text:p>1751.67</text:p>
          </table:table-cell>
        </table:table-row>
        <table:table-row table:style-name="ro1">
          <table:table-cell office:value-type="float" office:value="20750892" calcext:value-type="float">
            <text:p>20750892</text:p>
          </table:table-cell>
          <table:table-cell table:formula="of:=[.A1299]/1000/(60*60*24)" office:value-type="time" office:time-value="PT05H45M50.892S" calcext:value-type="time">
            <text:p>05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14.78" calcext:value-type="float">
            <text:p>1414.78</text:p>
          </table:table-cell>
          <table:table-cell office:value-type="float" office:value="1752.97" calcext:value-type="float">
            <text:p>1752.97</text:p>
          </table:table-cell>
        </table:table-row>
        <table:table-row table:style-name="ro1">
          <table:table-cell office:value-type="float" office:value="20766892" calcext:value-type="float">
            <text:p>20766892</text:p>
          </table:table-cell>
          <table:table-cell table:formula="of:=[.A1300]/1000/(60*60*24)" office:value-type="time" office:time-value="PT05H46M06.892S" calcext:value-type="time">
            <text:p>05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15.85" calcext:value-type="float">
            <text:p>1415.85</text:p>
          </table:table-cell>
          <table:table-cell office:value-type="float" office:value="1754.27" calcext:value-type="float">
            <text:p>1754.27</text:p>
          </table:table-cell>
        </table:table-row>
        <table:table-row table:style-name="ro1">
          <table:table-cell office:value-type="float" office:value="20782892" calcext:value-type="float">
            <text:p>20782892</text:p>
          </table:table-cell>
          <table:table-cell table:formula="of:=[.A1301]/1000/(60*60*24)" office:value-type="time" office:time-value="PT05H46M22.892S" calcext:value-type="time">
            <text:p>05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416.92" calcext:value-type="float">
            <text:p>1416.92</text:p>
          </table:table-cell>
          <table:table-cell office:value-type="float" office:value="1755.56" calcext:value-type="float">
            <text:p>1755.56</text:p>
          </table:table-cell>
        </table:table-row>
        <table:table-row table:style-name="ro1">
          <table:table-cell office:value-type="float" office:value="20798892" calcext:value-type="float">
            <text:p>20798892</text:p>
          </table:table-cell>
          <table:table-cell table:formula="of:=[.A1302]/1000/(60*60*24)" office:value-type="time" office:time-value="PT05H46M38.892S" calcext:value-type="time">
            <text:p>05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17.99" calcext:value-type="float">
            <text:p>1417.99</text:p>
          </table:table-cell>
          <table:table-cell office:value-type="float" office:value="1756.86" calcext:value-type="float">
            <text:p>1756.86</text:p>
          </table:table-cell>
        </table:table-row>
        <table:table-row table:style-name="ro1">
          <table:table-cell office:value-type="float" office:value="20814892" calcext:value-type="float">
            <text:p>20814892</text:p>
          </table:table-cell>
          <table:table-cell table:formula="of:=[.A1303]/1000/(60*60*24)" office:value-type="time" office:time-value="PT05H46M54.892S" calcext:value-type="time">
            <text:p>05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419.06" calcext:value-type="float">
            <text:p>1419.06</text:p>
          </table:table-cell>
          <table:table-cell office:value-type="float" office:value="1758.15" calcext:value-type="float">
            <text:p>1758.15</text:p>
          </table:table-cell>
        </table:table-row>
        <table:table-row table:style-name="ro1">
          <table:table-cell office:value-type="float" office:value="20830892" calcext:value-type="float">
            <text:p>20830892</text:p>
          </table:table-cell>
          <table:table-cell table:formula="of:=[.A1304]/1000/(60*60*24)" office:value-type="time" office:time-value="PT05H47M10.892S" calcext:value-type="time">
            <text:p>05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0.12" calcext:value-type="float">
            <text:p>1420.12</text:p>
          </table:table-cell>
          <table:table-cell office:value-type="float" office:value="1759.45" calcext:value-type="float">
            <text:p>1759.45</text:p>
          </table:table-cell>
        </table:table-row>
        <table:table-row table:style-name="ro1">
          <table:table-cell office:value-type="float" office:value="20846892" calcext:value-type="float">
            <text:p>20846892</text:p>
          </table:table-cell>
          <table:table-cell table:formula="of:=[.A1305]/1000/(60*60*24)" office:value-type="time" office:time-value="PT05H47M26.892S" calcext:value-type="time">
            <text:p>05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1.19" calcext:value-type="float">
            <text:p>1421.19</text:p>
          </table:table-cell>
          <table:table-cell office:value-type="float" office:value="1760.74" calcext:value-type="float">
            <text:p>1760.74</text:p>
          </table:table-cell>
        </table:table-row>
        <table:table-row table:style-name="ro1">
          <table:table-cell office:value-type="float" office:value="20862892" calcext:value-type="float">
            <text:p>20862892</text:p>
          </table:table-cell>
          <table:table-cell table:formula="of:=[.A1306]/1000/(60*60*24)" office:value-type="time" office:time-value="PT05H47M42.892S" calcext:value-type="time">
            <text:p>05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2.26" calcext:value-type="float">
            <text:p>1422.26</text:p>
          </table:table-cell>
          <table:table-cell office:value-type="float" office:value="1762.04" calcext:value-type="float">
            <text:p>1762.04</text:p>
          </table:table-cell>
        </table:table-row>
        <table:table-row table:style-name="ro1">
          <table:table-cell office:value-type="float" office:value="20878892" calcext:value-type="float">
            <text:p>20878892</text:p>
          </table:table-cell>
          <table:table-cell table:formula="of:=[.A1307]/1000/(60*60*24)" office:value-type="time" office:time-value="PT05H47M58.892S" calcext:value-type="time">
            <text:p>05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3.33" calcext:value-type="float">
            <text:p>1423.33</text:p>
          </table:table-cell>
          <table:table-cell office:value-type="float" office:value="1763.34" calcext:value-type="float">
            <text:p>1763.34</text:p>
          </table:table-cell>
        </table:table-row>
        <table:table-row table:style-name="ro1">
          <table:table-cell office:value-type="float" office:value="20894892" calcext:value-type="float">
            <text:p>20894892</text:p>
          </table:table-cell>
          <table:table-cell table:formula="of:=[.A1308]/1000/(60*60*24)" office:value-type="time" office:time-value="PT05H48M14.892S" calcext:value-type="time">
            <text:p>05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4.4" calcext:value-type="float">
            <text:p>1424.4</text:p>
          </table:table-cell>
          <table:table-cell office:value-type="float" office:value="1764.63" calcext:value-type="float">
            <text:p>1764.63</text:p>
          </table:table-cell>
        </table:table-row>
        <table:table-row table:style-name="ro1">
          <table:table-cell office:value-type="float" office:value="20910892" calcext:value-type="float">
            <text:p>20910892</text:p>
          </table:table-cell>
          <table:table-cell table:formula="of:=[.A1309]/1000/(60*60*24)" office:value-type="time" office:time-value="PT05H48M30.892S" calcext:value-type="time">
            <text:p>05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5.47" calcext:value-type="float">
            <text:p>1425.47</text:p>
          </table:table-cell>
          <table:table-cell office:value-type="float" office:value="1765.93" calcext:value-type="float">
            <text:p>1765.93</text:p>
          </table:table-cell>
        </table:table-row>
        <table:table-row table:style-name="ro1">
          <table:table-cell office:value-type="float" office:value="20926892" calcext:value-type="float">
            <text:p>20926892</text:p>
          </table:table-cell>
          <table:table-cell table:formula="of:=[.A1310]/1000/(60*60*24)" office:value-type="time" office:time-value="PT05H48M46.892S" calcext:value-type="time">
            <text:p>05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6.54" calcext:value-type="float">
            <text:p>1426.54</text:p>
          </table:table-cell>
          <table:table-cell office:value-type="float" office:value="1767.22" calcext:value-type="float">
            <text:p>1767.22</text:p>
          </table:table-cell>
        </table:table-row>
        <table:table-row table:style-name="ro1">
          <table:table-cell office:value-type="float" office:value="20942892" calcext:value-type="float">
            <text:p>20942892</text:p>
          </table:table-cell>
          <table:table-cell table:formula="of:=[.A1311]/1000/(60*60*24)" office:value-type="time" office:time-value="PT05H49M02.892S" calcext:value-type="time">
            <text:p>05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27.6" calcext:value-type="float">
            <text:p>1427.6</text:p>
          </table:table-cell>
          <table:table-cell office:value-type="float" office:value="1768.52" calcext:value-type="float">
            <text:p>1768.52</text:p>
          </table:table-cell>
        </table:table-row>
        <table:table-row table:style-name="ro1">
          <table:table-cell office:value-type="float" office:value="20958892" calcext:value-type="float">
            <text:p>20958892</text:p>
          </table:table-cell>
          <table:table-cell table:formula="of:=[.A1312]/1000/(60*60*24)" office:value-type="time" office:time-value="PT05H49M18.892S" calcext:value-type="time">
            <text:p>05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28.67" calcext:value-type="float">
            <text:p>1428.67</text:p>
          </table:table-cell>
          <table:table-cell office:value-type="float" office:value="1769.81" calcext:value-type="float">
            <text:p>1769.81</text:p>
          </table:table-cell>
        </table:table-row>
        <table:table-row table:style-name="ro1">
          <table:table-cell office:value-type="float" office:value="20974892" calcext:value-type="float">
            <text:p>20974892</text:p>
          </table:table-cell>
          <table:table-cell table:formula="of:=[.A1313]/1000/(60*60*24)" office:value-type="time" office:time-value="PT05H49M34.892S" calcext:value-type="time">
            <text:p>05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29.74" calcext:value-type="float">
            <text:p>1429.74</text:p>
          </table:table-cell>
          <table:table-cell office:value-type="float" office:value="1771.11" calcext:value-type="float">
            <text:p>1771.11</text:p>
          </table:table-cell>
        </table:table-row>
        <table:table-row table:style-name="ro1">
          <table:table-cell office:value-type="float" office:value="20990892" calcext:value-type="float">
            <text:p>20990892</text:p>
          </table:table-cell>
          <table:table-cell table:formula="of:=[.A1314]/1000/(60*60*24)" office:value-type="time" office:time-value="PT05H49M50.892S" calcext:value-type="time">
            <text:p>05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30.81" calcext:value-type="float">
            <text:p>1430.81</text:p>
          </table:table-cell>
          <table:table-cell office:value-type="float" office:value="1772.41" calcext:value-type="float">
            <text:p>1772.41</text:p>
          </table:table-cell>
        </table:table-row>
        <table:table-row table:style-name="ro1">
          <table:table-cell office:value-type="float" office:value="21006892" calcext:value-type="float">
            <text:p>21006892</text:p>
          </table:table-cell>
          <table:table-cell table:formula="of:=[.A1315]/1000/(60*60*24)" office:value-type="time" office:time-value="PT05H50M06.892S" calcext:value-type="time">
            <text:p>05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1431.88" calcext:value-type="float">
            <text:p>1431.88</text:p>
          </table:table-cell>
          <table:table-cell office:value-type="float" office:value="1773.7" calcext:value-type="float">
            <text:p>1773.7</text:p>
          </table:table-cell>
        </table:table-row>
        <table:table-row table:style-name="ro1">
          <table:table-cell office:value-type="float" office:value="21022892" calcext:value-type="float">
            <text:p>21022892</text:p>
          </table:table-cell>
          <table:table-cell table:formula="of:=[.A1316]/1000/(60*60*24)" office:value-type="time" office:time-value="PT05H50M22.892S" calcext:value-type="time">
            <text:p>05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32.95" calcext:value-type="float">
            <text:p>1432.95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1038892" calcext:value-type="float">
            <text:p>21038892</text:p>
          </table:table-cell>
          <table:table-cell table:formula="of:=[.A1317]/1000/(60*60*24)" office:value-type="time" office:time-value="PT05H50M38.892S" calcext:value-type="time">
            <text:p>05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34.02" calcext:value-type="float">
            <text:p>1434.02</text:p>
          </table:table-cell>
          <table:table-cell office:value-type="float" office:value="1776.29" calcext:value-type="float">
            <text:p>1776.29</text:p>
          </table:table-cell>
        </table:table-row>
        <table:table-row table:style-name="ro1">
          <table:table-cell office:value-type="float" office:value="21054892" calcext:value-type="float">
            <text:p>21054892</text:p>
          </table:table-cell>
          <table:table-cell table:formula="of:=[.A1318]/1000/(60*60*24)" office:value-type="time" office:time-value="PT05H50M54.892S" calcext:value-type="time">
            <text:p>05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35.08" calcext:value-type="float">
            <text:p>1435.08</text:p>
          </table:table-cell>
          <table:table-cell office:value-type="float" office:value="1777.59" calcext:value-type="float">
            <text:p>1777.59</text:p>
          </table:table-cell>
        </table:table-row>
        <table:table-row table:style-name="ro1">
          <table:table-cell office:value-type="float" office:value="21070892" calcext:value-type="float">
            <text:p>21070892</text:p>
          </table:table-cell>
          <table:table-cell table:formula="of:=[.A1319]/1000/(60*60*24)" office:value-type="time" office:time-value="PT05H51M10.892S" calcext:value-type="time">
            <text:p>05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1436.15" calcext:value-type="float">
            <text:p>1436.15</text:p>
          </table:table-cell>
          <table:table-cell office:value-type="float" office:value="1778.88" calcext:value-type="float">
            <text:p>1778.88</text:p>
          </table:table-cell>
        </table:table-row>
        <table:table-row table:style-name="ro1">
          <table:table-cell office:value-type="float" office:value="21086892" calcext:value-type="float">
            <text:p>21086892</text:p>
          </table:table-cell>
          <table:table-cell table:formula="of:=[.A1320]/1000/(60*60*24)" office:value-type="time" office:time-value="PT05H51M26.892S" calcext:value-type="time">
            <text:p>05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437.22" calcext:value-type="float">
            <text:p>1437.22</text:p>
          </table:table-cell>
          <table:table-cell office:value-type="float" office:value="1780.18" calcext:value-type="float">
            <text:p>1780.18</text:p>
          </table:table-cell>
        </table:table-row>
        <table:table-row table:style-name="ro1">
          <table:table-cell office:value-type="float" office:value="21102892" calcext:value-type="float">
            <text:p>21102892</text:p>
          </table:table-cell>
          <table:table-cell table:formula="of:=[.A1321]/1000/(60*60*24)" office:value-type="time" office:time-value="PT05H51M42.892S" calcext:value-type="time">
            <text:p>05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38.29" calcext:value-type="float">
            <text:p>1438.29</text:p>
          </table:table-cell>
          <table:table-cell office:value-type="float" office:value="1781.47" calcext:value-type="float">
            <text:p>1781.47</text:p>
          </table:table-cell>
        </table:table-row>
        <table:table-row table:style-name="ro1">
          <table:table-cell office:value-type="float" office:value="21118892" calcext:value-type="float">
            <text:p>21118892</text:p>
          </table:table-cell>
          <table:table-cell table:formula="of:=[.A1322]/1000/(60*60*24)" office:value-type="time" office:time-value="PT05H51M58.892S" calcext:value-type="time">
            <text:p>05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39.36" calcext:value-type="float">
            <text:p>1439.36</text:p>
          </table:table-cell>
          <table:table-cell office:value-type="float" office:value="1782.77" calcext:value-type="float">
            <text:p>1782.77</text:p>
          </table:table-cell>
        </table:table-row>
        <table:table-row table:style-name="ro1">
          <table:table-cell office:value-type="float" office:value="21134892" calcext:value-type="float">
            <text:p>21134892</text:p>
          </table:table-cell>
          <table:table-cell table:formula="of:=[.A1323]/1000/(60*60*24)" office:value-type="time" office:time-value="PT05H52M14.892S" calcext:value-type="time">
            <text:p>05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440.43" calcext:value-type="float">
            <text:p>1440.43</text:p>
          </table:table-cell>
          <table:table-cell office:value-type="float" office:value="1784.06" calcext:value-type="float">
            <text:p>1784.06</text:p>
          </table:table-cell>
        </table:table-row>
        <table:table-row table:style-name="ro1">
          <table:table-cell office:value-type="float" office:value="21150892" calcext:value-type="float">
            <text:p>21150892</text:p>
          </table:table-cell>
          <table:table-cell table:formula="of:=[.A1324]/1000/(60*60*24)" office:value-type="time" office:time-value="PT05H52M30.892S" calcext:value-type="time">
            <text:p>05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41.49" calcext:value-type="float">
            <text:p>1441.49</text:p>
          </table:table-cell>
          <table:table-cell office:value-type="float" office:value="1785.36" calcext:value-type="float">
            <text:p>1785.36</text:p>
          </table:table-cell>
        </table:table-row>
        <table:table-row table:style-name="ro1">
          <table:table-cell office:value-type="float" office:value="21166892" calcext:value-type="float">
            <text:p>21166892</text:p>
          </table:table-cell>
          <table:table-cell table:formula="of:=[.A1325]/1000/(60*60*24)" office:value-type="time" office:time-value="PT05H52M46.892S" calcext:value-type="time">
            <text:p>05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3" calcext:value-type="float">
            <text:p>292.33</text:p>
          </table:table-cell>
          <table:table-cell office:value-type="float" office:value="1442.56" calcext:value-type="float">
            <text:p>1442.56</text:p>
          </table:table-cell>
          <table:table-cell office:value-type="float" office:value="1786.66" calcext:value-type="float">
            <text:p>1786.66</text:p>
          </table:table-cell>
        </table:table-row>
        <table:table-row table:style-name="ro1">
          <table:table-cell office:value-type="float" office:value="21182892" calcext:value-type="float">
            <text:p>21182892</text:p>
          </table:table-cell>
          <table:table-cell table:formula="of:=[.A1326]/1000/(60*60*24)" office:value-type="time" office:time-value="PT05H53M02.892S" calcext:value-type="time">
            <text:p>05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43.63" calcext:value-type="float">
            <text:p>1443.63</text:p>
          </table:table-cell>
          <table:table-cell office:value-type="float" office:value="1787.95" calcext:value-type="float">
            <text:p>1787.95</text:p>
          </table:table-cell>
        </table:table-row>
        <table:table-row table:style-name="ro1">
          <table:table-cell office:value-type="float" office:value="21198892" calcext:value-type="float">
            <text:p>21198892</text:p>
          </table:table-cell>
          <table:table-cell table:formula="of:=[.A1327]/1000/(60*60*24)" office:value-type="time" office:time-value="PT05H53M18.892S" calcext:value-type="time">
            <text:p>05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44.7" calcext:value-type="float">
            <text:p>1444.7</text:p>
          </table:table-cell>
          <table:table-cell office:value-type="float" office:value="1789.25" calcext:value-type="float">
            <text:p>1789.25</text:p>
          </table:table-cell>
        </table:table-row>
        <table:table-row table:style-name="ro1">
          <table:table-cell office:value-type="float" office:value="21214892" calcext:value-type="float">
            <text:p>21214892</text:p>
          </table:table-cell>
          <table:table-cell table:formula="of:=[.A1328]/1000/(60*60*24)" office:value-type="time" office:time-value="PT05H53M34.892S" calcext:value-type="time">
            <text:p>05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45.77" calcext:value-type="float">
            <text:p>1445.77</text:p>
          </table:table-cell>
          <table:table-cell office:value-type="float" office:value="1790.54" calcext:value-type="float">
            <text:p>1790.54</text:p>
          </table:table-cell>
        </table:table-row>
        <table:table-row table:style-name="ro1">
          <table:table-cell office:value-type="float" office:value="21230892" calcext:value-type="float">
            <text:p>21230892</text:p>
          </table:table-cell>
          <table:table-cell table:formula="of:=[.A1329]/1000/(60*60*24)" office:value-type="time" office:time-value="PT05H53M50.892S" calcext:value-type="time">
            <text:p>05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46.84" calcext:value-type="float">
            <text:p>1446.84</text:p>
          </table:table-cell>
          <table:table-cell office:value-type="float" office:value="1791.84" calcext:value-type="float">
            <text:p>1791.84</text:p>
          </table:table-cell>
        </table:table-row>
        <table:table-row table:style-name="ro1">
          <table:table-cell office:value-type="float" office:value="21246892" calcext:value-type="float">
            <text:p>21246892</text:p>
          </table:table-cell>
          <table:table-cell table:formula="of:=[.A1330]/1000/(60*60*24)" office:value-type="time" office:time-value="PT05H54M06.892S" calcext:value-type="time">
            <text:p>05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47.9" calcext:value-type="float">
            <text:p>1447.9</text:p>
          </table:table-cell>
          <table:table-cell office:value-type="float" office:value="1793.13" calcext:value-type="float">
            <text:p>1793.13</text:p>
          </table:table-cell>
        </table:table-row>
        <table:table-row table:style-name="ro1">
          <table:table-cell office:value-type="float" office:value="21262892" calcext:value-type="float">
            <text:p>21262892</text:p>
          </table:table-cell>
          <table:table-cell table:formula="of:=[.A1331]/1000/(60*60*24)" office:value-type="time" office:time-value="PT05H54M22.892S" calcext:value-type="time">
            <text:p>05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48.97" calcext:value-type="float">
            <text:p>1448.97</text:p>
          </table:table-cell>
          <table:table-cell office:value-type="float" office:value="1794.43" calcext:value-type="float">
            <text:p>1794.43</text:p>
          </table:table-cell>
        </table:table-row>
        <table:table-row table:style-name="ro1">
          <table:table-cell office:value-type="float" office:value="21278892" calcext:value-type="float">
            <text:p>21278892</text:p>
          </table:table-cell>
          <table:table-cell table:formula="of:=[.A1332]/1000/(60*60*24)" office:value-type="time" office:time-value="PT05H54M38.892S" calcext:value-type="time">
            <text:p>05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50.04" calcext:value-type="float">
            <text:p>1450.04</text:p>
          </table:table-cell>
          <table:table-cell office:value-type="float" office:value="1795.72" calcext:value-type="float">
            <text:p>1795.72</text:p>
          </table:table-cell>
        </table:table-row>
        <table:table-row table:style-name="ro1">
          <table:table-cell office:value-type="float" office:value="21294892" calcext:value-type="float">
            <text:p>21294892</text:p>
          </table:table-cell>
          <table:table-cell table:formula="of:=[.A1333]/1000/(60*60*24)" office:value-type="time" office:time-value="PT05H54M54.892S" calcext:value-type="time">
            <text:p>05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451.11" calcext:value-type="float">
            <text:p>1451.11</text:p>
          </table:table-cell>
          <table:table-cell office:value-type="float" office:value="1797.02" calcext:value-type="float">
            <text:p>1797.02</text:p>
          </table:table-cell>
        </table:table-row>
        <table:table-row table:style-name="ro1">
          <table:table-cell office:value-type="float" office:value="21310891" calcext:value-type="float">
            <text:p>21310891</text:p>
          </table:table-cell>
          <table:table-cell table:formula="of:=[.A1334]/1000/(60*60*24)" office:value-type="time" office:time-value="PT05H55M10.891S" calcext:value-type="time">
            <text:p>05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2.18" calcext:value-type="float">
            <text:p>1452.18</text:p>
          </table:table-cell>
          <table:table-cell office:value-type="float" office:value="1798.31" calcext:value-type="float">
            <text:p>1798.31</text:p>
          </table:table-cell>
        </table:table-row>
        <table:table-row table:style-name="ro1">
          <table:table-cell office:value-type="float" office:value="21326892" calcext:value-type="float">
            <text:p>21326892</text:p>
          </table:table-cell>
          <table:table-cell table:formula="of:=[.A1335]/1000/(60*60*24)" office:value-type="time" office:time-value="PT05H55M26.892S" calcext:value-type="time">
            <text:p>05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3.24" calcext:value-type="float">
            <text:p>1453.24</text:p>
          </table:table-cell>
          <table:table-cell office:value-type="float" office:value="1799.6" calcext:value-type="float">
            <text:p>1799.6</text:p>
          </table:table-cell>
        </table:table-row>
        <table:table-row table:style-name="ro1">
          <table:table-cell office:value-type="float" office:value="21342892" calcext:value-type="float">
            <text:p>21342892</text:p>
          </table:table-cell>
          <table:table-cell table:formula="of:=[.A1336]/1000/(60*60*24)" office:value-type="time" office:time-value="PT05H55M42.892S" calcext:value-type="time">
            <text:p>05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4.31" calcext:value-type="float">
            <text:p>1454.31</text:p>
          </table:table-cell>
          <table:table-cell office:value-type="float" office:value="1800.9" calcext:value-type="float">
            <text:p>1800.9</text:p>
          </table:table-cell>
        </table:table-row>
        <table:table-row table:style-name="ro1">
          <table:table-cell office:value-type="float" office:value="21358892" calcext:value-type="float">
            <text:p>21358892</text:p>
          </table:table-cell>
          <table:table-cell table:formula="of:=[.A1337]/1000/(60*60*24)" office:value-type="time" office:time-value="PT05H55M58.892S" calcext:value-type="time">
            <text:p>05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5.38" calcext:value-type="float">
            <text:p>1455.38</text:p>
          </table:table-cell>
          <table:table-cell office:value-type="float" office:value="1802.19" calcext:value-type="float">
            <text:p>1802.19</text:p>
          </table:table-cell>
        </table:table-row>
        <table:table-row table:style-name="ro1">
          <table:table-cell office:value-type="float" office:value="21374892" calcext:value-type="float">
            <text:p>21374892</text:p>
          </table:table-cell>
          <table:table-cell table:formula="of:=[.A1338]/1000/(60*60*24)" office:value-type="time" office:time-value="PT05H56M14.892S" calcext:value-type="time">
            <text:p>05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6.45" calcext:value-type="float">
            <text:p>1456.45</text:p>
          </table:table-cell>
          <table:table-cell office:value-type="float" office:value="1803.49" calcext:value-type="float">
            <text:p>1803.49</text:p>
          </table:table-cell>
        </table:table-row>
        <table:table-row table:style-name="ro1">
          <table:table-cell office:value-type="float" office:value="21390892" calcext:value-type="float">
            <text:p>21390892</text:p>
          </table:table-cell>
          <table:table-cell table:formula="of:=[.A1339]/1000/(60*60*24)" office:value-type="time" office:time-value="PT05H56M30.892S" calcext:value-type="time">
            <text:p>05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7.52" calcext:value-type="float">
            <text:p>1457.52</text:p>
          </table:table-cell>
          <table:table-cell office:value-type="float" office:value="1804.78" calcext:value-type="float">
            <text:p>1804.78</text:p>
          </table:table-cell>
        </table:table-row>
        <table:table-row table:style-name="ro1">
          <table:table-cell office:value-type="float" office:value="21406892" calcext:value-type="float">
            <text:p>21406892</text:p>
          </table:table-cell>
          <table:table-cell table:formula="of:=[.A1340]/1000/(60*60*24)" office:value-type="time" office:time-value="PT05H56M46.892S" calcext:value-type="time">
            <text:p>05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8.59" calcext:value-type="float">
            <text:p>1458.59</text:p>
          </table:table-cell>
          <table:table-cell office:value-type="float" office:value="1806.08" calcext:value-type="float">
            <text:p>1806.08</text:p>
          </table:table-cell>
        </table:table-row>
        <table:table-row table:style-name="ro1">
          <table:table-cell office:value-type="float" office:value="21422892" calcext:value-type="float">
            <text:p>21422892</text:p>
          </table:table-cell>
          <table:table-cell table:formula="of:=[.A1341]/1000/(60*60*24)" office:value-type="time" office:time-value="PT05H57M02.892S" calcext:value-type="time">
            <text:p>05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59.65" calcext:value-type="float">
            <text:p>1459.65</text:p>
          </table:table-cell>
          <table:table-cell office:value-type="float" office:value="1807.37" calcext:value-type="float">
            <text:p>1807.37</text:p>
          </table:table-cell>
        </table:table-row>
        <table:table-row table:style-name="ro1">
          <table:table-cell office:value-type="float" office:value="21438892" calcext:value-type="float">
            <text:p>21438892</text:p>
          </table:table-cell>
          <table:table-cell table:formula="of:=[.A1342]/1000/(60*60*24)" office:value-type="time" office:time-value="PT05H57M18.892S" calcext:value-type="time">
            <text:p>05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0.72" calcext:value-type="float">
            <text:p>1460.72</text:p>
          </table:table-cell>
          <table:table-cell office:value-type="float" office:value="1808.67" calcext:value-type="float">
            <text:p>1808.67</text:p>
          </table:table-cell>
        </table:table-row>
        <table:table-row table:style-name="ro1">
          <table:table-cell office:value-type="float" office:value="21454892" calcext:value-type="float">
            <text:p>21454892</text:p>
          </table:table-cell>
          <table:table-cell table:formula="of:=[.A1343]/1000/(60*60*24)" office:value-type="time" office:time-value="PT05H57M34.892S" calcext:value-type="time">
            <text:p>05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1.79" calcext:value-type="float">
            <text:p>1461.79</text:p>
          </table:table-cell>
          <table:table-cell office:value-type="float" office:value="1809.96" calcext:value-type="float">
            <text:p>1809.96</text:p>
          </table:table-cell>
        </table:table-row>
        <table:table-row table:style-name="ro1">
          <table:table-cell office:value-type="float" office:value="21470892" calcext:value-type="float">
            <text:p>21470892</text:p>
          </table:table-cell>
          <table:table-cell table:formula="of:=[.A1344]/1000/(60*60*24)" office:value-type="time" office:time-value="PT05H57M50.892S" calcext:value-type="time">
            <text:p>05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2.86" calcext:value-type="float">
            <text:p>1462.86</text:p>
          </table:table-cell>
          <table:table-cell office:value-type="float" office:value="1811.26" calcext:value-type="float">
            <text:p>1811.26</text:p>
          </table:table-cell>
        </table:table-row>
        <table:table-row table:style-name="ro1">
          <table:table-cell office:value-type="float" office:value="21486892" calcext:value-type="float">
            <text:p>21486892</text:p>
          </table:table-cell>
          <table:table-cell table:formula="of:=[.A1345]/1000/(60*60*24)" office:value-type="time" office:time-value="PT05H58M06.892S" calcext:value-type="time">
            <text:p>05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3.93" calcext:value-type="float">
            <text:p>1463.93</text:p>
          </table:table-cell>
          <table:table-cell office:value-type="float" office:value="1812.55" calcext:value-type="float">
            <text:p>1812.55</text:p>
          </table:table-cell>
        </table:table-row>
        <table:table-row table:style-name="ro1">
          <table:table-cell office:value-type="float" office:value="21502892" calcext:value-type="float">
            <text:p>21502892</text:p>
          </table:table-cell>
          <table:table-cell table:formula="of:=[.A1346]/1000/(60*60*24)" office:value-type="time" office:time-value="PT05H58M22.892S" calcext:value-type="time">
            <text:p>05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4.99" calcext:value-type="float">
            <text:p>1464.99</text:p>
          </table:table-cell>
          <table:table-cell office:value-type="float" office:value="1813.85" calcext:value-type="float">
            <text:p>1813.85</text:p>
          </table:table-cell>
        </table:table-row>
        <table:table-row table:style-name="ro1">
          <table:table-cell office:value-type="float" office:value="21518892" calcext:value-type="float">
            <text:p>21518892</text:p>
          </table:table-cell>
          <table:table-cell table:formula="of:=[.A1347]/1000/(60*60*24)" office:value-type="time" office:time-value="PT05H58M38.892S" calcext:value-type="time">
            <text:p>05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6.06" calcext:value-type="float">
            <text:p>1466.06</text:p>
          </table:table-cell>
          <table:table-cell office:value-type="float" office:value="1815.14" calcext:value-type="float">
            <text:p>1815.14</text:p>
          </table:table-cell>
        </table:table-row>
        <table:table-row table:style-name="ro1">
          <table:table-cell office:value-type="float" office:value="21534892" calcext:value-type="float">
            <text:p>21534892</text:p>
          </table:table-cell>
          <table:table-cell table:formula="of:=[.A1348]/1000/(60*60*24)" office:value-type="time" office:time-value="PT05H58M54.892S" calcext:value-type="time">
            <text:p>05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7.13" calcext:value-type="float">
            <text:p>1467.13</text:p>
          </table:table-cell>
          <table:table-cell office:value-type="float" office:value="1816.44" calcext:value-type="float">
            <text:p>1816.44</text:p>
          </table:table-cell>
        </table:table-row>
        <table:table-row table:style-name="ro1">
          <table:table-cell office:value-type="float" office:value="21550892" calcext:value-type="float">
            <text:p>21550892</text:p>
          </table:table-cell>
          <table:table-cell table:formula="of:=[.A1349]/1000/(60*60*24)" office:value-type="time" office:time-value="PT05H59M10.892S" calcext:value-type="time">
            <text:p>05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68.2" calcext:value-type="float">
            <text:p>1468.2</text:p>
          </table:table-cell>
          <table:table-cell office:value-type="float" office:value="1817.73" calcext:value-type="float">
            <text:p>1817.73</text:p>
          </table:table-cell>
        </table:table-row>
        <table:table-row table:style-name="ro1">
          <table:table-cell office:value-type="float" office:value="21566892" calcext:value-type="float">
            <text:p>21566892</text:p>
          </table:table-cell>
          <table:table-cell table:formula="of:=[.A1350]/1000/(60*60*24)" office:value-type="time" office:time-value="PT05H59M26.892S" calcext:value-type="time">
            <text:p>05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69.27" calcext:value-type="float">
            <text:p>1469.27</text:p>
          </table:table-cell>
          <table:table-cell office:value-type="float" office:value="1819.03" calcext:value-type="float">
            <text:p>1819.03</text:p>
          </table:table-cell>
        </table:table-row>
        <table:table-row table:style-name="ro1">
          <table:table-cell office:value-type="float" office:value="21582892" calcext:value-type="float">
            <text:p>21582892</text:p>
          </table:table-cell>
          <table:table-cell table:formula="of:=[.A1351]/1000/(60*60*24)" office:value-type="time" office:time-value="PT05H59M42.892S" calcext:value-type="time">
            <text:p>05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70.33" calcext:value-type="float">
            <text:p>1470.33</text:p>
          </table:table-cell>
          <table:table-cell office:value-type="float" office:value="1820.32" calcext:value-type="float">
            <text:p>1820.32</text:p>
          </table:table-cell>
        </table:table-row>
        <table:table-row table:style-name="ro1">
          <table:table-cell office:value-type="float" office:value="21598892" calcext:value-type="float">
            <text:p>21598892</text:p>
          </table:table-cell>
          <table:table-cell table:formula="of:=[.A1352]/1000/(60*60*24)" office:value-type="time" office:time-value="PT05H59M58.892S" calcext:value-type="time">
            <text:p>05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71.4" calcext:value-type="float">
            <text:p>1471.4</text:p>
          </table:table-cell>
          <table:table-cell office:value-type="float" office:value="1821.61" calcext:value-type="float">
            <text:p>1821.61</text:p>
          </table:table-cell>
        </table:table-row>
        <table:table-row table:style-name="ro1">
          <table:table-cell office:value-type="float" office:value="21614892" calcext:value-type="float">
            <text:p>21614892</text:p>
          </table:table-cell>
          <table:table-cell table:formula="of:=[.A1353]/1000/(60*60*24)" office:value-type="time" office:time-value="PT06H00M14.892S" calcext:value-type="time">
            <text:p>06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72.47" calcext:value-type="float">
            <text:p>1472.47</text:p>
          </table:table-cell>
          <table:table-cell office:value-type="float" office:value="1822.91" calcext:value-type="float">
            <text:p>1822.91</text:p>
          </table:table-cell>
        </table:table-row>
        <table:table-row table:style-name="ro1">
          <table:table-cell office:value-type="float" office:value="21630892" calcext:value-type="float">
            <text:p>21630892</text:p>
          </table:table-cell>
          <table:table-cell table:formula="of:=[.A1354]/1000/(60*60*24)" office:value-type="time" office:time-value="PT06H00M30.892S" calcext:value-type="time">
            <text:p>06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73.54" calcext:value-type="float">
            <text:p>1473.54</text:p>
          </table:table-cell>
          <table:table-cell office:value-type="float" office:value="1824.2" calcext:value-type="float">
            <text:p>1824.2</text:p>
          </table:table-cell>
        </table:table-row>
        <table:table-row table:style-name="ro1">
          <table:table-cell office:value-type="float" office:value="21646892" calcext:value-type="float">
            <text:p>21646892</text:p>
          </table:table-cell>
          <table:table-cell table:formula="of:=[.A1355]/1000/(60*60*24)" office:value-type="time" office:time-value="PT06H00M46.892S" calcext:value-type="time">
            <text:p>06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474.61" calcext:value-type="float">
            <text:p>1474.61</text:p>
          </table:table-cell>
          <table:table-cell office:value-type="float" office:value="1825.5" calcext:value-type="float">
            <text:p>1825.5</text:p>
          </table:table-cell>
        </table:table-row>
        <table:table-row table:style-name="ro1">
          <table:table-cell office:value-type="float" office:value="21662892" calcext:value-type="float">
            <text:p>21662892</text:p>
          </table:table-cell>
          <table:table-cell table:formula="of:=[.A1356]/1000/(60*60*24)" office:value-type="time" office:time-value="PT06H01M02.892S" calcext:value-type="time">
            <text:p>06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75.67" calcext:value-type="float">
            <text:p>1475.67</text:p>
          </table:table-cell>
          <table:table-cell office:value-type="float" office:value="1826.79" calcext:value-type="float">
            <text:p>1826.79</text:p>
          </table:table-cell>
        </table:table-row>
        <table:table-row table:style-name="ro1">
          <table:table-cell office:value-type="float" office:value="21678891" calcext:value-type="float">
            <text:p>21678891</text:p>
          </table:table-cell>
          <table:table-cell table:formula="of:=[.A1357]/1000/(60*60*24)" office:value-type="time" office:time-value="PT06H01M18.891S" calcext:value-type="time">
            <text:p>06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76.74" calcext:value-type="float">
            <text:p>1476.74</text:p>
          </table:table-cell>
          <table:table-cell office:value-type="float" office:value="1828.08" calcext:value-type="float">
            <text:p>1828.08</text:p>
          </table:table-cell>
        </table:table-row>
        <table:table-row table:style-name="ro1">
          <table:table-cell office:value-type="float" office:value="21694892" calcext:value-type="float">
            <text:p>21694892</text:p>
          </table:table-cell>
          <table:table-cell table:formula="of:=[.A1358]/1000/(60*60*24)" office:value-type="time" office:time-value="PT06H01M34.892S" calcext:value-type="time">
            <text:p>06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77.81" calcext:value-type="float">
            <text:p>1477.81</text:p>
          </table:table-cell>
          <table:table-cell office:value-type="float" office:value="1829.38" calcext:value-type="float">
            <text:p>1829.38</text:p>
          </table:table-cell>
        </table:table-row>
        <table:table-row table:style-name="ro1">
          <table:table-cell office:value-type="float" office:value="21710892" calcext:value-type="float">
            <text:p>21710892</text:p>
          </table:table-cell>
          <table:table-cell table:formula="of:=[.A1359]/1000/(60*60*24)" office:value-type="time" office:time-value="PT06H01M50.892S" calcext:value-type="time">
            <text:p>06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78.88" calcext:value-type="float">
            <text:p>1478.88</text:p>
          </table:table-cell>
          <table:table-cell office:value-type="float" office:value="1830.67" calcext:value-type="float">
            <text:p>1830.67</text:p>
          </table:table-cell>
        </table:table-row>
        <table:table-row table:style-name="ro1">
          <table:table-cell office:value-type="float" office:value="21726892" calcext:value-type="float">
            <text:p>21726892</text:p>
          </table:table-cell>
          <table:table-cell table:formula="of:=[.A1360]/1000/(60*60*24)" office:value-type="time" office:time-value="PT06H02M06.892S" calcext:value-type="time">
            <text:p>06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79.95" calcext:value-type="float">
            <text:p>1479.95</text:p>
          </table:table-cell>
          <table:table-cell office:value-type="float" office:value="1831.96" calcext:value-type="float">
            <text:p>1831.96</text:p>
          </table:table-cell>
        </table:table-row>
        <table:table-row table:style-name="ro1">
          <table:table-cell office:value-type="float" office:value="21742892" calcext:value-type="float">
            <text:p>21742892</text:p>
          </table:table-cell>
          <table:table-cell table:formula="of:=[.A1361]/1000/(60*60*24)" office:value-type="time" office:time-value="PT06H02M22.892S" calcext:value-type="time">
            <text:p>06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2" calcext:value-type="float">
            <text:p>240.2</text:p>
          </table:table-cell>
          <table:table-cell office:value-type="float" office:value="292.09" calcext:value-type="float">
            <text:p>292.09</text:p>
          </table:table-cell>
          <table:table-cell office:value-type="float" office:value="1481.02" calcext:value-type="float">
            <text:p>1481.02</text:p>
          </table:table-cell>
          <table:table-cell office:value-type="float" office:value="1833.26" calcext:value-type="float">
            <text:p>1833.26</text:p>
          </table:table-cell>
        </table:table-row>
        <table:table-row table:style-name="ro1">
          <table:table-cell office:value-type="float" office:value="21758892" calcext:value-type="float">
            <text:p>21758892</text:p>
          </table:table-cell>
          <table:table-cell table:formula="of:=[.A1362]/1000/(60*60*24)" office:value-type="time" office:time-value="PT06H02M38.892S" calcext:value-type="time">
            <text:p>06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482.08" calcext:value-type="float">
            <text:p>1482.08</text:p>
          </table:table-cell>
          <table:table-cell office:value-type="float" office:value="1834.55" calcext:value-type="float">
            <text:p>1834.55</text:p>
          </table:table-cell>
        </table:table-row>
        <table:table-row table:style-name="ro1">
          <table:table-cell office:value-type="float" office:value="21774892" calcext:value-type="float">
            <text:p>21774892</text:p>
          </table:table-cell>
          <table:table-cell table:formula="of:=[.A1363]/1000/(60*60*24)" office:value-type="time" office:time-value="PT06H02M54.892S" calcext:value-type="time">
            <text:p>06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3.15" calcext:value-type="float">
            <text:p>1483.15</text:p>
          </table:table-cell>
          <table:table-cell office:value-type="float" office:value="1835.84" calcext:value-type="float">
            <text:p>1835.84</text:p>
          </table:table-cell>
        </table:table-row>
        <table:table-row table:style-name="ro1">
          <table:table-cell office:value-type="float" office:value="21790892" calcext:value-type="float">
            <text:p>21790892</text:p>
          </table:table-cell>
          <table:table-cell table:formula="of:=[.A1364]/1000/(60*60*24)" office:value-type="time" office:time-value="PT06H03M10.892S" calcext:value-type="time">
            <text:p>06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4.22" calcext:value-type="float">
            <text:p>1484.22</text:p>
          </table:table-cell>
          <table:table-cell office:value-type="float" office:value="1837.14" calcext:value-type="float">
            <text:p>1837.14</text:p>
          </table:table-cell>
        </table:table-row>
        <table:table-row table:style-name="ro1">
          <table:table-cell office:value-type="float" office:value="21806892" calcext:value-type="float">
            <text:p>21806892</text:p>
          </table:table-cell>
          <table:table-cell table:formula="of:=[.A1365]/1000/(60*60*24)" office:value-type="time" office:time-value="PT06H03M26.892S" calcext:value-type="time">
            <text:p>06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5.29" calcext:value-type="float">
            <text:p>1485.29</text:p>
          </table:table-cell>
          <table:table-cell office:value-type="float" office:value="1838.43" calcext:value-type="float">
            <text:p>1838.43</text:p>
          </table:table-cell>
        </table:table-row>
        <table:table-row table:style-name="ro1">
          <table:table-cell office:value-type="float" office:value="21822892" calcext:value-type="float">
            <text:p>21822892</text:p>
          </table:table-cell>
          <table:table-cell table:formula="of:=[.A1366]/1000/(60*60*24)" office:value-type="time" office:time-value="PT06H03M42.892S" calcext:value-type="time">
            <text:p>06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486.36" calcext:value-type="float">
            <text:p>1486.36</text:p>
          </table:table-cell>
          <table:table-cell office:value-type="float" office:value="1839.72" calcext:value-type="float">
            <text:p>1839.72</text:p>
          </table:table-cell>
        </table:table-row>
        <table:table-row table:style-name="ro1">
          <table:table-cell office:value-type="float" office:value="21838892" calcext:value-type="float">
            <text:p>21838892</text:p>
          </table:table-cell>
          <table:table-cell table:formula="of:=[.A1367]/1000/(60*60*24)" office:value-type="time" office:time-value="PT06H03M58.892S" calcext:value-type="time">
            <text:p>06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7.42" calcext:value-type="float">
            <text:p>1487.42</text:p>
          </table:table-cell>
          <table:table-cell office:value-type="float" office:value="1841.02" calcext:value-type="float">
            <text:p>1841.02</text:p>
          </table:table-cell>
        </table:table-row>
        <table:table-row table:style-name="ro1">
          <table:table-cell office:value-type="float" office:value="21854892" calcext:value-type="float">
            <text:p>21854892</text:p>
          </table:table-cell>
          <table:table-cell table:formula="of:=[.A1368]/1000/(60*60*24)" office:value-type="time" office:time-value="PT06H04M14.892S" calcext:value-type="time">
            <text:p>06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8.49" calcext:value-type="float">
            <text:p>1488.49</text:p>
          </table:table-cell>
          <table:table-cell office:value-type="float" office:value="1842.31" calcext:value-type="float">
            <text:p>1842.31</text:p>
          </table:table-cell>
        </table:table-row>
        <table:table-row table:style-name="ro1">
          <table:table-cell office:value-type="float" office:value="21870892" calcext:value-type="float">
            <text:p>21870892</text:p>
          </table:table-cell>
          <table:table-cell table:formula="of:=[.A1369]/1000/(60*60*24)" office:value-type="time" office:time-value="PT06H04M30.892S" calcext:value-type="time">
            <text:p>06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89.56" calcext:value-type="float">
            <text:p>1489.56</text:p>
          </table:table-cell>
          <table:table-cell office:value-type="float" office:value="1843.6" calcext:value-type="float">
            <text:p>1843.6</text:p>
          </table:table-cell>
        </table:table-row>
        <table:table-row table:style-name="ro1">
          <table:table-cell office:value-type="float" office:value="21886892" calcext:value-type="float">
            <text:p>21886892</text:p>
          </table:table-cell>
          <table:table-cell table:formula="of:=[.A1370]/1000/(60*60*24)" office:value-type="time" office:time-value="PT06H04M46.892S" calcext:value-type="time">
            <text:p>06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90.63" calcext:value-type="float">
            <text:p>1490.63</text:p>
          </table:table-cell>
          <table:table-cell office:value-type="float" office:value="1844.89" calcext:value-type="float">
            <text:p>1844.89</text:p>
          </table:table-cell>
        </table:table-row>
        <table:table-row table:style-name="ro1">
          <table:table-cell office:value-type="float" office:value="21902892" calcext:value-type="float">
            <text:p>21902892</text:p>
          </table:table-cell>
          <table:table-cell table:formula="of:=[.A1371]/1000/(60*60*24)" office:value-type="time" office:time-value="PT06H05M02.892S" calcext:value-type="time">
            <text:p>06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91.7" calcext:value-type="float">
            <text:p>1491.7</text:p>
          </table:table-cell>
          <table:table-cell office:value-type="float" office:value="1846.19" calcext:value-type="float">
            <text:p>1846.19</text:p>
          </table:table-cell>
        </table:table-row>
        <table:table-row table:style-name="ro1">
          <table:table-cell office:value-type="float" office:value="21918892" calcext:value-type="float">
            <text:p>21918892</text:p>
          </table:table-cell>
          <table:table-cell table:formula="of:=[.A1372]/1000/(60*60*24)" office:value-type="time" office:time-value="PT06H05M18.892S" calcext:value-type="time">
            <text:p>06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92.76" calcext:value-type="float">
            <text:p>1492.76</text:p>
          </table:table-cell>
          <table:table-cell office:value-type="float" office:value="1847.48" calcext:value-type="float">
            <text:p>1847.48</text:p>
          </table:table-cell>
        </table:table-row>
        <table:table-row table:style-name="ro1">
          <table:table-cell office:value-type="float" office:value="21934892" calcext:value-type="float">
            <text:p>21934892</text:p>
          </table:table-cell>
          <table:table-cell table:formula="of:=[.A1373]/1000/(60*60*24)" office:value-type="time" office:time-value="PT06H05M34.892S" calcext:value-type="time">
            <text:p>06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93.83" calcext:value-type="float">
            <text:p>1493.83</text:p>
          </table:table-cell>
          <table:table-cell office:value-type="float" office:value="1848.77" calcext:value-type="float">
            <text:p>1848.77</text:p>
          </table:table-cell>
        </table:table-row>
        <table:table-row table:style-name="ro1">
          <table:table-cell office:value-type="float" office:value="21950892" calcext:value-type="float">
            <text:p>21950892</text:p>
          </table:table-cell>
          <table:table-cell table:formula="of:=[.A1374]/1000/(60*60*24)" office:value-type="time" office:time-value="PT06H05M50.892S" calcext:value-type="time">
            <text:p>06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94.9" calcext:value-type="float">
            <text:p>1494.9</text:p>
          </table:table-cell>
          <table:table-cell office:value-type="float" office:value="1850.07" calcext:value-type="float">
            <text:p>1850.07</text:p>
          </table:table-cell>
        </table:table-row>
        <table:table-row table:style-name="ro1">
          <table:table-cell office:value-type="float" office:value="21966892" calcext:value-type="float">
            <text:p>21966892</text:p>
          </table:table-cell>
          <table:table-cell table:formula="of:=[.A1375]/1000/(60*60*24)" office:value-type="time" office:time-value="PT06H06M06.892S" calcext:value-type="time">
            <text:p>06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495.97" calcext:value-type="float">
            <text:p>1495.97</text:p>
          </table:table-cell>
          <table:table-cell office:value-type="float" office:value="1851.36" calcext:value-type="float">
            <text:p>1851.36</text:p>
          </table:table-cell>
        </table:table-row>
        <table:table-row table:style-name="ro1">
          <table:table-cell office:value-type="float" office:value="21982892" calcext:value-type="float">
            <text:p>21982892</text:p>
          </table:table-cell>
          <table:table-cell table:formula="of:=[.A1376]/1000/(60*60*24)" office:value-type="time" office:time-value="PT06H06M22.892S" calcext:value-type="time">
            <text:p>06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97.03" calcext:value-type="float">
            <text:p>1497.03</text:p>
          </table:table-cell>
          <table:table-cell office:value-type="float" office:value="1852.65" calcext:value-type="float">
            <text:p>1852.65</text:p>
          </table:table-cell>
        </table:table-row>
        <table:table-row table:style-name="ro1">
          <table:table-cell office:value-type="float" office:value="21998892" calcext:value-type="float">
            <text:p>21998892</text:p>
          </table:table-cell>
          <table:table-cell table:formula="of:=[.A1377]/1000/(60*60*24)" office:value-type="time" office:time-value="PT06H06M38.892S" calcext:value-type="time">
            <text:p>06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498.1" calcext:value-type="float">
            <text:p>1498.1</text:p>
          </table:table-cell>
          <table:table-cell office:value-type="float" office:value="1853.94" calcext:value-type="float">
            <text:p>1853.94</text:p>
          </table:table-cell>
        </table:table-row>
        <table:table-row table:style-name="ro1">
          <table:table-cell office:value-type="float" office:value="22014892" calcext:value-type="float">
            <text:p>22014892</text:p>
          </table:table-cell>
          <table:table-cell table:formula="of:=[.A1378]/1000/(60*60*24)" office:value-type="time" office:time-value="PT06H06M54.892S" calcext:value-type="time">
            <text:p>06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499.17" calcext:value-type="float">
            <text:p>1499.17</text:p>
          </table:table-cell>
          <table:table-cell office:value-type="float" office:value="1855.24" calcext:value-type="float">
            <text:p>1855.24</text:p>
          </table:table-cell>
        </table:table-row>
        <table:table-row table:style-name="ro1">
          <table:table-cell office:value-type="float" office:value="22030892" calcext:value-type="float">
            <text:p>22030892</text:p>
          </table:table-cell>
          <table:table-cell table:formula="of:=[.A1379]/1000/(60*60*24)" office:value-type="time" office:time-value="PT06H07M10.892S" calcext:value-type="time">
            <text:p>06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0.24" calcext:value-type="float">
            <text:p>1500.24</text:p>
          </table:table-cell>
          <table:table-cell office:value-type="float" office:value="1856.53" calcext:value-type="float">
            <text:p>1856.53</text:p>
          </table:table-cell>
        </table:table-row>
        <table:table-row table:style-name="ro1">
          <table:table-cell office:value-type="float" office:value="22046892" calcext:value-type="float">
            <text:p>22046892</text:p>
          </table:table-cell>
          <table:table-cell table:formula="of:=[.A1380]/1000/(60*60*24)" office:value-type="time" office:time-value="PT06H07M26.892S" calcext:value-type="time">
            <text:p>06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1.3" calcext:value-type="float">
            <text:p>1501.3</text:p>
          </table:table-cell>
          <table:table-cell office:value-type="float" office:value="1857.82" calcext:value-type="float">
            <text:p>1857.82</text:p>
          </table:table-cell>
        </table:table-row>
        <table:table-row table:style-name="ro1">
          <table:table-cell office:value-type="float" office:value="22062892" calcext:value-type="float">
            <text:p>22062892</text:p>
          </table:table-cell>
          <table:table-cell table:formula="of:=[.A1381]/1000/(60*60*24)" office:value-type="time" office:time-value="PT06H07M42.892S" calcext:value-type="time">
            <text:p>06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2.37" calcext:value-type="float">
            <text:p>1502.37</text:p>
          </table:table-cell>
          <table:table-cell office:value-type="float" office:value="1859.12" calcext:value-type="float">
            <text:p>1859.12</text:p>
          </table:table-cell>
        </table:table-row>
        <table:table-row table:style-name="ro1">
          <table:table-cell office:value-type="float" office:value="22078892" calcext:value-type="float">
            <text:p>22078892</text:p>
          </table:table-cell>
          <table:table-cell table:formula="of:=[.A1382]/1000/(60*60*24)" office:value-type="time" office:time-value="PT06H07M58.892S" calcext:value-type="time">
            <text:p>06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3.44" calcext:value-type="float">
            <text:p>1503.44</text:p>
          </table:table-cell>
          <table:table-cell office:value-type="float" office:value="1860.41" calcext:value-type="float">
            <text:p>1860.41</text:p>
          </table:table-cell>
        </table:table-row>
        <table:table-row table:style-name="ro1">
          <table:table-cell office:value-type="float" office:value="22094892" calcext:value-type="float">
            <text:p>22094892</text:p>
          </table:table-cell>
          <table:table-cell table:formula="of:=[.A1383]/1000/(60*60*24)" office:value-type="time" office:time-value="PT06H08M14.892S" calcext:value-type="time">
            <text:p>06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4.5" calcext:value-type="float">
            <text:p>1504.5</text:p>
          </table:table-cell>
          <table:table-cell office:value-type="float" office:value="1861.7" calcext:value-type="float">
            <text:p>1861.7</text:p>
          </table:table-cell>
        </table:table-row>
        <table:table-row table:style-name="ro1">
          <table:table-cell office:value-type="float" office:value="22110892" calcext:value-type="float">
            <text:p>22110892</text:p>
          </table:table-cell>
          <table:table-cell table:formula="of:=[.A1384]/1000/(60*60*24)" office:value-type="time" office:time-value="PT06H08M30.892S" calcext:value-type="time">
            <text:p>06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5.57" calcext:value-type="float">
            <text:p>1505.57</text:p>
          </table:table-cell>
          <table:table-cell office:value-type="float" office:value="1862.99" calcext:value-type="float">
            <text:p>1862.99</text:p>
          </table:table-cell>
        </table:table-row>
        <table:table-row table:style-name="ro1">
          <table:table-cell office:value-type="float" office:value="22126892" calcext:value-type="float">
            <text:p>22126892</text:p>
          </table:table-cell>
          <table:table-cell table:formula="of:=[.A1385]/1000/(60*60*24)" office:value-type="time" office:time-value="PT06H08M46.892S" calcext:value-type="time">
            <text:p>06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6.64" calcext:value-type="float">
            <text:p>1506.64</text:p>
          </table:table-cell>
          <table:table-cell office:value-type="float" office:value="1864.29" calcext:value-type="float">
            <text:p>1864.29</text:p>
          </table:table-cell>
        </table:table-row>
        <table:table-row table:style-name="ro1">
          <table:table-cell office:value-type="float" office:value="22142892" calcext:value-type="float">
            <text:p>22142892</text:p>
          </table:table-cell>
          <table:table-cell table:formula="of:=[.A1386]/1000/(60*60*24)" office:value-type="time" office:time-value="PT06H09M02.892S" calcext:value-type="time">
            <text:p>06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07.7" calcext:value-type="float">
            <text:p>1507.7</text:p>
          </table:table-cell>
          <table:table-cell office:value-type="float" office:value="1865.58" calcext:value-type="float">
            <text:p>1865.58</text:p>
          </table:table-cell>
        </table:table-row>
        <table:table-row table:style-name="ro1">
          <table:table-cell office:value-type="float" office:value="22158892" calcext:value-type="float">
            <text:p>22158892</text:p>
          </table:table-cell>
          <table:table-cell table:formula="of:=[.A1387]/1000/(60*60*24)" office:value-type="time" office:time-value="PT06H09M18.892S" calcext:value-type="time">
            <text:p>06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508.77" calcext:value-type="float">
            <text:p>1508.77</text:p>
          </table:table-cell>
          <table:table-cell office:value-type="float" office:value="1866.87" calcext:value-type="float">
            <text:p>1866.87</text:p>
          </table:table-cell>
        </table:table-row>
        <table:table-row table:style-name="ro1">
          <table:table-cell office:value-type="float" office:value="22174892" calcext:value-type="float">
            <text:p>22174892</text:p>
          </table:table-cell>
          <table:table-cell table:formula="of:=[.A1388]/1000/(60*60*24)" office:value-type="time" office:time-value="PT06H09M34.892S" calcext:value-type="time">
            <text:p>06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09.84" calcext:value-type="float">
            <text:p>1509.84</text:p>
          </table:table-cell>
          <table:table-cell office:value-type="float" office:value="1868.17" calcext:value-type="float">
            <text:p>1868.17</text:p>
          </table:table-cell>
        </table:table-row>
        <table:table-row table:style-name="ro1">
          <table:table-cell office:value-type="float" office:value="22190892" calcext:value-type="float">
            <text:p>22190892</text:p>
          </table:table-cell>
          <table:table-cell table:formula="of:=[.A1389]/1000/(60*60*24)" office:value-type="time" office:time-value="PT06H09M50.892S" calcext:value-type="time">
            <text:p>06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10.9" calcext:value-type="float">
            <text:p>1510.9</text:p>
          </table:table-cell>
          <table:table-cell office:value-type="float" office:value="1869.46" calcext:value-type="float">
            <text:p>1869.46</text:p>
          </table:table-cell>
        </table:table-row>
        <table:table-row table:style-name="ro1">
          <table:table-cell office:value-type="float" office:value="22206892" calcext:value-type="float">
            <text:p>22206892</text:p>
          </table:table-cell>
          <table:table-cell table:formula="of:=[.A1390]/1000/(60*60*24)" office:value-type="time" office:time-value="PT06H10M06.892S" calcext:value-type="time">
            <text:p>06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11.97" calcext:value-type="float">
            <text:p>1511.97</text:p>
          </table:table-cell>
          <table:table-cell office:value-type="float" office:value="1870.75" calcext:value-type="float">
            <text:p>1870.75</text:p>
          </table:table-cell>
        </table:table-row>
        <table:table-row table:style-name="ro1">
          <table:table-cell office:value-type="float" office:value="22222892" calcext:value-type="float">
            <text:p>22222892</text:p>
          </table:table-cell>
          <table:table-cell table:formula="of:=[.A1391]/1000/(60*60*24)" office:value-type="time" office:time-value="PT06H10M22.892S" calcext:value-type="time">
            <text:p>06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13.04" calcext:value-type="float">
            <text:p>1513.04</text:p>
          </table:table-cell>
          <table:table-cell office:value-type="float" office:value="1872.05" calcext:value-type="float">
            <text:p>1872.05</text:p>
          </table:table-cell>
        </table:table-row>
        <table:table-row table:style-name="ro1">
          <table:table-cell office:value-type="float" office:value="22238892" calcext:value-type="float">
            <text:p>22238892</text:p>
          </table:table-cell>
          <table:table-cell table:formula="of:=[.A1392]/1000/(60*60*24)" office:value-type="time" office:time-value="PT06H10M38.892S" calcext:value-type="time">
            <text:p>06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14.1" calcext:value-type="float">
            <text:p>1514.1</text:p>
          </table:table-cell>
          <table:table-cell office:value-type="float" office:value="1873.34" calcext:value-type="float">
            <text:p>1873.34</text:p>
          </table:table-cell>
        </table:table-row>
        <table:table-row table:style-name="ro1">
          <table:table-cell office:value-type="float" office:value="22254892" calcext:value-type="float">
            <text:p>22254892</text:p>
          </table:table-cell>
          <table:table-cell table:formula="of:=[.A1393]/1000/(60*60*24)" office:value-type="time" office:time-value="PT06H10M54.892S" calcext:value-type="time">
            <text:p>06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15.17" calcext:value-type="float">
            <text:p>1515.17</text:p>
          </table:table-cell>
          <table:table-cell office:value-type="float" office:value="1874.63" calcext:value-type="float">
            <text:p>1874.63</text:p>
          </table:table-cell>
        </table:table-row>
        <table:table-row table:style-name="ro1">
          <table:table-cell office:value-type="float" office:value="22270892" calcext:value-type="float">
            <text:p>22270892</text:p>
          </table:table-cell>
          <table:table-cell table:formula="of:=[.A1394]/1000/(60*60*24)" office:value-type="time" office:time-value="PT06H11M10.892S" calcext:value-type="time">
            <text:p>06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16.24" calcext:value-type="float">
            <text:p>1516.24</text:p>
          </table:table-cell>
          <table:table-cell office:value-type="float" office:value="1875.92" calcext:value-type="float">
            <text:p>1875.92</text:p>
          </table:table-cell>
        </table:table-row>
        <table:table-row table:style-name="ro1">
          <table:table-cell office:value-type="float" office:value="22286892" calcext:value-type="float">
            <text:p>22286892</text:p>
          </table:table-cell>
          <table:table-cell table:formula="of:=[.A1395]/1000/(60*60*24)" office:value-type="time" office:time-value="PT06H11M26.892S" calcext:value-type="time">
            <text:p>06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17.3" calcext:value-type="float">
            <text:p>1517.3</text:p>
          </table:table-cell>
          <table:table-cell office:value-type="float" office:value="1877.22" calcext:value-type="float">
            <text:p>1877.22</text:p>
          </table:table-cell>
        </table:table-row>
        <table:table-row table:style-name="ro1">
          <table:table-cell office:value-type="float" office:value="22302892" calcext:value-type="float">
            <text:p>22302892</text:p>
          </table:table-cell>
          <table:table-cell table:formula="of:=[.A1396]/1000/(60*60*24)" office:value-type="time" office:time-value="PT06H11M42.892S" calcext:value-type="time">
            <text:p>06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18.37" calcext:value-type="float">
            <text:p>1518.37</text:p>
          </table:table-cell>
          <table:table-cell office:value-type="float" office:value="1878.51" calcext:value-type="float">
            <text:p>1878.51</text:p>
          </table:table-cell>
        </table:table-row>
        <table:table-row table:style-name="ro1">
          <table:table-cell office:value-type="float" office:value="22318892" calcext:value-type="float">
            <text:p>22318892</text:p>
          </table:table-cell>
          <table:table-cell table:formula="of:=[.A1397]/1000/(60*60*24)" office:value-type="time" office:time-value="PT06H11M58.892S" calcext:value-type="time">
            <text:p>06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19.44" calcext:value-type="float">
            <text:p>1519.44</text:p>
          </table:table-cell>
          <table:table-cell office:value-type="float" office:value="1879.8" calcext:value-type="float">
            <text:p>1879.8</text:p>
          </table:table-cell>
        </table:table-row>
        <table:table-row table:style-name="ro1">
          <table:table-cell office:value-type="float" office:value="22334892" calcext:value-type="float">
            <text:p>22334892</text:p>
          </table:table-cell>
          <table:table-cell table:formula="of:=[.A1398]/1000/(60*60*24)" office:value-type="time" office:time-value="PT06H12M14.892S" calcext:value-type="time">
            <text:p>06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0.5" calcext:value-type="float">
            <text:p>1520.5</text:p>
          </table:table-cell>
          <table:table-cell office:value-type="float" office:value="1881.09" calcext:value-type="float">
            <text:p>1881.09</text:p>
          </table:table-cell>
        </table:table-row>
        <table:table-row table:style-name="ro1">
          <table:table-cell office:value-type="float" office:value="22350892" calcext:value-type="float">
            <text:p>22350892</text:p>
          </table:table-cell>
          <table:table-cell table:formula="of:=[.A1399]/1000/(60*60*24)" office:value-type="time" office:time-value="PT06H12M30.892S" calcext:value-type="time">
            <text:p>06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521.57" calcext:value-type="float">
            <text:p>1521.57</text:p>
          </table:table-cell>
          <table:table-cell office:value-type="float" office:value="1882.39" calcext:value-type="float">
            <text:p>1882.39</text:p>
          </table:table-cell>
        </table:table-row>
        <table:table-row table:style-name="ro1">
          <table:table-cell office:value-type="float" office:value="22366892" calcext:value-type="float">
            <text:p>22366892</text:p>
          </table:table-cell>
          <table:table-cell table:formula="of:=[.A1400]/1000/(60*60*24)" office:value-type="time" office:time-value="PT06H12M46.892S" calcext:value-type="time">
            <text:p>06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2.64" calcext:value-type="float">
            <text:p>1522.64</text:p>
          </table:table-cell>
          <table:table-cell office:value-type="float" office:value="1883.68" calcext:value-type="float">
            <text:p>1883.68</text:p>
          </table:table-cell>
        </table:table-row>
        <table:table-row table:style-name="ro1">
          <table:table-cell office:value-type="float" office:value="22382892" calcext:value-type="float">
            <text:p>22382892</text:p>
          </table:table-cell>
          <table:table-cell table:formula="of:=[.A1401]/1000/(60*60*24)" office:value-type="time" office:time-value="PT06H13M02.892S" calcext:value-type="time">
            <text:p>06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23.7" calcext:value-type="float">
            <text:p>1523.7</text:p>
          </table:table-cell>
          <table:table-cell office:value-type="float" office:value="1884.97" calcext:value-type="float">
            <text:p>1884.97</text:p>
          </table:table-cell>
        </table:table-row>
        <table:table-row table:style-name="ro1">
          <table:table-cell office:value-type="float" office:value="22398892" calcext:value-type="float">
            <text:p>22398892</text:p>
          </table:table-cell>
          <table:table-cell table:formula="of:=[.A1402]/1000/(60*60*24)" office:value-type="time" office:time-value="PT06H13M18.892S" calcext:value-type="time">
            <text:p>06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4.77" calcext:value-type="float">
            <text:p>1524.77</text:p>
          </table:table-cell>
          <table:table-cell office:value-type="float" office:value="1886.26" calcext:value-type="float">
            <text:p>1886.26</text:p>
          </table:table-cell>
        </table:table-row>
        <table:table-row table:style-name="ro1">
          <table:table-cell office:value-type="float" office:value="22414892" calcext:value-type="float">
            <text:p>22414892</text:p>
          </table:table-cell>
          <table:table-cell table:formula="of:=[.A1403]/1000/(60*60*24)" office:value-type="time" office:time-value="PT06H13M34.892S" calcext:value-type="time">
            <text:p>06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1887.55" calcext:value-type="float">
            <text:p>1887.55</text:p>
          </table:table-cell>
        </table:table-row>
        <table:table-row table:style-name="ro1">
          <table:table-cell office:value-type="float" office:value="22430892" calcext:value-type="float">
            <text:p>22430892</text:p>
          </table:table-cell>
          <table:table-cell table:formula="of:=[.A1404]/1000/(60*60*24)" office:value-type="time" office:time-value="PT06H13M50.892S" calcext:value-type="time">
            <text:p>06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6.9" calcext:value-type="float">
            <text:p>1526.9</text:p>
          </table:table-cell>
          <table:table-cell office:value-type="float" office:value="1888.85" calcext:value-type="float">
            <text:p>1888.85</text:p>
          </table:table-cell>
        </table:table-row>
        <table:table-row table:style-name="ro1">
          <table:table-cell office:value-type="float" office:value="22446892" calcext:value-type="float">
            <text:p>22446892</text:p>
          </table:table-cell>
          <table:table-cell table:formula="of:=[.A1405]/1000/(60*60*24)" office:value-type="time" office:time-value="PT06H14M06.892S" calcext:value-type="time">
            <text:p>06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7.97" calcext:value-type="float">
            <text:p>1527.97</text:p>
          </table:table-cell>
          <table:table-cell office:value-type="float" office:value="1890.14" calcext:value-type="float">
            <text:p>1890.14</text:p>
          </table:table-cell>
        </table:table-row>
        <table:table-row table:style-name="ro1">
          <table:table-cell office:value-type="float" office:value="22462892" calcext:value-type="float">
            <text:p>22462892</text:p>
          </table:table-cell>
          <table:table-cell table:formula="of:=[.A1406]/1000/(60*60*24)" office:value-type="time" office:time-value="PT06H14M22.892S" calcext:value-type="time">
            <text:p>06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29.04" calcext:value-type="float">
            <text:p>1529.04</text:p>
          </table:table-cell>
          <table:table-cell office:value-type="float" office:value="1891.43" calcext:value-type="float">
            <text:p>1891.43</text:p>
          </table:table-cell>
        </table:table-row>
        <table:table-row table:style-name="ro1">
          <table:table-cell office:value-type="float" office:value="22478892" calcext:value-type="float">
            <text:p>22478892</text:p>
          </table:table-cell>
          <table:table-cell table:formula="of:=[.A1407]/1000/(60*60*24)" office:value-type="time" office:time-value="PT06H14M38.892S" calcext:value-type="time">
            <text:p>06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30.1" calcext:value-type="float">
            <text:p>1530.1</text:p>
          </table:table-cell>
          <table:table-cell office:value-type="float" office:value="1892.72" calcext:value-type="float">
            <text:p>1892.72</text:p>
          </table:table-cell>
        </table:table-row>
        <table:table-row table:style-name="ro1">
          <table:table-cell office:value-type="float" office:value="22494892" calcext:value-type="float">
            <text:p>22494892</text:p>
          </table:table-cell>
          <table:table-cell table:formula="of:=[.A1408]/1000/(60*60*24)" office:value-type="time" office:time-value="PT06H14M54.892S" calcext:value-type="time">
            <text:p>06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1.17" calcext:value-type="float">
            <text:p>1531.17</text:p>
          </table:table-cell>
          <table:table-cell office:value-type="float" office:value="1894.01" calcext:value-type="float">
            <text:p>1894.01</text:p>
          </table:table-cell>
        </table:table-row>
        <table:table-row table:style-name="ro1">
          <table:table-cell office:value-type="float" office:value="22510892" calcext:value-type="float">
            <text:p>22510892</text:p>
          </table:table-cell>
          <table:table-cell table:formula="of:=[.A1409]/1000/(60*60*24)" office:value-type="time" office:time-value="PT06H15M10.892S" calcext:value-type="time">
            <text:p>06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2.24" calcext:value-type="float">
            <text:p>1532.24</text:p>
          </table:table-cell>
          <table:table-cell office:value-type="float" office:value="1895.3" calcext:value-type="float">
            <text:p>1895.3</text:p>
          </table:table-cell>
        </table:table-row>
        <table:table-row table:style-name="ro1">
          <table:table-cell office:value-type="float" office:value="22526892" calcext:value-type="float">
            <text:p>22526892</text:p>
          </table:table-cell>
          <table:table-cell table:formula="of:=[.A1410]/1000/(60*60*24)" office:value-type="time" office:time-value="PT06H15M26.892S" calcext:value-type="time">
            <text:p>06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533.3" calcext:value-type="float">
            <text:p>1533.3</text:p>
          </table:table-cell>
          <table:table-cell office:value-type="float" office:value="1896.6" calcext:value-type="float">
            <text:p>1896.6</text:p>
          </table:table-cell>
        </table:table-row>
        <table:table-row table:style-name="ro1">
          <table:table-cell office:value-type="float" office:value="22542892" calcext:value-type="float">
            <text:p>22542892</text:p>
          </table:table-cell>
          <table:table-cell table:formula="of:=[.A1411]/1000/(60*60*24)" office:value-type="time" office:time-value="PT06H15M42.892S" calcext:value-type="time">
            <text:p>06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34.37" calcext:value-type="float">
            <text:p>1534.37</text:p>
          </table:table-cell>
          <table:table-cell office:value-type="float" office:value="1897.89" calcext:value-type="float">
            <text:p>1897.89</text:p>
          </table:table-cell>
        </table:table-row>
        <table:table-row table:style-name="ro1">
          <table:table-cell office:value-type="float" office:value="22558892" calcext:value-type="float">
            <text:p>22558892</text:p>
          </table:table-cell>
          <table:table-cell table:formula="of:=[.A1412]/1000/(60*60*24)" office:value-type="time" office:time-value="PT06H15M58.892S" calcext:value-type="time">
            <text:p>06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5.44" calcext:value-type="float">
            <text:p>1535.44</text:p>
          </table:table-cell>
          <table:table-cell office:value-type="float" office:value="1899.18" calcext:value-type="float">
            <text:p>1899.18</text:p>
          </table:table-cell>
        </table:table-row>
        <table:table-row table:style-name="ro1">
          <table:table-cell office:value-type="float" office:value="22574892" calcext:value-type="float">
            <text:p>22574892</text:p>
          </table:table-cell>
          <table:table-cell table:formula="of:=[.A1413]/1000/(60*60*24)" office:value-type="time" office:time-value="PT06H16M14.892S" calcext:value-type="time">
            <text:p>06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36.5" calcext:value-type="float">
            <text:p>1536.5</text:p>
          </table:table-cell>
          <table:table-cell office:value-type="float" office:value="1900.47" calcext:value-type="float">
            <text:p>1900.47</text:p>
          </table:table-cell>
        </table:table-row>
        <table:table-row table:style-name="ro1">
          <table:table-cell office:value-type="float" office:value="22590892" calcext:value-type="float">
            <text:p>22590892</text:p>
          </table:table-cell>
          <table:table-cell table:formula="of:=[.A1414]/1000/(60*60*24)" office:value-type="time" office:time-value="PT06H16M30.892S" calcext:value-type="time">
            <text:p>06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37.57" calcext:value-type="float">
            <text:p>1537.57</text:p>
          </table:table-cell>
          <table:table-cell office:value-type="float" office:value="1901.76" calcext:value-type="float">
            <text:p>1901.76</text:p>
          </table:table-cell>
        </table:table-row>
        <table:table-row table:style-name="ro1">
          <table:table-cell office:value-type="float" office:value="22606892" calcext:value-type="float">
            <text:p>22606892</text:p>
          </table:table-cell>
          <table:table-cell table:formula="of:=[.A1415]/1000/(60*60*24)" office:value-type="time" office:time-value="PT06H16M46.892S" calcext:value-type="time">
            <text:p>06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538.64" calcext:value-type="float">
            <text:p>1538.64</text:p>
          </table:table-cell>
          <table:table-cell office:value-type="float" office:value="1903.05" calcext:value-type="float">
            <text:p>1903.05</text:p>
          </table:table-cell>
        </table:table-row>
        <table:table-row table:style-name="ro1">
          <table:table-cell office:value-type="float" office:value="22622892" calcext:value-type="float">
            <text:p>22622892</text:p>
          </table:table-cell>
          <table:table-cell table:formula="of:=[.A1416]/1000/(60*60*24)" office:value-type="time" office:time-value="PT06H17M02.892S" calcext:value-type="time">
            <text:p>06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39.7" calcext:value-type="float">
            <text:p>1539.7</text:p>
          </table:table-cell>
          <table:table-cell office:value-type="float" office:value="1904.34" calcext:value-type="float">
            <text:p>1904.34</text:p>
          </table:table-cell>
        </table:table-row>
        <table:table-row table:style-name="ro1">
          <table:table-cell office:value-type="float" office:value="22638892" calcext:value-type="float">
            <text:p>22638892</text:p>
          </table:table-cell>
          <table:table-cell table:formula="of:=[.A1417]/1000/(60*60*24)" office:value-type="time" office:time-value="PT06H17M18.892S" calcext:value-type="time">
            <text:p>06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0.77" calcext:value-type="float">
            <text:p>1540.77</text:p>
          </table:table-cell>
          <table:table-cell office:value-type="float" office:value="1905.63" calcext:value-type="float">
            <text:p>1905.63</text:p>
          </table:table-cell>
        </table:table-row>
        <table:table-row table:style-name="ro1">
          <table:table-cell office:value-type="float" office:value="22654892" calcext:value-type="float">
            <text:p>22654892</text:p>
          </table:table-cell>
          <table:table-cell table:formula="of:=[.A1418]/1000/(60*60*24)" office:value-type="time" office:time-value="PT06H17M34.892S" calcext:value-type="time">
            <text:p>06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906.92" calcext:value-type="float">
            <text:p>1906.92</text:p>
          </table:table-cell>
        </table:table-row>
        <table:table-row table:style-name="ro1">
          <table:table-cell office:value-type="float" office:value="22670892" calcext:value-type="float">
            <text:p>22670892</text:p>
          </table:table-cell>
          <table:table-cell table:formula="of:=[.A1419]/1000/(60*60*24)" office:value-type="time" office:time-value="PT06H17M50.892S" calcext:value-type="time">
            <text:p>06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2.9" calcext:value-type="float">
            <text:p>1542.9</text:p>
          </table:table-cell>
          <table:table-cell office:value-type="float" office:value="1908.21" calcext:value-type="float">
            <text:p>1908.21</text:p>
          </table:table-cell>
        </table:table-row>
        <table:table-row table:style-name="ro1">
          <table:table-cell office:value-type="float" office:value="22686892" calcext:value-type="float">
            <text:p>22686892</text:p>
          </table:table-cell>
          <table:table-cell table:formula="of:=[.A1420]/1000/(60*60*24)" office:value-type="time" office:time-value="PT06H18M06.892S" calcext:value-type="time">
            <text:p>06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43.97" calcext:value-type="float">
            <text:p>1543.97</text:p>
          </table:table-cell>
          <table:table-cell office:value-type="float" office:value="1909.5" calcext:value-type="float">
            <text:p>1909.5</text:p>
          </table:table-cell>
        </table:table-row>
        <table:table-row table:style-name="ro1">
          <table:table-cell office:value-type="float" office:value="22702892" calcext:value-type="float">
            <text:p>22702892</text:p>
          </table:table-cell>
          <table:table-cell table:formula="of:=[.A1421]/1000/(60*60*24)" office:value-type="time" office:time-value="PT06H18M22.892S" calcext:value-type="time">
            <text:p>06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5.03" calcext:value-type="float">
            <text:p>1545.03</text:p>
          </table:table-cell>
          <table:table-cell office:value-type="float" office:value="1910.79" calcext:value-type="float">
            <text:p>1910.79</text:p>
          </table:table-cell>
        </table:table-row>
        <table:table-row table:style-name="ro1">
          <table:table-cell office:value-type="float" office:value="22718892" calcext:value-type="float">
            <text:p>22718892</text:p>
          </table:table-cell>
          <table:table-cell table:formula="of:=[.A1422]/1000/(60*60*24)" office:value-type="time" office:time-value="PT06H18M38.892S" calcext:value-type="time">
            <text:p>06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6.1" calcext:value-type="float">
            <text:p>1546.1</text:p>
          </table:table-cell>
          <table:table-cell office:value-type="float" office:value="1912.08" calcext:value-type="float">
            <text:p>1912.08</text:p>
          </table:table-cell>
        </table:table-row>
        <table:table-row table:style-name="ro1">
          <table:table-cell office:value-type="float" office:value="22734892" calcext:value-type="float">
            <text:p>22734892</text:p>
          </table:table-cell>
          <table:table-cell table:formula="of:=[.A1423]/1000/(60*60*24)" office:value-type="time" office:time-value="PT06H18M54.892S" calcext:value-type="time">
            <text:p>06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47.17" calcext:value-type="float">
            <text:p>1547.17</text:p>
          </table:table-cell>
          <table:table-cell office:value-type="float" office:value="1913.37" calcext:value-type="float">
            <text:p>1913.37</text:p>
          </table:table-cell>
        </table:table-row>
        <table:table-row table:style-name="ro1">
          <table:table-cell office:value-type="float" office:value="22750892" calcext:value-type="float">
            <text:p>22750892</text:p>
          </table:table-cell>
          <table:table-cell table:formula="of:=[.A1424]/1000/(60*60*24)" office:value-type="time" office:time-value="PT06H19M10.892S" calcext:value-type="time">
            <text:p>06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8.23" calcext:value-type="float">
            <text:p>1548.23</text:p>
          </table:table-cell>
          <table:table-cell office:value-type="float" office:value="1914.66" calcext:value-type="float">
            <text:p>1914.66</text:p>
          </table:table-cell>
        </table:table-row>
        <table:table-row table:style-name="ro1">
          <table:table-cell office:value-type="float" office:value="22766892" calcext:value-type="float">
            <text:p>22766892</text:p>
          </table:table-cell>
          <table:table-cell table:formula="of:=[.A1425]/1000/(60*60*24)" office:value-type="time" office:time-value="PT06H19M26.892S" calcext:value-type="time">
            <text:p>06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49.3" calcext:value-type="float">
            <text:p>1549.3</text:p>
          </table:table-cell>
          <table:table-cell office:value-type="float" office:value="1915.95" calcext:value-type="float">
            <text:p>1915.95</text:p>
          </table:table-cell>
        </table:table-row>
        <table:table-row table:style-name="ro1">
          <table:table-cell office:value-type="float" office:value="22782892" calcext:value-type="float">
            <text:p>22782892</text:p>
          </table:table-cell>
          <table:table-cell table:formula="of:=[.A1426]/1000/(60*60*24)" office:value-type="time" office:time-value="PT06H19M42.892S" calcext:value-type="time">
            <text:p>06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550.36" calcext:value-type="float">
            <text:p>1550.36</text:p>
          </table:table-cell>
          <table:table-cell office:value-type="float" office:value="1917.24" calcext:value-type="float">
            <text:p>1917.24</text:p>
          </table:table-cell>
        </table:table-row>
        <table:table-row table:style-name="ro1">
          <table:table-cell office:value-type="float" office:value="22798892" calcext:value-type="float">
            <text:p>22798892</text:p>
          </table:table-cell>
          <table:table-cell table:formula="of:=[.A1427]/1000/(60*60*24)" office:value-type="time" office:time-value="PT06H19M58.892S" calcext:value-type="time">
            <text:p>06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51.43" calcext:value-type="float">
            <text:p>1551.43</text:p>
          </table:table-cell>
          <table:table-cell office:value-type="float" office:value="1918.53" calcext:value-type="float">
            <text:p>1918.53</text:p>
          </table:table-cell>
        </table:table-row>
        <table:table-row table:style-name="ro1">
          <table:table-cell office:value-type="float" office:value="22814892" calcext:value-type="float">
            <text:p>22814892</text:p>
          </table:table-cell>
          <table:table-cell table:formula="of:=[.A1428]/1000/(60*60*24)" office:value-type="time" office:time-value="PT06H20M14.892S" calcext:value-type="time">
            <text:p>06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552.5" calcext:value-type="float">
            <text:p>1552.5</text:p>
          </table:table-cell>
          <table:table-cell office:value-type="float" office:value="1919.82" calcext:value-type="float">
            <text:p>1919.82</text:p>
          </table:table-cell>
        </table:table-row>
        <table:table-row table:style-name="ro1">
          <table:table-cell office:value-type="float" office:value="22830892" calcext:value-type="float">
            <text:p>22830892</text:p>
          </table:table-cell>
          <table:table-cell table:formula="of:=[.A1429]/1000/(60*60*24)" office:value-type="time" office:time-value="PT06H20M30.892S" calcext:value-type="time">
            <text:p>06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553.56" calcext:value-type="float">
            <text:p>1553.56</text:p>
          </table:table-cell>
          <table:table-cell office:value-type="float" office:value="1921.11" calcext:value-type="float">
            <text:p>1921.11</text:p>
          </table:table-cell>
        </table:table-row>
        <table:table-row table:style-name="ro1">
          <table:table-cell office:value-type="float" office:value="22846892" calcext:value-type="float">
            <text:p>22846892</text:p>
          </table:table-cell>
          <table:table-cell table:formula="of:=[.A1430]/1000/(60*60*24)" office:value-type="time" office:time-value="PT06H20M46.892S" calcext:value-type="time">
            <text:p>06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54.63" calcext:value-type="float">
            <text:p>1554.63</text:p>
          </table:table-cell>
          <table:table-cell office:value-type="float" office:value="1922.4" calcext:value-type="float">
            <text:p>1922.4</text:p>
          </table:table-cell>
        </table:table-row>
        <table:table-row table:style-name="ro1">
          <table:table-cell office:value-type="float" office:value="22862892" calcext:value-type="float">
            <text:p>22862892</text:p>
          </table:table-cell>
          <table:table-cell table:formula="of:=[.A1431]/1000/(60*60*24)" office:value-type="time" office:time-value="PT06H21M02.892S" calcext:value-type="time">
            <text:p>06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555.69" calcext:value-type="float">
            <text:p>1555.69</text:p>
          </table:table-cell>
          <table:table-cell office:value-type="float" office:value="1923.69" calcext:value-type="float">
            <text:p>1923.69</text:p>
          </table:table-cell>
        </table:table-row>
        <table:table-row table:style-name="ro1">
          <table:table-cell office:value-type="float" office:value="22878892" calcext:value-type="float">
            <text:p>22878892</text:p>
          </table:table-cell>
          <table:table-cell table:formula="of:=[.A1432]/1000/(60*60*24)" office:value-type="time" office:time-value="PT06H21M18.892S" calcext:value-type="time">
            <text:p>06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56.76" calcext:value-type="float">
            <text:p>1556.76</text:p>
          </table:table-cell>
          <table:table-cell office:value-type="float" office:value="1924.97" calcext:value-type="float">
            <text:p>1924.97</text:p>
          </table:table-cell>
        </table:table-row>
        <table:table-row table:style-name="ro1">
          <table:table-cell office:value-type="float" office:value="22894892" calcext:value-type="float">
            <text:p>22894892</text:p>
          </table:table-cell>
          <table:table-cell table:formula="of:=[.A1433]/1000/(60*60*24)" office:value-type="time" office:time-value="PT06H21M34.892S" calcext:value-type="time">
            <text:p>06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57.83" calcext:value-type="float">
            <text:p>1557.83</text:p>
          </table:table-cell>
          <table:table-cell office:value-type="float" office:value="1926.26" calcext:value-type="float">
            <text:p>1926.26</text:p>
          </table:table-cell>
        </table:table-row>
        <table:table-row table:style-name="ro1">
          <table:table-cell office:value-type="float" office:value="22910892" calcext:value-type="float">
            <text:p>22910892</text:p>
          </table:table-cell>
          <table:table-cell table:formula="of:=[.A1434]/1000/(60*60*24)" office:value-type="time" office:time-value="PT06H21M50.892S" calcext:value-type="time">
            <text:p>06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58.89" calcext:value-type="float">
            <text:p>1558.89</text:p>
          </table:table-cell>
          <table:table-cell office:value-type="float" office:value="1927.55" calcext:value-type="float">
            <text:p>1927.55</text:p>
          </table:table-cell>
        </table:table-row>
        <table:table-row table:style-name="ro1">
          <table:table-cell office:value-type="float" office:value="22926892" calcext:value-type="float">
            <text:p>22926892</text:p>
          </table:table-cell>
          <table:table-cell table:formula="of:=[.A1435]/1000/(60*60*24)" office:value-type="time" office:time-value="PT06H22M06.892S" calcext:value-type="time">
            <text:p>06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59.96" calcext:value-type="float">
            <text:p>1559.96</text:p>
          </table:table-cell>
          <table:table-cell office:value-type="float" office:value="1928.84" calcext:value-type="float">
            <text:p>1928.84</text:p>
          </table:table-cell>
        </table:table-row>
        <table:table-row table:style-name="ro1">
          <table:table-cell office:value-type="float" office:value="22942892" calcext:value-type="float">
            <text:p>22942892</text:p>
          </table:table-cell>
          <table:table-cell table:formula="of:=[.A1436]/1000/(60*60*24)" office:value-type="time" office:time-value="PT06H22M22.892S" calcext:value-type="time">
            <text:p>06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1.03" calcext:value-type="float">
            <text:p>1561.03</text:p>
          </table:table-cell>
          <table:table-cell office:value-type="float" office:value="1930.13" calcext:value-type="float">
            <text:p>1930.13</text:p>
          </table:table-cell>
        </table:table-row>
        <table:table-row table:style-name="ro1">
          <table:table-cell office:value-type="float" office:value="22958892" calcext:value-type="float">
            <text:p>22958892</text:p>
          </table:table-cell>
          <table:table-cell table:formula="of:=[.A1437]/1000/(60*60*24)" office:value-type="time" office:time-value="PT06H22M38.892S" calcext:value-type="time">
            <text:p>06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2.09" calcext:value-type="float">
            <text:p>1562.09</text:p>
          </table:table-cell>
          <table:table-cell office:value-type="float" office:value="1931.42" calcext:value-type="float">
            <text:p>1931.42</text:p>
          </table:table-cell>
        </table:table-row>
        <table:table-row table:style-name="ro1">
          <table:table-cell office:value-type="float" office:value="22974892" calcext:value-type="float">
            <text:p>22974892</text:p>
          </table:table-cell>
          <table:table-cell table:formula="of:=[.A1438]/1000/(60*60*24)" office:value-type="time" office:time-value="PT06H22M54.892S" calcext:value-type="time">
            <text:p>06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3.16" calcext:value-type="float">
            <text:p>1563.16</text:p>
          </table:table-cell>
          <table:table-cell office:value-type="float" office:value="1932.71" calcext:value-type="float">
            <text:p>1932.71</text:p>
          </table:table-cell>
        </table:table-row>
        <table:table-row table:style-name="ro1">
          <table:table-cell office:value-type="float" office:value="22990892" calcext:value-type="float">
            <text:p>22990892</text:p>
          </table:table-cell>
          <table:table-cell table:formula="of:=[.A1439]/1000/(60*60*24)" office:value-type="time" office:time-value="PT06H23M10.892S" calcext:value-type="time">
            <text:p>06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4.22" calcext:value-type="float">
            <text:p>1564.22</text:p>
          </table:table-cell>
          <table:table-cell office:value-type="float" office:value="1933.99" calcext:value-type="float">
            <text:p>1933.99</text:p>
          </table:table-cell>
        </table:table-row>
        <table:table-row table:style-name="ro1">
          <table:table-cell office:value-type="float" office:value="23006892" calcext:value-type="float">
            <text:p>23006892</text:p>
          </table:table-cell>
          <table:table-cell table:formula="of:=[.A1440]/1000/(60*60*24)" office:value-type="time" office:time-value="PT06H23M26.892S" calcext:value-type="time">
            <text:p>06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565.29" calcext:value-type="float">
            <text:p>1565.29</text:p>
          </table:table-cell>
          <table:table-cell office:value-type="float" office:value="1935.28" calcext:value-type="float">
            <text:p>1935.28</text:p>
          </table:table-cell>
        </table:table-row>
        <table:table-row table:style-name="ro1">
          <table:table-cell office:value-type="float" office:value="23022892" calcext:value-type="float">
            <text:p>23022892</text:p>
          </table:table-cell>
          <table:table-cell table:formula="of:=[.A1441]/1000/(60*60*24)" office:value-type="time" office:time-value="PT06H23M42.892S" calcext:value-type="time">
            <text:p>06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6.36" calcext:value-type="float">
            <text:p>1566.36</text:p>
          </table:table-cell>
          <table:table-cell office:value-type="float" office:value="1936.57" calcext:value-type="float">
            <text:p>1936.57</text:p>
          </table:table-cell>
        </table:table-row>
        <table:table-row table:style-name="ro1">
          <table:table-cell office:value-type="float" office:value="23038892" calcext:value-type="float">
            <text:p>23038892</text:p>
          </table:table-cell>
          <table:table-cell table:formula="of:=[.A1442]/1000/(60*60*24)" office:value-type="time" office:time-value="PT06H23M58.892S" calcext:value-type="time">
            <text:p>06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7.42" calcext:value-type="float">
            <text:p>1567.42</text:p>
          </table:table-cell>
          <table:table-cell office:value-type="float" office:value="1937.86" calcext:value-type="float">
            <text:p>1937.86</text:p>
          </table:table-cell>
        </table:table-row>
        <table:table-row table:style-name="ro1">
          <table:table-cell office:value-type="float" office:value="23054892" calcext:value-type="float">
            <text:p>23054892</text:p>
          </table:table-cell>
          <table:table-cell table:formula="of:=[.A1443]/1000/(60*60*24)" office:value-type="time" office:time-value="PT06H24M14.892S" calcext:value-type="time">
            <text:p>06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8.49" calcext:value-type="float">
            <text:p>1568.49</text:p>
          </table:table-cell>
          <table:table-cell office:value-type="float" office:value="1939.14" calcext:value-type="float">
            <text:p>1939.14</text:p>
          </table:table-cell>
        </table:table-row>
        <table:table-row table:style-name="ro1">
          <table:table-cell office:value-type="float" office:value="23070892" calcext:value-type="float">
            <text:p>23070892</text:p>
          </table:table-cell>
          <table:table-cell table:formula="of:=[.A1444]/1000/(60*60*24)" office:value-type="time" office:time-value="PT06H24M30.892S" calcext:value-type="time">
            <text:p>06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69.55" calcext:value-type="float">
            <text:p>1569.55</text:p>
          </table:table-cell>
          <table:table-cell office:value-type="float" office:value="1940.43" calcext:value-type="float">
            <text:p>1940.43</text:p>
          </table:table-cell>
        </table:table-row>
        <table:table-row table:style-name="ro1">
          <table:table-cell office:value-type="float" office:value="23086891" calcext:value-type="float">
            <text:p>23086891</text:p>
          </table:table-cell>
          <table:table-cell table:formula="of:=[.A1445]/1000/(60*60*24)" office:value-type="time" office:time-value="PT06H24M46.891S" calcext:value-type="time">
            <text:p>06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0.62" calcext:value-type="float">
            <text:p>1570.62</text:p>
          </table:table-cell>
          <table:table-cell office:value-type="float" office:value="1941.72" calcext:value-type="float">
            <text:p>1941.72</text:p>
          </table:table-cell>
        </table:table-row>
        <table:table-row table:style-name="ro1">
          <table:table-cell office:value-type="float" office:value="23102892" calcext:value-type="float">
            <text:p>23102892</text:p>
          </table:table-cell>
          <table:table-cell table:formula="of:=[.A1446]/1000/(60*60*24)" office:value-type="time" office:time-value="PT06H25M02.892S" calcext:value-type="time">
            <text:p>06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1.68" calcext:value-type="float">
            <text:p>1571.68</text:p>
          </table:table-cell>
          <table:table-cell office:value-type="float" office:value="1943.01" calcext:value-type="float">
            <text:p>1943.01</text:p>
          </table:table-cell>
        </table:table-row>
        <table:table-row table:style-name="ro1">
          <table:table-cell office:value-type="float" office:value="23118892" calcext:value-type="float">
            <text:p>23118892</text:p>
          </table:table-cell>
          <table:table-cell table:formula="of:=[.A1447]/1000/(60*60*24)" office:value-type="time" office:time-value="PT06H25M18.892S" calcext:value-type="time">
            <text:p>06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2.75" calcext:value-type="float">
            <text:p>1572.75</text:p>
          </table:table-cell>
          <table:table-cell office:value-type="float" office:value="1944.29" calcext:value-type="float">
            <text:p>1944.29</text:p>
          </table:table-cell>
        </table:table-row>
        <table:table-row table:style-name="ro1">
          <table:table-cell office:value-type="float" office:value="23134892" calcext:value-type="float">
            <text:p>23134892</text:p>
          </table:table-cell>
          <table:table-cell table:formula="of:=[.A1448]/1000/(60*60*24)" office:value-type="time" office:time-value="PT06H25M34.892S" calcext:value-type="time">
            <text:p>06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573.81" calcext:value-type="float">
            <text:p>1573.81</text:p>
          </table:table-cell>
          <table:table-cell office:value-type="float" office:value="1945.58" calcext:value-type="float">
            <text:p>1945.58</text:p>
          </table:table-cell>
        </table:table-row>
        <table:table-row table:style-name="ro1">
          <table:table-cell office:value-type="float" office:value="23150892" calcext:value-type="float">
            <text:p>23150892</text:p>
          </table:table-cell>
          <table:table-cell table:formula="of:=[.A1449]/1000/(60*60*24)" office:value-type="time" office:time-value="PT06H25M50.892S" calcext:value-type="time">
            <text:p>06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4.88" calcext:value-type="float">
            <text:p>1574.88</text:p>
          </table:table-cell>
          <table:table-cell office:value-type="float" office:value="1946.87" calcext:value-type="float">
            <text:p>1946.87</text:p>
          </table:table-cell>
        </table:table-row>
        <table:table-row table:style-name="ro1">
          <table:table-cell office:value-type="float" office:value="23166892" calcext:value-type="float">
            <text:p>23166892</text:p>
          </table:table-cell>
          <table:table-cell table:formula="of:=[.A1450]/1000/(60*60*24)" office:value-type="time" office:time-value="PT06H26M06.892S" calcext:value-type="time">
            <text:p>06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5.94" calcext:value-type="float">
            <text:p>1575.94</text:p>
          </table:table-cell>
          <table:table-cell office:value-type="float" office:value="1948.16" calcext:value-type="float">
            <text:p>1948.16</text:p>
          </table:table-cell>
        </table:table-row>
        <table:table-row table:style-name="ro1">
          <table:table-cell office:value-type="float" office:value="23182892" calcext:value-type="float">
            <text:p>23182892</text:p>
          </table:table-cell>
          <table:table-cell table:formula="of:=[.A1451]/1000/(60*60*24)" office:value-type="time" office:time-value="PT06H26M22.892S" calcext:value-type="time">
            <text:p>06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577.01" calcext:value-type="float">
            <text:p>1577.01</text:p>
          </table:table-cell>
          <table:table-cell office:value-type="float" office:value="1949.44" calcext:value-type="float">
            <text:p>1949.44</text:p>
          </table:table-cell>
        </table:table-row>
        <table:table-row table:style-name="ro1">
          <table:table-cell office:value-type="float" office:value="23198892" calcext:value-type="float">
            <text:p>23198892</text:p>
          </table:table-cell>
          <table:table-cell table:formula="of:=[.A1452]/1000/(60*60*24)" office:value-type="time" office:time-value="PT06H26M38.892S" calcext:value-type="time">
            <text:p>06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8.07" calcext:value-type="float">
            <text:p>1578.07</text:p>
          </table:table-cell>
          <table:table-cell office:value-type="float" office:value="1950.73" calcext:value-type="float">
            <text:p>1950.73</text:p>
          </table:table-cell>
        </table:table-row>
        <table:table-row table:style-name="ro1">
          <table:table-cell office:value-type="float" office:value="23214892" calcext:value-type="float">
            <text:p>23214892</text:p>
          </table:table-cell>
          <table:table-cell table:formula="of:=[.A1453]/1000/(60*60*24)" office:value-type="time" office:time-value="PT06H26M54.892S" calcext:value-type="time">
            <text:p>06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79.14" calcext:value-type="float">
            <text:p>1579.14</text:p>
          </table:table-cell>
          <table:table-cell office:value-type="float" office:value="1952.02" calcext:value-type="float">
            <text:p>1952.02</text:p>
          </table:table-cell>
        </table:table-row>
        <table:table-row table:style-name="ro1">
          <table:table-cell office:value-type="float" office:value="23230892" calcext:value-type="float">
            <text:p>23230892</text:p>
          </table:table-cell>
          <table:table-cell table:formula="of:=[.A1454]/1000/(60*60*24)" office:value-type="time" office:time-value="PT06H27M10.892S" calcext:value-type="time">
            <text:p>06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0.2" calcext:value-type="float">
            <text:p>1580.2</text:p>
          </table:table-cell>
          <table:table-cell office:value-type="float" office:value="1953.31" calcext:value-type="float">
            <text:p>1953.31</text:p>
          </table:table-cell>
        </table:table-row>
        <table:table-row table:style-name="ro1">
          <table:table-cell office:value-type="float" office:value="23246892" calcext:value-type="float">
            <text:p>23246892</text:p>
          </table:table-cell>
          <table:table-cell table:formula="of:=[.A1455]/1000/(60*60*24)" office:value-type="time" office:time-value="PT06H27M26.892S" calcext:value-type="time">
            <text:p>06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1954.59" calcext:value-type="float">
            <text:p>1954.59</text:p>
          </table:table-cell>
        </table:table-row>
        <table:table-row table:style-name="ro1">
          <table:table-cell office:value-type="float" office:value="23262892" calcext:value-type="float">
            <text:p>23262892</text:p>
          </table:table-cell>
          <table:table-cell table:formula="of:=[.A1456]/1000/(60*60*24)" office:value-type="time" office:time-value="PT06H27M42.892S" calcext:value-type="time">
            <text:p>06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2.33" calcext:value-type="float">
            <text:p>1582.33</text:p>
          </table:table-cell>
          <table:table-cell office:value-type="float" office:value="1955.88" calcext:value-type="float">
            <text:p>1955.88</text:p>
          </table:table-cell>
        </table:table-row>
        <table:table-row table:style-name="ro1">
          <table:table-cell office:value-type="float" office:value="23278892" calcext:value-type="float">
            <text:p>23278892</text:p>
          </table:table-cell>
          <table:table-cell table:formula="of:=[.A1457]/1000/(60*60*24)" office:value-type="time" office:time-value="PT06H27M58.892S" calcext:value-type="time">
            <text:p>06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3.4" calcext:value-type="float">
            <text:p>1583.4</text:p>
          </table:table-cell>
          <table:table-cell office:value-type="float" office:value="1957.17" calcext:value-type="float">
            <text:p>1957.17</text:p>
          </table:table-cell>
        </table:table-row>
        <table:table-row table:style-name="ro1">
          <table:table-cell office:value-type="float" office:value="23294892" calcext:value-type="float">
            <text:p>23294892</text:p>
          </table:table-cell>
          <table:table-cell table:formula="of:=[.A1458]/1000/(60*60*24)" office:value-type="time" office:time-value="PT06H28M14.892S" calcext:value-type="time">
            <text:p>06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4.46" calcext:value-type="float">
            <text:p>1584.46</text:p>
          </table:table-cell>
          <table:table-cell office:value-type="float" office:value="1958.46" calcext:value-type="float">
            <text:p>1958.46</text:p>
          </table:table-cell>
        </table:table-row>
        <table:table-row table:style-name="ro1">
          <table:table-cell office:value-type="float" office:value="23310892" calcext:value-type="float">
            <text:p>23310892</text:p>
          </table:table-cell>
          <table:table-cell table:formula="of:=[.A1459]/1000/(60*60*24)" office:value-type="time" office:time-value="PT06H28M30.892S" calcext:value-type="time">
            <text:p>06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5.53" calcext:value-type="float">
            <text:p>1585.53</text:p>
          </table:table-cell>
          <table:table-cell office:value-type="float" office:value="1959.74" calcext:value-type="float">
            <text:p>1959.74</text:p>
          </table:table-cell>
        </table:table-row>
        <table:table-row table:style-name="ro1">
          <table:table-cell office:value-type="float" office:value="23326892" calcext:value-type="float">
            <text:p>23326892</text:p>
          </table:table-cell>
          <table:table-cell table:formula="of:=[.A1460]/1000/(60*60*24)" office:value-type="time" office:time-value="PT06H28M46.892S" calcext:value-type="time">
            <text:p>06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6.59" calcext:value-type="float">
            <text:p>1586.59</text:p>
          </table:table-cell>
          <table:table-cell office:value-type="float" office:value="1961.03" calcext:value-type="float">
            <text:p>1961.03</text:p>
          </table:table-cell>
        </table:table-row>
        <table:table-row table:style-name="ro1">
          <table:table-cell office:value-type="float" office:value="23342892" calcext:value-type="float">
            <text:p>23342892</text:p>
          </table:table-cell>
          <table:table-cell table:formula="of:=[.A1461]/1000/(60*60*24)" office:value-type="time" office:time-value="PT06H29M02.892S" calcext:value-type="time">
            <text:p>06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587.66" calcext:value-type="float">
            <text:p>1587.66</text:p>
          </table:table-cell>
          <table:table-cell office:value-type="float" office:value="1962.32" calcext:value-type="float">
            <text:p>1962.32</text:p>
          </table:table-cell>
        </table:table-row>
        <table:table-row table:style-name="ro1">
          <table:table-cell office:value-type="float" office:value="23358892" calcext:value-type="float">
            <text:p>23358892</text:p>
          </table:table-cell>
          <table:table-cell table:formula="of:=[.A1462]/1000/(60*60*24)" office:value-type="time" office:time-value="PT06H29M18.892S" calcext:value-type="time">
            <text:p>06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8.72" calcext:value-type="float">
            <text:p>1588.72</text:p>
          </table:table-cell>
          <table:table-cell office:value-type="float" office:value="1963.61" calcext:value-type="float">
            <text:p>1963.61</text:p>
          </table:table-cell>
        </table:table-row>
        <table:table-row table:style-name="ro1">
          <table:table-cell office:value-type="float" office:value="23374892" calcext:value-type="float">
            <text:p>23374892</text:p>
          </table:table-cell>
          <table:table-cell table:formula="of:=[.A1463]/1000/(60*60*24)" office:value-type="time" office:time-value="PT06H29M34.892S" calcext:value-type="time">
            <text:p>06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89.79" calcext:value-type="float">
            <text:p>1589.79</text:p>
          </table:table-cell>
          <table:table-cell office:value-type="float" office:value="1964.89" calcext:value-type="float">
            <text:p>1964.89</text:p>
          </table:table-cell>
        </table:table-row>
        <table:table-row table:style-name="ro1">
          <table:table-cell office:value-type="float" office:value="23390892" calcext:value-type="float">
            <text:p>23390892</text:p>
          </table:table-cell>
          <table:table-cell table:formula="of:=[.A1464]/1000/(60*60*24)" office:value-type="time" office:time-value="PT06H29M50.892S" calcext:value-type="time">
            <text:p>06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0.85" calcext:value-type="float">
            <text:p>1590.85</text:p>
          </table:table-cell>
          <table:table-cell office:value-type="float" office:value="1966.18" calcext:value-type="float">
            <text:p>1966.18</text:p>
          </table:table-cell>
        </table:table-row>
        <table:table-row table:style-name="ro1">
          <table:table-cell office:value-type="float" office:value="23406892" calcext:value-type="float">
            <text:p>23406892</text:p>
          </table:table-cell>
          <table:table-cell table:formula="of:=[.A1465]/1000/(60*60*24)" office:value-type="time" office:time-value="PT06H30M06.892S" calcext:value-type="time">
            <text:p>06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1.92" calcext:value-type="float">
            <text:p>1591.92</text:p>
          </table:table-cell>
          <table:table-cell office:value-type="float" office:value="1967.47" calcext:value-type="float">
            <text:p>1967.47</text:p>
          </table:table-cell>
        </table:table-row>
        <table:table-row table:style-name="ro1">
          <table:table-cell office:value-type="float" office:value="23422892" calcext:value-type="float">
            <text:p>23422892</text:p>
          </table:table-cell>
          <table:table-cell table:formula="of:=[.A1466]/1000/(60*60*24)" office:value-type="time" office:time-value="PT06H30M22.892S" calcext:value-type="time">
            <text:p>06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2.98" calcext:value-type="float">
            <text:p>1592.98</text:p>
          </table:table-cell>
          <table:table-cell office:value-type="float" office:value="1968.76" calcext:value-type="float">
            <text:p>1968.76</text:p>
          </table:table-cell>
        </table:table-row>
        <table:table-row table:style-name="ro1">
          <table:table-cell office:value-type="float" office:value="23438892" calcext:value-type="float">
            <text:p>23438892</text:p>
          </table:table-cell>
          <table:table-cell table:formula="of:=[.A1467]/1000/(60*60*24)" office:value-type="time" office:time-value="PT06H30M38.892S" calcext:value-type="time">
            <text:p>06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4.04" calcext:value-type="float">
            <text:p>1594.04</text:p>
          </table:table-cell>
          <table:table-cell office:value-type="float" office:value="1970.04" calcext:value-type="float">
            <text:p>1970.04</text:p>
          </table:table-cell>
        </table:table-row>
        <table:table-row table:style-name="ro1">
          <table:table-cell office:value-type="float" office:value="23454892" calcext:value-type="float">
            <text:p>23454892</text:p>
          </table:table-cell>
          <table:table-cell table:formula="of:=[.A1468]/1000/(60*60*24)" office:value-type="time" office:time-value="PT06H30M54.892S" calcext:value-type="time">
            <text:p>06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5.11" calcext:value-type="float">
            <text:p>1595.11</text:p>
          </table:table-cell>
          <table:table-cell office:value-type="float" office:value="1971.33" calcext:value-type="float">
            <text:p>1971.33</text:p>
          </table:table-cell>
        </table:table-row>
        <table:table-row table:style-name="ro1">
          <table:table-cell office:value-type="float" office:value="23470892" calcext:value-type="float">
            <text:p>23470892</text:p>
          </table:table-cell>
          <table:table-cell table:formula="of:=[.A1469]/1000/(60*60*24)" office:value-type="time" office:time-value="PT06H31M10.892S" calcext:value-type="time">
            <text:p>06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596.17" calcext:value-type="float">
            <text:p>1596.17</text:p>
          </table:table-cell>
          <table:table-cell office:value-type="float" office:value="1972.62" calcext:value-type="float">
            <text:p>1972.62</text:p>
          </table:table-cell>
        </table:table-row>
        <table:table-row table:style-name="ro1">
          <table:table-cell office:value-type="float" office:value="23486892" calcext:value-type="float">
            <text:p>23486892</text:p>
          </table:table-cell>
          <table:table-cell table:formula="of:=[.A1470]/1000/(60*60*24)" office:value-type="time" office:time-value="PT06H31M26.892S" calcext:value-type="time">
            <text:p>06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7.24" calcext:value-type="float">
            <text:p>1597.24</text:p>
          </table:table-cell>
          <table:table-cell office:value-type="float" office:value="1973.9" calcext:value-type="float">
            <text:p>1973.9</text:p>
          </table:table-cell>
        </table:table-row>
        <table:table-row table:style-name="ro1">
          <table:table-cell office:value-type="float" office:value="23502892" calcext:value-type="float">
            <text:p>23502892</text:p>
          </table:table-cell>
          <table:table-cell table:formula="of:=[.A1471]/1000/(60*60*24)" office:value-type="time" office:time-value="PT06H31M42.892S" calcext:value-type="time">
            <text:p>06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598.3" calcext:value-type="float">
            <text:p>1598.3</text:p>
          </table:table-cell>
          <table:table-cell office:value-type="float" office:value="1975.19" calcext:value-type="float">
            <text:p>1975.19</text:p>
          </table:table-cell>
        </table:table-row>
        <table:table-row table:style-name="ro1">
          <table:table-cell office:value-type="float" office:value="23518892" calcext:value-type="float">
            <text:p>23518892</text:p>
          </table:table-cell>
          <table:table-cell table:formula="of:=[.A1472]/1000/(60*60*24)" office:value-type="time" office:time-value="PT06H31M58.892S" calcext:value-type="time">
            <text:p>06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599.37" calcext:value-type="float">
            <text:p>1599.37</text:p>
          </table:table-cell>
          <table:table-cell office:value-type="float" office:value="1976.48" calcext:value-type="float">
            <text:p>1976.48</text:p>
          </table:table-cell>
        </table:table-row>
        <table:table-row table:style-name="ro1">
          <table:table-cell office:value-type="float" office:value="23534892" calcext:value-type="float">
            <text:p>23534892</text:p>
          </table:table-cell>
          <table:table-cell table:formula="of:=[.A1473]/1000/(60*60*24)" office:value-type="time" office:time-value="PT06H32M14.892S" calcext:value-type="time">
            <text:p>06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600.43" calcext:value-type="float">
            <text:p>1600.43</text:p>
          </table:table-cell>
          <table:table-cell office:value-type="float" office:value="1977.76" calcext:value-type="float">
            <text:p>1977.76</text:p>
          </table:table-cell>
        </table:table-row>
        <table:table-row table:style-name="ro1">
          <table:table-cell office:value-type="float" office:value="23550892" calcext:value-type="float">
            <text:p>23550892</text:p>
          </table:table-cell>
          <table:table-cell table:formula="of:=[.A1474]/1000/(60*60*24)" office:value-type="time" office:time-value="PT06H32M30.892S" calcext:value-type="time">
            <text:p>06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1.5" calcext:value-type="float">
            <text:p>1601.5</text:p>
          </table:table-cell>
          <table:table-cell office:value-type="float" office:value="1979.05" calcext:value-type="float">
            <text:p>1979.05</text:p>
          </table:table-cell>
        </table:table-row>
        <table:table-row table:style-name="ro1">
          <table:table-cell office:value-type="float" office:value="23566892" calcext:value-type="float">
            <text:p>23566892</text:p>
          </table:table-cell>
          <table:table-cell table:formula="of:=[.A1475]/1000/(60*60*24)" office:value-type="time" office:time-value="PT06H32M46.892S" calcext:value-type="time">
            <text:p>06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602.56" calcext:value-type="float">
            <text:p>1602.56</text:p>
          </table:table-cell>
          <table:table-cell office:value-type="float" office:value="1980.33" calcext:value-type="float">
            <text:p>1980.33</text:p>
          </table:table-cell>
        </table:table-row>
        <table:table-row table:style-name="ro1">
          <table:table-cell office:value-type="float" office:value="23582892" calcext:value-type="float">
            <text:p>23582892</text:p>
          </table:table-cell>
          <table:table-cell table:formula="of:=[.A1476]/1000/(60*60*24)" office:value-type="time" office:time-value="PT06H33M02.892S" calcext:value-type="time">
            <text:p>06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603.63" calcext:value-type="float">
            <text:p>1603.63</text:p>
          </table:table-cell>
          <table:table-cell office:value-type="float" office:value="1981.62" calcext:value-type="float">
            <text:p>1981.62</text:p>
          </table:table-cell>
        </table:table-row>
        <table:table-row table:style-name="ro1">
          <table:table-cell office:value-type="float" office:value="23598892" calcext:value-type="float">
            <text:p>23598892</text:p>
          </table:table-cell>
          <table:table-cell table:formula="of:=[.A1477]/1000/(60*60*24)" office:value-type="time" office:time-value="PT06H33M18.892S" calcext:value-type="time">
            <text:p>06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604.69" calcext:value-type="float">
            <text:p>1604.69</text:p>
          </table:table-cell>
          <table:table-cell office:value-type="float" office:value="1982.91" calcext:value-type="float">
            <text:p>1982.91</text:p>
          </table:table-cell>
        </table:table-row>
        <table:table-row table:style-name="ro1">
          <table:table-cell office:value-type="float" office:value="23614892" calcext:value-type="float">
            <text:p>23614892</text:p>
          </table:table-cell>
          <table:table-cell table:formula="of:=[.A1478]/1000/(60*60*24)" office:value-type="time" office:time-value="PT06H33M34.892S" calcext:value-type="time">
            <text:p>06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5.76" calcext:value-type="float">
            <text:p>1605.76</text:p>
          </table:table-cell>
          <table:table-cell office:value-type="float" office:value="1984.19" calcext:value-type="float">
            <text:p>1984.19</text:p>
          </table:table-cell>
        </table:table-row>
        <table:table-row table:style-name="ro1">
          <table:table-cell office:value-type="float" office:value="23630892" calcext:value-type="float">
            <text:p>23630892</text:p>
          </table:table-cell>
          <table:table-cell table:formula="of:=[.A1479]/1000/(60*60*24)" office:value-type="time" office:time-value="PT06H33M50.892S" calcext:value-type="time">
            <text:p>06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06.82" calcext:value-type="float">
            <text:p>1606.82</text:p>
          </table:table-cell>
          <table:table-cell office:value-type="float" office:value="1985.48" calcext:value-type="float">
            <text:p>1985.48</text:p>
          </table:table-cell>
        </table:table-row>
        <table:table-row table:style-name="ro1">
          <table:table-cell office:value-type="float" office:value="23646892" calcext:value-type="float">
            <text:p>23646892</text:p>
          </table:table-cell>
          <table:table-cell table:formula="of:=[.A1480]/1000/(60*60*24)" office:value-type="time" office:time-value="PT06H34M06.892S" calcext:value-type="time">
            <text:p>06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7.88" calcext:value-type="float">
            <text:p>1607.88</text:p>
          </table:table-cell>
          <table:table-cell office:value-type="float" office:value="1986.76" calcext:value-type="float">
            <text:p>1986.76</text:p>
          </table:table-cell>
        </table:table-row>
        <table:table-row table:style-name="ro1">
          <table:table-cell office:value-type="float" office:value="23662892" calcext:value-type="float">
            <text:p>23662892</text:p>
          </table:table-cell>
          <table:table-cell table:formula="of:=[.A1481]/1000/(60*60*24)" office:value-type="time" office:time-value="PT06H34M22.892S" calcext:value-type="time">
            <text:p>06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08.95" calcext:value-type="float">
            <text:p>1608.95</text:p>
          </table:table-cell>
          <table:table-cell office:value-type="float" office:value="1988.05" calcext:value-type="float">
            <text:p>1988.05</text:p>
          </table:table-cell>
        </table:table-row>
        <table:table-row table:style-name="ro1">
          <table:table-cell office:value-type="float" office:value="23678892" calcext:value-type="float">
            <text:p>23678892</text:p>
          </table:table-cell>
          <table:table-cell table:formula="of:=[.A1482]/1000/(60*60*24)" office:value-type="time" office:time-value="PT06H34M38.892S" calcext:value-type="time">
            <text:p>06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0.01" calcext:value-type="float">
            <text:p>1610.01</text:p>
          </table:table-cell>
          <table:table-cell office:value-type="float" office:value="1989.33" calcext:value-type="float">
            <text:p>1989.33</text:p>
          </table:table-cell>
        </table:table-row>
        <table:table-row table:style-name="ro1">
          <table:table-cell office:value-type="float" office:value="23694892" calcext:value-type="float">
            <text:p>23694892</text:p>
          </table:table-cell>
          <table:table-cell table:formula="of:=[.A1483]/1000/(60*60*24)" office:value-type="time" office:time-value="PT06H34M54.892S" calcext:value-type="time">
            <text:p>06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1.08" calcext:value-type="float">
            <text:p>1611.08</text:p>
          </table:table-cell>
          <table:table-cell office:value-type="float" office:value="1990.62" calcext:value-type="float">
            <text:p>1990.62</text:p>
          </table:table-cell>
        </table:table-row>
        <table:table-row table:style-name="ro1">
          <table:table-cell office:value-type="float" office:value="23710892" calcext:value-type="float">
            <text:p>23710892</text:p>
          </table:table-cell>
          <table:table-cell table:formula="of:=[.A1484]/1000/(60*60*24)" office:value-type="time" office:time-value="PT06H35M10.892S" calcext:value-type="time">
            <text:p>06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2.14" calcext:value-type="float">
            <text:p>1612.14</text:p>
          </table:table-cell>
          <table:table-cell office:value-type="float" office:value="1991.9" calcext:value-type="float">
            <text:p>1991.9</text:p>
          </table:table-cell>
        </table:table-row>
        <table:table-row table:style-name="ro1">
          <table:table-cell office:value-type="float" office:value="23726892" calcext:value-type="float">
            <text:p>23726892</text:p>
          </table:table-cell>
          <table:table-cell table:formula="of:=[.A1485]/1000/(60*60*24)" office:value-type="time" office:time-value="PT06H35M26.892S" calcext:value-type="time">
            <text:p>06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3.21" calcext:value-type="float">
            <text:p>1613.21</text:p>
          </table:table-cell>
          <table:table-cell office:value-type="float" office:value="1993.19" calcext:value-type="float">
            <text:p>1993.19</text:p>
          </table:table-cell>
        </table:table-row>
        <table:table-row table:style-name="ro1">
          <table:table-cell office:value-type="float" office:value="23742892" calcext:value-type="float">
            <text:p>23742892</text:p>
          </table:table-cell>
          <table:table-cell table:formula="of:=[.A1486]/1000/(60*60*24)" office:value-type="time" office:time-value="PT06H35M42.892S" calcext:value-type="time">
            <text:p>06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4.27" calcext:value-type="float">
            <text:p>1614.27</text:p>
          </table:table-cell>
          <table:table-cell office:value-type="float" office:value="1994.47" calcext:value-type="float">
            <text:p>1994.47</text:p>
          </table:table-cell>
        </table:table-row>
        <table:table-row table:style-name="ro1">
          <table:table-cell office:value-type="float" office:value="23758892" calcext:value-type="float">
            <text:p>23758892</text:p>
          </table:table-cell>
          <table:table-cell table:formula="of:=[.A1487]/1000/(60*60*24)" office:value-type="time" office:time-value="PT06H35M58.892S" calcext:value-type="time">
            <text:p>06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615.34" calcext:value-type="float">
            <text:p>1615.34</text:p>
          </table:table-cell>
          <table:table-cell office:value-type="float" office:value="1995.76" calcext:value-type="float">
            <text:p>1995.76</text:p>
          </table:table-cell>
        </table:table-row>
        <table:table-row table:style-name="ro1">
          <table:table-cell office:value-type="float" office:value="23774892" calcext:value-type="float">
            <text:p>23774892</text:p>
          </table:table-cell>
          <table:table-cell table:formula="of:=[.A1488]/1000/(60*60*24)" office:value-type="time" office:time-value="PT06H36M14.892S" calcext:value-type="time">
            <text:p>06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6.4" calcext:value-type="float">
            <text:p>1616.4</text:p>
          </table:table-cell>
          <table:table-cell office:value-type="float" office:value="1997.04" calcext:value-type="float">
            <text:p>1997.04</text:p>
          </table:table-cell>
        </table:table-row>
        <table:table-row table:style-name="ro1">
          <table:table-cell office:value-type="float" office:value="23790892" calcext:value-type="float">
            <text:p>23790892</text:p>
          </table:table-cell>
          <table:table-cell table:formula="of:=[.A1489]/1000/(60*60*24)" office:value-type="time" office:time-value="PT06H36M30.892S" calcext:value-type="time">
            <text:p>06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7.46" calcext:value-type="float">
            <text:p>1617.46</text:p>
          </table:table-cell>
          <table:table-cell office:value-type="float" office:value="1998.33" calcext:value-type="float">
            <text:p>1998.33</text:p>
          </table:table-cell>
        </table:table-row>
        <table:table-row table:style-name="ro1">
          <table:table-cell office:value-type="float" office:value="23806892" calcext:value-type="float">
            <text:p>23806892</text:p>
          </table:table-cell>
          <table:table-cell table:formula="of:=[.A1490]/1000/(60*60*24)" office:value-type="time" office:time-value="PT06H36M46.892S" calcext:value-type="time">
            <text:p>06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8.53" calcext:value-type="float">
            <text:p>1618.53</text:p>
          </table:table-cell>
          <table:table-cell office:value-type="float" office:value="1999.61" calcext:value-type="float">
            <text:p>1999.61</text:p>
          </table:table-cell>
        </table:table-row>
        <table:table-row table:style-name="ro1">
          <table:table-cell office:value-type="float" office:value="23822892" calcext:value-type="float">
            <text:p>23822892</text:p>
          </table:table-cell>
          <table:table-cell table:formula="of:=[.A1491]/1000/(60*60*24)" office:value-type="time" office:time-value="PT06H37M02.892S" calcext:value-type="time">
            <text:p>06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19.59" calcext:value-type="float">
            <text:p>1619.59</text:p>
          </table:table-cell>
          <table:table-cell office:value-type="float" office:value="2000.9" calcext:value-type="float">
            <text:p>2000.9</text:p>
          </table:table-cell>
        </table:table-row>
        <table:table-row table:style-name="ro1">
          <table:table-cell office:value-type="float" office:value="23838892" calcext:value-type="float">
            <text:p>23838892</text:p>
          </table:table-cell>
          <table:table-cell table:formula="of:=[.A1492]/1000/(60*60*24)" office:value-type="time" office:time-value="PT06H37M18.892S" calcext:value-type="time">
            <text:p>06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20.66" calcext:value-type="float">
            <text:p>1620.66</text:p>
          </table:table-cell>
          <table:table-cell office:value-type="float" office:value="2002.19" calcext:value-type="float">
            <text:p>2002.19</text:p>
          </table:table-cell>
        </table:table-row>
        <table:table-row table:style-name="ro1">
          <table:table-cell office:value-type="float" office:value="23854892" calcext:value-type="float">
            <text:p>23854892</text:p>
          </table:table-cell>
          <table:table-cell table:formula="of:=[.A1493]/1000/(60*60*24)" office:value-type="time" office:time-value="PT06H37M34.892S" calcext:value-type="time">
            <text:p>06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21.72" calcext:value-type="float">
            <text:p>1621.72</text:p>
          </table:table-cell>
          <table:table-cell office:value-type="float" office:value="2003.47" calcext:value-type="float">
            <text:p>2003.47</text:p>
          </table:table-cell>
        </table:table-row>
        <table:table-row table:style-name="ro1">
          <table:table-cell office:value-type="float" office:value="23870892" calcext:value-type="float">
            <text:p>23870892</text:p>
          </table:table-cell>
          <table:table-cell table:formula="of:=[.A1494]/1000/(60*60*24)" office:value-type="time" office:time-value="PT06H37M50.892S" calcext:value-type="time">
            <text:p>06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2.79" calcext:value-type="float">
            <text:p>1622.79</text:p>
          </table:table-cell>
          <table:table-cell office:value-type="float" office:value="2004.76" calcext:value-type="float">
            <text:p>2004.76</text:p>
          </table:table-cell>
        </table:table-row>
        <table:table-row table:style-name="ro1">
          <table:table-cell office:value-type="float" office:value="23886892" calcext:value-type="float">
            <text:p>23886892</text:p>
          </table:table-cell>
          <table:table-cell table:formula="of:=[.A1495]/1000/(60*60*24)" office:value-type="time" office:time-value="PT06H38M06.892S" calcext:value-type="time">
            <text:p>06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23.85" calcext:value-type="float">
            <text:p>1623.85</text:p>
          </table:table-cell>
          <table:table-cell office:value-type="float" office:value="2006.04" calcext:value-type="float">
            <text:p>2006.04</text:p>
          </table:table-cell>
        </table:table-row>
        <table:table-row table:style-name="ro1">
          <table:table-cell office:value-type="float" office:value="23902892" calcext:value-type="float">
            <text:p>23902892</text:p>
          </table:table-cell>
          <table:table-cell table:formula="of:=[.A1496]/1000/(60*60*24)" office:value-type="time" office:time-value="PT06H38M22.892S" calcext:value-type="time">
            <text:p>06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4.91" calcext:value-type="float">
            <text:p>1624.91</text:p>
          </table:table-cell>
          <table:table-cell office:value-type="float" office:value="2007.33" calcext:value-type="float">
            <text:p>2007.33</text:p>
          </table:table-cell>
        </table:table-row>
        <table:table-row table:style-name="ro1">
          <table:table-cell office:value-type="float" office:value="23918892" calcext:value-type="float">
            <text:p>23918892</text:p>
          </table:table-cell>
          <table:table-cell table:formula="of:=[.A1497]/1000/(60*60*24)" office:value-type="time" office:time-value="PT06H38M38.892S" calcext:value-type="time">
            <text:p>06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625.98" calcext:value-type="float">
            <text:p>1625.98</text:p>
          </table:table-cell>
          <table:table-cell office:value-type="float" office:value="2008.61" calcext:value-type="float">
            <text:p>2008.61</text:p>
          </table:table-cell>
        </table:table-row>
        <table:table-row table:style-name="ro1">
          <table:table-cell office:value-type="float" office:value="23934892" calcext:value-type="float">
            <text:p>23934892</text:p>
          </table:table-cell>
          <table:table-cell table:formula="of:=[.A1498]/1000/(60*60*24)" office:value-type="time" office:time-value="PT06H38M54.892S" calcext:value-type="time">
            <text:p>06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627.04" calcext:value-type="float">
            <text:p>1627.04</text:p>
          </table:table-cell>
          <table:table-cell office:value-type="float" office:value="2009.89" calcext:value-type="float">
            <text:p>2009.89</text:p>
          </table:table-cell>
        </table:table-row>
        <table:table-row table:style-name="ro1">
          <table:table-cell office:value-type="float" office:value="23950892" calcext:value-type="float">
            <text:p>23950892</text:p>
          </table:table-cell>
          <table:table-cell table:formula="of:=[.A1499]/1000/(60*60*24)" office:value-type="time" office:time-value="PT06H39M10.892S" calcext:value-type="time">
            <text:p>06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628.11" calcext:value-type="float">
            <text:p>1628.11</text:p>
          </table:table-cell>
          <table:table-cell office:value-type="float" office:value="2011.18" calcext:value-type="float">
            <text:p>2011.18</text:p>
          </table:table-cell>
        </table:table-row>
        <table:table-row table:style-name="ro1">
          <table:table-cell office:value-type="float" office:value="23966892" calcext:value-type="float">
            <text:p>23966892</text:p>
          </table:table-cell>
          <table:table-cell table:formula="of:=[.A1500]/1000/(60*60*24)" office:value-type="time" office:time-value="PT06H39M26.892S" calcext:value-type="time">
            <text:p>06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29.17" calcext:value-type="float">
            <text:p>1629.17</text:p>
          </table:table-cell>
          <table:table-cell office:value-type="float" office:value="2012.46" calcext:value-type="float">
            <text:p>2012.46</text:p>
          </table:table-cell>
        </table:table-row>
        <table:table-row table:style-name="ro1">
          <table:table-cell office:value-type="float" office:value="23982892" calcext:value-type="float">
            <text:p>23982892</text:p>
          </table:table-cell>
          <table:table-cell table:formula="of:=[.A1501]/1000/(60*60*24)" office:value-type="time" office:time-value="PT06H39M42.892S" calcext:value-type="time">
            <text:p>06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0.23" calcext:value-type="float">
            <text:p>1630.23</text:p>
          </table:table-cell>
          <table:table-cell office:value-type="float" office:value="2013.75" calcext:value-type="float">
            <text:p>2013.75</text:p>
          </table:table-cell>
        </table:table-row>
        <table:table-row table:style-name="ro1">
          <table:table-cell office:value-type="float" office:value="23998892" calcext:value-type="float">
            <text:p>23998892</text:p>
          </table:table-cell>
          <table:table-cell table:formula="of:=[.A1502]/1000/(60*60*24)" office:value-type="time" office:time-value="PT06H39M58.892S" calcext:value-type="time">
            <text:p>06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1.3" calcext:value-type="float">
            <text:p>1631.3</text:p>
          </table:table-cell>
          <table:table-cell office:value-type="float" office:value="2015.03" calcext:value-type="float">
            <text:p>2015.03</text:p>
          </table:table-cell>
        </table:table-row>
        <table:table-row table:style-name="ro1">
          <table:table-cell office:value-type="float" office:value="24014892" calcext:value-type="float">
            <text:p>24014892</text:p>
          </table:table-cell>
          <table:table-cell table:formula="of:=[.A1503]/1000/(60*60*24)" office:value-type="time" office:time-value="PT06H40M14.892S" calcext:value-type="time">
            <text:p>06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2.36" calcext:value-type="float">
            <text:p>1632.36</text:p>
          </table:table-cell>
          <table:table-cell office:value-type="float" office:value="2016.31" calcext:value-type="float">
            <text:p>2016.31</text:p>
          </table:table-cell>
        </table:table-row>
        <table:table-row table:style-name="ro1">
          <table:table-cell office:value-type="float" office:value="24030892" calcext:value-type="float">
            <text:p>24030892</text:p>
          </table:table-cell>
          <table:table-cell table:formula="of:=[.A1504]/1000/(60*60*24)" office:value-type="time" office:time-value="PT06H40M30.892S" calcext:value-type="time">
            <text:p>06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3.43" calcext:value-type="float">
            <text:p>1633.43</text:p>
          </table:table-cell>
          <table:table-cell office:value-type="float" office:value="2017.6" calcext:value-type="float">
            <text:p>2017.6</text:p>
          </table:table-cell>
        </table:table-row>
        <table:table-row table:style-name="ro1">
          <table:table-cell office:value-type="float" office:value="24046892" calcext:value-type="float">
            <text:p>24046892</text:p>
          </table:table-cell>
          <table:table-cell table:formula="of:=[.A1505]/1000/(60*60*24)" office:value-type="time" office:time-value="PT06H40M46.892S" calcext:value-type="time">
            <text:p>06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634.49" calcext:value-type="float">
            <text:p>1634.49</text:p>
          </table:table-cell>
          <table:table-cell office:value-type="float" office:value="2018.88" calcext:value-type="float">
            <text:p>2018.88</text:p>
          </table:table-cell>
        </table:table-row>
        <table:table-row table:style-name="ro1">
          <table:table-cell office:value-type="float" office:value="24062892" calcext:value-type="float">
            <text:p>24062892</text:p>
          </table:table-cell>
          <table:table-cell table:formula="of:=[.A1506]/1000/(60*60*24)" office:value-type="time" office:time-value="PT06H41M02.892S" calcext:value-type="time">
            <text:p>06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635.56" calcext:value-type="float">
            <text:p>1635.56</text:p>
          </table:table-cell>
          <table:table-cell office:value-type="float" office:value="2020.17" calcext:value-type="float">
            <text:p>2020.17</text:p>
          </table:table-cell>
        </table:table-row>
        <table:table-row table:style-name="ro1">
          <table:table-cell office:value-type="float" office:value="24078891" calcext:value-type="float">
            <text:p>24078891</text:p>
          </table:table-cell>
          <table:table-cell table:formula="of:=[.A1507]/1000/(60*60*24)" office:value-type="time" office:time-value="PT06H41M18.891S" calcext:value-type="time">
            <text:p>06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36.62" calcext:value-type="float">
            <text:p>1636.62</text:p>
          </table:table-cell>
          <table:table-cell office:value-type="float" office:value="2021.45" calcext:value-type="float">
            <text:p>2021.45</text:p>
          </table:table-cell>
        </table:table-row>
        <table:table-row table:style-name="ro1">
          <table:table-cell office:value-type="float" office:value="24094892" calcext:value-type="float">
            <text:p>24094892</text:p>
          </table:table-cell>
          <table:table-cell table:formula="of:=[.A1508]/1000/(60*60*24)" office:value-type="time" office:time-value="PT06H41M34.892S" calcext:value-type="time">
            <text:p>06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37.68" calcext:value-type="float">
            <text:p>1637.68</text:p>
          </table:table-cell>
          <table:table-cell office:value-type="float" office:value="2022.73" calcext:value-type="float">
            <text:p>2022.73</text:p>
          </table:table-cell>
        </table:table-row>
        <table:table-row table:style-name="ro1">
          <table:table-cell office:value-type="float" office:value="24110892" calcext:value-type="float">
            <text:p>24110892</text:p>
          </table:table-cell>
          <table:table-cell table:formula="of:=[.A1509]/1000/(60*60*24)" office:value-type="time" office:time-value="PT06H41M50.892S" calcext:value-type="time">
            <text:p>06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638.75" calcext:value-type="float">
            <text:p>1638.75</text:p>
          </table:table-cell>
          <table:table-cell office:value-type="float" office:value="2024.02" calcext:value-type="float">
            <text:p>2024.02</text:p>
          </table:table-cell>
        </table:table-row>
        <table:table-row table:style-name="ro1">
          <table:table-cell office:value-type="float" office:value="24126892" calcext:value-type="float">
            <text:p>24126892</text:p>
          </table:table-cell>
          <table:table-cell table:formula="of:=[.A1510]/1000/(60*60*24)" office:value-type="time" office:time-value="PT06H42M06.892S" calcext:value-type="time">
            <text:p>06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639.81" calcext:value-type="float">
            <text:p>1639.81</text:p>
          </table:table-cell>
          <table:table-cell office:value-type="float" office:value="2025.3" calcext:value-type="float">
            <text:p>2025.3</text:p>
          </table:table-cell>
        </table:table-row>
        <table:table-row table:style-name="ro1">
          <table:table-cell office:value-type="float" office:value="24142892" calcext:value-type="float">
            <text:p>24142892</text:p>
          </table:table-cell>
          <table:table-cell table:formula="of:=[.A1511]/1000/(60*60*24)" office:value-type="time" office:time-value="PT06H42M22.892S" calcext:value-type="time">
            <text:p>06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640.87" calcext:value-type="float">
            <text:p>1640.87</text:p>
          </table:table-cell>
          <table:table-cell office:value-type="float" office:value="2026.58" calcext:value-type="float">
            <text:p>2026.58</text:p>
          </table:table-cell>
        </table:table-row>
        <table:table-row table:style-name="ro1">
          <table:table-cell office:value-type="float" office:value="24158892" calcext:value-type="float">
            <text:p>24158892</text:p>
          </table:table-cell>
          <table:table-cell table:formula="of:=[.A1512]/1000/(60*60*24)" office:value-type="time" office:time-value="PT06H42M38.892S" calcext:value-type="time">
            <text:p>06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641.94" calcext:value-type="float">
            <text:p>1641.94</text:p>
          </table:table-cell>
          <table:table-cell office:value-type="float" office:value="2027.87" calcext:value-type="float">
            <text:p>2027.87</text:p>
          </table:table-cell>
        </table:table-row>
        <table:table-row table:style-name="ro1">
          <table:table-cell office:value-type="float" office:value="24174892" calcext:value-type="float">
            <text:p>24174892</text:p>
          </table:table-cell>
          <table:table-cell table:formula="of:=[.A1513]/1000/(60*60*24)" office:value-type="time" office:time-value="PT06H42M54.892S" calcext:value-type="time">
            <text:p>06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43" calcext:value-type="float">
            <text:p>1643</text:p>
          </table:table-cell>
          <table:table-cell office:value-type="float" office:value="2029.15" calcext:value-type="float">
            <text:p>2029.15</text:p>
          </table:table-cell>
        </table:table-row>
        <table:table-row table:style-name="ro1">
          <table:table-cell office:value-type="float" office:value="24190892" calcext:value-type="float">
            <text:p>24190892</text:p>
          </table:table-cell>
          <table:table-cell table:formula="of:=[.A1514]/1000/(60*60*24)" office:value-type="time" office:time-value="PT06H43M10.892S" calcext:value-type="time">
            <text:p>06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644.06" calcext:value-type="float">
            <text:p>1644.06</text:p>
          </table:table-cell>
          <table:table-cell office:value-type="float" office:value="2030.43" calcext:value-type="float">
            <text:p>2030.43</text:p>
          </table:table-cell>
        </table:table-row>
        <table:table-row table:style-name="ro1">
          <table:table-cell office:value-type="float" office:value="24206892" calcext:value-type="float">
            <text:p>24206892</text:p>
          </table:table-cell>
          <table:table-cell table:formula="of:=[.A1515]/1000/(60*60*24)" office:value-type="time" office:time-value="PT06H43M26.892S" calcext:value-type="time">
            <text:p>06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645.12" calcext:value-type="float">
            <text:p>1645.12</text:p>
          </table:table-cell>
          <table:table-cell office:value-type="float" office:value="2031.71" calcext:value-type="float">
            <text:p>2031.71</text:p>
          </table:table-cell>
        </table:table-row>
        <table:table-row table:style-name="ro1">
          <table:table-cell office:value-type="float" office:value="24222892" calcext:value-type="float">
            <text:p>24222892</text:p>
          </table:table-cell>
          <table:table-cell table:formula="of:=[.A1516]/1000/(60*60*24)" office:value-type="time" office:time-value="PT06H43M42.892S" calcext:value-type="time">
            <text:p>06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46.19" calcext:value-type="float">
            <text:p>1646.19</text:p>
          </table:table-cell>
          <table:table-cell office:value-type="float" office:value="2032.99" calcext:value-type="float">
            <text:p>2032.99</text:p>
          </table:table-cell>
        </table:table-row>
        <table:table-row table:style-name="ro1">
          <table:table-cell office:value-type="float" office:value="24238892" calcext:value-type="float">
            <text:p>24238892</text:p>
          </table:table-cell>
          <table:table-cell table:formula="of:=[.A1517]/1000/(60*60*24)" office:value-type="time" office:time-value="PT06H43M58.892S" calcext:value-type="time">
            <text:p>06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2034.27" calcext:value-type="float">
            <text:p>2034.27</text:p>
          </table:table-cell>
        </table:table-row>
        <table:table-row table:style-name="ro1">
          <table:table-cell office:value-type="float" office:value="24254892" calcext:value-type="float">
            <text:p>24254892</text:p>
          </table:table-cell>
          <table:table-cell table:formula="of:=[.A1518]/1000/(60*60*24)" office:value-type="time" office:time-value="PT06H44M14.892S" calcext:value-type="time">
            <text:p>06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648.31" calcext:value-type="float">
            <text:p>1648.31</text:p>
          </table:table-cell>
          <table:table-cell office:value-type="float" office:value="2035.55" calcext:value-type="float">
            <text:p>2035.55</text:p>
          </table:table-cell>
        </table:table-row>
        <table:table-row table:style-name="ro1">
          <table:table-cell office:value-type="float" office:value="24270892" calcext:value-type="float">
            <text:p>24270892</text:p>
          </table:table-cell>
          <table:table-cell table:formula="of:=[.A1519]/1000/(60*60*24)" office:value-type="time" office:time-value="PT06H44M30.892S" calcext:value-type="time">
            <text:p>06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649.38" calcext:value-type="float">
            <text:p>1649.38</text:p>
          </table:table-cell>
          <table:table-cell office:value-type="float" office:value="2036.83" calcext:value-type="float">
            <text:p>2036.83</text:p>
          </table:table-cell>
        </table:table-row>
        <table:table-row table:style-name="ro1">
          <table:table-cell office:value-type="float" office:value="24286892" calcext:value-type="float">
            <text:p>24286892</text:p>
          </table:table-cell>
          <table:table-cell table:formula="of:=[.A1520]/1000/(60*60*24)" office:value-type="time" office:time-value="PT06H44M46.892S" calcext:value-type="time">
            <text:p>06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650.44" calcext:value-type="float">
            <text:p>1650.44</text:p>
          </table:table-cell>
          <table:table-cell office:value-type="float" office:value="2038.11" calcext:value-type="float">
            <text:p>2038.11</text:p>
          </table:table-cell>
        </table:table-row>
        <table:table-row table:style-name="ro1">
          <table:table-cell office:value-type="float" office:value="24302892" calcext:value-type="float">
            <text:p>24302892</text:p>
          </table:table-cell>
          <table:table-cell table:formula="of:=[.A1521]/1000/(60*60*24)" office:value-type="time" office:time-value="PT06H45M02.892S" calcext:value-type="time">
            <text:p>06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1.5" calcext:value-type="float">
            <text:p>1651.5</text:p>
          </table:table-cell>
          <table:table-cell office:value-type="float" office:value="2039.39" calcext:value-type="float">
            <text:p>2039.39</text:p>
          </table:table-cell>
        </table:table-row>
        <table:table-row table:style-name="ro1">
          <table:table-cell office:value-type="float" office:value="24318892" calcext:value-type="float">
            <text:p>24318892</text:p>
          </table:table-cell>
          <table:table-cell table:formula="of:=[.A1522]/1000/(60*60*24)" office:value-type="time" office:time-value="PT06H45M18.892S" calcext:value-type="time">
            <text:p>06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652.56" calcext:value-type="float">
            <text:p>1652.56</text:p>
          </table:table-cell>
          <table:table-cell office:value-type="float" office:value="2040.68" calcext:value-type="float">
            <text:p>2040.68</text:p>
          </table:table-cell>
        </table:table-row>
        <table:table-row table:style-name="ro1">
          <table:table-cell office:value-type="float" office:value="24334892" calcext:value-type="float">
            <text:p>24334892</text:p>
          </table:table-cell>
          <table:table-cell table:formula="of:=[.A1523]/1000/(60*60*24)" office:value-type="time" office:time-value="PT06H45M34.892S" calcext:value-type="time">
            <text:p>06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3.63" calcext:value-type="float">
            <text:p>1653.63</text:p>
          </table:table-cell>
          <table:table-cell office:value-type="float" office:value="2041.96" calcext:value-type="float">
            <text:p>2041.96</text:p>
          </table:table-cell>
        </table:table-row>
        <table:table-row table:style-name="ro1">
          <table:table-cell office:value-type="float" office:value="24350892" calcext:value-type="float">
            <text:p>24350892</text:p>
          </table:table-cell>
          <table:table-cell table:formula="of:=[.A1524]/1000/(60*60*24)" office:value-type="time" office:time-value="PT06H45M50.892S" calcext:value-type="time">
            <text:p>06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4.69" calcext:value-type="float">
            <text:p>1654.69</text:p>
          </table:table-cell>
          <table:table-cell office:value-type="float" office:value="2043.24" calcext:value-type="float">
            <text:p>2043.24</text:p>
          </table:table-cell>
        </table:table-row>
        <table:table-row table:style-name="ro1">
          <table:table-cell office:value-type="float" office:value="24366892" calcext:value-type="float">
            <text:p>24366892</text:p>
          </table:table-cell>
          <table:table-cell table:formula="of:=[.A1525]/1000/(60*60*24)" office:value-type="time" office:time-value="PT06H46M06.892S" calcext:value-type="time">
            <text:p>06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5.75" calcext:value-type="float">
            <text:p>1655.75</text:p>
          </table:table-cell>
          <table:table-cell office:value-type="float" office:value="2044.52" calcext:value-type="float">
            <text:p>2044.52</text:p>
          </table:table-cell>
        </table:table-row>
        <table:table-row table:style-name="ro1">
          <table:table-cell office:value-type="float" office:value="24382892" calcext:value-type="float">
            <text:p>24382892</text:p>
          </table:table-cell>
          <table:table-cell table:formula="of:=[.A1526]/1000/(60*60*24)" office:value-type="time" office:time-value="PT06H46M22.892S" calcext:value-type="time">
            <text:p>06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6.81" calcext:value-type="float">
            <text:p>1656.81</text:p>
          </table:table-cell>
          <table:table-cell office:value-type="float" office:value="2045.8" calcext:value-type="float">
            <text:p>2045.8</text:p>
          </table:table-cell>
        </table:table-row>
        <table:table-row table:style-name="ro1">
          <table:table-cell office:value-type="float" office:value="24398892" calcext:value-type="float">
            <text:p>24398892</text:p>
          </table:table-cell>
          <table:table-cell table:formula="of:=[.A1527]/1000/(60*60*24)" office:value-type="time" office:time-value="PT06H46M38.892S" calcext:value-type="time">
            <text:p>06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657.88" calcext:value-type="float">
            <text:p>1657.88</text:p>
          </table:table-cell>
          <table:table-cell office:value-type="float" office:value="2047.08" calcext:value-type="float">
            <text:p>2047.08</text:p>
          </table:table-cell>
        </table:table-row>
        <table:table-row table:style-name="ro1">
          <table:table-cell office:value-type="float" office:value="24414892" calcext:value-type="float">
            <text:p>24414892</text:p>
          </table:table-cell>
          <table:table-cell table:formula="of:=[.A1528]/1000/(60*60*24)" office:value-type="time" office:time-value="PT06H46M54.892S" calcext:value-type="time">
            <text:p>06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658.94" calcext:value-type="float">
            <text:p>1658.94</text:p>
          </table:table-cell>
          <table:table-cell office:value-type="float" office:value="2048.36" calcext:value-type="float">
            <text:p>2048.36</text:p>
          </table:table-cell>
        </table:table-row>
        <table:table-row table:style-name="ro1">
          <table:table-cell office:value-type="float" office:value="24430892" calcext:value-type="float">
            <text:p>24430892</text:p>
          </table:table-cell>
          <table:table-cell table:formula="of:=[.A1529]/1000/(60*60*24)" office:value-type="time" office:time-value="PT06H47M10.892S" calcext:value-type="time">
            <text:p>06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0" calcext:value-type="float">
            <text:p>1660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>
          <table:table-cell office:value-type="float" office:value="24446892" calcext:value-type="float">
            <text:p>24446892</text:p>
          </table:table-cell>
          <table:table-cell table:formula="of:=[.A1530]/1000/(60*60*24)" office:value-type="time" office:time-value="PT06H47M26.892S" calcext:value-type="time">
            <text:p>06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661.06" calcext:value-type="float">
            <text:p>1661.06</text:p>
          </table:table-cell>
          <table:table-cell office:value-type="float" office:value="2050.92" calcext:value-type="float">
            <text:p>2050.92</text:p>
          </table:table-cell>
        </table:table-row>
        <table:table-row table:style-name="ro1">
          <table:table-cell office:value-type="float" office:value="24462892" calcext:value-type="float">
            <text:p>24462892</text:p>
          </table:table-cell>
          <table:table-cell table:formula="of:=[.A1531]/1000/(60*60*24)" office:value-type="time" office:time-value="PT06H47M42.892S" calcext:value-type="time">
            <text:p>06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662.13" calcext:value-type="float">
            <text:p>1662.13</text:p>
          </table:table-cell>
          <table:table-cell office:value-type="float" office:value="2052.2" calcext:value-type="float">
            <text:p>2052.2</text:p>
          </table:table-cell>
        </table:table-row>
        <table:table-row table:style-name="ro1">
          <table:table-cell office:value-type="float" office:value="24478892" calcext:value-type="float">
            <text:p>24478892</text:p>
          </table:table-cell>
          <table:table-cell table:formula="of:=[.A1532]/1000/(60*60*24)" office:value-type="time" office:time-value="PT06H47M58.892S" calcext:value-type="time">
            <text:p>06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3.19" calcext:value-type="float">
            <text:p>1663.19</text:p>
          </table:table-cell>
          <table:table-cell office:value-type="float" office:value="2053.48" calcext:value-type="float">
            <text:p>2053.48</text:p>
          </table:table-cell>
        </table:table-row>
        <table:table-row table:style-name="ro1">
          <table:table-cell office:value-type="float" office:value="24494892" calcext:value-type="float">
            <text:p>24494892</text:p>
          </table:table-cell>
          <table:table-cell table:formula="of:=[.A1533]/1000/(60*60*24)" office:value-type="time" office:time-value="PT06H48M14.892S" calcext:value-type="time">
            <text:p>06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4.25" calcext:value-type="float">
            <text:p>1664.25</text:p>
          </table:table-cell>
          <table:table-cell office:value-type="float" office:value="2054.76" calcext:value-type="float">
            <text:p>2054.76</text:p>
          </table:table-cell>
        </table:table-row>
        <table:table-row table:style-name="ro1">
          <table:table-cell office:value-type="float" office:value="24510892" calcext:value-type="float">
            <text:p>24510892</text:p>
          </table:table-cell>
          <table:table-cell table:formula="of:=[.A1534]/1000/(60*60*24)" office:value-type="time" office:time-value="PT06H48M30.892S" calcext:value-type="time">
            <text:p>06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2056.04" calcext:value-type="float">
            <text:p>2056.04</text:p>
          </table:table-cell>
        </table:table-row>
        <table:table-row table:style-name="ro1">
          <table:table-cell office:value-type="float" office:value="24526892" calcext:value-type="float">
            <text:p>24526892</text:p>
          </table:table-cell>
          <table:table-cell table:formula="of:=[.A1535]/1000/(60*60*24)" office:value-type="time" office:time-value="PT06H48M46.892S" calcext:value-type="time">
            <text:p>06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6.38" calcext:value-type="float">
            <text:p>1666.38</text:p>
          </table:table-cell>
          <table:table-cell office:value-type="float" office:value="2057.31" calcext:value-type="float">
            <text:p>2057.31</text:p>
          </table:table-cell>
        </table:table-row>
        <table:table-row table:style-name="ro1">
          <table:table-cell office:value-type="float" office:value="24542892" calcext:value-type="float">
            <text:p>24542892</text:p>
          </table:table-cell>
          <table:table-cell table:formula="of:=[.A1536]/1000/(60*60*24)" office:value-type="time" office:time-value="PT06H49M02.892S" calcext:value-type="time">
            <text:p>06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67.44" calcext:value-type="float">
            <text:p>1667.44</text:p>
          </table:table-cell>
          <table:table-cell office:value-type="float" office:value="2058.59" calcext:value-type="float">
            <text:p>2058.59</text:p>
          </table:table-cell>
        </table:table-row>
        <table:table-row table:style-name="ro1">
          <table:table-cell office:value-type="float" office:value="24558892" calcext:value-type="float">
            <text:p>24558892</text:p>
          </table:table-cell>
          <table:table-cell table:formula="of:=[.A1537]/1000/(60*60*24)" office:value-type="time" office:time-value="PT06H49M18.892S" calcext:value-type="time">
            <text:p>06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8.5" calcext:value-type="float">
            <text:p>1668.5</text:p>
          </table:table-cell>
          <table:table-cell office:value-type="float" office:value="2059.87" calcext:value-type="float">
            <text:p>2059.87</text:p>
          </table:table-cell>
        </table:table-row>
        <table:table-row table:style-name="ro1">
          <table:table-cell office:value-type="float" office:value="24574892" calcext:value-type="float">
            <text:p>24574892</text:p>
          </table:table-cell>
          <table:table-cell table:formula="of:=[.A1538]/1000/(60*60*24)" office:value-type="time" office:time-value="PT06H49M34.892S" calcext:value-type="time">
            <text:p>06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69.56" calcext:value-type="float">
            <text:p>1669.56</text:p>
          </table:table-cell>
          <table:table-cell office:value-type="float" office:value="2061.15" calcext:value-type="float">
            <text:p>2061.15</text:p>
          </table:table-cell>
        </table:table-row>
        <table:table-row table:style-name="ro1">
          <table:table-cell office:value-type="float" office:value="24590892" calcext:value-type="float">
            <text:p>24590892</text:p>
          </table:table-cell>
          <table:table-cell table:formula="of:=[.A1539]/1000/(60*60*24)" office:value-type="time" office:time-value="PT06H49M50.892S" calcext:value-type="time">
            <text:p>06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0.62" calcext:value-type="float">
            <text:p>1670.62</text:p>
          </table:table-cell>
          <table:table-cell office:value-type="float" office:value="2062.43" calcext:value-type="float">
            <text:p>2062.43</text:p>
          </table:table-cell>
        </table:table-row>
        <table:table-row table:style-name="ro1">
          <table:table-cell office:value-type="float" office:value="24606892" calcext:value-type="float">
            <text:p>24606892</text:p>
          </table:table-cell>
          <table:table-cell table:formula="of:=[.A1540]/1000/(60*60*24)" office:value-type="time" office:time-value="PT06H50M06.892S" calcext:value-type="time">
            <text:p>06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671.69" calcext:value-type="float">
            <text:p>1671.69</text:p>
          </table:table-cell>
          <table:table-cell office:value-type="float" office:value="2063.71" calcext:value-type="float">
            <text:p>2063.71</text:p>
          </table:table-cell>
        </table:table-row>
        <table:table-row table:style-name="ro1">
          <table:table-cell office:value-type="float" office:value="24622892" calcext:value-type="float">
            <text:p>24622892</text:p>
          </table:table-cell>
          <table:table-cell table:formula="of:=[.A1541]/1000/(60*60*24)" office:value-type="time" office:time-value="PT06H50M22.892S" calcext:value-type="time">
            <text:p>06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2.75" calcext:value-type="float">
            <text:p>1672.75</text:p>
          </table:table-cell>
          <table:table-cell office:value-type="float" office:value="2064.99" calcext:value-type="float">
            <text:p>2064.99</text:p>
          </table:table-cell>
        </table:table-row>
        <table:table-row table:style-name="ro1">
          <table:table-cell office:value-type="float" office:value="24638892" calcext:value-type="float">
            <text:p>24638892</text:p>
          </table:table-cell>
          <table:table-cell table:formula="of:=[.A1542]/1000/(60*60*24)" office:value-type="time" office:time-value="PT06H50M38.892S" calcext:value-type="time">
            <text:p>06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3.81" calcext:value-type="float">
            <text:p>1673.81</text:p>
          </table:table-cell>
          <table:table-cell office:value-type="float" office:value="2066.26" calcext:value-type="float">
            <text:p>2066.26</text:p>
          </table:table-cell>
        </table:table-row>
        <table:table-row table:style-name="ro1">
          <table:table-cell office:value-type="float" office:value="24654892" calcext:value-type="float">
            <text:p>24654892</text:p>
          </table:table-cell>
          <table:table-cell table:formula="of:=[.A1543]/1000/(60*60*24)" office:value-type="time" office:time-value="PT06H50M54.892S" calcext:value-type="time">
            <text:p>06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4.87" calcext:value-type="float">
            <text:p>1674.87</text:p>
          </table:table-cell>
          <table:table-cell office:value-type="float" office:value="2067.54" calcext:value-type="float">
            <text:p>2067.54</text:p>
          </table:table-cell>
        </table:table-row>
        <table:table-row table:style-name="ro1">
          <table:table-cell office:value-type="float" office:value="24670892" calcext:value-type="float">
            <text:p>24670892</text:p>
          </table:table-cell>
          <table:table-cell table:formula="of:=[.A1544]/1000/(60*60*24)" office:value-type="time" office:time-value="PT06H51M10.892S" calcext:value-type="time">
            <text:p>06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675.94" calcext:value-type="float">
            <text:p>1675.94</text:p>
          </table:table-cell>
          <table:table-cell office:value-type="float" office:value="2068.82" calcext:value-type="float">
            <text:p>2068.82</text:p>
          </table:table-cell>
        </table:table-row>
        <table:table-row table:style-name="ro1">
          <table:table-cell office:value-type="float" office:value="24686892" calcext:value-type="float">
            <text:p>24686892</text:p>
          </table:table-cell>
          <table:table-cell table:formula="of:=[.A1545]/1000/(60*60*24)" office:value-type="time" office:time-value="PT06H51M26.892S" calcext:value-type="time">
            <text:p>06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7" calcext:value-type="float">
            <text:p>1677</text:p>
          </table:table-cell>
          <table:table-cell office:value-type="float" office:value="2070.1" calcext:value-type="float">
            <text:p>2070.1</text:p>
          </table:table-cell>
        </table:table-row>
        <table:table-row table:style-name="ro1">
          <table:table-cell office:value-type="float" office:value="24702892" calcext:value-type="float">
            <text:p>24702892</text:p>
          </table:table-cell>
          <table:table-cell table:formula="of:=[.A1546]/1000/(60*60*24)" office:value-type="time" office:time-value="PT06H51M42.892S" calcext:value-type="time">
            <text:p>06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8.8" calcext:value-type="float">
            <text:p>238.8</text:p>
          </table:table-cell>
          <table:table-cell office:value-type="float" office:value="288.44" calcext:value-type="float">
            <text:p>288.44</text:p>
          </table:table-cell>
          <table:table-cell office:value-type="float" office:value="1678.06" calcext:value-type="float">
            <text:p>1678.06</text:p>
          </table:table-cell>
          <table:table-cell office:value-type="float" office:value="2071.38" calcext:value-type="float">
            <text:p>2071.38</text:p>
          </table:table-cell>
        </table:table-row>
        <table:table-row table:style-name="ro1">
          <table:table-cell office:value-type="float" office:value="24718892" calcext:value-type="float">
            <text:p>24718892</text:p>
          </table:table-cell>
          <table:table-cell table:formula="of:=[.A1547]/1000/(60*60*24)" office:value-type="time" office:time-value="PT06H51M58.892S" calcext:value-type="time">
            <text:p>06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79.12" calcext:value-type="float">
            <text:p>1679.12</text:p>
          </table:table-cell>
          <table:table-cell office:value-type="float" office:value="2072.65" calcext:value-type="float">
            <text:p>2072.65</text:p>
          </table:table-cell>
        </table:table-row>
        <table:table-row table:style-name="ro1">
          <table:table-cell office:value-type="float" office:value="24734892" calcext:value-type="float">
            <text:p>24734892</text:p>
          </table:table-cell>
          <table:table-cell table:formula="of:=[.A1548]/1000/(60*60*24)" office:value-type="time" office:time-value="PT06H52M14.892S" calcext:value-type="time">
            <text:p>06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80.18" calcext:value-type="float">
            <text:p>1680.18</text:p>
          </table:table-cell>
          <table:table-cell office:value-type="float" office:value="2073.93" calcext:value-type="float">
            <text:p>2073.93</text:p>
          </table:table-cell>
        </table:table-row>
        <table:table-row table:style-name="ro1">
          <table:table-cell office:value-type="float" office:value="24750892" calcext:value-type="float">
            <text:p>24750892</text:p>
          </table:table-cell>
          <table:table-cell table:formula="of:=[.A1549]/1000/(60*60*24)" office:value-type="time" office:time-value="PT06H52M30.892S" calcext:value-type="time">
            <text:p>06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1.24" calcext:value-type="float">
            <text:p>1681.24</text:p>
          </table:table-cell>
          <table:table-cell office:value-type="float" office:value="2075.21" calcext:value-type="float">
            <text:p>2075.21</text:p>
          </table:table-cell>
        </table:table-row>
        <table:table-row table:style-name="ro1">
          <table:table-cell office:value-type="float" office:value="24766892" calcext:value-type="float">
            <text:p>24766892</text:p>
          </table:table-cell>
          <table:table-cell table:formula="of:=[.A1550]/1000/(60*60*24)" office:value-type="time" office:time-value="PT06H52M46.892S" calcext:value-type="time">
            <text:p>06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2.3" calcext:value-type="float">
            <text:p>1682.3</text:p>
          </table:table-cell>
          <table:table-cell office:value-type="float" office:value="2076.49" calcext:value-type="float">
            <text:p>2076.49</text:p>
          </table:table-cell>
        </table:table-row>
        <table:table-row table:style-name="ro1">
          <table:table-cell office:value-type="float" office:value="24782892" calcext:value-type="float">
            <text:p>24782892</text:p>
          </table:table-cell>
          <table:table-cell table:formula="of:=[.A1551]/1000/(60*60*24)" office:value-type="time" office:time-value="PT06H53M02.892S" calcext:value-type="time">
            <text:p>06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683.37" calcext:value-type="float">
            <text:p>1683.37</text:p>
          </table:table-cell>
          <table:table-cell office:value-type="float" office:value="2077.76" calcext:value-type="float">
            <text:p>2077.76</text:p>
          </table:table-cell>
        </table:table-row>
        <table:table-row table:style-name="ro1">
          <table:table-cell office:value-type="float" office:value="24798892" calcext:value-type="float">
            <text:p>24798892</text:p>
          </table:table-cell>
          <table:table-cell table:formula="of:=[.A1552]/1000/(60*60*24)" office:value-type="time" office:time-value="PT06H53M18.892S" calcext:value-type="time">
            <text:p>06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84.43" calcext:value-type="float">
            <text:p>1684.43</text:p>
          </table:table-cell>
          <table:table-cell office:value-type="float" office:value="2079.04" calcext:value-type="float">
            <text:p>2079.04</text:p>
          </table:table-cell>
        </table:table-row>
        <table:table-row table:style-name="ro1">
          <table:table-cell office:value-type="float" office:value="24814892" calcext:value-type="float">
            <text:p>24814892</text:p>
          </table:table-cell>
          <table:table-cell table:formula="of:=[.A1553]/1000/(60*60*24)" office:value-type="time" office:time-value="PT06H53M34.892S" calcext:value-type="time">
            <text:p>06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685.49" calcext:value-type="float">
            <text:p>1685.49</text:p>
          </table:table-cell>
          <table:table-cell office:value-type="float" office:value="2080.32" calcext:value-type="float">
            <text:p>2080.32</text:p>
          </table:table-cell>
        </table:table-row>
        <table:table-row table:style-name="ro1">
          <table:table-cell office:value-type="float" office:value="24830892" calcext:value-type="float">
            <text:p>24830892</text:p>
          </table:table-cell>
          <table:table-cell table:formula="of:=[.A1554]/1000/(60*60*24)" office:value-type="time" office:time-value="PT06H53M50.892S" calcext:value-type="time">
            <text:p>06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86.55" calcext:value-type="float">
            <text:p>1686.55</text:p>
          </table:table-cell>
          <table:table-cell office:value-type="float" office:value="2081.6" calcext:value-type="float">
            <text:p>2081.6</text:p>
          </table:table-cell>
        </table:table-row>
        <table:table-row table:style-name="ro1">
          <table:table-cell office:value-type="float" office:value="24846892" calcext:value-type="float">
            <text:p>24846892</text:p>
          </table:table-cell>
          <table:table-cell table:formula="of:=[.A1555]/1000/(60*60*24)" office:value-type="time" office:time-value="PT06H54M06.892S" calcext:value-type="time">
            <text:p>06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87.61" calcext:value-type="float">
            <text:p>1687.61</text:p>
          </table:table-cell>
          <table:table-cell office:value-type="float" office:value="2082.87" calcext:value-type="float">
            <text:p>2082.87</text:p>
          </table:table-cell>
        </table:table-row>
        <table:table-row table:style-name="ro1">
          <table:table-cell office:value-type="float" office:value="24862892" calcext:value-type="float">
            <text:p>24862892</text:p>
          </table:table-cell>
          <table:table-cell table:formula="of:=[.A1556]/1000/(60*60*24)" office:value-type="time" office:time-value="PT06H54M22.892S" calcext:value-type="time">
            <text:p>06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8.7" calcext:value-type="float">
            <text:p>238.7</text:p>
          </table:table-cell>
          <table:table-cell office:value-type="float" office:value="288.32" calcext:value-type="float">
            <text:p>288.32</text:p>
          </table:table-cell>
          <table:table-cell office:value-type="float" office:value="1688.67" calcext:value-type="float">
            <text:p>1688.67</text:p>
          </table:table-cell>
          <table:table-cell office:value-type="float" office:value="2084.15" calcext:value-type="float">
            <text:p>2084.15</text:p>
          </table:table-cell>
        </table:table-row>
        <table:table-row table:style-name="ro1">
          <table:table-cell office:value-type="float" office:value="24878892" calcext:value-type="float">
            <text:p>24878892</text:p>
          </table:table-cell>
          <table:table-cell table:formula="of:=[.A1557]/1000/(60*60*24)" office:value-type="time" office:time-value="PT06H54M38.892S" calcext:value-type="time">
            <text:p>06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89.73" calcext:value-type="float">
            <text:p>1689.73</text:p>
          </table:table-cell>
          <table:table-cell office:value-type="float" office:value="2085.43" calcext:value-type="float">
            <text:p>2085.43</text:p>
          </table:table-cell>
        </table:table-row>
        <table:table-row table:style-name="ro1">
          <table:table-cell office:value-type="float" office:value="24894892" calcext:value-type="float">
            <text:p>24894892</text:p>
          </table:table-cell>
          <table:table-cell table:formula="of:=[.A1558]/1000/(60*60*24)" office:value-type="time" office:time-value="PT06H54M54.892S" calcext:value-type="time">
            <text:p>06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0.79" calcext:value-type="float">
            <text:p>1690.79</text:p>
          </table:table-cell>
          <table:table-cell office:value-type="float" office:value="2086.71" calcext:value-type="float">
            <text:p>2086.71</text:p>
          </table:table-cell>
        </table:table-row>
        <table:table-row table:style-name="ro1">
          <table:table-cell office:value-type="float" office:value="24910892" calcext:value-type="float">
            <text:p>24910892</text:p>
          </table:table-cell>
          <table:table-cell table:formula="of:=[.A1559]/1000/(60*60*24)" office:value-type="time" office:time-value="PT06H55M10.892S" calcext:value-type="time">
            <text:p>06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691.85" calcext:value-type="float">
            <text:p>1691.85</text:p>
          </table:table-cell>
          <table:table-cell office:value-type="float" office:value="2087.98" calcext:value-type="float">
            <text:p>2087.98</text:p>
          </table:table-cell>
        </table:table-row>
        <table:table-row table:style-name="ro1">
          <table:table-cell office:value-type="float" office:value="24926892" calcext:value-type="float">
            <text:p>24926892</text:p>
          </table:table-cell>
          <table:table-cell table:formula="of:=[.A1560]/1000/(60*60*24)" office:value-type="time" office:time-value="PT06H55M26.892S" calcext:value-type="time">
            <text:p>06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2.91" calcext:value-type="float">
            <text:p>1692.91</text:p>
          </table:table-cell>
          <table:table-cell office:value-type="float" office:value="2089.26" calcext:value-type="float">
            <text:p>2089.26</text:p>
          </table:table-cell>
        </table:table-row>
        <table:table-row table:style-name="ro1">
          <table:table-cell office:value-type="float" office:value="24942892" calcext:value-type="float">
            <text:p>24942892</text:p>
          </table:table-cell>
          <table:table-cell table:formula="of:=[.A1561]/1000/(60*60*24)" office:value-type="time" office:time-value="PT06H55M42.892S" calcext:value-type="time">
            <text:p>06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3.97" calcext:value-type="float">
            <text:p>1693.97</text:p>
          </table:table-cell>
          <table:table-cell office:value-type="float" office:value="2090.54" calcext:value-type="float">
            <text:p>2090.54</text:p>
          </table:table-cell>
        </table:table-row>
        <table:table-row table:style-name="ro1">
          <table:table-cell office:value-type="float" office:value="24958892" calcext:value-type="float">
            <text:p>24958892</text:p>
          </table:table-cell>
          <table:table-cell table:formula="of:=[.A1562]/1000/(60*60*24)" office:value-type="time" office:time-value="PT06H55M58.892S" calcext:value-type="time">
            <text:p>06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95.03" calcext:value-type="float">
            <text:p>1695.03</text:p>
          </table:table-cell>
          <table:table-cell office:value-type="float" office:value="2091.82" calcext:value-type="float">
            <text:p>2091.82</text:p>
          </table:table-cell>
        </table:table-row>
        <table:table-row table:style-name="ro1">
          <table:table-cell office:value-type="float" office:value="24974892" calcext:value-type="float">
            <text:p>24974892</text:p>
          </table:table-cell>
          <table:table-cell table:formula="of:=[.A1563]/1000/(60*60*24)" office:value-type="time" office:time-value="PT06H56M14.892S" calcext:value-type="time">
            <text:p>06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696.09" calcext:value-type="float">
            <text:p>1696.09</text:p>
          </table:table-cell>
          <table:table-cell office:value-type="float" office:value="2093.09" calcext:value-type="float">
            <text:p>2093.09</text:p>
          </table:table-cell>
        </table:table-row>
        <table:table-row table:style-name="ro1">
          <table:table-cell office:value-type="float" office:value="24990892" calcext:value-type="float">
            <text:p>24990892</text:p>
          </table:table-cell>
          <table:table-cell table:formula="of:=[.A1564]/1000/(60*60*24)" office:value-type="time" office:time-value="PT06H56M30.892S" calcext:value-type="time">
            <text:p>06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97.16" calcext:value-type="float">
            <text:p>1697.16</text:p>
          </table:table-cell>
          <table:table-cell office:value-type="float" office:value="2094.37" calcext:value-type="float">
            <text:p>2094.37</text:p>
          </table:table-cell>
        </table:table-row>
        <table:table-row table:style-name="ro1">
          <table:table-cell office:value-type="float" office:value="25006892" calcext:value-type="float">
            <text:p>25006892</text:p>
          </table:table-cell>
          <table:table-cell table:formula="of:=[.A1565]/1000/(60*60*24)" office:value-type="time" office:time-value="PT06H56M46.892S" calcext:value-type="time">
            <text:p>06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98.22" calcext:value-type="float">
            <text:p>1698.22</text:p>
          </table:table-cell>
          <table:table-cell office:value-type="float" office:value="2095.65" calcext:value-type="float">
            <text:p>2095.65</text:p>
          </table:table-cell>
        </table:table-row>
        <table:table-row table:style-name="ro1">
          <table:table-cell office:value-type="float" office:value="25022892" calcext:value-type="float">
            <text:p>25022892</text:p>
          </table:table-cell>
          <table:table-cell table:formula="of:=[.A1566]/1000/(60*60*24)" office:value-type="time" office:time-value="PT06H57M02.892S" calcext:value-type="time">
            <text:p>06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99.28" calcext:value-type="float">
            <text:p>1699.28</text:p>
          </table:table-cell>
          <table:table-cell office:value-type="float" office:value="2096.93" calcext:value-type="float">
            <text:p>2096.93</text:p>
          </table:table-cell>
        </table:table-row>
        <table:table-row table:style-name="ro1">
          <table:table-cell office:value-type="float" office:value="25038892" calcext:value-type="float">
            <text:p>25038892</text:p>
          </table:table-cell>
          <table:table-cell table:formula="of:=[.A1567]/1000/(60*60*24)" office:value-type="time" office:time-value="PT06H57M18.892S" calcext:value-type="time">
            <text:p>06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700.34" calcext:value-type="float">
            <text:p>1700.34</text:p>
          </table:table-cell>
          <table:table-cell office:value-type="float" office:value="2098.2" calcext:value-type="float">
            <text:p>2098.2</text:p>
          </table:table-cell>
        </table:table-row>
        <table:table-row table:style-name="ro1">
          <table:table-cell office:value-type="float" office:value="25054892" calcext:value-type="float">
            <text:p>25054892</text:p>
          </table:table-cell>
          <table:table-cell table:formula="of:=[.A1568]/1000/(60*60*24)" office:value-type="time" office:time-value="PT06H57M34.892S" calcext:value-type="time">
            <text:p>06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1.4" calcext:value-type="float">
            <text:p>1701.4</text:p>
          </table:table-cell>
          <table:table-cell office:value-type="float" office:value="2099.48" calcext:value-type="float">
            <text:p>2099.48</text:p>
          </table:table-cell>
        </table:table-row>
        <table:table-row table:style-name="ro1">
          <table:table-cell office:value-type="float" office:value="25070892" calcext:value-type="float">
            <text:p>25070892</text:p>
          </table:table-cell>
          <table:table-cell table:formula="of:=[.A1569]/1000/(60*60*24)" office:value-type="time" office:time-value="PT06H57M50.892S" calcext:value-type="time">
            <text:p>06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2.46" calcext:value-type="float">
            <text:p>1702.46</text:p>
          </table:table-cell>
          <table:table-cell office:value-type="float" office:value="2100.76" calcext:value-type="float">
            <text:p>2100.76</text:p>
          </table:table-cell>
        </table:table-row>
        <table:table-row table:style-name="ro1">
          <table:table-cell office:value-type="float" office:value="25086892" calcext:value-type="float">
            <text:p>25086892</text:p>
          </table:table-cell>
          <table:table-cell table:formula="of:=[.A1570]/1000/(60*60*24)" office:value-type="time" office:time-value="PT06H58M06.892S" calcext:value-type="time">
            <text:p>06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3.52" calcext:value-type="float">
            <text:p>1703.52</text:p>
          </table:table-cell>
          <table:table-cell office:value-type="float" office:value="2102.03" calcext:value-type="float">
            <text:p>2102.03</text:p>
          </table:table-cell>
        </table:table-row>
        <table:table-row table:style-name="ro1">
          <table:table-cell office:value-type="float" office:value="25102892" calcext:value-type="float">
            <text:p>25102892</text:p>
          </table:table-cell>
          <table:table-cell table:formula="of:=[.A1571]/1000/(60*60*24)" office:value-type="time" office:time-value="PT06H58M22.892S" calcext:value-type="time">
            <text:p>06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4.58" calcext:value-type="float">
            <text:p>1704.58</text:p>
          </table:table-cell>
          <table:table-cell office:value-type="float" office:value="2103.31" calcext:value-type="float">
            <text:p>2103.31</text:p>
          </table:table-cell>
        </table:table-row>
        <table:table-row table:style-name="ro1">
          <table:table-cell office:value-type="float" office:value="25118892" calcext:value-type="float">
            <text:p>25118892</text:p>
          </table:table-cell>
          <table:table-cell table:formula="of:=[.A1572]/1000/(60*60*24)" office:value-type="time" office:time-value="PT06H58M38.892S" calcext:value-type="time">
            <text:p>06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5.64" calcext:value-type="float">
            <text:p>1705.64</text:p>
          </table:table-cell>
          <table:table-cell office:value-type="float" office:value="2104.59" calcext:value-type="float">
            <text:p>2104.59</text:p>
          </table:table-cell>
        </table:table-row>
        <table:table-row table:style-name="ro1">
          <table:table-cell office:value-type="float" office:value="25134892" calcext:value-type="float">
            <text:p>25134892</text:p>
          </table:table-cell>
          <table:table-cell table:formula="of:=[.A1573]/1000/(60*60*24)" office:value-type="time" office:time-value="PT06H58M54.892S" calcext:value-type="time">
            <text:p>06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06.7" calcext:value-type="float">
            <text:p>1706.7</text:p>
          </table:table-cell>
          <table:table-cell office:value-type="float" office:value="2105.86" calcext:value-type="float">
            <text:p>2105.86</text:p>
          </table:table-cell>
        </table:table-row>
        <table:table-row table:style-name="ro1">
          <table:table-cell office:value-type="float" office:value="25150892" calcext:value-type="float">
            <text:p>25150892</text:p>
          </table:table-cell>
          <table:table-cell table:formula="of:=[.A1574]/1000/(60*60*24)" office:value-type="time" office:time-value="PT06H59M10.892S" calcext:value-type="time">
            <text:p>06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07.76" calcext:value-type="float">
            <text:p>1707.76</text:p>
          </table:table-cell>
          <table:table-cell office:value-type="float" office:value="2107.14" calcext:value-type="float">
            <text:p>2107.14</text:p>
          </table:table-cell>
        </table:table-row>
        <table:table-row table:style-name="ro1">
          <table:table-cell office:value-type="float" office:value="25166892" calcext:value-type="float">
            <text:p>25166892</text:p>
          </table:table-cell>
          <table:table-cell table:formula="of:=[.A1575]/1000/(60*60*24)" office:value-type="time" office:time-value="PT06H59M26.892S" calcext:value-type="time">
            <text:p>06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708.82" calcext:value-type="float">
            <text:p>1708.82</text:p>
          </table:table-cell>
          <table:table-cell office:value-type="float" office:value="2108.41" calcext:value-type="float">
            <text:p>2108.41</text:p>
          </table:table-cell>
        </table:table-row>
        <table:table-row table:style-name="ro1">
          <table:table-cell office:value-type="float" office:value="25182892" calcext:value-type="float">
            <text:p>25182892</text:p>
          </table:table-cell>
          <table:table-cell table:formula="of:=[.A1576]/1000/(60*60*24)" office:value-type="time" office:time-value="PT06H59M42.892S" calcext:value-type="time">
            <text:p>06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09.88" calcext:value-type="float">
            <text:p>1709.88</text:p>
          </table:table-cell>
          <table:table-cell office:value-type="float" office:value="2109.69" calcext:value-type="float">
            <text:p>2109.69</text:p>
          </table:table-cell>
        </table:table-row>
        <table:table-row table:style-name="ro1">
          <table:table-cell office:value-type="float" office:value="25198892" calcext:value-type="float">
            <text:p>25198892</text:p>
          </table:table-cell>
          <table:table-cell table:formula="of:=[.A1577]/1000/(60*60*24)" office:value-type="time" office:time-value="PT06H59M58.892S" calcext:value-type="time">
            <text:p>06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0.94" calcext:value-type="float">
            <text:p>1710.94</text:p>
          </table:table-cell>
          <table:table-cell office:value-type="float" office:value="2110.97" calcext:value-type="float">
            <text:p>2110.97</text:p>
          </table:table-cell>
        </table:table-row>
        <table:table-row table:style-name="ro1">
          <table:table-cell office:value-type="float" office:value="25214892" calcext:value-type="float">
            <text:p>25214892</text:p>
          </table:table-cell>
          <table:table-cell table:formula="of:=[.A1578]/1000/(60*60*24)" office:value-type="time" office:time-value="PT07H00M14.892S" calcext:value-type="time">
            <text:p>07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712" calcext:value-type="float">
            <text:p>1712</text:p>
          </table:table-cell>
          <table:table-cell office:value-type="float" office:value="2112.24" calcext:value-type="float">
            <text:p>2112.24</text:p>
          </table:table-cell>
        </table:table-row>
        <table:table-row table:style-name="ro1">
          <table:table-cell office:value-type="float" office:value="25230892" calcext:value-type="float">
            <text:p>25230892</text:p>
          </table:table-cell>
          <table:table-cell table:formula="of:=[.A1579]/1000/(60*60*24)" office:value-type="time" office:time-value="PT07H00M30.892S" calcext:value-type="time">
            <text:p>07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713.06" calcext:value-type="float">
            <text:p>1713.06</text:p>
          </table:table-cell>
          <table:table-cell office:value-type="float" office:value="2113.52" calcext:value-type="float">
            <text:p>2113.52</text:p>
          </table:table-cell>
        </table:table-row>
        <table:table-row table:style-name="ro1">
          <table:table-cell office:value-type="float" office:value="25246892" calcext:value-type="float">
            <text:p>25246892</text:p>
          </table:table-cell>
          <table:table-cell table:formula="of:=[.A1580]/1000/(60*60*24)" office:value-type="time" office:time-value="PT07H00M46.892S" calcext:value-type="time">
            <text:p>07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714.12" calcext:value-type="float">
            <text:p>1714.12</text:p>
          </table:table-cell>
          <table:table-cell office:value-type="float" office:value="2114.8" calcext:value-type="float">
            <text:p>2114.8</text:p>
          </table:table-cell>
        </table:table-row>
        <table:table-row table:style-name="ro1">
          <table:table-cell office:value-type="float" office:value="25262892" calcext:value-type="float">
            <text:p>25262892</text:p>
          </table:table-cell>
          <table:table-cell table:formula="of:=[.A1581]/1000/(60*60*24)" office:value-type="time" office:time-value="PT07H01M02.892S" calcext:value-type="time">
            <text:p>07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715.18" calcext:value-type="float">
            <text:p>1715.18</text:p>
          </table:table-cell>
          <table:table-cell office:value-type="float" office:value="2116.07" calcext:value-type="float">
            <text:p>2116.07</text:p>
          </table:table-cell>
        </table:table-row>
        <table:table-row table:style-name="ro1">
          <table:table-cell office:value-type="float" office:value="25278892" calcext:value-type="float">
            <text:p>25278892</text:p>
          </table:table-cell>
          <table:table-cell table:formula="of:=[.A1582]/1000/(60*60*24)" office:value-type="time" office:time-value="PT07H01M18.892S" calcext:value-type="time">
            <text:p>07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16.24" calcext:value-type="float">
            <text:p>1716.24</text:p>
          </table:table-cell>
          <table:table-cell office:value-type="float" office:value="2117.35" calcext:value-type="float">
            <text:p>2117.35</text:p>
          </table:table-cell>
        </table:table-row>
        <table:table-row table:style-name="ro1">
          <table:table-cell office:value-type="float" office:value="25294892" calcext:value-type="float">
            <text:p>25294892</text:p>
          </table:table-cell>
          <table:table-cell table:formula="of:=[.A1583]/1000/(60*60*24)" office:value-type="time" office:time-value="PT07H01M34.892S" calcext:value-type="time">
            <text:p>07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17.3" calcext:value-type="float">
            <text:p>1717.3</text:p>
          </table:table-cell>
          <table:table-cell office:value-type="float" office:value="2118.62" calcext:value-type="float">
            <text:p>2118.62</text:p>
          </table:table-cell>
        </table:table-row>
        <table:table-row table:style-name="ro1">
          <table:table-cell office:value-type="float" office:value="25310892" calcext:value-type="float">
            <text:p>25310892</text:p>
          </table:table-cell>
          <table:table-cell table:formula="of:=[.A1584]/1000/(60*60*24)" office:value-type="time" office:time-value="PT07H01M50.892S" calcext:value-type="time">
            <text:p>07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18.36" calcext:value-type="float">
            <text:p>1718.36</text:p>
          </table:table-cell>
          <table:table-cell office:value-type="float" office:value="2119.9" calcext:value-type="float">
            <text:p>2119.9</text:p>
          </table:table-cell>
        </table:table-row>
        <table:table-row table:style-name="ro1">
          <table:table-cell office:value-type="float" office:value="25326892" calcext:value-type="float">
            <text:p>25326892</text:p>
          </table:table-cell>
          <table:table-cell table:formula="of:=[.A1585]/1000/(60*60*24)" office:value-type="time" office:time-value="PT07H02M06.892S" calcext:value-type="time">
            <text:p>07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19.42" calcext:value-type="float">
            <text:p>1719.42</text:p>
          </table:table-cell>
          <table:table-cell office:value-type="float" office:value="2121.18" calcext:value-type="float">
            <text:p>2121.18</text:p>
          </table:table-cell>
        </table:table-row>
        <table:table-row table:style-name="ro1">
          <table:table-cell office:value-type="float" office:value="25342892" calcext:value-type="float">
            <text:p>25342892</text:p>
          </table:table-cell>
          <table:table-cell table:formula="of:=[.A1586]/1000/(60*60*24)" office:value-type="time" office:time-value="PT07H02M22.892S" calcext:value-type="time">
            <text:p>07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720.48" calcext:value-type="float">
            <text:p>1720.48</text:p>
          </table:table-cell>
          <table:table-cell office:value-type="float" office:value="2122.45" calcext:value-type="float">
            <text:p>2122.45</text:p>
          </table:table-cell>
        </table:table-row>
        <table:table-row table:style-name="ro1">
          <table:table-cell office:value-type="float" office:value="25358892" calcext:value-type="float">
            <text:p>25358892</text:p>
          </table:table-cell>
          <table:table-cell table:formula="of:=[.A1587]/1000/(60*60*24)" office:value-type="time" office:time-value="PT07H02M38.892S" calcext:value-type="time">
            <text:p>07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1.54" calcext:value-type="float">
            <text:p>1721.54</text:p>
          </table:table-cell>
          <table:table-cell office:value-type="float" office:value="2123.72" calcext:value-type="float">
            <text:p>2123.72</text:p>
          </table:table-cell>
        </table:table-row>
        <table:table-row table:style-name="ro1">
          <table:table-cell office:value-type="float" office:value="25374892" calcext:value-type="float">
            <text:p>25374892</text:p>
          </table:table-cell>
          <table:table-cell table:formula="of:=[.A1588]/1000/(60*60*24)" office:value-type="time" office:time-value="PT07H02M54.892S" calcext:value-type="time">
            <text:p>07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722.59" calcext:value-type="float">
            <text:p>1722.59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5390892" calcext:value-type="float">
            <text:p>25390892</text:p>
          </table:table-cell>
          <table:table-cell table:formula="of:=[.A1589]/1000/(60*60*24)" office:value-type="time" office:time-value="PT07H03M10.892S" calcext:value-type="time">
            <text:p>07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723.65" calcext:value-type="float">
            <text:p>1723.65</text:p>
          </table:table-cell>
          <table:table-cell office:value-type="float" office:value="2126.27" calcext:value-type="float">
            <text:p>2126.27</text:p>
          </table:table-cell>
        </table:table-row>
        <table:table-row table:style-name="ro1">
          <table:table-cell office:value-type="float" office:value="25406892" calcext:value-type="float">
            <text:p>25406892</text:p>
          </table:table-cell>
          <table:table-cell table:formula="of:=[.A1590]/1000/(60*60*24)" office:value-type="time" office:time-value="PT07H03M26.892S" calcext:value-type="time">
            <text:p>07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724.71" calcext:value-type="float">
            <text:p>1724.71</text:p>
          </table:table-cell>
          <table:table-cell office:value-type="float" office:value="2127.54" calcext:value-type="float">
            <text:p>2127.54</text:p>
          </table:table-cell>
        </table:table-row>
        <table:table-row table:style-name="ro1">
          <table:table-cell office:value-type="float" office:value="25422892" calcext:value-type="float">
            <text:p>25422892</text:p>
          </table:table-cell>
          <table:table-cell table:formula="of:=[.A1591]/1000/(60*60*24)" office:value-type="time" office:time-value="PT07H03M42.892S" calcext:value-type="time">
            <text:p>07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725.77" calcext:value-type="float">
            <text:p>1725.77</text:p>
          </table:table-cell>
          <table:table-cell office:value-type="float" office:value="2128.82" calcext:value-type="float">
            <text:p>2128.82</text:p>
          </table:table-cell>
        </table:table-row>
        <table:table-row table:style-name="ro1">
          <table:table-cell office:value-type="float" office:value="25438892" calcext:value-type="float">
            <text:p>25438892</text:p>
          </table:table-cell>
          <table:table-cell table:formula="of:=[.A1592]/1000/(60*60*24)" office:value-type="time" office:time-value="PT07H03M58.892S" calcext:value-type="time">
            <text:p>07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26.83" calcext:value-type="float">
            <text:p>1726.83</text:p>
          </table:table-cell>
          <table:table-cell office:value-type="float" office:value="2130.09" calcext:value-type="float">
            <text:p>2130.09</text:p>
          </table:table-cell>
        </table:table-row>
        <table:table-row table:style-name="ro1">
          <table:table-cell office:value-type="float" office:value="25454892" calcext:value-type="float">
            <text:p>25454892</text:p>
          </table:table-cell>
          <table:table-cell table:formula="of:=[.A1593]/1000/(60*60*24)" office:value-type="time" office:time-value="PT07H04M14.892S" calcext:value-type="time">
            <text:p>07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27.89" calcext:value-type="float">
            <text:p>1727.89</text:p>
          </table:table-cell>
          <table:table-cell office:value-type="float" office:value="2131.36" calcext:value-type="float">
            <text:p>2131.36</text:p>
          </table:table-cell>
        </table:table-row>
        <table:table-row table:style-name="ro1">
          <table:table-cell office:value-type="float" office:value="25470892" calcext:value-type="float">
            <text:p>25470892</text:p>
          </table:table-cell>
          <table:table-cell table:formula="of:=[.A1594]/1000/(60*60*24)" office:value-type="time" office:time-value="PT07H04M30.892S" calcext:value-type="time">
            <text:p>07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28.95" calcext:value-type="float">
            <text:p>1728.95</text:p>
          </table:table-cell>
          <table:table-cell office:value-type="float" office:value="2132.63" calcext:value-type="float">
            <text:p>2132.63</text:p>
          </table:table-cell>
        </table:table-row>
        <table:table-row table:style-name="ro1">
          <table:table-cell office:value-type="float" office:value="25486892" calcext:value-type="float">
            <text:p>25486892</text:p>
          </table:table-cell>
          <table:table-cell table:formula="of:=[.A1595]/1000/(60*60*24)" office:value-type="time" office:time-value="PT07H04M46.892S" calcext:value-type="time">
            <text:p>07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30.01" calcext:value-type="float">
            <text:p>1730.01</text:p>
          </table:table-cell>
          <table:table-cell office:value-type="float" office:value="2133.9" calcext:value-type="float">
            <text:p>2133.9</text:p>
          </table:table-cell>
        </table:table-row>
        <table:table-row table:style-name="ro1">
          <table:table-cell office:value-type="float" office:value="25502892" calcext:value-type="float">
            <text:p>25502892</text:p>
          </table:table-cell>
          <table:table-cell table:formula="of:=[.A1596]/1000/(60*60*24)" office:value-type="time" office:time-value="PT07H05M02.892S" calcext:value-type="time">
            <text:p>07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31.07" calcext:value-type="float">
            <text:p>1731.07</text:p>
          </table:table-cell>
          <table:table-cell office:value-type="float" office:value="2135.17" calcext:value-type="float">
            <text:p>2135.17</text:p>
          </table:table-cell>
        </table:table-row>
        <table:table-row table:style-name="ro1">
          <table:table-cell office:value-type="float" office:value="25518892" calcext:value-type="float">
            <text:p>25518892</text:p>
          </table:table-cell>
          <table:table-cell table:formula="of:=[.A1597]/1000/(60*60*24)" office:value-type="time" office:time-value="PT07H05M18.892S" calcext:value-type="time">
            <text:p>07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732.12" calcext:value-type="float">
            <text:p>1732.12</text:p>
          </table:table-cell>
          <table:table-cell office:value-type="float" office:value="2136.44" calcext:value-type="float">
            <text:p>2136.44</text:p>
          </table:table-cell>
        </table:table-row>
        <table:table-row table:style-name="ro1">
          <table:table-cell office:value-type="float" office:value="25534892" calcext:value-type="float">
            <text:p>25534892</text:p>
          </table:table-cell>
          <table:table-cell table:formula="of:=[.A1598]/1000/(60*60*24)" office:value-type="time" office:time-value="PT07H05M34.892S" calcext:value-type="time">
            <text:p>07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3.18" calcext:value-type="float">
            <text:p>1733.18</text:p>
          </table:table-cell>
          <table:table-cell office:value-type="float" office:value="2137.71" calcext:value-type="float">
            <text:p>2137.71</text:p>
          </table:table-cell>
        </table:table-row>
        <table:table-row table:style-name="ro1">
          <table:table-cell office:value-type="float" office:value="25550892" calcext:value-type="float">
            <text:p>25550892</text:p>
          </table:table-cell>
          <table:table-cell table:formula="of:=[.A1599]/1000/(60*60*24)" office:value-type="time" office:time-value="PT07H05M50.892S" calcext:value-type="time">
            <text:p>07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4.24" calcext:value-type="float">
            <text:p>1734.24</text:p>
          </table:table-cell>
          <table:table-cell office:value-type="float" office:value="2138.99" calcext:value-type="float">
            <text:p>2138.99</text:p>
          </table:table-cell>
        </table:table-row>
        <table:table-row table:style-name="ro1">
          <table:table-cell office:value-type="float" office:value="25566892" calcext:value-type="float">
            <text:p>25566892</text:p>
          </table:table-cell>
          <table:table-cell table:formula="of:=[.A1600]/1000/(60*60*24)" office:value-type="time" office:time-value="PT07H06M06.892S" calcext:value-type="time">
            <text:p>07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35.3" calcext:value-type="float">
            <text:p>1735.3</text:p>
          </table:table-cell>
          <table:table-cell office:value-type="float" office:value="2140.26" calcext:value-type="float">
            <text:p>2140.26</text:p>
          </table:table-cell>
        </table:table-row>
        <table:table-row table:style-name="ro1">
          <table:table-cell office:value-type="float" office:value="25582892" calcext:value-type="float">
            <text:p>25582892</text:p>
          </table:table-cell>
          <table:table-cell table:formula="of:=[.A1601]/1000/(60*60*24)" office:value-type="time" office:time-value="PT07H06M22.892S" calcext:value-type="time">
            <text:p>07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6.36" calcext:value-type="float">
            <text:p>1736.36</text:p>
          </table:table-cell>
          <table:table-cell office:value-type="float" office:value="2141.53" calcext:value-type="float">
            <text:p>2141.53</text:p>
          </table:table-cell>
        </table:table-row>
        <table:table-row table:style-name="ro1">
          <table:table-cell office:value-type="float" office:value="25598892" calcext:value-type="float">
            <text:p>25598892</text:p>
          </table:table-cell>
          <table:table-cell table:formula="of:=[.A1602]/1000/(60*60*24)" office:value-type="time" office:time-value="PT07H06M38.892S" calcext:value-type="time">
            <text:p>07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7.42" calcext:value-type="float">
            <text:p>1737.42</text:p>
          </table:table-cell>
          <table:table-cell office:value-type="float" office:value="2142.8" calcext:value-type="float">
            <text:p>2142.8</text:p>
          </table:table-cell>
        </table:table-row>
        <table:table-row table:style-name="ro1">
          <table:table-cell office:value-type="float" office:value="25614892" calcext:value-type="float">
            <text:p>25614892</text:p>
          </table:table-cell>
          <table:table-cell table:formula="of:=[.A1603]/1000/(60*60*24)" office:value-type="time" office:time-value="PT07H06M54.892S" calcext:value-type="time">
            <text:p>07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8.48" calcext:value-type="float">
            <text:p>1738.48</text:p>
          </table:table-cell>
          <table:table-cell office:value-type="float" office:value="2144.07" calcext:value-type="float">
            <text:p>2144.07</text:p>
          </table:table-cell>
        </table:table-row>
        <table:table-row table:style-name="ro1">
          <table:table-cell office:value-type="float" office:value="25630892" calcext:value-type="float">
            <text:p>25630892</text:p>
          </table:table-cell>
          <table:table-cell table:formula="of:=[.A1604]/1000/(60*60*24)" office:value-type="time" office:time-value="PT07H07M10.892S" calcext:value-type="time">
            <text:p>07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39.53" calcext:value-type="float">
            <text:p>1739.53</text:p>
          </table:table-cell>
          <table:table-cell office:value-type="float" office:value="2145.34" calcext:value-type="float">
            <text:p>2145.34</text:p>
          </table:table-cell>
        </table:table-row>
        <table:table-row table:style-name="ro1">
          <table:table-cell office:value-type="float" office:value="25646892" calcext:value-type="float">
            <text:p>25646892</text:p>
          </table:table-cell>
          <table:table-cell table:formula="of:=[.A1605]/1000/(60*60*24)" office:value-type="time" office:time-value="PT07H07M26.892S" calcext:value-type="time">
            <text:p>07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740.59" calcext:value-type="float">
            <text:p>1740.59</text:p>
          </table:table-cell>
          <table:table-cell office:value-type="float" office:value="2146.61" calcext:value-type="float">
            <text:p>2146.61</text:p>
          </table:table-cell>
        </table:table-row>
        <table:table-row table:style-name="ro1">
          <table:table-cell office:value-type="float" office:value="25662892" calcext:value-type="float">
            <text:p>25662892</text:p>
          </table:table-cell>
          <table:table-cell table:formula="of:=[.A1606]/1000/(60*60*24)" office:value-type="time" office:time-value="PT07H07M42.892S" calcext:value-type="time">
            <text:p>07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741.65" calcext:value-type="float">
            <text:p>1741.65</text:p>
          </table:table-cell>
          <table:table-cell office:value-type="float" office:value="2147.88" calcext:value-type="float">
            <text:p>2147.88</text:p>
          </table:table-cell>
        </table:table-row>
        <table:table-row table:style-name="ro1">
          <table:table-cell office:value-type="float" office:value="25678892" calcext:value-type="float">
            <text:p>25678892</text:p>
          </table:table-cell>
          <table:table-cell table:formula="of:=[.A1607]/1000/(60*60*24)" office:value-type="time" office:time-value="PT07H07M58.892S" calcext:value-type="time">
            <text:p>07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2.71" calcext:value-type="float">
            <text:p>1742.71</text:p>
          </table:table-cell>
          <table:table-cell office:value-type="float" office:value="2149.15" calcext:value-type="float">
            <text:p>2149.15</text:p>
          </table:table-cell>
        </table:table-row>
        <table:table-row table:style-name="ro1">
          <table:table-cell office:value-type="float" office:value="25694892" calcext:value-type="float">
            <text:p>25694892</text:p>
          </table:table-cell>
          <table:table-cell table:formula="of:=[.A1608]/1000/(60*60*24)" office:value-type="time" office:time-value="PT07H08M14.892S" calcext:value-type="time">
            <text:p>07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3.77" calcext:value-type="float">
            <text:p>1743.77</text:p>
          </table:table-cell>
          <table:table-cell office:value-type="float" office:value="2150.42" calcext:value-type="float">
            <text:p>2150.42</text:p>
          </table:table-cell>
        </table:table-row>
        <table:table-row table:style-name="ro1">
          <table:table-cell office:value-type="float" office:value="25710892" calcext:value-type="float">
            <text:p>25710892</text:p>
          </table:table-cell>
          <table:table-cell table:formula="of:=[.A1609]/1000/(60*60*24)" office:value-type="time" office:time-value="PT07H08M30.892S" calcext:value-type="time">
            <text:p>07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4.83" calcext:value-type="float">
            <text:p>1744.83</text:p>
          </table:table-cell>
          <table:table-cell office:value-type="float" office:value="2151.69" calcext:value-type="float">
            <text:p>2151.69</text:p>
          </table:table-cell>
        </table:table-row>
        <table:table-row table:style-name="ro1">
          <table:table-cell office:value-type="float" office:value="25726892" calcext:value-type="float">
            <text:p>25726892</text:p>
          </table:table-cell>
          <table:table-cell table:formula="of:=[.A1610]/1000/(60*60*24)" office:value-type="time" office:time-value="PT07H08M46.892S" calcext:value-type="time">
            <text:p>07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5.88" calcext:value-type="float">
            <text:p>1745.88</text:p>
          </table:table-cell>
          <table:table-cell office:value-type="float" office:value="2152.96" calcext:value-type="float">
            <text:p>2152.96</text:p>
          </table:table-cell>
        </table:table-row>
        <table:table-row table:style-name="ro1">
          <table:table-cell office:value-type="float" office:value="25742892" calcext:value-type="float">
            <text:p>25742892</text:p>
          </table:table-cell>
          <table:table-cell table:formula="of:=[.A1611]/1000/(60*60*24)" office:value-type="time" office:time-value="PT07H09M02.892S" calcext:value-type="time">
            <text:p>07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6.94" calcext:value-type="float">
            <text:p>1746.94</text:p>
          </table:table-cell>
          <table:table-cell office:value-type="float" office:value="2154.23" calcext:value-type="float">
            <text:p>2154.23</text:p>
          </table:table-cell>
        </table:table-row>
        <table:table-row table:style-name="ro1">
          <table:table-cell office:value-type="float" office:value="25758892" calcext:value-type="float">
            <text:p>25758892</text:p>
          </table:table-cell>
          <table:table-cell table:formula="of:=[.A1612]/1000/(60*60*24)" office:value-type="time" office:time-value="PT07H09M18.892S" calcext:value-type="time">
            <text:p>07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48" calcext:value-type="float">
            <text:p>1748</text:p>
          </table:table-cell>
          <table:table-cell office:value-type="float" office:value="2155.5" calcext:value-type="float">
            <text:p>2155.5</text:p>
          </table:table-cell>
        </table:table-row>
        <table:table-row table:style-name="ro1">
          <table:table-cell office:value-type="float" office:value="25774892" calcext:value-type="float">
            <text:p>25774892</text:p>
          </table:table-cell>
          <table:table-cell table:formula="of:=[.A1613]/1000/(60*60*24)" office:value-type="time" office:time-value="PT07H09M34.892S" calcext:value-type="time">
            <text:p>07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749.06" calcext:value-type="float">
            <text:p>1749.06</text:p>
          </table:table-cell>
          <table:table-cell office:value-type="float" office:value="2156.77" calcext:value-type="float">
            <text:p>2156.77</text:p>
          </table:table-cell>
        </table:table-row>
        <table:table-row table:style-name="ro1">
          <table:table-cell office:value-type="float" office:value="25790892" calcext:value-type="float">
            <text:p>25790892</text:p>
          </table:table-cell>
          <table:table-cell table:formula="of:=[.A1614]/1000/(60*60*24)" office:value-type="time" office:time-value="PT07H09M50.892S" calcext:value-type="time">
            <text:p>07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2158.04" calcext:value-type="float">
            <text:p>2158.04</text:p>
          </table:table-cell>
        </table:table-row>
        <table:table-row table:style-name="ro1">
          <table:table-cell office:value-type="float" office:value="25806892" calcext:value-type="float">
            <text:p>25806892</text:p>
          </table:table-cell>
          <table:table-cell table:formula="of:=[.A1615]/1000/(60*60*24)" office:value-type="time" office:time-value="PT07H10M06.892S" calcext:value-type="time">
            <text:p>07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1.18" calcext:value-type="float">
            <text:p>1751.18</text:p>
          </table:table-cell>
          <table:table-cell office:value-type="float" office:value="2159.31" calcext:value-type="float">
            <text:p>2159.31</text:p>
          </table:table-cell>
        </table:table-row>
        <table:table-row table:style-name="ro1">
          <table:table-cell office:value-type="float" office:value="25822892" calcext:value-type="float">
            <text:p>25822892</text:p>
          </table:table-cell>
          <table:table-cell table:formula="of:=[.A1616]/1000/(60*60*24)" office:value-type="time" office:time-value="PT07H10M22.892S" calcext:value-type="time">
            <text:p>07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2.23" calcext:value-type="float">
            <text:p>1752.23</text:p>
          </table:table-cell>
          <table:table-cell office:value-type="float" office:value="2160.58" calcext:value-type="float">
            <text:p>2160.58</text:p>
          </table:table-cell>
        </table:table-row>
        <table:table-row table:style-name="ro1">
          <table:table-cell office:value-type="float" office:value="25838892" calcext:value-type="float">
            <text:p>25838892</text:p>
          </table:table-cell>
          <table:table-cell table:formula="of:=[.A1617]/1000/(60*60*24)" office:value-type="time" office:time-value="PT07H10M38.892S" calcext:value-type="time">
            <text:p>07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753.29" calcext:value-type="float">
            <text:p>1753.29</text:p>
          </table:table-cell>
          <table:table-cell office:value-type="float" office:value="2161.85" calcext:value-type="float">
            <text:p>2161.85</text:p>
          </table:table-cell>
        </table:table-row>
        <table:table-row table:style-name="ro1">
          <table:table-cell office:value-type="float" office:value="25854892" calcext:value-type="float">
            <text:p>25854892</text:p>
          </table:table-cell>
          <table:table-cell table:formula="of:=[.A1618]/1000/(60*60*24)" office:value-type="time" office:time-value="PT07H10M54.892S" calcext:value-type="time">
            <text:p>07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4.35" calcext:value-type="float">
            <text:p>1754.35</text:p>
          </table:table-cell>
          <table:table-cell office:value-type="float" office:value="2163.12" calcext:value-type="float">
            <text:p>2163.12</text:p>
          </table:table-cell>
        </table:table-row>
        <table:table-row table:style-name="ro1">
          <table:table-cell office:value-type="float" office:value="25870891" calcext:value-type="float">
            <text:p>25870891</text:p>
          </table:table-cell>
          <table:table-cell table:formula="of:=[.A1619]/1000/(60*60*24)" office:value-type="time" office:time-value="PT07H11M10.891S" calcext:value-type="time">
            <text:p>07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5.41" calcext:value-type="float">
            <text:p>1755.41</text:p>
          </table:table-cell>
          <table:table-cell office:value-type="float" office:value="2164.39" calcext:value-type="float">
            <text:p>2164.39</text:p>
          </table:table-cell>
        </table:table-row>
        <table:table-row table:style-name="ro1">
          <table:table-cell office:value-type="float" office:value="25886892" calcext:value-type="float">
            <text:p>25886892</text:p>
          </table:table-cell>
          <table:table-cell table:formula="of:=[.A1620]/1000/(60*60*24)" office:value-type="time" office:time-value="PT07H11M26.892S" calcext:value-type="time">
            <text:p>07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6.46" calcext:value-type="float">
            <text:p>1756.46</text:p>
          </table:table-cell>
          <table:table-cell office:value-type="float" office:value="2165.66" calcext:value-type="float">
            <text:p>2165.66</text:p>
          </table:table-cell>
        </table:table-row>
        <table:table-row table:style-name="ro1">
          <table:table-cell office:value-type="float" office:value="25902892" calcext:value-type="float">
            <text:p>25902892</text:p>
          </table:table-cell>
          <table:table-cell table:formula="of:=[.A1621]/1000/(60*60*24)" office:value-type="time" office:time-value="PT07H11M42.892S" calcext:value-type="time">
            <text:p>07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7.52" calcext:value-type="float">
            <text:p>1757.52</text:p>
          </table:table-cell>
          <table:table-cell office:value-type="float" office:value="2166.93" calcext:value-type="float">
            <text:p>2166.93</text:p>
          </table:table-cell>
        </table:table-row>
        <table:table-row table:style-name="ro1">
          <table:table-cell office:value-type="float" office:value="25918892" calcext:value-type="float">
            <text:p>25918892</text:p>
          </table:table-cell>
          <table:table-cell table:formula="of:=[.A1622]/1000/(60*60*24)" office:value-type="time" office:time-value="PT07H11M58.892S" calcext:value-type="time">
            <text:p>07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58.58" calcext:value-type="float">
            <text:p>1758.58</text:p>
          </table:table-cell>
          <table:table-cell office:value-type="float" office:value="2168.2" calcext:value-type="float">
            <text:p>2168.2</text:p>
          </table:table-cell>
        </table:table-row>
        <table:table-row table:style-name="ro1">
          <table:table-cell office:value-type="float" office:value="25934892" calcext:value-type="float">
            <text:p>25934892</text:p>
          </table:table-cell>
          <table:table-cell table:formula="of:=[.A1623]/1000/(60*60*24)" office:value-type="time" office:time-value="PT07H12M14.892S" calcext:value-type="time">
            <text:p>07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59.64" calcext:value-type="float">
            <text:p>1759.64</text:p>
          </table:table-cell>
          <table:table-cell office:value-type="float" office:value="2169.46" calcext:value-type="float">
            <text:p>2169.46</text:p>
          </table:table-cell>
        </table:table-row>
        <table:table-row table:style-name="ro1">
          <table:table-cell office:value-type="float" office:value="25950892" calcext:value-type="float">
            <text:p>25950892</text:p>
          </table:table-cell>
          <table:table-cell table:formula="of:=[.A1624]/1000/(60*60*24)" office:value-type="time" office:time-value="PT07H12M30.892S" calcext:value-type="time">
            <text:p>07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60.69" calcext:value-type="float">
            <text:p>1760.69</text:p>
          </table:table-cell>
          <table:table-cell office:value-type="float" office:value="2170.73" calcext:value-type="float">
            <text:p>2170.73</text:p>
          </table:table-cell>
        </table:table-row>
        <table:table-row table:style-name="ro1">
          <table:table-cell office:value-type="float" office:value="25966892" calcext:value-type="float">
            <text:p>25966892</text:p>
          </table:table-cell>
          <table:table-cell table:formula="of:=[.A1625]/1000/(60*60*24)" office:value-type="time" office:time-value="PT07H12M46.892S" calcext:value-type="time">
            <text:p>07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1.75" calcext:value-type="float">
            <text:p>1761.75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5982892" calcext:value-type="float">
            <text:p>25982892</text:p>
          </table:table-cell>
          <table:table-cell table:formula="of:=[.A1626]/1000/(60*60*24)" office:value-type="time" office:time-value="PT07H13M02.892S" calcext:value-type="time">
            <text:p>07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2.81" calcext:value-type="float">
            <text:p>1762.81</text:p>
          </table:table-cell>
          <table:table-cell office:value-type="float" office:value="2173.27" calcext:value-type="float">
            <text:p>2173.27</text:p>
          </table:table-cell>
        </table:table-row>
        <table:table-row table:style-name="ro1">
          <table:table-cell office:value-type="float" office:value="25998892" calcext:value-type="float">
            <text:p>25998892</text:p>
          </table:table-cell>
          <table:table-cell table:formula="of:=[.A1627]/1000/(60*60*24)" office:value-type="time" office:time-value="PT07H13M18.892S" calcext:value-type="time">
            <text:p>07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3.86" calcext:value-type="float">
            <text:p>1763.86</text:p>
          </table:table-cell>
          <table:table-cell office:value-type="float" office:value="2174.54" calcext:value-type="float">
            <text:p>2174.54</text:p>
          </table:table-cell>
        </table:table-row>
        <table:table-row table:style-name="ro1">
          <table:table-cell office:value-type="float" office:value="26014892" calcext:value-type="float">
            <text:p>26014892</text:p>
          </table:table-cell>
          <table:table-cell table:formula="of:=[.A1628]/1000/(60*60*24)" office:value-type="time" office:time-value="PT07H13M34.892S" calcext:value-type="time">
            <text:p>07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4.92" calcext:value-type="float">
            <text:p>1764.92</text:p>
          </table:table-cell>
          <table:table-cell office:value-type="float" office:value="2175.81" calcext:value-type="float">
            <text:p>2175.81</text:p>
          </table:table-cell>
        </table:table-row>
        <table:table-row table:style-name="ro1">
          <table:table-cell office:value-type="float" office:value="26030892" calcext:value-type="float">
            <text:p>26030892</text:p>
          </table:table-cell>
          <table:table-cell table:formula="of:=[.A1629]/1000/(60*60*24)" office:value-type="time" office:time-value="PT07H13M50.892S" calcext:value-type="time">
            <text:p>07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765.98" calcext:value-type="float">
            <text:p>1765.98</text:p>
          </table:table-cell>
          <table:table-cell office:value-type="float" office:value="2177.08" calcext:value-type="float">
            <text:p>2177.08</text:p>
          </table:table-cell>
        </table:table-row>
        <table:table-row table:style-name="ro1">
          <table:table-cell office:value-type="float" office:value="26046892" calcext:value-type="float">
            <text:p>26046892</text:p>
          </table:table-cell>
          <table:table-cell table:formula="of:=[.A1630]/1000/(60*60*24)" office:value-type="time" office:time-value="PT07H14M06.892S" calcext:value-type="time">
            <text:p>07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7.03" calcext:value-type="float">
            <text:p>1767.03</text:p>
          </table:table-cell>
          <table:table-cell office:value-type="float" office:value="2178.35" calcext:value-type="float">
            <text:p>2178.35</text:p>
          </table:table-cell>
        </table:table-row>
        <table:table-row table:style-name="ro1">
          <table:table-cell office:value-type="float" office:value="26062892" calcext:value-type="float">
            <text:p>26062892</text:p>
          </table:table-cell>
          <table:table-cell table:formula="of:=[.A1631]/1000/(60*60*24)" office:value-type="time" office:time-value="PT07H14M22.892S" calcext:value-type="time">
            <text:p>07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68.09" calcext:value-type="float">
            <text:p>1768.09</text:p>
          </table:table-cell>
          <table:table-cell office:value-type="float" office:value="2179.61" calcext:value-type="float">
            <text:p>2179.61</text:p>
          </table:table-cell>
        </table:table-row>
        <table:table-row table:style-name="ro1">
          <table:table-cell office:value-type="float" office:value="26078892" calcext:value-type="float">
            <text:p>26078892</text:p>
          </table:table-cell>
          <table:table-cell table:formula="of:=[.A1632]/1000/(60*60*24)" office:value-type="time" office:time-value="PT07H14M38.892S" calcext:value-type="time">
            <text:p>07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1769.15" calcext:value-type="float">
            <text:p>1769.15</text:p>
          </table:table-cell>
          <table:table-cell office:value-type="float" office:value="2180.88" calcext:value-type="float">
            <text:p>2180.88</text:p>
          </table:table-cell>
        </table:table-row>
        <table:table-row table:style-name="ro1">
          <table:table-cell office:value-type="float" office:value="26094892" calcext:value-type="float">
            <text:p>26094892</text:p>
          </table:table-cell>
          <table:table-cell table:formula="of:=[.A1633]/1000/(60*60*24)" office:value-type="time" office:time-value="PT07H14M54.892S" calcext:value-type="time">
            <text:p>07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0.2" calcext:value-type="float">
            <text:p>1770.2</text:p>
          </table:table-cell>
          <table:table-cell office:value-type="float" office:value="2182.15" calcext:value-type="float">
            <text:p>2182.15</text:p>
          </table:table-cell>
        </table:table-row>
        <table:table-row table:style-name="ro1">
          <table:table-cell office:value-type="float" office:value="26110892" calcext:value-type="float">
            <text:p>26110892</text:p>
          </table:table-cell>
          <table:table-cell table:formula="of:=[.A1634]/1000/(60*60*24)" office:value-type="time" office:time-value="PT07H15M10.892S" calcext:value-type="time">
            <text:p>07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1.26" calcext:value-type="float">
            <text:p>1771.26</text:p>
          </table:table-cell>
          <table:table-cell office:value-type="float" office:value="2183.42" calcext:value-type="float">
            <text:p>2183.42</text:p>
          </table:table-cell>
        </table:table-row>
        <table:table-row table:style-name="ro1">
          <table:table-cell office:value-type="float" office:value="26126892" calcext:value-type="float">
            <text:p>26126892</text:p>
          </table:table-cell>
          <table:table-cell table:formula="of:=[.A1635]/1000/(60*60*24)" office:value-type="time" office:time-value="PT07H15M26.892S" calcext:value-type="time">
            <text:p>07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2.32" calcext:value-type="float">
            <text:p>1772.32</text:p>
          </table:table-cell>
          <table:table-cell office:value-type="float" office:value="2184.68" calcext:value-type="float">
            <text:p>2184.68</text:p>
          </table:table-cell>
        </table:table-row>
        <table:table-row table:style-name="ro1">
          <table:table-cell office:value-type="float" office:value="26142892" calcext:value-type="float">
            <text:p>26142892</text:p>
          </table:table-cell>
          <table:table-cell table:formula="of:=[.A1636]/1000/(60*60*24)" office:value-type="time" office:time-value="PT07H15M42.892S" calcext:value-type="time">
            <text:p>07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3.37" calcext:value-type="float">
            <text:p>1773.37</text:p>
          </table:table-cell>
          <table:table-cell office:value-type="float" office:value="2185.95" calcext:value-type="float">
            <text:p>2185.95</text:p>
          </table:table-cell>
        </table:table-row>
        <table:table-row table:style-name="ro1">
          <table:table-cell office:value-type="float" office:value="26158892" calcext:value-type="float">
            <text:p>26158892</text:p>
          </table:table-cell>
          <table:table-cell table:formula="of:=[.A1637]/1000/(60*60*24)" office:value-type="time" office:time-value="PT07H15M58.892S" calcext:value-type="time">
            <text:p>07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74.43" calcext:value-type="float">
            <text:p>1774.43</text:p>
          </table:table-cell>
          <table:table-cell office:value-type="float" office:value="2187.21" calcext:value-type="float">
            <text:p>2187.21</text:p>
          </table:table-cell>
        </table:table-row>
        <table:table-row table:style-name="ro1">
          <table:table-cell office:value-type="float" office:value="26174892" calcext:value-type="float">
            <text:p>26174892</text:p>
          </table:table-cell>
          <table:table-cell table:formula="of:=[.A1638]/1000/(60*60*24)" office:value-type="time" office:time-value="PT07H16M14.892S" calcext:value-type="time">
            <text:p>07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5.49" calcext:value-type="float">
            <text:p>1775.49</text:p>
          </table:table-cell>
          <table:table-cell office:value-type="float" office:value="2188.48" calcext:value-type="float">
            <text:p>2188.48</text:p>
          </table:table-cell>
        </table:table-row>
        <table:table-row table:style-name="ro1">
          <table:table-cell office:value-type="float" office:value="26190892" calcext:value-type="float">
            <text:p>26190892</text:p>
          </table:table-cell>
          <table:table-cell table:formula="of:=[.A1639]/1000/(60*60*24)" office:value-type="time" office:time-value="PT07H16M30.892S" calcext:value-type="time">
            <text:p>07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6.54" calcext:value-type="float">
            <text:p>1776.54</text:p>
          </table:table-cell>
          <table:table-cell office:value-type="float" office:value="2189.75" calcext:value-type="float">
            <text:p>2189.75</text:p>
          </table:table-cell>
        </table:table-row>
        <table:table-row table:style-name="ro1">
          <table:table-cell office:value-type="float" office:value="26206892" calcext:value-type="float">
            <text:p>26206892</text:p>
          </table:table-cell>
          <table:table-cell table:formula="of:=[.A1640]/1000/(60*60*24)" office:value-type="time" office:time-value="PT07H16M46.892S" calcext:value-type="time">
            <text:p>07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7.6" calcext:value-type="float">
            <text:p>1777.6</text:p>
          </table:table-cell>
          <table:table-cell office:value-type="float" office:value="2191.01" calcext:value-type="float">
            <text:p>2191.01</text:p>
          </table:table-cell>
        </table:table-row>
        <table:table-row table:style-name="ro1">
          <table:table-cell office:value-type="float" office:value="26222892" calcext:value-type="float">
            <text:p>26222892</text:p>
          </table:table-cell>
          <table:table-cell table:formula="of:=[.A1641]/1000/(60*60*24)" office:value-type="time" office:time-value="PT07H17M02.892S" calcext:value-type="time">
            <text:p>07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8.66" calcext:value-type="float">
            <text:p>1778.66</text:p>
          </table:table-cell>
          <table:table-cell office:value-type="float" office:value="2192.27" calcext:value-type="float">
            <text:p>2192.27</text:p>
          </table:table-cell>
        </table:table-row>
        <table:table-row table:style-name="ro1">
          <table:table-cell office:value-type="float" office:value="26238892" calcext:value-type="float">
            <text:p>26238892</text:p>
          </table:table-cell>
          <table:table-cell table:formula="of:=[.A1642]/1000/(60*60*24)" office:value-type="time" office:time-value="PT07H17M18.892S" calcext:value-type="time">
            <text:p>07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79.71" calcext:value-type="float">
            <text:p>1779.71</text:p>
          </table:table-cell>
          <table:table-cell office:value-type="float" office:value="2193.54" calcext:value-type="float">
            <text:p>2193.54</text:p>
          </table:table-cell>
        </table:table-row>
        <table:table-row table:style-name="ro1">
          <table:table-cell office:value-type="float" office:value="26254892" calcext:value-type="float">
            <text:p>26254892</text:p>
          </table:table-cell>
          <table:table-cell table:formula="of:=[.A1643]/1000/(60*60*24)" office:value-type="time" office:time-value="PT07H17M34.892S" calcext:value-type="time">
            <text:p>07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80.77" calcext:value-type="float">
            <text:p>1780.77</text:p>
          </table:table-cell>
          <table:table-cell office:value-type="float" office:value="2194.8" calcext:value-type="float">
            <text:p>2194.8</text:p>
          </table:table-cell>
        </table:table-row>
        <table:table-row table:style-name="ro1">
          <table:table-cell office:value-type="float" office:value="26270892" calcext:value-type="float">
            <text:p>26270892</text:p>
          </table:table-cell>
          <table:table-cell table:formula="of:=[.A1644]/1000/(60*60*24)" office:value-type="time" office:time-value="PT07H17M50.892S" calcext:value-type="time">
            <text:p>07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81.82" calcext:value-type="float">
            <text:p>1781.82</text:p>
          </table:table-cell>
          <table:table-cell office:value-type="float" office:value="2196.07" calcext:value-type="float">
            <text:p>2196.07</text:p>
          </table:table-cell>
        </table:table-row>
        <table:table-row table:style-name="ro1">
          <table:table-cell office:value-type="float" office:value="26286892" calcext:value-type="float">
            <text:p>26286892</text:p>
          </table:table-cell>
          <table:table-cell table:formula="of:=[.A1645]/1000/(60*60*24)" office:value-type="time" office:time-value="PT07H18M06.892S" calcext:value-type="time">
            <text:p>07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82.88" calcext:value-type="float">
            <text:p>1782.88</text:p>
          </table:table-cell>
          <table:table-cell office:value-type="float" office:value="2197.33" calcext:value-type="float">
            <text:p>2197.33</text:p>
          </table:table-cell>
        </table:table-row>
        <table:table-row table:style-name="ro1">
          <table:table-cell office:value-type="float" office:value="26302892" calcext:value-type="float">
            <text:p>26302892</text:p>
          </table:table-cell>
          <table:table-cell table:formula="of:=[.A1646]/1000/(60*60*24)" office:value-type="time" office:time-value="PT07H18M22.892S" calcext:value-type="time">
            <text:p>07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83.94" calcext:value-type="float">
            <text:p>1783.94</text:p>
          </table:table-cell>
          <table:table-cell office:value-type="float" office:value="2198.59" calcext:value-type="float">
            <text:p>2198.59</text:p>
          </table:table-cell>
        </table:table-row>
        <table:table-row table:style-name="ro1">
          <table:table-cell office:value-type="float" office:value="26318892" calcext:value-type="float">
            <text:p>26318892</text:p>
          </table:table-cell>
          <table:table-cell table:formula="of:=[.A1647]/1000/(60*60*24)" office:value-type="time" office:time-value="PT07H18M38.892S" calcext:value-type="time">
            <text:p>07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84.99" calcext:value-type="float">
            <text:p>1784.99</text:p>
          </table:table-cell>
          <table:table-cell office:value-type="float" office:value="2199.86" calcext:value-type="float">
            <text:p>2199.86</text:p>
          </table:table-cell>
        </table:table-row>
        <table:table-row table:style-name="ro1">
          <table:table-cell office:value-type="float" office:value="26334892" calcext:value-type="float">
            <text:p>26334892</text:p>
          </table:table-cell>
          <table:table-cell table:formula="of:=[.A1648]/1000/(60*60*24)" office:value-type="time" office:time-value="PT07H18M54.892S" calcext:value-type="time">
            <text:p>07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786.05" calcext:value-type="float">
            <text:p>1786.05</text:p>
          </table:table-cell>
          <table:table-cell office:value-type="float" office:value="2201.12" calcext:value-type="float">
            <text:p>2201.12</text:p>
          </table:table-cell>
        </table:table-row>
        <table:table-row table:style-name="ro1">
          <table:table-cell office:value-type="float" office:value="26350892" calcext:value-type="float">
            <text:p>26350892</text:p>
          </table:table-cell>
          <table:table-cell table:formula="of:=[.A1649]/1000/(60*60*24)" office:value-type="time" office:time-value="PT07H19M10.892S" calcext:value-type="time">
            <text:p>07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7.1" calcext:value-type="float">
            <text:p>1787.1</text:p>
          </table:table-cell>
          <table:table-cell office:value-type="float" office:value="2202.39" calcext:value-type="float">
            <text:p>2202.39</text:p>
          </table:table-cell>
        </table:table-row>
        <table:table-row table:style-name="ro1">
          <table:table-cell office:value-type="float" office:value="26366892" calcext:value-type="float">
            <text:p>26366892</text:p>
          </table:table-cell>
          <table:table-cell table:formula="of:=[.A1650]/1000/(60*60*24)" office:value-type="time" office:time-value="PT07H19M26.892S" calcext:value-type="time">
            <text:p>07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88.16" calcext:value-type="float">
            <text:p>1788.16</text:p>
          </table:table-cell>
          <table:table-cell office:value-type="float" office:value="2203.65" calcext:value-type="float">
            <text:p>2203.65</text:p>
          </table:table-cell>
        </table:table-row>
        <table:table-row table:style-name="ro1">
          <table:table-cell office:value-type="float" office:value="26382892" calcext:value-type="float">
            <text:p>26382892</text:p>
          </table:table-cell>
          <table:table-cell table:formula="of:=[.A1651]/1000/(60*60*24)" office:value-type="time" office:time-value="PT07H19M42.892S" calcext:value-type="time">
            <text:p>07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789.21" calcext:value-type="float">
            <text:p>1789.21</text:p>
          </table:table-cell>
          <table:table-cell office:value-type="float" office:value="2204.91" calcext:value-type="float">
            <text:p>2204.91</text:p>
          </table:table-cell>
        </table:table-row>
        <table:table-row table:style-name="ro1">
          <table:table-cell office:value-type="float" office:value="26398892" calcext:value-type="float">
            <text:p>26398892</text:p>
          </table:table-cell>
          <table:table-cell table:formula="of:=[.A1652]/1000/(60*60*24)" office:value-type="time" office:time-value="PT07H19M58.892S" calcext:value-type="time">
            <text:p>07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0.27" calcext:value-type="float">
            <text:p>1790.27</text:p>
          </table:table-cell>
          <table:table-cell office:value-type="float" office:value="2206.17" calcext:value-type="float">
            <text:p>2206.17</text:p>
          </table:table-cell>
        </table:table-row>
        <table:table-row table:style-name="ro1">
          <table:table-cell office:value-type="float" office:value="26414892" calcext:value-type="float">
            <text:p>26414892</text:p>
          </table:table-cell>
          <table:table-cell table:formula="of:=[.A1653]/1000/(60*60*24)" office:value-type="time" office:time-value="PT07H20M14.892S" calcext:value-type="time">
            <text:p>07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791.32" calcext:value-type="float">
            <text:p>1791.32</text:p>
          </table:table-cell>
          <table:table-cell office:value-type="float" office:value="2207.44" calcext:value-type="float">
            <text:p>2207.44</text:p>
          </table:table-cell>
        </table:table-row>
        <table:table-row table:style-name="ro1">
          <table:table-cell office:value-type="float" office:value="26430892" calcext:value-type="float">
            <text:p>26430892</text:p>
          </table:table-cell>
          <table:table-cell table:formula="of:=[.A1654]/1000/(60*60*24)" office:value-type="time" office:time-value="PT07H20M30.892S" calcext:value-type="time">
            <text:p>07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2.38" calcext:value-type="float">
            <text:p>1792.38</text:p>
          </table:table-cell>
          <table:table-cell office:value-type="float" office:value="2208.7" calcext:value-type="float">
            <text:p>2208.7</text:p>
          </table:table-cell>
        </table:table-row>
        <table:table-row table:style-name="ro1">
          <table:table-cell office:value-type="float" office:value="26446892" calcext:value-type="float">
            <text:p>26446892</text:p>
          </table:table-cell>
          <table:table-cell table:formula="of:=[.A1655]/1000/(60*60*24)" office:value-type="time" office:time-value="PT07H20M46.892S" calcext:value-type="time">
            <text:p>07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3.43" calcext:value-type="float">
            <text:p>1793.43</text:p>
          </table:table-cell>
          <table:table-cell office:value-type="float" office:value="2209.96" calcext:value-type="float">
            <text:p>2209.96</text:p>
          </table:table-cell>
        </table:table-row>
        <table:table-row table:style-name="ro1">
          <table:table-cell office:value-type="float" office:value="26462892" calcext:value-type="float">
            <text:p>26462892</text:p>
          </table:table-cell>
          <table:table-cell table:formula="of:=[.A1656]/1000/(60*60*24)" office:value-type="time" office:time-value="PT07H21M02.892S" calcext:value-type="time">
            <text:p>07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4.49" calcext:value-type="float">
            <text:p>1794.49</text:p>
          </table:table-cell>
          <table:table-cell office:value-type="float" office:value="2211.22" calcext:value-type="float">
            <text:p>2211.22</text:p>
          </table:table-cell>
        </table:table-row>
        <table:table-row table:style-name="ro1">
          <table:table-cell office:value-type="float" office:value="26478892" calcext:value-type="float">
            <text:p>26478892</text:p>
          </table:table-cell>
          <table:table-cell table:formula="of:=[.A1657]/1000/(60*60*24)" office:value-type="time" office:time-value="PT07H21M18.892S" calcext:value-type="time">
            <text:p>07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95.54" calcext:value-type="float">
            <text:p>1795.54</text:p>
          </table:table-cell>
          <table:table-cell office:value-type="float" office:value="2212.48" calcext:value-type="float">
            <text:p>2212.48</text:p>
          </table:table-cell>
        </table:table-row>
        <table:table-row table:style-name="ro1">
          <table:table-cell office:value-type="float" office:value="26494892" calcext:value-type="float">
            <text:p>26494892</text:p>
          </table:table-cell>
          <table:table-cell table:formula="of:=[.A1658]/1000/(60*60*24)" office:value-type="time" office:time-value="PT07H21M34.892S" calcext:value-type="time">
            <text:p>07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6.59" calcext:value-type="float">
            <text:p>1796.59</text:p>
          </table:table-cell>
          <table:table-cell office:value-type="float" office:value="2213.75" calcext:value-type="float">
            <text:p>2213.75</text:p>
          </table:table-cell>
        </table:table-row>
        <table:table-row table:style-name="ro1">
          <table:table-cell office:value-type="float" office:value="26510892" calcext:value-type="float">
            <text:p>26510892</text:p>
          </table:table-cell>
          <table:table-cell table:formula="of:=[.A1659]/1000/(60*60*24)" office:value-type="time" office:time-value="PT07H21M50.892S" calcext:value-type="time">
            <text:p>07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7.65" calcext:value-type="float">
            <text:p>1797.65</text:p>
          </table:table-cell>
          <table:table-cell office:value-type="float" office:value="2215.01" calcext:value-type="float">
            <text:p>2215.01</text:p>
          </table:table-cell>
        </table:table-row>
        <table:table-row table:style-name="ro1">
          <table:table-cell office:value-type="float" office:value="26526892" calcext:value-type="float">
            <text:p>26526892</text:p>
          </table:table-cell>
          <table:table-cell table:formula="of:=[.A1660]/1000/(60*60*24)" office:value-type="time" office:time-value="PT07H22M06.892S" calcext:value-type="time">
            <text:p>07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98.7" calcext:value-type="float">
            <text:p>1798.7</text:p>
          </table:table-cell>
          <table:table-cell office:value-type="float" office:value="2216.27" calcext:value-type="float">
            <text:p>2216.27</text:p>
          </table:table-cell>
        </table:table-row>
        <table:table-row table:style-name="ro1">
          <table:table-cell office:value-type="float" office:value="26542892" calcext:value-type="float">
            <text:p>26542892</text:p>
          </table:table-cell>
          <table:table-cell table:formula="of:=[.A1661]/1000/(60*60*24)" office:value-type="time" office:time-value="PT07H22M22.892S" calcext:value-type="time">
            <text:p>07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799.76" calcext:value-type="float">
            <text:p>1799.76</text:p>
          </table:table-cell>
          <table:table-cell office:value-type="float" office:value="2217.53" calcext:value-type="float">
            <text:p>2217.53</text:p>
          </table:table-cell>
        </table:table-row>
        <table:table-row table:style-name="ro1">
          <table:table-cell office:value-type="float" office:value="26558892" calcext:value-type="float">
            <text:p>26558892</text:p>
          </table:table-cell>
          <table:table-cell table:formula="of:=[.A1662]/1000/(60*60*24)" office:value-type="time" office:time-value="PT07H22M38.892S" calcext:value-type="time">
            <text:p>07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800.81" calcext:value-type="float">
            <text:p>1800.81</text:p>
          </table:table-cell>
          <table:table-cell office:value-type="float" office:value="2218.8" calcext:value-type="float">
            <text:p>2218.8</text:p>
          </table:table-cell>
        </table:table-row>
        <table:table-row table:style-name="ro1">
          <table:table-cell office:value-type="float" office:value="26574892" calcext:value-type="float">
            <text:p>26574892</text:p>
          </table:table-cell>
          <table:table-cell table:formula="of:=[.A1663]/1000/(60*60*24)" office:value-type="time" office:time-value="PT07H22M54.892S" calcext:value-type="time">
            <text:p>07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801.87" calcext:value-type="float">
            <text:p>1801.87</text:p>
          </table:table-cell>
          <table:table-cell office:value-type="float" office:value="2220.06" calcext:value-type="float">
            <text:p>2220.06</text:p>
          </table:table-cell>
        </table:table-row>
        <table:table-row table:style-name="ro1">
          <table:table-cell office:value-type="float" office:value="26590892" calcext:value-type="float">
            <text:p>26590892</text:p>
          </table:table-cell>
          <table:table-cell table:formula="of:=[.A1664]/1000/(60*60*24)" office:value-type="time" office:time-value="PT07H23M10.892S" calcext:value-type="time">
            <text:p>07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2.92" calcext:value-type="float">
            <text:p>1802.92</text:p>
          </table:table-cell>
          <table:table-cell office:value-type="float" office:value="2221.32" calcext:value-type="float">
            <text:p>2221.32</text:p>
          </table:table-cell>
        </table:table-row>
        <table:table-row table:style-name="ro1">
          <table:table-cell office:value-type="float" office:value="26606892" calcext:value-type="float">
            <text:p>26606892</text:p>
          </table:table-cell>
          <table:table-cell table:formula="of:=[.A1665]/1000/(60*60*24)" office:value-type="time" office:time-value="PT07H23M26.892S" calcext:value-type="time">
            <text:p>07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4.57" calcext:value-type="float">
            <text:p>284.57</text:p>
          </table:table-cell>
          <table:table-cell office:value-type="float" office:value="1803.98" calcext:value-type="float">
            <text:p>1803.98</text:p>
          </table:table-cell>
          <table:table-cell office:value-type="float" office:value="2222.58" calcext:value-type="float">
            <text:p>2222.58</text:p>
          </table:table-cell>
        </table:table-row>
        <table:table-row table:style-name="ro1">
          <table:table-cell office:value-type="float" office:value="26622892" calcext:value-type="float">
            <text:p>26622892</text:p>
          </table:table-cell>
          <table:table-cell table:formula="of:=[.A1666]/1000/(60*60*24)" office:value-type="time" office:time-value="PT07H23M42.892S" calcext:value-type="time">
            <text:p>07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5.03" calcext:value-type="float">
            <text:p>1805.03</text:p>
          </table:table-cell>
          <table:table-cell office:value-type="float" office:value="2223.84" calcext:value-type="float">
            <text:p>2223.84</text:p>
          </table:table-cell>
        </table:table-row>
        <table:table-row table:style-name="ro1">
          <table:table-cell office:value-type="float" office:value="26638892" calcext:value-type="float">
            <text:p>26638892</text:p>
          </table:table-cell>
          <table:table-cell table:formula="of:=[.A1667]/1000/(60*60*24)" office:value-type="time" office:time-value="PT07H23M58.892S" calcext:value-type="time">
            <text:p>07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6.09" calcext:value-type="float">
            <text:p>1806.09</text:p>
          </table:table-cell>
          <table:table-cell office:value-type="float" office:value="2225.1" calcext:value-type="float">
            <text:p>2225.1</text:p>
          </table:table-cell>
        </table:table-row>
        <table:table-row table:style-name="ro1">
          <table:table-cell office:value-type="float" office:value="26654892" calcext:value-type="float">
            <text:p>26654892</text:p>
          </table:table-cell>
          <table:table-cell table:formula="of:=[.A1668]/1000/(60*60*24)" office:value-type="time" office:time-value="PT07H24M14.892S" calcext:value-type="time">
            <text:p>07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07.14" calcext:value-type="float">
            <text:p>1807.14</text:p>
          </table:table-cell>
          <table:table-cell office:value-type="float" office:value="2226.37" calcext:value-type="float">
            <text:p>2226.37</text:p>
          </table:table-cell>
        </table:table-row>
        <table:table-row table:style-name="ro1">
          <table:table-cell office:value-type="float" office:value="26670892" calcext:value-type="float">
            <text:p>26670892</text:p>
          </table:table-cell>
          <table:table-cell table:formula="of:=[.A1669]/1000/(60*60*24)" office:value-type="time" office:time-value="PT07H24M30.892S" calcext:value-type="time">
            <text:p>07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808.2" calcext:value-type="float">
            <text:p>1808.2</text:p>
          </table:table-cell>
          <table:table-cell office:value-type="float" office:value="2227.63" calcext:value-type="float">
            <text:p>2227.63</text:p>
          </table:table-cell>
        </table:table-row>
        <table:table-row table:style-name="ro1">
          <table:table-cell office:value-type="float" office:value="26686892" calcext:value-type="float">
            <text:p>26686892</text:p>
          </table:table-cell>
          <table:table-cell table:formula="of:=[.A1670]/1000/(60*60*24)" office:value-type="time" office:time-value="PT07H24M46.892S" calcext:value-type="time">
            <text:p>07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809.25" calcext:value-type="float">
            <text:p>1809.25</text:p>
          </table:table-cell>
          <table:table-cell office:value-type="float" office:value="2228.89" calcext:value-type="float">
            <text:p>2228.89</text:p>
          </table:table-cell>
        </table:table-row>
        <table:table-row table:style-name="ro1">
          <table:table-cell office:value-type="float" office:value="26702892" calcext:value-type="float">
            <text:p>26702892</text:p>
          </table:table-cell>
          <table:table-cell table:formula="of:=[.A1671]/1000/(60*60*24)" office:value-type="time" office:time-value="PT07H25M02.892S" calcext:value-type="time">
            <text:p>07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0.3" calcext:value-type="float">
            <text:p>1810.3</text:p>
          </table:table-cell>
          <table:table-cell office:value-type="float" office:value="2230.15" calcext:value-type="float">
            <text:p>2230.15</text:p>
          </table:table-cell>
        </table:table-row>
        <table:table-row table:style-name="ro1">
          <table:table-cell office:value-type="float" office:value="26718892" calcext:value-type="float">
            <text:p>26718892</text:p>
          </table:table-cell>
          <table:table-cell table:formula="of:=[.A1672]/1000/(60*60*24)" office:value-type="time" office:time-value="PT07H25M18.892S" calcext:value-type="time">
            <text:p>07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1.36" calcext:value-type="float">
            <text:p>1811.36</text:p>
          </table:table-cell>
          <table:table-cell office:value-type="float" office:value="2231.41" calcext:value-type="float">
            <text:p>2231.41</text:p>
          </table:table-cell>
        </table:table-row>
        <table:table-row table:style-name="ro1">
          <table:table-cell office:value-type="float" office:value="26734892" calcext:value-type="float">
            <text:p>26734892</text:p>
          </table:table-cell>
          <table:table-cell table:formula="of:=[.A1673]/1000/(60*60*24)" office:value-type="time" office:time-value="PT07H25M34.892S" calcext:value-type="time">
            <text:p>07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2.41" calcext:value-type="float">
            <text:p>1812.41</text:p>
          </table:table-cell>
          <table:table-cell office:value-type="float" office:value="2232.67" calcext:value-type="float">
            <text:p>2232.67</text:p>
          </table:table-cell>
        </table:table-row>
        <table:table-row table:style-name="ro1">
          <table:table-cell office:value-type="float" office:value="26750892" calcext:value-type="float">
            <text:p>26750892</text:p>
          </table:table-cell>
          <table:table-cell table:formula="of:=[.A1674]/1000/(60*60*24)" office:value-type="time" office:time-value="PT07H25M50.892S" calcext:value-type="time">
            <text:p>07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3.47" calcext:value-type="float">
            <text:p>1813.47</text:p>
          </table:table-cell>
          <table:table-cell office:value-type="float" office:value="2233.93" calcext:value-type="float">
            <text:p>2233.93</text:p>
          </table:table-cell>
        </table:table-row>
        <table:table-row table:style-name="ro1">
          <table:table-cell office:value-type="float" office:value="26766892" calcext:value-type="float">
            <text:p>26766892</text:p>
          </table:table-cell>
          <table:table-cell table:formula="of:=[.A1675]/1000/(60*60*24)" office:value-type="time" office:time-value="PT07H26M06.892S" calcext:value-type="time">
            <text:p>07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4.52" calcext:value-type="float">
            <text:p>1814.52</text:p>
          </table:table-cell>
          <table:table-cell office:value-type="float" office:value="2235.19" calcext:value-type="float">
            <text:p>2235.19</text:p>
          </table:table-cell>
        </table:table-row>
        <table:table-row table:style-name="ro1">
          <table:table-cell office:value-type="float" office:value="26782892" calcext:value-type="float">
            <text:p>26782892</text:p>
          </table:table-cell>
          <table:table-cell table:formula="of:=[.A1676]/1000/(60*60*24)" office:value-type="time" office:time-value="PT07H26M22.892S" calcext:value-type="time">
            <text:p>07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815.57" calcext:value-type="float">
            <text:p>1815.57</text:p>
          </table:table-cell>
          <table:table-cell office:value-type="float" office:value="2236.45" calcext:value-type="float">
            <text:p>2236.45</text:p>
          </table:table-cell>
        </table:table-row>
        <table:table-row table:style-name="ro1">
          <table:table-cell office:value-type="float" office:value="26798892" calcext:value-type="float">
            <text:p>26798892</text:p>
          </table:table-cell>
          <table:table-cell table:formula="of:=[.A1677]/1000/(60*60*24)" office:value-type="time" office:time-value="PT07H26M38.892S" calcext:value-type="time">
            <text:p>07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6.63" calcext:value-type="float">
            <text:p>1816.63</text:p>
          </table:table-cell>
          <table:table-cell office:value-type="float" office:value="2237.71" calcext:value-type="float">
            <text:p>2237.71</text:p>
          </table:table-cell>
        </table:table-row>
        <table:table-row table:style-name="ro1">
          <table:table-cell office:value-type="float" office:value="26814892" calcext:value-type="float">
            <text:p>26814892</text:p>
          </table:table-cell>
          <table:table-cell table:formula="of:=[.A1678]/1000/(60*60*24)" office:value-type="time" office:time-value="PT07H26M54.892S" calcext:value-type="time">
            <text:p>07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17.68" calcext:value-type="float">
            <text:p>1817.68</text:p>
          </table:table-cell>
          <table:table-cell office:value-type="float" office:value="2238.97" calcext:value-type="float">
            <text:p>2238.97</text:p>
          </table:table-cell>
        </table:table-row>
        <table:table-row table:style-name="ro1">
          <table:table-cell office:value-type="float" office:value="26830892" calcext:value-type="float">
            <text:p>26830892</text:p>
          </table:table-cell>
          <table:table-cell table:formula="of:=[.A1679]/1000/(60*60*24)" office:value-type="time" office:time-value="PT07H27M10.892S" calcext:value-type="time">
            <text:p>07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8.73" calcext:value-type="float">
            <text:p>1818.73</text:p>
          </table:table-cell>
          <table:table-cell office:value-type="float" office:value="2240.23" calcext:value-type="float">
            <text:p>2240.23</text:p>
          </table:table-cell>
        </table:table-row>
        <table:table-row table:style-name="ro1">
          <table:table-cell office:value-type="float" office:value="26846892" calcext:value-type="float">
            <text:p>26846892</text:p>
          </table:table-cell>
          <table:table-cell table:formula="of:=[.A1680]/1000/(60*60*24)" office:value-type="time" office:time-value="PT07H27M26.892S" calcext:value-type="time">
            <text:p>07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19.79" calcext:value-type="float">
            <text:p>1819.79</text:p>
          </table:table-cell>
          <table:table-cell office:value-type="float" office:value="2241.48" calcext:value-type="float">
            <text:p>2241.48</text:p>
          </table:table-cell>
        </table:table-row>
        <table:table-row table:style-name="ro1">
          <table:table-cell office:value-type="float" office:value="26862892" calcext:value-type="float">
            <text:p>26862892</text:p>
          </table:table-cell>
          <table:table-cell table:formula="of:=[.A1681]/1000/(60*60*24)" office:value-type="time" office:time-value="PT07H27M42.892S" calcext:value-type="time">
            <text:p>07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0.84" calcext:value-type="float">
            <text:p>1820.84</text:p>
          </table:table-cell>
          <table:table-cell office:value-type="float" office:value="2242.74" calcext:value-type="float">
            <text:p>2242.74</text:p>
          </table:table-cell>
        </table:table-row>
        <table:table-row table:style-name="ro1">
          <table:table-cell office:value-type="float" office:value="26878892" calcext:value-type="float">
            <text:p>26878892</text:p>
          </table:table-cell>
          <table:table-cell table:formula="of:=[.A1682]/1000/(60*60*24)" office:value-type="time" office:time-value="PT07H27M58.892S" calcext:value-type="time">
            <text:p>07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821.89" calcext:value-type="float">
            <text:p>1821.89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6894892" calcext:value-type="float">
            <text:p>26894892</text:p>
          </table:table-cell>
          <table:table-cell table:formula="of:=[.A1683]/1000/(60*60*24)" office:value-type="time" office:time-value="PT07H28M14.892S" calcext:value-type="time">
            <text:p>07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22.94" calcext:value-type="float">
            <text:p>1822.94</text:p>
          </table:table-cell>
          <table:table-cell office:value-type="float" office:value="2245.26" calcext:value-type="float">
            <text:p>2245.26</text:p>
          </table:table-cell>
        </table:table-row>
        <table:table-row table:style-name="ro1">
          <table:table-cell office:value-type="float" office:value="26910892" calcext:value-type="float">
            <text:p>26910892</text:p>
          </table:table-cell>
          <table:table-cell table:formula="of:=[.A1684]/1000/(60*60*24)" office:value-type="time" office:time-value="PT07H28M30.892S" calcext:value-type="time">
            <text:p>07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24" calcext:value-type="float">
            <text:p>1824</text:p>
          </table:table-cell>
          <table:table-cell office:value-type="float" office:value="2246.52" calcext:value-type="float">
            <text:p>2246.52</text:p>
          </table:table-cell>
        </table:table-row>
        <table:table-row table:style-name="ro1">
          <table:table-cell office:value-type="float" office:value="26926892" calcext:value-type="float">
            <text:p>26926892</text:p>
          </table:table-cell>
          <table:table-cell table:formula="of:=[.A1685]/1000/(60*60*24)" office:value-type="time" office:time-value="PT07H28M46.892S" calcext:value-type="time">
            <text:p>07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825.05" calcext:value-type="float">
            <text:p>1825.05</text:p>
          </table:table-cell>
          <table:table-cell office:value-type="float" office:value="2247.77" calcext:value-type="float">
            <text:p>2247.77</text:p>
          </table:table-cell>
        </table:table-row>
        <table:table-row table:style-name="ro1">
          <table:table-cell office:value-type="float" office:value="26942892" calcext:value-type="float">
            <text:p>26942892</text:p>
          </table:table-cell>
          <table:table-cell table:formula="of:=[.A1686]/1000/(60*60*24)" office:value-type="time" office:time-value="PT07H29M02.892S" calcext:value-type="time">
            <text:p>07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6.1" calcext:value-type="float">
            <text:p>1826.1</text:p>
          </table:table-cell>
          <table:table-cell office:value-type="float" office:value="2249.03" calcext:value-type="float">
            <text:p>2249.03</text:p>
          </table:table-cell>
        </table:table-row>
        <table:table-row table:style-name="ro1">
          <table:table-cell office:value-type="float" office:value="26958892" calcext:value-type="float">
            <text:p>26958892</text:p>
          </table:table-cell>
          <table:table-cell table:formula="of:=[.A1687]/1000/(60*60*24)" office:value-type="time" office:time-value="PT07H29M18.892S" calcext:value-type="time">
            <text:p>07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7.16" calcext:value-type="float">
            <text:p>1827.16</text:p>
          </table:table-cell>
          <table:table-cell office:value-type="float" office:value="2250.29" calcext:value-type="float">
            <text:p>2250.29</text:p>
          </table:table-cell>
        </table:table-row>
        <table:table-row table:style-name="ro1">
          <table:table-cell office:value-type="float" office:value="26974892" calcext:value-type="float">
            <text:p>26974892</text:p>
          </table:table-cell>
          <table:table-cell table:formula="of:=[.A1688]/1000/(60*60*24)" office:value-type="time" office:time-value="PT07H29M34.892S" calcext:value-type="time">
            <text:p>07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8.21" calcext:value-type="float">
            <text:p>1828.21</text:p>
          </table:table-cell>
          <table:table-cell office:value-type="float" office:value="2251.55" calcext:value-type="float">
            <text:p>2251.55</text:p>
          </table:table-cell>
        </table:table-row>
        <table:table-row table:style-name="ro1">
          <table:table-cell office:value-type="float" office:value="26990892" calcext:value-type="float">
            <text:p>26990892</text:p>
          </table:table-cell>
          <table:table-cell table:formula="of:=[.A1689]/1000/(60*60*24)" office:value-type="time" office:time-value="PT07H29M50.892S" calcext:value-type="time">
            <text:p>07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29.26" calcext:value-type="float">
            <text:p>1829.26</text:p>
          </table:table-cell>
          <table:table-cell office:value-type="float" office:value="2252.8" calcext:value-type="float">
            <text:p>2252.8</text:p>
          </table:table-cell>
        </table:table-row>
        <table:table-row table:style-name="ro1">
          <table:table-cell office:value-type="float" office:value="27006892" calcext:value-type="float">
            <text:p>27006892</text:p>
          </table:table-cell>
          <table:table-cell table:formula="of:=[.A1690]/1000/(60*60*24)" office:value-type="time" office:time-value="PT07H30M06.892S" calcext:value-type="time">
            <text:p>07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830.31" calcext:value-type="float">
            <text:p>1830.31</text:p>
          </table:table-cell>
          <table:table-cell office:value-type="float" office:value="2254.06" calcext:value-type="float">
            <text:p>2254.06</text:p>
          </table:table-cell>
        </table:table-row>
        <table:table-row table:style-name="ro1">
          <table:table-cell office:value-type="float" office:value="27022892" calcext:value-type="float">
            <text:p>27022892</text:p>
          </table:table-cell>
          <table:table-cell table:formula="of:=[.A1691]/1000/(60*60*24)" office:value-type="time" office:time-value="PT07H30M22.892S" calcext:value-type="time">
            <text:p>07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2255.32" calcext:value-type="float">
            <text:p>2255.32</text:p>
          </table:table-cell>
        </table:table-row>
        <table:table-row table:style-name="ro1">
          <table:table-cell office:value-type="float" office:value="27038892" calcext:value-type="float">
            <text:p>27038892</text:p>
          </table:table-cell>
          <table:table-cell table:formula="of:=[.A1692]/1000/(60*60*24)" office:value-type="time" office:time-value="PT07H30M38.892S" calcext:value-type="time">
            <text:p>07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2.42" calcext:value-type="float">
            <text:p>1832.42</text:p>
          </table:table-cell>
          <table:table-cell office:value-type="float" office:value="2256.57" calcext:value-type="float">
            <text:p>2256.57</text:p>
          </table:table-cell>
        </table:table-row>
        <table:table-row table:style-name="ro1">
          <table:table-cell office:value-type="float" office:value="27054892" calcext:value-type="float">
            <text:p>27054892</text:p>
          </table:table-cell>
          <table:table-cell table:formula="of:=[.A1693]/1000/(60*60*24)" office:value-type="time" office:time-value="PT07H30M54.892S" calcext:value-type="time">
            <text:p>07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833.47" calcext:value-type="float">
            <text:p>1833.47</text:p>
          </table:table-cell>
          <table:table-cell office:value-type="float" office:value="2257.83" calcext:value-type="float">
            <text:p>2257.83</text:p>
          </table:table-cell>
        </table:table-row>
        <table:table-row table:style-name="ro1">
          <table:table-cell office:value-type="float" office:value="27070891" calcext:value-type="float">
            <text:p>27070891</text:p>
          </table:table-cell>
          <table:table-cell table:formula="of:=[.A1694]/1000/(60*60*24)" office:value-type="time" office:time-value="PT07H31M10.891S" calcext:value-type="time">
            <text:p>07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834.52" calcext:value-type="float">
            <text:p>1834.52</text:p>
          </table:table-cell>
          <table:table-cell office:value-type="float" office:value="2259.08" calcext:value-type="float">
            <text:p>2259.08</text:p>
          </table:table-cell>
        </table:table-row>
        <table:table-row table:style-name="ro1">
          <table:table-cell office:value-type="float" office:value="27086892" calcext:value-type="float">
            <text:p>27086892</text:p>
          </table:table-cell>
          <table:table-cell table:formula="of:=[.A1695]/1000/(60*60*24)" office:value-type="time" office:time-value="PT07H31M26.892S" calcext:value-type="time">
            <text:p>07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835.58" calcext:value-type="float">
            <text:p>1835.58</text:p>
          </table:table-cell>
          <table:table-cell office:value-type="float" office:value="2260.34" calcext:value-type="float">
            <text:p>2260.34</text:p>
          </table:table-cell>
        </table:table-row>
        <table:table-row table:style-name="ro1">
          <table:table-cell office:value-type="float" office:value="27102892" calcext:value-type="float">
            <text:p>27102892</text:p>
          </table:table-cell>
          <table:table-cell table:formula="of:=[.A1696]/1000/(60*60*24)" office:value-type="time" office:time-value="PT07H31M42.892S" calcext:value-type="time">
            <text:p>07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836.63" calcext:value-type="float">
            <text:p>1836.63</text:p>
          </table:table-cell>
          <table:table-cell office:value-type="float" office:value="2261.6" calcext:value-type="float">
            <text:p>2261.6</text:p>
          </table:table-cell>
        </table:table-row>
        <table:table-row table:style-name="ro1">
          <table:table-cell office:value-type="float" office:value="27118892" calcext:value-type="float">
            <text:p>27118892</text:p>
          </table:table-cell>
          <table:table-cell table:formula="of:=[.A1697]/1000/(60*60*24)" office:value-type="time" office:time-value="PT07H31M58.892S" calcext:value-type="time">
            <text:p>07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837.68" calcext:value-type="float">
            <text:p>1837.68</text:p>
          </table:table-cell>
          <table:table-cell office:value-type="float" office:value="2262.85" calcext:value-type="float">
            <text:p>2262.85</text:p>
          </table:table-cell>
        </table:table-row>
        <table:table-row table:style-name="ro1">
          <table:table-cell office:value-type="float" office:value="27134892" calcext:value-type="float">
            <text:p>27134892</text:p>
          </table:table-cell>
          <table:table-cell table:formula="of:=[.A1698]/1000/(60*60*24)" office:value-type="time" office:time-value="PT07H32M14.892S" calcext:value-type="time">
            <text:p>07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38.73" calcext:value-type="float">
            <text:p>1838.73</text:p>
          </table:table-cell>
          <table:table-cell office:value-type="float" office:value="2264.11" calcext:value-type="float">
            <text:p>2264.11</text:p>
          </table:table-cell>
        </table:table-row>
        <table:table-row table:style-name="ro1">
          <table:table-cell office:value-type="float" office:value="27150892" calcext:value-type="float">
            <text:p>27150892</text:p>
          </table:table-cell>
          <table:table-cell table:formula="of:=[.A1699]/1000/(60*60*24)" office:value-type="time" office:time-value="PT07H32M30.892S" calcext:value-type="time">
            <text:p>07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39.78" calcext:value-type="float">
            <text:p>1839.78</text:p>
          </table:table-cell>
          <table:table-cell office:value-type="float" office:value="2265.36" calcext:value-type="float">
            <text:p>2265.36</text:p>
          </table:table-cell>
        </table:table-row>
        <table:table-row table:style-name="ro1">
          <table:table-cell office:value-type="float" office:value="27166892" calcext:value-type="float">
            <text:p>27166892</text:p>
          </table:table-cell>
          <table:table-cell table:formula="of:=[.A1700]/1000/(60*60*24)" office:value-type="time" office:time-value="PT07H32M46.892S" calcext:value-type="time">
            <text:p>07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0.83" calcext:value-type="float">
            <text:p>1840.83</text:p>
          </table:table-cell>
          <table:table-cell office:value-type="float" office:value="2266.62" calcext:value-type="float">
            <text:p>2266.62</text:p>
          </table:table-cell>
        </table:table-row>
        <table:table-row table:style-name="ro1">
          <table:table-cell office:value-type="float" office:value="27182892" calcext:value-type="float">
            <text:p>27182892</text:p>
          </table:table-cell>
          <table:table-cell table:formula="of:=[.A1701]/1000/(60*60*24)" office:value-type="time" office:time-value="PT07H33M02.892S" calcext:value-type="time">
            <text:p>07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1.88" calcext:value-type="float">
            <text:p>1841.88</text:p>
          </table:table-cell>
          <table:table-cell office:value-type="float" office:value="2267.87" calcext:value-type="float">
            <text:p>2267.87</text:p>
          </table:table-cell>
        </table:table-row>
        <table:table-row table:style-name="ro1">
          <table:table-cell office:value-type="float" office:value="27198892" calcext:value-type="float">
            <text:p>27198892</text:p>
          </table:table-cell>
          <table:table-cell table:formula="of:=[.A1702]/1000/(60*60*24)" office:value-type="time" office:time-value="PT07H33M18.892S" calcext:value-type="time">
            <text:p>07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2.94" calcext:value-type="float">
            <text:p>1842.94</text:p>
          </table:table-cell>
          <table:table-cell office:value-type="float" office:value="2269.12" calcext:value-type="float">
            <text:p>2269.12</text:p>
          </table:table-cell>
        </table:table-row>
        <table:table-row table:style-name="ro1">
          <table:table-cell office:value-type="float" office:value="27214892" calcext:value-type="float">
            <text:p>27214892</text:p>
          </table:table-cell>
          <table:table-cell table:formula="of:=[.A1703]/1000/(60*60*24)" office:value-type="time" office:time-value="PT07H33M34.892S" calcext:value-type="time">
            <text:p>07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843.99" calcext:value-type="float">
            <text:p>1843.99</text:p>
          </table:table-cell>
          <table:table-cell office:value-type="float" office:value="2270.38" calcext:value-type="float">
            <text:p>2270.38</text:p>
          </table:table-cell>
        </table:table-row>
        <table:table-row table:style-name="ro1">
          <table:table-cell office:value-type="float" office:value="27230892" calcext:value-type="float">
            <text:p>27230892</text:p>
          </table:table-cell>
          <table:table-cell table:formula="of:=[.A1704]/1000/(60*60*24)" office:value-type="time" office:time-value="PT07H33M50.892S" calcext:value-type="time">
            <text:p>07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5.04" calcext:value-type="float">
            <text:p>1845.04</text:p>
          </table:table-cell>
          <table:table-cell office:value-type="float" office:value="2271.63" calcext:value-type="float">
            <text:p>2271.63</text:p>
          </table:table-cell>
        </table:table-row>
        <table:table-row table:style-name="ro1">
          <table:table-cell office:value-type="float" office:value="27246892" calcext:value-type="float">
            <text:p>27246892</text:p>
          </table:table-cell>
          <table:table-cell table:formula="of:=[.A1705]/1000/(60*60*24)" office:value-type="time" office:time-value="PT07H34M06.892S" calcext:value-type="time">
            <text:p>07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6.09" calcext:value-type="float">
            <text:p>1846.09</text:p>
          </table:table-cell>
          <table:table-cell office:value-type="float" office:value="2272.89" calcext:value-type="float">
            <text:p>2272.89</text:p>
          </table:table-cell>
        </table:table-row>
        <table:table-row table:style-name="ro1">
          <table:table-cell office:value-type="float" office:value="27262892" calcext:value-type="float">
            <text:p>27262892</text:p>
          </table:table-cell>
          <table:table-cell table:formula="of:=[.A1706]/1000/(60*60*24)" office:value-type="time" office:time-value="PT07H34M22.892S" calcext:value-type="time">
            <text:p>07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7.14" calcext:value-type="float">
            <text:p>1847.14</text:p>
          </table:table-cell>
          <table:table-cell office:value-type="float" office:value="2274.14" calcext:value-type="float">
            <text:p>2274.14</text:p>
          </table:table-cell>
        </table:table-row>
        <table:table-row table:style-name="ro1">
          <table:table-cell office:value-type="float" office:value="27278892" calcext:value-type="float">
            <text:p>27278892</text:p>
          </table:table-cell>
          <table:table-cell table:formula="of:=[.A1707]/1000/(60*60*24)" office:value-type="time" office:time-value="PT07H34M38.892S" calcext:value-type="time">
            <text:p>07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848.19" calcext:value-type="float">
            <text:p>1848.19</text:p>
          </table:table-cell>
          <table:table-cell office:value-type="float" office:value="2275.39" calcext:value-type="float">
            <text:p>2275.39</text:p>
          </table:table-cell>
        </table:table-row>
        <table:table-row table:style-name="ro1">
          <table:table-cell office:value-type="float" office:value="27294892" calcext:value-type="float">
            <text:p>27294892</text:p>
          </table:table-cell>
          <table:table-cell table:formula="of:=[.A1708]/1000/(60*60*24)" office:value-type="time" office:time-value="PT07H34M54.892S" calcext:value-type="time">
            <text:p>07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49.24" calcext:value-type="float">
            <text:p>1849.24</text:p>
          </table:table-cell>
          <table:table-cell office:value-type="float" office:value="2276.65" calcext:value-type="float">
            <text:p>2276.65</text:p>
          </table:table-cell>
        </table:table-row>
        <table:table-row table:style-name="ro1">
          <table:table-cell office:value-type="float" office:value="27310892" calcext:value-type="float">
            <text:p>27310892</text:p>
          </table:table-cell>
          <table:table-cell table:formula="of:=[.A1709]/1000/(60*60*24)" office:value-type="time" office:time-value="PT07H35M10.892S" calcext:value-type="time">
            <text:p>07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850.29" calcext:value-type="float">
            <text:p>1850.29</text:p>
          </table:table-cell>
          <table:table-cell office:value-type="float" office:value="2277.9" calcext:value-type="float">
            <text:p>2277.9</text:p>
          </table:table-cell>
        </table:table-row>
        <table:table-row table:style-name="ro1">
          <table:table-cell office:value-type="float" office:value="27326892" calcext:value-type="float">
            <text:p>27326892</text:p>
          </table:table-cell>
          <table:table-cell table:formula="of:=[.A1710]/1000/(60*60*24)" office:value-type="time" office:time-value="PT07H35M26.892S" calcext:value-type="time">
            <text:p>07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851.34" calcext:value-type="float">
            <text:p>1851.34</text:p>
          </table:table-cell>
          <table:table-cell office:value-type="float" office:value="2279.15" calcext:value-type="float">
            <text:p>2279.15</text:p>
          </table:table-cell>
        </table:table-row>
        <table:table-row table:style-name="ro1">
          <table:table-cell office:value-type="float" office:value="27342892" calcext:value-type="float">
            <text:p>27342892</text:p>
          </table:table-cell>
          <table:table-cell table:formula="of:=[.A1711]/1000/(60*60*24)" office:value-type="time" office:time-value="PT07H35M42.892S" calcext:value-type="time">
            <text:p>07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2.39" calcext:value-type="float">
            <text:p>1852.39</text:p>
          </table:table-cell>
          <table:table-cell office:value-type="float" office:value="2280.41" calcext:value-type="float">
            <text:p>2280.41</text:p>
          </table:table-cell>
        </table:table-row>
        <table:table-row table:style-name="ro1">
          <table:table-cell office:value-type="float" office:value="27358892" calcext:value-type="float">
            <text:p>27358892</text:p>
          </table:table-cell>
          <table:table-cell table:formula="of:=[.A1712]/1000/(60*60*24)" office:value-type="time" office:time-value="PT07H35M58.892S" calcext:value-type="time">
            <text:p>07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853.44" calcext:value-type="float">
            <text:p>1853.44</text:p>
          </table:table-cell>
          <table:table-cell office:value-type="float" office:value="2281.66" calcext:value-type="float">
            <text:p>2281.66</text:p>
          </table:table-cell>
        </table:table-row>
        <table:table-row table:style-name="ro1">
          <table:table-cell office:value-type="float" office:value="27374892" calcext:value-type="float">
            <text:p>27374892</text:p>
          </table:table-cell>
          <table:table-cell table:formula="of:=[.A1713]/1000/(60*60*24)" office:value-type="time" office:time-value="PT07H36M14.892S" calcext:value-type="time">
            <text:p>07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4.49" calcext:value-type="float">
            <text:p>1854.49</text:p>
          </table:table-cell>
          <table:table-cell office:value-type="float" office:value="2282.91" calcext:value-type="float">
            <text:p>2282.91</text:p>
          </table:table-cell>
        </table:table-row>
        <table:table-row table:style-name="ro1">
          <table:table-cell office:value-type="float" office:value="27390892" calcext:value-type="float">
            <text:p>27390892</text:p>
          </table:table-cell>
          <table:table-cell table:formula="of:=[.A1714]/1000/(60*60*24)" office:value-type="time" office:time-value="PT07H36M30.892S" calcext:value-type="time">
            <text:p>07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5.54" calcext:value-type="float">
            <text:p>1855.54</text:p>
          </table:table-cell>
          <table:table-cell office:value-type="float" office:value="2284.16" calcext:value-type="float">
            <text:p>2284.16</text:p>
          </table:table-cell>
        </table:table-row>
        <table:table-row table:style-name="ro1">
          <table:table-cell office:value-type="float" office:value="27406892" calcext:value-type="float">
            <text:p>27406892</text:p>
          </table:table-cell>
          <table:table-cell table:formula="of:=[.A1715]/1000/(60*60*24)" office:value-type="time" office:time-value="PT07H36M46.892S" calcext:value-type="time">
            <text:p>07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6.6" calcext:value-type="float">
            <text:p>1856.6</text:p>
          </table:table-cell>
          <table:table-cell office:value-type="float" office:value="2285.42" calcext:value-type="float">
            <text:p>2285.42</text:p>
          </table:table-cell>
        </table:table-row>
        <table:table-row table:style-name="ro1">
          <table:table-cell office:value-type="float" office:value="27422892" calcext:value-type="float">
            <text:p>27422892</text:p>
          </table:table-cell>
          <table:table-cell table:formula="of:=[.A1716]/1000/(60*60*24)" office:value-type="time" office:time-value="PT07H37M02.892S" calcext:value-type="time">
            <text:p>07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7.65" calcext:value-type="float">
            <text:p>1857.65</text:p>
          </table:table-cell>
          <table:table-cell office:value-type="float" office:value="2286.67" calcext:value-type="float">
            <text:p>2286.67</text:p>
          </table:table-cell>
        </table:table-row>
        <table:table-row table:style-name="ro1">
          <table:table-cell office:value-type="float" office:value="27438892" calcext:value-type="float">
            <text:p>27438892</text:p>
          </table:table-cell>
          <table:table-cell table:formula="of:=[.A1717]/1000/(60*60*24)" office:value-type="time" office:time-value="PT07H37M18.892S" calcext:value-type="time">
            <text:p>07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58.7" calcext:value-type="float">
            <text:p>1858.7</text:p>
          </table:table-cell>
          <table:table-cell office:value-type="float" office:value="2287.92" calcext:value-type="float">
            <text:p>2287.92</text:p>
          </table:table-cell>
        </table:table-row>
        <table:table-row table:style-name="ro1">
          <table:table-cell office:value-type="float" office:value="27454892" calcext:value-type="float">
            <text:p>27454892</text:p>
          </table:table-cell>
          <table:table-cell table:formula="of:=[.A1718]/1000/(60*60*24)" office:value-type="time" office:time-value="PT07H37M34.892S" calcext:value-type="time">
            <text:p>07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59.75" calcext:value-type="float">
            <text:p>1859.75</text:p>
          </table:table-cell>
          <table:table-cell office:value-type="float" office:value="2289.17" calcext:value-type="float">
            <text:p>2289.17</text:p>
          </table:table-cell>
        </table:table-row>
        <table:table-row table:style-name="ro1">
          <table:table-cell office:value-type="float" office:value="27470892" calcext:value-type="float">
            <text:p>27470892</text:p>
          </table:table-cell>
          <table:table-cell table:formula="of:=[.A1719]/1000/(60*60*24)" office:value-type="time" office:time-value="PT07H37M50.892S" calcext:value-type="time">
            <text:p>07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0.8" calcext:value-type="float">
            <text:p>1860.8</text:p>
          </table:table-cell>
          <table:table-cell office:value-type="float" office:value="2290.42" calcext:value-type="float">
            <text:p>2290.42</text:p>
          </table:table-cell>
        </table:table-row>
        <table:table-row table:style-name="ro1">
          <table:table-cell office:value-type="float" office:value="27486892" calcext:value-type="float">
            <text:p>27486892</text:p>
          </table:table-cell>
          <table:table-cell table:formula="of:=[.A1720]/1000/(60*60*24)" office:value-type="time" office:time-value="PT07H38M06.892S" calcext:value-type="time">
            <text:p>07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1.85" calcext:value-type="float">
            <text:p>1861.85</text:p>
          </table:table-cell>
          <table:table-cell office:value-type="float" office:value="2291.67" calcext:value-type="float">
            <text:p>2291.67</text:p>
          </table:table-cell>
        </table:table-row>
        <table:table-row table:style-name="ro1">
          <table:table-cell office:value-type="float" office:value="27502892" calcext:value-type="float">
            <text:p>27502892</text:p>
          </table:table-cell>
          <table:table-cell table:formula="of:=[.A1721]/1000/(60*60*24)" office:value-type="time" office:time-value="PT07H38M22.892S" calcext:value-type="time">
            <text:p>07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2.89" calcext:value-type="float">
            <text:p>1862.89</text:p>
          </table:table-cell>
          <table:table-cell office:value-type="float" office:value="2292.92" calcext:value-type="float">
            <text:p>2292.92</text:p>
          </table:table-cell>
        </table:table-row>
        <table:table-row table:style-name="ro1">
          <table:table-cell office:value-type="float" office:value="27518892" calcext:value-type="float">
            <text:p>27518892</text:p>
          </table:table-cell>
          <table:table-cell table:formula="of:=[.A1722]/1000/(60*60*24)" office:value-type="time" office:time-value="PT07H38M38.892S" calcext:value-type="time">
            <text:p>07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3.94" calcext:value-type="float">
            <text:p>1863.94</text:p>
          </table:table-cell>
          <table:table-cell office:value-type="float" office:value="2294.17" calcext:value-type="float">
            <text:p>2294.17</text:p>
          </table:table-cell>
        </table:table-row>
        <table:table-row table:style-name="ro1">
          <table:table-cell office:value-type="float" office:value="27534892" calcext:value-type="float">
            <text:p>27534892</text:p>
          </table:table-cell>
          <table:table-cell table:formula="of:=[.A1723]/1000/(60*60*24)" office:value-type="time" office:time-value="PT07H38M54.892S" calcext:value-type="time">
            <text:p>07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4.99" calcext:value-type="float">
            <text:p>1864.99</text:p>
          </table:table-cell>
          <table:table-cell office:value-type="float" office:value="2295.42" calcext:value-type="float">
            <text:p>2295.42</text:p>
          </table:table-cell>
        </table:table-row>
        <table:table-row table:style-name="ro1">
          <table:table-cell office:value-type="float" office:value="27550892" calcext:value-type="float">
            <text:p>27550892</text:p>
          </table:table-cell>
          <table:table-cell table:formula="of:=[.A1724]/1000/(60*60*24)" office:value-type="time" office:time-value="PT07H39M10.892S" calcext:value-type="time">
            <text:p>07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66.04" calcext:value-type="float">
            <text:p>1866.04</text:p>
          </table:table-cell>
          <table:table-cell office:value-type="float" office:value="2296.67" calcext:value-type="float">
            <text:p>2296.67</text:p>
          </table:table-cell>
        </table:table-row>
        <table:table-row table:style-name="ro1">
          <table:table-cell office:value-type="float" office:value="27566892" calcext:value-type="float">
            <text:p>27566892</text:p>
          </table:table-cell>
          <table:table-cell table:formula="of:=[.A1725]/1000/(60*60*24)" office:value-type="time" office:time-value="PT07H39M26.892S" calcext:value-type="time">
            <text:p>07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67.09" calcext:value-type="float">
            <text:p>1867.09</text:p>
          </table:table-cell>
          <table:table-cell office:value-type="float" office:value="2297.92" calcext:value-type="float">
            <text:p>2297.92</text:p>
          </table:table-cell>
        </table:table-row>
        <table:table-row table:style-name="ro1">
          <table:table-cell office:value-type="float" office:value="27582892" calcext:value-type="float">
            <text:p>27582892</text:p>
          </table:table-cell>
          <table:table-cell table:formula="of:=[.A1726]/1000/(60*60*24)" office:value-type="time" office:time-value="PT07H39M42.892S" calcext:value-type="time">
            <text:p>07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68.14" calcext:value-type="float">
            <text:p>1868.14</text:p>
          </table:table-cell>
          <table:table-cell office:value-type="float" office:value="2299.17" calcext:value-type="float">
            <text:p>2299.17</text:p>
          </table:table-cell>
        </table:table-row>
        <table:table-row table:style-name="ro1">
          <table:table-cell office:value-type="float" office:value="27598892" calcext:value-type="float">
            <text:p>27598892</text:p>
          </table:table-cell>
          <table:table-cell table:formula="of:=[.A1727]/1000/(60*60*24)" office:value-type="time" office:time-value="PT07H39M58.892S" calcext:value-type="time">
            <text:p>07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69.19" calcext:value-type="float">
            <text:p>1869.19</text:p>
          </table:table-cell>
          <table:table-cell office:value-type="float" office:value="2300.42" calcext:value-type="float">
            <text:p>2300.42</text:p>
          </table:table-cell>
        </table:table-row>
        <table:table-row table:style-name="ro1">
          <table:table-cell office:value-type="float" office:value="27614892" calcext:value-type="float">
            <text:p>27614892</text:p>
          </table:table-cell>
          <table:table-cell table:formula="of:=[.A1728]/1000/(60*60*24)" office:value-type="time" office:time-value="PT07H40M14.892S" calcext:value-type="time">
            <text:p>07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70.24" calcext:value-type="float">
            <text:p>1870.24</text:p>
          </table:table-cell>
          <table:table-cell office:value-type="float" office:value="2301.66" calcext:value-type="float">
            <text:p>2301.66</text:p>
          </table:table-cell>
        </table:table-row>
        <table:table-row table:style-name="ro1">
          <table:table-cell office:value-type="float" office:value="27630892" calcext:value-type="float">
            <text:p>27630892</text:p>
          </table:table-cell>
          <table:table-cell table:formula="of:=[.A1729]/1000/(60*60*24)" office:value-type="time" office:time-value="PT07H40M30.892S" calcext:value-type="time">
            <text:p>07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71.29" calcext:value-type="float">
            <text:p>1871.29</text:p>
          </table:table-cell>
          <table:table-cell office:value-type="float" office:value="2302.91" calcext:value-type="float">
            <text:p>2302.91</text:p>
          </table:table-cell>
        </table:table-row>
        <table:table-row table:style-name="ro1">
          <table:table-cell office:value-type="float" office:value="27646892" calcext:value-type="float">
            <text:p>27646892</text:p>
          </table:table-cell>
          <table:table-cell table:formula="of:=[.A1730]/1000/(60*60*24)" office:value-type="time" office:time-value="PT07H40M46.892S" calcext:value-type="time">
            <text:p>07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72.34" calcext:value-type="float">
            <text:p>1872.34</text:p>
          </table:table-cell>
          <table:table-cell office:value-type="float" office:value="2304.16" calcext:value-type="float">
            <text:p>2304.16</text:p>
          </table:table-cell>
        </table:table-row>
        <table:table-row table:style-name="ro1">
          <table:table-cell office:value-type="float" office:value="27662892" calcext:value-type="float">
            <text:p>27662892</text:p>
          </table:table-cell>
          <table:table-cell table:formula="of:=[.A1731]/1000/(60*60*24)" office:value-type="time" office:time-value="PT07H41M02.892S" calcext:value-type="time">
            <text:p>07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73.38" calcext:value-type="float">
            <text:p>1873.38</text:p>
          </table:table-cell>
          <table:table-cell office:value-type="float" office:value="2305.41" calcext:value-type="float">
            <text:p>2305.41</text:p>
          </table:table-cell>
        </table:table-row>
        <table:table-row table:style-name="ro1">
          <table:table-cell office:value-type="float" office:value="27678892" calcext:value-type="float">
            <text:p>27678892</text:p>
          </table:table-cell>
          <table:table-cell table:formula="of:=[.A1732]/1000/(60*60*24)" office:value-type="time" office:time-value="PT07H41M18.892S" calcext:value-type="time">
            <text:p>07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874.43" calcext:value-type="float">
            <text:p>1874.43</text:p>
          </table:table-cell>
          <table:table-cell office:value-type="float" office:value="2306.66" calcext:value-type="float">
            <text:p>2306.66</text:p>
          </table:table-cell>
        </table:table-row>
        <table:table-row table:style-name="ro1">
          <table:table-cell office:value-type="float" office:value="27694892" calcext:value-type="float">
            <text:p>27694892</text:p>
          </table:table-cell>
          <table:table-cell table:formula="of:=[.A1733]/1000/(60*60*24)" office:value-type="time" office:time-value="PT07H41M34.892S" calcext:value-type="time">
            <text:p>07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875.48" calcext:value-type="float">
            <text:p>1875.48</text:p>
          </table:table-cell>
          <table:table-cell office:value-type="float" office:value="2307.91" calcext:value-type="float">
            <text:p>2307.91</text:p>
          </table:table-cell>
        </table:table-row>
        <table:table-row table:style-name="ro1">
          <table:table-cell office:value-type="float" office:value="27710892" calcext:value-type="float">
            <text:p>27710892</text:p>
          </table:table-cell>
          <table:table-cell table:formula="of:=[.A1734]/1000/(60*60*24)" office:value-type="time" office:time-value="PT07H41M50.892S" calcext:value-type="time">
            <text:p>07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76.53" calcext:value-type="float">
            <text:p>1876.53</text:p>
          </table:table-cell>
          <table:table-cell office:value-type="float" office:value="2309.16" calcext:value-type="float">
            <text:p>2309.16</text:p>
          </table:table-cell>
        </table:table-row>
        <table:table-row table:style-name="ro1">
          <table:table-cell office:value-type="float" office:value="27726892" calcext:value-type="float">
            <text:p>27726892</text:p>
          </table:table-cell>
          <table:table-cell table:formula="of:=[.A1735]/1000/(60*60*24)" office:value-type="time" office:time-value="PT07H42M06.892S" calcext:value-type="time">
            <text:p>07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877.58" calcext:value-type="float">
            <text:p>1877.58</text:p>
          </table:table-cell>
          <table:table-cell office:value-type="float" office:value="2310.41" calcext:value-type="float">
            <text:p>2310.41</text:p>
          </table:table-cell>
        </table:table-row>
        <table:table-row table:style-name="ro1">
          <table:table-cell office:value-type="float" office:value="27742892" calcext:value-type="float">
            <text:p>27742892</text:p>
          </table:table-cell>
          <table:table-cell table:formula="of:=[.A1736]/1000/(60*60*24)" office:value-type="time" office:time-value="PT07H42M22.892S" calcext:value-type="time">
            <text:p>07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78.63" calcext:value-type="float">
            <text:p>1878.63</text:p>
          </table:table-cell>
          <table:table-cell office:value-type="float" office:value="2311.65" calcext:value-type="float">
            <text:p>2311.65</text:p>
          </table:table-cell>
        </table:table-row>
        <table:table-row table:style-name="ro1">
          <table:table-cell office:value-type="float" office:value="27758892" calcext:value-type="float">
            <text:p>27758892</text:p>
          </table:table-cell>
          <table:table-cell table:formula="of:=[.A1737]/1000/(60*60*24)" office:value-type="time" office:time-value="PT07H42M38.892S" calcext:value-type="time">
            <text:p>07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879.68" calcext:value-type="float">
            <text:p>1879.68</text:p>
          </table:table-cell>
          <table:table-cell office:value-type="float" office:value="2312.9" calcext:value-type="float">
            <text:p>2312.9</text:p>
          </table:table-cell>
        </table:table-row>
        <table:table-row table:style-name="ro1">
          <table:table-cell office:value-type="float" office:value="27774892" calcext:value-type="float">
            <text:p>27774892</text:p>
          </table:table-cell>
          <table:table-cell table:formula="of:=[.A1738]/1000/(60*60*24)" office:value-type="time" office:time-value="PT07H42M54.892S" calcext:value-type="time">
            <text:p>07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80.73" calcext:value-type="float">
            <text:p>1880.73</text:p>
          </table:table-cell>
          <table:table-cell office:value-type="float" office:value="2314.15" calcext:value-type="float">
            <text:p>2314.15</text:p>
          </table:table-cell>
        </table:table-row>
        <table:table-row table:style-name="ro1">
          <table:table-cell office:value-type="float" office:value="27790892" calcext:value-type="float">
            <text:p>27790892</text:p>
          </table:table-cell>
          <table:table-cell table:formula="of:=[.A1739]/1000/(60*60*24)" office:value-type="time" office:time-value="PT07H43M10.892S" calcext:value-type="time">
            <text:p>07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881.77" calcext:value-type="float">
            <text:p>1881.77</text:p>
          </table:table-cell>
          <table:table-cell office:value-type="float" office:value="2315.4" calcext:value-type="float">
            <text:p>2315.4</text:p>
          </table:table-cell>
        </table:table-row>
        <table:table-row table:style-name="ro1">
          <table:table-cell office:value-type="float" office:value="27806892" calcext:value-type="float">
            <text:p>27806892</text:p>
          </table:table-cell>
          <table:table-cell table:formula="of:=[.A1740]/1000/(60*60*24)" office:value-type="time" office:time-value="PT07H43M26.892S" calcext:value-type="time">
            <text:p>07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882.82" calcext:value-type="float">
            <text:p>1882.82</text:p>
          </table:table-cell>
          <table:table-cell office:value-type="float" office:value="2316.65" calcext:value-type="float">
            <text:p>2316.65</text:p>
          </table:table-cell>
        </table:table-row>
        <table:table-row table:style-name="ro1">
          <table:table-cell office:value-type="float" office:value="27822892" calcext:value-type="float">
            <text:p>27822892</text:p>
          </table:table-cell>
          <table:table-cell table:formula="of:=[.A1741]/1000/(60*60*24)" office:value-type="time" office:time-value="PT07H43M42.892S" calcext:value-type="time">
            <text:p>07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3.87" calcext:value-type="float">
            <text:p>1883.87</text:p>
          </table:table-cell>
          <table:table-cell office:value-type="float" office:value="2317.89" calcext:value-type="float">
            <text:p>2317.89</text:p>
          </table:table-cell>
        </table:table-row>
        <table:table-row table:style-name="ro1">
          <table:table-cell office:value-type="float" office:value="27838892" calcext:value-type="float">
            <text:p>27838892</text:p>
          </table:table-cell>
          <table:table-cell table:formula="of:=[.A1742]/1000/(60*60*24)" office:value-type="time" office:time-value="PT07H43M58.892S" calcext:value-type="time">
            <text:p>07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4.92" calcext:value-type="float">
            <text:p>1884.92</text:p>
          </table:table-cell>
          <table:table-cell office:value-type="float" office:value="2319.14" calcext:value-type="float">
            <text:p>2319.14</text:p>
          </table:table-cell>
        </table:table-row>
        <table:table-row table:style-name="ro1">
          <table:table-cell office:value-type="float" office:value="27854892" calcext:value-type="float">
            <text:p>27854892</text:p>
          </table:table-cell>
          <table:table-cell table:formula="of:=[.A1743]/1000/(60*60*24)" office:value-type="time" office:time-value="PT07H44M14.892S" calcext:value-type="time">
            <text:p>07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85.97" calcext:value-type="float">
            <text:p>1885.97</text:p>
          </table:table-cell>
          <table:table-cell office:value-type="float" office:value="2320.38" calcext:value-type="float">
            <text:p>2320.38</text:p>
          </table:table-cell>
        </table:table-row>
        <table:table-row table:style-name="ro1">
          <table:table-cell office:value-type="float" office:value="27870892" calcext:value-type="float">
            <text:p>27870892</text:p>
          </table:table-cell>
          <table:table-cell table:formula="of:=[.A1744]/1000/(60*60*24)" office:value-type="time" office:time-value="PT07H44M30.892S" calcext:value-type="time">
            <text:p>07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87.01" calcext:value-type="float">
            <text:p>1887.01</text:p>
          </table:table-cell>
          <table:table-cell office:value-type="float" office:value="2321.63" calcext:value-type="float">
            <text:p>2321.63</text:p>
          </table:table-cell>
        </table:table-row>
        <table:table-row table:style-name="ro1">
          <table:table-cell office:value-type="float" office:value="27886892" calcext:value-type="float">
            <text:p>27886892</text:p>
          </table:table-cell>
          <table:table-cell table:formula="of:=[.A1745]/1000/(60*60*24)" office:value-type="time" office:time-value="PT07H44M46.892S" calcext:value-type="time">
            <text:p>07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88.06" calcext:value-type="float">
            <text:p>1888.06</text:p>
          </table:table-cell>
          <table:table-cell office:value-type="float" office:value="2322.87" calcext:value-type="float">
            <text:p>2322.87</text:p>
          </table:table-cell>
        </table:table-row>
        <table:table-row table:style-name="ro1">
          <table:table-cell office:value-type="float" office:value="27902892" calcext:value-type="float">
            <text:p>27902892</text:p>
          </table:table-cell>
          <table:table-cell table:formula="of:=[.A1746]/1000/(60*60*24)" office:value-type="time" office:time-value="PT07H45M02.892S" calcext:value-type="time">
            <text:p>07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80.73" calcext:value-type="float">
            <text:p>280.73</text:p>
          </table:table-cell>
          <table:table-cell office:value-type="float" office:value="1889.11" calcext:value-type="float">
            <text:p>1889.11</text:p>
          </table:table-cell>
          <table:table-cell office:value-type="float" office:value="2324.11" calcext:value-type="float">
            <text:p>2324.11</text:p>
          </table:table-cell>
        </table:table-row>
        <table:table-row table:style-name="ro1">
          <table:table-cell office:value-type="float" office:value="27918892" calcext:value-type="float">
            <text:p>27918892</text:p>
          </table:table-cell>
          <table:table-cell table:formula="of:=[.A1747]/1000/(60*60*24)" office:value-type="time" office:time-value="PT07H45M18.892S" calcext:value-type="time">
            <text:p>07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90.16" calcext:value-type="float">
            <text:p>1890.16</text:p>
          </table:table-cell>
          <table:table-cell office:value-type="float" office:value="2325.36" calcext:value-type="float">
            <text:p>2325.36</text:p>
          </table:table-cell>
        </table:table-row>
        <table:table-row table:style-name="ro1">
          <table:table-cell office:value-type="float" office:value="27934892" calcext:value-type="float">
            <text:p>27934892</text:p>
          </table:table-cell>
          <table:table-cell table:formula="of:=[.A1748]/1000/(60*60*24)" office:value-type="time" office:time-value="PT07H45M34.892S" calcext:value-type="time">
            <text:p>07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1.2" calcext:value-type="float">
            <text:p>1891.2</text:p>
          </table:table-cell>
          <table:table-cell office:value-type="float" office:value="2326.6" calcext:value-type="float">
            <text:p>2326.6</text:p>
          </table:table-cell>
        </table:table-row>
        <table:table-row table:style-name="ro1">
          <table:table-cell office:value-type="float" office:value="27950892" calcext:value-type="float">
            <text:p>27950892</text:p>
          </table:table-cell>
          <table:table-cell table:formula="of:=[.A1749]/1000/(60*60*24)" office:value-type="time" office:time-value="PT07H45M50.892S" calcext:value-type="time">
            <text:p>07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2.25" calcext:value-type="float">
            <text:p>1892.25</text:p>
          </table:table-cell>
          <table:table-cell office:value-type="float" office:value="2327.84" calcext:value-type="float">
            <text:p>2327.84</text:p>
          </table:table-cell>
        </table:table-row>
        <table:table-row table:style-name="ro1">
          <table:table-cell office:value-type="float" office:value="27966892" calcext:value-type="float">
            <text:p>27966892</text:p>
          </table:table-cell>
          <table:table-cell table:formula="of:=[.A1750]/1000/(60*60*24)" office:value-type="time" office:time-value="PT07H46M06.892S" calcext:value-type="time">
            <text:p>07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3.3" calcext:value-type="float">
            <text:p>1893.3</text:p>
          </table:table-cell>
          <table:table-cell office:value-type="float" office:value="2329.09" calcext:value-type="float">
            <text:p>2329.09</text:p>
          </table:table-cell>
        </table:table-row>
        <table:table-row table:style-name="ro1">
          <table:table-cell office:value-type="float" office:value="27982892" calcext:value-type="float">
            <text:p>27982892</text:p>
          </table:table-cell>
          <table:table-cell table:formula="of:=[.A1751]/1000/(60*60*24)" office:value-type="time" office:time-value="PT07H46M22.892S" calcext:value-type="time">
            <text:p>07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94.34" calcext:value-type="float">
            <text:p>1894.34</text:p>
          </table:table-cell>
          <table:table-cell office:value-type="float" office:value="2330.33" calcext:value-type="float">
            <text:p>2330.33</text:p>
          </table:table-cell>
        </table:table-row>
        <table:table-row table:style-name="ro1">
          <table:table-cell office:value-type="float" office:value="27998892" calcext:value-type="float">
            <text:p>27998892</text:p>
          </table:table-cell>
          <table:table-cell table:formula="of:=[.A1752]/1000/(60*60*24)" office:value-type="time" office:time-value="PT07H46M38.892S" calcext:value-type="time">
            <text:p>07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95.39" calcext:value-type="float">
            <text:p>1895.39</text:p>
          </table:table-cell>
          <table:table-cell office:value-type="float" office:value="2331.57" calcext:value-type="float">
            <text:p>2331.57</text:p>
          </table:table-cell>
        </table:table-row>
        <table:table-row table:style-name="ro1">
          <table:table-cell office:value-type="float" office:value="28014892" calcext:value-type="float">
            <text:p>28014892</text:p>
          </table:table-cell>
          <table:table-cell table:formula="of:=[.A1753]/1000/(60*60*24)" office:value-type="time" office:time-value="PT07H46M54.892S" calcext:value-type="time">
            <text:p>07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96.44" calcext:value-type="float">
            <text:p>1896.44</text:p>
          </table:table-cell>
          <table:table-cell office:value-type="float" office:value="2332.81" calcext:value-type="float">
            <text:p>2332.81</text:p>
          </table:table-cell>
        </table:table-row>
        <table:table-row table:style-name="ro1">
          <table:table-cell office:value-type="float" office:value="28030892" calcext:value-type="float">
            <text:p>28030892</text:p>
          </table:table-cell>
          <table:table-cell table:formula="of:=[.A1754]/1000/(60*60*24)" office:value-type="time" office:time-value="PT07H47M10.892S" calcext:value-type="time">
            <text:p>07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97.48" calcext:value-type="float">
            <text:p>1897.48</text:p>
          </table:table-cell>
          <table:table-cell office:value-type="float" office:value="2334.06" calcext:value-type="float">
            <text:p>2334.06</text:p>
          </table:table-cell>
        </table:table-row>
        <table:table-row table:style-name="ro1">
          <table:table-cell office:value-type="float" office:value="28046892" calcext:value-type="float">
            <text:p>28046892</text:p>
          </table:table-cell>
          <table:table-cell table:formula="of:=[.A1755]/1000/(60*60*24)" office:value-type="time" office:time-value="PT07H47M26.892S" calcext:value-type="time">
            <text:p>07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898.53" calcext:value-type="float">
            <text:p>1898.53</text:p>
          </table:table-cell>
          <table:table-cell office:value-type="float" office:value="2335.3" calcext:value-type="float">
            <text:p>2335.3</text:p>
          </table:table-cell>
        </table:table-row>
        <table:table-row table:style-name="ro1">
          <table:table-cell office:value-type="float" office:value="28062892" calcext:value-type="float">
            <text:p>28062892</text:p>
          </table:table-cell>
          <table:table-cell table:formula="of:=[.A1756]/1000/(60*60*24)" office:value-type="time" office:time-value="PT07H47M42.892S" calcext:value-type="time">
            <text:p>07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99.58" calcext:value-type="float">
            <text:p>1899.58</text:p>
          </table:table-cell>
          <table:table-cell office:value-type="float" office:value="2336.54" calcext:value-type="float">
            <text:p>2336.54</text:p>
          </table:table-cell>
        </table:table-row>
        <table:table-row table:style-name="ro1">
          <table:table-cell office:value-type="float" office:value="28078892" calcext:value-type="float">
            <text:p>28078892</text:p>
          </table:table-cell>
          <table:table-cell table:formula="of:=[.A1757]/1000/(60*60*24)" office:value-type="time" office:time-value="PT07H47M58.892S" calcext:value-type="time">
            <text:p>07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0.62" calcext:value-type="float">
            <text:p>1900.62</text:p>
          </table:table-cell>
          <table:table-cell office:value-type="float" office:value="2337.78" calcext:value-type="float">
            <text:p>2337.78</text:p>
          </table:table-cell>
        </table:table-row>
        <table:table-row table:style-name="ro1">
          <table:table-cell office:value-type="float" office:value="28094892" calcext:value-type="float">
            <text:p>28094892</text:p>
          </table:table-cell>
          <table:table-cell table:formula="of:=[.A1758]/1000/(60*60*24)" office:value-type="time" office:time-value="PT07H48M14.892S" calcext:value-type="time">
            <text:p>07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01.67" calcext:value-type="float">
            <text:p>1901.67</text:p>
          </table:table-cell>
          <table:table-cell office:value-type="float" office:value="2339.03" calcext:value-type="float">
            <text:p>2339.03</text:p>
          </table:table-cell>
        </table:table-row>
        <table:table-row table:style-name="ro1">
          <table:table-cell office:value-type="float" office:value="28110892" calcext:value-type="float">
            <text:p>28110892</text:p>
          </table:table-cell>
          <table:table-cell table:formula="of:=[.A1759]/1000/(60*60*24)" office:value-type="time" office:time-value="PT07H48M30.892S" calcext:value-type="time">
            <text:p>07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902.72" calcext:value-type="float">
            <text:p>1902.72</text:p>
          </table:table-cell>
          <table:table-cell office:value-type="float" office:value="2340.27" calcext:value-type="float">
            <text:p>2340.27</text:p>
          </table:table-cell>
        </table:table-row>
        <table:table-row table:style-name="ro1">
          <table:table-cell office:value-type="float" office:value="28126892" calcext:value-type="float">
            <text:p>28126892</text:p>
          </table:table-cell>
          <table:table-cell table:formula="of:=[.A1760]/1000/(60*60*24)" office:value-type="time" office:time-value="PT07H48M46.892S" calcext:value-type="time">
            <text:p>07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903.76" calcext:value-type="float">
            <text:p>1903.76</text:p>
          </table:table-cell>
          <table:table-cell office:value-type="float" office:value="2341.51" calcext:value-type="float">
            <text:p>2341.51</text:p>
          </table:table-cell>
        </table:table-row>
        <table:table-row table:style-name="ro1">
          <table:table-cell office:value-type="float" office:value="28142892" calcext:value-type="float">
            <text:p>28142892</text:p>
          </table:table-cell>
          <table:table-cell table:formula="of:=[.A1761]/1000/(60*60*24)" office:value-type="time" office:time-value="PT07H49M02.892S" calcext:value-type="time">
            <text:p>07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04.81" calcext:value-type="float">
            <text:p>1904.81</text:p>
          </table:table-cell>
          <table:table-cell office:value-type="float" office:value="2342.75" calcext:value-type="float">
            <text:p>2342.75</text:p>
          </table:table-cell>
        </table:table-row>
        <table:table-row table:style-name="ro1">
          <table:table-cell office:value-type="float" office:value="28158892" calcext:value-type="float">
            <text:p>28158892</text:p>
          </table:table-cell>
          <table:table-cell table:formula="of:=[.A1762]/1000/(60*60*24)" office:value-type="time" office:time-value="PT07H49M18.892S" calcext:value-type="time">
            <text:p>07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05.86" calcext:value-type="float">
            <text:p>1905.86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8174892" calcext:value-type="float">
            <text:p>28174892</text:p>
          </table:table-cell>
          <table:table-cell table:formula="of:=[.A1763]/1000/(60*60*24)" office:value-type="time" office:time-value="PT07H49M34.892S" calcext:value-type="time">
            <text:p>07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06.9" calcext:value-type="float">
            <text:p>1906.9</text:p>
          </table:table-cell>
          <table:table-cell office:value-type="float" office:value="2345.24" calcext:value-type="float">
            <text:p>2345.24</text:p>
          </table:table-cell>
        </table:table-row>
        <table:table-row table:style-name="ro1">
          <table:table-cell office:value-type="float" office:value="28190892" calcext:value-type="float">
            <text:p>28190892</text:p>
          </table:table-cell>
          <table:table-cell table:formula="of:=[.A1764]/1000/(60*60*24)" office:value-type="time" office:time-value="PT07H49M50.892S" calcext:value-type="time">
            <text:p>07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907.95" calcext:value-type="float">
            <text:p>1907.95</text:p>
          </table:table-cell>
          <table:table-cell office:value-type="float" office:value="2346.48" calcext:value-type="float">
            <text:p>2346.48</text:p>
          </table:table-cell>
        </table:table-row>
        <table:table-row table:style-name="ro1">
          <table:table-cell office:value-type="float" office:value="28206892" calcext:value-type="float">
            <text:p>28206892</text:p>
          </table:table-cell>
          <table:table-cell table:formula="of:=[.A1765]/1000/(60*60*24)" office:value-type="time" office:time-value="PT07H50M06.892S" calcext:value-type="time">
            <text:p>07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08.99" calcext:value-type="float">
            <text:p>1908.99</text:p>
          </table:table-cell>
          <table:table-cell office:value-type="float" office:value="2347.72" calcext:value-type="float">
            <text:p>2347.72</text:p>
          </table:table-cell>
        </table:table-row>
        <table:table-row table:style-name="ro1">
          <table:table-cell office:value-type="float" office:value="28222892" calcext:value-type="float">
            <text:p>28222892</text:p>
          </table:table-cell>
          <table:table-cell table:formula="of:=[.A1766]/1000/(60*60*24)" office:value-type="time" office:time-value="PT07H50M22.892S" calcext:value-type="time">
            <text:p>07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0.04" calcext:value-type="float">
            <text:p>1910.04</text:p>
          </table:table-cell>
          <table:table-cell office:value-type="float" office:value="2348.96" calcext:value-type="float">
            <text:p>2348.96</text:p>
          </table:table-cell>
        </table:table-row>
        <table:table-row table:style-name="ro1">
          <table:table-cell office:value-type="float" office:value="28238892" calcext:value-type="float">
            <text:p>28238892</text:p>
          </table:table-cell>
          <table:table-cell table:formula="of:=[.A1767]/1000/(60*60*24)" office:value-type="time" office:time-value="PT07H50M38.892S" calcext:value-type="time">
            <text:p>07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11.08" calcext:value-type="float">
            <text:p>1911.08</text:p>
          </table:table-cell>
          <table:table-cell office:value-type="float" office:value="2350.2" calcext:value-type="float">
            <text:p>2350.2</text:p>
          </table:table-cell>
        </table:table-row>
        <table:table-row table:style-name="ro1">
          <table:table-cell office:value-type="float" office:value="28254892" calcext:value-type="float">
            <text:p>28254892</text:p>
          </table:table-cell>
          <table:table-cell table:formula="of:=[.A1768]/1000/(60*60*24)" office:value-type="time" office:time-value="PT07H50M54.892S" calcext:value-type="time">
            <text:p>07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2.13" calcext:value-type="float">
            <text:p>1912.13</text:p>
          </table:table-cell>
          <table:table-cell office:value-type="float" office:value="2351.44" calcext:value-type="float">
            <text:p>2351.44</text:p>
          </table:table-cell>
        </table:table-row>
        <table:table-row table:style-name="ro1">
          <table:table-cell office:value-type="float" office:value="28270892" calcext:value-type="float">
            <text:p>28270892</text:p>
          </table:table-cell>
          <table:table-cell table:formula="of:=[.A1769]/1000/(60*60*24)" office:value-type="time" office:time-value="PT07H51M10.892S" calcext:value-type="time">
            <text:p>07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913.17" calcext:value-type="float">
            <text:p>1913.17</text:p>
          </table:table-cell>
          <table:table-cell office:value-type="float" office:value="2352.68" calcext:value-type="float">
            <text:p>2352.68</text:p>
          </table:table-cell>
        </table:table-row>
        <table:table-row table:style-name="ro1">
          <table:table-cell office:value-type="float" office:value="28286892" calcext:value-type="float">
            <text:p>28286892</text:p>
          </table:table-cell>
          <table:table-cell table:formula="of:=[.A1770]/1000/(60*60*24)" office:value-type="time" office:time-value="PT07H51M26.892S" calcext:value-type="time">
            <text:p>07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914.22" calcext:value-type="float">
            <text:p>1914.22</text:p>
          </table:table-cell>
          <table:table-cell office:value-type="float" office:value="2353.92" calcext:value-type="float">
            <text:p>2353.92</text:p>
          </table:table-cell>
        </table:table-row>
        <table:table-row table:style-name="ro1">
          <table:table-cell office:value-type="float" office:value="28302892" calcext:value-type="float">
            <text:p>28302892</text:p>
          </table:table-cell>
          <table:table-cell table:formula="of:=[.A1771]/1000/(60*60*24)" office:value-type="time" office:time-value="PT07H51M42.892S" calcext:value-type="time">
            <text:p>07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915.26" calcext:value-type="float">
            <text:p>1915.26</text:p>
          </table:table-cell>
          <table:table-cell office:value-type="float" office:value="2355.16" calcext:value-type="float">
            <text:p>2355.16</text:p>
          </table:table-cell>
        </table:table-row>
        <table:table-row table:style-name="ro1">
          <table:table-cell office:value-type="float" office:value="28318892" calcext:value-type="float">
            <text:p>28318892</text:p>
          </table:table-cell>
          <table:table-cell table:formula="of:=[.A1772]/1000/(60*60*24)" office:value-type="time" office:time-value="PT07H51M58.892S" calcext:value-type="time">
            <text:p>07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16.31" calcext:value-type="float">
            <text:p>1916.31</text:p>
          </table:table-cell>
          <table:table-cell office:value-type="float" office:value="2356.4" calcext:value-type="float">
            <text:p>2356.4</text:p>
          </table:table-cell>
        </table:table-row>
        <table:table-row table:style-name="ro1">
          <table:table-cell office:value-type="float" office:value="28334892" calcext:value-type="float">
            <text:p>28334892</text:p>
          </table:table-cell>
          <table:table-cell table:formula="of:=[.A1773]/1000/(60*60*24)" office:value-type="time" office:time-value="PT07H52M14.892S" calcext:value-type="time">
            <text:p>07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17.35" calcext:value-type="float">
            <text:p>1917.35</text:p>
          </table:table-cell>
          <table:table-cell office:value-type="float" office:value="2357.64" calcext:value-type="float">
            <text:p>2357.64</text:p>
          </table:table-cell>
        </table:table-row>
        <table:table-row table:style-name="ro1">
          <table:table-cell office:value-type="float" office:value="28350892" calcext:value-type="float">
            <text:p>28350892</text:p>
          </table:table-cell>
          <table:table-cell table:formula="of:=[.A1774]/1000/(60*60*24)" office:value-type="time" office:time-value="PT07H52M30.892S" calcext:value-type="time">
            <text:p>07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18.4" calcext:value-type="float">
            <text:p>1918.4</text:p>
          </table:table-cell>
          <table:table-cell office:value-type="float" office:value="2358.88" calcext:value-type="float">
            <text:p>2358.88</text:p>
          </table:table-cell>
        </table:table-row>
        <table:table-row table:style-name="ro1">
          <table:table-cell office:value-type="float" office:value="28366892" calcext:value-type="float">
            <text:p>28366892</text:p>
          </table:table-cell>
          <table:table-cell table:formula="of:=[.A1775]/1000/(60*60*24)" office:value-type="time" office:time-value="PT07H52M46.892S" calcext:value-type="time">
            <text:p>07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19.44" calcext:value-type="float">
            <text:p>1919.44</text:p>
          </table:table-cell>
          <table:table-cell office:value-type="float" office:value="2360.12" calcext:value-type="float">
            <text:p>2360.12</text:p>
          </table:table-cell>
        </table:table-row>
        <table:table-row table:style-name="ro1">
          <table:table-cell office:value-type="float" office:value="28382892" calcext:value-type="float">
            <text:p>28382892</text:p>
          </table:table-cell>
          <table:table-cell table:formula="of:=[.A1776]/1000/(60*60*24)" office:value-type="time" office:time-value="PT07H53M02.892S" calcext:value-type="time">
            <text:p>07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0.49" calcext:value-type="float">
            <text:p>1920.49</text:p>
          </table:table-cell>
          <table:table-cell office:value-type="float" office:value="2361.36" calcext:value-type="float">
            <text:p>2361.36</text:p>
          </table:table-cell>
        </table:table-row>
        <table:table-row table:style-name="ro1">
          <table:table-cell office:value-type="float" office:value="28398892" calcext:value-type="float">
            <text:p>28398892</text:p>
          </table:table-cell>
          <table:table-cell table:formula="of:=[.A1777]/1000/(60*60*24)" office:value-type="time" office:time-value="PT07H53M18.892S" calcext:value-type="time">
            <text:p>07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1.53" calcext:value-type="float">
            <text:p>1921.53</text:p>
          </table:table-cell>
          <table:table-cell office:value-type="float" office:value="2362.59" calcext:value-type="float">
            <text:p>2362.59</text:p>
          </table:table-cell>
        </table:table-row>
        <table:table-row table:style-name="ro1">
          <table:table-cell office:value-type="float" office:value="28414892" calcext:value-type="float">
            <text:p>28414892</text:p>
          </table:table-cell>
          <table:table-cell table:formula="of:=[.A1778]/1000/(60*60*24)" office:value-type="time" office:time-value="PT07H53M34.892S" calcext:value-type="time">
            <text:p>07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922.58" calcext:value-type="float">
            <text:p>1922.58</text:p>
          </table:table-cell>
          <table:table-cell office:value-type="float" office:value="2363.83" calcext:value-type="float">
            <text:p>2363.83</text:p>
          </table:table-cell>
        </table:table-row>
        <table:table-row table:style-name="ro1">
          <table:table-cell office:value-type="float" office:value="28430892" calcext:value-type="float">
            <text:p>28430892</text:p>
          </table:table-cell>
          <table:table-cell table:formula="of:=[.A1779]/1000/(60*60*24)" office:value-type="time" office:time-value="PT07H53M50.892S" calcext:value-type="time">
            <text:p>07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23.62" calcext:value-type="float">
            <text:p>1923.62</text:p>
          </table:table-cell>
          <table:table-cell office:value-type="float" office:value="2365.06" calcext:value-type="float">
            <text:p>2365.06</text:p>
          </table:table-cell>
        </table:table-row>
        <table:table-row table:style-name="ro1">
          <table:table-cell office:value-type="float" office:value="28446892" calcext:value-type="float">
            <text:p>28446892</text:p>
          </table:table-cell>
          <table:table-cell table:formula="of:=[.A1780]/1000/(60*60*24)" office:value-type="time" office:time-value="PT07H54M06.892S" calcext:value-type="time">
            <text:p>07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24.66" calcext:value-type="float">
            <text:p>1924.66</text:p>
          </table:table-cell>
          <table:table-cell office:value-type="float" office:value="2366.3" calcext:value-type="float">
            <text:p>2366.3</text:p>
          </table:table-cell>
        </table:table-row>
        <table:table-row table:style-name="ro1">
          <table:table-cell office:value-type="float" office:value="28462892" calcext:value-type="float">
            <text:p>28462892</text:p>
          </table:table-cell>
          <table:table-cell table:formula="of:=[.A1781]/1000/(60*60*24)" office:value-type="time" office:time-value="PT07H54M22.892S" calcext:value-type="time">
            <text:p>07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925.71" calcext:value-type="float">
            <text:p>1925.71</text:p>
          </table:table-cell>
          <table:table-cell office:value-type="float" office:value="2367.54" calcext:value-type="float">
            <text:p>2367.54</text:p>
          </table:table-cell>
        </table:table-row>
        <table:table-row table:style-name="ro1">
          <table:table-cell office:value-type="float" office:value="28478892" calcext:value-type="float">
            <text:p>28478892</text:p>
          </table:table-cell>
          <table:table-cell table:formula="of:=[.A1782]/1000/(60*60*24)" office:value-type="time" office:time-value="PT07H54M38.892S" calcext:value-type="time">
            <text:p>07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26.75" calcext:value-type="float">
            <text:p>1926.75</text:p>
          </table:table-cell>
          <table:table-cell office:value-type="float" office:value="2368.77" calcext:value-type="float">
            <text:p>2368.77</text:p>
          </table:table-cell>
        </table:table-row>
        <table:table-row table:style-name="ro1">
          <table:table-cell office:value-type="float" office:value="28494892" calcext:value-type="float">
            <text:p>28494892</text:p>
          </table:table-cell>
          <table:table-cell table:formula="of:=[.A1783]/1000/(60*60*24)" office:value-type="time" office:time-value="PT07H54M54.892S" calcext:value-type="time">
            <text:p>07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927.8" calcext:value-type="float">
            <text:p>1927.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8510892" calcext:value-type="float">
            <text:p>28510892</text:p>
          </table:table-cell>
          <table:table-cell table:formula="of:=[.A1784]/1000/(60*60*24)" office:value-type="time" office:time-value="PT07H55M10.892S" calcext:value-type="time">
            <text:p>07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28.84" calcext:value-type="float">
            <text:p>1928.84</text:p>
          </table:table-cell>
          <table:table-cell office:value-type="float" office:value="2371.24" calcext:value-type="float">
            <text:p>2371.24</text:p>
          </table:table-cell>
        </table:table-row>
        <table:table-row table:style-name="ro1">
          <table:table-cell office:value-type="float" office:value="28526892" calcext:value-type="float">
            <text:p>28526892</text:p>
          </table:table-cell>
          <table:table-cell table:formula="of:=[.A1785]/1000/(60*60*24)" office:value-type="time" office:time-value="PT07H55M26.892S" calcext:value-type="time">
            <text:p>07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29.89" calcext:value-type="float">
            <text:p>1929.89</text:p>
          </table:table-cell>
          <table:table-cell office:value-type="float" office:value="2372.47" calcext:value-type="float">
            <text:p>2372.47</text:p>
          </table:table-cell>
        </table:table-row>
        <table:table-row table:style-name="ro1">
          <table:table-cell office:value-type="float" office:value="28542892" calcext:value-type="float">
            <text:p>28542892</text:p>
          </table:table-cell>
          <table:table-cell table:formula="of:=[.A1786]/1000/(60*60*24)" office:value-type="time" office:time-value="PT07H55M42.892S" calcext:value-type="time">
            <text:p>07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930.93" calcext:value-type="float">
            <text:p>1930.93</text:p>
          </table:table-cell>
          <table:table-cell office:value-type="float" office:value="2373.71" calcext:value-type="float">
            <text:p>2373.71</text:p>
          </table:table-cell>
        </table:table-row>
        <table:table-row table:style-name="ro1">
          <table:table-cell office:value-type="float" office:value="28558892" calcext:value-type="float">
            <text:p>28558892</text:p>
          </table:table-cell>
          <table:table-cell table:formula="of:=[.A1787]/1000/(60*60*24)" office:value-type="time" office:time-value="PT07H55M58.892S" calcext:value-type="time">
            <text:p>07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1.97" calcext:value-type="float">
            <text:p>1931.97</text:p>
          </table:table-cell>
          <table:table-cell office:value-type="float" office:value="2374.94" calcext:value-type="float">
            <text:p>2374.94</text:p>
          </table:table-cell>
        </table:table-row>
        <table:table-row table:style-name="ro1">
          <table:table-cell office:value-type="float" office:value="28574892" calcext:value-type="float">
            <text:p>28574892</text:p>
          </table:table-cell>
          <table:table-cell table:formula="of:=[.A1788]/1000/(60*60*24)" office:value-type="time" office:time-value="PT07H56M14.892S" calcext:value-type="time">
            <text:p>07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3.02" calcext:value-type="float">
            <text:p>1933.02</text:p>
          </table:table-cell>
          <table:table-cell office:value-type="float" office:value="2376.18" calcext:value-type="float">
            <text:p>2376.18</text:p>
          </table:table-cell>
        </table:table-row>
        <table:table-row table:style-name="ro1">
          <table:table-cell office:value-type="float" office:value="28590892" calcext:value-type="float">
            <text:p>28590892</text:p>
          </table:table-cell>
          <table:table-cell table:formula="of:=[.A1789]/1000/(60*60*24)" office:value-type="time" office:time-value="PT07H56M30.892S" calcext:value-type="time">
            <text:p>07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4.06" calcext:value-type="float">
            <text:p>1934.06</text:p>
          </table:table-cell>
          <table:table-cell office:value-type="float" office:value="2377.41" calcext:value-type="float">
            <text:p>2377.41</text:p>
          </table:table-cell>
        </table:table-row>
        <table:table-row table:style-name="ro1">
          <table:table-cell office:value-type="float" office:value="28606892" calcext:value-type="float">
            <text:p>28606892</text:p>
          </table:table-cell>
          <table:table-cell table:formula="of:=[.A1790]/1000/(60*60*24)" office:value-type="time" office:time-value="PT07H56M46.892S" calcext:value-type="time">
            <text:p>07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5.1" calcext:value-type="float">
            <text:p>1935.1</text:p>
          </table:table-cell>
          <table:table-cell office:value-type="float" office:value="2378.65" calcext:value-type="float">
            <text:p>2378.65</text:p>
          </table:table-cell>
        </table:table-row>
        <table:table-row table:style-name="ro1">
          <table:table-cell office:value-type="float" office:value="28622892" calcext:value-type="float">
            <text:p>28622892</text:p>
          </table:table-cell>
          <table:table-cell table:formula="of:=[.A1791]/1000/(60*60*24)" office:value-type="time" office:time-value="PT07H57M02.892S" calcext:value-type="time">
            <text:p>07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936.14" calcext:value-type="float">
            <text:p>1936.14</text:p>
          </table:table-cell>
          <table:table-cell office:value-type="float" office:value="2379.88" calcext:value-type="float">
            <text:p>2379.88</text:p>
          </table:table-cell>
        </table:table-row>
        <table:table-row table:style-name="ro1">
          <table:table-cell office:value-type="float" office:value="28638892" calcext:value-type="float">
            <text:p>28638892</text:p>
          </table:table-cell>
          <table:table-cell table:formula="of:=[.A1792]/1000/(60*60*24)" office:value-type="time" office:time-value="PT07H57M18.892S" calcext:value-type="time">
            <text:p>07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37.19" calcext:value-type="float">
            <text:p>1937.19</text:p>
          </table:table-cell>
          <table:table-cell office:value-type="float" office:value="2381.11" calcext:value-type="float">
            <text:p>2381.11</text:p>
          </table:table-cell>
        </table:table-row>
        <table:table-row table:style-name="ro1">
          <table:table-cell office:value-type="float" office:value="28654892" calcext:value-type="float">
            <text:p>28654892</text:p>
          </table:table-cell>
          <table:table-cell table:formula="of:=[.A1793]/1000/(60*60*24)" office:value-type="time" office:time-value="PT07H57M34.892S" calcext:value-type="time">
            <text:p>07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938.23" calcext:value-type="float">
            <text:p>1938.23</text:p>
          </table:table-cell>
          <table:table-cell office:value-type="float" office:value="2382.35" calcext:value-type="float">
            <text:p>2382.35</text:p>
          </table:table-cell>
        </table:table-row>
        <table:table-row table:style-name="ro1">
          <table:table-cell office:value-type="float" office:value="28670892" calcext:value-type="float">
            <text:p>28670892</text:p>
          </table:table-cell>
          <table:table-cell table:formula="of:=[.A1794]/1000/(60*60*24)" office:value-type="time" office:time-value="PT07H57M50.892S" calcext:value-type="time">
            <text:p>07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39.27" calcext:value-type="float">
            <text:p>1939.27</text:p>
          </table:table-cell>
          <table:table-cell office:value-type="float" office:value="2383.58" calcext:value-type="float">
            <text:p>2383.58</text:p>
          </table:table-cell>
        </table:table-row>
        <table:table-row table:style-name="ro1">
          <table:table-cell office:value-type="float" office:value="28686892" calcext:value-type="float">
            <text:p>28686892</text:p>
          </table:table-cell>
          <table:table-cell table:formula="of:=[.A1795]/1000/(60*60*24)" office:value-type="time" office:time-value="PT07H58M06.892S" calcext:value-type="time">
            <text:p>07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40.32" calcext:value-type="float">
            <text:p>1940.32</text:p>
          </table:table-cell>
          <table:table-cell office:value-type="float" office:value="2384.81" calcext:value-type="float">
            <text:p>2384.81</text:p>
          </table:table-cell>
        </table:table-row>
        <table:table-row table:style-name="ro1">
          <table:table-cell office:value-type="float" office:value="28702892" calcext:value-type="float">
            <text:p>28702892</text:p>
          </table:table-cell>
          <table:table-cell table:formula="of:=[.A1796]/1000/(60*60*24)" office:value-type="time" office:time-value="PT07H58M22.892S" calcext:value-type="time">
            <text:p>07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41.36" calcext:value-type="float">
            <text:p>1941.36</text:p>
          </table:table-cell>
          <table:table-cell office:value-type="float" office:value="2386.05" calcext:value-type="float">
            <text:p>2386.05</text:p>
          </table:table-cell>
        </table:table-row>
        <table:table-row table:style-name="ro1">
          <table:table-cell office:value-type="float" office:value="28718892" calcext:value-type="float">
            <text:p>28718892</text:p>
          </table:table-cell>
          <table:table-cell table:formula="of:=[.A1797]/1000/(60*60*24)" office:value-type="time" office:time-value="PT07H58M38.892S" calcext:value-type="time">
            <text:p>07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42.4" calcext:value-type="float">
            <text:p>1942.4</text:p>
          </table:table-cell>
          <table:table-cell office:value-type="float" office:value="2387.28" calcext:value-type="float">
            <text:p>2387.28</text:p>
          </table:table-cell>
        </table:table-row>
        <table:table-row table:style-name="ro1">
          <table:table-cell office:value-type="float" office:value="28734892" calcext:value-type="float">
            <text:p>28734892</text:p>
          </table:table-cell>
          <table:table-cell table:formula="of:=[.A1798]/1000/(60*60*24)" office:value-type="time" office:time-value="PT07H58M54.892S" calcext:value-type="time">
            <text:p>07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43.44" calcext:value-type="float">
            <text:p>1943.44</text:p>
          </table:table-cell>
          <table:table-cell office:value-type="float" office:value="2388.51" calcext:value-type="float">
            <text:p>2388.51</text:p>
          </table:table-cell>
        </table:table-row>
        <table:table-row table:style-name="ro1">
          <table:table-cell office:value-type="float" office:value="28750892" calcext:value-type="float">
            <text:p>28750892</text:p>
          </table:table-cell>
          <table:table-cell table:formula="of:=[.A1799]/1000/(60*60*24)" office:value-type="time" office:time-value="PT07H59M10.892S" calcext:value-type="time">
            <text:p>07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944.49" calcext:value-type="float">
            <text:p>1944.49</text:p>
          </table:table-cell>
          <table:table-cell office:value-type="float" office:value="2389.74" calcext:value-type="float">
            <text:p>2389.74</text:p>
          </table:table-cell>
        </table:table-row>
        <table:table-row table:style-name="ro1">
          <table:table-cell office:value-type="float" office:value="28766892" calcext:value-type="float">
            <text:p>28766892</text:p>
          </table:table-cell>
          <table:table-cell table:formula="of:=[.A1800]/1000/(60*60*24)" office:value-type="time" office:time-value="PT07H59M26.892S" calcext:value-type="time">
            <text:p>07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945.53" calcext:value-type="float">
            <text:p>1945.53</text:p>
          </table:table-cell>
          <table:table-cell office:value-type="float" office:value="2390.98" calcext:value-type="float">
            <text:p>2390.98</text:p>
          </table:table-cell>
        </table:table-row>
        <table:table-row table:style-name="ro1">
          <table:table-cell office:value-type="float" office:value="28782892" calcext:value-type="float">
            <text:p>28782892</text:p>
          </table:table-cell>
          <table:table-cell table:formula="of:=[.A1801]/1000/(60*60*24)" office:value-type="time" office:time-value="PT07H59M42.892S" calcext:value-type="time">
            <text:p>07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946.57" calcext:value-type="float">
            <text:p>1946.57</text:p>
          </table:table-cell>
          <table:table-cell office:value-type="float" office:value="2392.21" calcext:value-type="float">
            <text:p>2392.21</text:p>
          </table:table-cell>
        </table:table-row>
        <table:table-row table:style-name="ro1">
          <table:table-cell office:value-type="float" office:value="28798892" calcext:value-type="float">
            <text:p>28798892</text:p>
          </table:table-cell>
          <table:table-cell table:formula="of:=[.A1802]/1000/(60*60*24)" office:value-type="time" office:time-value="PT07H59M58.892S" calcext:value-type="time">
            <text:p>07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947.61" calcext:value-type="float">
            <text:p>1947.61</text:p>
          </table:table-cell>
          <table:table-cell office:value-type="float" office:value="2393.44" calcext:value-type="float">
            <text:p>2393.44</text:p>
          </table:table-cell>
        </table:table-row>
        <table:table-row table:style-name="ro1">
          <table:table-cell office:value-type="float" office:value="28814892" calcext:value-type="float">
            <text:p>28814892</text:p>
          </table:table-cell>
          <table:table-cell table:formula="of:=[.A1803]/1000/(60*60*24)" office:value-type="time" office:time-value="PT08H00M14.892S" calcext:value-type="time">
            <text:p>08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48.65" calcext:value-type="float">
            <text:p>1948.65</text:p>
          </table:table-cell>
          <table:table-cell office:value-type="float" office:value="2394.67" calcext:value-type="float">
            <text:p>2394.67</text:p>
          </table:table-cell>
        </table:table-row>
        <table:table-row table:style-name="ro1">
          <table:table-cell office:value-type="float" office:value="28830892" calcext:value-type="float">
            <text:p>28830892</text:p>
          </table:table-cell>
          <table:table-cell table:formula="of:=[.A1804]/1000/(60*60*24)" office:value-type="time" office:time-value="PT08H00M30.892S" calcext:value-type="time">
            <text:p>08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949.69" calcext:value-type="float">
            <text:p>1949.69</text:p>
          </table:table-cell>
          <table:table-cell office:value-type="float" office:value="2395.9" calcext:value-type="float">
            <text:p>2395.9</text:p>
          </table:table-cell>
        </table:table-row>
        <table:table-row table:style-name="ro1">
          <table:table-cell office:value-type="float" office:value="28846892" calcext:value-type="float">
            <text:p>28846892</text:p>
          </table:table-cell>
          <table:table-cell table:formula="of:=[.A1805]/1000/(60*60*24)" office:value-type="time" office:time-value="PT08H00M46.892S" calcext:value-type="time">
            <text:p>08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950.73" calcext:value-type="float">
            <text:p>1950.73</text:p>
          </table:table-cell>
          <table:table-cell office:value-type="float" office:value="2397.13" calcext:value-type="float">
            <text:p>2397.13</text:p>
          </table:table-cell>
        </table:table-row>
        <table:table-row table:style-name="ro1">
          <table:table-cell office:value-type="float" office:value="28862892" calcext:value-type="float">
            <text:p>28862892</text:p>
          </table:table-cell>
          <table:table-cell table:formula="of:=[.A1806]/1000/(60*60*24)" office:value-type="time" office:time-value="PT08H01M02.892S" calcext:value-type="time">
            <text:p>08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951.78" calcext:value-type="float">
            <text:p>1951.78</text:p>
          </table:table-cell>
          <table:table-cell office:value-type="float" office:value="2398.36" calcext:value-type="float">
            <text:p>2398.36</text:p>
          </table:table-cell>
        </table:table-row>
        <table:table-row table:style-name="ro1">
          <table:table-cell office:value-type="float" office:value="28878892" calcext:value-type="float">
            <text:p>28878892</text:p>
          </table:table-cell>
          <table:table-cell table:formula="of:=[.A1807]/1000/(60*60*24)" office:value-type="time" office:time-value="PT08H01M18.892S" calcext:value-type="time">
            <text:p>08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952.82" calcext:value-type="float">
            <text:p>1952.82</text:p>
          </table:table-cell>
          <table:table-cell office:value-type="float" office:value="2399.59" calcext:value-type="float">
            <text:p>2399.59</text:p>
          </table:table-cell>
        </table:table-row>
        <table:table-row table:style-name="ro1">
          <table:table-cell office:value-type="float" office:value="28894892" calcext:value-type="float">
            <text:p>28894892</text:p>
          </table:table-cell>
          <table:table-cell table:formula="of:=[.A1808]/1000/(60*60*24)" office:value-type="time" office:time-value="PT08H01M34.892S" calcext:value-type="time">
            <text:p>08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53.86" calcext:value-type="float">
            <text:p>1953.86</text:p>
          </table:table-cell>
          <table:table-cell office:value-type="float" office:value="2400.81" calcext:value-type="float">
            <text:p>2400.81</text:p>
          </table:table-cell>
        </table:table-row>
        <table:table-row table:style-name="ro1">
          <table:table-cell office:value-type="float" office:value="28910892" calcext:value-type="float">
            <text:p>28910892</text:p>
          </table:table-cell>
          <table:table-cell table:formula="of:=[.A1809]/1000/(60*60*24)" office:value-type="time" office:time-value="PT08H01M50.892S" calcext:value-type="time">
            <text:p>08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54.9" calcext:value-type="float">
            <text:p>1954.9</text:p>
          </table:table-cell>
          <table:table-cell office:value-type="float" office:value="2402.04" calcext:value-type="float">
            <text:p>2402.04</text:p>
          </table:table-cell>
        </table:table-row>
        <table:table-row table:style-name="ro1">
          <table:table-cell office:value-type="float" office:value="28926892" calcext:value-type="float">
            <text:p>28926892</text:p>
          </table:table-cell>
          <table:table-cell table:formula="of:=[.A1810]/1000/(60*60*24)" office:value-type="time" office:time-value="PT08H02M06.892S" calcext:value-type="time">
            <text:p>08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955.94" calcext:value-type="float">
            <text:p>1955.94</text:p>
          </table:table-cell>
          <table:table-cell office:value-type="float" office:value="2403.27" calcext:value-type="float">
            <text:p>2403.27</text:p>
          </table:table-cell>
        </table:table-row>
        <table:table-row table:style-name="ro1">
          <table:table-cell office:value-type="float" office:value="28942892" calcext:value-type="float">
            <text:p>28942892</text:p>
          </table:table-cell>
          <table:table-cell table:formula="of:=[.A1811]/1000/(60*60*24)" office:value-type="time" office:time-value="PT08H02M22.892S" calcext:value-type="time">
            <text:p>08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56.98" calcext:value-type="float">
            <text:p>1956.98</text:p>
          </table:table-cell>
          <table:table-cell office:value-type="float" office:value="2404.5" calcext:value-type="float">
            <text:p>2404.5</text:p>
          </table:table-cell>
        </table:table-row>
        <table:table-row table:style-name="ro1">
          <table:table-cell office:value-type="float" office:value="28958892" calcext:value-type="float">
            <text:p>28958892</text:p>
          </table:table-cell>
          <table:table-cell table:formula="of:=[.A1812]/1000/(60*60*24)" office:value-type="time" office:time-value="PT08H02M38.892S" calcext:value-type="time">
            <text:p>08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58.02" calcext:value-type="float">
            <text:p>1958.02</text:p>
          </table:table-cell>
          <table:table-cell office:value-type="float" office:value="2405.72" calcext:value-type="float">
            <text:p>2405.72</text:p>
          </table:table-cell>
        </table:table-row>
        <table:table-row table:style-name="ro1">
          <table:table-cell office:value-type="float" office:value="28974892" calcext:value-type="float">
            <text:p>28974892</text:p>
          </table:table-cell>
          <table:table-cell table:formula="of:=[.A1813]/1000/(60*60*24)" office:value-type="time" office:time-value="PT08H02M54.892S" calcext:value-type="time">
            <text:p>08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59.06" calcext:value-type="float">
            <text:p>1959.06</text:p>
          </table:table-cell>
          <table:table-cell office:value-type="float" office:value="2406.95" calcext:value-type="float">
            <text:p>2406.95</text:p>
          </table:table-cell>
        </table:table-row>
        <table:table-row table:style-name="ro1">
          <table:table-cell office:value-type="float" office:value="28990892" calcext:value-type="float">
            <text:p>28990892</text:p>
          </table:table-cell>
          <table:table-cell table:formula="of:=[.A1814]/1000/(60*60*24)" office:value-type="time" office:time-value="PT08H03M10.892S" calcext:value-type="time">
            <text:p>08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60.1" calcext:value-type="float">
            <text:p>1960.1</text:p>
          </table:table-cell>
          <table:table-cell office:value-type="float" office:value="2408.18" calcext:value-type="float">
            <text:p>2408.18</text:p>
          </table:table-cell>
        </table:table-row>
        <table:table-row table:style-name="ro1">
          <table:table-cell office:value-type="float" office:value="29006892" calcext:value-type="float">
            <text:p>29006892</text:p>
          </table:table-cell>
          <table:table-cell table:formula="of:=[.A1815]/1000/(60*60*24)" office:value-type="time" office:time-value="PT08H03M26.892S" calcext:value-type="time">
            <text:p>08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1.14" calcext:value-type="float">
            <text:p>1961.14</text:p>
          </table:table-cell>
          <table:table-cell office:value-type="float" office:value="2409.4" calcext:value-type="float">
            <text:p>2409.4</text:p>
          </table:table-cell>
        </table:table-row>
        <table:table-row table:style-name="ro1">
          <table:table-cell office:value-type="float" office:value="29022892" calcext:value-type="float">
            <text:p>29022892</text:p>
          </table:table-cell>
          <table:table-cell table:formula="of:=[.A1816]/1000/(60*60*24)" office:value-type="time" office:time-value="PT08H03M42.892S" calcext:value-type="time">
            <text:p>08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2.18" calcext:value-type="float">
            <text:p>1962.18</text:p>
          </table:table-cell>
          <table:table-cell office:value-type="float" office:value="2410.63" calcext:value-type="float">
            <text:p>2410.63</text:p>
          </table:table-cell>
        </table:table-row>
        <table:table-row table:style-name="ro1">
          <table:table-cell office:value-type="float" office:value="29038892" calcext:value-type="float">
            <text:p>29038892</text:p>
          </table:table-cell>
          <table:table-cell table:formula="of:=[.A1817]/1000/(60*60*24)" office:value-type="time" office:time-value="PT08H03M58.892S" calcext:value-type="time">
            <text:p>08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3.22" calcext:value-type="float">
            <text:p>1963.22</text:p>
          </table:table-cell>
          <table:table-cell office:value-type="float" office:value="2411.86" calcext:value-type="float">
            <text:p>2411.86</text:p>
          </table:table-cell>
        </table:table-row>
        <table:table-row table:style-name="ro1">
          <table:table-cell office:value-type="float" office:value="29054892" calcext:value-type="float">
            <text:p>29054892</text:p>
          </table:table-cell>
          <table:table-cell table:formula="of:=[.A1818]/1000/(60*60*24)" office:value-type="time" office:time-value="PT08H04M14.892S" calcext:value-type="time">
            <text:p>08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64.26" calcext:value-type="float">
            <text:p>1964.26</text:p>
          </table:table-cell>
          <table:table-cell office:value-type="float" office:value="2413.08" calcext:value-type="float">
            <text:p>2413.08</text:p>
          </table:table-cell>
        </table:table-row>
        <table:table-row table:style-name="ro1">
          <table:table-cell office:value-type="float" office:value="29070892" calcext:value-type="float">
            <text:p>29070892</text:p>
          </table:table-cell>
          <table:table-cell table:formula="of:=[.A1819]/1000/(60*60*24)" office:value-type="time" office:time-value="PT08H04M30.892S" calcext:value-type="time">
            <text:p>08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65.3" calcext:value-type="float">
            <text:p>1965.3</text:p>
          </table:table-cell>
          <table:table-cell office:value-type="float" office:value="2414.31" calcext:value-type="float">
            <text:p>2414.31</text:p>
          </table:table-cell>
        </table:table-row>
        <table:table-row table:style-name="ro1">
          <table:table-cell office:value-type="float" office:value="29086892" calcext:value-type="float">
            <text:p>29086892</text:p>
          </table:table-cell>
          <table:table-cell table:formula="of:=[.A1820]/1000/(60*60*24)" office:value-type="time" office:time-value="PT08H04M46.892S" calcext:value-type="time">
            <text:p>08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66.34" calcext:value-type="float">
            <text:p>1966.34</text:p>
          </table:table-cell>
          <table:table-cell office:value-type="float" office:value="2415.54" calcext:value-type="float">
            <text:p>2415.54</text:p>
          </table:table-cell>
        </table:table-row>
        <table:table-row table:style-name="ro1">
          <table:table-cell office:value-type="float" office:value="29102892" calcext:value-type="float">
            <text:p>29102892</text:p>
          </table:table-cell>
          <table:table-cell table:formula="of:=[.A1821]/1000/(60*60*24)" office:value-type="time" office:time-value="PT08H05M02.892S" calcext:value-type="time">
            <text:p>08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67.38" calcext:value-type="float">
            <text:p>1967.38</text:p>
          </table:table-cell>
          <table:table-cell office:value-type="float" office:value="2416.76" calcext:value-type="float">
            <text:p>2416.76</text:p>
          </table:table-cell>
        </table:table-row>
        <table:table-row table:style-name="ro1">
          <table:table-cell office:value-type="float" office:value="29118892" calcext:value-type="float">
            <text:p>29118892</text:p>
          </table:table-cell>
          <table:table-cell table:formula="of:=[.A1822]/1000/(60*60*24)" office:value-type="time" office:time-value="PT08H05M18.892S" calcext:value-type="time">
            <text:p>08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2417.99" calcext:value-type="float">
            <text:p>2417.99</text:p>
          </table:table-cell>
        </table:table-row>
        <table:table-row table:style-name="ro1">
          <table:table-cell office:value-type="float" office:value="29134892" calcext:value-type="float">
            <text:p>29134892</text:p>
          </table:table-cell>
          <table:table-cell table:formula="of:=[.A1823]/1000/(60*60*24)" office:value-type="time" office:time-value="PT08H05M34.892S" calcext:value-type="time">
            <text:p>08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69.46" calcext:value-type="float">
            <text:p>1969.46</text:p>
          </table:table-cell>
          <table:table-cell office:value-type="float" office:value="2419.22" calcext:value-type="float">
            <text:p>2419.22</text:p>
          </table:table-cell>
        </table:table-row>
        <table:table-row table:style-name="ro1">
          <table:table-cell office:value-type="float" office:value="29150892" calcext:value-type="float">
            <text:p>29150892</text:p>
          </table:table-cell>
          <table:table-cell table:formula="of:=[.A1824]/1000/(60*60*24)" office:value-type="time" office:time-value="PT08H05M50.892S" calcext:value-type="time">
            <text:p>08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0.5" calcext:value-type="float">
            <text:p>1970.5</text:p>
          </table:table-cell>
          <table:table-cell office:value-type="float" office:value="2420.44" calcext:value-type="float">
            <text:p>2420.44</text:p>
          </table:table-cell>
        </table:table-row>
        <table:table-row table:style-name="ro1">
          <table:table-cell office:value-type="float" office:value="29166892" calcext:value-type="float">
            <text:p>29166892</text:p>
          </table:table-cell>
          <table:table-cell table:formula="of:=[.A1825]/1000/(60*60*24)" office:value-type="time" office:time-value="PT08H06M06.892S" calcext:value-type="time">
            <text:p>08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71.54" calcext:value-type="float">
            <text:p>1971.54</text:p>
          </table:table-cell>
          <table:table-cell office:value-type="float" office:value="2421.67" calcext:value-type="float">
            <text:p>2421.67</text:p>
          </table:table-cell>
        </table:table-row>
        <table:table-row table:style-name="ro1">
          <table:table-cell office:value-type="float" office:value="29182892" calcext:value-type="float">
            <text:p>29182892</text:p>
          </table:table-cell>
          <table:table-cell table:formula="of:=[.A1826]/1000/(60*60*24)" office:value-type="time" office:time-value="PT08H06M22.892S" calcext:value-type="time">
            <text:p>08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2.58" calcext:value-type="float">
            <text:p>1972.58</text:p>
          </table:table-cell>
          <table:table-cell office:value-type="float" office:value="2422.89" calcext:value-type="float">
            <text:p>2422.89</text:p>
          </table:table-cell>
        </table:table-row>
        <table:table-row table:style-name="ro1">
          <table:table-cell office:value-type="float" office:value="29198892" calcext:value-type="float">
            <text:p>29198892</text:p>
          </table:table-cell>
          <table:table-cell table:formula="of:=[.A1827]/1000/(60*60*24)" office:value-type="time" office:time-value="PT08H06M38.892S" calcext:value-type="time">
            <text:p>08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3.61" calcext:value-type="float">
            <text:p>1973.61</text:p>
          </table:table-cell>
          <table:table-cell office:value-type="float" office:value="2424.12" calcext:value-type="float">
            <text:p>2424.12</text:p>
          </table:table-cell>
        </table:table-row>
        <table:table-row table:style-name="ro1">
          <table:table-cell office:value-type="float" office:value="29214892" calcext:value-type="float">
            <text:p>29214892</text:p>
          </table:table-cell>
          <table:table-cell table:formula="of:=[.A1828]/1000/(60*60*24)" office:value-type="time" office:time-value="PT08H06M54.892S" calcext:value-type="time">
            <text:p>08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4.65" calcext:value-type="float">
            <text:p>1974.65</text:p>
          </table:table-cell>
          <table:table-cell office:value-type="float" office:value="2425.34" calcext:value-type="float">
            <text:p>2425.34</text:p>
          </table:table-cell>
        </table:table-row>
        <table:table-row table:style-name="ro1">
          <table:table-cell office:value-type="float" office:value="29230892" calcext:value-type="float">
            <text:p>29230892</text:p>
          </table:table-cell>
          <table:table-cell table:formula="of:=[.A1829]/1000/(60*60*24)" office:value-type="time" office:time-value="PT08H07M10.892S" calcext:value-type="time">
            <text:p>08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5.69" calcext:value-type="float">
            <text:p>1975.69</text:p>
          </table:table-cell>
          <table:table-cell office:value-type="float" office:value="2426.57" calcext:value-type="float">
            <text:p>2426.57</text:p>
          </table:table-cell>
        </table:table-row>
        <table:table-row table:style-name="ro1">
          <table:table-cell office:value-type="float" office:value="29246892" calcext:value-type="float">
            <text:p>29246892</text:p>
          </table:table-cell>
          <table:table-cell table:formula="of:=[.A1830]/1000/(60*60*24)" office:value-type="time" office:time-value="PT08H07M26.892S" calcext:value-type="time">
            <text:p>08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76.73" calcext:value-type="float">
            <text:p>1976.73</text:p>
          </table:table-cell>
          <table:table-cell office:value-type="float" office:value="2427.79" calcext:value-type="float">
            <text:p>2427.79</text:p>
          </table:table-cell>
        </table:table-row>
        <table:table-row table:style-name="ro1">
          <table:table-cell office:value-type="float" office:value="29262892" calcext:value-type="float">
            <text:p>29262892</text:p>
          </table:table-cell>
          <table:table-cell table:formula="of:=[.A1831]/1000/(60*60*24)" office:value-type="time" office:time-value="PT08H07M42.892S" calcext:value-type="time">
            <text:p>08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977.77" calcext:value-type="float">
            <text:p>1977.77</text:p>
          </table:table-cell>
          <table:table-cell office:value-type="float" office:value="2429.02" calcext:value-type="float">
            <text:p>2429.02</text:p>
          </table:table-cell>
        </table:table-row>
        <table:table-row table:style-name="ro1">
          <table:table-cell office:value-type="float" office:value="29278892" calcext:value-type="float">
            <text:p>29278892</text:p>
          </table:table-cell>
          <table:table-cell table:formula="of:=[.A1832]/1000/(60*60*24)" office:value-type="time" office:time-value="PT08H07M58.892S" calcext:value-type="time">
            <text:p>08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978.81" calcext:value-type="float">
            <text:p>1978.81</text:p>
          </table:table-cell>
          <table:table-cell office:value-type="float" office:value="2430.24" calcext:value-type="float">
            <text:p>2430.24</text:p>
          </table:table-cell>
        </table:table-row>
        <table:table-row table:style-name="ro1">
          <table:table-cell office:value-type="float" office:value="29294892" calcext:value-type="float">
            <text:p>29294892</text:p>
          </table:table-cell>
          <table:table-cell table:formula="of:=[.A1833]/1000/(60*60*24)" office:value-type="time" office:time-value="PT08H08M14.892S" calcext:value-type="time">
            <text:p>08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979.85" calcext:value-type="float">
            <text:p>1979.85</text:p>
          </table:table-cell>
          <table:table-cell office:value-type="float" office:value="2431.46" calcext:value-type="float">
            <text:p>2431.46</text:p>
          </table:table-cell>
        </table:table-row>
        <table:table-row table:style-name="ro1">
          <table:table-cell office:value-type="float" office:value="29310892" calcext:value-type="float">
            <text:p>29310892</text:p>
          </table:table-cell>
          <table:table-cell table:formula="of:=[.A1834]/1000/(60*60*24)" office:value-type="time" office:time-value="PT08H08M30.892S" calcext:value-type="time">
            <text:p>08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980.88" calcext:value-type="float">
            <text:p>1980.88</text:p>
          </table:table-cell>
          <table:table-cell office:value-type="float" office:value="2432.68" calcext:value-type="float">
            <text:p>2432.68</text:p>
          </table:table-cell>
        </table:table-row>
        <table:table-row table:style-name="ro1">
          <table:table-cell office:value-type="float" office:value="29326892" calcext:value-type="float">
            <text:p>29326892</text:p>
          </table:table-cell>
          <table:table-cell table:formula="of:=[.A1835]/1000/(60*60*24)" office:value-type="time" office:time-value="PT08H08M46.892S" calcext:value-type="time">
            <text:p>08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981.92" calcext:value-type="float">
            <text:p>1981.92</text:p>
          </table:table-cell>
          <table:table-cell office:value-type="float" office:value="2433.9" calcext:value-type="float">
            <text:p>2433.9</text:p>
          </table:table-cell>
        </table:table-row>
        <table:table-row table:style-name="ro1">
          <table:table-cell office:value-type="float" office:value="29342892" calcext:value-type="float">
            <text:p>29342892</text:p>
          </table:table-cell>
          <table:table-cell table:formula="of:=[.A1836]/1000/(60*60*24)" office:value-type="time" office:time-value="PT08H09M02.892S" calcext:value-type="time">
            <text:p>08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82.96" calcext:value-type="float">
            <text:p>1982.96</text:p>
          </table:table-cell>
          <table:table-cell office:value-type="float" office:value="2435.12" calcext:value-type="float">
            <text:p>2435.12</text:p>
          </table:table-cell>
        </table:table-row>
        <table:table-row table:style-name="ro1">
          <table:table-cell office:value-type="float" office:value="29358892" calcext:value-type="float">
            <text:p>29358892</text:p>
          </table:table-cell>
          <table:table-cell table:formula="of:=[.A1837]/1000/(60*60*24)" office:value-type="time" office:time-value="PT08H09M18.892S" calcext:value-type="time">
            <text:p>08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84" calcext:value-type="float">
            <text:p>1984</text:p>
          </table:table-cell>
          <table:table-cell office:value-type="float" office:value="2436.34" calcext:value-type="float">
            <text:p>2436.34</text:p>
          </table:table-cell>
        </table:table-row>
        <table:table-row table:style-name="ro1">
          <table:table-cell office:value-type="float" office:value="29374892" calcext:value-type="float">
            <text:p>29374892</text:p>
          </table:table-cell>
          <table:table-cell table:formula="of:=[.A1838]/1000/(60*60*24)" office:value-type="time" office:time-value="PT08H09M34.892S" calcext:value-type="time">
            <text:p>08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85.03" calcext:value-type="float">
            <text:p>1985.03</text:p>
          </table:table-cell>
          <table:table-cell office:value-type="float" office:value="2437.56" calcext:value-type="float">
            <text:p>2437.56</text:p>
          </table:table-cell>
        </table:table-row>
        <table:table-row table:style-name="ro1">
          <table:table-cell office:value-type="float" office:value="29390892" calcext:value-type="float">
            <text:p>29390892</text:p>
          </table:table-cell>
          <table:table-cell table:formula="of:=[.A1839]/1000/(60*60*24)" office:value-type="time" office:time-value="PT08H09M50.892S" calcext:value-type="time">
            <text:p>08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986.07" calcext:value-type="float">
            <text:p>1986.07</text:p>
          </table:table-cell>
          <table:table-cell office:value-type="float" office:value="2438.78" calcext:value-type="float">
            <text:p>2438.78</text:p>
          </table:table-cell>
        </table:table-row>
        <table:table-row table:style-name="ro1">
          <table:table-cell office:value-type="float" office:value="29406892" calcext:value-type="float">
            <text:p>29406892</text:p>
          </table:table-cell>
          <table:table-cell table:formula="of:=[.A1840]/1000/(60*60*24)" office:value-type="time" office:time-value="PT08H10M06.892S" calcext:value-type="time">
            <text:p>08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987.11" calcext:value-type="float">
            <text:p>1987.11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9422892" calcext:value-type="float">
            <text:p>29422892</text:p>
          </table:table-cell>
          <table:table-cell table:formula="of:=[.A1841]/1000/(60*60*24)" office:value-type="time" office:time-value="PT08H10M22.892S" calcext:value-type="time">
            <text:p>08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88.15" calcext:value-type="float">
            <text:p>1988.15</text:p>
          </table:table-cell>
          <table:table-cell office:value-type="float" office:value="2441.22" calcext:value-type="float">
            <text:p>2441.22</text:p>
          </table:table-cell>
        </table:table-row>
        <table:table-row table:style-name="ro1">
          <table:table-cell office:value-type="float" office:value="29438891" calcext:value-type="float">
            <text:p>29438891</text:p>
          </table:table-cell>
          <table:table-cell table:formula="of:=[.A1842]/1000/(60*60*24)" office:value-type="time" office:time-value="PT08H10M38.891S" calcext:value-type="time">
            <text:p>08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89.18" calcext:value-type="float">
            <text:p>1989.18</text:p>
          </table:table-cell>
          <table:table-cell office:value-type="float" office:value="2442.44" calcext:value-type="float">
            <text:p>2442.44</text:p>
          </table:table-cell>
        </table:table-row>
        <table:table-row table:style-name="ro1">
          <table:table-cell office:value-type="float" office:value="29454892" calcext:value-type="float">
            <text:p>29454892</text:p>
          </table:table-cell>
          <table:table-cell table:formula="of:=[.A1843]/1000/(60*60*24)" office:value-type="time" office:time-value="PT08H10M54.892S" calcext:value-type="time">
            <text:p>08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990.22" calcext:value-type="float">
            <text:p>1990.22</text:p>
          </table:table-cell>
          <table:table-cell office:value-type="float" office:value="2443.66" calcext:value-type="float">
            <text:p>2443.66</text:p>
          </table:table-cell>
        </table:table-row>
        <table:table-row table:style-name="ro1">
          <table:table-cell office:value-type="float" office:value="29470892" calcext:value-type="float">
            <text:p>29470892</text:p>
          </table:table-cell>
          <table:table-cell table:formula="of:=[.A1844]/1000/(60*60*24)" office:value-type="time" office:time-value="PT08H11M10.892S" calcext:value-type="time">
            <text:p>08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1.26" calcext:value-type="float">
            <text:p>1991.26</text:p>
          </table:table-cell>
          <table:table-cell office:value-type="float" office:value="2444.88" calcext:value-type="float">
            <text:p>2444.88</text:p>
          </table:table-cell>
        </table:table-row>
        <table:table-row table:style-name="ro1">
          <table:table-cell office:value-type="float" office:value="29486892" calcext:value-type="float">
            <text:p>29486892</text:p>
          </table:table-cell>
          <table:table-cell table:formula="of:=[.A1845]/1000/(60*60*24)" office:value-type="time" office:time-value="PT08H11M26.892S" calcext:value-type="time">
            <text:p>08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992.29" calcext:value-type="float">
            <text:p>1992.29</text:p>
          </table:table-cell>
          <table:table-cell office:value-type="float" office:value="2446.1" calcext:value-type="float">
            <text:p>2446.1</text:p>
          </table:table-cell>
        </table:table-row>
        <table:table-row table:style-name="ro1">
          <table:table-cell office:value-type="float" office:value="29502891" calcext:value-type="float">
            <text:p>29502891</text:p>
          </table:table-cell>
          <table:table-cell table:formula="of:=[.A1846]/1000/(60*60*24)" office:value-type="time" office:time-value="PT08H11M42.891S" calcext:value-type="time">
            <text:p>08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3.33" calcext:value-type="float">
            <text:p>1993.33</text:p>
          </table:table-cell>
          <table:table-cell office:value-type="float" office:value="2447.32" calcext:value-type="float">
            <text:p>2447.32</text:p>
          </table:table-cell>
        </table:table-row>
        <table:table-row table:style-name="ro1">
          <table:table-cell office:value-type="float" office:value="29518892" calcext:value-type="float">
            <text:p>29518892</text:p>
          </table:table-cell>
          <table:table-cell table:formula="of:=[.A1847]/1000/(60*60*24)" office:value-type="time" office:time-value="PT08H11M58.892S" calcext:value-type="time">
            <text:p>08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4.37" calcext:value-type="float">
            <text:p>1994.37</text:p>
          </table:table-cell>
          <table:table-cell office:value-type="float" office:value="2448.54" calcext:value-type="float">
            <text:p>2448.54</text:p>
          </table:table-cell>
        </table:table-row>
        <table:table-row table:style-name="ro1">
          <table:table-cell office:value-type="float" office:value="29534892" calcext:value-type="float">
            <text:p>29534892</text:p>
          </table:table-cell>
          <table:table-cell table:formula="of:=[.A1848]/1000/(60*60*24)" office:value-type="time" office:time-value="PT08H12M14.892S" calcext:value-type="time">
            <text:p>08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95.4" calcext:value-type="float">
            <text:p>1995.4</text:p>
          </table:table-cell>
          <table:table-cell office:value-type="float" office:value="2449.75" calcext:value-type="float">
            <text:p>2449.75</text:p>
          </table:table-cell>
        </table:table-row>
        <table:table-row table:style-name="ro1">
          <table:table-cell office:value-type="float" office:value="29550892" calcext:value-type="float">
            <text:p>29550892</text:p>
          </table:table-cell>
          <table:table-cell table:formula="of:=[.A1849]/1000/(60*60*24)" office:value-type="time" office:time-value="PT08H12M30.892S" calcext:value-type="time">
            <text:p>08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996.44" calcext:value-type="float">
            <text:p>1996.44</text:p>
          </table:table-cell>
          <table:table-cell office:value-type="float" office:value="2450.97" calcext:value-type="float">
            <text:p>2450.97</text:p>
          </table:table-cell>
        </table:table-row>
        <table:table-row table:style-name="ro1">
          <table:table-cell office:value-type="float" office:value="29566892" calcext:value-type="float">
            <text:p>29566892</text:p>
          </table:table-cell>
          <table:table-cell table:formula="of:=[.A1850]/1000/(60*60*24)" office:value-type="time" office:time-value="PT08H12M46.892S" calcext:value-type="time">
            <text:p>08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997.47" calcext:value-type="float">
            <text:p>1997.47</text:p>
          </table:table-cell>
          <table:table-cell office:value-type="float" office:value="2452.19" calcext:value-type="float">
            <text:p>2452.19</text:p>
          </table:table-cell>
        </table:table-row>
        <table:table-row table:style-name="ro1">
          <table:table-cell office:value-type="float" office:value="29582892" calcext:value-type="float">
            <text:p>29582892</text:p>
          </table:table-cell>
          <table:table-cell table:formula="of:=[.A1851]/1000/(60*60*24)" office:value-type="time" office:time-value="PT08H13M02.892S" calcext:value-type="time">
            <text:p>08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998.51" calcext:value-type="float">
            <text:p>1998.51</text:p>
          </table:table-cell>
          <table:table-cell office:value-type="float" office:value="2453.41" calcext:value-type="float">
            <text:p>2453.41</text:p>
          </table:table-cell>
        </table:table-row>
        <table:table-row table:style-name="ro1">
          <table:table-cell office:value-type="float" office:value="29598892" calcext:value-type="float">
            <text:p>29598892</text:p>
          </table:table-cell>
          <table:table-cell table:formula="of:=[.A1852]/1000/(60*60*24)" office:value-type="time" office:time-value="PT08H13M18.892S" calcext:value-type="time">
            <text:p>08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999.54" calcext:value-type="float">
            <text:p>1999.54</text:p>
          </table:table-cell>
          <table:table-cell office:value-type="float" office:value="2454.63" calcext:value-type="float">
            <text:p>2454.63</text:p>
          </table:table-cell>
        </table:table-row>
        <table:table-row table:style-name="ro1">
          <table:table-cell office:value-type="float" office:value="29614892" calcext:value-type="float">
            <text:p>29614892</text:p>
          </table:table-cell>
          <table:table-cell table:formula="of:=[.A1853]/1000/(60*60*24)" office:value-type="time" office:time-value="PT08H13M34.892S" calcext:value-type="time">
            <text:p>08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00.58" calcext:value-type="float">
            <text:p>2000.58</text:p>
          </table:table-cell>
          <table:table-cell office:value-type="float" office:value="2455.85" calcext:value-type="float">
            <text:p>2455.85</text:p>
          </table:table-cell>
        </table:table-row>
        <table:table-row table:style-name="ro1">
          <table:table-cell office:value-type="float" office:value="29630892" calcext:value-type="float">
            <text:p>29630892</text:p>
          </table:table-cell>
          <table:table-cell table:formula="of:=[.A1854]/1000/(60*60*24)" office:value-type="time" office:time-value="PT08H13M50.892S" calcext:value-type="time">
            <text:p>08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01.61" calcext:value-type="float">
            <text:p>2001.61</text:p>
          </table:table-cell>
          <table:table-cell office:value-type="float" office:value="2457.06" calcext:value-type="float">
            <text:p>2457.06</text:p>
          </table:table-cell>
        </table:table-row>
        <table:table-row table:style-name="ro1">
          <table:table-cell office:value-type="float" office:value="29646892" calcext:value-type="float">
            <text:p>29646892</text:p>
          </table:table-cell>
          <table:table-cell table:formula="of:=[.A1855]/1000/(60*60*24)" office:value-type="time" office:time-value="PT08H14M06.892S" calcext:value-type="time">
            <text:p>08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02.65" calcext:value-type="float">
            <text:p>2002.65</text:p>
          </table:table-cell>
          <table:table-cell office:value-type="float" office:value="2458.28" calcext:value-type="float">
            <text:p>2458.28</text:p>
          </table:table-cell>
        </table:table-row>
        <table:table-row table:style-name="ro1">
          <table:table-cell office:value-type="float" office:value="29662892" calcext:value-type="float">
            <text:p>29662892</text:p>
          </table:table-cell>
          <table:table-cell table:formula="of:=[.A1856]/1000/(60*60*24)" office:value-type="time" office:time-value="PT08H14M22.892S" calcext:value-type="time">
            <text:p>08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03.69" calcext:value-type="float">
            <text:p>2003.69</text:p>
          </table:table-cell>
          <table:table-cell office:value-type="float" office:value="2459.49" calcext:value-type="float">
            <text:p>2459.49</text:p>
          </table:table-cell>
        </table:table-row>
        <table:table-row table:style-name="ro1">
          <table:table-cell office:value-type="float" office:value="29678892" calcext:value-type="float">
            <text:p>29678892</text:p>
          </table:table-cell>
          <table:table-cell table:formula="of:=[.A1857]/1000/(60*60*24)" office:value-type="time" office:time-value="PT08H14M38.892S" calcext:value-type="time">
            <text:p>08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2004.72" calcext:value-type="float">
            <text:p>2004.72</text:p>
          </table:table-cell>
          <table:table-cell office:value-type="float" office:value="2460.7" calcext:value-type="float">
            <text:p>2460.7</text:p>
          </table:table-cell>
        </table:table-row>
        <table:table-row table:style-name="ro1">
          <table:table-cell office:value-type="float" office:value="29694892" calcext:value-type="float">
            <text:p>29694892</text:p>
          </table:table-cell>
          <table:table-cell table:formula="of:=[.A1858]/1000/(60*60*24)" office:value-type="time" office:time-value="PT08H14M54.892S" calcext:value-type="time">
            <text:p>08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05.76" calcext:value-type="float">
            <text:p>2005.76</text:p>
          </table:table-cell>
          <table:table-cell office:value-type="float" office:value="2461.92" calcext:value-type="float">
            <text:p>2461.92</text:p>
          </table:table-cell>
        </table:table-row>
        <table:table-row table:style-name="ro1">
          <table:table-cell office:value-type="float" office:value="29710892" calcext:value-type="float">
            <text:p>29710892</text:p>
          </table:table-cell>
          <table:table-cell table:formula="of:=[.A1859]/1000/(60*60*24)" office:value-type="time" office:time-value="PT08H15M10.892S" calcext:value-type="time">
            <text:p>08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06.79" calcext:value-type="float">
            <text:p>2006.79</text:p>
          </table:table-cell>
          <table:table-cell office:value-type="float" office:value="2463.13" calcext:value-type="float">
            <text:p>2463.13</text:p>
          </table:table-cell>
        </table:table-row>
        <table:table-row table:style-name="ro1">
          <table:table-cell office:value-type="float" office:value="29726892" calcext:value-type="float">
            <text:p>29726892</text:p>
          </table:table-cell>
          <table:table-cell table:formula="of:=[.A1860]/1000/(60*60*24)" office:value-type="time" office:time-value="PT08H15M26.892S" calcext:value-type="time">
            <text:p>08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07.83" calcext:value-type="float">
            <text:p>2007.83</text:p>
          </table:table-cell>
          <table:table-cell office:value-type="float" office:value="2464.35" calcext:value-type="float">
            <text:p>2464.35</text:p>
          </table:table-cell>
        </table:table-row>
        <table:table-row table:style-name="ro1">
          <table:table-cell office:value-type="float" office:value="29742892" calcext:value-type="float">
            <text:p>29742892</text:p>
          </table:table-cell>
          <table:table-cell table:formula="of:=[.A1861]/1000/(60*60*24)" office:value-type="time" office:time-value="PT08H15M42.892S" calcext:value-type="time">
            <text:p>08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08.86" calcext:value-type="float">
            <text:p>2008.86</text:p>
          </table:table-cell>
          <table:table-cell office:value-type="float" office:value="2465.56" calcext:value-type="float">
            <text:p>2465.56</text:p>
          </table:table-cell>
        </table:table-row>
        <table:table-row table:style-name="ro1">
          <table:table-cell office:value-type="float" office:value="29758892" calcext:value-type="float">
            <text:p>29758892</text:p>
          </table:table-cell>
          <table:table-cell table:formula="of:=[.A1862]/1000/(60*60*24)" office:value-type="time" office:time-value="PT08H15M58.892S" calcext:value-type="time">
            <text:p>08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09.89" calcext:value-type="float">
            <text:p>2009.89</text:p>
          </table:table-cell>
          <table:table-cell office:value-type="float" office:value="2466.77" calcext:value-type="float">
            <text:p>2466.77</text:p>
          </table:table-cell>
        </table:table-row>
        <table:table-row table:style-name="ro1">
          <table:table-cell office:value-type="float" office:value="29774892" calcext:value-type="float">
            <text:p>29774892</text:p>
          </table:table-cell>
          <table:table-cell table:formula="of:=[.A1863]/1000/(60*60*24)" office:value-type="time" office:time-value="PT08H16M14.892S" calcext:value-type="time">
            <text:p>08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10.93" calcext:value-type="float">
            <text:p>2010.93</text:p>
          </table:table-cell>
          <table:table-cell office:value-type="float" office:value="2467.98" calcext:value-type="float">
            <text:p>2467.98</text:p>
          </table:table-cell>
        </table:table-row>
        <table:table-row table:style-name="ro1">
          <table:table-cell office:value-type="float" office:value="29790892" calcext:value-type="float">
            <text:p>29790892</text:p>
          </table:table-cell>
          <table:table-cell table:formula="of:=[.A1864]/1000/(60*60*24)" office:value-type="time" office:time-value="PT08H16M30.892S" calcext:value-type="time">
            <text:p>08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011.96" calcext:value-type="float">
            <text:p>2011.96</text:p>
          </table:table-cell>
          <table:table-cell office:value-type="float" office:value="2469.19" calcext:value-type="float">
            <text:p>2469.19</text:p>
          </table:table-cell>
        </table:table-row>
        <table:table-row table:style-name="ro1">
          <table:table-cell office:value-type="float" office:value="29806892" calcext:value-type="float">
            <text:p>29806892</text:p>
          </table:table-cell>
          <table:table-cell table:formula="of:=[.A1865]/1000/(60*60*24)" office:value-type="time" office:time-value="PT08H16M46.892S" calcext:value-type="time">
            <text:p>08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13" calcext:value-type="float">
            <text:p>2013</text:p>
          </table:table-cell>
          <table:table-cell office:value-type="float" office:value="2470.41" calcext:value-type="float">
            <text:p>2470.41</text:p>
          </table:table-cell>
        </table:table-row>
        <table:table-row table:style-name="ro1">
          <table:table-cell office:value-type="float" office:value="29822892" calcext:value-type="float">
            <text:p>29822892</text:p>
          </table:table-cell>
          <table:table-cell table:formula="of:=[.A1866]/1000/(60*60*24)" office:value-type="time" office:time-value="PT08H17M02.892S" calcext:value-type="time">
            <text:p>08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14.03" calcext:value-type="float">
            <text:p>2014.03</text:p>
          </table:table-cell>
          <table:table-cell office:value-type="float" office:value="2471.62" calcext:value-type="float">
            <text:p>2471.62</text:p>
          </table:table-cell>
        </table:table-row>
        <table:table-row table:style-name="ro1">
          <table:table-cell office:value-type="float" office:value="29838892" calcext:value-type="float">
            <text:p>29838892</text:p>
          </table:table-cell>
          <table:table-cell table:formula="of:=[.A1867]/1000/(60*60*24)" office:value-type="time" office:time-value="PT08H17M18.892S" calcext:value-type="time">
            <text:p>08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2015.07" calcext:value-type="float">
            <text:p>2015.07</text:p>
          </table:table-cell>
          <table:table-cell office:value-type="float" office:value="2472.83" calcext:value-type="float">
            <text:p>2472.83</text:p>
          </table:table-cell>
        </table:table-row>
        <table:table-row table:style-name="ro1">
          <table:table-cell office:value-type="float" office:value="29854892" calcext:value-type="float">
            <text:p>29854892</text:p>
          </table:table-cell>
          <table:table-cell table:formula="of:=[.A1868]/1000/(60*60*24)" office:value-type="time" office:time-value="PT08H17M34.892S" calcext:value-type="time">
            <text:p>08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16.1" calcext:value-type="float">
            <text:p>2016.1</text:p>
          </table:table-cell>
          <table:table-cell office:value-type="float" office:value="2474.04" calcext:value-type="float">
            <text:p>2474.04</text:p>
          </table:table-cell>
        </table:table-row>
        <table:table-row table:style-name="ro1">
          <table:table-cell office:value-type="float" office:value="29870892" calcext:value-type="float">
            <text:p>29870892</text:p>
          </table:table-cell>
          <table:table-cell table:formula="of:=[.A1869]/1000/(60*60*24)" office:value-type="time" office:time-value="PT08H17M50.892S" calcext:value-type="time">
            <text:p>08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17.13" calcext:value-type="float">
            <text:p>2017.13</text:p>
          </table:table-cell>
          <table:table-cell office:value-type="float" office:value="2475.25" calcext:value-type="float">
            <text:p>2475.25</text:p>
          </table:table-cell>
        </table:table-row>
        <table:table-row table:style-name="ro1">
          <table:table-cell office:value-type="float" office:value="29886892" calcext:value-type="float">
            <text:p>29886892</text:p>
          </table:table-cell>
          <table:table-cell table:formula="of:=[.A1870]/1000/(60*60*24)" office:value-type="time" office:time-value="PT08H18M06.892S" calcext:value-type="time">
            <text:p>08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018.17" calcext:value-type="float">
            <text:p>2018.17</text:p>
          </table:table-cell>
          <table:table-cell office:value-type="float" office:value="2476.46" calcext:value-type="float">
            <text:p>2476.46</text:p>
          </table:table-cell>
        </table:table-row>
        <table:table-row table:style-name="ro1">
          <table:table-cell office:value-type="float" office:value="29902892" calcext:value-type="float">
            <text:p>29902892</text:p>
          </table:table-cell>
          <table:table-cell table:formula="of:=[.A1871]/1000/(60*60*24)" office:value-type="time" office:time-value="PT08H18M22.892S" calcext:value-type="time">
            <text:p>08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19.2" calcext:value-type="float">
            <text:p>2019.2</text:p>
          </table:table-cell>
          <table:table-cell office:value-type="float" office:value="2477.67" calcext:value-type="float">
            <text:p>2477.67</text:p>
          </table:table-cell>
        </table:table-row>
        <table:table-row table:style-name="ro1">
          <table:table-cell office:value-type="float" office:value="29918892" calcext:value-type="float">
            <text:p>29918892</text:p>
          </table:table-cell>
          <table:table-cell table:formula="of:=[.A1872]/1000/(60*60*24)" office:value-type="time" office:time-value="PT08H18M38.892S" calcext:value-type="time">
            <text:p>08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020.23" calcext:value-type="float">
            <text:p>2020.23</text:p>
          </table:table-cell>
          <table:table-cell office:value-type="float" office:value="2478.88" calcext:value-type="float">
            <text:p>2478.88</text:p>
          </table:table-cell>
        </table:table-row>
        <table:table-row table:style-name="ro1">
          <table:table-cell office:value-type="float" office:value="29934892" calcext:value-type="float">
            <text:p>29934892</text:p>
          </table:table-cell>
          <table:table-cell table:formula="of:=[.A1873]/1000/(60*60*24)" office:value-type="time" office:time-value="PT08H18M54.892S" calcext:value-type="time">
            <text:p>08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21.26" calcext:value-type="float">
            <text:p>2021.26</text:p>
          </table:table-cell>
          <table:table-cell office:value-type="float" office:value="2480.09" calcext:value-type="float">
            <text:p>2480.09</text:p>
          </table:table-cell>
        </table:table-row>
        <table:table-row table:style-name="ro1">
          <table:table-cell office:value-type="float" office:value="29950892" calcext:value-type="float">
            <text:p>29950892</text:p>
          </table:table-cell>
          <table:table-cell table:formula="of:=[.A1874]/1000/(60*60*24)" office:value-type="time" office:time-value="PT08H19M10.892S" calcext:value-type="time">
            <text:p>08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22.3" calcext:value-type="float">
            <text:p>2022.3</text:p>
          </table:table-cell>
          <table:table-cell office:value-type="float" office:value="2481.3" calcext:value-type="float">
            <text:p>2481.3</text:p>
          </table:table-cell>
        </table:table-row>
        <table:table-row table:style-name="ro1">
          <table:table-cell office:value-type="float" office:value="29966892" calcext:value-type="float">
            <text:p>29966892</text:p>
          </table:table-cell>
          <table:table-cell table:formula="of:=[.A1875]/1000/(60*60*24)" office:value-type="time" office:time-value="PT08H19M26.892S" calcext:value-type="time">
            <text:p>08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023.33" calcext:value-type="float">
            <text:p>2023.33</text:p>
          </table:table-cell>
          <table:table-cell office:value-type="float" office:value="2482.51" calcext:value-type="float">
            <text:p>2482.51</text:p>
          </table:table-cell>
        </table:table-row>
        <table:table-row table:style-name="ro1">
          <table:table-cell office:value-type="float" office:value="29982892" calcext:value-type="float">
            <text:p>29982892</text:p>
          </table:table-cell>
          <table:table-cell table:formula="of:=[.A1876]/1000/(60*60*24)" office:value-type="time" office:time-value="PT08H19M42.892S" calcext:value-type="time">
            <text:p>08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2024.36" calcext:value-type="float">
            <text:p>2024.36</text:p>
          </table:table-cell>
          <table:table-cell office:value-type="float" office:value="2483.72" calcext:value-type="float">
            <text:p>2483.72</text:p>
          </table:table-cell>
        </table:table-row>
        <table:table-row table:style-name="ro1">
          <table:table-cell office:value-type="float" office:value="29998892" calcext:value-type="float">
            <text:p>29998892</text:p>
          </table:table-cell>
          <table:table-cell table:formula="of:=[.A1877]/1000/(60*60*24)" office:value-type="time" office:time-value="PT08H19M58.892S" calcext:value-type="time">
            <text:p>08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25.4" calcext:value-type="float">
            <text:p>2025.4</text:p>
          </table:table-cell>
          <table:table-cell office:value-type="float" office:value="2484.93" calcext:value-type="float">
            <text:p>2484.93</text:p>
          </table:table-cell>
        </table:table-row>
        <table:table-row table:style-name="ro1">
          <table:table-cell office:value-type="float" office:value="30014892" calcext:value-type="float">
            <text:p>30014892</text:p>
          </table:table-cell>
          <table:table-cell table:formula="of:=[.A1878]/1000/(60*60*24)" office:value-type="time" office:time-value="PT08H20M14.892S" calcext:value-type="time">
            <text:p>08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026.43" calcext:value-type="float">
            <text:p>2026.43</text:p>
          </table:table-cell>
          <table:table-cell office:value-type="float" office:value="2486.14" calcext:value-type="float">
            <text:p>2486.14</text:p>
          </table:table-cell>
        </table:table-row>
        <table:table-row table:style-name="ro1">
          <table:table-cell office:value-type="float" office:value="30030892" calcext:value-type="float">
            <text:p>30030892</text:p>
          </table:table-cell>
          <table:table-cell table:formula="of:=[.A1879]/1000/(60*60*24)" office:value-type="time" office:time-value="PT08H20M30.892S" calcext:value-type="time">
            <text:p>08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5" calcext:value-type="float">
            <text:p>271.95</text:p>
          </table:table-cell>
          <table:table-cell office:value-type="float" office:value="2027.46" calcext:value-type="float">
            <text:p>2027.46</text:p>
          </table:table-cell>
          <table:table-cell office:value-type="float" office:value="2487.35" calcext:value-type="float">
            <text:p>2487.35</text:p>
          </table:table-cell>
        </table:table-row>
        <table:table-row table:style-name="ro1">
          <table:table-cell office:value-type="float" office:value="30046892" calcext:value-type="float">
            <text:p>30046892</text:p>
          </table:table-cell>
          <table:table-cell table:formula="of:=[.A1880]/1000/(60*60*24)" office:value-type="time" office:time-value="PT08H20M46.892S" calcext:value-type="time">
            <text:p>08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28.49" calcext:value-type="float">
            <text:p>2028.49</text:p>
          </table:table-cell>
          <table:table-cell office:value-type="float" office:value="2488.56" calcext:value-type="float">
            <text:p>2488.56</text:p>
          </table:table-cell>
        </table:table-row>
        <table:table-row table:style-name="ro1">
          <table:table-cell office:value-type="float" office:value="30062892" calcext:value-type="float">
            <text:p>30062892</text:p>
          </table:table-cell>
          <table:table-cell table:formula="of:=[.A1881]/1000/(60*60*24)" office:value-type="time" office:time-value="PT08H21M02.892S" calcext:value-type="time">
            <text:p>08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29.52" calcext:value-type="float">
            <text:p>2029.52</text:p>
          </table:table-cell>
          <table:table-cell office:value-type="float" office:value="2489.76" calcext:value-type="float">
            <text:p>2489.76</text:p>
          </table:table-cell>
        </table:table-row>
        <table:table-row table:style-name="ro1">
          <table:table-cell office:value-type="float" office:value="30078892" calcext:value-type="float">
            <text:p>30078892</text:p>
          </table:table-cell>
          <table:table-cell table:formula="of:=[.A1882]/1000/(60*60*24)" office:value-type="time" office:time-value="PT08H21M18.892S" calcext:value-type="time">
            <text:p>08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030.55" calcext:value-type="float">
            <text:p>2030.55</text:p>
          </table:table-cell>
          <table:table-cell office:value-type="float" office:value="2490.97" calcext:value-type="float">
            <text:p>2490.97</text:p>
          </table:table-cell>
        </table:table-row>
        <table:table-row table:style-name="ro1">
          <table:table-cell office:value-type="float" office:value="30094892" calcext:value-type="float">
            <text:p>30094892</text:p>
          </table:table-cell>
          <table:table-cell table:formula="of:=[.A1883]/1000/(60*60*24)" office:value-type="time" office:time-value="PT08H21M34.892S" calcext:value-type="time">
            <text:p>08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31.58" calcext:value-type="float">
            <text:p>2031.58</text:p>
          </table:table-cell>
          <table:table-cell office:value-type="float" office:value="2492.18" calcext:value-type="float">
            <text:p>2492.18</text:p>
          </table:table-cell>
        </table:table-row>
        <table:table-row table:style-name="ro1">
          <table:table-cell office:value-type="float" office:value="30110892" calcext:value-type="float">
            <text:p>30110892</text:p>
          </table:table-cell>
          <table:table-cell table:formula="of:=[.A1884]/1000/(60*60*24)" office:value-type="time" office:time-value="PT08H21M50.892S" calcext:value-type="time">
            <text:p>08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032.62" calcext:value-type="float">
            <text:p>2032.62</text:p>
          </table:table-cell>
          <table:table-cell office:value-type="float" office:value="2493.38" calcext:value-type="float">
            <text:p>2493.38</text:p>
          </table:table-cell>
        </table:table-row>
        <table:table-row table:style-name="ro1">
          <table:table-cell office:value-type="float" office:value="30126892" calcext:value-type="float">
            <text:p>30126892</text:p>
          </table:table-cell>
          <table:table-cell table:formula="of:=[.A1885]/1000/(60*60*24)" office:value-type="time" office:time-value="PT08H22M06.892S" calcext:value-type="time">
            <text:p>08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33.65" calcext:value-type="float">
            <text:p>2033.65</text:p>
          </table:table-cell>
          <table:table-cell office:value-type="float" office:value="2494.59" calcext:value-type="float">
            <text:p>2494.59</text:p>
          </table:table-cell>
        </table:table-row>
        <table:table-row table:style-name="ro1">
          <table:table-cell office:value-type="float" office:value="30142892" calcext:value-type="float">
            <text:p>30142892</text:p>
          </table:table-cell>
          <table:table-cell table:formula="of:=[.A1886]/1000/(60*60*24)" office:value-type="time" office:time-value="PT08H22M22.892S" calcext:value-type="time">
            <text:p>08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34.68" calcext:value-type="float">
            <text:p>2034.68</text:p>
          </table:table-cell>
          <table:table-cell office:value-type="float" office:value="2495.79" calcext:value-type="float">
            <text:p>2495.79</text:p>
          </table:table-cell>
        </table:table-row>
        <table:table-row table:style-name="ro1">
          <table:table-cell office:value-type="float" office:value="30158892" calcext:value-type="float">
            <text:p>30158892</text:p>
          </table:table-cell>
          <table:table-cell table:formula="of:=[.A1887]/1000/(60*60*24)" office:value-type="time" office:time-value="PT08H22M38.892S" calcext:value-type="time">
            <text:p>08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35.71" calcext:value-type="float">
            <text:p>2035.71</text:p>
          </table:table-cell>
          <table:table-cell office:value-type="float" office:value="2496.99" calcext:value-type="float">
            <text:p>2496.99</text:p>
          </table:table-cell>
        </table:table-row>
        <table:table-row table:style-name="ro1">
          <table:table-cell office:value-type="float" office:value="30174892" calcext:value-type="float">
            <text:p>30174892</text:p>
          </table:table-cell>
          <table:table-cell table:formula="of:=[.A1888]/1000/(60*60*24)" office:value-type="time" office:time-value="PT08H22M54.892S" calcext:value-type="time">
            <text:p>08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036.74" calcext:value-type="float">
            <text:p>2036.74</text:p>
          </table:table-cell>
          <table:table-cell office:value-type="float" office:value="2498.2" calcext:value-type="float">
            <text:p>2498.2</text:p>
          </table:table-cell>
        </table:table-row>
        <table:table-row table:style-name="ro1">
          <table:table-cell office:value-type="float" office:value="30190892" calcext:value-type="float">
            <text:p>30190892</text:p>
          </table:table-cell>
          <table:table-cell table:formula="of:=[.A1889]/1000/(60*60*24)" office:value-type="time" office:time-value="PT08H23M10.892S" calcext:value-type="time">
            <text:p>08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37.77" calcext:value-type="float">
            <text:p>2037.77</text:p>
          </table:table-cell>
          <table:table-cell office:value-type="float" office:value="2499.4" calcext:value-type="float">
            <text:p>2499.4</text:p>
          </table:table-cell>
        </table:table-row>
        <table:table-row table:style-name="ro1">
          <table:table-cell office:value-type="float" office:value="30206892" calcext:value-type="float">
            <text:p>30206892</text:p>
          </table:table-cell>
          <table:table-cell table:formula="of:=[.A1890]/1000/(60*60*24)" office:value-type="time" office:time-value="PT08H23M26.892S" calcext:value-type="time">
            <text:p>08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38.8" calcext:value-type="float">
            <text:p>2038.8</text:p>
          </table:table-cell>
          <table:table-cell office:value-type="float" office:value="2500.61" calcext:value-type="float">
            <text:p>2500.61</text:p>
          </table:table-cell>
        </table:table-row>
        <table:table-row table:style-name="ro1">
          <table:table-cell office:value-type="float" office:value="30222892" calcext:value-type="float">
            <text:p>30222892</text:p>
          </table:table-cell>
          <table:table-cell table:formula="of:=[.A1891]/1000/(60*60*24)" office:value-type="time" office:time-value="PT08H23M42.892S" calcext:value-type="time">
            <text:p>08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039.83" calcext:value-type="float">
            <text:p>2039.83</text:p>
          </table:table-cell>
          <table:table-cell office:value-type="float" office:value="2501.81" calcext:value-type="float">
            <text:p>2501.81</text:p>
          </table:table-cell>
        </table:table-row>
        <table:table-row table:style-name="ro1">
          <table:table-cell office:value-type="float" office:value="30238892" calcext:value-type="float">
            <text:p>30238892</text:p>
          </table:table-cell>
          <table:table-cell table:formula="of:=[.A1892]/1000/(60*60*24)" office:value-type="time" office:time-value="PT08H23M58.892S" calcext:value-type="time">
            <text:p>08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0.86" calcext:value-type="float">
            <text:p>2040.86</text:p>
          </table:table-cell>
          <table:table-cell office:value-type="float" office:value="2503.02" calcext:value-type="float">
            <text:p>2503.02</text:p>
          </table:table-cell>
        </table:table-row>
        <table:table-row table:style-name="ro1">
          <table:table-cell office:value-type="float" office:value="30254892" calcext:value-type="float">
            <text:p>30254892</text:p>
          </table:table-cell>
          <table:table-cell table:formula="of:=[.A1893]/1000/(60*60*24)" office:value-type="time" office:time-value="PT08H24M14.892S" calcext:value-type="time">
            <text:p>08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1.89" calcext:value-type="float">
            <text:p>2041.89</text:p>
          </table:table-cell>
          <table:table-cell office:value-type="float" office:value="2504.22" calcext:value-type="float">
            <text:p>2504.22</text:p>
          </table:table-cell>
        </table:table-row>
        <table:table-row table:style-name="ro1">
          <table:table-cell office:value-type="float" office:value="30270892" calcext:value-type="float">
            <text:p>30270892</text:p>
          </table:table-cell>
          <table:table-cell table:formula="of:=[.A1894]/1000/(60*60*24)" office:value-type="time" office:time-value="PT08H24M30.892S" calcext:value-type="time">
            <text:p>08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2.92" calcext:value-type="float">
            <text:p>2042.92</text:p>
          </table:table-cell>
          <table:table-cell office:value-type="float" office:value="2505.42" calcext:value-type="float">
            <text:p>2505.42</text:p>
          </table:table-cell>
        </table:table-row>
        <table:table-row table:style-name="ro1">
          <table:table-cell office:value-type="float" office:value="30286892" calcext:value-type="float">
            <text:p>30286892</text:p>
          </table:table-cell>
          <table:table-cell table:formula="of:=[.A1895]/1000/(60*60*24)" office:value-type="time" office:time-value="PT08H24M46.892S" calcext:value-type="time">
            <text:p>08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043.95" calcext:value-type="float">
            <text:p>2043.95</text:p>
          </table:table-cell>
          <table:table-cell office:value-type="float" office:value="2506.62" calcext:value-type="float">
            <text:p>2506.62</text:p>
          </table:table-cell>
        </table:table-row>
        <table:table-row table:style-name="ro1">
          <table:table-cell office:value-type="float" office:value="30302892" calcext:value-type="float">
            <text:p>30302892</text:p>
          </table:table-cell>
          <table:table-cell table:formula="of:=[.A1896]/1000/(60*60*24)" office:value-type="time" office:time-value="PT08H25M02.892S" calcext:value-type="time">
            <text:p>08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044.98" calcext:value-type="float">
            <text:p>2044.98</text:p>
          </table:table-cell>
          <table:table-cell office:value-type="float" office:value="2507.83" calcext:value-type="float">
            <text:p>2507.83</text:p>
          </table:table-cell>
        </table:table-row>
        <table:table-row table:style-name="ro1">
          <table:table-cell office:value-type="float" office:value="30318892" calcext:value-type="float">
            <text:p>30318892</text:p>
          </table:table-cell>
          <table:table-cell table:formula="of:=[.A1897]/1000/(60*60*24)" office:value-type="time" office:time-value="PT08H25M18.892S" calcext:value-type="time">
            <text:p>08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46.01" calcext:value-type="float">
            <text:p>2046.01</text:p>
          </table:table-cell>
          <table:table-cell office:value-type="float" office:value="2509.03" calcext:value-type="float">
            <text:p>2509.03</text:p>
          </table:table-cell>
        </table:table-row>
        <table:table-row table:style-name="ro1">
          <table:table-cell office:value-type="float" office:value="30334892" calcext:value-type="float">
            <text:p>30334892</text:p>
          </table:table-cell>
          <table:table-cell table:formula="of:=[.A1898]/1000/(60*60*24)" office:value-type="time" office:time-value="PT08H25M34.892S" calcext:value-type="time">
            <text:p>08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47.03" calcext:value-type="float">
            <text:p>2047.03</text:p>
          </table:table-cell>
          <table:table-cell office:value-type="float" office:value="2510.23" calcext:value-type="float">
            <text:p>2510.23</text:p>
          </table:table-cell>
        </table:table-row>
        <table:table-row table:style-name="ro1">
          <table:table-cell office:value-type="float" office:value="30350892" calcext:value-type="float">
            <text:p>30350892</text:p>
          </table:table-cell>
          <table:table-cell table:formula="of:=[.A1899]/1000/(60*60*24)" office:value-type="time" office:time-value="PT08H25M50.892S" calcext:value-type="time">
            <text:p>08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48.06" calcext:value-type="float">
            <text:p>2048.06</text:p>
          </table:table-cell>
          <table:table-cell office:value-type="float" office:value="2511.43" calcext:value-type="float">
            <text:p>2511.43</text:p>
          </table:table-cell>
        </table:table-row>
        <table:table-row table:style-name="ro1">
          <table:table-cell office:value-type="float" office:value="30366892" calcext:value-type="float">
            <text:p>30366892</text:p>
          </table:table-cell>
          <table:table-cell table:formula="of:=[.A1900]/1000/(60*60*24)" office:value-type="time" office:time-value="PT08H26M06.892S" calcext:value-type="time">
            <text:p>08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49.09" calcext:value-type="float">
            <text:p>2049.09</text:p>
          </table:table-cell>
          <table:table-cell office:value-type="float" office:value="2512.63" calcext:value-type="float">
            <text:p>2512.63</text:p>
          </table:table-cell>
        </table:table-row>
        <table:table-row table:style-name="ro1">
          <table:table-cell office:value-type="float" office:value="30382892" calcext:value-type="float">
            <text:p>30382892</text:p>
          </table:table-cell>
          <table:table-cell table:formula="of:=[.A1901]/1000/(60*60*24)" office:value-type="time" office:time-value="PT08H26M22.892S" calcext:value-type="time">
            <text:p>08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50.12" calcext:value-type="float">
            <text:p>2050.12</text:p>
          </table:table-cell>
          <table:table-cell office:value-type="float" office:value="2513.83" calcext:value-type="float">
            <text:p>2513.83</text:p>
          </table:table-cell>
        </table:table-row>
        <table:table-row table:style-name="ro1">
          <table:table-cell office:value-type="float" office:value="30398892" calcext:value-type="float">
            <text:p>30398892</text:p>
          </table:table-cell>
          <table:table-cell table:formula="of:=[.A1902]/1000/(60*60*24)" office:value-type="time" office:time-value="PT08H26M38.892S" calcext:value-type="time">
            <text:p>08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51.15" calcext:value-type="float">
            <text:p>2051.15</text:p>
          </table:table-cell>
          <table:table-cell office:value-type="float" office:value="2515.03" calcext:value-type="float">
            <text:p>2515.03</text:p>
          </table:table-cell>
        </table:table-row>
        <table:table-row table:style-name="ro1">
          <table:table-cell office:value-type="float" office:value="30414892" calcext:value-type="float">
            <text:p>30414892</text:p>
          </table:table-cell>
          <table:table-cell table:formula="of:=[.A1903]/1000/(60*60*24)" office:value-type="time" office:time-value="PT08H26M54.892S" calcext:value-type="time">
            <text:p>08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052.17" calcext:value-type="float">
            <text:p>2052.17</text:p>
          </table:table-cell>
          <table:table-cell office:value-type="float" office:value="2516.23" calcext:value-type="float">
            <text:p>2516.23</text:p>
          </table:table-cell>
        </table:table-row>
        <table:table-row table:style-name="ro1">
          <table:table-cell office:value-type="float" office:value="30430892" calcext:value-type="float">
            <text:p>30430892</text:p>
          </table:table-cell>
          <table:table-cell table:formula="of:=[.A1904]/1000/(60*60*24)" office:value-type="time" office:time-value="PT08H27M10.892S" calcext:value-type="time">
            <text:p>08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053.2" calcext:value-type="float">
            <text:p>2053.2</text:p>
          </table:table-cell>
          <table:table-cell office:value-type="float" office:value="2517.43" calcext:value-type="float">
            <text:p>2517.43</text:p>
          </table:table-cell>
        </table:table-row>
        <table:table-row table:style-name="ro1">
          <table:table-cell office:value-type="float" office:value="30446892" calcext:value-type="float">
            <text:p>30446892</text:p>
          </table:table-cell>
          <table:table-cell table:formula="of:=[.A1905]/1000/(60*60*24)" office:value-type="time" office:time-value="PT08H27M26.892S" calcext:value-type="time">
            <text:p>08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54.23" calcext:value-type="float">
            <text:p>2054.23</text:p>
          </table:table-cell>
          <table:table-cell office:value-type="float" office:value="2518.62" calcext:value-type="float">
            <text:p>2518.62</text:p>
          </table:table-cell>
        </table:table-row>
        <table:table-row table:style-name="ro1">
          <table:table-cell office:value-type="float" office:value="30462892" calcext:value-type="float">
            <text:p>30462892</text:p>
          </table:table-cell>
          <table:table-cell table:formula="of:=[.A1906]/1000/(60*60*24)" office:value-type="time" office:time-value="PT08H27M42.892S" calcext:value-type="time">
            <text:p>08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055.26" calcext:value-type="float">
            <text:p>2055.26</text:p>
          </table:table-cell>
          <table:table-cell office:value-type="float" office:value="2519.82" calcext:value-type="float">
            <text:p>2519.82</text:p>
          </table:table-cell>
        </table:table-row>
        <table:table-row table:style-name="ro1">
          <table:table-cell office:value-type="float" office:value="30478892" calcext:value-type="float">
            <text:p>30478892</text:p>
          </table:table-cell>
          <table:table-cell table:formula="of:=[.A1907]/1000/(60*60*24)" office:value-type="time" office:time-value="PT08H27M58.892S" calcext:value-type="time">
            <text:p>08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56.28" calcext:value-type="float">
            <text:p>2056.28</text:p>
          </table:table-cell>
          <table:table-cell office:value-type="float" office:value="2521.02" calcext:value-type="float">
            <text:p>2521.02</text:p>
          </table:table-cell>
        </table:table-row>
        <table:table-row table:style-name="ro1">
          <table:table-cell office:value-type="float" office:value="30494892" calcext:value-type="float">
            <text:p>30494892</text:p>
          </table:table-cell>
          <table:table-cell table:formula="of:=[.A1908]/1000/(60*60*24)" office:value-type="time" office:time-value="PT08H28M14.892S" calcext:value-type="time">
            <text:p>08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57.31" calcext:value-type="float">
            <text:p>2057.31</text:p>
          </table:table-cell>
          <table:table-cell office:value-type="float" office:value="2522.22" calcext:value-type="float">
            <text:p>2522.22</text:p>
          </table:table-cell>
        </table:table-row>
        <table:table-row table:style-name="ro1">
          <table:table-cell office:value-type="float" office:value="30510892" calcext:value-type="float">
            <text:p>30510892</text:p>
          </table:table-cell>
          <table:table-cell table:formula="of:=[.A1909]/1000/(60*60*24)" office:value-type="time" office:time-value="PT08H28M30.892S" calcext:value-type="time">
            <text:p>08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058.34" calcext:value-type="float">
            <text:p>2058.34</text:p>
          </table:table-cell>
          <table:table-cell office:value-type="float" office:value="2523.41" calcext:value-type="float">
            <text:p>2523.41</text:p>
          </table:table-cell>
        </table:table-row>
        <table:table-row table:style-name="ro1">
          <table:table-cell office:value-type="float" office:value="30526892" calcext:value-type="float">
            <text:p>30526892</text:p>
          </table:table-cell>
          <table:table-cell table:formula="of:=[.A1910]/1000/(60*60*24)" office:value-type="time" office:time-value="PT08H28M46.892S" calcext:value-type="time">
            <text:p>08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59.37" calcext:value-type="float">
            <text:p>2059.37</text:p>
          </table:table-cell>
          <table:table-cell office:value-type="float" office:value="2524.61" calcext:value-type="float">
            <text:p>2524.61</text:p>
          </table:table-cell>
        </table:table-row>
        <table:table-row table:style-name="ro1">
          <table:table-cell office:value-type="float" office:value="30542892" calcext:value-type="float">
            <text:p>30542892</text:p>
          </table:table-cell>
          <table:table-cell table:formula="of:=[.A1911]/1000/(60*60*24)" office:value-type="time" office:time-value="PT08H29M02.892S" calcext:value-type="time">
            <text:p>08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60.39" calcext:value-type="float">
            <text:p>2060.39</text:p>
          </table:table-cell>
          <table:table-cell office:value-type="float" office:value="2525.8" calcext:value-type="float">
            <text:p>2525.8</text:p>
          </table:table-cell>
        </table:table-row>
        <table:table-row table:style-name="ro1">
          <table:table-cell office:value-type="float" office:value="30558892" calcext:value-type="float">
            <text:p>30558892</text:p>
          </table:table-cell>
          <table:table-cell table:formula="of:=[.A1912]/1000/(60*60*24)" office:value-type="time" office:time-value="PT08H29M18.892S" calcext:value-type="time">
            <text:p>08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61.42" calcext:value-type="float">
            <text:p>2061.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0574892" calcext:value-type="float">
            <text:p>30574892</text:p>
          </table:table-cell>
          <table:table-cell table:formula="of:=[.A1913]/1000/(60*60*24)" office:value-type="time" office:time-value="PT08H29M34.892S" calcext:value-type="time">
            <text:p>08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2062.45" calcext:value-type="float">
            <text:p>2062.45</text:p>
          </table:table-cell>
          <table:table-cell office:value-type="float" office:value="2528.2" calcext:value-type="float">
            <text:p>2528.2</text:p>
          </table:table-cell>
        </table:table-row>
        <table:table-row table:style-name="ro1">
          <table:table-cell office:value-type="float" office:value="30590892" calcext:value-type="float">
            <text:p>30590892</text:p>
          </table:table-cell>
          <table:table-cell table:formula="of:=[.A1914]/1000/(60*60*24)" office:value-type="time" office:time-value="PT08H29M50.892S" calcext:value-type="time">
            <text:p>08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2063.48" calcext:value-type="float">
            <text:p>2063.48</text:p>
          </table:table-cell>
          <table:table-cell office:value-type="float" office:value="2529.39" calcext:value-type="float">
            <text:p>2529.39</text:p>
          </table:table-cell>
        </table:table-row>
        <table:table-row table:style-name="ro1">
          <table:table-cell office:value-type="float" office:value="30606892" calcext:value-type="float">
            <text:p>30606892</text:p>
          </table:table-cell>
          <table:table-cell table:formula="of:=[.A1915]/1000/(60*60*24)" office:value-type="time" office:time-value="PT08H30M06.892S" calcext:value-type="time">
            <text:p>08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64.5" calcext:value-type="float">
            <text:p>2064.5</text:p>
          </table:table-cell>
          <table:table-cell office:value-type="float" office:value="2530.59" calcext:value-type="float">
            <text:p>2530.59</text:p>
          </table:table-cell>
        </table:table-row>
        <table:table-row table:style-name="ro1">
          <table:table-cell office:value-type="float" office:value="30622892" calcext:value-type="float">
            <text:p>30622892</text:p>
          </table:table-cell>
          <table:table-cell table:formula="of:=[.A1916]/1000/(60*60*24)" office:value-type="time" office:time-value="PT08H30M22.892S" calcext:value-type="time">
            <text:p>08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65.53" calcext:value-type="float">
            <text:p>2065.53</text:p>
          </table:table-cell>
          <table:table-cell office:value-type="float" office:value="2531.78" calcext:value-type="float">
            <text:p>2531.78</text:p>
          </table:table-cell>
        </table:table-row>
        <table:table-row table:style-name="ro1">
          <table:table-cell office:value-type="float" office:value="30638892" calcext:value-type="float">
            <text:p>30638892</text:p>
          </table:table-cell>
          <table:table-cell table:formula="of:=[.A1917]/1000/(60*60*24)" office:value-type="time" office:time-value="PT08H30M38.892S" calcext:value-type="time">
            <text:p>08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66.56" calcext:value-type="float">
            <text:p>2066.56</text:p>
          </table:table-cell>
          <table:table-cell office:value-type="float" office:value="2532.97" calcext:value-type="float">
            <text:p>2532.97</text:p>
          </table:table-cell>
        </table:table-row>
        <table:table-row table:style-name="ro1">
          <table:table-cell office:value-type="float" office:value="30654892" calcext:value-type="float">
            <text:p>30654892</text:p>
          </table:table-cell>
          <table:table-cell table:formula="of:=[.A1918]/1000/(60*60*24)" office:value-type="time" office:time-value="PT08H30M54.892S" calcext:value-type="time">
            <text:p>08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67.58" calcext:value-type="float">
            <text:p>2067.58</text:p>
          </table:table-cell>
          <table:table-cell office:value-type="float" office:value="2534.17" calcext:value-type="float">
            <text:p>2534.17</text:p>
          </table:table-cell>
        </table:table-row>
        <table:table-row table:style-name="ro1">
          <table:table-cell office:value-type="float" office:value="30670892" calcext:value-type="float">
            <text:p>30670892</text:p>
          </table:table-cell>
          <table:table-cell table:formula="of:=[.A1919]/1000/(60*60*24)" office:value-type="time" office:time-value="PT08H31M10.892S" calcext:value-type="time">
            <text:p>08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68.61" calcext:value-type="float">
            <text:p>2068.61</text:p>
          </table:table-cell>
          <table:table-cell office:value-type="float" office:value="2535.36" calcext:value-type="float">
            <text:p>2535.36</text:p>
          </table:table-cell>
        </table:table-row>
        <table:table-row table:style-name="ro1">
          <table:table-cell office:value-type="float" office:value="30686892" calcext:value-type="float">
            <text:p>30686892</text:p>
          </table:table-cell>
          <table:table-cell table:formula="of:=[.A1920]/1000/(60*60*24)" office:value-type="time" office:time-value="PT08H31M26.892S" calcext:value-type="time">
            <text:p>08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69.64" calcext:value-type="float">
            <text:p>2069.64</text:p>
          </table:table-cell>
          <table:table-cell office:value-type="float" office:value="2536.55" calcext:value-type="float">
            <text:p>2536.55</text:p>
          </table:table-cell>
        </table:table-row>
        <table:table-row table:style-name="ro1">
          <table:table-cell office:value-type="float" office:value="30702892" calcext:value-type="float">
            <text:p>30702892</text:p>
          </table:table-cell>
          <table:table-cell table:formula="of:=[.A1921]/1000/(60*60*24)" office:value-type="time" office:time-value="PT08H31M42.892S" calcext:value-type="time">
            <text:p>08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70.66" calcext:value-type="float">
            <text:p>2070.66</text:p>
          </table:table-cell>
          <table:table-cell office:value-type="float" office:value="2537.74" calcext:value-type="float">
            <text:p>2537.74</text:p>
          </table:table-cell>
        </table:table-row>
        <table:table-row table:style-name="ro1">
          <table:table-cell office:value-type="float" office:value="30718892" calcext:value-type="float">
            <text:p>30718892</text:p>
          </table:table-cell>
          <table:table-cell table:formula="of:=[.A1922]/1000/(60*60*24)" office:value-type="time" office:time-value="PT08H31M58.892S" calcext:value-type="time">
            <text:p>08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538.93" calcext:value-type="float">
            <text:p>2538.93</text:p>
          </table:table-cell>
        </table:table-row>
        <table:table-row table:style-name="ro1">
          <table:table-cell office:value-type="float" office:value="30734892" calcext:value-type="float">
            <text:p>30734892</text:p>
          </table:table-cell>
          <table:table-cell table:formula="of:=[.A1923]/1000/(60*60*24)" office:value-type="time" office:time-value="PT08H32M14.892S" calcext:value-type="time">
            <text:p>08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72.71" calcext:value-type="float">
            <text:p>2072.71</text:p>
          </table:table-cell>
          <table:table-cell office:value-type="float" office:value="2540.13" calcext:value-type="float">
            <text:p>2540.13</text:p>
          </table:table-cell>
        </table:table-row>
        <table:table-row table:style-name="ro1">
          <table:table-cell office:value-type="float" office:value="30750892" calcext:value-type="float">
            <text:p>30750892</text:p>
          </table:table-cell>
          <table:table-cell table:formula="of:=[.A1924]/1000/(60*60*24)" office:value-type="time" office:time-value="PT08H32M30.892S" calcext:value-type="time">
            <text:p>08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73.73" calcext:value-type="float">
            <text:p>2073.73</text:p>
          </table:table-cell>
          <table:table-cell office:value-type="float" office:value="2541.32" calcext:value-type="float">
            <text:p>2541.32</text:p>
          </table:table-cell>
        </table:table-row>
        <table:table-row table:style-name="ro1">
          <table:table-cell office:value-type="float" office:value="30766892" calcext:value-type="float">
            <text:p>30766892</text:p>
          </table:table-cell>
          <table:table-cell table:formula="of:=[.A1925]/1000/(60*60*24)" office:value-type="time" office:time-value="PT08H32M46.892S" calcext:value-type="time">
            <text:p>08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074.76" calcext:value-type="float">
            <text:p>2074.76</text:p>
          </table:table-cell>
          <table:table-cell office:value-type="float" office:value="2542.51" calcext:value-type="float">
            <text:p>2542.51</text:p>
          </table:table-cell>
        </table:table-row>
        <table:table-row table:style-name="ro1">
          <table:table-cell office:value-type="float" office:value="30782892" calcext:value-type="float">
            <text:p>30782892</text:p>
          </table:table-cell>
          <table:table-cell table:formula="of:=[.A1926]/1000/(60*60*24)" office:value-type="time" office:time-value="PT08H33M02.892S" calcext:value-type="time">
            <text:p>08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075.78" calcext:value-type="float">
            <text:p>2075.78</text:p>
          </table:table-cell>
          <table:table-cell office:value-type="float" office:value="2543.7" calcext:value-type="float">
            <text:p>2543.7</text:p>
          </table:table-cell>
        </table:table-row>
        <table:table-row table:style-name="ro1">
          <table:table-cell office:value-type="float" office:value="30798892" calcext:value-type="float">
            <text:p>30798892</text:p>
          </table:table-cell>
          <table:table-cell table:formula="of:=[.A1927]/1000/(60*60*24)" office:value-type="time" office:time-value="PT08H33M18.892S" calcext:value-type="time">
            <text:p>08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76.8" calcext:value-type="float">
            <text:p>2076.8</text:p>
          </table:table-cell>
          <table:table-cell office:value-type="float" office:value="2544.89" calcext:value-type="float">
            <text:p>2544.89</text:p>
          </table:table-cell>
        </table:table-row>
        <table:table-row table:style-name="ro1">
          <table:table-cell office:value-type="float" office:value="30814892" calcext:value-type="float">
            <text:p>30814892</text:p>
          </table:table-cell>
          <table:table-cell table:formula="of:=[.A1928]/1000/(60*60*24)" office:value-type="time" office:time-value="PT08H33M34.892S" calcext:value-type="time">
            <text:p>08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77.83" calcext:value-type="float">
            <text:p>2077.83</text:p>
          </table:table-cell>
          <table:table-cell office:value-type="float" office:value="2546.08" calcext:value-type="float">
            <text:p>2546.08</text:p>
          </table:table-cell>
        </table:table-row>
        <table:table-row table:style-name="ro1">
          <table:table-cell office:value-type="float" office:value="30830892" calcext:value-type="float">
            <text:p>30830892</text:p>
          </table:table-cell>
          <table:table-cell table:formula="of:=[.A1929]/1000/(60*60*24)" office:value-type="time" office:time-value="PT08H33M50.892S" calcext:value-type="time">
            <text:p>08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078.85" calcext:value-type="float">
            <text:p>2078.85</text:p>
          </table:table-cell>
          <table:table-cell office:value-type="float" office:value="2547.27" calcext:value-type="float">
            <text:p>2547.27</text:p>
          </table:table-cell>
        </table:table-row>
        <table:table-row table:style-name="ro1">
          <table:table-cell office:value-type="float" office:value="30846892" calcext:value-type="float">
            <text:p>30846892</text:p>
          </table:table-cell>
          <table:table-cell table:formula="of:=[.A1930]/1000/(60*60*24)" office:value-type="time" office:time-value="PT08H34M06.892S" calcext:value-type="time">
            <text:p>08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2079.87" calcext:value-type="float">
            <text:p>2079.87</text:p>
          </table:table-cell>
          <table:table-cell office:value-type="float" office:value="2548.45" calcext:value-type="float">
            <text:p>2548.45</text:p>
          </table:table-cell>
        </table:table-row>
        <table:table-row table:style-name="ro1">
          <table:table-cell office:value-type="float" office:value="30862892" calcext:value-type="float">
            <text:p>30862892</text:p>
          </table:table-cell>
          <table:table-cell table:formula="of:=[.A1931]/1000/(60*60*24)" office:value-type="time" office:time-value="PT08H34M22.892S" calcext:value-type="time">
            <text:p>08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80.9" calcext:value-type="float">
            <text:p>2080.9</text:p>
          </table:table-cell>
          <table:table-cell office:value-type="float" office:value="2549.64" calcext:value-type="float">
            <text:p>2549.64</text:p>
          </table:table-cell>
        </table:table-row>
        <table:table-row table:style-name="ro1">
          <table:table-cell office:value-type="float" office:value="30878892" calcext:value-type="float">
            <text:p>30878892</text:p>
          </table:table-cell>
          <table:table-cell table:formula="of:=[.A1932]/1000/(60*60*24)" office:value-type="time" office:time-value="PT08H34M38.892S" calcext:value-type="time">
            <text:p>08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81.92" calcext:value-type="float">
            <text:p>2081.92</text:p>
          </table:table-cell>
          <table:table-cell office:value-type="float" office:value="2550.83" calcext:value-type="float">
            <text:p>2550.83</text:p>
          </table:table-cell>
        </table:table-row>
        <table:table-row table:style-name="ro1">
          <table:table-cell office:value-type="float" office:value="30894892" calcext:value-type="float">
            <text:p>30894892</text:p>
          </table:table-cell>
          <table:table-cell table:formula="of:=[.A1933]/1000/(60*60*24)" office:value-type="time" office:time-value="PT08H34M54.892S" calcext:value-type="time">
            <text:p>08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082.94" calcext:value-type="float">
            <text:p>2082.94</text:p>
          </table:table-cell>
          <table:table-cell office:value-type="float" office:value="2552.02" calcext:value-type="float">
            <text:p>2552.02</text:p>
          </table:table-cell>
        </table:table-row>
        <table:table-row table:style-name="ro1">
          <table:table-cell office:value-type="float" office:value="30910892" calcext:value-type="float">
            <text:p>30910892</text:p>
          </table:table-cell>
          <table:table-cell table:formula="of:=[.A1934]/1000/(60*60*24)" office:value-type="time" office:time-value="PT08H35M10.892S" calcext:value-type="time">
            <text:p>08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083.97" calcext:value-type="float">
            <text:p>2083.97</text:p>
          </table:table-cell>
          <table:table-cell office:value-type="float" office:value="2553.2" calcext:value-type="float">
            <text:p>2553.2</text:p>
          </table:table-cell>
        </table:table-row>
        <table:table-row table:style-name="ro1">
          <table:table-cell office:value-type="float" office:value="30926892" calcext:value-type="float">
            <text:p>30926892</text:p>
          </table:table-cell>
          <table:table-cell table:formula="of:=[.A1935]/1000/(60*60*24)" office:value-type="time" office:time-value="PT08H35M26.892S" calcext:value-type="time">
            <text:p>08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84.99" calcext:value-type="float">
            <text:p>2084.99</text:p>
          </table:table-cell>
          <table:table-cell office:value-type="float" office:value="2554.39" calcext:value-type="float">
            <text:p>2554.39</text:p>
          </table:table-cell>
        </table:table-row>
        <table:table-row table:style-name="ro1">
          <table:table-cell office:value-type="float" office:value="30942892" calcext:value-type="float">
            <text:p>30942892</text:p>
          </table:table-cell>
          <table:table-cell table:formula="of:=[.A1936]/1000/(60*60*24)" office:value-type="time" office:time-value="PT08H35M42.892S" calcext:value-type="time">
            <text:p>08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86.01" calcext:value-type="float">
            <text:p>2086.01</text:p>
          </table:table-cell>
          <table:table-cell office:value-type="float" office:value="2555.58" calcext:value-type="float">
            <text:p>2555.58</text:p>
          </table:table-cell>
        </table:table-row>
        <table:table-row table:style-name="ro1">
          <table:table-cell office:value-type="float" office:value="30958892" calcext:value-type="float">
            <text:p>30958892</text:p>
          </table:table-cell>
          <table:table-cell table:formula="of:=[.A1937]/1000/(60*60*24)" office:value-type="time" office:time-value="PT08H35M58.892S" calcext:value-type="time">
            <text:p>08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87.04" calcext:value-type="float">
            <text:p>2087.04</text:p>
          </table:table-cell>
          <table:table-cell office:value-type="float" office:value="2556.76" calcext:value-type="float">
            <text:p>2556.76</text:p>
          </table:table-cell>
        </table:table-row>
        <table:table-row table:style-name="ro1">
          <table:table-cell office:value-type="float" office:value="30974892" calcext:value-type="float">
            <text:p>30974892</text:p>
          </table:table-cell>
          <table:table-cell table:formula="of:=[.A1938]/1000/(60*60*24)" office:value-type="time" office:time-value="PT08H36M14.892S" calcext:value-type="time">
            <text:p>08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88.06" calcext:value-type="float">
            <text:p>2088.06</text:p>
          </table:table-cell>
          <table:table-cell office:value-type="float" office:value="2557.94" calcext:value-type="float">
            <text:p>2557.94</text:p>
          </table:table-cell>
        </table:table-row>
        <table:table-row table:style-name="ro1">
          <table:table-cell office:value-type="float" office:value="30990892" calcext:value-type="float">
            <text:p>30990892</text:p>
          </table:table-cell>
          <table:table-cell table:formula="of:=[.A1939]/1000/(60*60*24)" office:value-type="time" office:time-value="PT08H36M30.892S" calcext:value-type="time">
            <text:p>08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89.08" calcext:value-type="float">
            <text:p>2089.08</text:p>
          </table:table-cell>
          <table:table-cell office:value-type="float" office:value="2559.13" calcext:value-type="float">
            <text:p>2559.13</text:p>
          </table:table-cell>
        </table:table-row>
        <table:table-row table:style-name="ro1">
          <table:table-cell office:value-type="float" office:value="31006892" calcext:value-type="float">
            <text:p>31006892</text:p>
          </table:table-cell>
          <table:table-cell table:formula="of:=[.A1940]/1000/(60*60*24)" office:value-type="time" office:time-value="PT08H36M46.892S" calcext:value-type="time">
            <text:p>08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90.11" calcext:value-type="float">
            <text:p>2090.11</text:p>
          </table:table-cell>
          <table:table-cell office:value-type="float" office:value="2560.31" calcext:value-type="float">
            <text:p>2560.31</text:p>
          </table:table-cell>
        </table:table-row>
        <table:table-row table:style-name="ro1">
          <table:table-cell office:value-type="float" office:value="31022892" calcext:value-type="float">
            <text:p>31022892</text:p>
          </table:table-cell>
          <table:table-cell table:formula="of:=[.A1941]/1000/(60*60*24)" office:value-type="time" office:time-value="PT08H37M02.892S" calcext:value-type="time">
            <text:p>08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91.13" calcext:value-type="float">
            <text:p>2091.13</text:p>
          </table:table-cell>
          <table:table-cell office:value-type="float" office:value="2561.49" calcext:value-type="float">
            <text:p>2561.49</text:p>
          </table:table-cell>
        </table:table-row>
        <table:table-row table:style-name="ro1">
          <table:table-cell office:value-type="float" office:value="31038892" calcext:value-type="float">
            <text:p>31038892</text:p>
          </table:table-cell>
          <table:table-cell table:formula="of:=[.A1942]/1000/(60*60*24)" office:value-type="time" office:time-value="PT08H37M18.892S" calcext:value-type="time">
            <text:p>08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92.15" calcext:value-type="float">
            <text:p>2092.15</text:p>
          </table:table-cell>
          <table:table-cell office:value-type="float" office:value="2562.68" calcext:value-type="float">
            <text:p>2562.68</text:p>
          </table:table-cell>
        </table:table-row>
        <table:table-row table:style-name="ro1">
          <table:table-cell office:value-type="float" office:value="31054892" calcext:value-type="float">
            <text:p>31054892</text:p>
          </table:table-cell>
          <table:table-cell table:formula="of:=[.A1943]/1000/(60*60*24)" office:value-type="time" office:time-value="PT08H37M34.892S" calcext:value-type="time">
            <text:p>08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93.17" calcext:value-type="float">
            <text:p>2093.17</text:p>
          </table:table-cell>
          <table:table-cell office:value-type="float" office:value="2563.86" calcext:value-type="float">
            <text:p>2563.86</text:p>
          </table:table-cell>
        </table:table-row>
        <table:table-row table:style-name="ro1">
          <table:table-cell office:value-type="float" office:value="31070892" calcext:value-type="float">
            <text:p>31070892</text:p>
          </table:table-cell>
          <table:table-cell table:formula="of:=[.A1944]/1000/(60*60*24)" office:value-type="time" office:time-value="PT08H37M50.892S" calcext:value-type="time">
            <text:p>08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94.19" calcext:value-type="float">
            <text:p>2094.19</text:p>
          </table:table-cell>
          <table:table-cell office:value-type="float" office:value="2565.04" calcext:value-type="float">
            <text:p>2565.04</text:p>
          </table:table-cell>
        </table:table-row>
        <table:table-row table:style-name="ro1">
          <table:table-cell office:value-type="float" office:value="31086892" calcext:value-type="float">
            <text:p>31086892</text:p>
          </table:table-cell>
          <table:table-cell table:formula="of:=[.A1945]/1000/(60*60*24)" office:value-type="time" office:time-value="PT08H38M06.892S" calcext:value-type="time">
            <text:p>08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95.21" calcext:value-type="float">
            <text:p>2095.21</text:p>
          </table:table-cell>
          <table:table-cell office:value-type="float" office:value="2566.23" calcext:value-type="float">
            <text:p>2566.23</text:p>
          </table:table-cell>
        </table:table-row>
        <table:table-row table:style-name="ro1">
          <table:table-cell office:value-type="float" office:value="31102892" calcext:value-type="float">
            <text:p>31102892</text:p>
          </table:table-cell>
          <table:table-cell table:formula="of:=[.A1946]/1000/(60*60*24)" office:value-type="time" office:time-value="PT08H38M22.892S" calcext:value-type="time">
            <text:p>08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096.23" calcext:value-type="float">
            <text:p>2096.23</text:p>
          </table:table-cell>
          <table:table-cell office:value-type="float" office:value="2567.41" calcext:value-type="float">
            <text:p>2567.41</text:p>
          </table:table-cell>
        </table:table-row>
        <table:table-row table:style-name="ro1">
          <table:table-cell office:value-type="float" office:value="31118892" calcext:value-type="float">
            <text:p>31118892</text:p>
          </table:table-cell>
          <table:table-cell table:formula="of:=[.A1947]/1000/(60*60*24)" office:value-type="time" office:time-value="PT08H38M38.892S" calcext:value-type="time">
            <text:p>08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97.25" calcext:value-type="float">
            <text:p>2097.25</text:p>
          </table:table-cell>
          <table:table-cell office:value-type="float" office:value="2568.59" calcext:value-type="float">
            <text:p>2568.59</text:p>
          </table:table-cell>
        </table:table-row>
        <table:table-row table:style-name="ro1">
          <table:table-cell office:value-type="float" office:value="31134892" calcext:value-type="float">
            <text:p>31134892</text:p>
          </table:table-cell>
          <table:table-cell table:formula="of:=[.A1948]/1000/(60*60*24)" office:value-type="time" office:time-value="PT08H38M54.892S" calcext:value-type="time">
            <text:p>08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98.27" calcext:value-type="float">
            <text:p>2098.27</text:p>
          </table:table-cell>
          <table:table-cell office:value-type="float" office:value="2569.77" calcext:value-type="float">
            <text:p>2569.77</text:p>
          </table:table-cell>
        </table:table-row>
        <table:table-row table:style-name="ro1">
          <table:table-cell office:value-type="float" office:value="31150892" calcext:value-type="float">
            <text:p>31150892</text:p>
          </table:table-cell>
          <table:table-cell table:formula="of:=[.A1949]/1000/(60*60*24)" office:value-type="time" office:time-value="PT08H39M10.892S" calcext:value-type="time">
            <text:p>08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2570.95" calcext:value-type="float">
            <text:p>2570.95</text:p>
          </table:table-cell>
        </table:table-row>
        <table:table-row table:style-name="ro1">
          <table:table-cell office:value-type="float" office:value="31166892" calcext:value-type="float">
            <text:p>31166892</text:p>
          </table:table-cell>
          <table:table-cell table:formula="of:=[.A1950]/1000/(60*60*24)" office:value-type="time" office:time-value="PT08H39M26.892S" calcext:value-type="time">
            <text:p>08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00.31" calcext:value-type="float">
            <text:p>2100.31</text:p>
          </table:table-cell>
          <table:table-cell office:value-type="float" office:value="2572.14" calcext:value-type="float">
            <text:p>2572.14</text:p>
          </table:table-cell>
        </table:table-row>
        <table:table-row table:style-name="ro1">
          <table:table-cell office:value-type="float" office:value="31182892" calcext:value-type="float">
            <text:p>31182892</text:p>
          </table:table-cell>
          <table:table-cell table:formula="of:=[.A1951]/1000/(60*60*24)" office:value-type="time" office:time-value="PT08H39M42.892S" calcext:value-type="time">
            <text:p>08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2573.32" calcext:value-type="float">
            <text:p>2573.32</text:p>
          </table:table-cell>
        </table:table-row>
        <table:table-row table:style-name="ro1">
          <table:table-cell office:value-type="float" office:value="31198892" calcext:value-type="float">
            <text:p>31198892</text:p>
          </table:table-cell>
          <table:table-cell table:formula="of:=[.A1952]/1000/(60*60*24)" office:value-type="time" office:time-value="PT08H39M58.892S" calcext:value-type="time">
            <text:p>08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02.35" calcext:value-type="float">
            <text:p>2102.35</text:p>
          </table:table-cell>
          <table:table-cell office:value-type="float" office:value="2574.49" calcext:value-type="float">
            <text:p>2574.49</text:p>
          </table:table-cell>
        </table:table-row>
        <table:table-row table:style-name="ro1">
          <table:table-cell office:value-type="float" office:value="31214892" calcext:value-type="float">
            <text:p>31214892</text:p>
          </table:table-cell>
          <table:table-cell table:formula="of:=[.A1953]/1000/(60*60*24)" office:value-type="time" office:time-value="PT08H40M14.892S" calcext:value-type="time">
            <text:p>08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03.37" calcext:value-type="float">
            <text:p>2103.37</text:p>
          </table:table-cell>
          <table:table-cell office:value-type="float" office:value="2575.67" calcext:value-type="float">
            <text:p>2575.67</text:p>
          </table:table-cell>
        </table:table-row>
        <table:table-row table:style-name="ro1">
          <table:table-cell office:value-type="float" office:value="31230892" calcext:value-type="float">
            <text:p>31230892</text:p>
          </table:table-cell>
          <table:table-cell table:formula="of:=[.A1954]/1000/(60*60*24)" office:value-type="time" office:time-value="PT08H40M30.892S" calcext:value-type="time">
            <text:p>08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229.4" calcext:value-type="float">
            <text:p>229.4</text:p>
          </table:table-cell>
          <table:table-cell office:value-type="float" office:value="265.86" calcext:value-type="float">
            <text:p>265.86</text:p>
          </table:table-cell>
          <table:table-cell office:value-type="float" office:value="2104.39" calcext:value-type="float">
            <text:p>2104.39</text:p>
          </table:table-cell>
          <table:table-cell office:value-type="float" office:value="2576.85" calcext:value-type="float">
            <text:p>2576.85</text:p>
          </table:table-cell>
        </table:table-row>
        <table:table-row table:style-name="ro1">
          <table:table-cell office:value-type="float" office:value="31246892" calcext:value-type="float">
            <text:p>31246892</text:p>
          </table:table-cell>
          <table:table-cell table:formula="of:=[.A1955]/1000/(60*60*24)" office:value-type="time" office:time-value="PT08H40M46.892S" calcext:value-type="time">
            <text:p>08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05.41" calcext:value-type="float">
            <text:p>2105.41</text:p>
          </table:table-cell>
          <table:table-cell office:value-type="float" office:value="2578.03" calcext:value-type="float">
            <text:p>2578.03</text:p>
          </table:table-cell>
        </table:table-row>
        <table:table-row table:style-name="ro1">
          <table:table-cell office:value-type="float" office:value="31262892" calcext:value-type="float">
            <text:p>31262892</text:p>
          </table:table-cell>
          <table:table-cell table:formula="of:=[.A1956]/1000/(60*60*24)" office:value-type="time" office:time-value="PT08H41M02.892S" calcext:value-type="time">
            <text:p>08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06.43" calcext:value-type="float">
            <text:p>2106.43</text:p>
          </table:table-cell>
          <table:table-cell office:value-type="float" office:value="2579.2" calcext:value-type="float">
            <text:p>2579.2</text:p>
          </table:table-cell>
        </table:table-row>
        <table:table-row table:style-name="ro1">
          <table:table-cell office:value-type="float" office:value="31278892" calcext:value-type="float">
            <text:p>31278892</text:p>
          </table:table-cell>
          <table:table-cell table:formula="of:=[.A1957]/1000/(60*60*24)" office:value-type="time" office:time-value="PT08H41M18.892S" calcext:value-type="time">
            <text:p>08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07.45" calcext:value-type="float">
            <text:p>2107.45</text:p>
          </table:table-cell>
          <table:table-cell office:value-type="float" office:value="2580.38" calcext:value-type="float">
            <text:p>2580.38</text:p>
          </table:table-cell>
        </table:table-row>
        <table:table-row table:style-name="ro1">
          <table:table-cell office:value-type="float" office:value="31294892" calcext:value-type="float">
            <text:p>31294892</text:p>
          </table:table-cell>
          <table:table-cell table:formula="of:=[.A1958]/1000/(60*60*24)" office:value-type="time" office:time-value="PT08H41M34.892S" calcext:value-type="time">
            <text:p>08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08.47" calcext:value-type="float">
            <text:p>2108.47</text:p>
          </table:table-cell>
          <table:table-cell office:value-type="float" office:value="2581.55" calcext:value-type="float">
            <text:p>2581.55</text:p>
          </table:table-cell>
        </table:table-row>
        <table:table-row table:style-name="ro1">
          <table:table-cell office:value-type="float" office:value="31310892" calcext:value-type="float">
            <text:p>31310892</text:p>
          </table:table-cell>
          <table:table-cell table:formula="of:=[.A1959]/1000/(60*60*24)" office:value-type="time" office:time-value="PT08H41M50.892S" calcext:value-type="time">
            <text:p>08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09.49" calcext:value-type="float">
            <text:p>2109.49</text:p>
          </table:table-cell>
          <table:table-cell office:value-type="float" office:value="2582.73" calcext:value-type="float">
            <text:p>2582.73</text:p>
          </table:table-cell>
        </table:table-row>
        <table:table-row table:style-name="ro1">
          <table:table-cell office:value-type="float" office:value="31326892" calcext:value-type="float">
            <text:p>31326892</text:p>
          </table:table-cell>
          <table:table-cell table:formula="of:=[.A1960]/1000/(60*60*24)" office:value-type="time" office:time-value="PT08H42M06.892S" calcext:value-type="time">
            <text:p>08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10.51" calcext:value-type="float">
            <text:p>2110.51</text:p>
          </table:table-cell>
          <table:table-cell office:value-type="float" office:value="2583.9" calcext:value-type="float">
            <text:p>2583.9</text:p>
          </table:table-cell>
        </table:table-row>
        <table:table-row table:style-name="ro1">
          <table:table-cell office:value-type="float" office:value="31342892" calcext:value-type="float">
            <text:p>31342892</text:p>
          </table:table-cell>
          <table:table-cell table:formula="of:=[.A1961]/1000/(60*60*24)" office:value-type="time" office:time-value="PT08H42M22.892S" calcext:value-type="time">
            <text:p>08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11.52" calcext:value-type="float">
            <text:p>2111.52</text:p>
          </table:table-cell>
          <table:table-cell office:value-type="float" office:value="2585.08" calcext:value-type="float">
            <text:p>2585.08</text:p>
          </table:table-cell>
        </table:table-row>
        <table:table-row table:style-name="ro1">
          <table:table-cell office:value-type="float" office:value="31358892" calcext:value-type="float">
            <text:p>31358892</text:p>
          </table:table-cell>
          <table:table-cell table:formula="of:=[.A1962]/1000/(60*60*24)" office:value-type="time" office:time-value="PT08H42M38.892S" calcext:value-type="time">
            <text:p>08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12.54" calcext:value-type="float">
            <text:p>2112.54</text:p>
          </table:table-cell>
          <table:table-cell office:value-type="float" office:value="2586.26" calcext:value-type="float">
            <text:p>2586.26</text:p>
          </table:table-cell>
        </table:table-row>
        <table:table-row table:style-name="ro1">
          <table:table-cell office:value-type="float" office:value="31374892" calcext:value-type="float">
            <text:p>31374892</text:p>
          </table:table-cell>
          <table:table-cell table:formula="of:=[.A1963]/1000/(60*60*24)" office:value-type="time" office:time-value="PT08H42M54.892S" calcext:value-type="time">
            <text:p>08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2113.56" calcext:value-type="float">
            <text:p>2113.56</text:p>
          </table:table-cell>
          <table:table-cell office:value-type="float" office:value="2587.43" calcext:value-type="float">
            <text:p>2587.43</text:p>
          </table:table-cell>
        </table:table-row>
        <table:table-row table:style-name="ro1">
          <table:table-cell office:value-type="float" office:value="31390892" calcext:value-type="float">
            <text:p>31390892</text:p>
          </table:table-cell>
          <table:table-cell table:formula="of:=[.A1964]/1000/(60*60*24)" office:value-type="time" office:time-value="PT08H43M10.892S" calcext:value-type="time">
            <text:p>08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114.58" calcext:value-type="float">
            <text:p>2114.58</text:p>
          </table:table-cell>
          <table:table-cell office:value-type="float" office:value="2588.61" calcext:value-type="float">
            <text:p>2588.61</text:p>
          </table:table-cell>
        </table:table-row>
        <table:table-row table:style-name="ro1">
          <table:table-cell office:value-type="float" office:value="31406892" calcext:value-type="float">
            <text:p>31406892</text:p>
          </table:table-cell>
          <table:table-cell table:formula="of:=[.A1965]/1000/(60*60*24)" office:value-type="time" office:time-value="PT08H43M26.892S" calcext:value-type="time">
            <text:p>08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115.59" calcext:value-type="float">
            <text:p>2115.59</text:p>
          </table:table-cell>
          <table:table-cell office:value-type="float" office:value="2589.78" calcext:value-type="float">
            <text:p>2589.78</text:p>
          </table:table-cell>
        </table:table-row>
        <table:table-row table:style-name="ro1">
          <table:table-cell office:value-type="float" office:value="31422892" calcext:value-type="float">
            <text:p>31422892</text:p>
          </table:table-cell>
          <table:table-cell table:formula="of:=[.A1966]/1000/(60*60*24)" office:value-type="time" office:time-value="PT08H43M42.892S" calcext:value-type="time">
            <text:p>08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116.61" calcext:value-type="float">
            <text:p>2116.61</text:p>
          </table:table-cell>
          <table:table-cell office:value-type="float" office:value="2590.95" calcext:value-type="float">
            <text:p>2590.95</text:p>
          </table:table-cell>
        </table:table-row>
        <table:table-row table:style-name="ro1">
          <table:table-cell office:value-type="float" office:value="31438892" calcext:value-type="float">
            <text:p>31438892</text:p>
          </table:table-cell>
          <table:table-cell table:formula="of:=[.A1967]/1000/(60*60*24)" office:value-type="time" office:time-value="PT08H43M58.892S" calcext:value-type="time">
            <text:p>08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2117.62" calcext:value-type="float">
            <text:p>2117.62</text:p>
          </table:table-cell>
          <table:table-cell office:value-type="float" office:value="2592.13" calcext:value-type="float">
            <text:p>2592.13</text:p>
          </table:table-cell>
        </table:table-row>
        <table:table-row table:style-name="ro1">
          <table:table-cell office:value-type="float" office:value="31454892" calcext:value-type="float">
            <text:p>31454892</text:p>
          </table:table-cell>
          <table:table-cell table:formula="of:=[.A1968]/1000/(60*60*24)" office:value-type="time" office:time-value="PT08H44M14.892S" calcext:value-type="time">
            <text:p>08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2118.64" calcext:value-type="float">
            <text:p>2118.64</text:p>
          </table:table-cell>
          <table:table-cell office:value-type="float" office:value="2593.3" calcext:value-type="float">
            <text:p>2593.3</text:p>
          </table:table-cell>
        </table:table-row>
        <table:table-row table:style-name="ro1">
          <table:table-cell office:value-type="float" office:value="31470892" calcext:value-type="float">
            <text:p>31470892</text:p>
          </table:table-cell>
          <table:table-cell table:formula="of:=[.A1969]/1000/(60*60*24)" office:value-type="time" office:time-value="PT08H44M30.892S" calcext:value-type="time">
            <text:p>08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19.66" calcext:value-type="float">
            <text:p>2119.66</text:p>
          </table:table-cell>
          <table:table-cell office:value-type="float" office:value="2594.47" calcext:value-type="float">
            <text:p>2594.47</text:p>
          </table:table-cell>
        </table:table-row>
        <table:table-row table:style-name="ro1">
          <table:table-cell office:value-type="float" office:value="31486892" calcext:value-type="float">
            <text:p>31486892</text:p>
          </table:table-cell>
          <table:table-cell table:formula="of:=[.A1970]/1000/(60*60*24)" office:value-type="time" office:time-value="PT08H44M46.892S" calcext:value-type="time">
            <text:p>08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20.67" calcext:value-type="float">
            <text:p>2120.67</text:p>
          </table:table-cell>
          <table:table-cell office:value-type="float" office:value="2595.64" calcext:value-type="float">
            <text:p>2595.64</text:p>
          </table:table-cell>
        </table:table-row>
        <table:table-row table:style-name="ro1">
          <table:table-cell office:value-type="float" office:value="31502892" calcext:value-type="float">
            <text:p>31502892</text:p>
          </table:table-cell>
          <table:table-cell table:formula="of:=[.A1971]/1000/(60*60*24)" office:value-type="time" office:time-value="PT08H45M02.892S" calcext:value-type="time">
            <text:p>08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121.69" calcext:value-type="float">
            <text:p>2121.69</text:p>
          </table:table-cell>
          <table:table-cell office:value-type="float" office:value="2596.8" calcext:value-type="float">
            <text:p>2596.8</text:p>
          </table:table-cell>
        </table:table-row>
        <table:table-row table:style-name="ro1">
          <table:table-cell office:value-type="float" office:value="31518892" calcext:value-type="float">
            <text:p>31518892</text:p>
          </table:table-cell>
          <table:table-cell table:formula="of:=[.A1972]/1000/(60*60*24)" office:value-type="time" office:time-value="PT08H45M18.892S" calcext:value-type="time">
            <text:p>08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22.7" calcext:value-type="float">
            <text:p>2122.7</text:p>
          </table:table-cell>
          <table:table-cell office:value-type="float" office:value="2597.97" calcext:value-type="float">
            <text:p>2597.97</text:p>
          </table:table-cell>
        </table:table-row>
        <table:table-row table:style-name="ro1">
          <table:table-cell office:value-type="float" office:value="31534892" calcext:value-type="float">
            <text:p>31534892</text:p>
          </table:table-cell>
          <table:table-cell table:formula="of:=[.A1973]/1000/(60*60*24)" office:value-type="time" office:time-value="PT08H45M34.892S" calcext:value-type="time">
            <text:p>08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123.72" calcext:value-type="float">
            <text:p>2123.72</text:p>
          </table:table-cell>
          <table:table-cell office:value-type="float" office:value="2599.14" calcext:value-type="float">
            <text:p>2599.14</text:p>
          </table:table-cell>
        </table:table-row>
        <table:table-row table:style-name="ro1">
          <table:table-cell office:value-type="float" office:value="31550892" calcext:value-type="float">
            <text:p>31550892</text:p>
          </table:table-cell>
          <table:table-cell table:formula="of:=[.A1974]/1000/(60*60*24)" office:value-type="time" office:time-value="PT08H45M50.892S" calcext:value-type="time">
            <text:p>08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24.73" calcext:value-type="float">
            <text:p>2124.73</text:p>
          </table:table-cell>
          <table:table-cell office:value-type="float" office:value="2600.31" calcext:value-type="float">
            <text:p>2600.31</text:p>
          </table:table-cell>
        </table:table-row>
        <table:table-row table:style-name="ro1">
          <table:table-cell office:value-type="float" office:value="31566892" calcext:value-type="float">
            <text:p>31566892</text:p>
          </table:table-cell>
          <table:table-cell table:formula="of:=[.A1975]/1000/(60*60*24)" office:value-type="time" office:time-value="PT08H46M06.892S" calcext:value-type="time">
            <text:p>08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125.75" calcext:value-type="float">
            <text:p>2125.75</text:p>
          </table:table-cell>
          <table:table-cell office:value-type="float" office:value="2601.48" calcext:value-type="float">
            <text:p>2601.48</text:p>
          </table:table-cell>
        </table:table-row>
        <table:table-row table:style-name="ro1">
          <table:table-cell office:value-type="float" office:value="31582892" calcext:value-type="float">
            <text:p>31582892</text:p>
          </table:table-cell>
          <table:table-cell table:formula="of:=[.A1976]/1000/(60*60*24)" office:value-type="time" office:time-value="PT08H46M22.892S" calcext:value-type="time">
            <text:p>08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126.76" calcext:value-type="float">
            <text:p>2126.76</text:p>
          </table:table-cell>
          <table:table-cell office:value-type="float" office:value="2602.64" calcext:value-type="float">
            <text:p>2602.64</text:p>
          </table:table-cell>
        </table:table-row>
        <table:table-row table:style-name="ro1">
          <table:table-cell office:value-type="float" office:value="31598892" calcext:value-type="float">
            <text:p>31598892</text:p>
          </table:table-cell>
          <table:table-cell table:formula="of:=[.A1977]/1000/(60*60*24)" office:value-type="time" office:time-value="PT08H46M38.892S" calcext:value-type="time">
            <text:p>08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127.78" calcext:value-type="float">
            <text:p>2127.78</text:p>
          </table:table-cell>
          <table:table-cell office:value-type="float" office:value="2603.81" calcext:value-type="float">
            <text:p>2603.81</text:p>
          </table:table-cell>
        </table:table-row>
        <table:table-row table:style-name="ro1">
          <table:table-cell office:value-type="float" office:value="31614892" calcext:value-type="float">
            <text:p>31614892</text:p>
          </table:table-cell>
          <table:table-cell table:formula="of:=[.A1978]/1000/(60*60*24)" office:value-type="time" office:time-value="PT08H46M54.892S" calcext:value-type="time">
            <text:p>08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128.8" calcext:value-type="float">
            <text:p>2128.8</text:p>
          </table:table-cell>
          <table:table-cell office:value-type="float" office:value="2604.98" calcext:value-type="float">
            <text:p>2604.98</text:p>
          </table:table-cell>
        </table:table-row>
        <table:table-row table:style-name="ro1">
          <table:table-cell office:value-type="float" office:value="31630892" calcext:value-type="float">
            <text:p>31630892</text:p>
          </table:table-cell>
          <table:table-cell table:formula="of:=[.A1979]/1000/(60*60*24)" office:value-type="time" office:time-value="PT08H47M10.892S" calcext:value-type="time">
            <text:p>08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129.81" calcext:value-type="float">
            <text:p>2129.81</text:p>
          </table:table-cell>
          <table:table-cell office:value-type="float" office:value="2606.15" calcext:value-type="float">
            <text:p>2606.15</text:p>
          </table:table-cell>
        </table:table-row>
        <table:table-row table:style-name="ro1">
          <table:table-cell office:value-type="float" office:value="31646892" calcext:value-type="float">
            <text:p>31646892</text:p>
          </table:table-cell>
          <table:table-cell table:formula="of:=[.A1980]/1000/(60*60*24)" office:value-type="time" office:time-value="PT08H47M26.892S" calcext:value-type="time">
            <text:p>08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130.83" calcext:value-type="float">
            <text:p>2130.83</text:p>
          </table:table-cell>
          <table:table-cell office:value-type="float" office:value="2607.31" calcext:value-type="float">
            <text:p>2607.31</text:p>
          </table:table-cell>
        </table:table-row>
        <table:table-row table:style-name="ro1">
          <table:table-cell office:value-type="float" office:value="31662892" calcext:value-type="float">
            <text:p>31662892</text:p>
          </table:table-cell>
          <table:table-cell table:formula="of:=[.A1981]/1000/(60*60*24)" office:value-type="time" office:time-value="PT08H47M42.892S" calcext:value-type="time">
            <text:p>08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131.84" calcext:value-type="float">
            <text:p>2131.84</text:p>
          </table:table-cell>
          <table:table-cell office:value-type="float" office:value="2608.48" calcext:value-type="float">
            <text:p>2608.48</text:p>
          </table:table-cell>
        </table:table-row>
        <table:table-row table:style-name="ro1">
          <table:table-cell office:value-type="float" office:value="31678892" calcext:value-type="float">
            <text:p>31678892</text:p>
          </table:table-cell>
          <table:table-cell table:formula="of:=[.A1982]/1000/(60*60*24)" office:value-type="time" office:time-value="PT08H47M58.892S" calcext:value-type="time">
            <text:p>08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32.85" calcext:value-type="float">
            <text:p>2132.85</text:p>
          </table:table-cell>
          <table:table-cell office:value-type="float" office:value="2609.64" calcext:value-type="float">
            <text:p>2609.64</text:p>
          </table:table-cell>
        </table:table-row>
        <table:table-row table:style-name="ro1">
          <table:table-cell office:value-type="float" office:value="31694892" calcext:value-type="float">
            <text:p>31694892</text:p>
          </table:table-cell>
          <table:table-cell table:formula="of:=[.A1983]/1000/(60*60*24)" office:value-type="time" office:time-value="PT08H48M14.892S" calcext:value-type="time">
            <text:p>08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133.87" calcext:value-type="float">
            <text:p>2133.87</text:p>
          </table:table-cell>
          <table:table-cell office:value-type="float" office:value="2610.8" calcext:value-type="float">
            <text:p>2610.8</text:p>
          </table:table-cell>
        </table:table-row>
        <table:table-row table:style-name="ro1">
          <table:table-cell office:value-type="float" office:value="31710892" calcext:value-type="float">
            <text:p>31710892</text:p>
          </table:table-cell>
          <table:table-cell table:formula="of:=[.A1984]/1000/(60*60*24)" office:value-type="time" office:time-value="PT08H48M30.892S" calcext:value-type="time">
            <text:p>08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2.27" calcext:value-type="float">
            <text:p>262.27</text:p>
          </table:table-cell>
          <table:table-cell office:value-type="float" office:value="2134.88" calcext:value-type="float">
            <text:p>2134.88</text:p>
          </table:table-cell>
          <table:table-cell office:value-type="float" office:value="2611.97" calcext:value-type="float">
            <text:p>2611.97</text:p>
          </table:table-cell>
        </table:table-row>
        <table:table-row table:style-name="ro1">
          <table:table-cell office:value-type="float" office:value="31726892" calcext:value-type="float">
            <text:p>31726892</text:p>
          </table:table-cell>
          <table:table-cell table:formula="of:=[.A1985]/1000/(60*60*24)" office:value-type="time" office:time-value="PT08H48M46.892S" calcext:value-type="time">
            <text:p>08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35.89" calcext:value-type="float">
            <text:p>2135.89</text:p>
          </table:table-cell>
          <table:table-cell office:value-type="float" office:value="2613.13" calcext:value-type="float">
            <text:p>2613.13</text:p>
          </table:table-cell>
        </table:table-row>
        <table:table-row table:style-name="ro1">
          <table:table-cell office:value-type="float" office:value="31742892" calcext:value-type="float">
            <text:p>31742892</text:p>
          </table:table-cell>
          <table:table-cell table:formula="of:=[.A1986]/1000/(60*60*24)" office:value-type="time" office:time-value="PT08H49M02.892S" calcext:value-type="time">
            <text:p>08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36.9" calcext:value-type="float">
            <text:p>2136.9</text:p>
          </table:table-cell>
          <table:table-cell office:value-type="float" office:value="2614.29" calcext:value-type="float">
            <text:p>2614.29</text:p>
          </table:table-cell>
        </table:table-row>
        <table:table-row table:style-name="ro1">
          <table:table-cell office:value-type="float" office:value="31758892" calcext:value-type="float">
            <text:p>31758892</text:p>
          </table:table-cell>
          <table:table-cell table:formula="of:=[.A1987]/1000/(60*60*24)" office:value-type="time" office:time-value="PT08H49M18.892S" calcext:value-type="time">
            <text:p>08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37.91" calcext:value-type="float">
            <text:p>2137.91</text:p>
          </table:table-cell>
          <table:table-cell office:value-type="float" office:value="2615.45" calcext:value-type="float">
            <text:p>2615.45</text:p>
          </table:table-cell>
        </table:table-row>
        <table:table-row table:style-name="ro1">
          <table:table-cell office:value-type="float" office:value="31774892" calcext:value-type="float">
            <text:p>31774892</text:p>
          </table:table-cell>
          <table:table-cell table:formula="of:=[.A1988]/1000/(60*60*24)" office:value-type="time" office:time-value="PT08H49M34.892S" calcext:value-type="time">
            <text:p>08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38.93" calcext:value-type="float">
            <text:p>2138.93</text:p>
          </table:table-cell>
          <table:table-cell office:value-type="float" office:value="2616.61" calcext:value-type="float">
            <text:p>2616.61</text:p>
          </table:table-cell>
        </table:table-row>
        <table:table-row table:style-name="ro1">
          <table:table-cell office:value-type="float" office:value="31790892" calcext:value-type="float">
            <text:p>31790892</text:p>
          </table:table-cell>
          <table:table-cell table:formula="of:=[.A1989]/1000/(60*60*24)" office:value-type="time" office:time-value="PT08H49M50.892S" calcext:value-type="time">
            <text:p>08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39.94" calcext:value-type="float">
            <text:p>2139.94</text:p>
          </table:table-cell>
          <table:table-cell office:value-type="float" office:value="2617.77" calcext:value-type="float">
            <text:p>2617.77</text:p>
          </table:table-cell>
        </table:table-row>
        <table:table-row table:style-name="ro1">
          <table:table-cell office:value-type="float" office:value="31806892" calcext:value-type="float">
            <text:p>31806892</text:p>
          </table:table-cell>
          <table:table-cell table:formula="of:=[.A1990]/1000/(60*60*24)" office:value-type="time" office:time-value="PT08H50M06.892S" calcext:value-type="time">
            <text:p>08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40.95" calcext:value-type="float">
            <text:p>2140.95</text:p>
          </table:table-cell>
          <table:table-cell office:value-type="float" office:value="2618.93" calcext:value-type="float">
            <text:p>2618.93</text:p>
          </table:table-cell>
        </table:table-row>
        <table:table-row table:style-name="ro1">
          <table:table-cell office:value-type="float" office:value="31822892" calcext:value-type="float">
            <text:p>31822892</text:p>
          </table:table-cell>
          <table:table-cell table:formula="of:=[.A1991]/1000/(60*60*24)" office:value-type="time" office:time-value="PT08H50M22.892S" calcext:value-type="time">
            <text:p>08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41.96" calcext:value-type="float">
            <text:p>2141.96</text:p>
          </table:table-cell>
          <table:table-cell office:value-type="float" office:value="2620.09" calcext:value-type="float">
            <text:p>2620.09</text:p>
          </table:table-cell>
        </table:table-row>
        <table:table-row table:style-name="ro1">
          <table:table-cell office:value-type="float" office:value="31838892" calcext:value-type="float">
            <text:p>31838892</text:p>
          </table:table-cell>
          <table:table-cell table:formula="of:=[.A1992]/1000/(60*60*24)" office:value-type="time" office:time-value="PT08H50M38.892S" calcext:value-type="time">
            <text:p>08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42.97" calcext:value-type="float">
            <text:p>2142.97</text:p>
          </table:table-cell>
          <table:table-cell office:value-type="float" office:value="2621.25" calcext:value-type="float">
            <text:p>2621.25</text:p>
          </table:table-cell>
        </table:table-row>
        <table:table-row table:style-name="ro1">
          <table:table-cell office:value-type="float" office:value="31854892" calcext:value-type="float">
            <text:p>31854892</text:p>
          </table:table-cell>
          <table:table-cell table:formula="of:=[.A1993]/1000/(60*60*24)" office:value-type="time" office:time-value="PT08H50M54.892S" calcext:value-type="time">
            <text:p>08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43.98" calcext:value-type="float">
            <text:p>2143.98</text:p>
          </table:table-cell>
          <table:table-cell office:value-type="float" office:value="2622.41" calcext:value-type="float">
            <text:p>2622.41</text:p>
          </table:table-cell>
        </table:table-row>
        <table:table-row table:style-name="ro1">
          <table:table-cell office:value-type="float" office:value="31870892" calcext:value-type="float">
            <text:p>31870892</text:p>
          </table:table-cell>
          <table:table-cell table:formula="of:=[.A1994]/1000/(60*60*24)" office:value-type="time" office:time-value="PT08H51M10.892S" calcext:value-type="time">
            <text:p>08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2145" calcext:value-type="float">
            <text:p>2145</text:p>
          </table:table-cell>
          <table:table-cell office:value-type="float" office:value="2623.57" calcext:value-type="float">
            <text:p>2623.57</text:p>
          </table:table-cell>
        </table:table-row>
        <table:table-row table:style-name="ro1">
          <table:table-cell office:value-type="float" office:value="31886892" calcext:value-type="float">
            <text:p>31886892</text:p>
          </table:table-cell>
          <table:table-cell table:formula="of:=[.A1995]/1000/(60*60*24)" office:value-type="time" office:time-value="PT08H51M26.892S" calcext:value-type="time">
            <text:p>08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46.01" calcext:value-type="float">
            <text:p>2146.01</text:p>
          </table:table-cell>
          <table:table-cell office:value-type="float" office:value="2624.73" calcext:value-type="float">
            <text:p>2624.73</text:p>
          </table:table-cell>
        </table:table-row>
        <table:table-row table:style-name="ro1">
          <table:table-cell office:value-type="float" office:value="31902892" calcext:value-type="float">
            <text:p>31902892</text:p>
          </table:table-cell>
          <table:table-cell table:formula="of:=[.A1996]/1000/(60*60*24)" office:value-type="time" office:time-value="PT08H51M42.892S" calcext:value-type="time">
            <text:p>08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147.02" calcext:value-type="float">
            <text:p>2147.02</text:p>
          </table:table-cell>
          <table:table-cell office:value-type="float" office:value="2625.89" calcext:value-type="float">
            <text:p>2625.89</text:p>
          </table:table-cell>
        </table:table-row>
        <table:table-row table:style-name="ro1">
          <table:table-cell office:value-type="float" office:value="31918892" calcext:value-type="float">
            <text:p>31918892</text:p>
          </table:table-cell>
          <table:table-cell table:formula="of:=[.A1997]/1000/(60*60*24)" office:value-type="time" office:time-value="PT08H51M58.892S" calcext:value-type="time">
            <text:p>08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48.03" calcext:value-type="float">
            <text:p>2148.03</text:p>
          </table:table-cell>
          <table:table-cell office:value-type="float" office:value="2627.04" calcext:value-type="float">
            <text:p>2627.04</text:p>
          </table:table-cell>
        </table:table-row>
        <table:table-row table:style-name="ro1">
          <table:table-cell office:value-type="float" office:value="31934892" calcext:value-type="float">
            <text:p>31934892</text:p>
          </table:table-cell>
          <table:table-cell table:formula="of:=[.A1998]/1000/(60*60*24)" office:value-type="time" office:time-value="PT08H52M14.892S" calcext:value-type="time">
            <text:p>08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49.04" calcext:value-type="float">
            <text:p>2149.04</text:p>
          </table:table-cell>
          <table:table-cell office:value-type="float" office:value="2628.2" calcext:value-type="float">
            <text:p>2628.2</text:p>
          </table:table-cell>
        </table:table-row>
        <table:table-row table:style-name="ro1">
          <table:table-cell office:value-type="float" office:value="31950892" calcext:value-type="float">
            <text:p>31950892</text:p>
          </table:table-cell>
          <table:table-cell table:formula="of:=[.A1999]/1000/(60*60*24)" office:value-type="time" office:time-value="PT08H52M30.892S" calcext:value-type="time">
            <text:p>08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50.05" calcext:value-type="float">
            <text:p>2150.05</text:p>
          </table:table-cell>
          <table:table-cell office:value-type="float" office:value="2629.35" calcext:value-type="float">
            <text:p>2629.35</text:p>
          </table:table-cell>
        </table:table-row>
        <table:table-row table:style-name="ro1">
          <table:table-cell office:value-type="float" office:value="31966892" calcext:value-type="float">
            <text:p>31966892</text:p>
          </table:table-cell>
          <table:table-cell table:formula="of:=[.A2000]/1000/(60*60*24)" office:value-type="time" office:time-value="PT08H52M46.892S" calcext:value-type="time">
            <text:p>08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51.06" calcext:value-type="float">
            <text:p>2151.06</text:p>
          </table:table-cell>
          <table:table-cell office:value-type="float" office:value="2630.5" calcext:value-type="float">
            <text:p>2630.5</text:p>
          </table:table-cell>
        </table:table-row>
        <table:table-row table:style-name="ro1">
          <table:table-cell office:value-type="float" office:value="31982892" calcext:value-type="float">
            <text:p>31982892</text:p>
          </table:table-cell>
          <table:table-cell table:formula="of:=[.A2001]/1000/(60*60*24)" office:value-type="time" office:time-value="PT08H53M02.892S" calcext:value-type="time">
            <text:p>08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52.07" calcext:value-type="float">
            <text:p>2152.07</text:p>
          </table:table-cell>
          <table:table-cell office:value-type="float" office:value="2631.66" calcext:value-type="float">
            <text:p>2631.66</text:p>
          </table:table-cell>
        </table:table-row>
        <table:table-row table:style-name="ro1">
          <table:table-cell office:value-type="float" office:value="31998892" calcext:value-type="float">
            <text:p>31998892</text:p>
          </table:table-cell>
          <table:table-cell table:formula="of:=[.A2002]/1000/(60*60*24)" office:value-type="time" office:time-value="PT08H53M18.892S" calcext:value-type="time">
            <text:p>08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53.08" calcext:value-type="float">
            <text:p>2153.08</text:p>
          </table:table-cell>
          <table:table-cell office:value-type="float" office:value="2632.81" calcext:value-type="float">
            <text:p>2632.81</text:p>
          </table:table-cell>
        </table:table-row>
        <table:table-row table:style-name="ro1">
          <table:table-cell office:value-type="float" office:value="32014892" calcext:value-type="float">
            <text:p>32014892</text:p>
          </table:table-cell>
          <table:table-cell table:formula="of:=[.A2003]/1000/(60*60*24)" office:value-type="time" office:time-value="PT08H53M34.892S" calcext:value-type="time">
            <text:p>08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154.08" calcext:value-type="float">
            <text:p>2154.08</text:p>
          </table:table-cell>
          <table:table-cell office:value-type="float" office:value="2633.96" calcext:value-type="float">
            <text:p>2633.96</text:p>
          </table:table-cell>
        </table:table-row>
        <table:table-row table:style-name="ro1">
          <table:table-cell office:value-type="float" office:value="32030892" calcext:value-type="float">
            <text:p>32030892</text:p>
          </table:table-cell>
          <table:table-cell table:formula="of:=[.A2004]/1000/(60*60*24)" office:value-type="time" office:time-value="PT08H53M50.892S" calcext:value-type="time">
            <text:p>08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155.09" calcext:value-type="float">
            <text:p>2155.09</text:p>
          </table:table-cell>
          <table:table-cell office:value-type="float" office:value="2635.11" calcext:value-type="float">
            <text:p>2635.11</text:p>
          </table:table-cell>
        </table:table-row>
        <table:table-row table:style-name="ro1">
          <table:table-cell office:value-type="float" office:value="32046892" calcext:value-type="float">
            <text:p>32046892</text:p>
          </table:table-cell>
          <table:table-cell table:formula="of:=[.A2005]/1000/(60*60*24)" office:value-type="time" office:time-value="PT08H54M06.892S" calcext:value-type="time">
            <text:p>08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56.1" calcext:value-type="float">
            <text:p>2156.1</text:p>
          </table:table-cell>
          <table:table-cell office:value-type="float" office:value="2636.27" calcext:value-type="float">
            <text:p>2636.27</text:p>
          </table:table-cell>
        </table:table-row>
        <table:table-row table:style-name="ro1">
          <table:table-cell office:value-type="float" office:value="32062892" calcext:value-type="float">
            <text:p>32062892</text:p>
          </table:table-cell>
          <table:table-cell table:formula="of:=[.A2006]/1000/(60*60*24)" office:value-type="time" office:time-value="PT08H54M22.892S" calcext:value-type="time">
            <text:p>08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57.11" calcext:value-type="float">
            <text:p>2157.11</text:p>
          </table:table-cell>
          <table:table-cell office:value-type="float" office:value="2637.42" calcext:value-type="float">
            <text:p>2637.42</text:p>
          </table:table-cell>
        </table:table-row>
        <table:table-row table:style-name="ro1">
          <table:table-cell office:value-type="float" office:value="32078892" calcext:value-type="float">
            <text:p>32078892</text:p>
          </table:table-cell>
          <table:table-cell table:formula="of:=[.A2007]/1000/(60*60*24)" office:value-type="time" office:time-value="PT08H54M38.892S" calcext:value-type="time">
            <text:p>08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58.12" calcext:value-type="float">
            <text:p>2158.12</text:p>
          </table:table-cell>
          <table:table-cell office:value-type="float" office:value="2638.57" calcext:value-type="float">
            <text:p>2638.57</text:p>
          </table:table-cell>
        </table:table-row>
        <table:table-row table:style-name="ro1">
          <table:table-cell office:value-type="float" office:value="32094892" calcext:value-type="float">
            <text:p>32094892</text:p>
          </table:table-cell>
          <table:table-cell table:formula="of:=[.A2008]/1000/(60*60*24)" office:value-type="time" office:time-value="PT08H54M54.892S" calcext:value-type="time">
            <text:p>08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59.12" calcext:value-type="float">
            <text:p>2159.12</text:p>
          </table:table-cell>
          <table:table-cell office:value-type="float" office:value="2639.72" calcext:value-type="float">
            <text:p>2639.72</text:p>
          </table:table-cell>
        </table:table-row>
        <table:table-row table:style-name="ro1">
          <table:table-cell office:value-type="float" office:value="32110892" calcext:value-type="float">
            <text:p>32110892</text:p>
          </table:table-cell>
          <table:table-cell table:formula="of:=[.A2009]/1000/(60*60*24)" office:value-type="time" office:time-value="PT08H55M10.892S" calcext:value-type="time">
            <text:p>08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60.13" calcext:value-type="float">
            <text:p>2160.13</text:p>
          </table:table-cell>
          <table:table-cell office:value-type="float" office:value="2640.87" calcext:value-type="float">
            <text:p>2640.87</text:p>
          </table:table-cell>
        </table:table-row>
        <table:table-row table:style-name="ro1">
          <table:table-cell office:value-type="float" office:value="32126892" calcext:value-type="float">
            <text:p>32126892</text:p>
          </table:table-cell>
          <table:table-cell table:formula="of:=[.A2010]/1000/(60*60*24)" office:value-type="time" office:time-value="PT08H55M26.892S" calcext:value-type="time">
            <text:p>08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61.14" calcext:value-type="float">
            <text:p>2161.14</text:p>
          </table:table-cell>
          <table:table-cell office:value-type="float" office:value="2642.02" calcext:value-type="float">
            <text:p>2642.02</text:p>
          </table:table-cell>
        </table:table-row>
        <table:table-row table:style-name="ro1">
          <table:table-cell office:value-type="float" office:value="32142892" calcext:value-type="float">
            <text:p>32142892</text:p>
          </table:table-cell>
          <table:table-cell table:formula="of:=[.A2011]/1000/(60*60*24)" office:value-type="time" office:time-value="PT08H55M42.892S" calcext:value-type="time">
            <text:p>08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62.15" calcext:value-type="float">
            <text:p>2162.15</text:p>
          </table:table-cell>
          <table:table-cell office:value-type="float" office:value="2643.16" calcext:value-type="float">
            <text:p>2643.16</text:p>
          </table:table-cell>
        </table:table-row>
        <table:table-row table:style-name="ro1">
          <table:table-cell office:value-type="float" office:value="32158892" calcext:value-type="float">
            <text:p>32158892</text:p>
          </table:table-cell>
          <table:table-cell table:formula="of:=[.A2012]/1000/(60*60*24)" office:value-type="time" office:time-value="PT08H55M58.892S" calcext:value-type="time">
            <text:p>08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63.15" calcext:value-type="float">
            <text:p>2163.15</text:p>
          </table:table-cell>
          <table:table-cell office:value-type="float" office:value="2644.31" calcext:value-type="float">
            <text:p>2644.31</text:p>
          </table:table-cell>
        </table:table-row>
        <table:table-row table:style-name="ro1">
          <table:table-cell office:value-type="float" office:value="32174892" calcext:value-type="float">
            <text:p>32174892</text:p>
          </table:table-cell>
          <table:table-cell table:formula="of:=[.A2013]/1000/(60*60*24)" office:value-type="time" office:time-value="PT08H56M14.892S" calcext:value-type="time">
            <text:p>08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64.16" calcext:value-type="float">
            <text:p>2164.16</text:p>
          </table:table-cell>
          <table:table-cell office:value-type="float" office:value="2645.46" calcext:value-type="float">
            <text:p>2645.46</text:p>
          </table:table-cell>
        </table:table-row>
        <table:table-row table:style-name="ro1">
          <table:table-cell office:value-type="float" office:value="32190892" calcext:value-type="float">
            <text:p>32190892</text:p>
          </table:table-cell>
          <table:table-cell table:formula="of:=[.A2014]/1000/(60*60*24)" office:value-type="time" office:time-value="PT08H56M30.892S" calcext:value-type="time">
            <text:p>08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65.16" calcext:value-type="float">
            <text:p>2165.16</text:p>
          </table:table-cell>
          <table:table-cell office:value-type="float" office:value="2646.6" calcext:value-type="float">
            <text:p>2646.6</text:p>
          </table:table-cell>
        </table:table-row>
        <table:table-row table:style-name="ro1">
          <table:table-cell office:value-type="float" office:value="32206892" calcext:value-type="float">
            <text:p>32206892</text:p>
          </table:table-cell>
          <table:table-cell table:formula="of:=[.A2015]/1000/(60*60*24)" office:value-type="time" office:time-value="PT08H56M46.892S" calcext:value-type="time">
            <text:p>08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166.17" calcext:value-type="float">
            <text:p>2166.17</text:p>
          </table:table-cell>
          <table:table-cell office:value-type="float" office:value="2647.75" calcext:value-type="float">
            <text:p>2647.75</text:p>
          </table:table-cell>
        </table:table-row>
        <table:table-row table:style-name="ro1">
          <table:table-cell office:value-type="float" office:value="32222892" calcext:value-type="float">
            <text:p>32222892</text:p>
          </table:table-cell>
          <table:table-cell table:formula="of:=[.A2016]/1000/(60*60*24)" office:value-type="time" office:time-value="PT08H57M02.892S" calcext:value-type="time">
            <text:p>08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67.17" calcext:value-type="float">
            <text:p>2167.17</text:p>
          </table:table-cell>
          <table:table-cell office:value-type="float" office:value="2648.89" calcext:value-type="float">
            <text:p>2648.89</text:p>
          </table:table-cell>
        </table:table-row>
        <table:table-row table:style-name="ro1">
          <table:table-cell office:value-type="float" office:value="32238892" calcext:value-type="float">
            <text:p>32238892</text:p>
          </table:table-cell>
          <table:table-cell table:formula="of:=[.A2017]/1000/(60*60*24)" office:value-type="time" office:time-value="PT08H57M18.892S" calcext:value-type="time">
            <text:p>08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68.18" calcext:value-type="float">
            <text:p>2168.18</text:p>
          </table:table-cell>
          <table:table-cell office:value-type="float" office:value="2650.03" calcext:value-type="float">
            <text:p>2650.03</text:p>
          </table:table-cell>
        </table:table-row>
        <table:table-row table:style-name="ro1">
          <table:table-cell office:value-type="float" office:value="32254892" calcext:value-type="float">
            <text:p>32254892</text:p>
          </table:table-cell>
          <table:table-cell table:formula="of:=[.A2018]/1000/(60*60*24)" office:value-type="time" office:time-value="PT08H57M34.892S" calcext:value-type="time">
            <text:p>08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69.18" calcext:value-type="float">
            <text:p>2169.18</text:p>
          </table:table-cell>
          <table:table-cell office:value-type="float" office:value="2651.18" calcext:value-type="float">
            <text:p>2651.18</text:p>
          </table:table-cell>
        </table:table-row>
        <table:table-row table:style-name="ro1">
          <table:table-cell office:value-type="float" office:value="32270892" calcext:value-type="float">
            <text:p>32270892</text:p>
          </table:table-cell>
          <table:table-cell table:formula="of:=[.A2019]/1000/(60*60*24)" office:value-type="time" office:time-value="PT08H57M50.892S" calcext:value-type="time">
            <text:p>08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70.19" calcext:value-type="float">
            <text:p>2170.19</text:p>
          </table:table-cell>
          <table:table-cell office:value-type="float" office:value="2652.32" calcext:value-type="float">
            <text:p>2652.32</text:p>
          </table:table-cell>
        </table:table-row>
        <table:table-row table:style-name="ro1">
          <table:table-cell office:value-type="float" office:value="32286892" calcext:value-type="float">
            <text:p>32286892</text:p>
          </table:table-cell>
          <table:table-cell table:formula="of:=[.A2020]/1000/(60*60*24)" office:value-type="time" office:time-value="PT08H58M06.892S" calcext:value-type="time">
            <text:p>08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71.19" calcext:value-type="float">
            <text:p>2171.19</text:p>
          </table:table-cell>
          <table:table-cell office:value-type="float" office:value="2653.47" calcext:value-type="float">
            <text:p>2653.47</text:p>
          </table:table-cell>
        </table:table-row>
        <table:table-row table:style-name="ro1">
          <table:table-cell office:value-type="float" office:value="32302892" calcext:value-type="float">
            <text:p>32302892</text:p>
          </table:table-cell>
          <table:table-cell table:formula="of:=[.A2021]/1000/(60*60*24)" office:value-type="time" office:time-value="PT08H58M22.892S" calcext:value-type="time">
            <text:p>08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172.19" calcext:value-type="float">
            <text:p>2172.19</text:p>
          </table:table-cell>
          <table:table-cell office:value-type="float" office:value="2654.61" calcext:value-type="float">
            <text:p>2654.61</text:p>
          </table:table-cell>
        </table:table-row>
        <table:table-row table:style-name="ro1">
          <table:table-cell office:value-type="float" office:value="32318892" calcext:value-type="float">
            <text:p>32318892</text:p>
          </table:table-cell>
          <table:table-cell table:formula="of:=[.A2022]/1000/(60*60*24)" office:value-type="time" office:time-value="PT08H58M38.892S" calcext:value-type="time">
            <text:p>08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173.2" calcext:value-type="float">
            <text:p>2173.2</text:p>
          </table:table-cell>
          <table:table-cell office:value-type="float" office:value="2655.75" calcext:value-type="float">
            <text:p>2655.75</text:p>
          </table:table-cell>
        </table:table-row>
        <table:table-row table:style-name="ro1">
          <table:table-cell office:value-type="float" office:value="32334892" calcext:value-type="float">
            <text:p>32334892</text:p>
          </table:table-cell>
          <table:table-cell table:formula="of:=[.A2023]/1000/(60*60*24)" office:value-type="time" office:time-value="PT08H58M54.892S" calcext:value-type="time">
            <text:p>08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174.2" calcext:value-type="float">
            <text:p>2174.2</text:p>
          </table:table-cell>
          <table:table-cell office:value-type="float" office:value="2656.89" calcext:value-type="float">
            <text:p>2656.89</text:p>
          </table:table-cell>
        </table:table-row>
        <table:table-row table:style-name="ro1">
          <table:table-cell office:value-type="float" office:value="32350892" calcext:value-type="float">
            <text:p>32350892</text:p>
          </table:table-cell>
          <table:table-cell table:formula="of:=[.A2024]/1000/(60*60*24)" office:value-type="time" office:time-value="PT08H59M10.892S" calcext:value-type="time">
            <text:p>08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175.21" calcext:value-type="float">
            <text:p>2175.21</text:p>
          </table:table-cell>
          <table:table-cell office:value-type="float" office:value="2658.04" calcext:value-type="float">
            <text:p>2658.04</text:p>
          </table:table-cell>
        </table:table-row>
        <table:table-row table:style-name="ro1">
          <table:table-cell office:value-type="float" office:value="32366892" calcext:value-type="float">
            <text:p>32366892</text:p>
          </table:table-cell>
          <table:table-cell table:formula="of:=[.A2025]/1000/(60*60*24)" office:value-type="time" office:time-value="PT08H59M26.892S" calcext:value-type="time">
            <text:p>08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76.21" calcext:value-type="float">
            <text:p>2176.21</text:p>
          </table:table-cell>
          <table:table-cell office:value-type="float" office:value="2659.17" calcext:value-type="float">
            <text:p>2659.17</text:p>
          </table:table-cell>
        </table:table-row>
        <table:table-row table:style-name="ro1">
          <table:table-cell office:value-type="float" office:value="32382892" calcext:value-type="float">
            <text:p>32382892</text:p>
          </table:table-cell>
          <table:table-cell table:formula="of:=[.A2026]/1000/(60*60*24)" office:value-type="time" office:time-value="PT08H59M42.892S" calcext:value-type="time">
            <text:p>08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5.5" calcext:value-type="float">
            <text:p>225.5</text:p>
          </table:table-cell>
          <table:table-cell office:value-type="float" office:value="256.75" calcext:value-type="float">
            <text:p>256.75</text:p>
          </table:table-cell>
          <table:table-cell office:value-type="float" office:value="2177.21" calcext:value-type="float">
            <text:p>2177.21</text:p>
          </table:table-cell>
          <table:table-cell office:value-type="float" office:value="2660.31" calcext:value-type="float">
            <text:p>2660.31</text:p>
          </table:table-cell>
        </table:table-row>
        <table:table-row table:style-name="ro1">
          <table:table-cell office:value-type="float" office:value="32398892" calcext:value-type="float">
            <text:p>32398892</text:p>
          </table:table-cell>
          <table:table-cell table:formula="of:=[.A2027]/1000/(60*60*24)" office:value-type="time" office:time-value="PT08H59M58.892S" calcext:value-type="time">
            <text:p>08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8.22" calcext:value-type="float">
            <text:p>2178.22</text:p>
          </table:table-cell>
          <table:table-cell office:value-type="float" office:value="2661.45" calcext:value-type="float">
            <text:p>2661.45</text:p>
          </table:table-cell>
        </table:table-row>
        <table:table-row table:style-name="ro1">
          <table:table-cell office:value-type="float" office:value="32414892" calcext:value-type="float">
            <text:p>32414892</text:p>
          </table:table-cell>
          <table:table-cell table:formula="of:=[.A2028]/1000/(60*60*24)" office:value-type="time" office:time-value="PT09H00M14.892S" calcext:value-type="time">
            <text:p>09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9.22" calcext:value-type="float">
            <text:p>2179.22</text:p>
          </table:table-cell>
          <table:table-cell office:value-type="float" office:value="2662.59" calcext:value-type="float">
            <text:p>2662.59</text:p>
          </table:table-cell>
        </table:table-row>
        <table:table-row table:style-name="ro1">
          <table:table-cell office:value-type="float" office:value="32430892" calcext:value-type="float">
            <text:p>32430892</text:p>
          </table:table-cell>
          <table:table-cell table:formula="of:=[.A2029]/1000/(60*60*24)" office:value-type="time" office:time-value="PT09H00M30.892S" calcext:value-type="time">
            <text:p>09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80.22" calcext:value-type="float">
            <text:p>2180.22</text:p>
          </table:table-cell>
          <table:table-cell office:value-type="float" office:value="2663.73" calcext:value-type="float">
            <text:p>2663.73</text:p>
          </table:table-cell>
        </table:table-row>
        <table:table-row table:style-name="ro1">
          <table:table-cell office:value-type="float" office:value="32446892" calcext:value-type="float">
            <text:p>32446892</text:p>
          </table:table-cell>
          <table:table-cell table:formula="of:=[.A2030]/1000/(60*60*24)" office:value-type="time" office:time-value="PT09H00M46.892S" calcext:value-type="time">
            <text:p>09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81.22" calcext:value-type="float">
            <text:p>2181.22</text:p>
          </table:table-cell>
          <table:table-cell office:value-type="float" office:value="2664.86" calcext:value-type="float">
            <text:p>2664.86</text:p>
          </table:table-cell>
        </table:table-row>
        <table:table-row table:style-name="ro1">
          <table:table-cell office:value-type="float" office:value="32462892" calcext:value-type="float">
            <text:p>32462892</text:p>
          </table:table-cell>
          <table:table-cell table:formula="of:=[.A2031]/1000/(60*60*24)" office:value-type="time" office:time-value="PT09H01M02.892S" calcext:value-type="time">
            <text:p>09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82.22" calcext:value-type="float">
            <text:p>2182.2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32478892" calcext:value-type="float">
            <text:p>32478892</text:p>
          </table:table-cell>
          <table:table-cell table:formula="of:=[.A2032]/1000/(60*60*24)" office:value-type="time" office:time-value="PT09H01M18.892S" calcext:value-type="time">
            <text:p>09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83.22" calcext:value-type="float">
            <text:p>2183.22</text:p>
          </table:table-cell>
          <table:table-cell office:value-type="float" office:value="2667.13" calcext:value-type="float">
            <text:p>2667.13</text:p>
          </table:table-cell>
        </table:table-row>
        <table:table-row table:style-name="ro1">
          <table:table-cell office:value-type="float" office:value="32494892" calcext:value-type="float">
            <text:p>32494892</text:p>
          </table:table-cell>
          <table:table-cell table:formula="of:=[.A2033]/1000/(60*60*24)" office:value-type="time" office:time-value="PT09H01M34.892S" calcext:value-type="time">
            <text:p>09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84.22" calcext:value-type="float">
            <text:p>2184.22</text:p>
          </table:table-cell>
          <table:table-cell office:value-type="float" office:value="2668.27" calcext:value-type="float">
            <text:p>2668.27</text:p>
          </table:table-cell>
        </table:table-row>
        <table:table-row table:style-name="ro1">
          <table:table-cell office:value-type="float" office:value="32510892" calcext:value-type="float">
            <text:p>32510892</text:p>
          </table:table-cell>
          <table:table-cell table:formula="of:=[.A2034]/1000/(60*60*24)" office:value-type="time" office:time-value="PT09H01M50.892S" calcext:value-type="time">
            <text:p>09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85.22" calcext:value-type="float">
            <text:p>2185.22</text:p>
          </table:table-cell>
          <table:table-cell office:value-type="float" office:value="2669.4" calcext:value-type="float">
            <text:p>2669.4</text:p>
          </table:table-cell>
        </table:table-row>
        <table:table-row table:style-name="ro1">
          <table:table-cell office:value-type="float" office:value="32526892" calcext:value-type="float">
            <text:p>32526892</text:p>
          </table:table-cell>
          <table:table-cell table:formula="of:=[.A2035]/1000/(60*60*24)" office:value-type="time" office:time-value="PT09H02M06.892S" calcext:value-type="time">
            <text:p>09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86.22" calcext:value-type="float">
            <text:p>2186.22</text:p>
          </table:table-cell>
          <table:table-cell office:value-type="float" office:value="2670.54" calcext:value-type="float">
            <text:p>2670.54</text:p>
          </table:table-cell>
        </table:table-row>
        <table:table-row table:style-name="ro1">
          <table:table-cell office:value-type="float" office:value="32542892" calcext:value-type="float">
            <text:p>32542892</text:p>
          </table:table-cell>
          <table:table-cell table:formula="of:=[.A2036]/1000/(60*60*24)" office:value-type="time" office:time-value="PT09H02M22.892S" calcext:value-type="time">
            <text:p>09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187.22" calcext:value-type="float">
            <text:p>2187.22</text:p>
          </table:table-cell>
          <table:table-cell office:value-type="float" office:value="2671.67" calcext:value-type="float">
            <text:p>2671.67</text:p>
          </table:table-cell>
        </table:table-row>
        <table:table-row table:style-name="ro1">
          <table:table-cell office:value-type="float" office:value="32558892" calcext:value-type="float">
            <text:p>32558892</text:p>
          </table:table-cell>
          <table:table-cell table:formula="of:=[.A2037]/1000/(60*60*24)" office:value-type="time" office:time-value="PT09H02M38.892S" calcext:value-type="time">
            <text:p>09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5.03" calcext:value-type="float">
            <text:p>255.03</text:p>
          </table:table-cell>
          <table:table-cell office:value-type="float" office:value="2188.22" calcext:value-type="float">
            <text:p>2188.22</text:p>
          </table:table-cell>
          <table:table-cell office:value-type="float" office:value="2672.8" calcext:value-type="float">
            <text:p>2672.8</text:p>
          </table:table-cell>
        </table:table-row>
        <table:table-row table:style-name="ro1">
          <table:table-cell office:value-type="float" office:value="32574892" calcext:value-type="float">
            <text:p>32574892</text:p>
          </table:table-cell>
          <table:table-cell table:formula="of:=[.A2038]/1000/(60*60*24)" office:value-type="time" office:time-value="PT09H02M54.892S" calcext:value-type="time">
            <text:p>09:0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89.22" calcext:value-type="float">
            <text:p>2189.22</text:p>
          </table:table-cell>
          <table:table-cell office:value-type="float" office:value="2673.93" calcext:value-type="float">
            <text:p>2673.93</text:p>
          </table:table-cell>
        </table:table-row>
        <table:table-row table:style-name="ro1">
          <table:table-cell office:value-type="float" office:value="32590892" calcext:value-type="float">
            <text:p>32590892</text:p>
          </table:table-cell>
          <table:table-cell table:formula="of:=[.A2039]/1000/(60*60*24)" office:value-type="time" office:time-value="PT09H03M10.892S" calcext:value-type="time">
            <text:p>09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190.22" calcext:value-type="float">
            <text:p>2190.22</text:p>
          </table:table-cell>
          <table:table-cell office:value-type="float" office:value="2675.06" calcext:value-type="float">
            <text:p>2675.06</text:p>
          </table:table-cell>
        </table:table-row>
        <table:table-row table:style-name="ro1">
          <table:table-cell office:value-type="float" office:value="32606892" calcext:value-type="float">
            <text:p>32606892</text:p>
          </table:table-cell>
          <table:table-cell table:formula="of:=[.A2040]/1000/(60*60*24)" office:value-type="time" office:time-value="PT09H03M26.892S" calcext:value-type="time">
            <text:p>09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91.22" calcext:value-type="float">
            <text:p>2191.22</text:p>
          </table:table-cell>
          <table:table-cell office:value-type="float" office:value="2676.19" calcext:value-type="float">
            <text:p>2676.19</text:p>
          </table:table-cell>
        </table:table-row>
        <table:table-row table:style-name="ro1">
          <table:table-cell office:value-type="float" office:value="32622892" calcext:value-type="float">
            <text:p>32622892</text:p>
          </table:table-cell>
          <table:table-cell table:formula="of:=[.A2041]/1000/(60*60*24)" office:value-type="time" office:time-value="PT09H03M42.892S" calcext:value-type="time">
            <text:p>09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92.21" calcext:value-type="float">
            <text:p>2192.21</text:p>
          </table:table-cell>
          <table:table-cell office:value-type="float" office:value="2677.31" calcext:value-type="float">
            <text:p>2677.31</text:p>
          </table:table-cell>
        </table:table-row>
        <table:table-row table:style-name="ro1">
          <table:table-cell office:value-type="float" office:value="32638892" calcext:value-type="float">
            <text:p>32638892</text:p>
          </table:table-cell>
          <table:table-cell table:formula="of:=[.A2042]/1000/(60*60*24)" office:value-type="time" office:time-value="PT09H03M58.892S" calcext:value-type="time">
            <text:p>09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93.21" calcext:value-type="float">
            <text:p>2193.21</text:p>
          </table:table-cell>
          <table:table-cell office:value-type="float" office:value="2678.44" calcext:value-type="float">
            <text:p>2678.44</text:p>
          </table:table-cell>
        </table:table-row>
        <table:table-row table:style-name="ro1">
          <table:table-cell office:value-type="float" office:value="32654892" calcext:value-type="float">
            <text:p>32654892</text:p>
          </table:table-cell>
          <table:table-cell table:formula="of:=[.A2043]/1000/(60*60*24)" office:value-type="time" office:time-value="PT09H04M14.892S" calcext:value-type="time">
            <text:p>09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94.21" calcext:value-type="float">
            <text:p>2194.21</text:p>
          </table:table-cell>
          <table:table-cell office:value-type="float" office:value="2679.57" calcext:value-type="float">
            <text:p>2679.57</text:p>
          </table:table-cell>
        </table:table-row>
        <table:table-row table:style-name="ro1">
          <table:table-cell office:value-type="float" office:value="32670892" calcext:value-type="float">
            <text:p>32670892</text:p>
          </table:table-cell>
          <table:table-cell table:formula="of:=[.A2044]/1000/(60*60*24)" office:value-type="time" office:time-value="PT09H04M30.892S" calcext:value-type="time">
            <text:p>09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95.2" calcext:value-type="float">
            <text:p>2195.2</text:p>
          </table:table-cell>
          <table:table-cell office:value-type="float" office:value="2680.7" calcext:value-type="float">
            <text:p>2680.7</text:p>
          </table:table-cell>
        </table:table-row>
        <table:table-row table:style-name="ro1">
          <table:table-cell office:value-type="float" office:value="32686892" calcext:value-type="float">
            <text:p>32686892</text:p>
          </table:table-cell>
          <table:table-cell table:formula="of:=[.A2045]/1000/(60*60*24)" office:value-type="time" office:time-value="PT09H04M46.892S" calcext:value-type="time">
            <text:p>09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96.2" calcext:value-type="float">
            <text:p>2196.2</text:p>
          </table:table-cell>
          <table:table-cell office:value-type="float" office:value="2681.82" calcext:value-type="float">
            <text:p>2681.82</text:p>
          </table:table-cell>
        </table:table-row>
        <table:table-row table:style-name="ro1">
          <table:table-cell office:value-type="float" office:value="32702892" calcext:value-type="float">
            <text:p>32702892</text:p>
          </table:table-cell>
          <table:table-cell table:formula="of:=[.A2046]/1000/(60*60*24)" office:value-type="time" office:time-value="PT09H05M02.892S" calcext:value-type="time">
            <text:p>09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197.2" calcext:value-type="float">
            <text:p>2197.2</text:p>
          </table:table-cell>
          <table:table-cell office:value-type="float" office:value="2682.95" calcext:value-type="float">
            <text:p>2682.95</text:p>
          </table:table-cell>
        </table:table-row>
        <table:table-row table:style-name="ro1">
          <table:table-cell office:value-type="float" office:value="32718892" calcext:value-type="float">
            <text:p>32718892</text:p>
          </table:table-cell>
          <table:table-cell table:formula="of:=[.A2047]/1000/(60*60*24)" office:value-type="time" office:time-value="PT09H05M18.892S" calcext:value-type="time">
            <text:p>09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198.19" calcext:value-type="float">
            <text:p>2198.19</text:p>
          </table:table-cell>
          <table:table-cell office:value-type="float" office:value="2684.07" calcext:value-type="float">
            <text:p>2684.07</text:p>
          </table:table-cell>
        </table:table-row>
        <table:table-row table:style-name="ro1">
          <table:table-cell office:value-type="float" office:value="32734892" calcext:value-type="float">
            <text:p>32734892</text:p>
          </table:table-cell>
          <table:table-cell table:formula="of:=[.A2048]/1000/(60*60*24)" office:value-type="time" office:time-value="PT09H05M34.892S" calcext:value-type="time">
            <text:p>09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199.19" calcext:value-type="float">
            <text:p>2199.19</text:p>
          </table:table-cell>
          <table:table-cell office:value-type="float" office:value="2685.2" calcext:value-type="float">
            <text:p>2685.2</text:p>
          </table:table-cell>
        </table:table-row>
        <table:table-row table:style-name="ro1">
          <table:table-cell office:value-type="float" office:value="32750892" calcext:value-type="float">
            <text:p>32750892</text:p>
          </table:table-cell>
          <table:table-cell table:formula="of:=[.A2049]/1000/(60*60*24)" office:value-type="time" office:time-value="PT09H05M50.892S" calcext:value-type="time">
            <text:p>09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00.18" calcext:value-type="float">
            <text:p>2200.18</text:p>
          </table:table-cell>
          <table:table-cell office:value-type="float" office:value="2686.32" calcext:value-type="float">
            <text:p>2686.32</text:p>
          </table:table-cell>
        </table:table-row>
        <table:table-row table:style-name="ro1">
          <table:table-cell office:value-type="float" office:value="32766892" calcext:value-type="float">
            <text:p>32766892</text:p>
          </table:table-cell>
          <table:table-cell table:formula="of:=[.A2050]/1000/(60*60*24)" office:value-type="time" office:time-value="PT09H06M06.892S" calcext:value-type="time">
            <text:p>09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01.18" calcext:value-type="float">
            <text:p>2201.18</text:p>
          </table:table-cell>
          <table:table-cell office:value-type="float" office:value="2687.44" calcext:value-type="float">
            <text:p>2687.44</text:p>
          </table:table-cell>
        </table:table-row>
        <table:table-row table:style-name="ro1">
          <table:table-cell office:value-type="float" office:value="32782892" calcext:value-type="float">
            <text:p>32782892</text:p>
          </table:table-cell>
          <table:table-cell table:formula="of:=[.A2051]/1000/(60*60*24)" office:value-type="time" office:time-value="PT09H06M22.892S" calcext:value-type="time">
            <text:p>09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02.17" calcext:value-type="float">
            <text:p>2202.17</text:p>
          </table:table-cell>
          <table:table-cell office:value-type="float" office:value="2688.56" calcext:value-type="float">
            <text:p>2688.56</text:p>
          </table:table-cell>
        </table:table-row>
        <table:table-row table:style-name="ro1">
          <table:table-cell office:value-type="float" office:value="32798892" calcext:value-type="float">
            <text:p>32798892</text:p>
          </table:table-cell>
          <table:table-cell table:formula="of:=[.A2052]/1000/(60*60*24)" office:value-type="time" office:time-value="PT09H06M38.892S" calcext:value-type="time">
            <text:p>09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03.17" calcext:value-type="float">
            <text:p>2203.17</text:p>
          </table:table-cell>
          <table:table-cell office:value-type="float" office:value="2689.68" calcext:value-type="float">
            <text:p>2689.68</text:p>
          </table:table-cell>
        </table:table-row>
        <table:table-row table:style-name="ro1">
          <table:table-cell office:value-type="float" office:value="32814892" calcext:value-type="float">
            <text:p>32814892</text:p>
          </table:table-cell>
          <table:table-cell table:formula="of:=[.A2053]/1000/(60*60*24)" office:value-type="time" office:time-value="PT09H06M54.892S" calcext:value-type="time">
            <text:p>09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204.16" calcext:value-type="float">
            <text:p>2204.16</text:p>
          </table:table-cell>
          <table:table-cell office:value-type="float" office:value="2690.8" calcext:value-type="float">
            <text:p>2690.8</text:p>
          </table:table-cell>
        </table:table-row>
        <table:table-row table:style-name="ro1">
          <table:table-cell office:value-type="float" office:value="32830892" calcext:value-type="float">
            <text:p>32830892</text:p>
          </table:table-cell>
          <table:table-cell table:formula="of:=[.A2054]/1000/(60*60*24)" office:value-type="time" office:time-value="PT09H07M10.892S" calcext:value-type="time">
            <text:p>09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205.16" calcext:value-type="float">
            <text:p>2205.16</text:p>
          </table:table-cell>
          <table:table-cell office:value-type="float" office:value="2691.92" calcext:value-type="float">
            <text:p>2691.92</text:p>
          </table:table-cell>
        </table:table-row>
        <table:table-row table:style-name="ro1">
          <table:table-cell office:value-type="float" office:value="32846892" calcext:value-type="float">
            <text:p>32846892</text:p>
          </table:table-cell>
          <table:table-cell table:formula="of:=[.A2055]/1000/(60*60*24)" office:value-type="time" office:time-value="PT09H07M26.892S" calcext:value-type="time">
            <text:p>09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3" calcext:value-type="float">
            <text:p>251.63</text:p>
          </table:table-cell>
          <table:table-cell office:value-type="float" office:value="2206.15" calcext:value-type="float">
            <text:p>2206.15</text:p>
          </table:table-cell>
          <table:table-cell office:value-type="float" office:value="2693.04" calcext:value-type="float">
            <text:p>2693.04</text:p>
          </table:table-cell>
        </table:table-row>
        <table:table-row table:style-name="ro1">
          <table:table-cell office:value-type="float" office:value="32862892" calcext:value-type="float">
            <text:p>32862892</text:p>
          </table:table-cell>
          <table:table-cell table:formula="of:=[.A2056]/1000/(60*60*24)" office:value-type="time" office:time-value="PT09H07M42.892S" calcext:value-type="time">
            <text:p>09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207.14" calcext:value-type="float">
            <text:p>2207.14</text:p>
          </table:table-cell>
          <table:table-cell office:value-type="float" office:value="2694.16" calcext:value-type="float">
            <text:p>2694.16</text:p>
          </table:table-cell>
        </table:table-row>
        <table:table-row table:style-name="ro1">
          <table:table-cell office:value-type="float" office:value="32878892" calcext:value-type="float">
            <text:p>32878892</text:p>
          </table:table-cell>
          <table:table-cell table:formula="of:=[.A2057]/1000/(60*60*24)" office:value-type="time" office:time-value="PT09H07M58.892S" calcext:value-type="time">
            <text:p>09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208.13" calcext:value-type="float">
            <text:p>2208.13</text:p>
          </table:table-cell>
          <table:table-cell office:value-type="float" office:value="2695.28" calcext:value-type="float">
            <text:p>2695.28</text:p>
          </table:table-cell>
        </table:table-row>
        <table:table-row table:style-name="ro1">
          <table:table-cell office:value-type="float" office:value="32894892" calcext:value-type="float">
            <text:p>32894892</text:p>
          </table:table-cell>
          <table:table-cell table:formula="of:=[.A2058]/1000/(60*60*24)" office:value-type="time" office:time-value="PT09H08M14.892S" calcext:value-type="time">
            <text:p>09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209.13" calcext:value-type="float">
            <text:p>2209.13</text:p>
          </table:table-cell>
          <table:table-cell office:value-type="float" office:value="2696.39" calcext:value-type="float">
            <text:p>2696.39</text:p>
          </table:table-cell>
        </table:table-row>
        <table:table-row table:style-name="ro1">
          <table:table-cell office:value-type="float" office:value="32910892" calcext:value-type="float">
            <text:p>32910892</text:p>
          </table:table-cell>
          <table:table-cell table:formula="of:=[.A2059]/1000/(60*60*24)" office:value-type="time" office:time-value="PT09H08M30.892S" calcext:value-type="time">
            <text:p>09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10.12" calcext:value-type="float">
            <text:p>2210.12</text:p>
          </table:table-cell>
          <table:table-cell office:value-type="float" office:value="2697.5" calcext:value-type="float">
            <text:p>2697.5</text:p>
          </table:table-cell>
        </table:table-row>
        <table:table-row table:style-name="ro1">
          <table:table-cell office:value-type="float" office:value="32926892" calcext:value-type="float">
            <text:p>32926892</text:p>
          </table:table-cell>
          <table:table-cell table:formula="of:=[.A2060]/1000/(60*60*24)" office:value-type="time" office:time-value="PT09H08M46.892S" calcext:value-type="time">
            <text:p>09:0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211.11" calcext:value-type="float">
            <text:p>2211.11</text:p>
          </table:table-cell>
          <table:table-cell office:value-type="float" office:value="2698.62" calcext:value-type="float">
            <text:p>2698.62</text:p>
          </table:table-cell>
        </table:table-row>
        <table:table-row table:style-name="ro1">
          <table:table-cell office:value-type="float" office:value="32942892" calcext:value-type="float">
            <text:p>32942892</text:p>
          </table:table-cell>
          <table:table-cell table:formula="of:=[.A2061]/1000/(60*60*24)" office:value-type="time" office:time-value="PT09H09M02.892S" calcext:value-type="time">
            <text:p>09:0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12.1" calcext:value-type="float">
            <text:p>2212.1</text:p>
          </table:table-cell>
          <table:table-cell office:value-type="float" office:value="2699.73" calcext:value-type="float">
            <text:p>2699.73</text:p>
          </table:table-cell>
        </table:table-row>
        <table:table-row table:style-name="ro1">
          <table:table-cell office:value-type="float" office:value="32958892" calcext:value-type="float">
            <text:p>32958892</text:p>
          </table:table-cell>
          <table:table-cell table:formula="of:=[.A2062]/1000/(60*60*24)" office:value-type="time" office:time-value="PT09H09M18.892S" calcext:value-type="time">
            <text:p>09:0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13.09" calcext:value-type="float">
            <text:p>2213.09</text:p>
          </table:table-cell>
          <table:table-cell office:value-type="float" office:value="2700.84" calcext:value-type="float">
            <text:p>2700.84</text:p>
          </table:table-cell>
        </table:table-row>
        <table:table-row table:style-name="ro1">
          <table:table-cell office:value-type="float" office:value="32974892" calcext:value-type="float">
            <text:p>32974892</text:p>
          </table:table-cell>
          <table:table-cell table:formula="of:=[.A2063]/1000/(60*60*24)" office:value-type="time" office:time-value="PT09H09M34.892S" calcext:value-type="time">
            <text:p>09:0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214.08" calcext:value-type="float">
            <text:p>2214.08</text:p>
          </table:table-cell>
          <table:table-cell office:value-type="float" office:value="2701.95" calcext:value-type="float">
            <text:p>2701.95</text:p>
          </table:table-cell>
        </table:table-row>
        <table:table-row table:style-name="ro1">
          <table:table-cell office:value-type="float" office:value="32990892" calcext:value-type="float">
            <text:p>32990892</text:p>
          </table:table-cell>
          <table:table-cell table:formula="of:=[.A2064]/1000/(60*60*24)" office:value-type="time" office:time-value="PT09H09M50.892S" calcext:value-type="time">
            <text:p>09:0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15.07" calcext:value-type="float">
            <text:p>2215.07</text:p>
          </table:table-cell>
          <table:table-cell office:value-type="float" office:value="2703.06" calcext:value-type="float">
            <text:p>2703.06</text:p>
          </table:table-cell>
        </table:table-row>
        <table:table-row table:style-name="ro1">
          <table:table-cell office:value-type="float" office:value="33006892" calcext:value-type="float">
            <text:p>33006892</text:p>
          </table:table-cell>
          <table:table-cell table:formula="of:=[.A2065]/1000/(60*60*24)" office:value-type="time" office:time-value="PT09H10M06.892S" calcext:value-type="time">
            <text:p>09:1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216.06" calcext:value-type="float">
            <text:p>2216.06</text:p>
          </table:table-cell>
          <table:table-cell office:value-type="float" office:value="2704.17" calcext:value-type="float">
            <text:p>2704.17</text:p>
          </table:table-cell>
        </table:table-row>
        <table:table-row table:style-name="ro1">
          <table:table-cell office:value-type="float" office:value="33022892" calcext:value-type="float">
            <text:p>33022892</text:p>
          </table:table-cell>
          <table:table-cell table:formula="of:=[.A2066]/1000/(60*60*24)" office:value-type="time" office:time-value="PT09H10M22.892S" calcext:value-type="time">
            <text:p>09:1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217.05" calcext:value-type="float">
            <text:p>2217.05</text:p>
          </table:table-cell>
          <table:table-cell office:value-type="float" office:value="2705.28" calcext:value-type="float">
            <text:p>2705.28</text:p>
          </table:table-cell>
        </table:table-row>
        <table:table-row table:style-name="ro1">
          <table:table-cell office:value-type="float" office:value="33038892" calcext:value-type="float">
            <text:p>33038892</text:p>
          </table:table-cell>
          <table:table-cell table:formula="of:=[.A2067]/1000/(60*60*24)" office:value-type="time" office:time-value="PT09H10M38.892S" calcext:value-type="time">
            <text:p>09:1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218.04" calcext:value-type="float">
            <text:p>2218.04</text:p>
          </table:table-cell>
          <table:table-cell office:value-type="float" office:value="2706.39" calcext:value-type="float">
            <text:p>2706.39</text:p>
          </table:table-cell>
        </table:table-row>
        <table:table-row table:style-name="ro1">
          <table:table-cell office:value-type="float" office:value="33054892" calcext:value-type="float">
            <text:p>33054892</text:p>
          </table:table-cell>
          <table:table-cell table:formula="of:=[.A2068]/1000/(60*60*24)" office:value-type="time" office:time-value="PT09H10M54.892S" calcext:value-type="time">
            <text:p>09:1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219.03" calcext:value-type="float">
            <text:p>2219.03</text:p>
          </table:table-cell>
          <table:table-cell office:value-type="float" office:value="2707.5" calcext:value-type="float">
            <text:p>2707.5</text:p>
          </table:table-cell>
        </table:table-row>
        <table:table-row table:style-name="ro1">
          <table:table-cell office:value-type="float" office:value="33070892" calcext:value-type="float">
            <text:p>33070892</text:p>
          </table:table-cell>
          <table:table-cell table:formula="of:=[.A2069]/1000/(60*60*24)" office:value-type="time" office:time-value="PT09H11M10.892S" calcext:value-type="time">
            <text:p>09:1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220.01" calcext:value-type="float">
            <text:p>2220.01</text:p>
          </table:table-cell>
          <table:table-cell office:value-type="float" office:value="2708.6" calcext:value-type="float">
            <text:p>2708.6</text:p>
          </table:table-cell>
        </table:table-row>
        <table:table-row table:style-name="ro1">
          <table:table-cell office:value-type="float" office:value="33086892" calcext:value-type="float">
            <text:p>33086892</text:p>
          </table:table-cell>
          <table:table-cell table:formula="of:=[.A2070]/1000/(60*60*24)" office:value-type="time" office:time-value="PT09H11M26.892S" calcext:value-type="time">
            <text:p>09:1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21" calcext:value-type="float">
            <text:p>2221</text:p>
          </table:table-cell>
          <table:table-cell office:value-type="float" office:value="2709.71" calcext:value-type="float">
            <text:p>2709.71</text:p>
          </table:table-cell>
        </table:table-row>
        <table:table-row table:style-name="ro1">
          <table:table-cell office:value-type="float" office:value="33102892" calcext:value-type="float">
            <text:p>33102892</text:p>
          </table:table-cell>
          <table:table-cell table:formula="of:=[.A2071]/1000/(60*60*24)" office:value-type="time" office:time-value="PT09H11M42.892S" calcext:value-type="time">
            <text:p>09:1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221.99" calcext:value-type="float">
            <text:p>2221.99</text:p>
          </table:table-cell>
          <table:table-cell office:value-type="float" office:value="2710.81" calcext:value-type="float">
            <text:p>2710.81</text:p>
          </table:table-cell>
        </table:table-row>
        <table:table-row table:style-name="ro1">
          <table:table-cell office:value-type="float" office:value="33118892" calcext:value-type="float">
            <text:p>33118892</text:p>
          </table:table-cell>
          <table:table-cell table:formula="of:=[.A2072]/1000/(60*60*24)" office:value-type="time" office:time-value="PT09H11M58.892S" calcext:value-type="time">
            <text:p>09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2222.98" calcext:value-type="float">
            <text:p>2222.98</text:p>
          </table:table-cell>
          <table:table-cell office:value-type="float" office:value="2711.91" calcext:value-type="float">
            <text:p>2711.91</text:p>
          </table:table-cell>
        </table:table-row>
        <table:table-row table:style-name="ro1">
          <table:table-cell office:value-type="float" office:value="33134892" calcext:value-type="float">
            <text:p>33134892</text:p>
          </table:table-cell>
          <table:table-cell table:formula="of:=[.A2073]/1000/(60*60*24)" office:value-type="time" office:time-value="PT09H12M14.892S" calcext:value-type="time">
            <text:p>09:1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223.96" calcext:value-type="float">
            <text:p>2223.96</text:p>
          </table:table-cell>
          <table:table-cell office:value-type="float" office:value="2713.02" calcext:value-type="float">
            <text:p>2713.02</text:p>
          </table:table-cell>
        </table:table-row>
        <table:table-row table:style-name="ro1">
          <table:table-cell office:value-type="float" office:value="33150892" calcext:value-type="float">
            <text:p>33150892</text:p>
          </table:table-cell>
          <table:table-cell table:formula="of:=[.A2074]/1000/(60*60*24)" office:value-type="time" office:time-value="PT09H12M30.892S" calcext:value-type="time">
            <text:p>09:1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24.95" calcext:value-type="float">
            <text:p>2224.95</text:p>
          </table:table-cell>
          <table:table-cell office:value-type="float" office:value="2714.12" calcext:value-type="float">
            <text:p>2714.12</text:p>
          </table:table-cell>
        </table:table-row>
        <table:table-row table:style-name="ro1">
          <table:table-cell office:value-type="float" office:value="33166892" calcext:value-type="float">
            <text:p>33166892</text:p>
          </table:table-cell>
          <table:table-cell table:formula="of:=[.A2075]/1000/(60*60*24)" office:value-type="time" office:time-value="PT09H12M46.892S" calcext:value-type="time">
            <text:p>09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225.93" calcext:value-type="float">
            <text:p>2225.93</text:p>
          </table:table-cell>
          <table:table-cell office:value-type="float" office:value="2715.22" calcext:value-type="float">
            <text:p>2715.22</text:p>
          </table:table-cell>
        </table:table-row>
        <table:table-row table:style-name="ro1">
          <table:table-cell office:value-type="float" office:value="33182892" calcext:value-type="float">
            <text:p>33182892</text:p>
          </table:table-cell>
          <table:table-cell table:formula="of:=[.A2076]/1000/(60*60*24)" office:value-type="time" office:time-value="PT09H13M02.892S" calcext:value-type="time">
            <text:p>09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26.92" calcext:value-type="float">
            <text:p>2226.92</text:p>
          </table:table-cell>
          <table:table-cell office:value-type="float" office:value="2716.32" calcext:value-type="float">
            <text:p>2716.32</text:p>
          </table:table-cell>
        </table:table-row>
        <table:table-row table:style-name="ro1">
          <table:table-cell office:value-type="float" office:value="33198892" calcext:value-type="float">
            <text:p>33198892</text:p>
          </table:table-cell>
          <table:table-cell table:formula="of:=[.A2077]/1000/(60*60*24)" office:value-type="time" office:time-value="PT09H13M18.892S" calcext:value-type="time">
            <text:p>09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227.9" calcext:value-type="float">
            <text:p>2227.9</text:p>
          </table:table-cell>
          <table:table-cell office:value-type="float" office:value="2717.41" calcext:value-type="float">
            <text:p>2717.41</text:p>
          </table:table-cell>
        </table:table-row>
        <table:table-row table:style-name="ro1">
          <table:table-cell office:value-type="float" office:value="33214892" calcext:value-type="float">
            <text:p>33214892</text:p>
          </table:table-cell>
          <table:table-cell table:formula="of:=[.A2078]/1000/(60*60*24)" office:value-type="time" office:time-value="PT09H13M34.892S" calcext:value-type="time">
            <text:p>09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28.89" calcext:value-type="float">
            <text:p>2228.89</text:p>
          </table:table-cell>
          <table:table-cell office:value-type="float" office:value="2718.51" calcext:value-type="float">
            <text:p>2718.51</text:p>
          </table:table-cell>
        </table:table-row>
        <table:table-row table:style-name="ro1">
          <table:table-cell office:value-type="float" office:value="33230892" calcext:value-type="float">
            <text:p>33230892</text:p>
          </table:table-cell>
          <table:table-cell table:formula="of:=[.A2079]/1000/(60*60*24)" office:value-type="time" office:time-value="PT09H13M50.892S" calcext:value-type="time">
            <text:p>09:13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29.87" calcext:value-type="float">
            <text:p>2229.87</text:p>
          </table:table-cell>
          <table:table-cell office:value-type="float" office:value="2719.61" calcext:value-type="float">
            <text:p>2719.61</text:p>
          </table:table-cell>
        </table:table-row>
        <table:table-row table:style-name="ro1">
          <table:table-cell office:value-type="float" office:value="33246892" calcext:value-type="float">
            <text:p>33246892</text:p>
          </table:table-cell>
          <table:table-cell table:formula="of:=[.A2080]/1000/(60*60*24)" office:value-type="time" office:time-value="PT09H14M06.892S" calcext:value-type="time">
            <text:p>09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230.85" calcext:value-type="float">
            <text:p>2230.85</text:p>
          </table:table-cell>
          <table:table-cell office:value-type="float" office:value="2720.7" calcext:value-type="float">
            <text:p>2720.7</text:p>
          </table:table-cell>
        </table:table-row>
        <table:table-row table:style-name="ro1">
          <table:table-cell office:value-type="float" office:value="33262892" calcext:value-type="float">
            <text:p>33262892</text:p>
          </table:table-cell>
          <table:table-cell table:formula="of:=[.A2081]/1000/(60*60*24)" office:value-type="time" office:time-value="PT09H14M22.892S" calcext:value-type="time">
            <text:p>09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31.84" calcext:value-type="float">
            <text:p>2231.84</text:p>
          </table:table-cell>
          <table:table-cell office:value-type="float" office:value="2721.8" calcext:value-type="float">
            <text:p>2721.8</text:p>
          </table:table-cell>
        </table:table-row>
        <table:table-row table:style-name="ro1">
          <table:table-cell office:value-type="float" office:value="33278892" calcext:value-type="float">
            <text:p>33278892</text:p>
          </table:table-cell>
          <table:table-cell table:formula="of:=[.A2082]/1000/(60*60*24)" office:value-type="time" office:time-value="PT09H14M38.892S" calcext:value-type="time">
            <text:p>09:14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232.82" calcext:value-type="float">
            <text:p>2232.82</text:p>
          </table:table-cell>
          <table:table-cell office:value-type="float" office:value="2722.89" calcext:value-type="float">
            <text:p>2722.89</text:p>
          </table:table-cell>
        </table:table-row>
        <table:table-row table:style-name="ro1">
          <table:table-cell office:value-type="float" office:value="33294892" calcext:value-type="float">
            <text:p>33294892</text:p>
          </table:table-cell>
          <table:table-cell table:formula="of:=[.A2083]/1000/(60*60*24)" office:value-type="time" office:time-value="PT09H14M54.892S" calcext:value-type="time">
            <text:p>09:1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6.1" calcext:value-type="float">
            <text:p>246.1</text:p>
          </table:table-cell>
          <table:table-cell office:value-type="float" office:value="2233.8" calcext:value-type="float">
            <text:p>2233.8</text:p>
          </table:table-cell>
          <table:table-cell office:value-type="float" office:value="2723.98" calcext:value-type="float">
            <text:p>2723.98</text:p>
          </table:table-cell>
        </table:table-row>
        <table:table-row table:style-name="ro1">
          <table:table-cell office:value-type="float" office:value="33310892" calcext:value-type="float">
            <text:p>33310892</text:p>
          </table:table-cell>
          <table:table-cell table:formula="of:=[.A2084]/1000/(60*60*24)" office:value-type="time" office:time-value="PT09H15M10.892S" calcext:value-type="time">
            <text:p>09:1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2234.78" calcext:value-type="float">
            <text:p>2234.78</text:p>
          </table:table-cell>
          <table:table-cell office:value-type="float" office:value="2725.08" calcext:value-type="float">
            <text:p>2725.08</text:p>
          </table:table-cell>
        </table:table-row>
        <table:table-row table:style-name="ro1">
          <table:table-cell office:value-type="float" office:value="33326892" calcext:value-type="float">
            <text:p>33326892</text:p>
          </table:table-cell>
          <table:table-cell table:formula="of:=[.A2085]/1000/(60*60*24)" office:value-type="time" office:time-value="PT09H15M26.892S" calcext:value-type="time">
            <text:p>09:1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35.76" calcext:value-type="float">
            <text:p>2235.76</text:p>
          </table:table-cell>
          <table:table-cell office:value-type="float" office:value="2726.17" calcext:value-type="float">
            <text:p>2726.17</text:p>
          </table:table-cell>
        </table:table-row>
        <table:table-row table:style-name="ro1">
          <table:table-cell office:value-type="float" office:value="33342892" calcext:value-type="float">
            <text:p>33342892</text:p>
          </table:table-cell>
          <table:table-cell table:formula="of:=[.A2086]/1000/(60*60*24)" office:value-type="time" office:time-value="PT09H15M42.892S" calcext:value-type="time">
            <text:p>09:1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36.74" calcext:value-type="float">
            <text:p>2236.74</text:p>
          </table:table-cell>
          <table:table-cell office:value-type="float" office:value="2727.26" calcext:value-type="float">
            <text:p>2727.26</text:p>
          </table:table-cell>
        </table:table-row>
        <table:table-row table:style-name="ro1">
          <table:table-cell office:value-type="float" office:value="33358892" calcext:value-type="float">
            <text:p>33358892</text:p>
          </table:table-cell>
          <table:table-cell table:formula="of:=[.A2087]/1000/(60*60*24)" office:value-type="time" office:time-value="PT09H15M58.892S" calcext:value-type="time">
            <text:p>09:1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6" calcext:value-type="float">
            <text:p>244.66</text:p>
          </table:table-cell>
          <table:table-cell office:value-type="float" office:value="2237.72" calcext:value-type="float">
            <text:p>2237.72</text:p>
          </table:table-cell>
          <table:table-cell office:value-type="float" office:value="2728.35" calcext:value-type="float">
            <text:p>2728.35</text:p>
          </table:table-cell>
        </table:table-row>
        <table:table-row table:style-name="ro1">
          <table:table-cell office:value-type="float" office:value="33374892" calcext:value-type="float">
            <text:p>33374892</text:p>
          </table:table-cell>
          <table:table-cell table:formula="of:=[.A2088]/1000/(60*60*24)" office:value-type="time" office:time-value="PT09H16M14.892S" calcext:value-type="time">
            <text:p>09:1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38.71" calcext:value-type="float">
            <text:p>2238.71</text:p>
          </table:table-cell>
          <table:table-cell office:value-type="float" office:value="2729.43" calcext:value-type="float">
            <text:p>2729.43</text:p>
          </table:table-cell>
        </table:table-row>
        <table:table-row table:style-name="ro1">
          <table:table-cell office:value-type="float" office:value="33390892" calcext:value-type="float">
            <text:p>33390892</text:p>
          </table:table-cell>
          <table:table-cell table:formula="of:=[.A2089]/1000/(60*60*24)" office:value-type="time" office:time-value="PT09H16M30.892S" calcext:value-type="time">
            <text:p>09:1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39.69" calcext:value-type="float">
            <text:p>2239.69</text:p>
          </table:table-cell>
          <table:table-cell office:value-type="float" office:value="2730.52" calcext:value-type="float">
            <text:p>2730.52</text:p>
          </table:table-cell>
        </table:table-row>
        <table:table-row table:style-name="ro1">
          <table:table-cell office:value-type="float" office:value="33406892" calcext:value-type="float">
            <text:p>33406892</text:p>
          </table:table-cell>
          <table:table-cell table:formula="of:=[.A2090]/1000/(60*60*24)" office:value-type="time" office:time-value="PT09H16M46.892S" calcext:value-type="time">
            <text:p>09:1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40.67" calcext:value-type="float">
            <text:p>2240.67</text:p>
          </table:table-cell>
          <table:table-cell office:value-type="float" office:value="2731.6" calcext:value-type="float">
            <text:p>2731.6</text:p>
          </table:table-cell>
        </table:table-row>
        <table:table-row table:style-name="ro1">
          <table:table-cell office:value-type="float" office:value="33422892" calcext:value-type="float">
            <text:p>33422892</text:p>
          </table:table-cell>
          <table:table-cell table:formula="of:=[.A2091]/1000/(60*60*24)" office:value-type="time" office:time-value="PT09H17M02.892S" calcext:value-type="time">
            <text:p>09:1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1" calcext:value-type="float">
            <text:p>244.31</text:p>
          </table:table-cell>
          <table:table-cell office:value-type="float" office:value="2241.64" calcext:value-type="float">
            <text:p>2241.64</text:p>
          </table:table-cell>
          <table:table-cell office:value-type="float" office:value="2732.69" calcext:value-type="float">
            <text:p>2732.69</text:p>
          </table:table-cell>
        </table:table-row>
        <table:table-row table:style-name="ro1">
          <table:table-cell office:value-type="float" office:value="33438892" calcext:value-type="float">
            <text:p>33438892</text:p>
          </table:table-cell>
          <table:table-cell table:formula="of:=[.A2092]/1000/(60*60*24)" office:value-type="time" office:time-value="PT09H17M18.892S" calcext:value-type="time">
            <text:p>09:1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42.62" calcext:value-type="float">
            <text:p>2242.62</text:p>
          </table:table-cell>
          <table:table-cell office:value-type="float" office:value="2733.77" calcext:value-type="float">
            <text:p>2733.77</text:p>
          </table:table-cell>
        </table:table-row>
        <table:table-row table:style-name="ro1">
          <table:table-cell office:value-type="float" office:value="33454892" calcext:value-type="float">
            <text:p>33454892</text:p>
          </table:table-cell>
          <table:table-cell table:formula="of:=[.A2093]/1000/(60*60*24)" office:value-type="time" office:time-value="PT09H17M34.892S" calcext:value-type="time">
            <text:p>09:17:35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2243.6" calcext:value-type="float">
            <text:p>2243.6</text:p>
          </table:table-cell>
          <table:table-cell office:value-type="float" office:value="2734.85" calcext:value-type="float">
            <text:p>2734.85</text:p>
          </table:table-cell>
        </table:table-row>
        <table:table-row table:style-name="ro1">
          <table:table-cell office:value-type="float" office:value="33470892" calcext:value-type="float">
            <text:p>33470892</text:p>
          </table:table-cell>
          <table:table-cell table:formula="of:=[.A2094]/1000/(60*60*24)" office:value-type="time" office:time-value="PT09H17M50.892S" calcext:value-type="time">
            <text:p>09:17:51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44.57" calcext:value-type="float">
            <text:p>2244.57</text:p>
          </table:table-cell>
          <table:table-cell office:value-type="float" office:value="2735.93" calcext:value-type="float">
            <text:p>2735.93</text:p>
          </table:table-cell>
        </table:table-row>
        <table:table-row table:style-name="ro1">
          <table:table-cell office:value-type="float" office:value="33486892" calcext:value-type="float">
            <text:p>33486892</text:p>
          </table:table-cell>
          <table:table-cell table:formula="of:=[.A2095]/1000/(60*60*24)" office:value-type="time" office:time-value="PT09H18M06.892S" calcext:value-type="time">
            <text:p>09:18:07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45.55" calcext:value-type="float">
            <text:p>2245.55</text:p>
          </table:table-cell>
          <table:table-cell office:value-type="float" office:value="2737.01" calcext:value-type="float">
            <text:p>2737.01</text:p>
          </table:table-cell>
        </table:table-row>
        <table:table-row table:style-name="ro1">
          <table:table-cell office:value-type="float" office:value="33502892" calcext:value-type="float">
            <text:p>33502892</text:p>
          </table:table-cell>
          <table:table-cell table:formula="of:=[.A2096]/1000/(60*60*24)" office:value-type="time" office:time-value="PT09H18M22.892S" calcext:value-type="time">
            <text:p>09:18:23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246.53" calcext:value-type="float">
            <text:p>2246.53</text:p>
          </table:table-cell>
          <table:table-cell office:value-type="float" office:value="2738.09" calcext:value-type="float">
            <text:p>2738.09</text:p>
          </table:table-cell>
        </table:table-row>
        <table:table-row table:style-name="ro1">
          <table:table-cell office:value-type="float" office:value="33518892" calcext:value-type="float">
            <text:p>33518892</text:p>
          </table:table-cell>
          <table:table-cell table:formula="of:=[.A2097]/1000/(60*60*24)" office:value-type="time" office:time-value="PT09H18M38.892S" calcext:value-type="time">
            <text:p>09:18:39</text:p>
          </table:table-cell>
          <table:table-cell office:value-type="float" office:value="1.11" calcext:value-type="float">
            <text:p>1.11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64" calcext:value-type="float">
            <text:p>242.64</text:p>
          </table:table-cell>
          <table:table-cell office:value-type="float" office:value="2247.5" calcext:value-type="float">
            <text:p>2247.5</text:p>
          </table:table-cell>
          <table:table-cell office:value-type="float" office:value="2739.17" calcext:value-type="float">
            <text:p>2739.17</text:p>
          </table:table-cell>
        </table:table-row>
        <table:table-row table:style-name="ro1">
          <table:table-cell office:value-type="float" office:value="33534892" calcext:value-type="float">
            <text:p>33534892</text:p>
          </table:table-cell>
          <table:table-cell table:formula="of:=[.A2098]/1000/(60*60*24)" office:value-type="time" office:time-value="PT09H18M54.892S" calcext:value-type="time">
            <text:p>09:18:55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248.48" calcext:value-type="float">
            <text:p>2248.48</text:p>
          </table:table-cell>
          <table:table-cell office:value-type="float" office:value="2740.24" calcext:value-type="float">
            <text:p>2740.24</text:p>
          </table:table-cell>
        </table:table-row>
        <table:table-row table:style-name="ro1">
          <table:table-cell office:value-type="float" office:value="33550892" calcext:value-type="float">
            <text:p>33550892</text:p>
          </table:table-cell>
          <table:table-cell table:formula="of:=[.A2099]/1000/(60*60*24)" office:value-type="time" office:time-value="PT09H19M10.892S" calcext:value-type="time">
            <text:p>09:19:1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49.45" calcext:value-type="float">
            <text:p>2249.45</text:p>
          </table:table-cell>
          <table:table-cell office:value-type="float" office:value="2741.32" calcext:value-type="float">
            <text:p>2741.32</text:p>
          </table:table-cell>
        </table:table-row>
        <table:table-row table:style-name="ro1">
          <table:table-cell office:value-type="float" office:value="33566892" calcext:value-type="float">
            <text:p>33566892</text:p>
          </table:table-cell>
          <table:table-cell table:formula="of:=[.A2100]/1000/(60*60*24)" office:value-type="time" office:time-value="PT09H19M26.892S" calcext:value-type="time">
            <text:p>09:19:27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50.42" calcext:value-type="float">
            <text:p>2250.42</text:p>
          </table:table-cell>
          <table:table-cell office:value-type="float" office:value="2742.39" calcext:value-type="float">
            <text:p>2742.39</text:p>
          </table:table-cell>
        </table:table-row>
        <table:table-row table:style-name="ro1">
          <table:table-cell office:value-type="float" office:value="33582892" calcext:value-type="float">
            <text:p>33582892</text:p>
          </table:table-cell>
          <table:table-cell table:formula="of:=[.A2101]/1000/(60*60*24)" office:value-type="time" office:time-value="PT09H19M42.892S" calcext:value-type="time">
            <text:p>09:19:43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51.4" calcext:value-type="float">
            <text:p>2251.4</text:p>
          </table:table-cell>
          <table:table-cell office:value-type="float" office:value="2743.47" calcext:value-type="float">
            <text:p>2743.47</text:p>
          </table:table-cell>
        </table:table-row>
        <table:table-row table:style-name="ro1">
          <table:table-cell office:value-type="float" office:value="33598892" calcext:value-type="float">
            <text:p>33598892</text:p>
          </table:table-cell>
          <table:table-cell table:formula="of:=[.A2102]/1000/(60*60*24)" office:value-type="time" office:time-value="PT09H19M58.892S" calcext:value-type="time">
            <text:p>09:19:59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252.37" calcext:value-type="float">
            <text:p>2252.37</text:p>
          </table:table-cell>
          <table:table-cell office:value-type="float" office:value="2744.54" calcext:value-type="float">
            <text:p>2744.54</text:p>
          </table:table-cell>
        </table:table-row>
        <table:table-row table:style-name="ro1">
          <table:table-cell office:value-type="float" office:value="33614892" calcext:value-type="float">
            <text:p>33614892</text:p>
          </table:table-cell>
          <table:table-cell table:formula="of:=[.A2103]/1000/(60*60*24)" office:value-type="time" office:time-value="PT09H20M14.892S" calcext:value-type="time">
            <text:p>09:20:15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253.34" calcext:value-type="float">
            <text:p>2253.34</text:p>
          </table:table-cell>
          <table:table-cell office:value-type="float" office:value="2745.61" calcext:value-type="float">
            <text:p>2745.61</text:p>
          </table:table-cell>
        </table:table-row>
        <table:table-row table:style-name="ro1">
          <table:table-cell office:value-type="float" office:value="33630892" calcext:value-type="float">
            <text:p>33630892</text:p>
          </table:table-cell>
          <table:table-cell table:formula="of:=[.A2104]/1000/(60*60*24)" office:value-type="time" office:time-value="PT09H20M30.892S" calcext:value-type="time">
            <text:p>09:20:31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254.31" calcext:value-type="float">
            <text:p>2254.31</text:p>
          </table:table-cell>
          <table:table-cell office:value-type="float" office:value="2746.67" calcext:value-type="float">
            <text:p>2746.67</text:p>
          </table:table-cell>
        </table:table-row>
        <table:table-row table:style-name="ro1">
          <table:table-cell office:value-type="float" office:value="33646892" calcext:value-type="float">
            <text:p>33646892</text:p>
          </table:table-cell>
          <table:table-cell table:formula="of:=[.A2105]/1000/(60*60*24)" office:value-type="time" office:time-value="PT09H20M46.892S" calcext:value-type="time">
            <text:p>09:20:47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40.53" calcext:value-type="float">
            <text:p>240.53</text:p>
          </table:table-cell>
          <table:table-cell office:value-type="float" office:value="2255.28" calcext:value-type="float">
            <text:p>2255.28</text:p>
          </table:table-cell>
          <table:table-cell office:value-type="float" office:value="2747.74" calcext:value-type="float">
            <text:p>2747.74</text:p>
          </table:table-cell>
        </table:table-row>
        <table:table-row table:style-name="ro1">
          <table:table-cell office:value-type="float" office:value="33662892" calcext:value-type="float">
            <text:p>33662892</text:p>
          </table:table-cell>
          <table:table-cell table:formula="of:=[.A2106]/1000/(60*60*24)" office:value-type="time" office:time-value="PT09H21M02.892S" calcext:value-type="time">
            <text:p>09:21:03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2748.81" calcext:value-type="float">
            <text:p>2748.81</text:p>
          </table:table-cell>
        </table:table-row>
        <table:table-row table:style-name="ro1">
          <table:table-cell office:value-type="float" office:value="33678892" calcext:value-type="float">
            <text:p>33678892</text:p>
          </table:table-cell>
          <table:table-cell table:formula="of:=[.A2107]/1000/(60*60*24)" office:value-type="time" office:time-value="PT09H21M18.892S" calcext:value-type="time">
            <text:p>09:21:19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57.22" calcext:value-type="float">
            <text:p>2257.22</text:p>
          </table:table-cell>
          <table:table-cell office:value-type="float" office:value="2749.87" calcext:value-type="float">
            <text:p>2749.87</text:p>
          </table:table-cell>
        </table:table-row>
        <table:table-row table:style-name="ro1">
          <table:table-cell office:value-type="float" office:value="33694892" calcext:value-type="float">
            <text:p>33694892</text:p>
          </table:table-cell>
          <table:table-cell table:formula="of:=[.A2108]/1000/(60*60*24)" office:value-type="time" office:time-value="PT09H21M34.892S" calcext:value-type="time">
            <text:p>09:21:35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258.19" calcext:value-type="float">
            <text:p>2258.19</text:p>
          </table:table-cell>
          <table:table-cell office:value-type="float" office:value="2750.94" calcext:value-type="float">
            <text:p>2750.94</text:p>
          </table:table-cell>
        </table:table-row>
        <table:table-row table:style-name="ro1">
          <table:table-cell office:value-type="float" office:value="33710892" calcext:value-type="float">
            <text:p>33710892</text:p>
          </table:table-cell>
          <table:table-cell table:formula="of:=[.A2109]/1000/(60*60*24)" office:value-type="time" office:time-value="PT09H21M50.892S" calcext:value-type="time">
            <text:p>09:21:51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259.16" calcext:value-type="float">
            <text:p>2259.16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33726892" calcext:value-type="float">
            <text:p>33726892</text:p>
          </table:table-cell>
          <table:table-cell table:formula="of:=[.A2110]/1000/(60*60*24)" office:value-type="time" office:time-value="PT09H22M06.892S" calcext:value-type="time">
            <text:p>09:22:07</text:p>
          </table:table-cell>
          <table:table-cell office:value-type="float" office:value="1.1" calcext:value-type="float">
            <text:p>1.1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98" calcext:value-type="float">
            <text:p>238.98</text:p>
          </table:table-cell>
          <table:table-cell office:value-type="float" office:value="2260.13" calcext:value-type="float">
            <text:p>2260.13</text:p>
          </table:table-cell>
          <table:table-cell office:value-type="float" office:value="2753.06" calcext:value-type="float">
            <text:p>2753.06</text:p>
          </table:table-cell>
        </table:table-row>
        <table:table-row table:style-name="ro1">
          <table:table-cell office:value-type="float" office:value="33742892" calcext:value-type="float">
            <text:p>33742892</text:p>
          </table:table-cell>
          <table:table-cell table:formula="of:=[.A2111]/1000/(60*60*24)" office:value-type="time" office:time-value="PT09H22M22.892S" calcext:value-type="time">
            <text:p>09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261.09" calcext:value-type="float">
            <text:p>2261.09</text:p>
          </table:table-cell>
          <table:table-cell office:value-type="float" office:value="2754.12" calcext:value-type="float">
            <text:p>2754.12</text:p>
          </table:table-cell>
        </table:table-row>
        <table:table-row table:style-name="ro1">
          <table:table-cell office:value-type="float" office:value="33758892" calcext:value-type="float">
            <text:p>33758892</text:p>
          </table:table-cell>
          <table:table-cell table:formula="of:=[.A2112]/1000/(60*60*24)" office:value-type="time" office:time-value="PT09H22M38.892S" calcext:value-type="time">
            <text:p>09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262.06" calcext:value-type="float">
            <text:p>2262.06</text:p>
          </table:table-cell>
          <table:table-cell office:value-type="float" office:value="2755.18" calcext:value-type="float">
            <text:p>2755.18</text:p>
          </table:table-cell>
        </table:table-row>
        <table:table-row table:style-name="ro1">
          <table:table-cell office:value-type="float" office:value="33774892" calcext:value-type="float">
            <text:p>33774892</text:p>
          </table:table-cell>
          <table:table-cell table:formula="of:=[.A2113]/1000/(60*60*24)" office:value-type="time" office:time-value="PT09H22M54.892S" calcext:value-type="time">
            <text:p>09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263.02" calcext:value-type="float">
            <text:p>2263.02</text:p>
          </table:table-cell>
          <table:table-cell office:value-type="float" office:value="2756.23" calcext:value-type="float">
            <text:p>2756.23</text:p>
          </table:table-cell>
        </table:table-row>
        <table:table-row table:style-name="ro1">
          <table:table-cell office:value-type="float" office:value="33790892" calcext:value-type="float">
            <text:p>33790892</text:p>
          </table:table-cell>
          <table:table-cell table:formula="of:=[.A2114]/1000/(60*60*24)" office:value-type="time" office:time-value="PT09H23M10.892S" calcext:value-type="time">
            <text:p>09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7.44" calcext:value-type="float">
            <text:p>237.44</text:p>
          </table:table-cell>
          <table:table-cell office:value-type="float" office:value="2263.99" calcext:value-type="float">
            <text:p>2263.99</text:p>
          </table:table-cell>
          <table:table-cell office:value-type="float" office:value="2757.29" calcext:value-type="float">
            <text:p>2757.29</text:p>
          </table:table-cell>
        </table:table-row>
        <table:table-row table:style-name="ro1">
          <table:table-cell office:value-type="float" office:value="33806892" calcext:value-type="float">
            <text:p>33806892</text:p>
          </table:table-cell>
          <table:table-cell table:formula="of:=[.A2115]/1000/(60*60*24)" office:value-type="time" office:time-value="PT09H23M26.892S" calcext:value-type="time">
            <text:p>09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7.33" calcext:value-type="float">
            <text:p>237.33</text:p>
          </table:table-cell>
          <table:table-cell office:value-type="float" office:value="2264.95" calcext:value-type="float">
            <text:p>2264.95</text:p>
          </table:table-cell>
          <table:table-cell office:value-type="float" office:value="2758.34" calcext:value-type="float">
            <text:p>2758.34</text:p>
          </table:table-cell>
        </table:table-row>
        <table:table-row table:style-name="ro1">
          <table:table-cell office:value-type="float" office:value="33822892" calcext:value-type="float">
            <text:p>33822892</text:p>
          </table:table-cell>
          <table:table-cell table:formula="of:=[.A2116]/1000/(60*60*24)" office:value-type="time" office:time-value="PT09H23M42.892S" calcext:value-type="time">
            <text:p>09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265.92" calcext:value-type="float">
            <text:p>2265.92</text:p>
          </table:table-cell>
          <table:table-cell office:value-type="float" office:value="2759.4" calcext:value-type="float">
            <text:p>2759.4</text:p>
          </table:table-cell>
        </table:table-row>
        <table:table-row table:style-name="ro1">
          <table:table-cell office:value-type="float" office:value="33838892" calcext:value-type="float">
            <text:p>33838892</text:p>
          </table:table-cell>
          <table:table-cell table:formula="of:=[.A2117]/1000/(60*60*24)" office:value-type="time" office:time-value="PT09H23M58.892S" calcext:value-type="time">
            <text:p>09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266.88" calcext:value-type="float">
            <text:p>2266.88</text:p>
          </table:table-cell>
          <table:table-cell office:value-type="float" office:value="2760.45" calcext:value-type="float">
            <text:p>2760.45</text:p>
          </table:table-cell>
        </table:table-row>
        <table:table-row table:style-name="ro1">
          <table:table-cell office:value-type="float" office:value="33854891" calcext:value-type="float">
            <text:p>33854891</text:p>
          </table:table-cell>
          <table:table-cell table:formula="of:=[.A2118]/1000/(60*60*24)" office:value-type="time" office:time-value="PT09H24M14.891S" calcext:value-type="time">
            <text:p>09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267.84" calcext:value-type="float">
            <text:p>2267.84</text:p>
          </table:table-cell>
          <table:table-cell office:value-type="float" office:value="2761.49" calcext:value-type="float">
            <text:p>2761.49</text:p>
          </table:table-cell>
        </table:table-row>
        <table:table-row table:style-name="ro1">
          <table:table-cell office:value-type="float" office:value="33870892" calcext:value-type="float">
            <text:p>33870892</text:p>
          </table:table-cell>
          <table:table-cell table:formula="of:=[.A2119]/1000/(60*60*24)" office:value-type="time" office:time-value="PT09H24M30.892S" calcext:value-type="time">
            <text:p>09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5.69" calcext:value-type="float">
            <text:p>235.69</text:p>
          </table:table-cell>
          <table:table-cell office:value-type="float" office:value="2268.81" calcext:value-type="float">
            <text:p>2268.81</text:p>
          </table:table-cell>
          <table:table-cell office:value-type="float" office:value="2762.54" calcext:value-type="float">
            <text:p>2762.54</text:p>
          </table:table-cell>
        </table:table-row>
        <table:table-row table:style-name="ro1">
          <table:table-cell office:value-type="float" office:value="33886892" calcext:value-type="float">
            <text:p>33886892</text:p>
          </table:table-cell>
          <table:table-cell table:formula="of:=[.A2120]/1000/(60*60*24)" office:value-type="time" office:time-value="PT09H24M46.892S" calcext:value-type="time">
            <text:p>09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5.47" calcext:value-type="float">
            <text:p>235.47</text:p>
          </table:table-cell>
          <table:table-cell office:value-type="float" office:value="2269.77" calcext:value-type="float">
            <text:p>2269.77</text:p>
          </table:table-cell>
          <table:table-cell office:value-type="float" office:value="2763.59" calcext:value-type="float">
            <text:p>2763.59</text:p>
          </table:table-cell>
        </table:table-row>
        <table:table-row table:style-name="ro1">
          <table:table-cell office:value-type="float" office:value="33902892" calcext:value-type="float">
            <text:p>33902892</text:p>
          </table:table-cell>
          <table:table-cell table:formula="of:=[.A2121]/1000/(60*60*24)" office:value-type="time" office:time-value="PT09H25M02.892S" calcext:value-type="time">
            <text:p>09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270.73" calcext:value-type="float">
            <text:p>2270.73</text:p>
          </table:table-cell>
          <table:table-cell office:value-type="float" office:value="2764.63" calcext:value-type="float">
            <text:p>2764.63</text:p>
          </table:table-cell>
        </table:table-row>
        <table:table-row table:style-name="ro1">
          <table:table-cell office:value-type="float" office:value="33918892" calcext:value-type="float">
            <text:p>33918892</text:p>
          </table:table-cell>
          <table:table-cell table:formula="of:=[.A2122]/1000/(60*60*24)" office:value-type="time" office:time-value="PT09H25M18.892S" calcext:value-type="time">
            <text:p>09:25:19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271.69" calcext:value-type="float">
            <text:p>2271.69</text:p>
          </table:table-cell>
          <table:table-cell office:value-type="float" office:value="2765.67" calcext:value-type="float">
            <text:p>2765.67</text:p>
          </table:table-cell>
        </table:table-row>
        <table:table-row table:style-name="ro1">
          <table:table-cell office:value-type="float" office:value="33934892" calcext:value-type="float">
            <text:p>33934892</text:p>
          </table:table-cell>
          <table:table-cell table:formula="of:=[.A2123]/1000/(60*60*24)" office:value-type="time" office:time-value="PT09H25M34.892S" calcext:value-type="time">
            <text:p>09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272.65" calcext:value-type="float">
            <text:p>2272.65</text:p>
          </table:table-cell>
          <table:table-cell office:value-type="float" office:value="2766.72" calcext:value-type="float">
            <text:p>2766.72</text:p>
          </table:table-cell>
        </table:table-row>
        <table:table-row table:style-name="ro1">
          <table:table-cell office:value-type="float" office:value="33950892" calcext:value-type="float">
            <text:p>33950892</text:p>
          </table:table-cell>
          <table:table-cell table:formula="of:=[.A2124]/1000/(60*60*24)" office:value-type="time" office:time-value="PT09H25M50.892S" calcext:value-type="time">
            <text:p>09:25:51</text:p>
          </table:table-cell>
          <table:table-cell office:value-type="float" office:value="1.09" calcext:value-type="float">
            <text:p>1.09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94" calcext:value-type="float">
            <text:p>233.94</text:p>
          </table:table-cell>
          <table:table-cell office:value-type="float" office:value="2273.6" calcext:value-type="float">
            <text:p>2273.6</text:p>
          </table:table-cell>
          <table:table-cell office:value-type="float" office:value="2767.75" calcext:value-type="float">
            <text:p>2767.75</text:p>
          </table:table-cell>
        </table:table-row>
        <table:table-row table:style-name="ro1">
          <table:table-cell office:value-type="float" office:value="33966892" calcext:value-type="float">
            <text:p>33966892</text:p>
          </table:table-cell>
          <table:table-cell table:formula="of:=[.A2125]/1000/(60*60*24)" office:value-type="time" office:time-value="PT09H26M06.892S" calcext:value-type="time">
            <text:p>09:26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274.56" calcext:value-type="float">
            <text:p>2274.56</text:p>
          </table:table-cell>
          <table:table-cell office:value-type="float" office:value="2768.79" calcext:value-type="float">
            <text:p>2768.79</text:p>
          </table:table-cell>
        </table:table-row>
        <table:table-row table:style-name="ro1">
          <table:table-cell office:value-type="float" office:value="33982892" calcext:value-type="float">
            <text:p>33982892</text:p>
          </table:table-cell>
          <table:table-cell table:formula="of:=[.A2126]/1000/(60*60*24)" office:value-type="time" office:time-value="PT09H26M22.892S" calcext:value-type="time">
            <text:p>09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2275.52" calcext:value-type="float">
            <text:p>2275.52</text:p>
          </table:table-cell>
          <table:table-cell office:value-type="float" office:value="2769.83" calcext:value-type="float">
            <text:p>2769.83</text:p>
          </table:table-cell>
        </table:table-row>
        <table:table-row table:style-name="ro1">
          <table:table-cell office:value-type="float" office:value="33998892" calcext:value-type="float">
            <text:p>33998892</text:p>
          </table:table-cell>
          <table:table-cell table:formula="of:=[.A2127]/1000/(60*60*24)" office:value-type="time" office:time-value="PT09H26M38.892S" calcext:value-type="time">
            <text:p>09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276.47" calcext:value-type="float">
            <text:p>2276.47</text:p>
          </table:table-cell>
          <table:table-cell office:value-type="float" office:value="2770.86" calcext:value-type="float">
            <text:p>2770.86</text:p>
          </table:table-cell>
        </table:table-row>
        <table:table-row table:style-name="ro1">
          <table:table-cell office:value-type="float" office:value="34014892" calcext:value-type="float">
            <text:p>34014892</text:p>
          </table:table-cell>
          <table:table-cell table:formula="of:=[.A2128]/1000/(60*60*24)" office:value-type="time" office:time-value="PT09H26M54.892S" calcext:value-type="time">
            <text:p>09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277.43" calcext:value-type="float">
            <text:p>2277.43</text:p>
          </table:table-cell>
          <table:table-cell office:value-type="float" office:value="2771.89" calcext:value-type="float">
            <text:p>2771.89</text:p>
          </table:table-cell>
        </table:table-row>
        <table:table-row table:style-name="ro1">
          <table:table-cell office:value-type="float" office:value="34030892" calcext:value-type="float">
            <text:p>34030892</text:p>
          </table:table-cell>
          <table:table-cell table:formula="of:=[.A2129]/1000/(60*60*24)" office:value-type="time" office:time-value="PT09H27M10.892S" calcext:value-type="time">
            <text:p>09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2.08" calcext:value-type="float">
            <text:p>232.08</text:p>
          </table:table-cell>
          <table:table-cell office:value-type="float" office:value="2278.38" calcext:value-type="float">
            <text:p>2278.38</text:p>
          </table:table-cell>
          <table:table-cell office:value-type="float" office:value="2772.92" calcext:value-type="float">
            <text:p>2772.92</text:p>
          </table:table-cell>
        </table:table-row>
        <table:table-row table:style-name="ro1">
          <table:table-cell office:value-type="float" office:value="34046892" calcext:value-type="float">
            <text:p>34046892</text:p>
          </table:table-cell>
          <table:table-cell table:formula="of:=[.A2130]/1000/(60*60*24)" office:value-type="time" office:time-value="PT09H27M26.892S" calcext:value-type="time">
            <text:p>09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9" calcext:value-type="float">
            <text:p>230.9</text:p>
          </table:table-cell>
          <table:table-cell office:value-type="float" office:value="2279.34" calcext:value-type="float">
            <text:p>2279.34</text:p>
          </table:table-cell>
          <table:table-cell office:value-type="float" office:value="2773.95" calcext:value-type="float">
            <text:p>2773.95</text:p>
          </table:table-cell>
        </table:table-row>
        <table:table-row table:style-name="ro1">
          <table:table-cell office:value-type="float" office:value="34062892" calcext:value-type="float">
            <text:p>34062892</text:p>
          </table:table-cell>
          <table:table-cell table:formula="of:=[.A2131]/1000/(60*60*24)" office:value-type="time" office:time-value="PT09H27M42.892S" calcext:value-type="time">
            <text:p>09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8" calcext:value-type="float">
            <text:p>230.78</text:p>
          </table:table-cell>
          <table:table-cell office:value-type="float" office:value="2280.29" calcext:value-type="float">
            <text:p>2280.29</text:p>
          </table:table-cell>
          <table:table-cell office:value-type="float" office:value="2774.98" calcext:value-type="float">
            <text:p>2774.98</text:p>
          </table:table-cell>
        </table:table-row>
        <table:table-row table:style-name="ro1">
          <table:table-cell office:value-type="float" office:value="34078892" calcext:value-type="float">
            <text:p>34078892</text:p>
          </table:table-cell>
          <table:table-cell table:formula="of:=[.A2132]/1000/(60*60*24)" office:value-type="time" office:time-value="PT09H27M58.892S" calcext:value-type="time">
            <text:p>09:27:59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281.24" calcext:value-type="float">
            <text:p>2281.24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34094892" calcext:value-type="float">
            <text:p>34094892</text:p>
          </table:table-cell>
          <table:table-cell table:formula="of:=[.A2133]/1000/(60*60*24)" office:value-type="time" office:time-value="PT09H28M14.892S" calcext:value-type="time">
            <text:p>09:28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282.19" calcext:value-type="float">
            <text:p>2282.19</text:p>
          </table:table-cell>
          <table:table-cell office:value-type="float" office:value="2777.02" calcext:value-type="float">
            <text:p>2777.02</text:p>
          </table:table-cell>
        </table:table-row>
        <table:table-row table:style-name="ro1">
          <table:table-cell office:value-type="float" office:value="34110892" calcext:value-type="float">
            <text:p>34110892</text:p>
          </table:table-cell>
          <table:table-cell table:formula="of:=[.A2134]/1000/(60*60*24)" office:value-type="time" office:time-value="PT09H28M30.892S" calcext:value-type="time">
            <text:p>09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283.14" calcext:value-type="float">
            <text:p>2283.14</text:p>
          </table:table-cell>
          <table:table-cell office:value-type="float" office:value="2778.04" calcext:value-type="float">
            <text:p>2778.04</text:p>
          </table:table-cell>
        </table:table-row>
        <table:table-row table:style-name="ro1">
          <table:table-cell office:value-type="float" office:value="34126892" calcext:value-type="float">
            <text:p>34126892</text:p>
          </table:table-cell>
          <table:table-cell table:formula="of:=[.A2135]/1000/(60*60*24)" office:value-type="time" office:time-value="PT09H28M46.892S" calcext:value-type="time">
            <text:p>09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284.09" calcext:value-type="float">
            <text:p>2284.09</text:p>
          </table:table-cell>
          <table:table-cell office:value-type="float" office:value="2779.06" calcext:value-type="float">
            <text:p>2779.06</text:p>
          </table:table-cell>
        </table:table-row>
        <table:table-row table:style-name="ro1">
          <table:table-cell office:value-type="float" office:value="34142892" calcext:value-type="float">
            <text:p>34142892</text:p>
          </table:table-cell>
          <table:table-cell table:formula="of:=[.A2136]/1000/(60*60*24)" office:value-type="time" office:time-value="PT09H29M02.892S" calcext:value-type="time">
            <text:p>09:29:03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8.72" calcext:value-type="float">
            <text:p>228.72</text:p>
          </table:table-cell>
          <table:table-cell office:value-type="float" office:value="2285.04" calcext:value-type="float">
            <text:p>2285.04</text:p>
          </table:table-cell>
          <table:table-cell office:value-type="float" office:value="2780.08" calcext:value-type="float">
            <text:p>2780.08</text:p>
          </table:table-cell>
        </table:table-row>
        <table:table-row table:style-name="ro1">
          <table:table-cell office:value-type="float" office:value="34158892" calcext:value-type="float">
            <text:p>34158892</text:p>
          </table:table-cell>
          <table:table-cell table:formula="of:=[.A2137]/1000/(60*60*24)" office:value-type="time" office:time-value="PT09H29M18.892S" calcext:value-type="time">
            <text:p>09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285.98" calcext:value-type="float">
            <text:p>2285.98</text:p>
          </table:table-cell>
          <table:table-cell office:value-type="float" office:value="2781.09" calcext:value-type="float">
            <text:p>2781.09</text:p>
          </table:table-cell>
        </table:table-row>
        <table:table-row table:style-name="ro1">
          <table:table-cell office:value-type="float" office:value="34174892" calcext:value-type="float">
            <text:p>34174892</text:p>
          </table:table-cell>
          <table:table-cell table:formula="of:=[.A2138]/1000/(60*60*24)" office:value-type="time" office:time-value="PT09H29M34.892S" calcext:value-type="time">
            <text:p>09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4" calcext:value-type="float">
            <text:p>227.44</text:p>
          </table:table-cell>
          <table:table-cell office:value-type="float" office:value="2286.93" calcext:value-type="float">
            <text:p>2286.93</text:p>
          </table:table-cell>
          <table:table-cell office:value-type="float" office:value="2782.11" calcext:value-type="float">
            <text:p>2782.11</text:p>
          </table:table-cell>
        </table:table-row>
        <table:table-row table:style-name="ro1">
          <table:table-cell office:value-type="float" office:value="34190892" calcext:value-type="float">
            <text:p>34190892</text:p>
          </table:table-cell>
          <table:table-cell table:formula="of:=[.A2139]/1000/(60*60*24)" office:value-type="time" office:time-value="PT09H29M50.892S" calcext:value-type="time">
            <text:p>09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7.22" calcext:value-type="float">
            <text:p>227.22</text:p>
          </table:table-cell>
          <table:table-cell office:value-type="float" office:value="2287.87" calcext:value-type="float">
            <text:p>2287.87</text:p>
          </table:table-cell>
          <table:table-cell office:value-type="float" office:value="2783.12" calcext:value-type="float">
            <text:p>2783.12</text:p>
          </table:table-cell>
        </table:table-row>
        <table:table-row table:style-name="ro1">
          <table:table-cell office:value-type="float" office:value="34206892" calcext:value-type="float">
            <text:p>34206892</text:p>
          </table:table-cell>
          <table:table-cell table:formula="of:=[.A2140]/1000/(60*60*24)" office:value-type="time" office:time-value="PT09H30M06.892S" calcext:value-type="time">
            <text:p>09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7" calcext:value-type="float">
            <text:p>227</text:p>
          </table:table-cell>
          <table:table-cell office:value-type="float" office:value="2288.82" calcext:value-type="float">
            <text:p>2288.82</text:p>
          </table:table-cell>
          <table:table-cell office:value-type="float" office:value="2784.13" calcext:value-type="float">
            <text:p>2784.13</text:p>
          </table:table-cell>
        </table:table-row>
        <table:table-row table:style-name="ro1">
          <table:table-cell office:value-type="float" office:value="34222892" calcext:value-type="float">
            <text:p>34222892</text:p>
          </table:table-cell>
          <table:table-cell table:formula="of:=[.A2141]/1000/(60*60*24)" office:value-type="time" office:time-value="PT09H30M22.892S" calcext:value-type="time">
            <text:p>09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2289.76" calcext:value-type="float">
            <text:p>2289.76</text:p>
          </table:table-cell>
          <table:table-cell office:value-type="float" office:value="2785.13" calcext:value-type="float">
            <text:p>2785.13</text:p>
          </table:table-cell>
        </table:table-row>
        <table:table-row table:style-name="ro1">
          <table:table-cell office:value-type="float" office:value="34238892" calcext:value-type="float">
            <text:p>34238892</text:p>
          </table:table-cell>
          <table:table-cell table:formula="of:=[.A2142]/1000/(60*60*24)" office:value-type="time" office:time-value="PT09H30M38.892S" calcext:value-type="time">
            <text:p>09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211.8" calcext:value-type="float">
            <text:p>211.8</text:p>
          </table:table-cell>
          <table:table-cell office:value-type="float" office:value="225.61" calcext:value-type="float">
            <text:p>225.61</text:p>
          </table:table-cell>
          <table:table-cell office:value-type="float" office:value="2290.7" calcext:value-type="float">
            <text:p>2290.7</text:p>
          </table:table-cell>
          <table:table-cell office:value-type="float" office:value="2786.13" calcext:value-type="float">
            <text:p>2786.13</text:p>
          </table:table-cell>
        </table:table-row>
        <table:table-row table:style-name="ro1">
          <table:table-cell office:value-type="float" office:value="34254892" calcext:value-type="float">
            <text:p>34254892</text:p>
          </table:table-cell>
          <table:table-cell table:formula="of:=[.A2143]/1000/(60*60*24)" office:value-type="time" office:time-value="PT09H30M54.892S" calcext:value-type="time">
            <text:p>09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291.64" calcext:value-type="float">
            <text:p>2291.64</text:p>
          </table:table-cell>
          <table:table-cell office:value-type="float" office:value="2787.14" calcext:value-type="float">
            <text:p>2787.14</text:p>
          </table:table-cell>
        </table:table-row>
        <table:table-row table:style-name="ro1">
          <table:table-cell office:value-type="float" office:value="34270892" calcext:value-type="float">
            <text:p>34270892</text:p>
          </table:table-cell>
          <table:table-cell table:formula="of:=[.A2144]/1000/(60*60*24)" office:value-type="time" office:time-value="PT09H31M10.892S" calcext:value-type="time">
            <text:p>09:31:11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2" calcext:value-type="float">
            <text:p>224.22</text:p>
          </table:table-cell>
          <table:table-cell office:value-type="float" office:value="2292.59" calcext:value-type="float">
            <text:p>2292.59</text:p>
          </table:table-cell>
          <table:table-cell office:value-type="float" office:value="2788.14" calcext:value-type="float">
            <text:p>2788.14</text:p>
          </table:table-cell>
        </table:table-row>
        <table:table-row table:style-name="ro1">
          <table:table-cell office:value-type="float" office:value="34286892" calcext:value-type="float">
            <text:p>34286892</text:p>
          </table:table-cell>
          <table:table-cell table:formula="of:=[.A2145]/1000/(60*60*24)" office:value-type="time" office:time-value="PT09H31M26.892S" calcext:value-type="time">
            <text:p>09:31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4" calcext:value-type="float">
            <text:p>224</text:p>
          </table:table-cell>
          <table:table-cell office:value-type="float" office:value="2293.52" calcext:value-type="float">
            <text:p>2293.52</text:p>
          </table:table-cell>
          <table:table-cell office:value-type="float" office:value="2789.13" calcext:value-type="float">
            <text:p>2789.13</text:p>
          </table:table-cell>
        </table:table-row>
        <table:table-row table:style-name="ro1">
          <table:table-cell office:value-type="float" office:value="34302892" calcext:value-type="float">
            <text:p>34302892</text:p>
          </table:table-cell>
          <table:table-cell table:formula="of:=[.A2146]/1000/(60*60*24)" office:value-type="time" office:time-value="PT09H31M42.892S" calcext:value-type="time">
            <text:p>09:31:43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294.46" calcext:value-type="float">
            <text:p>2294.46</text:p>
          </table:table-cell>
          <table:table-cell office:value-type="float" office:value="2790.13" calcext:value-type="float">
            <text:p>2790.13</text:p>
          </table:table-cell>
        </table:table-row>
        <table:table-row table:style-name="ro1">
          <table:table-cell office:value-type="float" office:value="34318892" calcext:value-type="float">
            <text:p>34318892</text:p>
          </table:table-cell>
          <table:table-cell table:formula="of:=[.A2147]/1000/(60*60*24)" office:value-type="time" office:time-value="PT09H31M58.892S" calcext:value-type="time">
            <text:p>09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295.4" calcext:value-type="float">
            <text:p>2295.4</text:p>
          </table:table-cell>
          <table:table-cell office:value-type="float" office:value="2791.12" calcext:value-type="float">
            <text:p>2791.12</text:p>
          </table:table-cell>
        </table:table-row>
        <table:table-row table:style-name="ro1">
          <table:table-cell office:value-type="float" office:value="34334892" calcext:value-type="float">
            <text:p>34334892</text:p>
          </table:table-cell>
          <table:table-cell table:formula="of:=[.A2148]/1000/(60*60*24)" office:value-type="time" office:time-value="PT09H32M14.892S" calcext:value-type="time">
            <text:p>09:32:15</text:p>
          </table:table-cell>
          <table:table-cell office:value-type="float" office:value="1.06" calcext:value-type="float">
            <text:p>1.06</text:p>
          </table:table-cell>
          <table:table-cell office:value-type="float" office:value="210.2" calcext:value-type="float">
            <text:p>210.2</text:p>
          </table:table-cell>
          <table:table-cell office:value-type="float" office:value="222.19" calcext:value-type="float">
            <text:p>222.19</text:p>
          </table:table-cell>
          <table:table-cell office:value-type="float" office:value="2296.33" calcext:value-type="float">
            <text:p>2296.33</text:p>
          </table:table-cell>
          <table:table-cell office:value-type="float" office:value="2792.11" calcext:value-type="float">
            <text:p>2792.11</text:p>
          </table:table-cell>
        </table:table-row>
        <table:table-row table:style-name="ro1">
          <table:table-cell office:value-type="float" office:value="34350892" calcext:value-type="float">
            <text:p>34350892</text:p>
          </table:table-cell>
          <table:table-cell table:formula="of:=[.A2149]/1000/(60*60*24)" office:value-type="time" office:time-value="PT09H32M30.892S" calcext:value-type="time">
            <text:p>09:32:31</text:p>
          </table:table-cell>
          <table:table-cell office:value-type="float" office:value="1.06" calcext:value-type="float">
            <text:p>1.06</text:p>
          </table:table-cell>
          <table:table-cell office:value-type="float" office:value="210" calcext:value-type="float">
            <text:p>210</text:p>
          </table:table-cell>
          <table:table-cell office:value-type="float" office:value="221.97" calcext:value-type="float">
            <text:p>221.97</text:p>
          </table:table-cell>
          <table:table-cell office:value-type="float" office:value="2297.27" calcext:value-type="float">
            <text:p>2297.27</text:p>
          </table:table-cell>
          <table:table-cell office:value-type="float" office:value="2793.09" calcext:value-type="float">
            <text:p>2793.09</text:p>
          </table:table-cell>
        </table:table-row>
        <table:table-row table:style-name="ro1">
          <table:table-cell office:value-type="float" office:value="34366892" calcext:value-type="float">
            <text:p>34366892</text:p>
          </table:table-cell>
          <table:table-cell table:formula="of:=[.A2150]/1000/(60*60*24)" office:value-type="time" office:time-value="PT09H32M46.892S" calcext:value-type="time">
            <text:p>09:32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298.2" calcext:value-type="float">
            <text:p>2298.2</text:p>
          </table:table-cell>
          <table:table-cell office:value-type="float" office:value="2794.08" calcext:value-type="float">
            <text:p>2794.08</text:p>
          </table:table-cell>
        </table:table-row>
        <table:table-row table:style-name="ro1">
          <table:table-cell office:value-type="float" office:value="34382892" calcext:value-type="float">
            <text:p>34382892</text:p>
          </table:table-cell>
          <table:table-cell table:formula="of:=[.A2151]/1000/(60*60*24)" office:value-type="time" office:time-value="PT09H33M02.892S" calcext:value-type="time">
            <text:p>09:33:03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99.13" calcext:value-type="float">
            <text:p>2299.13</text:p>
          </table:table-cell>
          <table:table-cell office:value-type="float" office:value="2795.06" calcext:value-type="float">
            <text:p>2795.06</text:p>
          </table:table-cell>
        </table:table-row>
        <table:table-row table:style-name="ro1">
          <table:table-cell office:value-type="float" office:value="34398892" calcext:value-type="float">
            <text:p>34398892</text:p>
          </table:table-cell>
          <table:table-cell table:formula="of:=[.A2152]/1000/(60*60*24)" office:value-type="time" office:time-value="PT09H33M18.892S" calcext:value-type="time">
            <text:p>09:33:19</text:p>
          </table:table-cell>
          <table:table-cell office:value-type="float" office:value="1.05" calcext:value-type="float">
            <text:p>1.05</text:p>
          </table:table-cell>
          <table:table-cell office:value-type="float" office:value="209.1" calcext:value-type="float">
            <text:p>209.1</text:p>
          </table:table-cell>
          <table:table-cell office:value-type="float" office:value="220.16" calcext:value-type="float">
            <text:p>220.16</text:p>
          </table:table-cell>
          <table:table-cell office:value-type="float" office:value="2300.06" calcext:value-type="float">
            <text:p>2300.06</text:p>
          </table:table-cell>
          <table:table-cell office:value-type="float" office:value="2796.04" calcext:value-type="float">
            <text:p>2796.04</text:p>
          </table:table-cell>
        </table:table-row>
        <table:table-row table:style-name="ro1">
          <table:table-cell office:value-type="float" office:value="34414892" calcext:value-type="float">
            <text:p>34414892</text:p>
          </table:table-cell>
          <table:table-cell table:formula="of:=[.A2153]/1000/(60*60*24)" office:value-type="time" office:time-value="PT09H33M34.892S" calcext:value-type="time">
            <text:p>09:33:35</text:p>
          </table:table-cell>
          <table:table-cell office:value-type="float" office:value="1.05" calcext:value-type="float">
            <text:p>1.05</text:p>
          </table:table-cell>
          <table:table-cell office:value-type="float" office:value="208.8" calcext:value-type="float">
            <text:p>208.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300.99" calcext:value-type="float">
            <text:p>2300.99</text:p>
          </table:table-cell>
          <table:table-cell office:value-type="float" office:value="2797.01" calcext:value-type="float">
            <text:p>2797.01</text:p>
          </table:table-cell>
        </table:table-row>
        <table:table-row table:style-name="ro1">
          <table:table-cell office:value-type="float" office:value="34430892" calcext:value-type="float">
            <text:p>34430892</text:p>
          </table:table-cell>
          <table:table-cell table:formula="of:=[.A2154]/1000/(60*60*24)" office:value-type="time" office:time-value="PT09H33M50.892S" calcext:value-type="time">
            <text:p>09:33:51</text:p>
          </table:table-cell>
          <table:table-cell office:value-type="float" office:value="1.05" calcext:value-type="float">
            <text:p>1.05</text:p>
          </table:table-cell>
          <table:table-cell office:value-type="float" office:value="208.4" calcext:value-type="float">
            <text:p>208.4</text:p>
          </table:table-cell>
          <table:table-cell office:value-type="float" office:value="218.58" calcext:value-type="float">
            <text:p>218.58</text:p>
          </table:table-cell>
          <table:table-cell office:value-type="float" office:value="2301.91" calcext:value-type="float">
            <text:p>2301.91</text:p>
          </table:table-cell>
          <table:table-cell office:value-type="float" office:value="2797.98" calcext:value-type="float">
            <text:p>2797.98</text:p>
          </table:table-cell>
        </table:table-row>
        <table:table-row table:style-name="ro1">
          <table:table-cell office:value-type="float" office:value="34446892" calcext:value-type="float">
            <text:p>34446892</text:p>
          </table:table-cell>
          <table:table-cell table:formula="of:=[.A2155]/1000/(60*60*24)" office:value-type="time" office:time-value="PT09H34M06.892S" calcext:value-type="time">
            <text:p>09:34:07</text:p>
          </table:table-cell>
          <table:table-cell office:value-type="float" office:value="1.05" calcext:value-type="float">
            <text:p>1.05</text:p>
          </table:table-cell>
          <table:table-cell office:value-type="float" office:value="208.1" calcext:value-type="float">
            <text:p>208.1</text:p>
          </table:table-cell>
          <table:table-cell office:value-type="float" office:value="218.26" calcext:value-type="float">
            <text:p>218.26</text:p>
          </table:table-cell>
          <table:table-cell office:value-type="float" office:value="2302.84" calcext:value-type="float">
            <text:p>2302.84</text:p>
          </table:table-cell>
          <table:table-cell office:value-type="float" office:value="2798.95" calcext:value-type="float">
            <text:p>2798.95</text:p>
          </table:table-cell>
        </table:table-row>
        <table:table-row table:style-name="ro1">
          <table:table-cell office:value-type="float" office:value="34462892" calcext:value-type="float">
            <text:p>34462892</text:p>
          </table:table-cell>
          <table:table-cell table:formula="of:=[.A2156]/1000/(60*60*24)" office:value-type="time" office:time-value="PT09H34M22.892S" calcext:value-type="time">
            <text:p>09:34:23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7.11" calcext:value-type="float">
            <text:p>217.11</text:p>
          </table:table-cell>
          <table:table-cell office:value-type="float" office:value="2303.77" calcext:value-type="float">
            <text:p>2303.77</text:p>
          </table:table-cell>
          <table:table-cell office:value-type="float" office:value="2799.92" calcext:value-type="float">
            <text:p>2799.92</text:p>
          </table:table-cell>
        </table:table-row>
        <table:table-row table:style-name="ro1">
          <table:table-cell office:value-type="float" office:value="34478892" calcext:value-type="float">
            <text:p>34478892</text:p>
          </table:table-cell>
          <table:table-cell table:formula="of:=[.A2157]/1000/(60*60*24)" office:value-type="time" office:time-value="PT09H34M38.892S" calcext:value-type="time">
            <text:p>09:34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.5" calcext:value-type="float">
            <text:p>207.5</text:p>
          </table:table-cell>
          <table:table-cell office:value-type="float" office:value="215.96" calcext:value-type="float">
            <text:p>215.96</text:p>
          </table:table-cell>
          <table:table-cell office:value-type="float" office:value="2304.69" calcext:value-type="float">
            <text:p>2304.69</text:p>
          </table:table-cell>
          <table:table-cell office:value-type="float" office:value="2800.88" calcext:value-type="float">
            <text:p>2800.88</text:p>
          </table:table-cell>
        </table:table-row>
        <table:table-row table:style-name="ro1">
          <table:table-cell office:value-type="float" office:value="34494892" calcext:value-type="float">
            <text:p>34494892</text:p>
          </table:table-cell>
          <table:table-cell table:formula="of:=[.A2158]/1000/(60*60*24)" office:value-type="time" office:time-value="PT09H34M54.892S" calcext:value-type="time">
            <text:p>09:34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5.64" calcext:value-type="float">
            <text:p>215.64</text:p>
          </table:table-cell>
          <table:table-cell office:value-type="float" office:value="2305.61" calcext:value-type="float">
            <text:p>2305.61</text:p>
          </table:table-cell>
          <table:table-cell office:value-type="float" office:value="2801.84" calcext:value-type="float">
            <text:p>2801.84</text:p>
          </table:table-cell>
        </table:table-row>
        <table:table-row table:style-name="ro1">
          <table:table-cell office:value-type="float" office:value="34510892" calcext:value-type="float">
            <text:p>34510892</text:p>
          </table:table-cell>
          <table:table-cell table:formula="of:=[.A2159]/1000/(60*60*24)" office:value-type="time" office:time-value="PT09H35M10.892S" calcext:value-type="time">
            <text:p>09:35:11</text:p>
          </table:table-cell>
          <table:table-cell office:value-type="float" office:value="1.04" calcext:value-type="float">
            <text:p>1.04</text:p>
          </table:table-cell>
          <table:table-cell office:value-type="float" office:value="206.7" calcext:value-type="float">
            <text:p>206.7</text:p>
          </table:table-cell>
          <table:table-cell office:value-type="float" office:value="215.11" calcext:value-type="float">
            <text:p>215.11</text:p>
          </table:table-cell>
          <table:table-cell office:value-type="float" office:value="2306.53" calcext:value-type="float">
            <text:p>2306.53</text:p>
          </table:table-cell>
          <table:table-cell office:value-type="float" office:value="2802.8" calcext:value-type="float">
            <text:p>2802.8</text:p>
          </table:table-cell>
        </table:table-row>
        <table:table-row table:style-name="ro1">
          <table:table-cell office:value-type="float" office:value="34526892" calcext:value-type="float">
            <text:p>34526892</text:p>
          </table:table-cell>
          <table:table-cell table:formula="of:=[.A2160]/1000/(60*60*24)" office:value-type="time" office:time-value="PT09H35M26.892S" calcext:value-type="time">
            <text:p>09:35:27</text:p>
          </table:table-cell>
          <table:table-cell office:value-type="float" office:value="1.04" calcext:value-type="float">
            <text:p>1.04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96" calcext:value-type="float">
            <text:p>213.96</text:p>
          </table:table-cell>
          <table:table-cell office:value-type="float" office:value="2307.45" calcext:value-type="float">
            <text:p>2307.45</text:p>
          </table:table-cell>
          <table:table-cell office:value-type="float" office:value="2803.76" calcext:value-type="float">
            <text:p>2803.76</text:p>
          </table:table-cell>
        </table:table-row>
        <table:table-row table:style-name="ro1">
          <table:table-cell office:value-type="float" office:value="34542892" calcext:value-type="float">
            <text:p>34542892</text:p>
          </table:table-cell>
          <table:table-cell table:formula="of:=[.A2161]/1000/(60*60*24)" office:value-type="time" office:time-value="PT09H35M42.892S" calcext:value-type="time">
            <text:p>09:35:43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office:value-type="float" office:value="212.72" calcext:value-type="float">
            <text:p>212.72</text:p>
          </table:table-cell>
          <table:table-cell office:value-type="float" office:value="2308.36" calcext:value-type="float">
            <text:p>2308.36</text:p>
          </table:table-cell>
          <table:table-cell office:value-type="float" office:value="2804.7" calcext:value-type="float">
            <text:p>2804.7</text:p>
          </table:table-cell>
        </table:table-row>
        <table:table-row table:style-name="ro1">
          <table:table-cell office:value-type="float" office:value="34558892" calcext:value-type="float">
            <text:p>34558892</text:p>
          </table:table-cell>
          <table:table-cell table:formula="of:=[.A2162]/1000/(60*60*24)" office:value-type="time" office:time-value="PT09H35M58.892S" calcext:value-type="time">
            <text:p>09:35:59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2.4" calcext:value-type="float">
            <text:p>212.4</text:p>
          </table:table-cell>
          <table:table-cell office:value-type="float" office:value="2309.28" calcext:value-type="float">
            <text:p>2309.28</text:p>
          </table:table-cell>
          <table:table-cell office:value-type="float" office:value="2805.65" calcext:value-type="float">
            <text:p>2805.65</text:p>
          </table:table-cell>
        </table:table-row>
        <table:table-row table:style-name="ro1">
          <table:table-cell office:value-type="float" office:value="34574892" calcext:value-type="float">
            <text:p>34574892</text:p>
          </table:table-cell>
          <table:table-cell table:formula="of:=[.A2163]/1000/(60*60*24)" office:value-type="time" office:time-value="PT09H36M14.892S" calcext:value-type="time">
            <text:p>09:36:15</text:p>
          </table:table-cell>
          <table:table-cell office:value-type="float" office:value="1.03" calcext:value-type="float">
            <text:p>1.03</text:p>
          </table:table-cell>
          <table:table-cell office:value-type="float" office:value="205.2" calcext:value-type="float">
            <text:p>205.2</text:p>
          </table:table-cell>
          <table:table-cell office:value-type="float" office:value="211.05" calcext:value-type="float">
            <text:p>211.05</text:p>
          </table:table-cell>
          <table:table-cell office:value-type="float" office:value="2310.19" calcext:value-type="float">
            <text:p>2310.19</text:p>
          </table:table-cell>
          <table:table-cell office:value-type="float" office:value="2806.59" calcext:value-type="float">
            <text:p>2806.59</text:p>
          </table:table-cell>
        </table:table-row>
        <table:table-row table:style-name="ro1">
          <table:table-cell office:value-type="float" office:value="34590892" calcext:value-type="float">
            <text:p>34590892</text:p>
          </table:table-cell>
          <table:table-cell table:formula="of:=[.A2164]/1000/(60*60*24)" office:value-type="time" office:time-value="PT09H36M30.892S" calcext:value-type="time">
            <text:p>09:36:31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311.1" calcext:value-type="float">
            <text:p>2311.1</text:p>
          </table:table-cell>
          <table:table-cell office:value-type="float" office:value="2807.53" calcext:value-type="float">
            <text:p>2807.53</text:p>
          </table:table-cell>
        </table:table-row>
        <table:table-row table:style-name="ro1">
          <table:table-cell office:value-type="float" office:value="34606892" calcext:value-type="float">
            <text:p>34606892</text:p>
          </table:table-cell>
          <table:table-cell table:formula="of:=[.A2165]/1000/(60*60*24)" office:value-type="time" office:time-value="PT09H36M46.892S" calcext:value-type="time">
            <text:p>09:36:47</text:p>
          </table:table-cell>
          <table:table-cell office:value-type="float" office:value="1.03" calcext:value-type="float">
            <text:p>1.03</text:p>
          </table:table-cell>
          <table:table-cell office:value-type="float" office:value="204.4" calcext:value-type="float">
            <text:p>204.4</text:p>
          </table:table-cell>
          <table:table-cell office:value-type="float" office:value="210.21" calcext:value-type="float">
            <text:p>210.21</text:p>
          </table:table-cell>
          <table:table-cell office:value-type="float" office:value="2312.01" calcext:value-type="float">
            <text:p>2312.01</text:p>
          </table:table-cell>
          <table:table-cell office:value-type="float" office:value="2808.47" calcext:value-type="float">
            <text:p>2808.47</text:p>
          </table:table-cell>
        </table:table-row>
        <table:table-row table:style-name="ro1">
          <table:table-cell office:value-type="float" office:value="34622892" calcext:value-type="float">
            <text:p>34622892</text:p>
          </table:table-cell>
          <table:table-cell table:formula="of:=[.A2166]/1000/(60*60*24)" office:value-type="time" office:time-value="PT09H37M02.892S" calcext:value-type="time">
            <text:p>09:37:03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312.92" calcext:value-type="float">
            <text:p>2312.92</text:p>
          </table:table-cell>
          <table:table-cell office:value-type="float" office:value="2809.4" calcext:value-type="float">
            <text:p>2809.4</text:p>
          </table:table-cell>
        </table:table-row>
        <table:table-row table:style-name="ro1">
          <table:table-cell office:value-type="float" office:value="34638892" calcext:value-type="float">
            <text:p>34638892</text:p>
          </table:table-cell>
          <table:table-cell table:formula="of:=[.A2167]/1000/(60*60*24)" office:value-type="time" office:time-value="PT09H37M18.892S" calcext:value-type="time">
            <text:p>09:37:19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8.56" calcext:value-type="float">
            <text:p>208.56</text:p>
          </table:table-cell>
          <table:table-cell office:value-type="float" office:value="2313.82" calcext:value-type="float">
            <text:p>2313.82</text:p>
          </table:table-cell>
          <table:table-cell office:value-type="float" office:value="2810.33" calcext:value-type="float">
            <text:p>2810.33</text:p>
          </table:table-cell>
        </table:table-row>
        <table:table-row table:style-name="ro1">
          <table:table-cell office:value-type="float" office:value="34654892" calcext:value-type="float">
            <text:p>34654892</text:p>
          </table:table-cell>
          <table:table-cell table:formula="of:=[.A2168]/1000/(60*60*24)" office:value-type="time" office:time-value="PT09H37M34.892S" calcext:value-type="time">
            <text:p>09:37:35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7.22" calcext:value-type="float">
            <text:p>207.22</text:p>
          </table:table-cell>
          <table:table-cell office:value-type="float" office:value="2314.73" calcext:value-type="float">
            <text:p>2314.73</text:p>
          </table:table-cell>
          <table:table-cell office:value-type="float" office:value="2811.25" calcext:value-type="float">
            <text:p>2811.25</text:p>
          </table:table-cell>
        </table:table-row>
        <table:table-row table:style-name="ro1">
          <table:table-cell office:value-type="float" office:value="34670892" calcext:value-type="float">
            <text:p>34670892</text:p>
          </table:table-cell>
          <table:table-cell table:formula="of:=[.A2169]/1000/(60*60*24)" office:value-type="time" office:time-value="PT09H37M50.892S" calcext:value-type="time">
            <text:p>09:37:51</text:p>
          </table:table-cell>
          <table:table-cell office:value-type="float" office:value="1.02" calcext:value-type="float">
            <text:p>1.02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89" calcext:value-type="float">
            <text:p>205.89</text:p>
          </table:table-cell>
          <table:table-cell office:value-type="float" office:value="2315.63" calcext:value-type="float">
            <text:p>2315.63</text:p>
          </table:table-cell>
          <table:table-cell office:value-type="float" office:value="2812.17" calcext:value-type="float">
            <text:p>2812.17</text:p>
          </table:table-cell>
        </table:table-row>
        <table:table-row table:style-name="ro1">
          <table:table-cell office:value-type="float" office:value="34686892" calcext:value-type="float">
            <text:p>34686892</text:p>
          </table:table-cell>
          <table:table-cell table:formula="of:=[.A2170]/1000/(60*60*24)" office:value-type="time" office:time-value="PT09H38M06.892S" calcext:value-type="time">
            <text:p>09:38:07</text:p>
          </table:table-cell>
          <table:table-cell office:value-type="float" office:value="1.02" calcext:value-type="float">
            <text:p>1.02</text:p>
          </table:table-cell>
          <table:table-cell office:value-type="float" office:value="202.1" calcext:value-type="float">
            <text:p>202.1</text:p>
          </table:table-cell>
          <table:table-cell office:value-type="float" office:value="205.38" calcext:value-type="float">
            <text:p>205.38</text:p>
          </table:table-cell>
          <table:table-cell office:value-type="float" office:value="2316.53" calcext:value-type="float">
            <text:p>2316.53</text:p>
          </table:table-cell>
          <table:table-cell office:value-type="float" office:value="2813.08" calcext:value-type="float">
            <text:p>2813.08</text:p>
          </table:table-cell>
        </table:table-row>
        <table:table-row table:style-name="ro1">
          <table:table-cell office:value-type="float" office:value="34702892" calcext:value-type="float">
            <text:p>34702892</text:p>
          </table:table-cell>
          <table:table-cell table:formula="of:=[.A2171]/1000/(60*60*24)" office:value-type="time" office:time-value="PT09H38M22.892S" calcext:value-type="time">
            <text:p>09:38:23</text:p>
          </table:table-cell>
          <table:table-cell office:value-type="float" office:value="1.01" calcext:value-type="float">
            <text:p>1.01</text:p>
          </table:table-cell>
          <table:table-cell office:value-type="float" office:value="201.7" calcext:value-type="float">
            <text:p>201.7</text:p>
          </table:table-cell>
          <table:table-cell office:value-type="float" office:value="204.15" calcext:value-type="float">
            <text:p>204.15</text:p>
          </table:table-cell>
          <table:table-cell office:value-type="float" office:value="2317.43" calcext:value-type="float">
            <text:p>2317.43</text:p>
          </table:table-cell>
          <table:table-cell office:value-type="float" office:value="2813.99" calcext:value-type="float">
            <text:p>2813.99</text:p>
          </table:table-cell>
        </table:table-row>
        <table:table-row table:style-name="ro1">
          <table:table-cell office:value-type="float" office:value="34718892" calcext:value-type="float">
            <text:p>34718892</text:p>
          </table:table-cell>
          <table:table-cell table:formula="of:=[.A2172]/1000/(60*60*24)" office:value-type="time" office:time-value="PT09H38M38.892S" calcext:value-type="time">
            <text:p>09:38:39</text:p>
          </table:table-cell>
          <table:table-cell office:value-type="float" office:value="1.01" calcext:value-type="float">
            <text:p>1.01</text:p>
          </table:table-cell>
          <table:table-cell office:value-type="float" office:value="201.1" calcext:value-type="float">
            <text:p>201.1</text:p>
          </table:table-cell>
          <table:table-cell office:value-type="float" office:value="202.73" calcext:value-type="float">
            <text:p>202.73</text:p>
          </table:table-cell>
          <table:table-cell office:value-type="float" office:value="2318.32" calcext:value-type="float">
            <text:p>2318.32</text:p>
          </table:table-cell>
          <table:table-cell office:value-type="float" office:value="2814.9" calcext:value-type="float">
            <text:p>2814.9</text:p>
          </table:table-cell>
        </table:table-row>
        <table:table-row table:style-name="ro1">
          <table:table-cell office:value-type="float" office:value="34734892" calcext:value-type="float">
            <text:p>34734892</text:p>
          </table:table-cell>
          <table:table-cell table:formula="of:=[.A2173]/1000/(60*60*24)" office:value-type="time" office:time-value="PT09H38M54.892S" calcext:value-type="time">
            <text:p>09:38:55</text:p>
          </table:table-cell>
          <table:table-cell office:value-type="float" office:value="1.01" calcext:value-type="float">
            <text:p>1.01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22" calcext:value-type="float">
            <text:p>202.22</text:p>
          </table:table-cell>
          <table:table-cell office:value-type="float" office:value="2319.21" calcext:value-type="float">
            <text:p>2319.21</text:p>
          </table:table-cell>
          <table:table-cell office:value-type="float" office:value="2815.8" calcext:value-type="float">
            <text:p>2815.8</text:p>
          </table:table-cell>
        </table:table-row>
        <table:table-row table:style-name="ro1">
          <table:table-cell office:value-type="float" office:value="34750892" calcext:value-type="float">
            <text:p>34750892</text:p>
          </table:table-cell>
          <table:table-cell table:formula="of:=[.A2174]/1000/(60*60*24)" office:value-type="time" office:time-value="PT09H39M10.892S" calcext:value-type="time">
            <text:p>09:39: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0.8" calcext:value-type="float">
            <text:p>200.8</text:p>
          </table:table-cell>
          <table:table-cell office:value-type="float" office:value="2320.1" calcext:value-type="float">
            <text:p>2320.1</text:p>
          </table:table-cell>
          <table:table-cell office:value-type="float" office:value="2816.69" calcext:value-type="float">
            <text:p>2816.69</text:p>
          </table:table-cell>
        </table:table-row>
        <table:table-row table:style-name="ro1">
          <table:table-cell office:value-type="float" office:value="34760892" calcext:value-type="float">
            <text:p>34760892</text:p>
          </table:table-cell>
          <table:table-cell table:formula="of:=[.A2175]/1000/(60*60*24)" office:value-type="time" office:time-value="PT09H39M20.892S" calcext:value-type="time">
            <text:p>09:39:21</text:p>
          </table:table-cell>
          <table:table-cell office:value-type="float" office:value="1" calcext:value-type="float">
            <text:p>1</text:p>
          </table:table-cell>
          <table:table-cell office:value-type="float" office:value="199.7" calcext:value-type="float">
            <text:p>199.7</text:p>
          </table:table-cell>
          <table:table-cell office:value-type="float" office:value="199.69" calcext:value-type="float">
            <text:p>199.69</text:p>
          </table:table-cell>
          <table:table-cell office:value-type="float" office:value="2320.66" calcext:value-type="float">
            <text:p>2320.66</text:p>
          </table:table-cell>
          <table:table-cell office:value-type="float" office:value="2817.25" calcext:value-type="float">
            <text:p>281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39:17.3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40:24.185000000</dc:date>
    <meta:editing-duration>PT1H8M51S</meta:editing-duration>
    <meta:editing-cycles>3</meta:editing-cycles>
    <meta:generator>LibreOffice/6.3.4.2$Windows_X86_64 LibreOffice_project/60da17e045e08f1793c57c00ba83cdfce946d0aa</meta:generator>
    <meta:document-statistic meta:table-count="1" meta:cell-count="152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9cm" svg:height="15.354cm" xlink:href=".." xlink:type="simple" chart:class="chart:line" chart:style-name="ch1">
        <chart:title svg:x="11.508cm" svg:y="0.443cm" chart:style-name="ch2">
          <text:p>Ladda @ 5 Ohm #2</text:p>
        </chart:title>
        <chart:legend chart:legend-position="end" svg:x="24.564cm" svg:y="7.378cm" style:legend-expansion="high" chart:style-name="ch3"/>
        <chart:plot-area chart:style-name="ch4" table:cell-range-address="LOGGER01.B1:LOGGER01.C2175" chart:data-source-has-labels="both" svg:x="0.54cm" svg:y="1.529cm" svg:width="23.484cm" svg:height="13.518cm">
          <chartooo:coordinate-region svg:x="1.452cm" svg:y="1.529cm" svg:width="22.572cm" svg:height="12.189cm"/>
          <chart:axis chart:dimension="x" chart:name="primary-x" chart:style-name="ch5" chartooo:axis-type="auto">
            <chartooo:date-scale/>
            <chart:categories table:cell-range-address="LOGGER01.B2:LOGGER01.B21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2175" chart:label-cell-address="LOGGER01.C1:LOGGER01.C1" chart:class="chart:line">
            <chart:data-point chart:repeated="2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2175</svg:desc>
                </draw:g>
              </table:table-cell>
              <table:table-cell office:value-type="float" office:value="1.34">
                <text:p>1.34</text:p>
                <draw:g>
                  <svg:desc>LOGGER01.C2:LOGGER01.C2175</svg:desc>
                </draw:g>
              </table:table-cell>
            </table:table-row>
            <table:table-row>
              <table:table-cell office:value-type="float" office:value="0.000183935185185185">
                <text:p>0.0001839351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912037037037">
                <text:p>0.000369120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54305555555555">
                <text:p>0.00055430555555555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9479166666667">
                <text:p>0.000739479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24675925925926">
                <text:p>0.00092467592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986111111111">
                <text:p>0.001109861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950462962963">
                <text:p>0.00129504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8023148148148">
                <text:p>0.0014802314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6541666666667">
                <text:p>0.0016654166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5060185185185">
                <text:p>0.0018506018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3578703703704">
                <text:p>0.0020357870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2097222222222">
                <text:p>0.0022209722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615740740741">
                <text:p>0.0024061574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59134259259259">
                <text:p>0.002591342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652777777778">
                <text:p>0.002776527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6171296296296">
                <text:p>0.002961712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689814814815">
                <text:p>0.003146898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3207175925926">
                <text:p>0.003332071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726851851852">
                <text:p>0.003517268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7024537037037">
                <text:p>0.00370245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763888888889">
                <text:p>0.003887638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7282407407407">
                <text:p>0.004072824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5800925925926">
                <text:p>0.00425800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44319444444444">
                <text:p>0.004443194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62837962962963">
                <text:p>0.004628379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81356481481482">
                <text:p>0.0048135648148148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99875">
                <text:p>0.004998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18393518518519">
                <text:p>0.005183935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36912037037037">
                <text:p>0.00536912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55430555555556">
                <text:p>0.00555430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73949074074074">
                <text:p>0.005739490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2467592592593">
                <text:p>0.005924675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0986111111111">
                <text:p>0.006109861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2950462962963">
                <text:p>0.00629504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48023148148148">
                <text:p>0.00648023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66541666666667">
                <text:p>0.00666541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85060185185185">
                <text:p>0.00685060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03578703703704">
                <text:p>0.00703578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22097222222222">
                <text:p>0.007220972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40615740740741">
                <text:p>0.007406157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59134259259259">
                <text:p>0.007591342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77652777777778">
                <text:p>0.00777652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96171296296296">
                <text:p>0.00796171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14689814814815">
                <text:p>0.008146898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33208333333333">
                <text:p>0.00833208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51726851851852">
                <text:p>0.008517268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7024537037037">
                <text:p>0.008702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88763888888889">
                <text:p>0.00888763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07282407407407">
                <text:p>0.0090728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25800925925926">
                <text:p>0.00925800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44319444444444">
                <text:p>0.00944319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62837962962963">
                <text:p>0.00962837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81356481481481">
                <text:p>0.00981356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99875">
                <text:p>0.00999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1839351851852">
                <text:p>0.0101839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3691203703704">
                <text:p>0.0103691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5543055555556">
                <text:p>0.0105543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7394907407407">
                <text:p>0.0107394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9246759259259">
                <text:p>0.0109246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1098611111111">
                <text:p>0.0111098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2950462962963">
                <text:p>0.011295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4802314814815">
                <text:p>0.01148023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6654166666667">
                <text:p>0.0116654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8506018518519">
                <text:p>0.01185060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035787037037">
                <text:p>0.012035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2209722222222">
                <text:p>0.01222097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4061574074074">
                <text:p>0.01240615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5913425925926">
                <text:p>0.01259134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7765277777778">
                <text:p>0.01277652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961712962963">
                <text:p>0.0129617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1468981481482">
                <text:p>0.013146898148148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3320833333333">
                <text:p>0.01333208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5172685185185">
                <text:p>0.01351726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7024537037037">
                <text:p>0.013702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8876388888889">
                <text:p>0.01388763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0728240740741">
                <text:p>0.01407282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2580092592593">
                <text:p>0.01425800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4431944444444">
                <text:p>0.01444319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6283796296296">
                <text:p>0.01462837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8135648148148">
                <text:p>0.01481356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99875">
                <text:p>0.01499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839351851852">
                <text:p>0.0151839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3691203703704">
                <text:p>0.0153691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543055555556">
                <text:p>0.0155543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394907407407">
                <text:p>0.01573949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9246759259259">
                <text:p>0.0159246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098611111111">
                <text:p>0.0161098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50462962963">
                <text:p>0.016295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802314814815">
                <text:p>0.01648023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6654166666667">
                <text:p>0.0166654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8506018518519">
                <text:p>0.01685060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035787037037">
                <text:p>0.0170357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2209722222222">
                <text:p>0.01722097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4061574074074">
                <text:p>0.0174061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5913425925926">
                <text:p>0.01759134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7765277777778">
                <text:p>0.0177765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961712962963">
                <text:p>0.0179617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1468981481481">
                <text:p>0.01814689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3320833333333">
                <text:p>0.0183320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5172685185185">
                <text:p>0.0185172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7024537037037">
                <text:p>0.0187024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8876388888889">
                <text:p>0.0188876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0728240740741">
                <text:p>0.0190728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2580092592593">
                <text:p>0.01925800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4431944444444">
                <text:p>0.0194431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6283796296296">
                <text:p>0.01962837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8135648148148">
                <text:p>0.01981356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99875">
                <text:p>0.019998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1839351851852">
                <text:p>0.020183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3691203703704">
                <text:p>0.02036912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5543055555556">
                <text:p>0.02055430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394907407407">
                <text:p>0.02073949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246759259259">
                <text:p>0.02092467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98611111111">
                <text:p>0.0211098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950462962963">
                <text:p>0.021295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802314814815">
                <text:p>0.0214802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6654166666667">
                <text:p>0.021665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8506018518519">
                <text:p>0.0218506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035787037037">
                <text:p>0.02203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2209722222222">
                <text:p>0.022220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4061574074074">
                <text:p>0.022406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5913425925926">
                <text:p>0.022591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7765277777778">
                <text:p>0.0227765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961712962963">
                <text:p>0.022961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1468981481481">
                <text:p>0.0231468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3320833333333">
                <text:p>0.0233320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5172685185185">
                <text:p>0.0235172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7024537037037">
                <text:p>0.023702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876388888889">
                <text:p>0.0238876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728240740741">
                <text:p>0.02407282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80092592593">
                <text:p>0.0242580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431944444444">
                <text:p>0.024443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283796296296">
                <text:p>0.0246283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135648148148">
                <text:p>0.0248135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875">
                <text:p>0.02499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839351851852">
                <text:p>0.025183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691203703704">
                <text:p>0.0253691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543055555556">
                <text:p>0.0255543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94907407407">
                <text:p>0.025739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246759259259">
                <text:p>0.0259246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98611111111">
                <text:p>0.0261098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50462962963">
                <text:p>0.026295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802314814815">
                <text:p>0.0264802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54166666667">
                <text:p>0.026665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506018518519">
                <text:p>0.0268506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5787037037">
                <text:p>0.02703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209722222222">
                <text:p>0.027220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61574074074">
                <text:p>0.027406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913425925926">
                <text:p>0.027591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65277777778">
                <text:p>0.0277765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61712962963">
                <text:p>0.027961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68981481481">
                <text:p>0.0281468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320833333333">
                <text:p>0.0283320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72685185185">
                <text:p>0.0285172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7024537037037">
                <text:p>0.028702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76388888889">
                <text:p>0.0288876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728240740741">
                <text:p>0.02907282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80092592593">
                <text:p>0.0292580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431944444444">
                <text:p>0.029443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83796296296">
                <text:p>0.0296283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135648148148">
                <text:p>0.0298135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875">
                <text:p>0.02999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839351851852">
                <text:p>0.030183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3691203703704">
                <text:p>0.0303691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5543055555556">
                <text:p>0.0305543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7394907407407">
                <text:p>0.030739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9246759259259">
                <text:p>0.0309246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1098611111111">
                <text:p>0.0311098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950462962963">
                <text:p>0.031295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802314814815">
                <text:p>0.0314802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6654166666667">
                <text:p>0.031665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8506018518518">
                <text:p>0.031850601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035787037037">
                <text:p>0.03203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2209722222222">
                <text:p>0.032220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4061574074074">
                <text:p>0.032406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5913425925926">
                <text:p>0.032591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765277777778">
                <text:p>0.0327765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61712962963">
                <text:p>0.032961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468981481481">
                <text:p>0.0331468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320833333333">
                <text:p>0.033332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172685185185">
                <text:p>0.033517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7024537037037">
                <text:p>0.033702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876388888889">
                <text:p>0.033887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728240740741">
                <text:p>0.034072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2580092592592">
                <text:p>0.034258009259259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4431944444444">
                <text:p>0.0344431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6283796296296">
                <text:p>0.034628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8135648148148">
                <text:p>0.0348135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99875">
                <text:p>0.03499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1839351851852">
                <text:p>0.035183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3691203703704">
                <text:p>0.0353691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5543055555556">
                <text:p>0.035554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7394907407407">
                <text:p>0.0357394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9246759259259">
                <text:p>0.035924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1098611111111">
                <text:p>0.0361098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2950462962963">
                <text:p>0.036295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802314814815">
                <text:p>0.0364802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6654166666667">
                <text:p>0.0366654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8506018518518">
                <text:p>0.03685060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035787037037">
                <text:p>0.037035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209722222222">
                <text:p>0.037220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4061574074074">
                <text:p>0.0374061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5913425925926">
                <text:p>0.037591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765277777778">
                <text:p>0.0377765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61712962963">
                <text:p>0.037961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68981481481">
                <text:p>0.0381468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320833333333">
                <text:p>0.038332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72685185185">
                <text:p>0.038517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7024537037037">
                <text:p>0.038702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76388888889">
                <text:p>0.038887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728240740741">
                <text:p>0.039072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80092592593">
                <text:p>0.0392580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431944444444">
                <text:p>0.0394431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83796296296">
                <text:p>0.039628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8135648148148">
                <text:p>0.039813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875">
                <text:p>0.03999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839351851852">
                <text:p>0.040183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691203703704">
                <text:p>0.0403691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5543055555556">
                <text:p>0.040554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394907407407">
                <text:p>0.04073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246759259259">
                <text:p>0.040924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1098611111111">
                <text:p>0.041109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950462962963">
                <text:p>0.041295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802314814815">
                <text:p>0.041480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654166666667">
                <text:p>0.041665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506018518518">
                <text:p>0.0418506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35787037037">
                <text:p>0.04203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2209722222222">
                <text:p>0.042220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4061574074074">
                <text:p>0.042406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913425925926">
                <text:p>0.042591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765277777778">
                <text:p>0.042776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61712962963">
                <text:p>0.04296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1468981481482">
                <text:p>0.04314689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3320833333333">
                <text:p>0.043332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5172685185185">
                <text:p>0.043517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7024537037037">
                <text:p>0.043702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876388888889">
                <text:p>0.0438876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0728240740741">
                <text:p>0.0440728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80092592593">
                <text:p>0.044258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4431944444444">
                <text:p>0.044443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6283796296296">
                <text:p>0.044628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8135648148148">
                <text:p>0.044813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99875">
                <text:p>0.04499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1839351851852">
                <text:p>0.045183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3691203703704">
                <text:p>0.045369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5543055555556">
                <text:p>0.045554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7394907407407">
                <text:p>0.04573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9246759259259">
                <text:p>0.0459246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1098611111111">
                <text:p>0.046109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2950462962963">
                <text:p>0.046295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4802314814815">
                <text:p>0.046480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654166666667">
                <text:p>0.046665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8506018518519">
                <text:p>0.0468506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35787037037">
                <text:p>0.04703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209722222222">
                <text:p>0.047220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4061574074074">
                <text:p>0.047406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913425925926">
                <text:p>0.047591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765277777778">
                <text:p>0.047776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61712962963">
                <text:p>0.04796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468981481481">
                <text:p>0.048146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320833333333">
                <text:p>0.048332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172685185185">
                <text:p>0.048517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7024537037037">
                <text:p>0.048702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876388888889">
                <text:p>0.0488876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728240740741">
                <text:p>0.0490728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580092592593">
                <text:p>0.049258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431944444444">
                <text:p>0.049443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283796296296">
                <text:p>0.049628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135648148148">
                <text:p>0.049813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875">
                <text:p>0.04999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839351851852">
                <text:p>0.050183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3691203703704">
                <text:p>0.050369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543055555556">
                <text:p>0.050554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94907407407">
                <text:p>0.05073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46759259259">
                <text:p>0.050924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98611111111">
                <text:p>0.051109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950462962963">
                <text:p>0.051295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802314814815">
                <text:p>0.051480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54166666667">
                <text:p>0.051665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506018518518">
                <text:p>0.0518506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5787037037">
                <text:p>0.05203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209722222222">
                <text:p>0.052220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61574074074">
                <text:p>0.052406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913425925926">
                <text:p>0.052591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65277777778">
                <text:p>0.052776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61712962963">
                <text:p>0.05296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68981481481">
                <text:p>0.053146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320833333333">
                <text:p>0.053332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72685185185">
                <text:p>0.053517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7024537037037">
                <text:p>0.053702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76388888889">
                <text:p>0.053887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125">
                <text:p>0.05406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464351851852">
                <text:p>0.054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16203703704">
                <text:p>0.05443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6168055555556">
                <text:p>0.0546168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8019907407407">
                <text:p>0.054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871759259259">
                <text:p>0.054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23611111111">
                <text:p>0.055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575462962963">
                <text:p>0.055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27314814815">
                <text:p>0.055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279166666667">
                <text:p>0.055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31018518518">
                <text:p>0.055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98287037037">
                <text:p>0.056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34722222222">
                <text:p>0.056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86574074074">
                <text:p>0.056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538425925926">
                <text:p>0.056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390277777778">
                <text:p>0.056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24212962963">
                <text:p>0.057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093981481481">
                <text:p>0.057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945833333333">
                <text:p>0.057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797685185185">
                <text:p>0.057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649537037037">
                <text:p>0.057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01388888889">
                <text:p>0.057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353240740741">
                <text:p>0.058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05092592593">
                <text:p>0.058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056944444444">
                <text:p>0.058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08796296296">
                <text:p>0.058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760648148148">
                <text:p>0.058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125">
                <text:p>0.059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464351851852">
                <text:p>0.059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16087962963">
                <text:p>0.059431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168055555556">
                <text:p>0.059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19907407407">
                <text:p>0.059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871759259259">
                <text:p>0.059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23611111111">
                <text:p>0.060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575462962963">
                <text:p>0.060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27314814815">
                <text:p>0.060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279166666667">
                <text:p>0.060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31018518518">
                <text:p>0.060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98287037037">
                <text:p>0.061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834722222222">
                <text:p>0.061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86574074074">
                <text:p>0.061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538425925926">
                <text:p>0.061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390277777778">
                <text:p>0.061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24212962963">
                <text:p>0.062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093981481481">
                <text:p>0.062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3945833333333">
                <text:p>0.062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797685185185">
                <text:p>0.062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649537037037">
                <text:p>0.062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01388888889">
                <text:p>0.062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353240740741">
                <text:p>0.063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05092592593">
                <text:p>0.063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056944444444">
                <text:p>0.063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08796296296">
                <text:p>0.063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760648148148">
                <text:p>0.063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125">
                <text:p>0.064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464351851852">
                <text:p>0.064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16203703704">
                <text:p>0.064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168055555556">
                <text:p>0.064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19907407407">
                <text:p>0.064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871759259259">
                <text:p>0.064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23611111111">
                <text:p>0.065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575462962963">
                <text:p>0.065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27314814815">
                <text:p>0.065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279166666666">
                <text:p>0.065727916666666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131018518518">
                <text:p>0.065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098287037037">
                <text:p>0.066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834722222222">
                <text:p>0.066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686574074074">
                <text:p>0.066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538425925926">
                <text:p>0.066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390277777778">
                <text:p>0.066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24212962963">
                <text:p>0.067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093981481482">
                <text:p>0.06720939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3945833333333">
                <text:p>0.067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797685185185">
                <text:p>0.067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649537037037">
                <text:p>0.067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01388888889">
                <text:p>0.067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353240740741">
                <text:p>0.068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05092592593">
                <text:p>0.068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056944444444">
                <text:p>0.068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08796296296">
                <text:p>0.068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760648148148">
                <text:p>0.068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125">
                <text:p>0.069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464351851852">
                <text:p>0.069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16203703704">
                <text:p>0.069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168055555556">
                <text:p>0.069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019907407407">
                <text:p>0.069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871759259259">
                <text:p>0.069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723611111111">
                <text:p>0.070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575462962963">
                <text:p>0.070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427314814815">
                <text:p>0.070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279166666667">
                <text:p>0.070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131018518518">
                <text:p>0.070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098287037037">
                <text:p>0.071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834722222222">
                <text:p>0.071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686574074074">
                <text:p>0.071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538425925926">
                <text:p>0.071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390277777778">
                <text:p>0.071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24212962963">
                <text:p>0.072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093981481481">
                <text:p>0.072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3945833333333">
                <text:p>0.072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797685185185">
                <text:p>0.072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649537037037">
                <text:p>0.072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01388888889">
                <text:p>0.072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353240740741">
                <text:p>0.073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05092592592">
                <text:p>0.0733205092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056828703704">
                <text:p>0.0735056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908796296296">
                <text:p>0.073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760648148148">
                <text:p>0.073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6125">
                <text:p>0.074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464351851852">
                <text:p>0.074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316203703704">
                <text:p>0.074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168055555556">
                <text:p>0.074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019907407408">
                <text:p>0.074801990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871759259259">
                <text:p>0.074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723611111111">
                <text:p>0.075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575462962963">
                <text:p>0.075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427314814815">
                <text:p>0.075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279166666667">
                <text:p>0.075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131018518518">
                <text:p>0.075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098287037037">
                <text:p>0.076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834722222222">
                <text:p>0.076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686574074074">
                <text:p>0.076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538425925926">
                <text:p>0.076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390277777778">
                <text:p>0.076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24212962963">
                <text:p>0.077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093981481481">
                <text:p>0.077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3945833333333">
                <text:p>0.077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797685185185">
                <text:p>0.077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649537037037">
                <text:p>0.077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01388888889">
                <text:p>0.077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353240740741">
                <text:p>0.078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05092592593">
                <text:p>0.078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056944444444">
                <text:p>0.078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6908680555556">
                <text:p>0.0786908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760648148148">
                <text:p>0.078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6125">
                <text:p>0.079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464351851852">
                <text:p>0.079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316203703704">
                <text:p>0.079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168055555556">
                <text:p>0.079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019907407407">
                <text:p>0.079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871759259259">
                <text:p>0.079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723611111111">
                <text:p>0.080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575462962963">
                <text:p>0.080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427314814815">
                <text:p>0.080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279166666667">
                <text:p>0.080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131018518518">
                <text:p>0.080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098287037037">
                <text:p>0.081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834722222222">
                <text:p>0.081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686574074074">
                <text:p>0.081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538425925926">
                <text:p>0.081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390277777778">
                <text:p>0.081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24212962963">
                <text:p>0.082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093981481481">
                <text:p>0.082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3945833333333">
                <text:p>0.082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797685185185">
                <text:p>0.082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649537037037">
                <text:p>0.082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01388888889">
                <text:p>0.082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353125">
                <text:p>0.083135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05092592593">
                <text:p>0.083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056944444444">
                <text:p>0.083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6908796296296">
                <text:p>0.083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760648148148">
                <text:p>0.083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6125">
                <text:p>0.084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464351851852">
                <text:p>0.084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316203703704">
                <text:p>0.084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168055555556">
                <text:p>0.084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019907407407">
                <text:p>0.084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871759259259">
                <text:p>0.084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723611111111">
                <text:p>0.085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575462962963">
                <text:p>0.085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427314814815">
                <text:p>0.085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279166666667">
                <text:p>0.085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131018518519">
                <text:p>0.0859131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098287037037">
                <text:p>0.086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834722222222">
                <text:p>0.086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686574074074">
                <text:p>0.086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538425925926">
                <text:p>0.086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390277777778">
                <text:p>0.086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24212962963">
                <text:p>0.087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093981481481">
                <text:p>0.087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3945833333333">
                <text:p>0.087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797685185185">
                <text:p>0.087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649537037037">
                <text:p>0.087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01388888889">
                <text:p>0.087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353240740741">
                <text:p>0.088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205092592593">
                <text:p>0.088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056944444444">
                <text:p>0.088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908796296296">
                <text:p>0.088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760648148148">
                <text:p>0.088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6125">
                <text:p>0.089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464351851852">
                <text:p>0.089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316203703704">
                <text:p>0.089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168055555556">
                <text:p>0.089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019907407407">
                <text:p>0.089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871759259259">
                <text:p>0.089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723611111111">
                <text:p>0.09017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575462962963">
                <text:p>0.090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427314814815">
                <text:p>0.09054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279166666667">
                <text:p>0.090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131018518518">
                <text:p>0.090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098287037037">
                <text:p>0.091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834722222222">
                <text:p>0.091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686574074074">
                <text:p>0.091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538310185185">
                <text:p>0.0916538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390277777778">
                <text:p>0.091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24212962963">
                <text:p>0.092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093981481481">
                <text:p>0.092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3945833333333">
                <text:p>0.092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797685185185">
                <text:p>0.092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649537037037">
                <text:p>0.092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01388888889">
                <text:p>0.092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353240740741">
                <text:p>0.093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205092592593">
                <text:p>0.093320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5056944444444">
                <text:p>0.093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6908796296296">
                <text:p>0.093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760648148148">
                <text:p>0.093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6125">
                <text:p>0.09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464351851852">
                <text:p>0.094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316203703704">
                <text:p>0.094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168055555556">
                <text:p>0.094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019907407407">
                <text:p>0.094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871759259259">
                <text:p>0.094987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723611111111">
                <text:p>0.095172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575462962963">
                <text:p>0.09535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427314814815">
                <text:p>0.095542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279166666667">
                <text:p>0.09572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131018518518">
                <text:p>0.09591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098287037037">
                <text:p>0.096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834722222222">
                <text:p>0.09628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686574074074">
                <text:p>0.09646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538425925926">
                <text:p>0.09665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390277777778">
                <text:p>0.09683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024212962963">
                <text:p>0.097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093981481481">
                <text:p>0.09720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3945833333333">
                <text:p>0.09739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797685185185">
                <text:p>0.09757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649537037037">
                <text:p>0.09776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501388888889">
                <text:p>0.09795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353240740741">
                <text:p>0.09813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205092592593">
                <text:p>0.09832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056944444444">
                <text:p>0.09850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6908796296296">
                <text:p>0.09869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760648148148">
                <text:p>0.09887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6125">
                <text:p>0.099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464351851852">
                <text:p>0.09924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316203703704">
                <text:p>0.09943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168055555556">
                <text:p>0.09961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019907407407">
                <text:p>0.09980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871759259259">
                <text:p>0.09998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72361111111">
                <text:p>0.10017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57546296296">
                <text:p>0.10035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42731481481">
                <text:p>0.10054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27916666667">
                <text:p>0.10072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13101851852">
                <text:p>0.10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098287037037">
                <text:p>0.10109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83472222222">
                <text:p>0.10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68645833333">
                <text:p>0.1014686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53842592593">
                <text:p>0.10165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839027777778">
                <text:p>0.10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24212962963">
                <text:p>0.10202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09398148148">
                <text:p>0.10220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394583333333">
                <text:p>0.10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79768518519">
                <text:p>0.10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64953703704">
                <text:p>0.10276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50138888889">
                <text:p>0.10295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35324074074">
                <text:p>0.10313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320509259259">
                <text:p>0.10332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05694444444">
                <text:p>0.10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9087962963">
                <text:p>0.10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76064814815">
                <text:p>0.10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6125">
                <text:p>0.10406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46435185185">
                <text:p>0.10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3162037037">
                <text:p>0.10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16805555556">
                <text:p>0.10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01990740741">
                <text:p>0.10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87175925926">
                <text:p>0.10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72361111111">
                <text:p>0.10517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357546296296">
                <text:p>0.10535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42731481481">
                <text:p>0.10554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27916666667">
                <text:p>0.10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13101851852">
                <text:p>0.10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098287037037">
                <text:p>0.10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83472222222">
                <text:p>0.10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68657407407">
                <text:p>0.10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53842592593">
                <text:p>0.10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39027777778">
                <text:p>0.10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24212962963">
                <text:p>0.10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09398148148">
                <text:p>0.10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394583333333">
                <text:p>0.10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79768518519">
                <text:p>0.10757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64953703704">
                <text:p>0.10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0138888889">
                <text:p>0.10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35324074074">
                <text:p>0.10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0509259259">
                <text:p>0.10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05694444444">
                <text:p>0.10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9087962963">
                <text:p>0.10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76064814815">
                <text:p>0.10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6125">
                <text:p>0.10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46435185185">
                <text:p>0.10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3162037037">
                <text:p>0.10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16805555556">
                <text:p>0.10961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801990740741">
                <text:p>0.10980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987175925926">
                <text:p>0.109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72361111111">
                <text:p>0.11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57546296296">
                <text:p>0.11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42731481481">
                <text:p>0.110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27916666667">
                <text:p>0.11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13101851852">
                <text:p>0.11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098287037037">
                <text:p>0.11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83472222222">
                <text:p>0.11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68657407407">
                <text:p>0.11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53842592593">
                <text:p>0.111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39027777778">
                <text:p>0.11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24212962963">
                <text:p>0.11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09398148148">
                <text:p>0.11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394583333333">
                <text:p>0.11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79768518519">
                <text:p>0.11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64953703704">
                <text:p>0.112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0138888889">
                <text:p>0.11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35324074074">
                <text:p>0.11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20509259259">
                <text:p>0.113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05694444444">
                <text:p>0.11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9087962963">
                <text:p>0.11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76064814815">
                <text:p>0.11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125">
                <text:p>0.11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46435185185">
                <text:p>0.11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3162037037">
                <text:p>0.11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16805555556">
                <text:p>0.11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01990740741">
                <text:p>0.11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87175925926">
                <text:p>0.11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72349537037">
                <text:p>0.115172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57546296296">
                <text:p>0.11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42731481481">
                <text:p>0.115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27916666667">
                <text:p>0.11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13101851852">
                <text:p>0.11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098287037037">
                <text:p>0.11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83472222222">
                <text:p>0.11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68657407407">
                <text:p>0.11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53842592593">
                <text:p>0.11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39027777778">
                <text:p>0.11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24212962963">
                <text:p>0.11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09398148148">
                <text:p>0.11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394583333333">
                <text:p>0.11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79768518519">
                <text:p>0.117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64953703704">
                <text:p>0.11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50138888889">
                <text:p>0.11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35324074074">
                <text:p>0.11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20509259259">
                <text:p>0.11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505694444444">
                <text:p>0.11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69087962963">
                <text:p>0.11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76064814815">
                <text:p>0.11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6125">
                <text:p>0.11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46435185185">
                <text:p>0.11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3162037037">
                <text:p>0.11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16805555556">
                <text:p>0.119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801990740741">
                <text:p>0.11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87175925926">
                <text:p>0.119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72361111111">
                <text:p>0.12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57546296296">
                <text:p>0.12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42731481481">
                <text:p>0.120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27916666667">
                <text:p>0.12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13101851852">
                <text:p>0.12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098287037037">
                <text:p>0.12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83472222222">
                <text:p>0.12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68657407407">
                <text:p>0.12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53842592593">
                <text:p>0.121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39027777778">
                <text:p>0.12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24212962963">
                <text:p>0.12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09398148148">
                <text:p>0.12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394583333333">
                <text:p>0.12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79768518519">
                <text:p>0.12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64953703704">
                <text:p>0.122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50138888889">
                <text:p>0.12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35324074074">
                <text:p>0.12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20497685185">
                <text:p>0.1233204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505694444444">
                <text:p>0.12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69087962963">
                <text:p>0.12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76053240741">
                <text:p>0.1238760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6125">
                <text:p>0.12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46435185185">
                <text:p>0.12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3162037037">
                <text:p>0.12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16805555556">
                <text:p>0.12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801990740741">
                <text:p>0.12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87175925926">
                <text:p>0.12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72361111111">
                <text:p>0.125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57546296296">
                <text:p>0.12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42731481481">
                <text:p>0.125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27916666667">
                <text:p>0.12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13101851852">
                <text:p>0.12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098287037037">
                <text:p>0.12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83472222222">
                <text:p>0.12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68657407407">
                <text:p>0.12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53842592593">
                <text:p>0.12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39027777778">
                <text:p>0.12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24212962963">
                <text:p>0.12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09398148148">
                <text:p>0.12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394583333333">
                <text:p>0.12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79768518519">
                <text:p>0.127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64953703704">
                <text:p>0.12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50138888889">
                <text:p>0.12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35324074074">
                <text:p>0.12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20509259259">
                <text:p>0.12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505694444444">
                <text:p>0.12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690868055556">
                <text:p>0.1286908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76053240741">
                <text:p>0.1288760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6125">
                <text:p>0.12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246435185185">
                <text:p>0.12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3162037037">
                <text:p>0.12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16805555556">
                <text:p>0.129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01990740741">
                <text:p>0.12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87164351852">
                <text:p>0.1299871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172361111111">
                <text:p>0.13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57546296296">
                <text:p>0.13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42731481482">
                <text:p>0.13054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27916666667">
                <text:p>0.13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913101851852">
                <text:p>0.13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098287037037">
                <text:p>0.13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83472222222">
                <text:p>0.13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468657407407">
                <text:p>0.13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53842592593">
                <text:p>0.131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39027777778">
                <text:p>0.13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24212962963">
                <text:p>0.13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209398148148">
                <text:p>0.13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394583333333">
                <text:p>0.13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79768518519">
                <text:p>0.13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764953703704">
                <text:p>0.132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50138888889">
                <text:p>0.13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135324074074">
                <text:p>0.13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320509259259">
                <text:p>0.133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505694444444">
                <text:p>0.13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69087962963">
                <text:p>0.13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876064814815">
                <text:p>0.13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6125">
                <text:p>0.13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246435185185">
                <text:p>0.13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43162037037">
                <text:p>0.13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616805555556">
                <text:p>0.13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801990740741">
                <text:p>0.13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987175925926">
                <text:p>0.13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172361111111">
                <text:p>0.135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357546296296">
                <text:p>0.13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542731481481">
                <text:p>0.135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727916666667">
                <text:p>0.13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913101851852">
                <text:p>0.13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098287037037">
                <text:p>0.13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283472222222">
                <text:p>0.13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468657407407">
                <text:p>0.13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653842592593">
                <text:p>0.13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839027777778">
                <text:p>0.13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024212962963">
                <text:p>0.13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209398148148">
                <text:p>0.13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394583333333">
                <text:p>0.13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579768518519">
                <text:p>0.137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764953703704">
                <text:p>0.13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950138888889">
                <text:p>0.13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135324074074">
                <text:p>0.13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320509259259">
                <text:p>0.13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505694444444">
                <text:p>0.13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69087962963">
                <text:p>0.13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876064814815">
                <text:p>0.13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06125">
                <text:p>0.13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246435185185">
                <text:p>0.13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43162037037">
                <text:p>0.13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616805555556">
                <text:p>0.139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801990740741">
                <text:p>0.13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987175925926">
                <text:p>0.139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172361111111">
                <text:p>0.14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357546296296">
                <text:p>0.14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542731481481">
                <text:p>0.140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727916666667">
                <text:p>0.14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913101851852">
                <text:p>0.14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098287037037">
                <text:p>0.14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283472222222">
                <text:p>0.14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468657407407">
                <text:p>0.14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653842592593">
                <text:p>0.141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839027777778">
                <text:p>0.14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024212962963">
                <text:p>0.14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209398148148">
                <text:p>0.14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394583333333">
                <text:p>0.14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579768518519">
                <text:p>0.14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764953703704">
                <text:p>0.142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950138888889">
                <text:p>0.14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135324074074">
                <text:p>0.14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320509259259">
                <text:p>0.143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505694444444">
                <text:p>0.14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69087962963">
                <text:p>0.14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876064814815">
                <text:p>0.14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06125">
                <text:p>0.14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246435185185">
                <text:p>0.14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43162037037">
                <text:p>0.14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616805555556">
                <text:p>0.14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801990740741">
                <text:p>0.14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987175925926">
                <text:p>0.14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172361111111">
                <text:p>0.145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357546296296">
                <text:p>0.14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542731481481">
                <text:p>0.145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727916666667">
                <text:p>0.14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913101851852">
                <text:p>0.14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098287037037">
                <text:p>0.14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283472222222">
                <text:p>0.14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468657407407">
                <text:p>0.14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653842592593">
                <text:p>0.14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839027777778">
                <text:p>0.14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024212962963">
                <text:p>0.14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209398148148">
                <text:p>0.14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394583333333">
                <text:p>0.14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579768518519">
                <text:p>0.147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764953703704">
                <text:p>0.14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950138888889">
                <text:p>0.14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135324074074">
                <text:p>0.14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320509259259">
                <text:p>0.14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505694444444">
                <text:p>0.14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69087962963">
                <text:p>0.14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8876064814815">
                <text:p>0.14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06125">
                <text:p>0.14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246435185185">
                <text:p>0.14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43162037037">
                <text:p>0.14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616805555556">
                <text:p>0.149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801990740741">
                <text:p>0.14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987175925926">
                <text:p>0.149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172361111111">
                <text:p>0.15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357546296296">
                <text:p>0.15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542731481481">
                <text:p>0.150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727916666667">
                <text:p>0.15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0913101851852">
                <text:p>0.15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098287037037">
                <text:p>0.15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283472222222">
                <text:p>0.151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468657407407">
                <text:p>0.15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653831018519">
                <text:p>0.1516538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1839027777778">
                <text:p>0.15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024212962963">
                <text:p>0.15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209398148148">
                <text:p>0.15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394583333333">
                <text:p>0.15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579768518519">
                <text:p>0.15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764953703704">
                <text:p>0.152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950138888889">
                <text:p>0.15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135324074074">
                <text:p>0.15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320509259259">
                <text:p>0.153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505694444444">
                <text:p>0.15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69087962963">
                <text:p>0.15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876064814815">
                <text:p>0.15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06125">
                <text:p>0.15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246435185185">
                <text:p>0.15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43162037037">
                <text:p>0.154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616805555556">
                <text:p>0.15461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801990740741">
                <text:p>0.15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4987175925926">
                <text:p>0.15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172361111111">
                <text:p>0.155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357546296296">
                <text:p>0.15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542731481482">
                <text:p>0.15554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727916666667">
                <text:p>0.15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5913101851852">
                <text:p>0.15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098287037037">
                <text:p>0.156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283472222222">
                <text:p>0.15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468657407407">
                <text:p>0.15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653842592593">
                <text:p>0.15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839027777778">
                <text:p>0.15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024212962963">
                <text:p>0.15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209398148148">
                <text:p>0.15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394583333333">
                <text:p>0.157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579768518519">
                <text:p>0.157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764953703704">
                <text:p>0.15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950138888889">
                <text:p>0.15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135324074074">
                <text:p>0.15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320509259259">
                <text:p>0.158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505694444444">
                <text:p>0.15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69087962963">
                <text:p>0.15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8876064814815">
                <text:p>0.15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06125">
                <text:p>0.159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246435185185">
                <text:p>0.159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43162037037">
                <text:p>0.15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616805555556">
                <text:p>0.15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1990740741">
                <text:p>0.15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987175925926">
                <text:p>0.159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172361111111">
                <text:p>0.160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357546296296">
                <text:p>0.160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542731481481">
                <text:p>0.16054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727916666667">
                <text:p>0.160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913101851852">
                <text:p>0.160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098287037037">
                <text:p>0.16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283472222222">
                <text:p>0.16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68657407407">
                <text:p>0.16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653842592593">
                <text:p>0.161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839027777778">
                <text:p>0.161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024212962963">
                <text:p>0.16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209398148148">
                <text:p>0.162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394583333333">
                <text:p>0.16239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579768518519">
                <text:p>0.16257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764953703704">
                <text:p>0.16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0138888889">
                <text:p>0.162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135324074074">
                <text:p>0.16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0509259259">
                <text:p>0.16332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505694444444">
                <text:p>0.163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690868055556">
                <text:p>0.1636908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76064814815">
                <text:p>0.16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06125">
                <text:p>0.16406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246435185185">
                <text:p>0.16424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43162037037">
                <text:p>0.16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16805555556">
                <text:p>0.16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01990740741">
                <text:p>0.164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987175925926">
                <text:p>0.16498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172361111111">
                <text:p>0.16517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357546296296">
                <text:p>0.16535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542731481481">
                <text:p>0.16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27916666667">
                <text:p>0.16572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913101851852">
                <text:p>0.16591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098287037037">
                <text:p>0.16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83472222222">
                <text:p>0.16628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468657407407">
                <text:p>0.166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653842592593">
                <text:p>0.16665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839027777778">
                <text:p>0.16683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024212962963">
                <text:p>0.167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209398148148">
                <text:p>0.16720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394583333333">
                <text:p>0.16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79768518519">
                <text:p>0.167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64953703704">
                <text:p>0.16776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950138888889">
                <text:p>0.16795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135324074074">
                <text:p>0.16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320509259259">
                <text:p>0.16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05694444444">
                <text:p>0.16850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69087962963">
                <text:p>0.16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876064814815">
                <text:p>0.168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06125">
                <text:p>0.16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46435185185">
                <text:p>0.16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162037037">
                <text:p>0.16943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616805555556">
                <text:p>0.16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01990740741">
                <text:p>0.16980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987175925926">
                <text:p>0.16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72361111111">
                <text:p>0.17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57546296296">
                <text:p>0.17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42731481481">
                <text:p>0.17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27916666667">
                <text:p>0.17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13101851852">
                <text:p>0.17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098287037037">
                <text:p>0.17109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283472222222">
                <text:p>0.17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68657407407">
                <text:p>0.17146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653842592593">
                <text:p>0.17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39027777778">
                <text:p>0.17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24212962963">
                <text:p>0.17202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209398148148">
                <text:p>0.17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394583333333">
                <text:p>0.17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79768518519">
                <text:p>0.17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64953703704">
                <text:p>0.17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0138888889">
                <text:p>0.17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35324074074">
                <text:p>0.173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320509259259">
                <text:p>0.17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505694444444">
                <text:p>0.17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69087962963">
                <text:p>0.173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876064814815">
                <text:p>0.17387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06125">
                <text:p>0.17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246435185185">
                <text:p>0.17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3162037037">
                <text:p>0.17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616805555556">
                <text:p>0.17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01990740741">
                <text:p>0.17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987175925926">
                <text:p>0.17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172361111111">
                <text:p>0.17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357546296296">
                <text:p>0.17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542731481481">
                <text:p>0.17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727916666667">
                <text:p>0.17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913101851852">
                <text:p>0.17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098287037037">
                <text:p>0.17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283472222222">
                <text:p>0.17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468657407407">
                <text:p>0.17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653842592593">
                <text:p>0.17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839027777778">
                <text:p>0.17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024212962963">
                <text:p>0.17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209398148148">
                <text:p>0.17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394583333333">
                <text:p>0.17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579768518519">
                <text:p>0.177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764953703704">
                <text:p>0.17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950138888889">
                <text:p>0.17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35324074074">
                <text:p>0.17813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320509259259">
                <text:p>0.17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505694444444">
                <text:p>0.17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69087962963">
                <text:p>0.17869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876064814815">
                <text:p>0.178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6125">
                <text:p>0.17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246435185185">
                <text:p>0.17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43162037037">
                <text:p>0.17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616805555556">
                <text:p>0.17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801990740741">
                <text:p>0.17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987175925926">
                <text:p>0.17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172361111111">
                <text:p>0.18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357546296296">
                <text:p>0.18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542731481482">
                <text:p>0.1805427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727916666667">
                <text:p>0.18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913101851852">
                <text:p>0.18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098287037037">
                <text:p>0.18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283472222222">
                <text:p>0.18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68657407407">
                <text:p>0.18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653842592593">
                <text:p>0.18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839027777778">
                <text:p>0.18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024212962963">
                <text:p>0.18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209398148148">
                <text:p>0.18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394583333333">
                <text:p>0.18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579768518519">
                <text:p>0.18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764953703704">
                <text:p>0.18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950138888889">
                <text:p>0.18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135324074074">
                <text:p>0.18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320509259259">
                <text:p>0.18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505694444444">
                <text:p>0.18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69087962963">
                <text:p>0.18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876064814815">
                <text:p>0.18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06125">
                <text:p>0.18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246435185185">
                <text:p>0.18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43162037037">
                <text:p>0.18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616805555556">
                <text:p>0.18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801990740741">
                <text:p>0.18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987175925926">
                <text:p>0.18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172361111111">
                <text:p>0.18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357546296296">
                <text:p>0.18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542731481481">
                <text:p>0.18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727916666667">
                <text:p>0.18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913101851852">
                <text:p>0.18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098287037037">
                <text:p>0.18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283472222222">
                <text:p>0.18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468657407407">
                <text:p>0.18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653842592593">
                <text:p>0.18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839027777778">
                <text:p>0.18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024212962963">
                <text:p>0.18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209398148148">
                <text:p>0.18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394583333333">
                <text:p>0.18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579768518519">
                <text:p>0.187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764953703704">
                <text:p>0.18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950138888889">
                <text:p>0.18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135324074074">
                <text:p>0.188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320509259259">
                <text:p>0.18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505694444444">
                <text:p>0.18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69087962963">
                <text:p>0.188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876064814815">
                <text:p>0.188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06125">
                <text:p>0.18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246435185185">
                <text:p>0.18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43162037037">
                <text:p>0.18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616805555556">
                <text:p>0.18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801990740741">
                <text:p>0.18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987175925926">
                <text:p>0.18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172361111111">
                <text:p>0.19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357546296296">
                <text:p>0.19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542731481481">
                <text:p>0.19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727916666667">
                <text:p>0.19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913101851852">
                <text:p>0.19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098287037037">
                <text:p>0.19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283472222222">
                <text:p>0.19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468657407407">
                <text:p>0.19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653842592593">
                <text:p>0.19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839027777778">
                <text:p>0.19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024212962963">
                <text:p>0.19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209398148148">
                <text:p>0.19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394583333333">
                <text:p>0.19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579768518519">
                <text:p>0.19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764953703704">
                <text:p>0.19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950138888889">
                <text:p>0.19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135324074074">
                <text:p>0.19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320509259259">
                <text:p>0.19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505694444444">
                <text:p>0.19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69087962963">
                <text:p>0.19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876064814815">
                <text:p>0.19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06125">
                <text:p>0.19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246435185185">
                <text:p>0.19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43162037037">
                <text:p>0.19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616805555556">
                <text:p>0.19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801990740741">
                <text:p>0.19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987175925926">
                <text:p>0.19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172349537037">
                <text:p>0.19517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357546296296">
                <text:p>0.19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542731481481">
                <text:p>0.19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727916666667">
                <text:p>0.19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913101851852">
                <text:p>0.19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098287037037">
                <text:p>0.19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283472222222">
                <text:p>0.19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468657407407">
                <text:p>0.19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653842592593">
                <text:p>0.19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839027777778">
                <text:p>0.19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024212962963">
                <text:p>0.19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209398148148">
                <text:p>0.19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394583333333">
                <text:p>0.19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579768518519">
                <text:p>0.197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764953703704">
                <text:p>0.19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950138888889">
                <text:p>0.19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135324074074">
                <text:p>0.198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320509259259">
                <text:p>0.19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505694444444">
                <text:p>0.19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69087962963">
                <text:p>0.198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876053240741">
                <text:p>0.1988760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06125">
                <text:p>0.19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246435185185">
                <text:p>0.19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43162037037">
                <text:p>0.19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616805555556">
                <text:p>0.19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801990740741">
                <text:p>0.19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987175925926">
                <text:p>0.19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172361111111">
                <text:p>0.20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357546296296">
                <text:p>0.20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542731481481">
                <text:p>0.20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727916666667">
                <text:p>0.20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913101851852">
                <text:p>0.20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098287037037">
                <text:p>0.20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283472222222">
                <text:p>0.20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468657407407">
                <text:p>0.20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653842592593">
                <text:p>0.20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839027777778">
                <text:p>0.20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024212962963">
                <text:p>0.20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209398148148">
                <text:p>0.20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394583333333">
                <text:p>0.20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579768518519">
                <text:p>0.20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764953703704">
                <text:p>0.20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950138888889">
                <text:p>0.20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135324074074">
                <text:p>0.20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320509259259">
                <text:p>0.20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505694444444">
                <text:p>0.20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69087962963">
                <text:p>0.20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876064814815">
                <text:p>0.20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06125">
                <text:p>0.20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246435185185">
                <text:p>0.20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43162037037">
                <text:p>0.20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616805555556">
                <text:p>0.20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801990740741">
                <text:p>0.20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987175925926">
                <text:p>0.20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172361111111">
                <text:p>0.20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357546296296">
                <text:p>0.20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542731481481">
                <text:p>0.20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727916666667">
                <text:p>0.20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913101851852">
                <text:p>0.20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098287037037">
                <text:p>0.20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283472222222">
                <text:p>0.20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468657407407">
                <text:p>0.20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653842592593">
                <text:p>0.20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839027777778">
                <text:p>0.20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024212962963">
                <text:p>0.20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209398148148">
                <text:p>0.20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394583333333">
                <text:p>0.20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579768518518">
                <text:p>0.20757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764953703704">
                <text:p>0.20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950138888889">
                <text:p>0.20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135324074074">
                <text:p>0.208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320509259259">
                <text:p>0.20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505694444444">
                <text:p>0.20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69087962963">
                <text:p>0.208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876064814815">
                <text:p>0.208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06125">
                <text:p>0.20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246435185185">
                <text:p>0.20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43162037037">
                <text:p>0.20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616805555556">
                <text:p>0.20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801990740741">
                <text:p>0.20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987175925926">
                <text:p>0.20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172361111111">
                <text:p>0.21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357546296296">
                <text:p>0.21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542731481481">
                <text:p>0.21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727916666667">
                <text:p>0.21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913101851852">
                <text:p>0.21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098287037037">
                <text:p>0.21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283472222222">
                <text:p>0.21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468657407407">
                <text:p>0.21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653842592593">
                <text:p>0.21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839027777778">
                <text:p>0.21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024212962963">
                <text:p>0.21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209398148148">
                <text:p>0.21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394583333333">
                <text:p>0.21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579768518519">
                <text:p>0.21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764953703704">
                <text:p>0.21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950138888889">
                <text:p>0.21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135324074074">
                <text:p>0.21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320509259259">
                <text:p>0.21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505694444444">
                <text:p>0.21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69087962963">
                <text:p>0.21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876064814815">
                <text:p>0.21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06125">
                <text:p>0.21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246435185185">
                <text:p>0.21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43162037037">
                <text:p>0.21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616805555556">
                <text:p>0.21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801990740741">
                <text:p>0.21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987175925926">
                <text:p>0.21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172361111111">
                <text:p>0.21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357546296296">
                <text:p>0.21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542731481481">
                <text:p>0.21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727916666667">
                <text:p>0.21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913101851852">
                <text:p>0.21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098287037037">
                <text:p>0.21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283472222222">
                <text:p>0.21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468657407407">
                <text:p>0.21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653842592593">
                <text:p>0.21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839027777778">
                <text:p>0.21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024212962963">
                <text:p>0.21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209398148148">
                <text:p>0.21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394583333333">
                <text:p>0.21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579768518519">
                <text:p>0.217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764953703704">
                <text:p>0.21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950138888889">
                <text:p>0.21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135324074074">
                <text:p>0.218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320509259259">
                <text:p>0.21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505694444444">
                <text:p>0.21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69087962963">
                <text:p>0.218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876064814815">
                <text:p>0.218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06125">
                <text:p>0.21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246435185185">
                <text:p>0.21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43162037037">
                <text:p>0.21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616805555556">
                <text:p>0.21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801990740741">
                <text:p>0.21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987175925926">
                <text:p>0.21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172361111111">
                <text:p>0.22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357546296296">
                <text:p>0.22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542731481481">
                <text:p>0.22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727916666667">
                <text:p>0.22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913101851852">
                <text:p>0.22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098287037037">
                <text:p>0.22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283472222222">
                <text:p>0.221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468657407407">
                <text:p>0.22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653842592593">
                <text:p>0.22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839027777778">
                <text:p>0.22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024212962963">
                <text:p>0.22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209398148148">
                <text:p>0.22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394583333333">
                <text:p>0.22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579768518519">
                <text:p>0.22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764953703704">
                <text:p>0.22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950138888889">
                <text:p>0.222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135324074074">
                <text:p>0.22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320509259259">
                <text:p>0.22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505694444444">
                <text:p>0.22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69087962963">
                <text:p>0.22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876064814815">
                <text:p>0.22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06125">
                <text:p>0.22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246435185185">
                <text:p>0.22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43162037037">
                <text:p>0.22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616805555556">
                <text:p>0.22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801990740741">
                <text:p>0.22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987175925926">
                <text:p>0.22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172361111111">
                <text:p>0.22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357546296296">
                <text:p>0.22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542731481481">
                <text:p>0.22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727916666667">
                <text:p>0.22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913101851852">
                <text:p>0.225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098287037037">
                <text:p>0.226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283472222222">
                <text:p>0.22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468657407407">
                <text:p>0.22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653842592593">
                <text:p>0.226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839027777778">
                <text:p>0.226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024212962963">
                <text:p>0.22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209398148148">
                <text:p>0.22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394583333333">
                <text:p>0.227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579768518518">
                <text:p>0.22757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764953703704">
                <text:p>0.227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950138888889">
                <text:p>0.22795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135324074074">
                <text:p>0.228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320509259259">
                <text:p>0.22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505694444444">
                <text:p>0.228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69087962963">
                <text:p>0.228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876064814815">
                <text:p>0.228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06125">
                <text:p>0.22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246435185185">
                <text:p>0.229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43162037037">
                <text:p>0.229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616805555556">
                <text:p>0.229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801990740741">
                <text:p>0.22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987175925926">
                <text:p>0.229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172361111111">
                <text:p>0.230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357546296296">
                <text:p>0.230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542731481481">
                <text:p>0.230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727916666667">
                <text:p>0.230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913101851852">
                <text:p>0.230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098287037037">
                <text:p>0.23109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283472222222">
                <text:p>0.231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468657407407">
                <text:p>0.231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653842592593">
                <text:p>0.23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839027777778">
                <text:p>0.23183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024212962963">
                <text:p>0.232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209398148148">
                <text:p>0.232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394583333333">
                <text:p>0.23239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579768518519">
                <text:p>0.23257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764953703704">
                <text:p>0.23276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950138888889">
                <text:p>0.23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135324074074">
                <text:p>0.23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320509259259">
                <text:p>0.233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505694444444">
                <text:p>0.23350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69087962963">
                <text:p>0.23369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876064814815">
                <text:p>0.23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06125">
                <text:p>0.234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246435185185">
                <text:p>0.23424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43162037037">
                <text:p>0.23443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616805555556">
                <text:p>0.23461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801990740741">
                <text:p>0.234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987175925926">
                <text:p>0.234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172361111111">
                <text:p>0.23517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357546296296">
                <text:p>0.23535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542731481481">
                <text:p>0.23554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727916666667">
                <text:p>0.23572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913101851852">
                <text:p>0.23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098287037037">
                <text:p>0.236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283472222222">
                <text:p>0.23628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468657407407">
                <text:p>0.23646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653842592593">
                <text:p>0.236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839027777778">
                <text:p>0.236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024212962963">
                <text:p>0.23702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209398148148">
                <text:p>0.23720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394583333333">
                <text:p>0.237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579768518519">
                <text:p>0.237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764953703704">
                <text:p>0.23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950138888889">
                <text:p>0.237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135324074074">
                <text:p>0.238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320509259259">
                <text:p>0.23832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505694444444">
                <text:p>0.238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69087962963">
                <text:p>0.238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876064814815">
                <text:p>0.238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06125">
                <text:p>0.23906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246435185185">
                <text:p>0.239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43162037037">
                <text:p>0.239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616805555556">
                <text:p>0.239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801990740741">
                <text:p>0.23980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987175925926">
                <text:p>0.239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172361111111">
                <text:p>0.240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357546296296">
                <text:p>0.240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542731481481">
                <text:p>0.240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727916666667">
                <text:p>0.240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913101851852">
                <text:p>0.24091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098287037037">
                <text:p>0.241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283472222222">
                <text:p>0.241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468657407407">
                <text:p>0.241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653842592593">
                <text:p>0.241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839027777778">
                <text:p>0.241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024212962963">
                <text:p>0.242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209398148148">
                <text:p>0.242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394583333333">
                <text:p>0.242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579768518519">
                <text:p>0.242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764953703704">
                <text:p>0.242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950138888889">
                <text:p>0.24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135324074074">
                <text:p>0.24313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320509259259">
                <text:p>0.243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505694444444">
                <text:p>0.243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69087962963">
                <text:p>0.243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876064814815">
                <text:p>0.24387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06125">
                <text:p>0.244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246435185185">
                <text:p>0.244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43162037037">
                <text:p>0.244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616805555556">
                <text:p>0.244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801990740741">
                <text:p>0.244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987175925926">
                <text:p>0.24498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172361111111">
                <text:p>0.245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357546296296">
                <text:p>0.245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542731481481">
                <text:p>0.245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727916666667">
                <text:p>0.245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913101851852">
                <text:p>0.24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098287037037">
                <text:p>0.246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283472222222">
                <text:p>0.246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468657407407">
                <text:p>0.246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653831018519">
                <text:p>0.24665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839027777778">
                <text:p>0.246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024212962963">
                <text:p>0.247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209398148148">
                <text:p>0.247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394583333333">
                <text:p>0.247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579768518518">
                <text:p>0.24757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764953703704">
                <text:p>0.24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950138888889">
                <text:p>0.247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135324074074">
                <text:p>0.248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320509259259">
                <text:p>0.248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505694444444">
                <text:p>0.248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69087962963">
                <text:p>0.248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876064814815">
                <text:p>0.248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06125">
                <text:p>0.249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246435185185">
                <text:p>0.249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43162037037">
                <text:p>0.249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616805555556">
                <text:p>0.249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801990740741">
                <text:p>0.249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987175925926">
                <text:p>0.249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172361111111">
                <text:p>0.250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357546296296">
                <text:p>0.250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542731481481">
                <text:p>0.250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727916666667">
                <text:p>0.250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913090277778">
                <text:p>0.25091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098287037037">
                <text:p>0.251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283472222222">
                <text:p>0.251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468657407407">
                <text:p>0.251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653842592593">
                <text:p>0.25165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839027777778">
                <text:p>0.251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024212962963">
                <text:p>0.252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209398148148">
                <text:p>0.252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394583333333">
                <text:p>0.252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579768518519">
                <text:p>0.252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764953703704">
                <text:p>0.252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950138888889">
                <text:p>0.25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135324074074">
                <text:p>0.253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320509259259">
                <text:p>0.253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505694444444">
                <text:p>0.253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69087962963">
                <text:p>0.253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876064814815">
                <text:p>0.253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06125">
                <text:p>0.254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246435185185">
                <text:p>0.254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43162037037">
                <text:p>0.254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616805555556">
                <text:p>0.254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801990740741">
                <text:p>0.254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987175925926">
                <text:p>0.254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172361111111">
                <text:p>0.255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357546296296">
                <text:p>0.255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542731481481">
                <text:p>0.255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727916666667">
                <text:p>0.255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913101851852">
                <text:p>0.25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098287037037">
                <text:p>0.256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283472222222">
                <text:p>0.256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468657407407">
                <text:p>0.256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653842592593">
                <text:p>0.256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839027777778">
                <text:p>0.256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024212962963">
                <text:p>0.257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209398148148">
                <text:p>0.257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394583333333">
                <text:p>0.257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579768518518">
                <text:p>0.25757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764953703704">
                <text:p>0.25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950138888889">
                <text:p>0.257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135324074074">
                <text:p>0.258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320509259259">
                <text:p>0.258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505694444444">
                <text:p>0.258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69087962963">
                <text:p>0.258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876064814815">
                <text:p>0.258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06125">
                <text:p>0.259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246435185185">
                <text:p>0.259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43162037037">
                <text:p>0.259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616805555556">
                <text:p>0.259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801990740741">
                <text:p>0.259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987175925926">
                <text:p>0.259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172361111111">
                <text:p>0.260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357546296296">
                <text:p>0.260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542731481481">
                <text:p>0.260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727916666667">
                <text:p>0.260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913101851852">
                <text:p>0.260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098287037037">
                <text:p>0.261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283472222222">
                <text:p>0.261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468657407407">
                <text:p>0.261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653842592593">
                <text:p>0.261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839027777778">
                <text:p>0.261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024212962963">
                <text:p>0.262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209398148148">
                <text:p>0.262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394583333333">
                <text:p>0.262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579768518519">
                <text:p>0.262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764953703704">
                <text:p>0.262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950138888889">
                <text:p>0.26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135324074074">
                <text:p>0.263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320509259259">
                <text:p>0.263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505694444444">
                <text:p>0.263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69087962963">
                <text:p>0.263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876064814815">
                <text:p>0.263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06125">
                <text:p>0.264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246435185185">
                <text:p>0.264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43162037037">
                <text:p>0.264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616805555556">
                <text:p>0.264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801990740741">
                <text:p>0.264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987175925926">
                <text:p>0.264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172361111111">
                <text:p>0.265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357546296296">
                <text:p>0.265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542731481481">
                <text:p>0.265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727916666667">
                <text:p>0.265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913101851852">
                <text:p>0.26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098287037037">
                <text:p>0.266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283472222222">
                <text:p>0.266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468657407407">
                <text:p>0.266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653842592593">
                <text:p>0.266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6839027777778">
                <text:p>0.266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024212962963">
                <text:p>0.267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209386574074">
                <text:p>0.26720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394583333333">
                <text:p>0.267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579768518518">
                <text:p>0.26757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764953703704">
                <text:p>0.26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950138888889">
                <text:p>0.267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135324074074">
                <text:p>0.268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320509259259">
                <text:p>0.268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505694444444">
                <text:p>0.268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69087962963">
                <text:p>0.268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876064814815">
                <text:p>0.268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06125">
                <text:p>0.269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246435185185">
                <text:p>0.269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43162037037">
                <text:p>0.269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616805555556">
                <text:p>0.269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801990740741">
                <text:p>0.269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9987175925926">
                <text:p>0.269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172361111111">
                <text:p>0.270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357546296296">
                <text:p>0.270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542731481481">
                <text:p>0.270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727916666667">
                <text:p>0.270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0913101851852">
                <text:p>0.270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098287037037">
                <text:p>0.271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283472222222">
                <text:p>0.271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468657407407">
                <text:p>0.271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653842592593">
                <text:p>0.271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1839027777778">
                <text:p>0.27183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024212962963">
                <text:p>0.27202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209398148148">
                <text:p>0.272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394583333333">
                <text:p>0.272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579768518518">
                <text:p>0.27257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764953703704">
                <text:p>0.272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950138888889">
                <text:p>0.27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135324074074">
                <text:p>0.273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320509259259">
                <text:p>0.273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505694444444">
                <text:p>0.27350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69087962963">
                <text:p>0.27369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876064814815">
                <text:p>0.273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06125">
                <text:p>0.27406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246435185185">
                <text:p>0.274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43162037037">
                <text:p>0.274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616805555556">
                <text:p>0.274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801990740741">
                <text:p>0.274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987175925926">
                <text:p>0.27498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172361111111">
                <text:p>0.275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357546296296">
                <text:p>0.27535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542731481481">
                <text:p>0.275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727916666667">
                <text:p>0.27572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913101851852">
                <text:p>0.27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098287037037">
                <text:p>0.27609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283472222222">
                <text:p>0.27628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468657407407">
                <text:p>0.276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653842592593">
                <text:p>0.27665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839027777778">
                <text:p>0.276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024212962963">
                <text:p>0.277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209398148148">
                <text:p>0.27720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394583333333">
                <text:p>0.27739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579768518519">
                <text:p>0.277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764953703704">
                <text:p>0.27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950138888889">
                <text:p>0.277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135324074074">
                <text:p>0.278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320509259259">
                <text:p>0.27832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505694444444">
                <text:p>0.278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690868055556">
                <text:p>0.27869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876064814815">
                <text:p>0.27887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06125">
                <text:p>0.279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246435185185">
                <text:p>0.27924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43162037037">
                <text:p>0.27943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616805555556">
                <text:p>0.27961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801990740741">
                <text:p>0.27980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987175925926">
                <text:p>0.279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172361111111">
                <text:p>0.28017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357546296296">
                <text:p>0.280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542731481481">
                <text:p>0.28054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727916666667">
                <text:p>0.280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913101851852">
                <text:p>0.280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098287037037">
                <text:p>0.281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283472222222">
                <text:p>0.281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468657407407">
                <text:p>0.28146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653842592593">
                <text:p>0.281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839027777778">
                <text:p>0.281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024212962963">
                <text:p>0.282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209398148148">
                <text:p>0.282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394583333333">
                <text:p>0.282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579768518519">
                <text:p>0.28257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764953703704">
                <text:p>0.28276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950138888889">
                <text:p>0.28295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135324074074">
                <text:p>0.28313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320509259259">
                <text:p>0.283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505694444444">
                <text:p>0.283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69087962963">
                <text:p>0.283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876064814815">
                <text:p>0.283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06125">
                <text:p>0.284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246435185185">
                <text:p>0.284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43162037037">
                <text:p>0.28443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616805555556">
                <text:p>0.28461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801990740741">
                <text:p>0.284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987175925926">
                <text:p>0.284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172361111111">
                <text:p>0.285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357546296296">
                <text:p>0.285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542731481481">
                <text:p>0.28554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727916666667">
                <text:p>0.285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913101851852">
                <text:p>0.28591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098287037037">
                <text:p>0.286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283472222222">
                <text:p>0.286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468657407407">
                <text:p>0.286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653842592593">
                <text:p>0.286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839027777778">
                <text:p>0.286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024212962963">
                <text:p>0.287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209398148148">
                <text:p>0.287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394583333333">
                <text:p>0.287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579768518518">
                <text:p>0.2875797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764953703704">
                <text:p>0.28776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950138888889">
                <text:p>0.28795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135324074074">
                <text:p>0.288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320509259259">
                <text:p>0.288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505694444444">
                <text:p>0.288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69087962963">
                <text:p>0.288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876064814815">
                <text:p>0.288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06125">
                <text:p>0.289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246435185185">
                <text:p>0.289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43162037037">
                <text:p>0.28943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616805555555">
                <text:p>0.2896168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801990740741">
                <text:p>0.289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987175925926">
                <text:p>0.289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172361111111">
                <text:p>0.290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357546296296">
                <text:p>0.290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542731481481">
                <text:p>0.29054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727916666667">
                <text:p>0.290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913101851852">
                <text:p>0.290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098287037037">
                <text:p>0.291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283472222222">
                <text:p>0.291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468657407407">
                <text:p>0.291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653842592593">
                <text:p>0.291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839027777778">
                <text:p>0.291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024212962963">
                <text:p>0.292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209398148148">
                <text:p>0.292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394583333333">
                <text:p>0.292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579768518519">
                <text:p>0.29257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764953703704">
                <text:p>0.29276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950138888889">
                <text:p>0.29295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135324074074">
                <text:p>0.293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320509259259">
                <text:p>0.293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505694444444">
                <text:p>0.293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69087962963">
                <text:p>0.293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876064814815">
                <text:p>0.293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06125">
                <text:p>0.294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246435185185">
                <text:p>0.294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43162037037">
                <text:p>0.29443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616805555556">
                <text:p>0.29461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801990740741">
                <text:p>0.294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987175925926">
                <text:p>0.294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172361111111">
                <text:p>0.295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357546296296">
                <text:p>0.295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542731481481">
                <text:p>0.29554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727916666667">
                <text:p>0.295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913101851852">
                <text:p>0.295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098287037037">
                <text:p>0.296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283472222222">
                <text:p>0.296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468657407407">
                <text:p>0.296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653842592593">
                <text:p>0.296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839027777778">
                <text:p>0.296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024212962963">
                <text:p>0.297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209398148148">
                <text:p>0.297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394583333333">
                <text:p>0.297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579768518519">
                <text:p>0.29757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764953703704">
                <text:p>0.29776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950138888889">
                <text:p>0.29795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135324074074">
                <text:p>0.298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320509259259">
                <text:p>0.298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505694444444">
                <text:p>0.298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69087962963">
                <text:p>0.298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876064814815">
                <text:p>0.298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06125">
                <text:p>0.299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246435185185">
                <text:p>0.299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431608796296">
                <text:p>0.29943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616805555556">
                <text:p>0.29961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801990740741">
                <text:p>0.299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987175925926">
                <text:p>0.299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172361111111">
                <text:p>0.300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357546296296">
                <text:p>0.300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542731481482">
                <text:p>0.30054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727916666667">
                <text:p>0.300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913101851852">
                <text:p>0.300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098287037037">
                <text:p>0.301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283472222222">
                <text:p>0.301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468657407407">
                <text:p>0.301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653842592593">
                <text:p>0.301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839027777778">
                <text:p>0.301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024212962963">
                <text:p>0.302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209398148148">
                <text:p>0.302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394583333333">
                <text:p>0.302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579768518519">
                <text:p>0.30257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764953703704">
                <text:p>0.30276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950138888889">
                <text:p>0.30295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135324074074">
                <text:p>0.303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320509259259">
                <text:p>0.303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505694444444">
                <text:p>0.303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69087962963">
                <text:p>0.303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876064814815">
                <text:p>0.303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06125">
                <text:p>0.304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246435185185">
                <text:p>0.304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43162037037">
                <text:p>0.30443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616805555556">
                <text:p>0.30461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801990740741">
                <text:p>0.304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987175925926">
                <text:p>0.304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172361111111">
                <text:p>0.305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357546296296">
                <text:p>0.305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542731481481">
                <text:p>0.30554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727916666667">
                <text:p>0.305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913101851852">
                <text:p>0.305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098287037037">
                <text:p>0.306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283472222222">
                <text:p>0.306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468657407407">
                <text:p>0.306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653842592593">
                <text:p>0.306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839027777778">
                <text:p>0.306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024212962963">
                <text:p>0.307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209398148148">
                <text:p>0.307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394583333333">
                <text:p>0.307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579768518519">
                <text:p>0.30757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764953703704">
                <text:p>0.30776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950138888889">
                <text:p>0.30795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135324074074">
                <text:p>0.308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320509259259">
                <text:p>0.30832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505694444444">
                <text:p>0.308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69087962963">
                <text:p>0.308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876064814815">
                <text:p>0.30887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06125">
                <text:p>0.30906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246435185185">
                <text:p>0.30924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43162037037">
                <text:p>0.30943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616805555556">
                <text:p>0.30961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801990740741">
                <text:p>0.30980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987175925926">
                <text:p>0.30998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172361111111">
                <text:p>0.31017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357546296296">
                <text:p>0.31035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542731481481">
                <text:p>0.31054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727916666667">
                <text:p>0.31072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913101851852">
                <text:p>0.31091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098287037037">
                <text:p>0.31109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283472222222">
                <text:p>0.311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468657407407">
                <text:p>0.31146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653842592593">
                <text:p>0.31165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839027777778">
                <text:p>0.31183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024212962963">
                <text:p>0.31202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209398148148">
                <text:p>0.31220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394583333333">
                <text:p>0.31239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579768518519">
                <text:p>0.31257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764953703704">
                <text:p>0.31276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950138888889">
                <text:p>0.31295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135324074074">
                <text:p>0.31313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320497685185">
                <text:p>0.31332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505694444444">
                <text:p>0.31350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69087962963">
                <text:p>0.31369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876064814815">
                <text:p>0.31387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06125">
                <text:p>0.31406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246435185185">
                <text:p>0.31424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43162037037">
                <text:p>0.31443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616805555556">
                <text:p>0.31461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801990740741">
                <text:p>0.31480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987175925926">
                <text:p>0.31498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172361111111">
                <text:p>0.31517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357546296296">
                <text:p>0.31535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542731481481">
                <text:p>0.31554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727916666667">
                <text:p>0.31572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913101851852">
                <text:p>0.31591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098287037037">
                <text:p>0.31609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283472222222">
                <text:p>0.31628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468657407407">
                <text:p>0.31646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653842592593">
                <text:p>0.31665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839027777778">
                <text:p>0.31683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024212962963">
                <text:p>0.31702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209398148148">
                <text:p>0.31720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394583333333">
                <text:p>0.31739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579768518519">
                <text:p>0.31757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764953703704">
                <text:p>0.31776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950138888889">
                <text:p>0.31795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135324074074">
                <text:p>0.31813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320509259259">
                <text:p>0.31832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505694444444">
                <text:p>0.31850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69087962963">
                <text:p>0.31869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876064814815">
                <text:p>0.31887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06125">
                <text:p>0.31906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246435185185">
                <text:p>0.31924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43162037037">
                <text:p>0.31943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616805555556">
                <text:p>0.31961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801990740741">
                <text:p>0.31980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987175925926">
                <text:p>0.31998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172361111111">
                <text:p>0.32017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357546296296">
                <text:p>0.32035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542731481482">
                <text:p>0.3205427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727916666667">
                <text:p>0.32072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913101851852">
                <text:p>0.32091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098287037037">
                <text:p>0.32109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283472222222">
                <text:p>0.32128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468657407407">
                <text:p>0.32146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653842592593">
                <text:p>0.32165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1839027777778">
                <text:p>0.32183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024212962963">
                <text:p>0.32202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209398148148">
                <text:p>0.32220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394583333333">
                <text:p>0.32239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579768518519">
                <text:p>0.32257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764953703704">
                <text:p>0.32276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2950138888889">
                <text:p>0.32295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135324074074">
                <text:p>0.32313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320509259259">
                <text:p>0.32332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505694444444">
                <text:p>0.32350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69087962963">
                <text:p>0.32369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3876064814815">
                <text:p>0.32387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06125">
                <text:p>0.32406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246435185185">
                <text:p>0.32424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43162037037">
                <text:p>0.32443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616805555556">
                <text:p>0.32461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801990740741">
                <text:p>0.32480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4987175925926">
                <text:p>0.32498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172361111111">
                <text:p>0.32517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357546296296">
                <text:p>0.32535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542731481481">
                <text:p>0.32554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727916666667">
                <text:p>0.32572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5913101851852">
                <text:p>0.32591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098287037037">
                <text:p>0.32609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283472222222">
                <text:p>0.32628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468657407407">
                <text:p>0.32646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653842592593">
                <text:p>0.32665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839027777778">
                <text:p>0.32683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024212962963">
                <text:p>0.32702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209398148148">
                <text:p>0.32720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394583333333">
                <text:p>0.32739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579768518519">
                <text:p>0.32757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764953703704">
                <text:p>0.32776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950138888889">
                <text:p>0.32795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135324074074">
                <text:p>0.32813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320509259259">
                <text:p>0.32832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505694444444">
                <text:p>0.32850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69087962963">
                <text:p>0.32869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876064814815">
                <text:p>0.32887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06125">
                <text:p>0.32906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246435185185">
                <text:p>0.32924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43162037037">
                <text:p>0.32943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616805555556">
                <text:p>0.32961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801990740741">
                <text:p>0.32980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987175925926">
                <text:p>0.32998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172361111111">
                <text:p>0.33017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357546296296">
                <text:p>0.33035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542731481482">
                <text:p>0.330542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727916666667">
                <text:p>0.33072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913101851852">
                <text:p>0.33091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098287037037">
                <text:p>0.33109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283472222222">
                <text:p>0.33128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468657407407">
                <text:p>0.33146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653842592593">
                <text:p>0.33165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839027777778">
                <text:p>0.33183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024212962963">
                <text:p>0.33202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209398148148">
                <text:p>0.33220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394583333333">
                <text:p>0.33239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579768518519">
                <text:p>0.33257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764953703704">
                <text:p>0.33276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950138888889">
                <text:p>0.33295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135324074074">
                <text:p>0.33313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320509259259">
                <text:p>0.33332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505694444444">
                <text:p>0.33350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69087962963">
                <text:p>0.33369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876064814815">
                <text:p>0.33387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06125">
                <text:p>0.33406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246435185185">
                <text:p>0.33424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43162037037">
                <text:p>0.33443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616805555556">
                <text:p>0.33461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801990740741">
                <text:p>0.33480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987175925926">
                <text:p>0.33498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172361111111">
                <text:p>0.33517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357546296296">
                <text:p>0.33535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542731481481">
                <text:p>0.33554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727916666667">
                <text:p>0.33572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913101851852">
                <text:p>0.33591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098287037037">
                <text:p>0.33609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283472222222">
                <text:p>0.33628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468657407407">
                <text:p>0.33646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653842592593">
                <text:p>0.33665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839027777778">
                <text:p>0.33683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024212962963">
                <text:p>0.33702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209398148148">
                <text:p>0.33720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394583333333">
                <text:p>0.33739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579768518518">
                <text:p>0.33757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764953703704">
                <text:p>0.33776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950138888889">
                <text:p>0.33795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135324074074">
                <text:p>0.33813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320509259259">
                <text:p>0.33832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505694444444">
                <text:p>0.33850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69087962963">
                <text:p>0.33869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8876064814815">
                <text:p>0.33887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06125">
                <text:p>0.33906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246435185185">
                <text:p>0.33924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43162037037">
                <text:p>0.33943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616805555556">
                <text:p>0.33961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801990740741">
                <text:p>0.33980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987175925926">
                <text:p>0.33998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172361111111">
                <text:p>0.34017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357546296296">
                <text:p>0.34035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542731481481">
                <text:p>0.34054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727905092593">
                <text:p>0.340727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0913101851852">
                <text:p>0.34091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098287037037">
                <text:p>0.34109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283472222222">
                <text:p>0.34128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468645833333">
                <text:p>0.341468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653842592593">
                <text:p>0.34165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839027777778">
                <text:p>0.34183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024212962963">
                <text:p>0.34202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209398148148">
                <text:p>0.34220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394583333333">
                <text:p>0.34239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579768518518">
                <text:p>0.34257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764953703704">
                <text:p>0.34276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950138888889">
                <text:p>0.34295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135324074074">
                <text:p>0.34313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320509259259">
                <text:p>0.34332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505694444444">
                <text:p>0.34350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69087962963">
                <text:p>0.34369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876064814815">
                <text:p>0.34387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06125">
                <text:p>0.34406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246435185185">
                <text:p>0.34424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43162037037">
                <text:p>0.34443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616805555556">
                <text:p>0.34461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801990740741">
                <text:p>0.34480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987175925926">
                <text:p>0.34498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172361111111">
                <text:p>0.34517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357546296296">
                <text:p>0.34535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542731481481">
                <text:p>0.34554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727916666667">
                <text:p>0.34572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913101851852">
                <text:p>0.34591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098287037037">
                <text:p>0.34609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283472222222">
                <text:p>0.34628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468657407407">
                <text:p>0.34646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653842592593">
                <text:p>0.34665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6839027777778">
                <text:p>0.34683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024212962963">
                <text:p>0.34702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209398148148">
                <text:p>0.34720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394583333333">
                <text:p>0.34739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579768518518">
                <text:p>0.3475797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764953703704">
                <text:p>0.34776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950138888889">
                <text:p>0.34795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135324074074">
                <text:p>0.34813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320509259259">
                <text:p>0.34832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505694444444">
                <text:p>0.34850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69087962963">
                <text:p>0.34869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8876064814815">
                <text:p>0.34887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06125">
                <text:p>0.34906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246435185185">
                <text:p>0.34924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43162037037">
                <text:p>0.34943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616805555556">
                <text:p>0.34961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801990740741">
                <text:p>0.34980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9987175925926">
                <text:p>0.34998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172361111111">
                <text:p>0.35017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357546296296">
                <text:p>0.35035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542731481481">
                <text:p>0.35054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727916666667">
                <text:p>0.35072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0913101851852">
                <text:p>0.35091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098287037037">
                <text:p>0.35109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283472222222">
                <text:p>0.35128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468657407407">
                <text:p>0.35146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653842592593">
                <text:p>0.35165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1839027777778">
                <text:p>0.35183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024212962963">
                <text:p>0.35202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209398148148">
                <text:p>0.35220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394583333333">
                <text:p>0.35239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579768518518">
                <text:p>0.3525797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2764953703704">
                <text:p>0.35276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950138888889">
                <text:p>0.35295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135324074074">
                <text:p>0.35313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3320509259259">
                <text:p>0.35332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505694444444">
                <text:p>0.35350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69087962963">
                <text:p>0.35369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876064814815">
                <text:p>0.35387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06125">
                <text:p>0.35406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246435185185">
                <text:p>0.35424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43162037037">
                <text:p>0.35443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616805555555">
                <text:p>0.35461680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801990740741">
                <text:p>0.35480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987175925926">
                <text:p>0.35498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172361111111">
                <text:p>0.35517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357546296296">
                <text:p>0.35535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542731481481">
                <text:p>0.35554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727916666667">
                <text:p>0.35572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913101851852">
                <text:p>0.35591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098287037037">
                <text:p>0.35609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283472222222">
                <text:p>0.35628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468657407407">
                <text:p>0.35646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653842592593">
                <text:p>0.35665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6839027777778">
                <text:p>0.35683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024212962963">
                <text:p>0.35702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209398148148">
                <text:p>0.35720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394583333333">
                <text:p>0.35739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579768518518">
                <text:p>0.35757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764953703704">
                <text:p>0.35776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7950138888889">
                <text:p>0.35795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135324074074">
                <text:p>0.35813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320509259259">
                <text:p>0.35832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505694444444">
                <text:p>0.35850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69087962963">
                <text:p>0.35869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8876064814815">
                <text:p>0.35887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06125">
                <text:p>0.35906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246435185185">
                <text:p>0.35924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43162037037">
                <text:p>0.35943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616805555556">
                <text:p>0.35961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801990740741">
                <text:p>0.35980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9987175925926">
                <text:p>0.35998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172361111111">
                <text:p>0.36017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357546296296">
                <text:p>0.36035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542731481481">
                <text:p>0.36054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0727916666667">
                <text:p>0.36072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913101851852">
                <text:p>0.36091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098287037037">
                <text:p>0.36109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283472222222">
                <text:p>0.36128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468657407407">
                <text:p>0.36146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1653842592593">
                <text:p>0.36165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839027777778">
                <text:p>0.36183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024212962963">
                <text:p>0.36202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209398148148">
                <text:p>0.36220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394583333333">
                <text:p>0.36239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579768518518">
                <text:p>0.3625797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764953703704">
                <text:p>0.36276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950138888889">
                <text:p>0.36295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135324074074">
                <text:p>0.36313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320509259259">
                <text:p>0.36332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505694444444">
                <text:p>0.36350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69087962963">
                <text:p>0.36369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876064814815">
                <text:p>0.36387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06125">
                <text:p>0.36406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246435185185">
                <text:p>0.36424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43162037037">
                <text:p>0.36443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616805555556">
                <text:p>0.36461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801990740741">
                <text:p>0.36480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987175925926">
                <text:p>0.36498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172361111111">
                <text:p>0.36517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357546296296">
                <text:p>0.36535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542731481481">
                <text:p>0.36554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727916666667">
                <text:p>0.36572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913101851852">
                <text:p>0.36591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098287037037">
                <text:p>0.36609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283472222222">
                <text:p>0.36628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468657407407">
                <text:p>0.36646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653842592593">
                <text:p>0.36665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839027777778">
                <text:p>0.36683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024212962963">
                <text:p>0.36702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209398148148">
                <text:p>0.36720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394583333333">
                <text:p>0.36739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579768518518">
                <text:p>0.3675797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764953703704">
                <text:p>0.36776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950138888889">
                <text:p>0.36795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135324074074">
                <text:p>0.36813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320509259259">
                <text:p>0.36832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505694444444">
                <text:p>0.36850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69087962963">
                <text:p>0.36869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876064814815">
                <text:p>0.36887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06125">
                <text:p>0.36906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246435185185">
                <text:p>0.36924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943162037037">
                <text:p>0.36943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616805555556">
                <text:p>0.3696168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801990740741">
                <text:p>0.36980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987175925926">
                <text:p>0.36998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172361111111">
                <text:p>0.37017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357546296296">
                <text:p>0.37035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542731481481">
                <text:p>0.37054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727916666667">
                <text:p>0.3707279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913101851852">
                <text:p>0.3709131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098287037037">
                <text:p>0.371098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283472222222">
                <text:p>0.3712834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468657407407">
                <text:p>0.37146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653842592593">
                <text:p>0.37165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839027777778">
                <text:p>0.37183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024212962963">
                <text:p>0.37202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209398148148">
                <text:p>0.37220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394583333333">
                <text:p>0.37239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579768518518">
                <text:p>0.3725797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764953703704">
                <text:p>0.37276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950138888889">
                <text:p>0.37295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135324074074">
                <text:p>0.37313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320509259259">
                <text:p>0.37332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505694444444">
                <text:p>0.37350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69087962963">
                <text:p>0.37369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876064814815">
                <text:p>0.37387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06125">
                <text:p>0.37406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246435185185">
                <text:p>0.37424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43162037037">
                <text:p>0.37443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616805555556">
                <text:p>0.37461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801990740741">
                <text:p>0.37480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987175925926">
                <text:p>0.37498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172361111111">
                <text:p>0.37517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357546296296">
                <text:p>0.37535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542731481481">
                <text:p>0.37554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727916666667">
                <text:p>0.37572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913101851852">
                <text:p>0.37591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098287037037">
                <text:p>0.37609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283472222222">
                <text:p>0.37628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468657407407">
                <text:p>0.37646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653842592593">
                <text:p>0.37665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839027777778">
                <text:p>0.37683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024212962963">
                <text:p>0.37702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209398148148">
                <text:p>0.377209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394583333333">
                <text:p>0.37739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579768518519">
                <text:p>0.3775797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764953703704">
                <text:p>0.37776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950138888889">
                <text:p>0.37795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135324074074">
                <text:p>0.37813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320509259259">
                <text:p>0.37832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505694444444">
                <text:p>0.37850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69087962963">
                <text:p>0.37869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876064814815">
                <text:p>0.37887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06125">
                <text:p>0.37906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246435185185">
                <text:p>0.37924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43162037037">
                <text:p>0.37943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616805555556">
                <text:p>0.37961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801990740741">
                <text:p>0.37980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987175925926">
                <text:p>0.37998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172361111111">
                <text:p>0.38017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357546296296">
                <text:p>0.38035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542731481481">
                <text:p>0.38054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727916666667">
                <text:p>0.38072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0913101851852">
                <text:p>0.3809131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098287037037">
                <text:p>0.381098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283472222222">
                <text:p>0.381283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468657407407">
                <text:p>0.3814686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653842592593">
                <text:p>0.38165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839027777778">
                <text:p>0.381839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024212962963">
                <text:p>0.38202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209398148148">
                <text:p>0.382209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394583333333">
                <text:p>0.3823945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579768518518">
                <text:p>0.38257976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764953703704">
                <text:p>0.38276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950138888889">
                <text:p>0.3829501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135324074074">
                <text:p>0.3831353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320509259259">
                <text:p>0.38332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3505694444444">
                <text:p>0.383505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69087962963">
                <text:p>0.38369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876064814815">
                <text:p>0.38387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06125">
                <text:p>0.38406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246435185185">
                <text:p>0.38424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43162037037">
                <text:p>0.38443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616805555556">
                <text:p>0.38461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801990740741">
                <text:p>0.3848019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987175925926">
                <text:p>0.38498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172361111111">
                <text:p>0.385172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357546296296">
                <text:p>0.38535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542731481481">
                <text:p>0.38554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727916666667">
                <text:p>0.3857279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5913101851852">
                <text:p>0.3859131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098287037037">
                <text:p>0.386098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283472222222">
                <text:p>0.3862834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468657407407">
                <text:p>0.386468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653842592593">
                <text:p>0.38665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6839027777778">
                <text:p>0.38683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024212962963">
                <text:p>0.387024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209398148148">
                <text:p>0.38720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394583333333">
                <text:p>0.38739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579768518519">
                <text:p>0.38757976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764953703704">
                <text:p>0.38776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7950138888889">
                <text:p>0.387950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135324074074">
                <text:p>0.38813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8320509259259">
                <text:p>0.3883205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8505694444444">
                <text:p>0.388505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869087962963">
                <text:p>0.38869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8876064814815">
                <text:p>0.3888760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06125">
                <text:p>0.38906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246435185185">
                <text:p>0.3892464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43162037037">
                <text:p>0.38943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616805555556">
                <text:p>0.38961680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801990740741">
                <text:p>0.3898019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9987175925926">
                <text:p>0.38998717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172361111111">
                <text:p>0.3901723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357546296296">
                <text:p>0.3903575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0542731481481">
                <text:p>0.3905427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0727916666667">
                <text:p>0.390727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0913101851852">
                <text:p>0.39091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1098287037037">
                <text:p>0.391098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1283472222222">
                <text:p>0.3912834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1468657407407">
                <text:p>0.391468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1653842592593">
                <text:p>0.3916538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1839016203704">
                <text:p>0.39183901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024212962963">
                <text:p>0.392024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209398148148">
                <text:p>0.3922093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394583333333">
                <text:p>0.3923945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579768518518">
                <text:p>0.39257976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764953703704">
                <text:p>0.3927649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2950138888889">
                <text:p>0.39295013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93135324074074">
                <text:p>0.39313532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3320509259259">
                <text:p>0.39332050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3505694444444">
                <text:p>0.39350569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369087962963">
                <text:p>0.39369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3876064814815">
                <text:p>0.39387606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406125">
                <text:p>0.39406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4246435185185">
                <text:p>0.39424643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443162037037">
                <text:p>0.39443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4616805555556">
                <text:p>0.3946168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4801990740741">
                <text:p>0.39480199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4987175925926">
                <text:p>0.39498717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5172361111111">
                <text:p>0.39517236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5357546296296">
                <text:p>0.39535754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5542731481481">
                <text:p>0.39554273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5727916666667">
                <text:p>0.39572791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5913101851852">
                <text:p>0.39591310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6098287037037">
                <text:p>0.3960982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6283472222222">
                <text:p>0.39628347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6468657407407">
                <text:p>0.3964686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6653842592593">
                <text:p>0.39665384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6839027777778">
                <text:p>0.39683902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7024212962963">
                <text:p>0.397024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7209398148148">
                <text:p>0.39720939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7394583333333">
                <text:p>0.39739458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7579768518519">
                <text:p>0.397579768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7764953703704">
                <text:p>0.39776495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7950138888889">
                <text:p>0.39795013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8135324074074">
                <text:p>0.398135324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8320509259259">
                <text:p>0.398320509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8505694444444">
                <text:p>0.39850569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869087962963">
                <text:p>0.3986908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8876064814815">
                <text:p>0.39887606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06125">
                <text:p>0.39906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246435185185">
                <text:p>0.39924643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43162037037">
                <text:p>0.39943162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616805555556">
                <text:p>0.399616805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801990740741">
                <text:p>0.399801990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9987175925926">
                <text:p>0.399987175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172361111111">
                <text:p>0.40017236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357546296296">
                <text:p>0.40035754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542731481482">
                <text:p>0.40054273148148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727916666667">
                <text:p>0.400727916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0913101851852">
                <text:p>0.40091310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1098287037037">
                <text:p>0.40109828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1283472222222">
                <text:p>0.4012834722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1468657407407">
                <text:p>0.4014686574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1653842592593">
                <text:p>0.4016538425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1839027777778">
                <text:p>0.4018390277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2024212962963">
                <text:p>0.402024212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2209398148148">
                <text:p>0.402209398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2325138888889">
                <text:p>0.4023251388888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